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2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36.91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15.25pt"/>
    </style:style>
    <style:style style:name="co9" style:family="table-column">
      <style:table-column-properties fo:break-before="auto" style:column-width="73.1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17.21pt"/>
    </style:style>
    <style:style style:name="co12" style:family="table-column">
      <style:table-column-properties fo:break-before="auto" style:column-width="26.76pt"/>
    </style:style>
    <style:style style:name="co13" style:family="table-column">
      <style:table-column-properties fo:break-before="auto" style:column-width="75.8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29.2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ff0000" style:rotation-align="none"/>
    </style:style>
    <style:style style:name="ce5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-7" calcext:value-type="float">
            <text:p>-7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50.11pt" svg:height="199.87pt" svg:x="0pt" svg:y="0pt">
              <draw:object draw:notify-on-update-of-ranges="EC.A7:EC.A156 EC.B7:EC.B156 EC.A7:EC.A156 EC.C7:EC.C1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formula="of:=MOD([.P2]^3+a*[.P2]+b;prime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string" office:string-value="#VALUE!" calcext:value-type="string">
            <text:p>#VALUE!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string" office:string-value="" calcext:value-type="error">
            <text:p>#VALUE!</text:p>
          </table:table-cell>
          <table:table-cell/>
          <table:table-cell table:formula="of:=COUNT([.Q2:.Q264])+COUNT([.T2:.T264])+1"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me</text:p>
          </table:table-cell>
          <table:table-cell office:value-type="float" office:value="263" calcext:value-type="float">
            <text:p>263</text:p>
          </table:table-cell>
          <table:table-cell table:number-columns-repeated="11"/>
          <table:table-cell table:formula="of:=MOD([.P3]^3+a*[.P3]+b;prime)" office:value-type="float" office:value="4" calcext:value-type="float">
            <text:p>4</text:p>
          </table:table-cell>
          <table:table-cell/>
          <table:table-cell table:formula="of:=IF([.P2]+1&lt;prime;[.P2]+1;NA())" office:value-type="float" office:value="1" calcext:value-type="float">
            <text:p>1</text:p>
          </table:table-cell>
          <table:table-cell table:formula="of:=MOD_SQRT([.N3];prime)" office:value-type="float" office:value="261" calcext:value-type="float">
            <text:p>261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4]^3+a*[.P4]+b;prime)" office:value-type="float" office:value="4" calcext:value-type="float">
            <text:p>4</text:p>
          </table:table-cell>
          <table:table-cell/>
          <table:table-cell table:formula="of:=IF([.P3]+1&lt;prime;[.P3]+1;NA())" office:value-type="float" office:value="2" calcext:value-type="float">
            <text:p>2</text:p>
          </table:table-cell>
          <table:table-cell table:formula="of:=MOD_SQRT([.N4];prime)" office:value-type="float" office:value="261" calcext:value-type="float">
            <text:p>261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number-columns-repeated="12"/>
          <table:table-cell table:formula="of:=MOD([.P5]^3+a*[.P5]+b;prime)" office:value-type="float" office:value="16" calcext:value-type="float">
            <text:p>16</text:p>
          </table:table-cell>
          <table:table-cell/>
          <table:table-cell table:formula="of:=IF([.P4]+1&lt;prime;[.P4]+1;NA())" office:value-type="float" office:value="3" calcext:value-type="float">
            <text:p>3</text:p>
          </table:table-cell>
          <table:table-cell table:formula="of:=MOD_SQRT([.N5];prime)" office:value-type="float" office:value="259" calcext:value-type="float">
            <text:p>259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46" calcext:value-type="float">
            <text:p>46</text:p>
          </table:table-cell>
          <table:table-cell/>
          <table:table-cell table:formula="of:=IF([.P5]+1&lt;prime;[.P5]+1;NA())" office:value-type="float" office:value="4" calcext:value-type="float">
            <text:p>4</text:p>
          </table:table-cell>
          <table:table-cell table:formula="of:=MOD_SQRT([.N6];prime)" office:value-type="float" office:value="109" calcext:value-type="float">
            <text:p>109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float" office:value="154" calcext:value-type="float">
            <text:p>154</text:p>
          </table:table-cell>
          <table:table-cell table:number-columns-repeated="1004"/>
        </table:table-row>
        <table:table-row table:style-name="ro2">
          <table:table-cell table:style-name="ce2" office:value-type="float" office:value="-3.184387" calcext:value-type="float">
            <text:p>-3.18</text:p>
          </table:table-cell>
          <table:table-cell table:style-name="ce2" table:formula="of:=SQRT([.A7]*[.A7]*[.A7]+a*[.A7]+b)" office:value-type="float" office:value="0.00200362984354526" calcext:value-type="float">
            <text:p>0.00</text:p>
          </table:table-cell>
          <table:table-cell table:style-name="ce2" table:formula="of:=-[.B7]" office:value-type="float" office:value="-0.00200362984354526" calcext:value-type="float">
            <text:p>0.00</text:p>
          </table:table-cell>
          <table:table-cell table:number-columns-repeated="10"/>
          <table:table-cell table:formula="of:=MOD([.P7]^3+a*[.P7]+b;prime)" office:value-type="float" office:value="100" calcext:value-type="float">
            <text:p>100</text:p>
          </table:table-cell>
          <table:table-cell/>
          <table:table-cell table:formula="of:=IF([.P6]+1&lt;prime;[.P6]+1;NA())" office:value-type="float" office:value="5" calcext:value-type="float">
            <text:p>5</text:p>
          </table:table-cell>
          <table:table-cell table:formula="of:=MOD_SQRT([.N7];prime)" office:value-type="float" office:value="253" calcext:value-type="float">
            <text:p>253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2" table:formula="of:=[.A7]+[.$A$5]" office:value-type="float" office:value="-3.134387" calcext:value-type="float">
            <text:p>-3.13</text:p>
          </table:table-cell>
          <table:table-cell table:style-name="ce2" table:formula="of:=SQRT([.A8]*[.A8]*[.A8]+a*[.A8]+b)" office:value-type="float" office:value="1.07111819931224" calcext:value-type="float">
            <text:p>1.07</text:p>
          </table:table-cell>
          <table:table-cell table:style-name="ce2" table:formula="of:=-[.B8]" office:value-type="float" office:value="-1.07111819931224" calcext:value-type="float">
            <text:p>-1.07</text:p>
          </table:table-cell>
          <table:table-cell table:number-columns-repeated="10"/>
          <table:table-cell table:formula="of:=MOD([.P8]^3+a*[.P8]+b;prime)" office:value-type="float" office:value="184" calcext:value-type="float">
            <text:p>184</text:p>
          </table:table-cell>
          <table:table-cell/>
          <table:table-cell table:formula="of:=IF([.P7]+1&lt;prime;[.P7]+1;NA())" office:value-type="float" office:value="6" calcext:value-type="float">
            <text:p>6</text:p>
          </table:table-cell>
          <table:table-cell table:formula="of:=MOD_SQRT([.N8];prime)" office:value-type="float" office:value="45" calcext:value-type="float">
            <text:p>45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float" office:value="218" calcext:value-type="float">
            <text:p>218</text:p>
          </table:table-cell>
          <table:table-cell table:number-columns-repeated="1004"/>
        </table:table-row>
        <table:table-row table:style-name="ro2">
          <table:table-cell table:style-name="ce2" table:formula="of:=[.A8]+[.$A$5]" office:value-type="float" office:value="-3.084387" calcext:value-type="float">
            <text:p>-3.08</text:p>
          </table:table-cell>
          <table:table-cell table:style-name="ce2" table:formula="of:=SQRT([.A9]*[.A9]*[.A9]+a*[.A9]+b)" office:value-type="float" office:value="1.49918930567932" calcext:value-type="float">
            <text:p>1.50</text:p>
          </table:table-cell>
          <table:table-cell table:style-name="ce2" table:formula="of:=-[.B9]" office:value-type="float" office:value="-1.49918930567932" calcext:value-type="float">
            <text:p>-1.50</text:p>
          </table:table-cell>
          <table:table-cell table:number-columns-repeated="10"/>
          <table:table-cell table:formula="of:=MOD([.P9]^3+a*[.P9]+b;prime)" office:value-type="float" office:value="41" calcext:value-type="float">
            <text:p>41</text:p>
          </table:table-cell>
          <table:table-cell/>
          <table:table-cell table:formula="of:=IF([.P8]+1&lt;prime;[.P8]+1;NA())" office:value-type="float" office:value="7" calcext:value-type="float">
            <text:p>7</text:p>
          </table:table-cell>
          <table:table-cell table:formula="of:=MOD_SQRT([.N9];prime)" office:value-type="string" office:string-value="#VALUE!" calcext:value-type="string">
            <text:p>#VALUE!</text:p>
          </table:table-cell>
          <table:table-cell/>
          <table:table-cell table:formula="of:=[.P9]" office:value-type="float" office:value="7" calcext:value-type="float">
            <text:p>7</text:p>
          </table:table-cell>
          <table:table-cell table:formula="of:=MOD(prime-[.Q9];prime)/[.Q9]*[.Q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]+[.$A$5]" office:value-type="float" office:value="-3.034387" calcext:value-type="float">
            <text:p>-3.03</text:p>
          </table:table-cell>
          <table:table-cell table:style-name="ce2" table:formula="of:=SQRT([.A10]*[.A10]*[.A10]+a*[.A10]+b)" office:value-type="float" office:value="1.81702425592742" calcext:value-type="float">
            <text:p>1.82</text:p>
          </table:table-cell>
          <table:table-cell table:style-name="ce2" table:formula="of:=-[.B10]" office:value-type="float" office:value="-1.81702425592742" calcext:value-type="float">
            <text:p>-1.82</text:p>
          </table:table-cell>
          <table:table-cell table:number-columns-repeated="10"/>
          <table:table-cell table:formula="of:=MOD([.P10]^3+a*[.P10]+b;prime)" office:value-type="float" office:value="203" calcext:value-type="float">
            <text:p>203</text:p>
          </table:table-cell>
          <table:table-cell/>
          <table:table-cell table:formula="of:=IF([.P9]+1&lt;prime;[.P9]+1;NA())" office:value-type="float" office:value="8" calcext:value-type="float">
            <text:p>8</text:p>
          </table:table-cell>
          <table:table-cell table:formula="of:=MOD_SQRT([.N10];prime)" office:value-type="float" office:value="27" calcext:value-type="float">
            <text:p>27</text:p>
          </table:table-cell>
          <table:table-cell/>
          <table:table-cell table:formula="of:=[.P10]" office:value-type="float" office:value="8" calcext:value-type="float">
            <text:p>8</text:p>
          </table:table-cell>
          <table:table-cell table:formula="of:=MOD(prime-[.Q10];prime)/[.Q10]*[.Q10]" office:value-type="float" office:value="236" calcext:value-type="float">
            <text:p>236</text:p>
          </table:table-cell>
          <table:table-cell table:number-columns-repeated="1004"/>
        </table:table-row>
        <table:table-row table:style-name="ro2">
          <table:table-cell table:style-name="ce2" table:formula="of:=[.A10]+[.$A$5]" office:value-type="float" office:value="-2.984387" calcext:value-type="float">
            <text:p>-2.98</text:p>
          </table:table-cell>
          <table:table-cell table:style-name="ce2" table:formula="of:=SQRT([.A11]*[.A11]*[.A11]+a*[.A11]+b)" office:value-type="float" office:value="2.07607078732733" calcext:value-type="float">
            <text:p>2.08</text:p>
          </table:table-cell>
          <table:table-cell table:style-name="ce2" table:formula="of:=-[.B11]" office:value-type="float" office:value="-2.07607078732733" calcext:value-type="float">
            <text:p>-2.08</text:p>
          </table:table-cell>
          <table:table-cell table:number-columns-repeated="10"/>
          <table:table-cell table:formula="of:=MOD([.P11]^3+a*[.P11]+b;prime)" office:value-type="float" office:value="150" calcext:value-type="float">
            <text:p>150</text:p>
          </table:table-cell>
          <table:table-cell/>
          <table:table-cell table:formula="of:=IF([.P10]+1&lt;prime;[.P10]+1;NA())" office:value-type="float" office:value="9" calcext:value-type="float">
            <text:p>9</text:p>
          </table:table-cell>
          <table:table-cell table:formula="of:=MOD_SQRT([.N11];prime)" office:value-type="float" office:value="237" calcext:value-type="float">
            <text:p>237</text:p>
          </table:table-cell>
          <table:table-cell/>
          <table:table-cell table:formula="of:=[.P11]" office:value-type="float" office:value="9" calcext:value-type="float">
            <text:p>9</text:p>
          </table:table-cell>
          <table:table-cell table:formula="of:=MOD(prime-[.Q11];prime)/[.Q11]*[.Q11]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2" table:formula="of:=[.A11]+[.$A$5]" office:value-type="float" office:value="-2.934387" calcext:value-type="float">
            <text:p>-2.93</text:p>
          </table:table-cell>
          <table:table-cell table:style-name="ce2" table:formula="of:=SQRT([.A12]*[.A12]*[.A12]+a*[.A12]+b)" office:value-type="float" office:value="2.29647488041112" calcext:value-type="float">
            <text:p>2.30</text:p>
          </table:table-cell>
          <table:table-cell table:style-name="ce2" table:formula="of:=-[.B12]" office:value-type="float" office:value="-2.29647488041112" calcext:value-type="float">
            <text:p>-2.30</text:p>
          </table:table-cell>
          <table:table-cell table:number-columns-repeated="10"/>
          <table:table-cell table:formula="of:=MOD([.P12]^3+a*[.P12]+b;prime)" office:value-type="float" office:value="151" calcext:value-type="float">
            <text:p>151</text:p>
          </table:table-cell>
          <table:table-cell/>
          <table:table-cell table:formula="of:=IF([.P11]+1&lt;prime;[.P11]+1;NA())" office:value-type="float" office:value="10" calcext:value-type="float">
            <text:p>10</text:p>
          </table:table-cell>
          <table:table-cell table:formula="of:=MOD_SQRT([.N12];prime)" office:value-type="float" office:value="199" calcext:value-type="float">
            <text:p>199</text:p>
          </table:table-cell>
          <table:table-cell/>
          <table:table-cell table:formula="of:=[.P12]" office:value-type="float" office:value="10" calcext:value-type="float">
            <text:p>10</text:p>
          </table:table-cell>
          <table:table-cell table:formula="of:=MOD(prime-[.Q12];prime)/[.Q12]*[.Q12]"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 table:style-name="ce2" table:formula="of:=[.A12]+[.$A$5]" office:value-type="float" office:value="-2.884387" calcext:value-type="float">
            <text:p>-2.88</text:p>
          </table:table-cell>
          <table:table-cell table:style-name="ce2" table:formula="of:=SQRT([.A13]*[.A13]*[.A13]+a*[.A13]+b)" office:value-type="float" office:value="2.4886759599684" calcext:value-type="float">
            <text:p>2.49</text:p>
          </table:table-cell>
          <table:table-cell table:style-name="ce2" table:formula="of:=-[.B13]" office:value-type="float" office:value="-2.4886759599684" calcext:value-type="float">
            <text:p>-2.49</text:p>
          </table:table-cell>
          <table:table-cell table:number-columns-repeated="10"/>
          <table:table-cell table:formula="of:=MOD([.P13]^3+a*[.P13]+b;prime)" office:value-type="float" office:value="212" calcext:value-type="float">
            <text:p>212</text:p>
          </table:table-cell>
          <table:table-cell/>
          <table:table-cell table:formula="of:=IF([.P12]+1&lt;prime;[.P12]+1;NA())" office:value-type="float" office:value="11" calcext:value-type="float">
            <text:p>11</text:p>
          </table:table-cell>
          <table:table-cell table:formula="of:=MOD_SQRT([.N13];prime)" office:value-type="string" office:string-value="#VALUE!" calcext:value-type="string">
            <text:p>#VALUE!</text:p>
          </table:table-cell>
          <table:table-cell/>
          <table:table-cell table:formula="of:=[.P13]" office:value-type="float" office:value="11" calcext:value-type="float">
            <text:p>11</text:p>
          </table:table-cell>
          <table:table-cell table:formula="of:=MOD(prime-[.Q13];prime)/[.Q13]*[.Q1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]+[.$A$5]" office:value-type="float" office:value="-2.834387" calcext:value-type="float">
            <text:p>-2.83</text:p>
          </table:table-cell>
          <table:table-cell table:style-name="ce2" table:formula="of:=SQRT([.A14]*[.A14]*[.A14]+a*[.A14]+b)" office:value-type="float" office:value="2.65893839456464" calcext:value-type="float">
            <text:p>2.66</text:p>
          </table:table-cell>
          <table:table-cell table:style-name="ce2" table:formula="of:=-[.B14]" office:value-type="float" office:value="-2.65893839456464" calcext:value-type="float">
            <text:p>-2.66</text:p>
          </table:table-cell>
          <table:table-cell table:number-columns-repeated="10"/>
          <table:table-cell table:formula="of:=MOD([.P14]^3+a*[.P14]+b;prime)" office:value-type="float" office:value="76" calcext:value-type="float">
            <text:p>76</text:p>
          </table:table-cell>
          <table:table-cell/>
          <table:table-cell table:formula="of:=IF([.P13]+1&lt;prime;[.P13]+1;NA())" office:value-type="float" office:value="12" calcext:value-type="float">
            <text:p>12</text:p>
          </table:table-cell>
          <table:table-cell table:formula="of:=MOD_SQRT([.N14];prime)" office:value-type="string" office:string-value="#VALUE!" calcext:value-type="string">
            <text:p>#VALUE!</text:p>
          </table:table-cell>
          <table:table-cell/>
          <table:table-cell table:formula="of:=[.P14]" office:value-type="float" office:value="12" calcext:value-type="float">
            <text:p>12</text:p>
          </table:table-cell>
          <table:table-cell table:formula="of:=MOD(prime-[.Q14];prime)/[.Q14]*[.Q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]+[.$A$5]" office:value-type="float" office:value="-2.784387" calcext:value-type="float">
            <text:p>-2.78</text:p>
          </table:table-cell>
          <table:table-cell table:style-name="ce2" table:formula="of:=SQRT([.A15]*[.A15]*[.A15]+a*[.A15]+b)" office:value-type="float" office:value="2.81138452251828" calcext:value-type="float">
            <text:p>2.81</text:p>
          </table:table-cell>
          <table:table-cell table:style-name="ce2" table:formula="of:=-[.B15]" office:value-type="float" office:value="-2.81138452251828" calcext:value-type="float">
            <text:p>-2.81</text:p>
          </table:table-cell>
          <table:table-cell table:number-columns-repeated="10"/>
          <table:table-cell table:formula="of:=MOD([.P15]^3+a*[.P15]+b;prime)" office:value-type="float" office:value="12" calcext:value-type="float">
            <text:p>12</text:p>
          </table:table-cell>
          <table:table-cell/>
          <table:table-cell table:formula="of:=IF([.P14]+1&lt;prime;[.P14]+1;NA())" office:value-type="float" office:value="13" calcext:value-type="float">
            <text:p>13</text:p>
          </table:table-cell>
          <table:table-cell table:formula="of:=MOD_SQRT([.N15];prime)" office:value-type="float" office:value="217" calcext:value-type="float">
            <text:p>217</text:p>
          </table:table-cell>
          <table:table-cell/>
          <table:table-cell table:formula="of:=[.P15]" office:value-type="float" office:value="13" calcext:value-type="float">
            <text:p>13</text:p>
          </table:table-cell>
          <table:table-cell table:formula="of:=MOD(prime-[.Q15];prime)/[.Q15]*[.Q15]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2" table:formula="of:=[.A15]+[.$A$5]" office:value-type="float" office:value="-2.734387" calcext:value-type="float">
            <text:p>-2.73</text:p>
          </table:table-cell>
          <table:table-cell table:style-name="ce2" table:formula="of:=SQRT([.A16]*[.A16]*[.A16]+a*[.A16]+b)" office:value-type="float" office:value="2.9489060133922" calcext:value-type="float">
            <text:p>2.95</text:p>
          </table:table-cell>
          <table:table-cell table:style-name="ce2" table:formula="of:=-[.B16]" office:value-type="float" office:value="-2.9489060133922" calcext:value-type="float">
            <text:p>-2.95</text:p>
          </table:table-cell>
          <table:table-cell>
            <draw:frame table:end-cell-address="EC.M30" table:end-x="50.23pt" table:end-y="5.98pt" draw:z-index="1" draw:name="Chart 13" draw:style-name="gr1" draw:text-style-name="P1" svg:width="446.37pt" svg:height="199.08pt" svg:x="0pt" svg:y="0.14pt">
              <draw:object draw:notify-on-update-of-ranges="EC.P2:EC.P264 EC.Q2:EC.Q264 EC.S2:EC.S264 EC.T2:EC.T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float" office:value="26" calcext:value-type="float">
            <text:p>26</text:p>
          </table:table-cell>
          <table:table-cell/>
          <table:table-cell table:formula="of:=IF([.P15]+1&lt;prime;[.P15]+1;NA())" office:value-type="float" office:value="14" calcext:value-type="float">
            <text:p>14</text:p>
          </table:table-cell>
          <table:table-cell table:formula="of:=MOD_SQRT([.N16];prime)" office:value-type="float" office:value="17" calcext:value-type="float">
            <text:p>17</text:p>
          </table:table-cell>
          <table:table-cell/>
          <table:table-cell table:formula="of:=[.P16]" office:value-type="float" office:value="14" calcext:value-type="float">
            <text:p>14</text:p>
          </table:table-cell>
          <table:table-cell table:formula="of:=MOD(prime-[.Q16];prime)/[.Q16]*[.Q16]" office:value-type="float" office:value="246" calcext:value-type="float">
            <text:p>246</text:p>
          </table:table-cell>
          <table:table-cell table:number-columns-repeated="1004"/>
        </table:table-row>
        <table:table-row table:style-name="ro2">
          <table:table-cell table:style-name="ce2" table:formula="of:=[.A16]+[.$A$5]" office:value-type="float" office:value="-2.684387" calcext:value-type="float">
            <text:p>-2.68</text:p>
          </table:table-cell>
          <table:table-cell table:style-name="ce2" table:formula="of:=SQRT([.A17]*[.A17]*[.A17]+a*[.A17]+b)" office:value-type="float" office:value="3.07362889971871" calcext:value-type="float">
            <text:p>3.07</text:p>
          </table:table-cell>
          <table:table-cell table:style-name="ce2" table:formula="of:=-[.B17]" office:value-type="float" office:value="-3.07362889971871" calcext:value-type="float">
            <text:p>-3.07</text:p>
          </table:table-cell>
          <table:table-cell table:number-columns-repeated="10"/>
          <table:table-cell table:formula="of:=MOD([.P17]^3+a*[.P17]+b;prime)" office:value-type="float" office:value="124" calcext:value-type="float">
            <text:p>124</text:p>
          </table:table-cell>
          <table:table-cell/>
          <table:table-cell table:formula="of:=IF([.P16]+1&lt;prime;[.P16]+1;NA())" office:value-type="float" office:value="15" calcext:value-type="float">
            <text:p>15</text:p>
          </table:table-cell>
          <table:table-cell table:formula="of:=MOD_SQRT([.N17];prime)" office:value-type="float" office:value="85" calcext:value-type="float">
            <text:p>85</text:p>
          </table:table-cell>
          <table:table-cell/>
          <table:table-cell table:formula="of:=[.P17]" office:value-type="float" office:value="15" calcext:value-type="float">
            <text:p>15</text:p>
          </table:table-cell>
          <table:table-cell table:formula="of:=MOD(prime-[.Q17];prime)/[.Q17]*[.Q17]" office:value-type="float" office:value="178" calcext:value-type="float">
            <text:p>178</text:p>
          </table:table-cell>
          <table:table-cell table:number-columns-repeated="1004"/>
        </table:table-row>
        <table:table-row table:style-name="ro2">
          <table:table-cell table:style-name="ce2" table:formula="of:=[.A17]+[.$A$5]" office:value-type="float" office:value="-2.634387" calcext:value-type="float">
            <text:p>-2.63</text:p>
          </table:table-cell>
          <table:table-cell table:style-name="ce2" table:formula="of:=SQRT([.A18]*[.A18]*[.A18]+a*[.A18]+b)" office:value-type="float" office:value="3.18717378653116" calcext:value-type="float">
            <text:p>3.19</text:p>
          </table:table-cell>
          <table:table-cell table:style-name="ce2" table:formula="of:=-[.B18]" office:value-type="float" office:value="-3.18717378653116" calcext:value-type="float">
            <text:p>-3.19</text:p>
          </table:table-cell>
          <table:table-cell table:number-columns-repeated="10"/>
          <table:table-cell table:formula="of:=MOD([.P18]^3+a*[.P18]+b;prime)" office:value-type="float" office:value="49" calcext:value-type="float">
            <text:p>49</text:p>
          </table:table-cell>
          <table:table-cell/>
          <table:table-cell table:formula="of:=IF([.P17]+1&lt;prime;[.P17]+1;NA())" office:value-type="float" office:value="16" calcext:value-type="float">
            <text:p>16</text:p>
          </table:table-cell>
          <table:table-cell table:formula="of:=MOD_SQRT([.N18];prime)" office:value-type="float" office:value="7" calcext:value-type="float">
            <text:p>7</text:p>
          </table:table-cell>
          <table:table-cell/>
          <table:table-cell table:formula="of:=[.P18]" office:value-type="float" office:value="16" calcext:value-type="float">
            <text:p>16</text:p>
          </table:table-cell>
          <table:table-cell table:formula="of:=MOD(prime-[.Q18];prime)/[.Q18]*[.Q18]" office:value-type="float" office:value="256" calcext:value-type="float">
            <text:p>256</text:p>
          </table:table-cell>
          <table:table-cell table:number-columns-repeated="1004"/>
        </table:table-row>
        <table:table-row table:style-name="ro2">
          <table:table-cell table:style-name="ce2" table:formula="of:=[.A18]+[.$A$5]" office:value-type="float" office:value="-2.584387" calcext:value-type="float">
            <text:p>-2.58</text:p>
          </table:table-cell>
          <table:table-cell table:style-name="ce2" table:formula="of:=SQRT([.A19]*[.A19]*[.A19]+a*[.A19]+b)" office:value-type="float" office:value="3.29081191697683" calcext:value-type="float">
            <text:p>3.29</text:p>
          </table:table-cell>
          <table:table-cell table:style-name="ce2" table:formula="of:=-[.B19]" office:value-type="float" office:value="-3.29081191697683" calcext:value-type="float">
            <text:p>-3.29</text:p>
          </table:table-cell>
          <table:table-cell table:number-columns-repeated="10"/>
          <table:table-cell table:formula="of:=MOD([.P19]^3+a*[.P19]+b;prime)" office:value-type="float" office:value="70" calcext:value-type="float">
            <text:p>70</text:p>
          </table:table-cell>
          <table:table-cell/>
          <table:table-cell table:formula="of:=IF([.P18]+1&lt;prime;[.P18]+1;NA())" office:value-type="float" office:value="17" calcext:value-type="float">
            <text:p>17</text:p>
          </table:table-cell>
          <table:table-cell table:formula="of:=MOD_SQRT([.N19];prime)" office:value-type="float" office:value="99" calcext:value-type="float">
            <text:p>99</text:p>
          </table:table-cell>
          <table:table-cell/>
          <table:table-cell table:formula="of:=[.P19]" office:value-type="float" office:value="17" calcext:value-type="float">
            <text:p>17</text:p>
          </table:table-cell>
          <table:table-cell table:formula="of:=MOD(prime-[.Q19];prime)/[.Q19]*[.Q19]" office:value-type="float" office:value="164" calcext:value-type="float">
            <text:p>164</text:p>
          </table:table-cell>
          <table:table-cell table:number-columns-repeated="1004"/>
        </table:table-row>
        <table:table-row table:style-name="ro2">
          <table:table-cell table:style-name="ce2" table:formula="of:=[.A19]+[.$A$5]" office:value-type="float" office:value="-2.534387" calcext:value-type="float">
            <text:p>-2.53</text:p>
          </table:table-cell>
          <table:table-cell table:style-name="ce2" table:formula="of:=SQRT([.A20]*[.A20]*[.A20]+a*[.A20]+b)" office:value-type="float" office:value="3.38556399958442" calcext:value-type="float">
            <text:p>3.39</text:p>
          </table:table-cell>
          <table:table-cell table:style-name="ce2" table:formula="of:=-[.B20]" office:value-type="float" office:value="-3.38556399958442" calcext:value-type="float">
            <text:p>-3.39</text:p>
          </table:table-cell>
          <table:table-cell table:number-columns-repeated="10"/>
          <table:table-cell table:formula="of:=MOD([.P20]^3+a*[.P20]+b;prime)" office:value-type="float" office:value="193" calcext:value-type="float">
            <text:p>193</text:p>
          </table:table-cell>
          <table:table-cell/>
          <table:table-cell table:formula="of:=IF([.P19]+1&lt;prime;[.P19]+1;NA())" office:value-type="float" office:value="18" calcext:value-type="float">
            <text:p>18</text:p>
          </table:table-cell>
          <table:table-cell table:formula="of:=MOD_SQRT([.N20];prime)" office:value-type="string" office:string-value="#VALUE!" calcext:value-type="string">
            <text:p>#VALUE!</text:p>
          </table:table-cell>
          <table:table-cell/>
          <table:table-cell table:formula="of:=[.P20]" office:value-type="float" office:value="18" calcext:value-type="float">
            <text:p>18</text:p>
          </table:table-cell>
          <table:table-cell table:formula="of:=MOD(prime-[.Q20];prime)/[.Q20]*[.Q2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0]+[.$A$5]" office:value-type="float" office:value="-2.484387" calcext:value-type="float">
            <text:p>-2.48</text:p>
          </table:table-cell>
          <table:table-cell table:style-name="ce2" table:formula="of:=SQRT([.A21]*[.A21]*[.A21]+a*[.A21]+b)" office:value-type="float" office:value="3.47226558786154" calcext:value-type="float">
            <text:p>3.47</text:p>
          </table:table-cell>
          <table:table-cell table:style-name="ce2" table:formula="of:=-[.B21]" office:value-type="float" office:value="-3.47226558786154" calcext:value-type="float">
            <text:p>-3.47</text:p>
          </table:table-cell>
          <table:table-cell table:number-columns-repeated="10"/>
          <table:table-cell table:formula="of:=MOD([.P21]^3+a*[.P21]+b;prime)" office:value-type="float" office:value="161" calcext:value-type="float">
            <text:p>161</text:p>
          </table:table-cell>
          <table:table-cell/>
          <table:table-cell table:formula="of:=IF([.P20]+1&lt;prime;[.P20]+1;NA())" office:value-type="float" office:value="19" calcext:value-type="float">
            <text:p>19</text:p>
          </table:table-cell>
          <table:table-cell table:formula="of:=MOD_SQRT([.N21];prime)" office:value-type="string" office:string-value="#VALUE!" calcext:value-type="string">
            <text:p>#VALUE!</text:p>
          </table:table-cell>
          <table:table-cell/>
          <table:table-cell table:formula="of:=[.P21]" office:value-type="float" office:value="19" calcext:value-type="float">
            <text:p>19</text:p>
          </table:table-cell>
          <table:table-cell table:formula="of:=MOD(prime-[.Q21];prime)/[.Q21]*[.Q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1]+[.$A$5]" office:value-type="float" office:value="-2.434387" calcext:value-type="float">
            <text:p>-2.43</text:p>
          </table:table-cell>
          <table:table-cell table:style-name="ce2" table:formula="of:=SQRT([.A22]*[.A22]*[.A22]+a*[.A22]+b)" office:value-type="float" office:value="3.55161191925762" calcext:value-type="float">
            <text:p>3.55</text:p>
          </table:table-cell>
          <table:table-cell table:style-name="ce2" table:formula="of:=-[.B22]" office:value-type="float" office:value="-3.55161191925762" calcext:value-type="float">
            <text:p>-3.55</text:p>
          </table:table-cell>
          <table:table-cell table:number-columns-repeated="10"/>
          <table:table-cell table:formula="of:=MOD([.P22]^3+a*[.P22]+b;prime)" office:value-type="float" office:value="243" calcext:value-type="float">
            <text:p>243</text:p>
          </table:table-cell>
          <table:table-cell/>
          <table:table-cell table:formula="of:=IF([.P21]+1&lt;prime;[.P21]+1;NA())" office:value-type="float" office:value="20" calcext:value-type="float">
            <text:p>20</text:p>
          </table:table-cell>
          <table:table-cell table:formula="of:=MOD_SQRT([.N22];prime)" office:value-type="float" office:value="207" calcext:value-type="float">
            <text:p>207</text:p>
          </table:table-cell>
          <table:table-cell/>
          <table:table-cell table:formula="of:=[.P22]" office:value-type="float" office:value="20" calcext:value-type="float">
            <text:p>20</text:p>
          </table:table-cell>
          <table:table-cell table:formula="of:=MOD(prime-[.Q22];prime)/[.Q22]*[.Q22]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style-name="ce2" table:formula="of:=[.A22]+[.$A$5]" office:value-type="float" office:value="-2.384387" calcext:value-type="float">
            <text:p>-2.38</text:p>
          </table:table-cell>
          <table:table-cell table:style-name="ce2" table:formula="of:=SQRT([.A23]*[.A23]*[.A23]+a*[.A23]+b)" office:value-type="float" office:value="3.62418961043405" calcext:value-type="float">
            <text:p>3.62</text:p>
          </table:table-cell>
          <table:table-cell table:style-name="ce2" table:formula="of:=-[.B23]" office:value-type="float" office:value="-3.62418961043405" calcext:value-type="float">
            <text:p>-3.62</text:p>
          </table:table-cell>
          <table:table-cell table:number-columns-repeated="10"/>
          <table:table-cell table:formula="of:=MOD([.P23]^3+a*[.P23]+b;prime)" office:value-type="float" office:value="182" calcext:value-type="float">
            <text:p>182</text:p>
          </table:table-cell>
          <table:table-cell/>
          <table:table-cell table:formula="of:=IF([.P22]+1&lt;prime;[.P22]+1;NA())" office:value-type="float" office:value="21" calcext:value-type="float">
            <text:p>21</text:p>
          </table:table-cell>
          <table:table-cell table:formula="of:=MOD_SQRT([.N23];prime)" office:value-type="string" office:string-value="#VALUE!" calcext:value-type="string">
            <text:p>#VALUE!</text:p>
          </table:table-cell>
          <table:table-cell/>
          <table:table-cell table:formula="of:=[.P23]" office:value-type="float" office:value="21" calcext:value-type="float">
            <text:p>21</text:p>
          </table:table-cell>
          <table:table-cell table:formula="of:=MOD(prime-[.Q23];prime)/[.Q23]*[.Q2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3]+[.$A$5]" office:value-type="float" office:value="-2.334387" calcext:value-type="float">
            <text:p>-2.33</text:p>
          </table:table-cell>
          <table:table-cell table:style-name="ce2" table:formula="of:=SQRT([.A24]*[.A24]*[.A24]+a*[.A24]+b)" office:value-type="float" office:value="3.69049964567719" calcext:value-type="float">
            <text:p>3.69</text:p>
          </table:table-cell>
          <table:table-cell table:style-name="ce2" table:formula="of:=-[.B24]" office:value-type="float" office:value="-3.69049964567719" calcext:value-type="float">
            <text:p>-3.69</text:p>
          </table:table-cell>
          <table:table-cell table:number-columns-repeated="10"/>
          <table:table-cell table:formula="of:=MOD([.P24]^3+a*[.P24]+b;prime)" office:value-type="float" office:value="247" calcext:value-type="float">
            <text:p>247</text:p>
          </table:table-cell>
          <table:table-cell/>
          <table:table-cell table:formula="of:=IF([.P23]+1&lt;prime;[.P23]+1;NA())" office:value-type="float" office:value="22" calcext:value-type="float">
            <text:p>22</text:p>
          </table:table-cell>
          <table:table-cell table:formula="of:=MOD_SQRT([.N24];prime)" office:value-type="string" office:string-value="#VALUE!" calcext:value-type="string">
            <text:p>#VALUE!</text:p>
          </table:table-cell>
          <table:table-cell/>
          <table:table-cell table:formula="of:=[.P24]" office:value-type="float" office:value="22" calcext:value-type="float">
            <text:p>22</text:p>
          </table:table-cell>
          <table:table-cell table:formula="of:=MOD(prime-[.Q24];prime)/[.Q24]*[.Q2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4]+[.$A$5]" office:value-type="float" office:value="-2.284387" calcext:value-type="float">
            <text:p>-2.28</text:p>
          </table:table-cell>
          <table:table-cell table:style-name="ce2" table:formula="of:=SQRT([.A25]*[.A25]*[.A25]+a*[.A25]+b)" office:value-type="float" office:value="3.75097442434747" calcext:value-type="float">
            <text:p>3.75</text:p>
          </table:table-cell>
          <table:table-cell table:style-name="ce2" table:formula="of:=-[.B25]" office:value-type="float" office:value="-3.75097442434747" calcext:value-type="float">
            <text:p>-3.75</text:p>
          </table:table-cell>
          <table:table-cell table:number-columns-repeated="10"/>
          <table:table-cell table:formula="of:=MOD([.P25]^3+a*[.P25]+b;prime)" office:value-type="float" office:value="181" calcext:value-type="float">
            <text:p>181</text:p>
          </table:table-cell>
          <table:table-cell/>
          <table:table-cell table:formula="of:=IF([.P24]+1&lt;prime;[.P24]+1;NA())" office:value-type="float" office:value="23" calcext:value-type="float">
            <text:p>23</text:p>
          </table:table-cell>
          <table:table-cell table:formula="of:=MOD_SQRT([.N25];prime)" office:value-type="float" office:value="203" calcext:value-type="float">
            <text:p>203</text:p>
          </table:table-cell>
          <table:table-cell/>
          <table:table-cell table:formula="of:=[.P25]" office:value-type="float" office:value="23" calcext:value-type="float">
            <text:p>23</text:p>
          </table:table-cell>
          <table:table-cell table:formula="of:=MOD(prime-[.Q25];prime)/[.Q25]*[.Q25]"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table:style-name="ce2" table:formula="of:=[.A25]+[.$A$5]" office:value-type="float" office:value="-2.234387" calcext:value-type="float">
            <text:p>-2.23</text:p>
          </table:table-cell>
          <table:table-cell table:style-name="ce2" table:formula="of:=SQRT([.A26]*[.A26]*[.A26]+a*[.A26]+b)" office:value-type="float" office:value="3.80599064955159" calcext:value-type="float">
            <text:p>3.81</text:p>
          </table:table-cell>
          <table:table-cell table:style-name="ce2" table:formula="of:=-[.B26]" office:value-type="float" office:value="-3.80599064955159" calcext:value-type="float">
            <text:p>-3.81</text:p>
          </table:table-cell>
          <table:table-cell table:number-columns-repeated="10"/>
          <table:table-cell table:formula="of:=MOD([.P26]^3+a*[.P26]+b;prime)" office:value-type="float" office:value="253" calcext:value-type="float">
            <text:p>253</text:p>
          </table:table-cell>
          <table:table-cell/>
          <table:table-cell table:formula="of:=IF([.P25]+1&lt;prime;[.P25]+1;NA())" office:value-type="float" office:value="24" calcext:value-type="float">
            <text:p>24</text:p>
          </table:table-cell>
          <table:table-cell table:formula="of:=MOD_SQRT([.N26];prime)" office:value-type="float" office:value="187" calcext:value-type="float">
            <text:p>187</text:p>
          </table:table-cell>
          <table:table-cell/>
          <table:table-cell table:formula="of:=[.P26]" office:value-type="float" office:value="24" calcext:value-type="float">
            <text:p>24</text:p>
          </table:table-cell>
          <table:table-cell table:formula="of:=MOD(prime-[.Q26];prime)/[.Q26]*[.Q26]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2" table:formula="of:=[.A26]+[.$A$5]" office:value-type="float" office:value="-2.184387" calcext:value-type="float">
            <text:p>-2.18</text:p>
          </table:table-cell>
          <table:table-cell table:style-name="ce2" table:formula="of:=SQRT([.A27]*[.A27]*[.A27]+a*[.A27]+b)" office:value-type="float" office:value="3.85587923978948" calcext:value-type="float">
            <text:p>3.86</text:p>
          </table:table-cell>
          <table:table-cell table:style-name="ce2" table:formula="of:=-[.B27]" office:value-type="float" office:value="-3.85587923978948" calcext:value-type="float">
            <text:p>-3.86</text:p>
          </table:table-cell>
          <table:table-cell table:number-columns-repeated="10"/>
          <table:table-cell table:formula="of:=MOD([.P27]^3+a*[.P27]+b;prime)" office:value-type="float" office:value="206" calcext:value-type="float">
            <text:p>206</text:p>
          </table:table-cell>
          <table:table-cell/>
          <table:table-cell table:formula="of:=IF([.P26]+1&lt;prime;[.P26]+1;NA())" office:value-type="float" office:value="25" calcext:value-type="float">
            <text:p>25</text:p>
          </table:table-cell>
          <table:table-cell table:formula="of:=MOD_SQRT([.N27];prime)" office:value-type="float" office:value="39" calcext:value-type="float">
            <text:p>39</text:p>
          </table:table-cell>
          <table:table-cell/>
          <table:table-cell table:formula="of:=[.P27]" office:value-type="float" office:value="25" calcext:value-type="float">
            <text:p>25</text:p>
          </table:table-cell>
          <table:table-cell table:formula="of:=MOD(prime-[.Q27];prime)/[.Q27]*[.Q27]" office:value-type="float" office:value="224" calcext:value-type="float">
            <text:p>224</text:p>
          </table:table-cell>
          <table:table-cell table:number-columns-repeated="1004"/>
        </table:table-row>
        <table:table-row table:style-name="ro2">
          <table:table-cell table:style-name="ce2" table:formula="of:=[.A27]+[.$A$5]" office:value-type="float" office:value="-2.134387" calcext:value-type="float">
            <text:p>-2.13</text:p>
          </table:table-cell>
          <table:table-cell table:style-name="ce2" table:formula="of:=SQRT([.A28]*[.A28]*[.A28]+a*[.A28]+b)" office:value-type="float" office:value="3.900933067127" calcext:value-type="float">
            <text:p>3.90</text:p>
          </table:table-cell>
          <table:table-cell table:style-name="ce2" table:formula="of:=-[.B28]" office:value-type="float" office:value="-3.900933067127" calcext:value-type="float">
            <text:p>-3.90</text:p>
          </table:table-cell>
          <table:table-cell table:number-columns-repeated="10"/>
          <table:table-cell table:formula="of:=MOD([.P28]^3+a*[.P28]+b;prime)" office:value-type="float" office:value="46" calcext:value-type="float">
            <text:p>46</text:p>
          </table:table-cell>
          <table:table-cell/>
          <table:table-cell table:formula="of:=IF([.P27]+1&lt;prime;[.P27]+1;NA())" office:value-type="float" office:value="26" calcext:value-type="float">
            <text:p>26</text:p>
          </table:table-cell>
          <table:table-cell table:formula="of:=MOD_SQRT([.N28];prime)" office:value-type="float" office:value="109" calcext:value-type="float">
            <text:p>109</text:p>
          </table:table-cell>
          <table:table-cell/>
          <table:table-cell table:formula="of:=[.P28]" office:value-type="float" office:value="26" calcext:value-type="float">
            <text:p>26</text:p>
          </table:table-cell>
          <table:table-cell table:formula="of:=MOD(prime-[.Q28];prime)/[.Q28]*[.Q28]" office:value-type="float" office:value="154" calcext:value-type="float">
            <text:p>154</text:p>
          </table:table-cell>
          <table:table-cell table:number-columns-repeated="1004"/>
        </table:table-row>
        <table:table-row table:style-name="ro2">
          <table:table-cell table:style-name="ce2" table:formula="of:=[.A28]+[.$A$5]" office:value-type="float" office:value="-2.084387" calcext:value-type="float">
            <text:p>-2.08</text:p>
          </table:table-cell>
          <table:table-cell table:style-name="ce2" table:formula="of:=SQRT([.A29]*[.A29]*[.A29]+a*[.A29]+b)" office:value-type="float" office:value="3.94141308055502" calcext:value-type="float">
            <text:p>3.94</text:p>
          </table:table-cell>
          <table:table-cell table:style-name="ce2" table:formula="of:=-[.B29]" office:value-type="float" office:value="-3.94141308055502" calcext:value-type="float">
            <text:p>-3.94</text:p>
          </table:table-cell>
          <table:table-cell table:number-columns-repeated="10"/>
          <table:table-cell table:formula="of:=MOD([.P29]^3+a*[.P29]+b;prime)" office:value-type="float" office:value="42" calcext:value-type="float">
            <text:p>42</text:p>
          </table:table-cell>
          <table:table-cell/>
          <table:table-cell table:formula="of:=IF([.P28]+1&lt;prime;[.P28]+1;NA())" office:value-type="float" office:value="27" calcext:value-type="float">
            <text:p>27</text:p>
          </table:table-cell>
          <table:table-cell table:formula="of:=MOD_SQRT([.N29];prime)" office:value-type="string" office:string-value="#VALUE!" calcext:value-type="string">
            <text:p>#VALUE!</text:p>
          </table:table-cell>
          <table:table-cell/>
          <table:table-cell table:formula="of:=[.P29]" office:value-type="float" office:value="27" calcext:value-type="float">
            <text:p>27</text:p>
          </table:table-cell>
          <table:table-cell table:formula="of:=MOD(prime-[.Q29];prime)/[.Q29]*[.Q2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9]+[.$A$5]" office:value-type="float" office:value="-2.034387" calcext:value-type="float">
            <text:p>-2.03</text:p>
          </table:table-cell>
          <table:table-cell table:style-name="ce2" table:formula="of:=SQRT([.A30]*[.A30]*[.A30]+a*[.A30]+b)" office:value-type="float" office:value="3.9775532106982" calcext:value-type="float">
            <text:p>3.98</text:p>
          </table:table-cell>
          <table:table-cell table:style-name="ce2" table:formula="of:=-[.B30]" office:value-type="float" office:value="-3.9775532106982" calcext:value-type="float">
            <text:p>-3.98</text:p>
          </table:table-cell>
          <table:table-cell table:number-columns-repeated="10"/>
          <table:table-cell table:formula="of:=MOD([.P30]^3+a*[.P30]+b;prime)" office:value-type="float" office:value="200" calcext:value-type="float">
            <text:p>200</text:p>
          </table:table-cell>
          <table:table-cell/>
          <table:table-cell table:formula="of:=IF([.P29]+1&lt;prime;[.P29]+1;NA())" office:value-type="float" office:value="28" calcext:value-type="float">
            <text:p>28</text:p>
          </table:table-cell>
          <table:table-cell table:formula="of:=MOD_SQRT([.N30];prime)" office:value-type="float" office:value="215" calcext:value-type="float">
            <text:p>215</text:p>
          </table:table-cell>
          <table:table-cell/>
          <table:table-cell table:formula="of:=[.P30]" office:value-type="float" office:value="28" calcext:value-type="float">
            <text:p>28</text:p>
          </table:table-cell>
          <table:table-cell table:formula="of:=MOD(prime-[.Q30];prime)/[.Q30]*[.Q30]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style-name="ce2" table:formula="of:=[.A30]+[.$A$5]" office:value-type="float" office:value="-1.984387" calcext:value-type="float">
            <text:p>-1.98</text:p>
          </table:table-cell>
          <table:table-cell table:style-name="ce2" table:formula="of:=SQRT([.A31]*[.A31]*[.A31]+a*[.A31]+b)" office:value-type="float" office:value="4.00956434183328" calcext:value-type="float">
            <text:p>4.01</text:p>
          </table:table-cell>
          <table:table-cell table:style-name="ce2" table:formula="of:=-[.B31]" office:value-type="float" office:value="-4.00956434183328" calcext:value-type="float">
            <text:p>-4.01</text:p>
          </table:table-cell>
          <table:table-cell table:number-columns-repeated="10"/>
          <table:table-cell table:formula="of:=MOD([.P31]^3+a*[.P31]+b;prime)" office:value-type="float" office:value="0" calcext:value-type="float">
            <text:p>0</text:p>
          </table:table-cell>
          <table:table-cell/>
          <table:table-cell table:formula="of:=IF([.P30]+1&lt;prime;[.P30]+1;NA())" office:value-type="float" office:value="29" calcext:value-type="float">
            <text:p>29</text:p>
          </table:table-cell>
          <table:table-cell table:formula="of:=MOD_SQRT([.N31];prime)" office:value-type="float" office:value="0" calcext:value-type="float">
            <text:p>0</text:p>
          </table:table-cell>
          <table:table-cell/>
          <table:table-cell table:formula="of:=[.P31]" office:value-type="float" office:value="29" calcext:value-type="float">
            <text:p>29</text:p>
          </table:table-cell>
          <table:table-cell table:formula="of:=MOD(prime-[.Q31];prime)/[.Q31]*[.Q31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style-name="ce2" table:formula="of:=[.A31]+[.$A$5]" office:value-type="float" office:value="-1.934387" calcext:value-type="float">
            <text:p>-1.93</text:p>
          </table:table-cell>
          <table:table-cell table:style-name="ce2" table:formula="of:=SQRT([.A32]*[.A32]*[.A32]+a*[.A32]+b)" office:value-type="float" office:value="4.03763756095892" calcext:value-type="float">
            <text:p>4.04</text:p>
          </table:table-cell>
          <table:table-cell table:style-name="ce2" table:formula="of:=-[.B32]" office:value-type="float" office:value="-4.03763756095892" calcext:value-type="float">
            <text:p>-4.04</text:p>
          </table:table-cell>
          <table:table-cell table:number-columns-repeated="10"/>
          <table:table-cell table:formula="of:=MOD([.P32]^3+a*[.P32]+b;prime)" office:value-type="float" office:value="237" calcext:value-type="float">
            <text:p>237</text:p>
          </table:table-cell>
          <table:table-cell/>
          <table:table-cell table:formula="of:=IF([.P31]+1&lt;prime;[.P31]+1;NA())" office:value-type="float" office:value="30" calcext:value-type="float">
            <text:p>30</text:p>
          </table:table-cell>
          <table:table-cell table:formula="of:=MOD_SQRT([.N32];prime)" office:value-type="string" office:string-value="#VALUE!" calcext:value-type="string">
            <text:p>#VALUE!</text:p>
          </table:table-cell>
          <table:table-cell/>
          <table:table-cell table:formula="of:=[.P32]" office:value-type="float" office:value="30" calcext:value-type="float">
            <text:p>30</text:p>
          </table:table-cell>
          <table:table-cell table:formula="of:=MOD(prime-[.Q32];prime)/[.Q32]*[.Q3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2]+[.$A$5]" office:value-type="float" office:value="-1.884387" calcext:value-type="float">
            <text:p>-1.88</text:p>
          </table:table-cell>
          <table:table-cell table:style-name="ce2" table:formula="of:=SQRT([.A33]*[.A33]*[.A33]+a*[.A33]+b)" office:value-type="float" office:value="4.06194684000562" calcext:value-type="float">
            <text:p>4.06</text:p>
          </table:table-cell>
          <table:table-cell table:style-name="ce2" table:formula="of:=-[.B33]" office:value-type="float" office:value="-4.06194684000562" calcext:value-type="float">
            <text:p>-4.06</text:p>
          </table:table-cell>
          <table:table-cell>
            <draw:frame table:end-cell-address="EC.L50" table:end-x="35.46pt" table:end-y="1.73pt" draw:z-index="2" draw:name="Chart 3" draw:style-name="gr1" draw:text-style-name="P1" svg:width="371.85pt" svg:height="236.3pt" svg:x="0pt" svg:y="0.09pt">
              <draw:object draw:notify-on-update-of-ranges="EC.A7:EC.A156 EC.B7:EC.B156 EC.A7:EC.A156 EC.C7:EC.C1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formula="of:=MOD([.P33]^3+a*[.P33]+b;prime)" office:value-type="float" office:value="128" calcext:value-type="float">
            <text:p>128</text:p>
          </table:table-cell>
          <table:table-cell/>
          <table:table-cell table:formula="of:=IF([.P32]+1&lt;prime;[.P32]+1;NA())" office:value-type="float" office:value="31" calcext:value-type="float">
            <text:p>31</text:p>
          </table:table-cell>
          <table:table-cell table:formula="of:=MOD_SQRT([.N33];prime)" office:value-type="float" office:value="91" calcext:value-type="float">
            <text:p>91</text:p>
          </table:table-cell>
          <table:table-cell/>
          <table:table-cell table:formula="of:=[.P33]" office:value-type="float" office:value="31" calcext:value-type="float">
            <text:p>31</text:p>
          </table:table-cell>
          <table:table-cell table:formula="of:=MOD(prime-[.Q33];prime)/[.Q33]*[.Q33]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table-cell table:style-name="ce2" table:formula="of:=[.A33]+[.$A$5]" office:value-type="float" office:value="-1.834387" calcext:value-type="float">
            <text:p>-1.83</text:p>
          </table:table-cell>
          <table:table-cell table:style-name="ce2" table:formula="of:=SQRT([.A34]*[.A34]*[.A34]+a*[.A34]+b)" office:value-type="float" office:value="4.08265126889341" calcext:value-type="float">
            <text:p>4.08</text:p>
          </table:table-cell>
          <table:table-cell table:style-name="ce2" table:formula="of:=-[.B34]" office:value-type="float" office:value="-4.08265126889341" calcext:value-type="float">
            <text:p>-4.08</text:p>
          </table:table-cell>
          <table:table-cell table:number-columns-repeated="10"/>
          <table:table-cell table:formula="of:=MOD([.P34]^3+a*[.P34]+b;prime)" office:value-type="float" office:value="205" calcext:value-type="float">
            <text:p>205</text:p>
          </table:table-cell>
          <table:table-cell/>
          <table:table-cell table:formula="of:=IF([.P33]+1&lt;prime;[.P33]+1;NA())" office:value-type="float" office:value="32" calcext:value-type="float">
            <text:p>32</text:p>
          </table:table-cell>
          <table:table-cell table:formula="of:=MOD_SQRT([.N34];prime)" office:value-type="float" office:value="87" calcext:value-type="float">
            <text:p>87</text:p>
          </table:table-cell>
          <table:table-cell/>
          <table:table-cell table:formula="of:=[.P34]" office:value-type="float" office:value="32" calcext:value-type="float">
            <text:p>32</text:p>
          </table:table-cell>
          <table:table-cell table:formula="of:=MOD(prime-[.Q34];prime)/[.Q34]*[.Q34]" office:value-type="float" office:value="176" calcext:value-type="float">
            <text:p>176</text:p>
          </table:table-cell>
          <table:table-cell table:number-columns-repeated="1004"/>
        </table:table-row>
        <table:table-row table:style-name="ro2">
          <table:table-cell table:style-name="ce2" table:formula="of:=[.A34]+[.$A$5]" office:value-type="float" office:value="-1.784387" calcext:value-type="float">
            <text:p>-1.78</text:p>
          </table:table-cell>
          <table:table-cell table:style-name="ce2" table:formula="of:=SQRT([.A35]*[.A35]*[.A35]+a*[.A35]+b)" office:value-type="float" office:value="4.09989692928522" calcext:value-type="float">
            <text:p>4.10</text:p>
          </table:table-cell>
          <table:table-cell table:style-name="ce2" table:formula="of:=-[.B35]" office:value-type="float" office:value="-4.09989692928522" calcext:value-type="float">
            <text:p>-4.10</text:p>
          </table:table-cell>
          <table:table-cell table:number-columns-repeated="10"/>
          <table:table-cell table:formula="of:=MOD([.P35]^3+a*[.P35]+b;prime)" office:value-type="float" office:value="211" calcext:value-type="float">
            <text:p>211</text:p>
          </table:table-cell>
          <table:table-cell/>
          <table:table-cell table:formula="of:=IF([.P34]+1&lt;prime;[.P34]+1;NA())" office:value-type="float" office:value="33" calcext:value-type="float">
            <text:p>33</text:p>
          </table:table-cell>
          <table:table-cell table:formula="of:=MOD_SQRT([.N35];prime)" office:value-type="string" office:string-value="#VALUE!" calcext:value-type="string">
            <text:p>#VALUE!</text:p>
          </table:table-cell>
          <table:table-cell/>
          <table:table-cell table:formula="of:=[.P35]" office:value-type="float" office:value="33" calcext:value-type="float">
            <text:p>33</text:p>
          </table:table-cell>
          <table:table-cell table:formula="of:=MOD(prime-[.Q35];prime)/[.Q35]*[.Q3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5]+[.$A$5]" office:value-type="float" office:value="-1.734387" calcext:value-type="float">
            <text:p>-1.73</text:p>
          </table:table-cell>
          <table:table-cell table:style-name="ce2" table:formula="of:=SQRT([.A36]*[.A36]*[.A36]+a*[.A36]+b)" office:value-type="float" office:value="4.11381847838814" calcext:value-type="float">
            <text:p>4.11</text:p>
          </table:table-cell>
          <table:table-cell table:style-name="ce2" table:formula="of:=-[.B36]" office:value-type="float" office:value="-4.11381847838814" calcext:value-type="float">
            <text:p>-4.11</text:p>
          </table:table-cell>
          <table:table-cell table:number-columns-repeated="10"/>
          <table:table-cell table:formula="of:=MOD([.P36]^3+a*[.P36]+b;prime)" office:value-type="float" office:value="152" calcext:value-type="float">
            <text:p>152</text:p>
          </table:table-cell>
          <table:table-cell/>
          <table:table-cell table:formula="of:=IF([.P35]+1&lt;prime;[.P35]+1;NA())" office:value-type="float" office:value="34" calcext:value-type="float">
            <text:p>34</text:p>
          </table:table-cell>
          <table:table-cell table:formula="of:=MOD_SQRT([.N36];prime)" office:value-type="string" office:string-value="#VALUE!" calcext:value-type="string">
            <text:p>#VALUE!</text:p>
          </table:table-cell>
          <table:table-cell/>
          <table:table-cell table:formula="of:=[.P36]" office:value-type="float" office:value="34" calcext:value-type="float">
            <text:p>34</text:p>
          </table:table-cell>
          <table:table-cell table:formula="of:=MOD(prime-[.Q36];prime)/[.Q36]*[.Q3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6]+[.$A$5]" office:value-type="float" office:value="-1.684387" calcext:value-type="float">
            <text:p>-1.68</text:p>
          </table:table-cell>
          <table:table-cell table:style-name="ce2" table:formula="of:=SQRT([.A37]*[.A37]*[.A37]+a*[.A37]+b)" office:value-type="float" office:value="4.1245404968909" calcext:value-type="float">
            <text:p>4.12</text:p>
          </table:table-cell>
          <table:table-cell table:style-name="ce2" table:formula="of:=-[.B37]" office:value-type="float" office:value="-4.1245404968909" calcext:value-type="float">
            <text:p>-4.12</text:p>
          </table:table-cell>
          <table:table-cell table:number-columns-repeated="10"/>
          <table:table-cell table:formula="of:=MOD([.P37]^3+a*[.P37]+b;prime)" office:value-type="float" office:value="34" calcext:value-type="float">
            <text:p>34</text:p>
          </table:table-cell>
          <table:table-cell/>
          <table:table-cell table:formula="of:=IF([.P36]+1&lt;prime;[.P36]+1;NA())" office:value-type="float" office:value="35" calcext:value-type="float">
            <text:p>35</text:p>
          </table:table-cell>
          <table:table-cell table:formula="of:=MOD_SQRT([.N37];prime)" office:value-type="float" office:value="49" calcext:value-type="float">
            <text:p>49</text:p>
          </table:table-cell>
          <table:table-cell/>
          <table:table-cell table:formula="of:=[.P37]" office:value-type="float" office:value="35" calcext:value-type="float">
            <text:p>35</text:p>
          </table:table-cell>
          <table:table-cell table:formula="of:=MOD(prime-[.Q37];prime)/[.Q37]*[.Q37]" office:value-type="float" office:value="214" calcext:value-type="float">
            <text:p>214</text:p>
          </table:table-cell>
          <table:table-cell table:number-columns-repeated="1004"/>
        </table:table-row>
        <table:table-row table:style-name="ro2">
          <table:table-cell table:style-name="ce2" table:formula="of:=[.A37]+[.$A$5]" office:value-type="float" office:value="-1.634387" calcext:value-type="float">
            <text:p>-1.63</text:p>
          </table:table-cell>
          <table:table-cell table:style-name="ce2" table:formula="of:=SQRT([.A38]*[.A38]*[.A38]+a*[.A38]+b)" office:value-type="float" office:value="4.13217864362837" calcext:value-type="float">
            <text:p>4.13</text:p>
          </table:table-cell>
          <table:table-cell table:style-name="ce2" table:formula="of:=-[.B38]" office:value-type="float" office:value="-4.13217864362837" calcext:value-type="float">
            <text:p>-4.13</text:p>
          </table:table-cell>
          <table:table-cell table:number-columns-repeated="10"/>
          <table:table-cell table:formula="of:=MOD([.P38]^3+a*[.P38]+b;prime)" office:value-type="float" office:value="126" calcext:value-type="float">
            <text:p>126</text:p>
          </table:table-cell>
          <table:table-cell/>
          <table:table-cell table:formula="of:=IF([.P37]+1&lt;prime;[.P37]+1;NA())" office:value-type="float" office:value="36" calcext:value-type="float">
            <text:p>36</text:p>
          </table:table-cell>
          <table:table-cell table:formula="of:=MOD_SQRT([.N38];prime)" office:value-type="string" office:string-value="#VALUE!" calcext:value-type="string">
            <text:p>#VALUE!</text:p>
          </table:table-cell>
          <table:table-cell/>
          <table:table-cell table:formula="of:=[.P38]" office:value-type="float" office:value="36" calcext:value-type="float">
            <text:p>36</text:p>
          </table:table-cell>
          <table:table-cell table:formula="of:=MOD(prime-[.Q38];prime)/[.Q38]*[.Q3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8]+[.$A$5]" office:value-type="float" office:value="-1.584387" calcext:value-type="float">
            <text:p>-1.58</text:p>
          </table:table-cell>
          <table:table-cell table:style-name="ce2" table:formula="of:=SQRT([.A39]*[.A39]*[.A39]+a*[.A39]+b)" office:value-type="float" office:value="4.13684065081358" calcext:value-type="float">
            <text:p>4.14</text:p>
          </table:table-cell>
          <table:table-cell table:style-name="ce2" table:formula="of:=-[.B39]" office:value-type="float" office:value="-4.13684065081358" calcext:value-type="float">
            <text:p>-4.14</text:p>
          </table:table-cell>
          <table:table-cell table:number-columns-repeated="10"/>
          <table:table-cell table:formula="of:=MOD([.P39]^3+a*[.P39]+b;prime)" office:value-type="float" office:value="171" calcext:value-type="float">
            <text:p>171</text:p>
          </table:table-cell>
          <table:table-cell/>
          <table:table-cell table:formula="of:=IF([.P38]+1&lt;prime;[.P38]+1;NA())" office:value-type="float" office:value="37" calcext:value-type="float">
            <text:p>37</text:p>
          </table:table-cell>
          <table:table-cell table:formula="of:=MOD_SQRT([.N39];prime)" office:value-type="string" office:string-value="#VALUE!" calcext:value-type="string">
            <text:p>#VALUE!</text:p>
          </table:table-cell>
          <table:table-cell/>
          <table:table-cell table:formula="of:=[.P39]" office:value-type="float" office:value="37" calcext:value-type="float">
            <text:p>37</text:p>
          </table:table-cell>
          <table:table-cell table:formula="of:=MOD(prime-[.Q39];prime)/[.Q39]*[.Q3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9]+[.$A$5]" office:value-type="float" office:value="-1.534387" calcext:value-type="float">
            <text:p>-1.53</text:p>
          </table:table-cell>
          <table:table-cell table:style-name="ce2" table:formula="of:=SQRT([.A40]*[.A40]*[.A40]+a*[.A40]+b)" office:value-type="float" office:value="4.13862718695331" calcext:value-type="float">
            <text:p>4.14</text:p>
          </table:table-cell>
          <table:table-cell table:style-name="ce2" table:formula="of:=-[.B40]" office:value-type="float" office:value="-4.13862718695331" calcext:value-type="float">
            <text:p>-4.14</text:p>
          </table:table-cell>
          <table:table-cell table:number-columns-repeated="10"/>
          <table:table-cell table:formula="of:=MOD([.P40]^3+a*[.P40]+b;prime)" office:value-type="float" office:value="175" calcext:value-type="float">
            <text:p>175</text:p>
          </table:table-cell>
          <table:table-cell/>
          <table:table-cell table:formula="of:=IF([.P39]+1&lt;prime;[.P39]+1;NA())" office:value-type="float" office:value="38" calcext:value-type="float">
            <text:p>38</text:p>
          </table:table-cell>
          <table:table-cell table:formula="of:=MOD_SQRT([.N40];prime)" office:value-type="string" office:string-value="#VALUE!" calcext:value-type="string">
            <text:p>#VALUE!</text:p>
          </table:table-cell>
          <table:table-cell/>
          <table:table-cell table:formula="of:=[.P40]" office:value-type="float" office:value="38" calcext:value-type="float">
            <text:p>38</text:p>
          </table:table-cell>
          <table:table-cell table:formula="of:=MOD(prime-[.Q40];prime)/[.Q40]*[.Q4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0]+[.$A$5]" office:value-type="float" office:value="-1.484387" calcext:value-type="float">
            <text:p>-1.48</text:p>
          </table:table-cell>
          <table:table-cell table:style-name="ce2" table:formula="of:=SQRT([.A41]*[.A41]*[.A41]+a*[.A41]+b)" office:value-type="float" office:value="4.13763260934975" calcext:value-type="float">
            <text:p>4.14</text:p>
          </table:table-cell>
          <table:table-cell table:style-name="ce2" table:formula="of:=-[.B41]" office:value-type="float" office:value="-4.13763260934975" calcext:value-type="float">
            <text:p>-4.14</text:p>
          </table:table-cell>
          <table:table-cell table:number-columns-repeated="10"/>
          <table:table-cell table:formula="of:=MOD([.P41]^3+a*[.P41]+b;prime)" office:value-type="float" office:value="144" calcext:value-type="float">
            <text:p>144</text:p>
          </table:table-cell>
          <table:table-cell/>
          <table:table-cell table:formula="of:=IF([.P40]+1&lt;prime;[.P40]+1;NA())" office:value-type="float" office:value="39" calcext:value-type="float">
            <text:p>39</text:p>
          </table:table-cell>
          <table:table-cell table:formula="of:=MOD_SQRT([.N41];prime)" office:value-type="float" office:value="251" calcext:value-type="float">
            <text:p>251</text:p>
          </table:table-cell>
          <table:table-cell/>
          <table:table-cell table:formula="of:=[.P41]" office:value-type="float" office:value="39" calcext:value-type="float">
            <text:p>39</text:p>
          </table:table-cell>
          <table:table-cell table:formula="of:=MOD(prime-[.Q41];prime)/[.Q41]*[.Q41]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2" table:formula="of:=[.A41]+[.$A$5]" office:value-type="float" office:value="-1.434387" calcext:value-type="float">
            <text:p>-1.43</text:p>
          </table:table-cell>
          <table:table-cell table:style-name="ce2" table:formula="of:=SQRT([.A42]*[.A42]*[.A42]+a*[.A42]+b)" office:value-type="float" office:value="4.13394562401585" calcext:value-type="float">
            <text:p>4.13</text:p>
          </table:table-cell>
          <table:table-cell table:style-name="ce2" table:formula="of:=-[.B42]" office:value-type="float" office:value="-4.13394562401585" calcext:value-type="float">
            <text:p>-4.13</text:p>
          </table:table-cell>
          <table:table-cell table:number-columns-repeated="10"/>
          <table:table-cell table:formula="of:=MOD([.P42]^3+a*[.P42]+b;prime)" office:value-type="float" office:value="84" calcext:value-type="float">
            <text:p>84</text:p>
          </table:table-cell>
          <table:table-cell/>
          <table:table-cell table:formula="of:=IF([.P41]+1&lt;prime;[.P41]+1;NA())" office:value-type="float" office:value="40" calcext:value-type="float">
            <text:p>40</text:p>
          </table:table-cell>
          <table:table-cell table:formula="of:=MOD_SQRT([.N42];prime)" office:value-type="string" office:string-value="#VALUE!" calcext:value-type="string">
            <text:p>#VALUE!</text:p>
          </table:table-cell>
          <table:table-cell/>
          <table:table-cell table:formula="of:=[.P42]" office:value-type="float" office:value="40" calcext:value-type="float">
            <text:p>40</text:p>
          </table:table-cell>
          <table:table-cell table:formula="of:=MOD(prime-[.Q42];prime)/[.Q42]*[.Q4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2]+[.$A$5]" office:value-type="float" office:value="-1.384387" calcext:value-type="float">
            <text:p>-1.38</text:p>
          </table:table-cell>
          <table:table-cell table:style-name="ce2" table:formula="of:=SQRT([.A43]*[.A43]*[.A43]+a*[.A43]+b)" office:value-type="float" office:value="4.12764986762264" calcext:value-type="float">
            <text:p>4.13</text:p>
          </table:table-cell>
          <table:table-cell table:style-name="ce2" table:formula="of:=-[.B43]" office:value-type="float" office:value="-4.12764986762264" calcext:value-type="float">
            <text:p>-4.13</text:p>
          </table:table-cell>
          <table:table-cell table:number-columns-repeated="10"/>
          <table:table-cell table:formula="of:=MOD([.P43]^3+a*[.P43]+b;prime)" office:value-type="float" office:value="1" calcext:value-type="float">
            <text:p>1</text:p>
          </table:table-cell>
          <table:table-cell/>
          <table:table-cell table:formula="of:=IF([.P42]+1&lt;prime;[.P42]+1;NA())" office:value-type="float" office:value="41" calcext:value-type="float">
            <text:p>41</text:p>
          </table:table-cell>
          <table:table-cell table:formula="of:=MOD_SQRT([.N43];prime)" office:value-type="float" office:value="1" calcext:value-type="float">
            <text:p>1</text:p>
          </table:table-cell>
          <table:table-cell/>
          <table:table-cell table:formula="of:=[.P43]" office:value-type="float" office:value="41" calcext:value-type="float">
            <text:p>41</text:p>
          </table:table-cell>
          <table:table-cell table:formula="of:=MOD(prime-[.Q43];prime)/[.Q43]*[.Q43]" office:value-type="float" office:value="262" calcext:value-type="float">
            <text:p>262</text:p>
          </table:table-cell>
          <table:table-cell table:number-columns-repeated="1004"/>
        </table:table-row>
        <table:table-row table:style-name="ro2">
          <table:table-cell table:style-name="ce2" table:formula="of:=[.A43]+[.$A$5]" office:value-type="float" office:value="-1.334387" calcext:value-type="float">
            <text:p>-1.33</text:p>
          </table:table-cell>
          <table:table-cell table:style-name="ce2" table:formula="of:=SQRT([.A44]*[.A44]*[.A44]+a*[.A44]+b)" office:value-type="float" office:value="4.11882442355225" calcext:value-type="float">
            <text:p>4.12</text:p>
          </table:table-cell>
          <table:table-cell table:style-name="ce2" table:formula="of:=-[.B44]" office:value-type="float" office:value="-4.11882442355225" calcext:value-type="float">
            <text:p>-4.12</text:p>
          </table:table-cell>
          <table:table-cell table:number-columns-repeated="10"/>
          <table:table-cell table:formula="of:=MOD([.P44]^3+a*[.P44]+b;prime)" office:value-type="float" office:value="164" calcext:value-type="float">
            <text:p>164</text:p>
          </table:table-cell>
          <table:table-cell/>
          <table:table-cell table:formula="of:=IF([.P43]+1&lt;prime;[.P43]+1;NA())" office:value-type="float" office:value="42" calcext:value-type="float">
            <text:p>42</text:p>
          </table:table-cell>
          <table:table-cell table:formula="of:=MOD_SQRT([.N44];prime)" office:value-type="string" office:string-value="#VALUE!" calcext:value-type="string">
            <text:p>#VALUE!</text:p>
          </table:table-cell>
          <table:table-cell/>
          <table:table-cell table:formula="of:=[.P44]" office:value-type="float" office:value="42" calcext:value-type="float">
            <text:p>42</text:p>
          </table:table-cell>
          <table:table-cell table:formula="of:=MOD(prime-[.Q44];prime)/[.Q44]*[.Q4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4]+[.$A$5]" office:value-type="float" office:value="-1.284387" calcext:value-type="float">
            <text:p>-1.28</text:p>
          </table:table-cell>
          <table:table-cell table:style-name="ce2" table:formula="of:=SQRT([.A45]*[.A45]*[.A45]+a*[.A45]+b)" office:value-type="float" office:value="4.10754428210042" calcext:value-type="float">
            <text:p>4.11</text:p>
          </table:table-cell>
          <table:table-cell table:style-name="ce2" table:formula="of:=-[.B45]" office:value-type="float" office:value="-4.10754428210042" calcext:value-type="float">
            <text:p>-4.11</text:p>
          </table:table-cell>
          <table:table-cell table:number-columns-repeated="10"/>
          <table:table-cell table:formula="of:=MOD([.P45]^3+a*[.P45]+b;prime)" office:value-type="float" office:value="53" calcext:value-type="float">
            <text:p>53</text:p>
          </table:table-cell>
          <table:table-cell/>
          <table:table-cell table:formula="of:=IF([.P44]+1&lt;prime;[.P44]+1;NA())" office:value-type="float" office:value="43" calcext:value-type="float">
            <text:p>43</text:p>
          </table:table-cell>
          <table:table-cell table:formula="of:=MOD_SQRT([.N45];prime)" office:value-type="string" office:string-value="#VALUE!" calcext:value-type="string">
            <text:p>#VALUE!</text:p>
          </table:table-cell>
          <table:table-cell/>
          <table:table-cell table:formula="of:=[.P45]" office:value-type="float" office:value="43" calcext:value-type="float">
            <text:p>43</text:p>
          </table:table-cell>
          <table:table-cell table:formula="of:=MOD(prime-[.Q45];prime)/[.Q45]*[.Q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5]+[.$A$5]" office:value-type="float" office:value="-1.234387" calcext:value-type="float">
            <text:p>-1.23</text:p>
          </table:table-cell>
          <table:table-cell table:style-name="ce2" table:formula="of:=SQRT([.A46]*[.A46]*[.A46]+a*[.A46]+b)" office:value-type="float" office:value="4.09388075324395" calcext:value-type="float">
            <text:p>4.09</text:p>
          </table:table-cell>
          <table:table-cell table:style-name="ce2" table:formula="of:=-[.B46]" office:value-type="float" office:value="-4.09388075324395" calcext:value-type="float">
            <text:p>-4.09</text:p>
          </table:table-cell>
          <table:table-cell table:number-columns-repeated="10"/>
          <table:table-cell table:formula="of:=MOD([.P46]^3+a*[.P46]+b;prime)" office:value-type="float" office:value="200" calcext:value-type="float">
            <text:p>200</text:p>
          </table:table-cell>
          <table:table-cell/>
          <table:table-cell table:formula="of:=IF([.P45]+1&lt;prime;[.P45]+1;NA())" office:value-type="float" office:value="44" calcext:value-type="float">
            <text:p>44</text:p>
          </table:table-cell>
          <table:table-cell table:formula="of:=MOD_SQRT([.N46];prime)" office:value-type="float" office:value="215" calcext:value-type="float">
            <text:p>215</text:p>
          </table:table-cell>
          <table:table-cell/>
          <table:table-cell table:formula="of:=[.P46]" office:value-type="float" office:value="44" calcext:value-type="float">
            <text:p>44</text:p>
          </table:table-cell>
          <table:table-cell table:formula="of:=MOD(prime-[.Q46];prime)/[.Q46]*[.Q46]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style-name="ce2" table:formula="of:=[.A46]+[.$A$5]" office:value-type="float" office:value="-1.184387" calcext:value-type="float">
            <text:p>-1.18</text:p>
          </table:table-cell>
          <table:table-cell table:style-name="ce2" table:formula="of:=SQRT([.A47]*[.A47]*[.A47]+a*[.A47]+b)" office:value-type="float" office:value="4.07790183907688" calcext:value-type="float">
            <text:p>4.08</text:p>
          </table:table-cell>
          <table:table-cell table:style-name="ce2" table:formula="of:=-[.B47]" office:value-type="float" office:value="-4.07790183907688" calcext:value-type="float">
            <text:p>-4.08</text:p>
          </table:table-cell>
          <table:table-cell table:number-columns-repeated="10"/>
          <table:table-cell table:formula="of:=MOD([.P47]^3+a*[.P47]+b;prime)" office:value-type="float" office:value="85" calcext:value-type="float">
            <text:p>85</text:p>
          </table:table-cell>
          <table:table-cell/>
          <table:table-cell table:formula="of:=IF([.P46]+1&lt;prime;[.P46]+1;NA())" office:value-type="float" office:value="45" calcext:value-type="float">
            <text:p>45</text:p>
          </table:table-cell>
          <table:table-cell table:formula="of:=MOD_SQRT([.N47];prime)" office:value-type="string" office:string-value="#VALUE!" calcext:value-type="string">
            <text:p>#VALUE!</text:p>
          </table:table-cell>
          <table:table-cell/>
          <table:table-cell table:formula="of:=[.P47]" office:value-type="float" office:value="45" calcext:value-type="float">
            <text:p>45</text:p>
          </table:table-cell>
          <table:table-cell table:formula="of:=MOD(prime-[.Q47];prime)/[.Q47]*[.Q4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7]+[.$A$5]" office:value-type="float" office:value="-1.134387" calcext:value-type="float">
            <text:p>-1.13</text:p>
          </table:table-cell>
          <table:table-cell table:style-name="ce2" table:formula="of:=SQRT([.A48]*[.A48]*[.A48]+a*[.A48]+b)" office:value-type="float" office:value="4.05967257195847" calcext:value-type="float">
            <text:p>4.06</text:p>
          </table:table-cell>
          <table:table-cell table:style-name="ce2" table:formula="of:=-[.B48]" office:value-type="float" office:value="-4.05967257195847" calcext:value-type="float">
            <text:p>-4.06</text:p>
          </table:table-cell>
          <table:table-cell table:number-columns-repeated="10"/>
          <table:table-cell table:formula="of:=MOD([.P48]^3+a*[.P48]+b;prime)" office:value-type="float" office:value="240" calcext:value-type="float">
            <text:p>240</text:p>
          </table:table-cell>
          <table:table-cell/>
          <table:table-cell table:formula="of:=IF([.P47]+1&lt;prime;[.P47]+1;NA())" office:value-type="float" office:value="46" calcext:value-type="float">
            <text:p>46</text:p>
          </table:table-cell>
          <table:table-cell table:formula="of:=MOD_SQRT([.N48];prime)" office:value-type="string" office:string-value="#VALUE!" calcext:value-type="string">
            <text:p>#VALUE!</text:p>
          </table:table-cell>
          <table:table-cell/>
          <table:table-cell table:formula="of:=[.P48]" office:value-type="float" office:value="46" calcext:value-type="float">
            <text:p>46</text:p>
          </table:table-cell>
          <table:table-cell table:formula="of:=MOD(prime-[.Q48];prime)/[.Q48]*[.Q4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8]+[.$A$5]" office:value-type="float" office:value="-1.084387" calcext:value-type="float">
            <text:p>-1.08</text:p>
          </table:table-cell>
          <table:table-cell table:style-name="ce2" table:formula="of:=SQRT([.A49]*[.A49]*[.A49]+a*[.A49]+b)" office:value-type="float" office:value="4.03925532355622" calcext:value-type="float">
            <text:p>4.04</text:p>
          </table:table-cell>
          <table:table-cell table:style-name="ce2" table:formula="of:=-[.B49]" office:value-type="float" office:value="-4.03925532355622" calcext:value-type="float">
            <text:p>-4.04</text:p>
          </table:table-cell>
          <table:table-cell table:number-columns-repeated="10"/>
          <table:table-cell table:formula="of:=MOD([.P49]^3+a*[.P49]+b;prime)" office:value-type="float" office:value="145" calcext:value-type="float">
            <text:p>145</text:p>
          </table:table-cell>
          <table:table-cell/>
          <table:table-cell table:formula="of:=IF([.P48]+1&lt;prime;[.P48]+1;NA())" office:value-type="float" office:value="47" calcext:value-type="float">
            <text:p>47</text:p>
          </table:table-cell>
          <table:table-cell table:formula="of:=MOD_SQRT([.N49];prime)" office:value-type="float" office:value="113" calcext:value-type="float">
            <text:p>113</text:p>
          </table:table-cell>
          <table:table-cell/>
          <table:table-cell table:formula="of:=[.P49]" office:value-type="float" office:value="47" calcext:value-type="float">
            <text:p>47</text:p>
          </table:table-cell>
          <table:table-cell table:formula="of:=MOD(prime-[.Q49];prime)/[.Q49]*[.Q49]" office:value-type="float" office:value="150" calcext:value-type="float">
            <text:p>150</text:p>
          </table:table-cell>
          <table:table-cell table:number-columns-repeated="1004"/>
        </table:table-row>
        <table:table-row table:style-name="ro2">
          <table:table-cell table:style-name="ce2" table:formula="of:=[.A49]+[.$A$5]" office:value-type="float" office:value="-1.034387" calcext:value-type="float">
            <text:p>-1.03</text:p>
          </table:table-cell>
          <table:table-cell table:style-name="ce2" table:formula="of:=SQRT([.A50]*[.A50]*[.A50]+a*[.A50]+b)" office:value-type="float" office:value="4.0167100892699" calcext:value-type="float">
            <text:p>4.02</text:p>
          </table:table-cell>
          <table:table-cell table:style-name="ce2" table:formula="of:=-[.B50]" office:value-type="float" office:value="-4.0167100892699" calcext:value-type="float">
            <text:p>-4.02</text:p>
          </table:table-cell>
          <table:table-cell table:number-columns-repeated="10"/>
          <table:table-cell table:formula="of:=MOD([.P50]^3+a*[.P50]+b;prime)" office:value-type="float" office:value="69" calcext:value-type="float">
            <text:p>69</text:p>
          </table:table-cell>
          <table:table-cell/>
          <table:table-cell table:formula="of:=IF([.P49]+1&lt;prime;[.P49]+1;NA())" office:value-type="float" office:value="48" calcext:value-type="float">
            <text:p>48</text:p>
          </table:table-cell>
          <table:table-cell table:formula="of:=MOD_SQRT([.N50];prime)" office:value-type="float" office:value="73" calcext:value-type="float">
            <text:p>73</text:p>
          </table:table-cell>
          <table:table-cell/>
          <table:table-cell table:formula="of:=[.P50]" office:value-type="float" office:value="48" calcext:value-type="float">
            <text:p>48</text:p>
          </table:table-cell>
          <table:table-cell table:formula="of:=MOD(prime-[.Q50];prime)/[.Q50]*[.Q50]" office:value-type="float" office:value="190" calcext:value-type="float">
            <text:p>190</text:p>
          </table:table-cell>
          <table:table-cell table:number-columns-repeated="1004"/>
        </table:table-row>
        <table:table-row table:style-name="ro2">
          <table:table-cell table:style-name="ce2" table:formula="of:=[.A50]+[.$A$5]" office:value-type="float" office:value="-0.984387000000003" calcext:value-type="float">
            <text:p>-0.98</text:p>
          </table:table-cell>
          <table:table-cell table:style-name="ce2" table:formula="of:=SQRT([.A51]*[.A51]*[.A51]+a*[.A51]+b)" office:value-type="float" office:value="3.99209475195767" calcext:value-type="float">
            <text:p>3.99</text:p>
          </table:table-cell>
          <table:table-cell table:style-name="ce2" table:formula="of:=-[.B51]" office:value-type="float" office:value="-3.99209475195767" calcext:value-type="float">
            <text:p>-3.99</text:p>
          </table:table-cell>
          <table:table-cell table:number-columns-repeated="10"/>
          <table:table-cell table:formula="of:=MOD([.P51]^3+a*[.P51]+b;prime)" office:value-type="float" office:value="18" calcext:value-type="float">
            <text:p>18</text:p>
          </table:table-cell>
          <table:table-cell/>
          <table:table-cell table:formula="of:=IF([.P50]+1&lt;prime;[.P50]+1;NA())" office:value-type="float" office:value="49" calcext:value-type="float">
            <text:p>49</text:p>
          </table:table-cell>
          <table:table-cell table:formula="of:=MOD_SQRT([.N51];prime)" office:value-type="float" office:value="67" calcext:value-type="float">
            <text:p>67</text:p>
          </table:table-cell>
          <table:table-cell/>
          <table:table-cell table:formula="of:=[.P51]" office:value-type="float" office:value="49" calcext:value-type="float">
            <text:p>49</text:p>
          </table:table-cell>
          <table:table-cell table:formula="of:=MOD(prime-[.Q51];prime)/[.Q51]*[.Q51]" office:value-type="float" office:value="196" calcext:value-type="float">
            <text:p>196</text:p>
          </table:table-cell>
          <table:table-cell table:number-columns-repeated="1004"/>
        </table:table-row>
        <table:table-row table:style-name="ro2">
          <table:table-cell table:style-name="ce2" table:formula="of:=[.A51]+[.$A$5]" office:value-type="float" office:value="-0.934387000000003" calcext:value-type="float">
            <text:p>-0.93</text:p>
          </table:table-cell>
          <table:table-cell table:style-name="ce2" table:formula="of:=SQRT([.A52]*[.A52]*[.A52]+a*[.A52]+b)" office:value-type="float" office:value="3.9654653284291" calcext:value-type="float">
            <text:p>3.97</text:p>
          </table:table-cell>
          <table:table-cell table:style-name="ce2" table:formula="of:=-[.B52]" office:value-type="float" office:value="-3.9654653284291" calcext:value-type="float">
            <text:p>-3.97</text:p>
          </table:table-cell>
          <table:table-cell table:number-columns-repeated="10"/>
          <table:table-cell table:formula="of:=MOD([.P52]^3+a*[.P52]+b;prime)" office:value-type="float" office:value="261" calcext:value-type="float">
            <text:p>261</text:p>
          </table:table-cell>
          <table:table-cell/>
          <table:table-cell table:formula="of:=IF([.P51]+1&lt;prime;[.P51]+1;NA())" office:value-type="float" office:value="50" calcext:value-type="float">
            <text:p>50</text:p>
          </table:table-cell>
          <table:table-cell table:formula="of:=MOD_SQRT([.N52];prime)" office:value-type="string" office:string-value="#VALUE!" calcext:value-type="string">
            <text:p>#VALUE!</text:p>
          </table:table-cell>
          <table:table-cell/>
          <table:table-cell table:formula="of:=[.P52]" office:value-type="float" office:value="50" calcext:value-type="float">
            <text:p>50</text:p>
          </table:table-cell>
          <table:table-cell table:formula="of:=MOD(prime-[.Q52];prime)/[.Q52]*[.Q5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2]+[.$A$5]" office:value-type="float" office:value="-0.884387000000003" calcext:value-type="float">
            <text:p>-0.88</text:p>
          </table:table-cell>
          <table:table-cell table:style-name="ce2" table:formula="of:=SQRT([.A53]*[.A53]*[.A53]+a*[.A53]+b)" office:value-type="float" office:value="3.93687620180501" calcext:value-type="float">
            <text:p>3.94</text:p>
          </table:table-cell>
          <table:table-cell table:style-name="ce2" table:formula="of:=-[.B53]" office:value-type="float" office:value="-3.93687620180501" calcext:value-type="float">
            <text:p>-3.94</text:p>
          </table:table-cell>
          <table:table-cell table:number-columns-repeated="10"/>
          <table:table-cell table:formula="of:=MOD([.P53]^3+a*[.P53]+b;prime)" office:value-type="float" office:value="15" calcext:value-type="float">
            <text:p>15</text:p>
          </table:table-cell>
          <table:table-cell/>
          <table:table-cell table:formula="of:=IF([.P52]+1&lt;prime;[.P52]+1;NA())" office:value-type="float" office:value="51" calcext:value-type="float">
            <text:p>51</text:p>
          </table:table-cell>
          <table:table-cell table:formula="of:=MOD_SQRT([.N53];prime)" office:value-type="string" office:string-value="#VALUE!" calcext:value-type="string">
            <text:p>#VALUE!</text:p>
          </table:table-cell>
          <table:table-cell/>
          <table:table-cell table:formula="of:=[.P53]" office:value-type="float" office:value="51" calcext:value-type="float">
            <text:p>51</text:p>
          </table:table-cell>
          <table:table-cell table:formula="of:=MOD(prime-[.Q53];prime)/[.Q53]*[.Q5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3]+[.$A$5]" office:value-type="float" office:value="-0.834387000000003" calcext:value-type="float">
            <text:p>-0.83</text:p>
          </table:table-cell>
          <table:table-cell table:style-name="ce2" table:formula="of:=SQRT([.A54]*[.A54]*[.A54]+a*[.A54]+b)" office:value-type="float" office:value="3.9063803425555" calcext:value-type="float">
            <text:p>3.91</text:p>
          </table:table-cell>
          <table:table-cell table:style-name="ce2" table:formula="of:=-[.B54]" office:value-type="float" office:value="-3.9063803425555" calcext:value-type="float">
            <text:p>-3.91</text:p>
          </table:table-cell>
          <table:table-cell table:number-columns-repeated="10"/>
          <table:table-cell table:formula="of:=MOD([.P54]^3+a*[.P54]+b;prime)" office:value-type="float" office:value="75" calcext:value-type="float">
            <text:p>75</text:p>
          </table:table-cell>
          <table:table-cell/>
          <table:table-cell table:formula="of:=IF([.P53]+1&lt;prime;[.P53]+1;NA())" office:value-type="float" office:value="52" calcext:value-type="float">
            <text:p>52</text:p>
          </table:table-cell>
          <table:table-cell table:formula="of:=MOD_SQRT([.N54];prime)" office:value-type="float" office:value="115" calcext:value-type="float">
            <text:p>115</text:p>
          </table:table-cell>
          <table:table-cell/>
          <table:table-cell table:formula="of:=[.P54]" office:value-type="float" office:value="52" calcext:value-type="float">
            <text:p>52</text:p>
          </table:table-cell>
          <table:table-cell table:formula="of:=MOD(prime-[.Q54];prime)/[.Q54]*[.Q54]" office:value-type="float" office:value="148" calcext:value-type="float">
            <text:p>148</text:p>
          </table:table-cell>
          <table:table-cell table:number-columns-repeated="1004"/>
        </table:table-row>
        <table:table-row table:style-name="ro2">
          <table:table-cell table:style-name="ce2" table:formula="of:=[.A54]+[.$A$5]" office:value-type="float" office:value="-0.784387000000003" calcext:value-type="float">
            <text:p>-0.78</text:p>
          </table:table-cell>
          <table:table-cell table:style-name="ce2" table:formula="of:=SQRT([.A55]*[.A55]*[.A55]+a*[.A55]+b)" office:value-type="float" office:value="3.8740295208051" calcext:value-type="float">
            <text:p>3.87</text:p>
          </table:table-cell>
          <table:table-cell table:style-name="ce2" table:formula="of:=-[.B55]" office:value-type="float" office:value="-3.8740295208051" calcext:value-type="float">
            <text:p>-3.87</text:p>
          </table:table-cell>
          <table:table-cell table:number-columns-repeated="10"/>
          <table:table-cell table:formula="of:=MOD([.P55]^3+a*[.P55]+b;prime)" office:value-type="float" office:value="184" calcext:value-type="float">
            <text:p>184</text:p>
          </table:table-cell>
          <table:table-cell/>
          <table:table-cell table:formula="of:=IF([.P54]+1&lt;prime;[.P54]+1;NA())" office:value-type="float" office:value="53" calcext:value-type="float">
            <text:p>53</text:p>
          </table:table-cell>
          <table:table-cell table:formula="of:=MOD_SQRT([.N55];prime)" office:value-type="float" office:value="45" calcext:value-type="float">
            <text:p>45</text:p>
          </table:table-cell>
          <table:table-cell/>
          <table:table-cell table:formula="of:=[.P55]" office:value-type="float" office:value="53" calcext:value-type="float">
            <text:p>53</text:p>
          </table:table-cell>
          <table:table-cell table:formula="of:=MOD(prime-[.Q55];prime)/[.Q55]*[.Q55]" office:value-type="float" office:value="218" calcext:value-type="float">
            <text:p>218</text:p>
          </table:table-cell>
          <table:table-cell table:number-columns-repeated="1004"/>
        </table:table-row>
        <table:table-row table:style-name="ro2">
          <table:table-cell table:style-name="ce2" table:formula="of:=[.A55]+[.$A$5]" office:value-type="float" office:value="-0.734387000000003" calcext:value-type="float">
            <text:p>-0.73</text:p>
          </table:table-cell>
          <table:table-cell table:style-name="ce2" table:formula="of:=SQRT([.A56]*[.A56]*[.A56]+a*[.A56]+b)" office:value-type="float" office:value="3.83987451232911" calcext:value-type="float">
            <text:p>3.84</text:p>
          </table:table-cell>
          <table:table-cell table:style-name="ce2" table:formula="of:=-[.B56]" office:value-type="float" office:value="-3.83987451232911" calcext:value-type="float">
            <text:p>-3.84</text:p>
          </table:table-cell>
          <table:table-cell table:number-columns-repeated="10"/>
          <table:table-cell table:formula="of:=MOD([.P56]^3+a*[.P56]+b;prime)" office:value-type="float" office:value="85" calcext:value-type="float">
            <text:p>85</text:p>
          </table:table-cell>
          <table:table-cell/>
          <table:table-cell table:formula="of:=IF([.P55]+1&lt;prime;[.P55]+1;NA())" office:value-type="float" office:value="54" calcext:value-type="float">
            <text:p>54</text:p>
          </table:table-cell>
          <table:table-cell table:formula="of:=MOD_SQRT([.N56];prime)" office:value-type="string" office:string-value="#VALUE!" calcext:value-type="string">
            <text:p>#VALUE!</text:p>
          </table:table-cell>
          <table:table-cell/>
          <table:table-cell table:formula="of:=[.P56]" office:value-type="float" office:value="54" calcext:value-type="float">
            <text:p>54</text:p>
          </table:table-cell>
          <table:table-cell table:formula="of:=MOD(prime-[.Q56];prime)/[.Q56]*[.Q5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6]+[.$A$5]" office:value-type="float" office:value="-0.684387000000003" calcext:value-type="float">
            <text:p>-0.68</text:p>
          </table:table-cell>
          <table:table-cell table:style-name="ce2" table:formula="of:=SQRT([.A57]*[.A57]*[.A57]+a*[.A57]+b)" office:value-type="float" office:value="3.80396530055153" calcext:value-type="float">
            <text:p>3.80</text:p>
          </table:table-cell>
          <table:table-cell table:style-name="ce2" table:formula="of:=-[.B57]" office:value-type="float" office:value="-3.80396530055153" calcext:value-type="float">
            <text:p>-3.80</text:p>
          </table:table-cell>
          <table:table-cell table:number-columns-repeated="10"/>
          <table:table-cell table:formula="of:=MOD([.P57]^3+a*[.P57]+b;prime)" office:value-type="float" office:value="47" calcext:value-type="float">
            <text:p>47</text:p>
          </table:table-cell>
          <table:table-cell/>
          <table:table-cell table:formula="of:=IF([.P56]+1&lt;prime;[.P56]+1;NA())" office:value-type="float" office:value="55" calcext:value-type="float">
            <text:p>55</text:p>
          </table:table-cell>
          <table:table-cell table:formula="of:=MOD_SQRT([.N57];prime)" office:value-type="string" office:string-value="#VALUE!" calcext:value-type="string">
            <text:p>#VALUE!</text:p>
          </table:table-cell>
          <table:table-cell/>
          <table:table-cell table:formula="of:=[.P57]" office:value-type="float" office:value="55" calcext:value-type="float">
            <text:p>55</text:p>
          </table:table-cell>
          <table:table-cell table:formula="of:=MOD(prime-[.Q57];prime)/[.Q57]*[.Q5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7]+[.$A$5]" office:value-type="float" office:value="-0.634387000000003" calcext:value-type="float">
            <text:p>-0.63</text:p>
          </table:table-cell>
          <table:table-cell table:style-name="ce2" table:formula="of:=SQRT([.A58]*[.A58]*[.A58]+a*[.A58]+b)" office:value-type="float" office:value="3.76635127678837" calcext:value-type="float">
            <text:p>3.77</text:p>
          </table:table-cell>
          <table:table-cell table:style-name="ce2" table:formula="of:=-[.B58]" office:value-type="float" office:value="-3.76635127678837" calcext:value-type="float">
            <text:p>-3.77</text:p>
          </table:table-cell>
          <table:table-cell table:number-columns-repeated="10"/>
          <table:table-cell table:formula="of:=MOD([.P58]^3+a*[.P58]+b;prime)" office:value-type="float" office:value="76" calcext:value-type="float">
            <text:p>76</text:p>
          </table:table-cell>
          <table:table-cell/>
          <table:table-cell table:formula="of:=IF([.P57]+1&lt;prime;[.P57]+1;NA())" office:value-type="float" office:value="56" calcext:value-type="float">
            <text:p>56</text:p>
          </table:table-cell>
          <table:table-cell table:formula="of:=MOD_SQRT([.N58];prime)" office:value-type="string" office:string-value="#VALUE!" calcext:value-type="string">
            <text:p>#VALUE!</text:p>
          </table:table-cell>
          <table:table-cell/>
          <table:table-cell table:formula="of:=[.P58]" office:value-type="float" office:value="56" calcext:value-type="float">
            <text:p>56</text:p>
          </table:table-cell>
          <table:table-cell table:formula="of:=MOD(prime-[.Q58];prime)/[.Q58]*[.Q5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8]+[.$A$5]" office:value-type="float" office:value="-0.584387000000003" calcext:value-type="float">
            <text:p>-0.58</text:p>
          </table:table-cell>
          <table:table-cell table:style-name="ce2" table:formula="of:=SQRT([.A59]*[.A59]*[.A59]+a*[.A59]+b)" office:value-type="float" office:value="3.72708144095763" calcext:value-type="float">
            <text:p>3.73</text:p>
          </table:table-cell>
          <table:table-cell table:style-name="ce2" table:formula="of:=-[.B59]" office:value-type="float" office:value="-3.72708144095763" calcext:value-type="float">
            <text:p>-3.73</text:p>
          </table:table-cell>
          <table:table-cell table:number-columns-repeated="10"/>
          <table:table-cell table:formula="of:=MOD([.P59]^3+a*[.P59]+b;prime)" office:value-type="float" office:value="178" calcext:value-type="float">
            <text:p>178</text:p>
          </table:table-cell>
          <table:table-cell/>
          <table:table-cell table:formula="of:=IF([.P58]+1&lt;prime;[.P58]+1;NA())" office:value-type="float" office:value="57" calcext:value-type="float">
            <text:p>57</text:p>
          </table:table-cell>
          <table:table-cell table:formula="of:=MOD_SQRT([.N59];prime)" office:value-type="float" office:value="21" calcext:value-type="float">
            <text:p>21</text:p>
          </table:table-cell>
          <table:table-cell/>
          <table:table-cell table:formula="of:=[.P59]" office:value-type="float" office:value="57" calcext:value-type="float">
            <text:p>57</text:p>
          </table:table-cell>
          <table:table-cell table:formula="of:=MOD(prime-[.Q59];prime)/[.Q59]*[.Q59]" office:value-type="float" office:value="242" calcext:value-type="float">
            <text:p>242</text:p>
          </table:table-cell>
          <table:table-cell table:number-columns-repeated="1004"/>
        </table:table-row>
        <table:table-row table:style-name="ro2">
          <table:table-cell table:style-name="ce2" table:formula="of:=[.A59]+[.$A$5]" office:value-type="float" office:value="-0.534387000000003" calcext:value-type="float">
            <text:p>-0.53</text:p>
          </table:table-cell>
          <table:table-cell table:style-name="ce2" table:formula="of:=SQRT([.A60]*[.A60]*[.A60]+a*[.A60]+b)" office:value-type="float" office:value="3.68620460499633" calcext:value-type="float">
            <text:p>3.69</text:p>
          </table:table-cell>
          <table:table-cell table:style-name="ce2" table:formula="of:=-[.B60]" office:value-type="float" office:value="-3.68620460499633" calcext:value-type="float">
            <text:p>-3.69</text:p>
          </table:table-cell>
          <table:table-cell table:number-columns-repeated="10"/>
          <table:table-cell table:formula="of:=MOD([.P60]^3+a*[.P60]+b;prime)" office:value-type="float" office:value="96" calcext:value-type="float">
            <text:p>96</text:p>
          </table:table-cell>
          <table:table-cell/>
          <table:table-cell table:formula="of:=IF([.P59]+1&lt;prime;[.P59]+1;NA())" office:value-type="float" office:value="58" calcext:value-type="float">
            <text:p>58</text:p>
          </table:table-cell>
          <table:table-cell table:formula="of:=MOD_SQRT([.N60];prime)" office:value-type="float" office:value="137" calcext:value-type="float">
            <text:p>137</text:p>
          </table:table-cell>
          <table:table-cell/>
          <table:table-cell table:formula="of:=[.P60]" office:value-type="float" office:value="58" calcext:value-type="float">
            <text:p>58</text:p>
          </table:table-cell>
          <table:table-cell table:formula="of:=MOD(prime-[.Q60];prime)/[.Q60]*[.Q60]" office:value-type="float" office:value="126" calcext:value-type="float">
            <text:p>126</text:p>
          </table:table-cell>
          <table:table-cell table:number-columns-repeated="1004"/>
        </table:table-row>
        <table:table-row table:style-name="ro2">
          <table:table-cell table:style-name="ce2" table:formula="of:=[.A60]+[.$A$5]" office:value-type="float" office:value="-0.484387000000003" calcext:value-type="float">
            <text:p>-0.48</text:p>
          </table:table-cell>
          <table:table-cell table:style-name="ce2" table:formula="of:=SQRT([.A61]*[.A61]*[.A61]+a*[.A61]+b)" office:value-type="float" office:value="3.64376960128676" calcext:value-type="float">
            <text:p>3.64</text:p>
          </table:table-cell>
          <table:table-cell table:style-name="ce2" table:formula="of:=-[.B61]" office:value-type="float" office:value="-3.64376960128676" calcext:value-type="float">
            <text:p>-3.64</text:p>
          </table:table-cell>
          <table:table-cell table:number-columns-repeated="10"/>
          <table:table-cell table:formula="of:=MOD([.P61]^3+a*[.P61]+b;prime)" office:value-type="float" office:value="99" calcext:value-type="float">
            <text:p>99</text:p>
          </table:table-cell>
          <table:table-cell/>
          <table:table-cell table:formula="of:=IF([.P60]+1&lt;prime;[.P60]+1;NA())" office:value-type="float" office:value="59" calcext:value-type="float">
            <text:p>59</text:p>
          </table:table-cell>
          <table:table-cell table:formula="of:=MOD_SQRT([.N61];prime)" office:value-type="float" office:value="25" calcext:value-type="float">
            <text:p>25</text:p>
          </table:table-cell>
          <table:table-cell/>
          <table:table-cell table:formula="of:=[.P61]" office:value-type="float" office:value="59" calcext:value-type="float">
            <text:p>59</text:p>
          </table:table-cell>
          <table:table-cell table:formula="of:=MOD(prime-[.Q61];prime)/[.Q61]*[.Q61]" office:value-type="float" office:value="238" calcext:value-type="float">
            <text:p>238</text:p>
          </table:table-cell>
          <table:table-cell table:number-columns-repeated="1004"/>
        </table:table-row>
        <table:table-row table:style-name="ro2">
          <table:table-cell table:style-name="ce2" table:formula="of:=[.A61]+[.$A$5]" office:value-type="float" office:value="-0.434387000000003" calcext:value-type="float">
            <text:p>-0.43</text:p>
          </table:table-cell>
          <table:table-cell table:style-name="ce2" table:formula="of:=SQRT([.A62]*[.A62]*[.A62]+a*[.A62]+b)" office:value-type="float" office:value="3.59982549849667" calcext:value-type="float">
            <text:p>3.60</text:p>
          </table:table-cell>
          <table:table-cell table:style-name="ce2" table:formula="of:=-[.B62]" office:value-type="float" office:value="-3.59982549849667" calcext:value-type="float">
            <text:p>-3.60</text:p>
          </table:table-cell>
          <table:table-cell table:number-columns-repeated="10"/>
          <table:table-cell table:formula="of:=MOD([.P62]^3+a*[.P62]+b;prime)" office:value-type="float" office:value="193" calcext:value-type="float">
            <text:p>193</text:p>
          </table:table-cell>
          <table:table-cell/>
          <table:table-cell table:formula="of:=IF([.P61]+1&lt;prime;[.P61]+1;NA())" office:value-type="float" office:value="60" calcext:value-type="float">
            <text:p>60</text:p>
          </table:table-cell>
          <table:table-cell table:formula="of:=MOD_SQRT([.N62];prime)" office:value-type="string" office:string-value="#VALUE!" calcext:value-type="string">
            <text:p>#VALUE!</text:p>
          </table:table-cell>
          <table:table-cell/>
          <table:table-cell table:formula="of:=[.P62]" office:value-type="float" office:value="60" calcext:value-type="float">
            <text:p>60</text:p>
          </table:table-cell>
          <table:table-cell table:formula="of:=MOD(prime-[.Q62];prime)/[.Q62]*[.Q6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2]+[.$A$5]" office:value-type="float" office:value="-0.384387000000003" calcext:value-type="float">
            <text:p>-0.38</text:p>
          </table:table-cell>
          <table:table-cell table:style-name="ce2" table:formula="of:=SQRT([.A63]*[.A63]*[.A63]+a*[.A63]+b)" office:value-type="float" office:value="3.55442182738518" calcext:value-type="float">
            <text:p>3.55</text:p>
          </table:table-cell>
          <table:table-cell table:style-name="ce2" table:formula="of:=-[.B63]" office:value-type="float" office:value="-3.55442182738518" calcext:value-type="float">
            <text:p>-3.55</text:p>
          </table:table-cell>
          <table:table-cell table:number-columns-repeated="10"/>
          <table:table-cell table:formula="of:=MOD([.P63]^3+a*[.P63]+b;prime)" office:value-type="float" office:value="121" calcext:value-type="float">
            <text:p>121</text:p>
          </table:table-cell>
          <table:table-cell/>
          <table:table-cell table:formula="of:=IF([.P62]+1&lt;prime;[.P62]+1;NA())" office:value-type="float" office:value="61" calcext:value-type="float">
            <text:p>61</text:p>
          </table:table-cell>
          <table:table-cell table:formula="of:=MOD_SQRT([.N63];prime)" office:value-type="float" office:value="11" calcext:value-type="float">
            <text:p>11</text:p>
          </table:table-cell>
          <table:table-cell/>
          <table:table-cell table:formula="of:=[.P63]" office:value-type="float" office:value="61" calcext:value-type="float">
            <text:p>61</text:p>
          </table:table-cell>
          <table:table-cell table:formula="of:=MOD(prime-[.Q63];prime)/[.Q63]*[.Q63]" office:value-type="float" office:value="252" calcext:value-type="float">
            <text:p>252</text:p>
          </table:table-cell>
          <table:table-cell table:number-columns-repeated="1004"/>
        </table:table-row>
        <table:table-row table:style-name="ro2">
          <table:table-cell table:style-name="ce2" table:formula="of:=[.A63]+[.$A$5]" office:value-type="float" office:value="-0.334387000000003" calcext:value-type="float">
            <text:p>-0.33</text:p>
          </table:table-cell>
          <table:table-cell table:style-name="ce2" table:formula="of:=SQRT([.A64]*[.A64]*[.A64]+a*[.A64]+b)" office:value-type="float" office:value="3.50760881931801" calcext:value-type="float">
            <text:p>3.51</text:p>
          </table:table-cell>
          <table:table-cell table:style-name="ce2" table:formula="of:=-[.B64]" office:value-type="float" office:value="-3.50760881931801" calcext:value-type="float">
            <text:p>-3.51</text:p>
          </table:table-cell>
          <table:table-cell table:number-columns-repeated="10"/>
          <table:table-cell table:formula="of:=MOD([.P64]^3+a*[.P64]+b;prime)" office:value-type="float" office:value="152" calcext:value-type="float">
            <text:p>152</text:p>
          </table:table-cell>
          <table:table-cell/>
          <table:table-cell table:formula="of:=IF([.P63]+1&lt;prime;[.P63]+1;NA())" office:value-type="float" office:value="62" calcext:value-type="float">
            <text:p>62</text:p>
          </table:table-cell>
          <table:table-cell table:formula="of:=MOD_SQRT([.N64];prime)" office:value-type="string" office:string-value="#VALUE!" calcext:value-type="string">
            <text:p>#VALUE!</text:p>
          </table:table-cell>
          <table:table-cell/>
          <table:table-cell table:formula="of:=[.P64]" office:value-type="float" office:value="62" calcext:value-type="float">
            <text:p>62</text:p>
          </table:table-cell>
          <table:table-cell table:formula="of:=MOD(prime-[.Q64];prime)/[.Q64]*[.Q6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4]+[.$A$5]" office:value-type="float" office:value="-0.284387000000003" calcext:value-type="float">
            <text:p>-0.28</text:p>
          </table:table-cell>
          <table:table-cell table:style-name="ce2" table:formula="of:=SQRT([.A65]*[.A65]*[.A65]+a*[.A65]+b)" office:value-type="float" office:value="3.45943766047646" calcext:value-type="float">
            <text:p>3.46</text:p>
          </table:table-cell>
          <table:table-cell table:style-name="ce2" table:formula="of:=-[.B65]" office:value-type="float" office:value="-3.45943766047646" calcext:value-type="float">
            <text:p>-3.46</text:p>
          </table:table-cell>
          <table:table-cell table:number-columns-repeated="10"/>
          <table:table-cell table:formula="of:=MOD([.P65]^3+a*[.P65]+b;prime)" office:value-type="float" office:value="29" calcext:value-type="float">
            <text:p>29</text:p>
          </table:table-cell>
          <table:table-cell/>
          <table:table-cell table:formula="of:=IF([.P64]+1&lt;prime;[.P64]+1;NA())" office:value-type="float" office:value="63" calcext:value-type="float">
            <text:p>63</text:p>
          </table:table-cell>
          <table:table-cell table:formula="of:=MOD_SQRT([.N65];prime)" office:value-type="string" office:string-value="#VALUE!" calcext:value-type="string">
            <text:p>#VALUE!</text:p>
          </table:table-cell>
          <table:table-cell/>
          <table:table-cell table:formula="of:=[.P65]" office:value-type="float" office:value="63" calcext:value-type="float">
            <text:p>63</text:p>
          </table:table-cell>
          <table:table-cell table:formula="of:=MOD(prime-[.Q65];prime)/[.Q65]*[.Q6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5]+[.$A$5]" office:value-type="float" office:value="-0.234387000000003" calcext:value-type="float">
            <text:p>-0.23</text:p>
          </table:table-cell>
          <table:table-cell table:style-name="ce2" table:formula="of:=SQRT([.A66]*[.A66]*[.A66]+a*[.A66]+b)" office:value-type="float" office:value="3.40996076503649" calcext:value-type="float">
            <text:p>3.41</text:p>
          </table:table-cell>
          <table:table-cell table:style-name="ce2" table:formula="of:=-[.B66]" office:value-type="float" office:value="-3.40996076503649" calcext:value-type="float">
            <text:p>-3.41</text:p>
          </table:table-cell>
          <table:table-cell table:number-columns-repeated="10"/>
          <table:table-cell table:formula="of:=MOD([.P66]^3+a*[.P66]+b;prime)" office:value-type="float" office:value="21" calcext:value-type="float">
            <text:p>21</text:p>
          </table:table-cell>
          <table:table-cell/>
          <table:table-cell table:formula="of:=IF([.P65]+1&lt;prime;[.P65]+1;NA())" office:value-type="float" office:value="64" calcext:value-type="float">
            <text:p>64</text:p>
          </table:table-cell>
          <table:table-cell table:formula="of:=MOD_SQRT([.N66];prime)" office:value-type="string" office:string-value="#VALUE!" calcext:value-type="string">
            <text:p>#VALUE!</text:p>
          </table:table-cell>
          <table:table-cell/>
          <table:table-cell table:formula="of:=[.P66]" office:value-type="float" office:value="64" calcext:value-type="float">
            <text:p>64</text:p>
          </table:table-cell>
          <table:table-cell table:formula="of:=MOD(prime-[.Q66];prime)/[.Q66]*[.Q6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6]+[.$A$5]" office:value-type="float" office:value="-0.184387000000003" calcext:value-type="float">
            <text:p>-0.18</text:p>
          </table:table-cell>
          <table:table-cell table:style-name="ce2" table:formula="of:=SQRT([.A67]*[.A67]*[.A67]+a*[.A67]+b)" office:value-type="float" office:value="3.35923207094323" calcext:value-type="float">
            <text:p>3.36</text:p>
          </table:table-cell>
          <table:table-cell table:style-name="ce2" table:formula="of:=-[.B67]" office:value-type="float" office:value="-3.35923207094323" calcext:value-type="float">
            <text:p>-3.36</text:p>
          </table:table-cell>
          <table:table-cell table:number-columns-repeated="10"/>
          <table:table-cell table:formula="of:=MOD([.P67]^3+a*[.P67]+b;prime)" office:value-type="float" office:value="134" calcext:value-type="float">
            <text:p>134</text:p>
          </table:table-cell>
          <table:table-cell/>
          <table:table-cell table:formula="of:=IF([.P66]+1&lt;prime;[.P66]+1;NA())" office:value-type="float" office:value="65" calcext:value-type="float">
            <text:p>65</text:p>
          </table:table-cell>
          <table:table-cell table:formula="of:=MOD_SQRT([.N67];prime)" office:value-type="string" office:string-value="#VALUE!" calcext:value-type="string">
            <text:p>#VALUE!</text:p>
          </table:table-cell>
          <table:table-cell/>
          <table:table-cell table:formula="of:=[.P67]" office:value-type="float" office:value="65" calcext:value-type="float">
            <text:p>65</text:p>
          </table:table-cell>
          <table:table-cell table:formula="of:=MOD(prime-[.Q67];prime)/[.Q67]*[.Q6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7]+[.$A$5]" office:value-type="float" office:value="-0.134387000000003" calcext:value-type="float">
            <text:p>-0.13</text:p>
          </table:table-cell>
          <table:table-cell table:style-name="ce2" table:formula="of:=SQRT([.A68]*[.A68]*[.A68]+a*[.A68]+b)" office:value-type="float" office:value="3.30730736231438" calcext:value-type="float">
            <text:p>3.31</text:p>
          </table:table-cell>
          <table:table-cell table:style-name="ce2" table:formula="of:=-[.B68]" office:value-type="float" office:value="-3.30730736231438" calcext:value-type="float">
            <text:p>-3.31</text:p>
          </table:table-cell>
          <table:table-cell table:number-columns-repeated="10"/>
          <table:table-cell table:formula="of:=MOD([.P68]^3+a*[.P68]+b;prime)" office:value-type="float" office:value="111" calcext:value-type="float">
            <text:p>111</text:p>
          </table:table-cell>
          <table:table-cell/>
          <table:table-cell table:formula="of:=IF([.P67]+1&lt;prime;[.P67]+1;NA())" office:value-type="float" office:value="66" calcext:value-type="float">
            <text:p>66</text:p>
          </table:table-cell>
          <table:table-cell table:formula="of:=MOD_SQRT([.N68];prime)" office:value-type="float" office:value="233" calcext:value-type="float">
            <text:p>233</text:p>
          </table:table-cell>
          <table:table-cell/>
          <table:table-cell table:formula="of:=[.P68]" office:value-type="float" office:value="66" calcext:value-type="float">
            <text:p>66</text:p>
          </table:table-cell>
          <table:table-cell table:formula="of:=MOD(prime-[.Q68];prime)/[.Q68]*[.Q68]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2" table:formula="of:=[.A68]+[.$A$5]" office:value-type="float" office:value="-0.0843870000000029" calcext:value-type="float">
            <text:p>-0.08</text:p>
          </table:table-cell>
          <table:table-cell table:style-name="ce2" table:formula="of:=SQRT([.A69]*[.A69]*[.A69]+a*[.A69]+b)" office:value-type="float" office:value="3.25424462297847" calcext:value-type="float">
            <text:p>3.25</text:p>
          </table:table-cell>
          <table:table-cell table:style-name="ce2" table:formula="of:=-[.B69]" office:value-type="float" office:value="-3.25424462297847" calcext:value-type="float">
            <text:p>-3.25</text:p>
          </table:table-cell>
          <table:table-cell table:number-columns-repeated="10"/>
          <table:table-cell table:formula="of:=MOD([.P69]^3+a*[.P69]+b;prime)" office:value-type="float" office:value="221" calcext:value-type="float">
            <text:p>221</text:p>
          </table:table-cell>
          <table:table-cell/>
          <table:table-cell table:formula="of:=IF([.P68]+1&lt;prime;[.P68]+1;NA())" office:value-type="float" office:value="67" calcext:value-type="float">
            <text:p>67</text:p>
          </table:table-cell>
          <table:table-cell table:formula="of:=MOD_SQRT([.N69];prime)" office:value-type="float" office:value="241" calcext:value-type="float">
            <text:p>241</text:p>
          </table:table-cell>
          <table:table-cell/>
          <table:table-cell table:formula="of:=[.P69]" office:value-type="float" office:value="67" calcext:value-type="float">
            <text:p>67</text:p>
          </table:table-cell>
          <table:table-cell table:formula="of:=MOD(prime-[.Q69];prime)/[.Q69]*[.Q69]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style-name="ce2" table:formula="of:=[.A69]+[.$A$5]" office:value-type="float" office:value="-0.0343870000000029" calcext:value-type="float">
            <text:p>-0.03</text:p>
          </table:table-cell>
          <table:table-cell table:style-name="ce2" table:formula="of:=SQRT([.A70]*[.A70]*[.A70]+a*[.A70]+b)" office:value-type="float" office:value="3.2001044261945" calcext:value-type="float">
            <text:p>3.20</text:p>
          </table:table-cell>
          <table:table-cell table:style-name="ce2" table:formula="of:=-[.B70]" office:value-type="float" office:value="-3.2001044261945" calcext:value-type="float">
            <text:p>-3.20</text:p>
          </table:table-cell>
          <table:table-cell table:number-columns-repeated="10"/>
          <table:table-cell table:formula="of:=MOD([.P70]^3+a*[.P70]+b;prime)" office:value-type="float" office:value="207" calcext:value-type="float">
            <text:p>207</text:p>
          </table:table-cell>
          <table:table-cell/>
          <table:table-cell table:formula="of:=IF([.P69]+1&lt;prime;[.P69]+1;NA())" office:value-type="float" office:value="68" calcext:value-type="float">
            <text:p>68</text:p>
          </table:table-cell>
          <table:table-cell table:formula="of:=MOD_SQRT([.N70];prime)" office:value-type="float" office:value="101" calcext:value-type="float">
            <text:p>101</text:p>
          </table:table-cell>
          <table:table-cell/>
          <table:table-cell table:formula="of:=[.P70]" office:value-type="float" office:value="68" calcext:value-type="float">
            <text:p>68</text:p>
          </table:table-cell>
          <table:table-cell table:formula="of:=MOD(prime-[.Q70];prime)/[.Q70]*[.Q70]" office:value-type="float" office:value="162" calcext:value-type="float">
            <text:p>162</text:p>
          </table:table-cell>
          <table:table-cell table:number-columns-repeated="1004"/>
        </table:table-row>
        <table:table-row table:style-name="ro2">
          <table:table-cell table:style-name="ce2" table:formula="of:=[.A70]+[.$A$5]" office:value-type="float" office:value="0.0156129999999971" calcext:value-type="float">
            <text:p>0.02</text:p>
          </table:table-cell>
          <table:table-cell table:style-name="ce2" table:formula="of:=SQRT([.A71]*[.A71]*[.A71]+a*[.A71]+b)" office:value-type="float" office:value="3.1449503662085" calcext:value-type="float">
            <text:p>3.14</text:p>
          </table:table-cell>
          <table:table-cell table:style-name="ce2" table:formula="of:=-[.B71]" office:value-type="float" office:value="-3.1449503662085" calcext:value-type="float">
            <text:p>-3.14</text:p>
          </table:table-cell>
          <table:table-cell table:number-columns-repeated="10"/>
          <table:table-cell table:formula="of:=MOD([.P71]^3+a*[.P71]+b;prime)" office:value-type="float" office:value="75" calcext:value-type="float">
            <text:p>75</text:p>
          </table:table-cell>
          <table:table-cell/>
          <table:table-cell table:formula="of:=IF([.P70]+1&lt;prime;[.P70]+1;NA())" office:value-type="float" office:value="69" calcext:value-type="float">
            <text:p>69</text:p>
          </table:table-cell>
          <table:table-cell table:formula="of:=MOD_SQRT([.N71];prime)" office:value-type="float" office:value="115" calcext:value-type="float">
            <text:p>115</text:p>
          </table:table-cell>
          <table:table-cell/>
          <table:table-cell table:formula="of:=[.P71]" office:value-type="float" office:value="69" calcext:value-type="float">
            <text:p>69</text:p>
          </table:table-cell>
          <table:table-cell table:formula="of:=MOD(prime-[.Q71];prime)/[.Q71]*[.Q71]" office:value-type="float" office:value="148" calcext:value-type="float">
            <text:p>148</text:p>
          </table:table-cell>
          <table:table-cell table:number-columns-repeated="1004"/>
        </table:table-row>
        <table:table-row table:style-name="ro2">
          <table:table-cell table:style-name="ce2" table:formula="of:=[.A71]+[.$A$5]" office:value-type="float" office:value="0.0656129999999971" calcext:value-type="float">
            <text:p>0.07</text:p>
          </table:table-cell>
          <table:table-cell table:style-name="ce2" table:formula="of:=SQRT([.A72]*[.A72]*[.A72]+a*[.A72]+b)" office:value-type="float" office:value="3.08884953798017" calcext:value-type="float">
            <text:p>3.09</text:p>
          </table:table-cell>
          <table:table-cell table:style-name="ce2" table:formula="of:=-[.B72]" office:value-type="float" office:value="-3.08884953798017" calcext:value-type="float">
            <text:p>-3.09</text:p>
          </table:table-cell>
          <table:table-cell table:number-columns-repeated="10"/>
          <table:table-cell table:formula="of:=MOD([.P72]^3+a*[.P72]+b;prime)" office:value-type="float" office:value="94" calcext:value-type="float">
            <text:p>94</text:p>
          </table:table-cell>
          <table:table-cell/>
          <table:table-cell table:formula="of:=IF([.P71]+1&lt;prime;[.P71]+1;NA())" office:value-type="float" office:value="70" calcext:value-type="float">
            <text:p>70</text:p>
          </table:table-cell>
          <table:table-cell table:formula="of:=MOD_SQRT([.N72];prime)" office:value-type="string" office:string-value="#VALUE!" calcext:value-type="string">
            <text:p>#VALUE!</text:p>
          </table:table-cell>
          <table:table-cell/>
          <table:table-cell table:formula="of:=[.P72]" office:value-type="float" office:value="70" calcext:value-type="float">
            <text:p>70</text:p>
          </table:table-cell>
          <table:table-cell table:formula="of:=MOD(prime-[.Q72];prime)/[.Q72]*[.Q7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2]+[.$A$5]" office:value-type="float" office:value="0.115612999999997" calcext:value-type="float">
            <text:p>0.12</text:p>
          </table:table-cell>
          <table:table-cell table:style-name="ce2" table:formula="of:=SQRT([.A73]*[.A73]*[.A73]+a*[.A73]+b)" office:value-type="float" office:value="3.03187307215287" calcext:value-type="float">
            <text:p>3.03</text:p>
          </table:table-cell>
          <table:table-cell table:style-name="ce2" table:formula="of:=-[.B73]" office:value-type="float" office:value="-3.03187307215287" calcext:value-type="float">
            <text:p>-3.03</text:p>
          </table:table-cell>
          <table:table-cell table:number-columns-repeated="10"/>
          <table:table-cell table:formula="of:=MOD([.P73]^3+a*[.P73]+b;prime)" office:value-type="float" office:value="7" calcext:value-type="float">
            <text:p>7</text:p>
          </table:table-cell>
          <table:table-cell/>
          <table:table-cell table:formula="of:=IF([.P72]+1&lt;prime;[.P72]+1;NA())" office:value-type="float" office:value="71" calcext:value-type="float">
            <text:p>71</text:p>
          </table:table-cell>
          <table:table-cell table:formula="of:=MOD_SQRT([.N73];prime)" office:value-type="string" office:string-value="#VALUE!" calcext:value-type="string">
            <text:p>#VALUE!</text:p>
          </table:table-cell>
          <table:table-cell/>
          <table:table-cell table:formula="of:=[.P73]" office:value-type="float" office:value="71" calcext:value-type="float">
            <text:p>71</text:p>
          </table:table-cell>
          <table:table-cell table:formula="of:=MOD(prime-[.Q73];prime)/[.Q73]*[.Q7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3]+[.$A$5]" office:value-type="float" office:value="0.165612999999997" calcext:value-type="float">
            <text:p>0.17</text:p>
          </table:table-cell>
          <table:table-cell table:style-name="ce2" table:formula="of:=SQRT([.A74]*[.A74]*[.A74]+a*[.A74]+b)" office:value-type="float" office:value="2.97409673312941" calcext:value-type="float">
            <text:p>2.97</text:p>
          </table:table-cell>
          <table:table-cell table:style-name="ce2" table:formula="of:=-[.B74]" office:value-type="float" office:value="-2.97409673312941" calcext:value-type="float">
            <text:p>-2.97</text:p>
          </table:table-cell>
          <table:table-cell table:number-columns-repeated="10"/>
          <table:table-cell table:formula="of:=MOD([.P74]^3+a*[.P74]+b;prime)" office:value-type="float" office:value="83" calcext:value-type="float">
            <text:p>83</text:p>
          </table:table-cell>
          <table:table-cell/>
          <table:table-cell table:formula="of:=IF([.P73]+1&lt;prime;[.P73]+1;NA())" office:value-type="float" office:value="72" calcext:value-type="float">
            <text:p>72</text:p>
          </table:table-cell>
          <table:table-cell table:formula="of:=MOD_SQRT([.N74];prime)" office:value-type="float" office:value="95" calcext:value-type="float">
            <text:p>95</text:p>
          </table:table-cell>
          <table:table-cell/>
          <table:table-cell table:formula="of:=[.P74]" office:value-type="float" office:value="72" calcext:value-type="float">
            <text:p>72</text:p>
          </table:table-cell>
          <table:table-cell table:formula="of:=MOD(prime-[.Q74];prime)/[.Q74]*[.Q74]" office:value-type="float" office:value="168" calcext:value-type="float">
            <text:p>168</text:p>
          </table:table-cell>
          <table:table-cell table:number-columns-repeated="1004"/>
        </table:table-row>
        <table:table-row table:style-name="ro2">
          <table:table-cell table:style-name="ce2" table:formula="of:=[.A74]+[.$A$5]" office:value-type="float" office:value="0.215612999999997" calcext:value-type="float">
            <text:p>0.22</text:p>
          </table:table-cell>
          <table:table-cell table:style-name="ce2" table:formula="of:=SQRT([.A75]*[.A75]*[.A75]+a*[.A75]+b)" office:value-type="float" office:value="2.9156015889309" calcext:value-type="float">
            <text:p>2.92</text:p>
          </table:table-cell>
          <table:table-cell table:style-name="ce2" table:formula="of:=-[.B75]" office:value-type="float" office:value="-2.9156015889309" calcext:value-type="float">
            <text:p>-2.92</text:p>
          </table:table-cell>
          <table:table-cell table:number-columns-repeated="10"/>
          <table:table-cell table:formula="of:=MOD([.P75]^3+a*[.P75]+b;prime)" office:value-type="float" office:value="65" calcext:value-type="float">
            <text:p>65</text:p>
          </table:table-cell>
          <table:table-cell/>
          <table:table-cell table:formula="of:=IF([.P74]+1&lt;prime;[.P74]+1;NA())" office:value-type="float" office:value="73" calcext:value-type="float">
            <text:p>73</text:p>
          </table:table-cell>
          <table:table-cell table:formula="of:=MOD_SQRT([.N75];prime)" office:value-type="string" office:string-value="#VALUE!" calcext:value-type="string">
            <text:p>#VALUE!</text:p>
          </table:table-cell>
          <table:table-cell/>
          <table:table-cell table:formula="of:=[.P75]" office:value-type="float" office:value="73" calcext:value-type="float">
            <text:p>73</text:p>
          </table:table-cell>
          <table:table-cell table:formula="of:=MOD(prime-[.Q75];prime)/[.Q75]*[.Q7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5]+[.$A$5]" office:value-type="float" office:value="0.265612999999997" calcext:value-type="float">
            <text:p>0.27</text:p>
          </table:table-cell>
          <table:table-cell table:style-name="ce2" table:formula="of:=SQRT([.A76]*[.A76]*[.A76]+a*[.A76]+b)" office:value-type="float" office:value="2.85647476231486" calcext:value-type="float">
            <text:p>2.86</text:p>
          </table:table-cell>
          <table:table-cell table:style-name="ce2" table:formula="of:=-[.B76]" office:value-type="float" office:value="-2.85647476231486" calcext:value-type="float">
            <text:p>-2.86</text:p>
          </table:table-cell>
          <table:table-cell table:number-columns-repeated="10"/>
          <table:table-cell table:formula="of:=MOD([.P76]^3+a*[.P76]+b;prime)" office:value-type="float" office:value="222" calcext:value-type="float">
            <text:p>222</text:p>
          </table:table-cell>
          <table:table-cell/>
          <table:table-cell table:formula="of:=IF([.P75]+1&lt;prime;[.P75]+1;NA())" office:value-type="float" office:value="74" calcext:value-type="float">
            <text:p>74</text:p>
          </table:table-cell>
          <table:table-cell table:formula="of:=MOD_SQRT([.N76];prime)" office:value-type="float" office:value="119" calcext:value-type="float">
            <text:p>119</text:p>
          </table:table-cell>
          <table:table-cell/>
          <table:table-cell table:formula="of:=[.P76]" office:value-type="float" office:value="74" calcext:value-type="float">
            <text:p>74</text:p>
          </table:table-cell>
          <table:table-cell table:formula="of:=MOD(prime-[.Q76];prime)/[.Q76]*[.Q76]" office:value-type="float" office:value="144" calcext:value-type="float">
            <text:p>144</text:p>
          </table:table-cell>
          <table:table-cell table:number-columns-repeated="1004"/>
        </table:table-row>
        <table:table-row table:style-name="ro2">
          <table:table-cell table:style-name="ce2" table:formula="of:=[.A76]+[.$A$5]" office:value-type="float" office:value="0.315612999999997" calcext:value-type="float">
            <text:p>0.32</text:p>
          </table:table-cell>
          <table:table-cell table:style-name="ce2" table:formula="of:=SQRT([.A77]*[.A77]*[.A77]+a*[.A77]+b)" office:value-type="float" office:value="2.79681027334839" calcext:value-type="float">
            <text:p>2.80</text:p>
          </table:table-cell>
          <table:table-cell table:style-name="ce2" table:formula="of:=-[.B77]" office:value-type="float" office:value="-2.79681027334839" calcext:value-type="float">
            <text:p>-2.80</text:p>
          </table:table-cell>
          <table:table-cell table:number-columns-repeated="10"/>
          <table:table-cell table:formula="of:=MOD([.P77]^3+a*[.P77]+b;prime)" office:value-type="float" office:value="34" calcext:value-type="float">
            <text:p>34</text:p>
          </table:table-cell>
          <table:table-cell/>
          <table:table-cell table:formula="of:=IF([.P76]+1&lt;prime;[.P76]+1;NA())" office:value-type="float" office:value="75" calcext:value-type="float">
            <text:p>75</text:p>
          </table:table-cell>
          <table:table-cell table:formula="of:=MOD_SQRT([.N77];prime)" office:value-type="float" office:value="49" calcext:value-type="float">
            <text:p>49</text:p>
          </table:table-cell>
          <table:table-cell/>
          <table:table-cell table:formula="of:=[.P77]" office:value-type="float" office:value="75" calcext:value-type="float">
            <text:p>75</text:p>
          </table:table-cell>
          <table:table-cell table:formula="of:=MOD(prime-[.Q77];prime)/[.Q77]*[.Q77]" office:value-type="float" office:value="214" calcext:value-type="float">
            <text:p>214</text:p>
          </table:table-cell>
          <table:table-cell table:number-columns-repeated="1004"/>
        </table:table-row>
        <table:table-row table:style-name="ro2">
          <table:table-cell table:style-name="ce2" table:formula="of:=[.A77]+[.$A$5]" office:value-type="float" office:value="0.365612999999997" calcext:value-type="float">
            <text:p>0.37</text:p>
          </table:table-cell>
          <table:table-cell table:style-name="ce2" table:formula="of:=SQRT([.A78]*[.A78]*[.A78]+a*[.A78]+b)" office:value-type="float" office:value="2.73670998417304" calcext:value-type="float">
            <text:p>2.74</text:p>
          </table:table-cell>
          <table:table-cell table:style-name="ce2" table:formula="of:=-[.B78]" office:value-type="float" office:value="-2.73670998417304" calcext:value-type="float">
            <text:p>-2.74</text:p>
          </table:table-cell>
          <table:table-cell table:number-columns-repeated="10"/>
          <table:table-cell table:formula="of:=MOD([.P78]^3+a*[.P78]+b;prime)" office:value-type="float" office:value="33" calcext:value-type="float">
            <text:p>33</text:p>
          </table:table-cell>
          <table:table-cell/>
          <table:table-cell table:formula="of:=IF([.P77]+1&lt;prime;[.P77]+1;NA())" office:value-type="float" office:value="76" calcext:value-type="float">
            <text:p>76</text:p>
          </table:table-cell>
          <table:table-cell table:formula="of:=MOD_SQRT([.N78];prime)" office:value-type="float" office:value="159" calcext:value-type="float">
            <text:p>159</text:p>
          </table:table-cell>
          <table:table-cell/>
          <table:table-cell table:formula="of:=[.P78]" office:value-type="float" office:value="76" calcext:value-type="float">
            <text:p>76</text:p>
          </table:table-cell>
          <table:table-cell table:formula="of:=MOD(prime-[.Q78];prime)/[.Q78]*[.Q78]" office:value-type="float" office:value="104" calcext:value-type="float">
            <text:p>104</text:p>
          </table:table-cell>
          <table:table-cell table:number-columns-repeated="1004"/>
        </table:table-row>
        <table:table-row table:style-name="ro2">
          <table:table-cell table:style-name="ce2" table:formula="of:=[.A78]+[.$A$5]" office:value-type="float" office:value="0.415612999999997" calcext:value-type="float">
            <text:p>0.42</text:p>
          </table:table-cell>
          <table:table-cell table:style-name="ce2" table:formula="of:=SQRT([.A79]*[.A79]*[.A79]+a*[.A79]+b)" office:value-type="float" office:value="2.67628465691484" calcext:value-type="float">
            <text:p>2.68</text:p>
          </table:table-cell>
          <table:table-cell table:style-name="ce2" table:formula="of:=-[.B79]" office:value-type="float" office:value="-2.67628465691484" calcext:value-type="float">
            <text:p>-2.68</text:p>
          </table:table-cell>
          <table:table-cell table:number-columns-repeated="10"/>
          <table:table-cell table:formula="of:=MOD([.P79]^3+a*[.P79]+b;prime)" office:value-type="float" office:value="225" calcext:value-type="float">
            <text:p>225</text:p>
          </table:table-cell>
          <table:table-cell/>
          <table:table-cell table:formula="of:=IF([.P78]+1&lt;prime;[.P78]+1;NA())" office:value-type="float" office:value="77" calcext:value-type="float">
            <text:p>77</text:p>
          </table:table-cell>
          <table:table-cell table:formula="of:=MOD_SQRT([.N79];prime)" office:value-type="float" office:value="15" calcext:value-type="float">
            <text:p>15</text:p>
          </table:table-cell>
          <table:table-cell/>
          <table:table-cell table:formula="of:=[.P79]" office:value-type="float" office:value="77" calcext:value-type="float">
            <text:p>77</text:p>
          </table:table-cell>
          <table:table-cell table:formula="of:=MOD(prime-[.Q79];prime)/[.Q79]*[.Q79]" office:value-type="float" office:value="248" calcext:value-type="float">
            <text:p>248</text:p>
          </table:table-cell>
          <table:table-cell table:number-columns-repeated="1004"/>
        </table:table-row>
        <table:table-row table:style-name="ro2">
          <table:table-cell table:style-name="ce2" table:formula="of:=[.A79]+[.$A$5]" office:value-type="float" office:value="0.465612999999997" calcext:value-type="float">
            <text:p>0.47</text:p>
          </table:table-cell>
          <table:table-cell table:style-name="ce2" table:formula="of:=SQRT([.A80]*[.A80]*[.A80]+a*[.A80]+b)" office:value-type="float" office:value="2.61565513537299" calcext:value-type="float">
            <text:p>2.62</text:p>
          </table:table-cell>
          <table:table-cell table:style-name="ce2" table:formula="of:=-[.B80]" office:value-type="float" office:value="-2.61565513537299" calcext:value-type="float">
            <text:p>-2.62</text:p>
          </table:table-cell>
          <table:table-cell table:number-columns-repeated="10"/>
          <table:table-cell table:formula="of:=MOD([.P80]^3+a*[.P80]+b;prime)" office:value-type="float" office:value="90" calcext:value-type="float">
            <text:p>90</text:p>
          </table:table-cell>
          <table:table-cell/>
          <table:table-cell table:formula="of:=IF([.P79]+1&lt;prime;[.P79]+1;NA())" office:value-type="float" office:value="78" calcext:value-type="float">
            <text:p>78</text:p>
          </table:table-cell>
          <table:table-cell table:formula="of:=MOD_SQRT([.N80];prime)" office:value-type="string" office:string-value="#VALUE!" calcext:value-type="string">
            <text:p>#VALUE!</text:p>
          </table:table-cell>
          <table:table-cell/>
          <table:table-cell table:formula="of:=[.P80]" office:value-type="float" office:value="78" calcext:value-type="float">
            <text:p>78</text:p>
          </table:table-cell>
          <table:table-cell table:formula="of:=MOD(prime-[.Q80];prime)/[.Q80]*[.Q8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0]+[.$A$5]" office:value-type="float" office:value="0.515612999999997" calcext:value-type="float">
            <text:p>0.52</text:p>
          </table:table-cell>
          <table:table-cell table:style-name="ce2" table:formula="of:=SQRT([.A81]*[.A81]*[.A81]+a*[.A81]+b)" office:value-type="float" office:value="2.55495365996498" calcext:value-type="float">
            <text:p>2.55</text:p>
          </table:table-cell>
          <table:table-cell table:style-name="ce2" table:formula="of:=-[.B81]" office:value-type="float" office:value="-2.55495365996498" calcext:value-type="float">
            <text:p>-2.55</text:p>
          </table:table-cell>
          <table:table-cell table:number-columns-repeated="10"/>
          <table:table-cell table:formula="of:=MOD([.P81]^3+a*[.P81]+b;prime)" office:value-type="float" office:value="160" calcext:value-type="float">
            <text:p>160</text:p>
          </table:table-cell>
          <table:table-cell/>
          <table:table-cell table:formula="of:=IF([.P80]+1&lt;prime;[.P80]+1;NA())" office:value-type="float" office:value="79" calcext:value-type="float">
            <text:p>79</text:p>
          </table:table-cell>
          <table:table-cell table:formula="of:=MOD_SQRT([.N81];prime)" office:value-type="string" office:string-value="#VALUE!" calcext:value-type="string">
            <text:p>#VALUE!</text:p>
          </table:table-cell>
          <table:table-cell/>
          <table:table-cell table:formula="of:=[.P81]" office:value-type="float" office:value="79" calcext:value-type="float">
            <text:p>79</text:p>
          </table:table-cell>
          <table:table-cell table:formula="of:=MOD(prime-[.Q81];prime)/[.Q81]*[.Q8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1]+[.$A$5]" office:value-type="float" office:value="0.565612999999997" calcext:value-type="float">
            <text:p>0.57</text:p>
          </table:table-cell>
          <table:table-cell table:style-name="ce2" table:formula="of:=SQRT([.A82]*[.A82]*[.A82]+a*[.A82]+b)" office:value-type="float" office:value="2.49432532299494" calcext:value-type="float">
            <text:p>2.49</text:p>
          </table:table-cell>
          <table:table-cell table:style-name="ce2" table:formula="of:=-[.B82]" office:value-type="float" office:value="-2.49432532299494" calcext:value-type="float">
            <text:p>-2.49</text:p>
          </table:table-cell>
          <table:table-cell table:number-columns-repeated="10"/>
          <table:table-cell table:formula="of:=MOD([.P82]^3+a*[.P82]+b;prime)" office:value-type="float" office:value="178" calcext:value-type="float">
            <text:p>178</text:p>
          </table:table-cell>
          <table:table-cell/>
          <table:table-cell table:formula="of:=IF([.P81]+1&lt;prime;[.P81]+1;NA())" office:value-type="float" office:value="80" calcext:value-type="float">
            <text:p>80</text:p>
          </table:table-cell>
          <table:table-cell table:formula="of:=MOD_SQRT([.N82];prime)" office:value-type="float" office:value="21" calcext:value-type="float">
            <text:p>21</text:p>
          </table:table-cell>
          <table:table-cell/>
          <table:table-cell table:formula="of:=[.P82]" office:value-type="float" office:value="80" calcext:value-type="float">
            <text:p>80</text:p>
          </table:table-cell>
          <table:table-cell table:formula="of:=MOD(prime-[.Q82];prime)/[.Q82]*[.Q82]" office:value-type="float" office:value="242" calcext:value-type="float">
            <text:p>242</text:p>
          </table:table-cell>
          <table:table-cell table:number-columns-repeated="1004"/>
        </table:table-row>
        <table:table-row table:style-name="ro2">
          <table:table-cell table:style-name="ce2" table:formula="of:=[.A82]+[.$A$5]" office:value-type="float" office:value="0.615612999999997" calcext:value-type="float">
            <text:p>0.62</text:p>
          </table:table-cell>
          <table:table-cell table:style-name="ce2" table:formula="of:=SQRT([.A83]*[.A83]*[.A83]+a*[.A83]+b)" office:value-type="float" office:value="2.43392966708144" calcext:value-type="float">
            <text:p>2.43</text:p>
          </table:table-cell>
          <table:table-cell table:style-name="ce2" table:formula="of:=-[.B83]" office:value-type="float" office:value="-2.43392966708144" calcext:value-type="float">
            <text:p>-2.43</text:p>
          </table:table-cell>
          <table:table-cell table:number-columns-repeated="10"/>
          <table:table-cell table:formula="of:=MOD([.P83]^3+a*[.P83]+b;prime)" office:value-type="float" office:value="150" calcext:value-type="float">
            <text:p>150</text:p>
          </table:table-cell>
          <table:table-cell/>
          <table:table-cell table:formula="of:=IF([.P82]+1&lt;prime;[.P82]+1;NA())" office:value-type="float" office:value="81" calcext:value-type="float">
            <text:p>81</text:p>
          </table:table-cell>
          <table:table-cell table:formula="of:=MOD_SQRT([.N83];prime)" office:value-type="float" office:value="237" calcext:value-type="float">
            <text:p>237</text:p>
          </table:table-cell>
          <table:table-cell/>
          <table:table-cell table:formula="of:=[.P83]" office:value-type="float" office:value="81" calcext:value-type="float">
            <text:p>81</text:p>
          </table:table-cell>
          <table:table-cell table:formula="of:=MOD(prime-[.Q83];prime)/[.Q83]*[.Q83]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2" table:formula="of:=[.A83]+[.$A$5]" office:value-type="float" office:value="0.665612999999997" calcext:value-type="float">
            <text:p>0.67</text:p>
          </table:table-cell>
          <table:table-cell table:style-name="ce2" table:formula="of:=SQRT([.A84]*[.A84]*[.A84]+a*[.A84]+b)" office:value-type="float" office:value="2.37394242277788" calcext:value-type="float">
            <text:p>2.37</text:p>
          </table:table-cell>
          <table:table-cell table:style-name="ce2" table:formula="of:=-[.B84]" office:value-type="float" office:value="-2.37394242277788" calcext:value-type="float">
            <text:p>-2.37</text:p>
          </table:table-cell>
          <table:table-cell table:number-columns-repeated="10"/>
          <table:table-cell table:formula="of:=MOD([.P84]^3+a*[.P84]+b;prime)" office:value-type="float" office:value="82" calcext:value-type="float">
            <text:p>82</text:p>
          </table:table-cell>
          <table:table-cell/>
          <table:table-cell table:formula="of:=IF([.P83]+1&lt;prime;[.P83]+1;NA())" office:value-type="float" office:value="82" calcext:value-type="float">
            <text:p>82</text:p>
          </table:table-cell>
          <table:table-cell table:formula="of:=MOD_SQRT([.N84];prime)" office:value-type="string" office:string-value="#VALUE!" calcext:value-type="string">
            <text:p>#VALUE!</text:p>
          </table:table-cell>
          <table:table-cell/>
          <table:table-cell table:formula="of:=[.P84]" office:value-type="float" office:value="82" calcext:value-type="float">
            <text:p>82</text:p>
          </table:table-cell>
          <table:table-cell table:formula="of:=MOD(prime-[.Q84];prime)/[.Q84]*[.Q8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4]+[.$A$5]" office:value-type="float" office:value="0.715612999999997" calcext:value-type="float">
            <text:p>0.72</text:p>
          </table:table-cell>
          <table:table-cell table:style-name="ce2" table:formula="of:=SQRT([.A85]*[.A85]*[.A85]+a*[.A85]+b)" office:value-type="float" office:value="2.31455737108197" calcext:value-type="float">
            <text:p>2.31</text:p>
          </table:table-cell>
          <table:table-cell table:style-name="ce2" table:formula="of:=-[.B85]" office:value-type="float" office:value="-2.31455737108197" calcext:value-type="float">
            <text:p>-2.31</text:p>
          </table:table-cell>
          <table:table-cell table:number-columns-repeated="10"/>
          <table:table-cell table:formula="of:=MOD([.P85]^3+a*[.P85]+b;prime)" office:value-type="float" office:value="243" calcext:value-type="float">
            <text:p>243</text:p>
          </table:table-cell>
          <table:table-cell/>
          <table:table-cell table:formula="of:=IF([.P84]+1&lt;prime;[.P84]+1;NA())" office:value-type="float" office:value="83" calcext:value-type="float">
            <text:p>83</text:p>
          </table:table-cell>
          <table:table-cell table:formula="of:=MOD_SQRT([.N85];prime)" office:value-type="float" office:value="207" calcext:value-type="float">
            <text:p>207</text:p>
          </table:table-cell>
          <table:table-cell/>
          <table:table-cell table:formula="of:=[.P85]" office:value-type="float" office:value="83" calcext:value-type="float">
            <text:p>83</text:p>
          </table:table-cell>
          <table:table-cell table:formula="of:=MOD(prime-[.Q85];prime)/[.Q85]*[.Q85]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style-name="ce2" table:formula="of:=[.A85]+[.$A$5]" office:value-type="float" office:value="0.765612999999997" calcext:value-type="float">
            <text:p>0.77</text:p>
          </table:table-cell>
          <table:table-cell table:style-name="ce2" table:formula="of:=SQRT([.A86]*[.A86]*[.A86]+a*[.A86]+b)" office:value-type="float" office:value="2.2559883014757" calcext:value-type="float">
            <text:p>2.26</text:p>
          </table:table-cell>
          <table:table-cell table:style-name="ce2" table:formula="of:=-[.B86]" office:value-type="float" office:value="-2.2559883014757" calcext:value-type="float">
            <text:p>-2.26</text:p>
          </table:table-cell>
          <table:table-cell table:number-columns-repeated="10"/>
          <table:table-cell table:formula="of:=MOD([.P86]^3+a*[.P86]+b;prime)" office:value-type="float" office:value="113" calcext:value-type="float">
            <text:p>113</text:p>
          </table:table-cell>
          <table:table-cell/>
          <table:table-cell table:formula="of:=IF([.P85]+1&lt;prime;[.P85]+1;NA())" office:value-type="float" office:value="84" calcext:value-type="float">
            <text:p>84</text:p>
          </table:table-cell>
          <table:table-cell table:formula="of:=MOD_SQRT([.N86];prime)" office:value-type="string" office:string-value="#VALUE!" calcext:value-type="string">
            <text:p>#VALUE!</text:p>
          </table:table-cell>
          <table:table-cell/>
          <table:table-cell table:formula="of:=[.P86]" office:value-type="float" office:value="84" calcext:value-type="float">
            <text:p>84</text:p>
          </table:table-cell>
          <table:table-cell table:formula="of:=MOD(prime-[.Q86];prime)/[.Q86]*[.Q8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6]+[.$A$5]" office:value-type="float" office:value="0.815612999999997" calcext:value-type="float">
            <text:p>0.82</text:p>
          </table:table-cell>
          <table:table-cell table:style-name="ce2" table:formula="of:=SQRT([.A87]*[.A87]*[.A87]+a*[.A87]+b)" office:value-type="float" office:value="2.19847101499214" calcext:value-type="float">
            <text:p>2.20</text:p>
          </table:table-cell>
          <table:table-cell table:style-name="ce2" table:formula="of:=-[.B87]" office:value-type="float" office:value="-2.19847101499214" calcext:value-type="float">
            <text:p>-2.20</text:p>
          </table:table-cell>
          <table:table-cell table:number-columns-repeated="10"/>
          <table:table-cell table:formula="of:=MOD([.P87]^3+a*[.P87]+b;prime)" office:value-type="float" office:value="224" calcext:value-type="float">
            <text:p>224</text:p>
          </table:table-cell>
          <table:table-cell/>
          <table:table-cell table:formula="of:=IF([.P86]+1&lt;prime;[.P86]+1;NA())" office:value-type="float" office:value="85" calcext:value-type="float">
            <text:p>85</text:p>
          </table:table-cell>
          <table:table-cell table:formula="of:=MOD_SQRT([.N87];prime)" office:value-type="string" office:string-value="#VALUE!" calcext:value-type="string">
            <text:p>#VALUE!</text:p>
          </table:table-cell>
          <table:table-cell/>
          <table:table-cell table:formula="of:=[.P87]" office:value-type="float" office:value="85" calcext:value-type="float">
            <text:p>85</text:p>
          </table:table-cell>
          <table:table-cell table:formula="of:=MOD(prime-[.Q87];prime)/[.Q87]*[.Q8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7]+[.$A$5]" office:value-type="float" office:value="0.865612999999997" calcext:value-type="float">
            <text:p>0.87</text:p>
          </table:table-cell>
          <table:table-cell table:style-name="ce2" table:formula="of:=SQRT([.A88]*[.A88]*[.A88]+a*[.A88]+b)" office:value-type="float" office:value="2.14226529312453" calcext:value-type="float">
            <text:p>2.14</text:p>
          </table:table-cell>
          <table:table-cell table:style-name="ce2" table:formula="of:=-[.B88]" office:value-type="float" office:value="-2.14226529312453" calcext:value-type="float">
            <text:p>-2.14</text:p>
          </table:table-cell>
          <table:table-cell table:number-columns-repeated="10"/>
          <table:table-cell table:formula="of:=MOD([.P88]^3+a*[.P88]+b;prime)" office:value-type="float" office:value="56" calcext:value-type="float">
            <text:p>56</text:p>
          </table:table-cell>
          <table:table-cell/>
          <table:table-cell table:formula="of:=IF([.P87]+1&lt;prime;[.P87]+1;NA())" office:value-type="float" office:value="86" calcext:value-type="float">
            <text:p>86</text:p>
          </table:table-cell>
          <table:table-cell table:formula="of:=MOD_SQRT([.N88];prime)" office:value-type="string" office:string-value="#VALUE!" calcext:value-type="string">
            <text:p>#VALUE!</text:p>
          </table:table-cell>
          <table:table-cell/>
          <table:table-cell table:formula="of:=[.P88]" office:value-type="float" office:value="86" calcext:value-type="float">
            <text:p>86</text:p>
          </table:table-cell>
          <table:table-cell table:formula="of:=MOD(prime-[.Q88];prime)/[.Q88]*[.Q8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8]+[.$A$5]" office:value-type="float" office:value="0.915612999999997" calcext:value-type="float">
            <text:p>0.92</text:p>
          </table:table-cell>
          <table:table-cell table:style-name="ce2" table:formula="of:=SQRT([.A89]*[.A89]*[.A89]+a*[.A89]+b)" office:value-type="float" office:value="2.08765671591171" calcext:value-type="float">
            <text:p>2.09</text:p>
          </table:table-cell>
          <table:table-cell table:style-name="ce2" table:formula="of:=-[.B89]" office:value-type="float" office:value="-2.08765671591171" calcext:value-type="float">
            <text:p>-2.09</text:p>
          </table:table-cell>
          <table:table-cell table:number-columns-repeated="10"/>
          <table:table-cell table:formula="of:=MOD([.P89]^3+a*[.P89]+b;prime)" office:value-type="float" office:value="141" calcext:value-type="float">
            <text:p>141</text:p>
          </table:table-cell>
          <table:table-cell/>
          <table:table-cell table:formula="of:=IF([.P88]+1&lt;prime;[.P88]+1;NA())" office:value-type="float" office:value="87" calcext:value-type="float">
            <text:p>87</text:p>
          </table:table-cell>
          <table:table-cell table:formula="of:=MOD_SQRT([.N89];prime)" office:value-type="string" office:string-value="#VALUE!" calcext:value-type="string">
            <text:p>#VALUE!</text:p>
          </table:table-cell>
          <table:table-cell/>
          <table:table-cell table:formula="of:=[.P89]" office:value-type="float" office:value="87" calcext:value-type="float">
            <text:p>87</text:p>
          </table:table-cell>
          <table:table-cell table:formula="of:=MOD(prime-[.Q89];prime)/[.Q89]*[.Q8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9]+[.$A$5]" office:value-type="float" office:value="0.965612999999997" calcext:value-type="float">
            <text:p>0.97</text:p>
          </table:table-cell>
          <table:table-cell table:style-name="ce2" table:formula="of:=SQRT([.A90]*[.A90]*[.A90]+a*[.A90]+b)" office:value-type="float" office:value="2.03495816562813" calcext:value-type="float">
            <text:p>2.03</text:p>
          </table:table-cell>
          <table:table-cell table:style-name="ce2" table:formula="of:=-[.B90]" office:value-type="float" office:value="-2.03495816562813" calcext:value-type="float">
            <text:p>-2.03</text:p>
          </table:table-cell>
          <table:table-cell table:number-columns-repeated="10"/>
          <table:table-cell table:formula="of:=MOD([.P90]^3+a*[.P90]+b;prime)" office:value-type="float" office:value="222" calcext:value-type="float">
            <text:p>222</text:p>
          </table:table-cell>
          <table:table-cell/>
          <table:table-cell table:formula="of:=IF([.P89]+1&lt;prime;[.P89]+1;NA())" office:value-type="float" office:value="88" calcext:value-type="float">
            <text:p>88</text:p>
          </table:table-cell>
          <table:table-cell table:formula="of:=MOD_SQRT([.N90];prime)" office:value-type="float" office:value="119" calcext:value-type="float">
            <text:p>119</text:p>
          </table:table-cell>
          <table:table-cell/>
          <table:table-cell table:formula="of:=[.P90]" office:value-type="float" office:value="88" calcext:value-type="float">
            <text:p>88</text:p>
          </table:table-cell>
          <table:table-cell table:formula="of:=MOD(prime-[.Q90];prime)/[.Q90]*[.Q90]" office:value-type="float" office:value="144" calcext:value-type="float">
            <text:p>144</text:p>
          </table:table-cell>
          <table:table-cell table:number-columns-repeated="1004"/>
        </table:table-row>
        <table:table-row table:style-name="ro2">
          <table:table-cell table:style-name="ce2" table:formula="of:=[.A90]+[.$A$5]" office:value-type="float" office:value="1.015613" calcext:value-type="float">
            <text:p>1.02</text:p>
          </table:table-cell>
          <table:table-cell table:style-name="ce2" table:formula="of:=SQRT([.A91]*[.A91]*[.A91]+a*[.A91]+b)" office:value-type="float" office:value="1.98451079695273" calcext:value-type="float">
            <text:p>1.98</text:p>
          </table:table-cell>
          <table:table-cell table:style-name="ce2" table:formula="of:=-[.B91]" office:value-type="float" office:value="-1.98451079695273" calcext:value-type="float">
            <text:p>-1.98</text:p>
          </table:table-cell>
          <table:table-cell table:number-columns-repeated="10"/>
          <table:table-cell table:formula="of:=MOD([.P91]^3+a*[.P91]+b;prime)" office:value-type="float" office:value="42" calcext:value-type="float">
            <text:p>42</text:p>
          </table:table-cell>
          <table:table-cell/>
          <table:table-cell table:formula="of:=IF([.P90]+1&lt;prime;[.P90]+1;NA())" office:value-type="float" office:value="89" calcext:value-type="float">
            <text:p>89</text:p>
          </table:table-cell>
          <table:table-cell table:formula="of:=MOD_SQRT([.N91];prime)" office:value-type="string" office:string-value="#VALUE!" calcext:value-type="string">
            <text:p>#VALUE!</text:p>
          </table:table-cell>
          <table:table-cell/>
          <table:table-cell table:formula="of:=[.P91]" office:value-type="float" office:value="89" calcext:value-type="float">
            <text:p>89</text:p>
          </table:table-cell>
          <table:table-cell table:formula="of:=MOD(prime-[.Q91];prime)/[.Q91]*[.Q9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1]+[.$A$5]" office:value-type="float" office:value="1.065613" calcext:value-type="float">
            <text:p>1.07</text:p>
          </table:table-cell>
          <table:table-cell table:style-name="ce2" table:formula="of:=SQRT([.A92]*[.A92]*[.A92]+a*[.A92]+b)" office:value-type="float" office:value="1.93668419356056" calcext:value-type="float">
            <text:p>1.94</text:p>
          </table:table-cell>
          <table:table-cell table:style-name="ce2" table:formula="of:=-[.B92]" office:value-type="float" office:value="-1.93668419356056" calcext:value-type="float">
            <text:p>-1.94</text:p>
          </table:table-cell>
          <table:table-cell table:number-columns-repeated="10"/>
          <table:table-cell table:formula="of:=MOD([.P92]^3+a*[.P92]+b;prime)" office:value-type="float" office:value="133" calcext:value-type="float">
            <text:p>133</text:p>
          </table:table-cell>
          <table:table-cell/>
          <table:table-cell table:formula="of:=IF([.P91]+1&lt;prime;[.P91]+1;NA())" office:value-type="float" office:value="90" calcext:value-type="float">
            <text:p>90</text:p>
          </table:table-cell>
          <table:table-cell table:formula="of:=MOD_SQRT([.N92];prime)" office:value-type="float" office:value="213" calcext:value-type="float">
            <text:p>213</text:p>
          </table:table-cell>
          <table:table-cell/>
          <table:table-cell table:formula="of:=[.P92]" office:value-type="float" office:value="90" calcext:value-type="float">
            <text:p>90</text:p>
          </table:table-cell>
          <table:table-cell table:formula="of:=MOD(prime-[.Q92];prime)/[.Q92]*[.Q92]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style-name="ce2" table:formula="of:=[.A92]+[.$A$5]" office:value-type="float" office:value="1.115613" calcext:value-type="float">
            <text:p>1.12</text:p>
          </table:table-cell>
          <table:table-cell table:style-name="ce2" table:formula="of:=SQRT([.A93]*[.A93]*[.A93]+a*[.A93]+b)" office:value-type="float" office:value="1.89187537193988" calcext:value-type="float">
            <text:p>1.89</text:p>
          </table:table-cell>
          <table:table-cell table:style-name="ce2" table:formula="of:=-[.B93]" office:value-type="float" office:value="-1.89187537193988" calcext:value-type="float">
            <text:p>-1.89</text:p>
          </table:table-cell>
          <table:table-cell table:number-columns-repeated="10"/>
          <table:table-cell table:formula="of:=MOD([.P93]^3+a*[.P93]+b;prime)" office:value-type="float" office:value="238" calcext:value-type="float">
            <text:p>238</text:p>
          </table:table-cell>
          <table:table-cell/>
          <table:table-cell table:formula="of:=IF([.P92]+1&lt;prime;[.P92]+1;NA())" office:value-type="float" office:value="91" calcext:value-type="float">
            <text:p>91</text:p>
          </table:table-cell>
          <table:table-cell table:formula="of:=MOD_SQRT([.N93];prime)" office:value-type="string" office:string-value="#VALUE!" calcext:value-type="string">
            <text:p>#VALUE!</text:p>
          </table:table-cell>
          <table:table-cell/>
          <table:table-cell table:formula="of:=[.P93]" office:value-type="float" office:value="91" calcext:value-type="float">
            <text:p>91</text:p>
          </table:table-cell>
          <table:table-cell table:formula="of:=MOD(prime-[.Q93];prime)/[.Q93]*[.Q9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3]+[.$A$5]" office:value-type="float" office:value="1.165613" calcext:value-type="float">
            <text:p>1.17</text:p>
          </table:table-cell>
          <table:table-cell table:style-name="ce2" table:formula="of:=SQRT([.A94]*[.A94]*[.A94]+a*[.A94]+b)" office:value-type="float" office:value="1.85050624838664" calcext:value-type="float">
            <text:p>1.85</text:p>
          </table:table-cell>
          <table:table-cell table:style-name="ce2" table:formula="of:=-[.B94]" office:value-type="float" office:value="-1.85050624838664" calcext:value-type="float">
            <text:p>-1.85</text:p>
          </table:table-cell>
          <table:table-cell table:number-columns-repeated="10"/>
          <table:table-cell table:formula="of:=MOD([.P94]^3+a*[.P94]+b;prime)" office:value-type="float" office:value="100" calcext:value-type="float">
            <text:p>100</text:p>
          </table:table-cell>
          <table:table-cell/>
          <table:table-cell table:formula="of:=IF([.P93]+1&lt;prime;[.P93]+1;NA())" office:value-type="float" office:value="92" calcext:value-type="float">
            <text:p>92</text:p>
          </table:table-cell>
          <table:table-cell table:formula="of:=MOD_SQRT([.N94];prime)" office:value-type="float" office:value="253" calcext:value-type="float">
            <text:p>253</text:p>
          </table:table-cell>
          <table:table-cell/>
          <table:table-cell table:formula="of:=[.P94]" office:value-type="float" office:value="92" calcext:value-type="float">
            <text:p>92</text:p>
          </table:table-cell>
          <table:table-cell table:formula="of:=MOD(prime-[.Q94];prime)/[.Q94]*[.Q94]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2" table:formula="of:=[.A94]+[.$A$5]" office:value-type="float" office:value="1.215613" calcext:value-type="float">
            <text:p>1.22</text:p>
          </table:table-cell>
          <table:table-cell table:style-name="ce2" table:formula="of:=SQRT([.A95]*[.A95]*[.A95]+a*[.A95]+b)" office:value-type="float" office:value="1.81301917328068" calcext:value-type="float">
            <text:p>1.81</text:p>
          </table:table-cell>
          <table:table-cell table:style-name="ce2" table:formula="of:=-[.B95]" office:value-type="float" office:value="-1.81301917328068" calcext:value-type="float">
            <text:p>-1.81</text:p>
          </table:table-cell>
          <table:table-cell table:number-columns-repeated="10"/>
          <table:table-cell table:formula="of:=MOD([.P95]^3+a*[.P95]+b;prime)" office:value-type="float" office:value="251" calcext:value-type="float">
            <text:p>251</text:p>
          </table:table-cell>
          <table:table-cell/>
          <table:table-cell table:formula="of:=IF([.P94]+1&lt;prime;[.P94]+1;NA())" office:value-type="float" office:value="93" calcext:value-type="float">
            <text:p>93</text:p>
          </table:table-cell>
          <table:table-cell table:formula="of:=MOD_SQRT([.N95];prime)" office:value-type="string" office:string-value="#VALUE!" calcext:value-type="string">
            <text:p>#VALUE!</text:p>
          </table:table-cell>
          <table:table-cell/>
          <table:table-cell table:formula="of:=[.P95]" office:value-type="float" office:value="93" calcext:value-type="float">
            <text:p>93</text:p>
          </table:table-cell>
          <table:table-cell table:formula="of:=MOD(prime-[.Q95];prime)/[.Q95]*[.Q9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5]+[.$A$5]" office:value-type="float" office:value="1.265613" calcext:value-type="float">
            <text:p>1.27</text:p>
          </table:table-cell>
          <table:table-cell table:style-name="ce2" table:formula="of:=SQRT([.A96]*[.A96]*[.A96]+a*[.A96]+b)" office:value-type="float" office:value="1.77987018207753" calcext:value-type="float">
            <text:p>1.78</text:p>
          </table:table-cell>
          <table:table-cell table:style-name="ce2" table:formula="of:=-[.B96]" office:value-type="float" office:value="-1.77987018207753" calcext:value-type="float">
            <text:p>-1.78</text:p>
          </table:table-cell>
          <table:table-cell table:number-columns-repeated="10"/>
          <table:table-cell table:formula="of:=MOD([.P96]^3+a*[.P96]+b;prime)" office:value-type="float" office:value="171" calcext:value-type="float">
            <text:p>171</text:p>
          </table:table-cell>
          <table:table-cell/>
          <table:table-cell table:formula="of:=IF([.P95]+1&lt;prime;[.P95]+1;NA())" office:value-type="float" office:value="94" calcext:value-type="float">
            <text:p>94</text:p>
          </table:table-cell>
          <table:table-cell table:formula="of:=MOD_SQRT([.N96];prime)" office:value-type="string" office:string-value="#VALUE!" calcext:value-type="string">
            <text:p>#VALUE!</text:p>
          </table:table-cell>
          <table:table-cell/>
          <table:table-cell table:formula="of:=[.P96]" office:value-type="float" office:value="94" calcext:value-type="float">
            <text:p>94</text:p>
          </table:table-cell>
          <table:table-cell table:formula="of:=MOD(prime-[.Q96];prime)/[.Q96]*[.Q9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6]+[.$A$5]" office:value-type="float" office:value="1.315613" calcext:value-type="float">
            <text:p>1.32</text:p>
          </table:table-cell>
          <table:table-cell table:style-name="ce2" table:formula="of:=SQRT([.A97]*[.A97]*[.A97]+a*[.A97]+b)" office:value-type="float" office:value="1.75151974080056" calcext:value-type="float">
            <text:p>1.75</text:p>
          </table:table-cell>
          <table:table-cell table:style-name="ce2" table:formula="of:=-[.B97]" office:value-type="float" office:value="-1.75151974080056" calcext:value-type="float">
            <text:p>-1.75</text:p>
          </table:table-cell>
          <table:table-cell table:number-columns-repeated="10"/>
          <table:table-cell table:formula="of:=MOD([.P97]^3+a*[.P97]+b;prime)" office:value-type="float" office:value="129" calcext:value-type="float">
            <text:p>129</text:p>
          </table:table-cell>
          <table:table-cell/>
          <table:table-cell table:formula="of:=IF([.P96]+1&lt;prime;[.P96]+1;NA())" office:value-type="float" office:value="95" calcext:value-type="float">
            <text:p>95</text:p>
          </table:table-cell>
          <table:table-cell table:formula="of:=MOD_SQRT([.N97];prime)" office:value-type="float" office:value="225" calcext:value-type="float">
            <text:p>225</text:p>
          </table:table-cell>
          <table:table-cell/>
          <table:table-cell table:formula="of:=[.P97]" office:value-type="float" office:value="95" calcext:value-type="float">
            <text:p>95</text:p>
          </table:table-cell>
          <table:table-cell table:formula="of:=MOD(prime-[.Q97];prime)/[.Q97]*[.Q97]" office:value-type="float" office:value="38" calcext:value-type="float">
            <text:p>38</text:p>
          </table:table-cell>
          <table:table-cell table:number-columns-repeated="1004"/>
        </table:table-row>
        <table:table-row table:style-name="ro2">
          <table:table-cell table:style-name="ce2" table:formula="of:=[.A97]+[.$A$5]" office:value-type="float" office:value="1.365613" calcext:value-type="float">
            <text:p>1.37</text:p>
          </table:table-cell>
          <table:table-cell table:style-name="ce2" table:formula="of:=SQRT([.A98]*[.A98]*[.A98]+a*[.A98]+b)" office:value-type="float" office:value="1.7284209946594" calcext:value-type="float">
            <text:p>1.73</text:p>
          </table:table-cell>
          <table:table-cell table:style-name="ce2" table:formula="of:=-[.B98]" office:value-type="float" office:value="-1.7284209946594" calcext:value-type="float">
            <text:p>-1.73</text:p>
          </table:table-cell>
          <table:table-cell table:number-columns-repeated="10"/>
          <table:table-cell table:formula="of:=MOD([.P98]^3+a*[.P98]+b;prime)" office:value-type="float" office:value="131" calcext:value-type="float">
            <text:p>131</text:p>
          </table:table-cell>
          <table:table-cell/>
          <table:table-cell table:formula="of:=IF([.P97]+1&lt;prime;[.P97]+1;NA())" office:value-type="float" office:value="96" calcext:value-type="float">
            <text:p>96</text:p>
          </table:table-cell>
          <table:table-cell table:formula="of:=MOD_SQRT([.N98];prime)" office:value-type="string" office:string-value="#VALUE!" calcext:value-type="string">
            <text:p>#VALUE!</text:p>
          </table:table-cell>
          <table:table-cell/>
          <table:table-cell table:formula="of:=[.P98]" office:value-type="float" office:value="96" calcext:value-type="float">
            <text:p>96</text:p>
          </table:table-cell>
          <table:table-cell table:formula="of:=MOD(prime-[.Q98];prime)/[.Q98]*[.Q9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8]+[.$A$5]" office:value-type="float" office:value="1.415613" calcext:value-type="float">
            <text:p>1.42</text:p>
          </table:table-cell>
          <table:table-cell table:style-name="ce2" table:formula="of:=SQRT([.A99]*[.A99]*[.A99]+a*[.A99]+b)" office:value-type="float" office:value="1.71100586268568" calcext:value-type="float">
            <text:p>1.71</text:p>
          </table:table-cell>
          <table:table-cell table:style-name="ce2" table:formula="of:=-[.B99]" office:value-type="float" office:value="-1.71100586268568" calcext:value-type="float">
            <text:p>-1.71</text:p>
          </table:table-cell>
          <table:table-cell table:number-columns-repeated="10"/>
          <table:table-cell table:formula="of:=MOD([.P99]^3+a*[.P99]+b;prime)" office:value-type="float" office:value="183" calcext:value-type="float">
            <text:p>183</text:p>
          </table:table-cell>
          <table:table-cell/>
          <table:table-cell table:formula="of:=IF([.P98]+1&lt;prime;[.P98]+1;NA())" office:value-type="float" office:value="97" calcext:value-type="float">
            <text:p>97</text:p>
          </table:table-cell>
          <table:table-cell table:formula="of:=MOD_SQRT([.N99];prime)" office:value-type="float" office:value="151" calcext:value-type="float">
            <text:p>151</text:p>
          </table:table-cell>
          <table:table-cell/>
          <table:table-cell table:formula="of:=[.P99]" office:value-type="float" office:value="97" calcext:value-type="float">
            <text:p>97</text:p>
          </table:table-cell>
          <table:table-cell table:formula="of:=MOD(prime-[.Q99];prime)/[.Q99]*[.Q99]" office:value-type="float" office:value="112" calcext:value-type="float">
            <text:p>112</text:p>
          </table:table-cell>
          <table:table-cell table:number-columns-repeated="1004"/>
        </table:table-row>
        <table:table-row table:style-name="ro2">
          <table:table-cell table:style-name="ce2" table:formula="of:=[.A99]+[.$A$5]" office:value-type="float" office:value="1.465613" calcext:value-type="float">
            <text:p>1.47</text:p>
          </table:table-cell>
          <table:table-cell table:style-name="ce2" table:formula="of:=SQRT([.A100]*[.A100]*[.A100]+a*[.A100]+b)" office:value-type="float" office:value="1.69966972806781" calcext:value-type="float">
            <text:p>1.70</text:p>
          </table:table-cell>
          <table:table-cell table:style-name="ce2" table:formula="of:=-[.B100]" office:value-type="float" office:value="-1.69966972806781" calcext:value-type="float">
            <text:p>-1.70</text:p>
          </table:table-cell>
          <table:table-cell table:number-columns-repeated="10"/>
          <table:table-cell table:formula="of:=MOD([.P100]^3+a*[.P100]+b;prime)" office:value-type="float" office:value="28" calcext:value-type="float">
            <text:p>28</text:p>
          </table:table-cell>
          <table:table-cell/>
          <table:table-cell table:formula="of:=IF([.P99]+1&lt;prime;[.P99]+1;NA())" office:value-type="float" office:value="98" calcext:value-type="float">
            <text:p>98</text:p>
          </table:table-cell>
          <table:table-cell table:formula="of:=MOD_SQRT([.N100];prime)" office:value-type="string" office:string-value="#VALUE!" calcext:value-type="string">
            <text:p>#VALUE!</text:p>
          </table:table-cell>
          <table:table-cell/>
          <table:table-cell table:formula="of:=[.P100]" office:value-type="float" office:value="98" calcext:value-type="float">
            <text:p>98</text:p>
          </table:table-cell>
          <table:table-cell table:formula="of:=MOD(prime-[.Q100];prime)/[.Q100]*[.Q10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0]+[.$A$5]" office:value-type="float" office:value="1.515613" calcext:value-type="float">
            <text:p>1.52</text:p>
          </table:table-cell>
          <table:table-cell table:style-name="ce2" table:formula="of:=SQRT([.A101]*[.A101]*[.A101]+a*[.A101]+b)" office:value-type="float" office:value="1.69475588267911" calcext:value-type="float">
            <text:p>1.69</text:p>
          </table:table-cell>
          <table:table-cell table:style-name="ce2" table:formula="of:=-[.B101]" office:value-type="float" office:value="-1.69475588267911" calcext:value-type="float">
            <text:p>-1.69</text:p>
          </table:table-cell>
          <table:table-cell table:number-columns-repeated="10"/>
          <table:table-cell table:formula="of:=MOD([.P101]^3+a*[.P101]+b;prime)" office:value-type="float" office:value="198" calcext:value-type="float">
            <text:p>198</text:p>
          </table:table-cell>
          <table:table-cell/>
          <table:table-cell table:formula="of:=IF([.P100]+1&lt;prime;[.P100]+1;NA())" office:value-type="float" office:value="99" calcext:value-type="float">
            <text:p>99</text:p>
          </table:table-cell>
          <table:table-cell table:formula="of:=MOD_SQRT([.N101];prime)" office:value-type="float" office:value="143" calcext:value-type="float">
            <text:p>143</text:p>
          </table:table-cell>
          <table:table-cell/>
          <table:table-cell table:formula="of:=[.P101]" office:value-type="float" office:value="99" calcext:value-type="float">
            <text:p>99</text:p>
          </table:table-cell>
          <table:table-cell table:formula="of:=MOD(prime-[.Q101];prime)/[.Q101]*[.Q101]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style-name="ce2" table:formula="of:=[.A101]+[.$A$5]" office:value-type="float" office:value="1.565613" calcext:value-type="float">
            <text:p>1.57</text:p>
          </table:table-cell>
          <table:table-cell table:style-name="ce2" table:formula="of:=SQRT([.A102]*[.A102]*[.A102]+a*[.A102]+b)" office:value-type="float" office:value="1.69654119143651" calcext:value-type="float">
            <text:p>1.70</text:p>
          </table:table-cell>
          <table:table-cell table:style-name="ce2" table:formula="of:=-[.B102]" office:value-type="float" office:value="-1.69654119143651" calcext:value-type="float">
            <text:p>-1.70</text:p>
          </table:table-cell>
          <table:table-cell table:number-columns-repeated="10"/>
          <table:table-cell table:formula="of:=MOD([.P102]^3+a*[.P102]+b;prime)" office:value-type="float" office:value="173" calcext:value-type="float">
            <text:p>173</text:p>
          </table:table-cell>
          <table:table-cell/>
          <table:table-cell table:formula="of:=IF([.P101]+1&lt;prime;[.P101]+1;NA())" office:value-type="float" office:value="100" calcext:value-type="float">
            <text:p>100</text:p>
          </table:table-cell>
          <table:table-cell table:formula="of:=MOD_SQRT([.N102];prime)" office:value-type="float" office:value="35" calcext:value-type="float">
            <text:p>35</text:p>
          </table:table-cell>
          <table:table-cell/>
          <table:table-cell table:formula="of:=[.P102]" office:value-type="float" office:value="100" calcext:value-type="float">
            <text:p>100</text:p>
          </table:table-cell>
          <table:table-cell table:formula="of:=MOD(prime-[.Q102];prime)/[.Q102]*[.Q102]" office:value-type="float" office:value="228" calcext:value-type="float">
            <text:p>228</text:p>
          </table:table-cell>
          <table:table-cell table:number-columns-repeated="1004"/>
        </table:table-row>
        <table:table-row table:style-name="ro2">
          <table:table-cell table:style-name="ce2" table:formula="of:=[.A102]+[.$A$5]" office:value-type="float" office:value="1.615613" calcext:value-type="float">
            <text:p>1.62</text:p>
          </table:table-cell>
          <table:table-cell table:style-name="ce2" table:formula="of:=SQRT([.A103]*[.A103]*[.A103]+a*[.A103]+b)" office:value-type="float" office:value="1.70522453700565" calcext:value-type="float">
            <text:p>1.71</text:p>
          </table:table-cell>
          <table:table-cell table:style-name="ce2" table:formula="of:=-[.B103]" office:value-type="float" office:value="-1.70522453700565" calcext:value-type="float">
            <text:p>-1.71</text:p>
          </table:table-cell>
          <table:table-cell table:number-columns-repeated="10"/>
          <table:table-cell table:formula="of:=MOD([.P103]^3+a*[.P103]+b;prime)" office:value-type="float" office:value="222" calcext:value-type="float">
            <text:p>222</text:p>
          </table:table-cell>
          <table:table-cell/>
          <table:table-cell table:formula="of:=IF([.P102]+1&lt;prime;[.P102]+1;NA())" office:value-type="float" office:value="101" calcext:value-type="float">
            <text:p>101</text:p>
          </table:table-cell>
          <table:table-cell table:formula="of:=MOD_SQRT([.N103];prime)" office:value-type="float" office:value="119" calcext:value-type="float">
            <text:p>119</text:p>
          </table:table-cell>
          <table:table-cell/>
          <table:table-cell table:formula="of:=[.P103]" office:value-type="float" office:value="101" calcext:value-type="float">
            <text:p>101</text:p>
          </table:table-cell>
          <table:table-cell table:formula="of:=MOD(prime-[.Q103];prime)/[.Q103]*[.Q103]" office:value-type="float" office:value="144" calcext:value-type="float">
            <text:p>144</text:p>
          </table:table-cell>
          <table:table-cell table:number-columns-repeated="1004"/>
        </table:table-row>
        <table:table-row table:style-name="ro2">
          <table:table-cell table:style-name="ce2" table:formula="of:=[.A103]+[.$A$5]" office:value-type="float" office:value="1.665613" calcext:value-type="float">
            <text:p>1.67</text:p>
          </table:table-cell>
          <table:table-cell table:style-name="ce2" table:formula="of:=SQRT([.A104]*[.A104]*[.A104]+a*[.A104]+b)" office:value-type="float" office:value="1.72091941239894" calcext:value-type="float">
            <text:p>1.72</text:p>
          </table:table-cell>
          <table:table-cell table:style-name="ce2" table:formula="of:=-[.B104]" office:value-type="float" office:value="-1.72091941239894" calcext:value-type="float">
            <text:p>-1.72</text:p>
          </table:table-cell>
          <table:table-cell table:number-columns-repeated="10"/>
          <table:table-cell table:formula="of:=MOD([.P104]^3+a*[.P104]+b;prime)" office:value-type="float" office:value="88" calcext:value-type="float">
            <text:p>88</text:p>
          </table:table-cell>
          <table:table-cell/>
          <table:table-cell table:formula="of:=IF([.P103]+1&lt;prime;[.P103]+1;NA())" office:value-type="float" office:value="102" calcext:value-type="float">
            <text:p>102</text:p>
          </table:table-cell>
          <table:table-cell table:formula="of:=MOD_SQRT([.N104];prime)" office:value-type="float" office:value="183" calcext:value-type="float">
            <text:p>183</text:p>
          </table:table-cell>
          <table:table-cell/>
          <table:table-cell table:formula="of:=[.P104]" office:value-type="float" office:value="102" calcext:value-type="float">
            <text:p>102</text:p>
          </table:table-cell>
          <table:table-cell table:formula="of:=MOD(prime-[.Q104];prime)/[.Q104]*[.Q104]"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 table:style-name="ce2" table:formula="of:=[.A104]+[.$A$5]" office:value-type="float" office:value="1.715613" calcext:value-type="float">
            <text:p>1.72</text:p>
          </table:table-cell>
          <table:table-cell table:style-name="ce2" table:formula="of:=SQRT([.A105]*[.A105]*[.A105]+a*[.A105]+b)" office:value-type="float" office:value="1.74365154814167" calcext:value-type="float">
            <text:p>1.74</text:p>
          </table:table-cell>
          <table:table-cell table:style-name="ce2" table:formula="of:=-[.B105]" office:value-type="float" office:value="-1.74365154814167" calcext:value-type="float">
            <text:p>-1.74</text:p>
          </table:table-cell>
          <table:table-cell table:number-columns-repeated="10"/>
          <table:table-cell table:formula="of:=MOD([.P105]^3+a*[.P105]+b;prime)" office:value-type="float" office:value="40" calcext:value-type="float">
            <text:p>40</text:p>
          </table:table-cell>
          <table:table-cell/>
          <table:table-cell table:formula="of:=IF([.P104]+1&lt;prime;[.P104]+1;NA())" office:value-type="float" office:value="103" calcext:value-type="float">
            <text:p>103</text:p>
          </table:table-cell>
          <table:table-cell table:formula="of:=MOD_SQRT([.N105];prime)" office:value-type="string" office:string-value="#VALUE!" calcext:value-type="string">
            <text:p>#VALUE!</text:p>
          </table:table-cell>
          <table:table-cell/>
          <table:table-cell table:formula="of:=[.P105]" office:value-type="float" office:value="103" calcext:value-type="float">
            <text:p>103</text:p>
          </table:table-cell>
          <table:table-cell table:formula="of:=MOD(prime-[.Q105];prime)/[.Q105]*[.Q10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5]+[.$A$5]" office:value-type="float" office:value="1.765613" calcext:value-type="float">
            <text:p>1.77</text:p>
          </table:table-cell>
          <table:table-cell table:style-name="ce2" table:formula="of:=SQRT([.A106]*[.A106]*[.A106]+a*[.A106]+b)" office:value-type="float" office:value="1.77336178308381" calcext:value-type="float">
            <text:p>1.77</text:p>
          </table:table-cell>
          <table:table-cell table:style-name="ce2" table:formula="of:=-[.B106]" office:value-type="float" office:value="-1.77336178308381" calcext:value-type="float">
            <text:p>-1.77</text:p>
          </table:table-cell>
          <table:table-cell table:number-columns-repeated="10"/>
          <table:table-cell table:formula="of:=MOD([.P106]^3+a*[.P106]+b;prime)" office:value-type="float" office:value="84" calcext:value-type="float">
            <text:p>84</text:p>
          </table:table-cell>
          <table:table-cell/>
          <table:table-cell table:formula="of:=IF([.P105]+1&lt;prime;[.P105]+1;NA())" office:value-type="float" office:value="104" calcext:value-type="float">
            <text:p>104</text:p>
          </table:table-cell>
          <table:table-cell table:formula="of:=MOD_SQRT([.N106];prime)" office:value-type="string" office:string-value="#VALUE!" calcext:value-type="string">
            <text:p>#VALUE!</text:p>
          </table:table-cell>
          <table:table-cell/>
          <table:table-cell table:formula="of:=[.P106]" office:value-type="float" office:value="104" calcext:value-type="float">
            <text:p>104</text:p>
          </table:table-cell>
          <table:table-cell table:formula="of:=MOD(prime-[.Q106];prime)/[.Q106]*[.Q10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6]+[.$A$5]" office:value-type="float" office:value="1.815613" calcext:value-type="float">
            <text:p>1.82</text:p>
          </table:table-cell>
          <table:table-cell table:style-name="ce2" table:formula="of:=SQRT([.A107]*[.A107]*[.A107]+a*[.A107]+b)" office:value-type="float" office:value="1.80991367226936" calcext:value-type="float">
            <text:p>1.81</text:p>
          </table:table-cell>
          <table:table-cell table:style-name="ce2" table:formula="of:=-[.B107]" office:value-type="float" office:value="-1.80991367226936" calcext:value-type="float">
            <text:p>-1.81</text:p>
          </table:table-cell>
          <table:table-cell table:number-columns-repeated="10"/>
          <table:table-cell table:formula="of:=MOD([.P107]^3+a*[.P107]+b;prime)" office:value-type="float" office:value="226" calcext:value-type="float">
            <text:p>226</text:p>
          </table:table-cell>
          <table:table-cell/>
          <table:table-cell table:formula="of:=IF([.P106]+1&lt;prime;[.P106]+1;NA())" office:value-type="float" office:value="105" calcext:value-type="float">
            <text:p>105</text:p>
          </table:table-cell>
          <table:table-cell table:formula="of:=MOD_SQRT([.N107];prime)" office:value-type="string" office:string-value="#VALUE!" calcext:value-type="string">
            <text:p>#VALUE!</text:p>
          </table:table-cell>
          <table:table-cell/>
          <table:table-cell table:formula="of:=[.P107]" office:value-type="float" office:value="105" calcext:value-type="float">
            <text:p>105</text:p>
          </table:table-cell>
          <table:table-cell table:formula="of:=MOD(prime-[.Q107];prime)/[.Q107]*[.Q10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7]+[.$A$5]" office:value-type="float" office:value="1.865613" calcext:value-type="float">
            <text:p>1.87</text:p>
          </table:table-cell>
          <table:table-cell table:style-name="ce2" table:formula="of:=SQRT([.A108]*[.A108]*[.A108]+a*[.A108]+b)" office:value-type="float" office:value="1.85310474162496" calcext:value-type="float">
            <text:p>1.85</text:p>
          </table:table-cell>
          <table:table-cell table:style-name="ce2" table:formula="of:=-[.B108]" office:value-type="float" office:value="-1.85310474162496" calcext:value-type="float">
            <text:p>-1.85</text:p>
          </table:table-cell>
          <table:table-cell table:number-columns-repeated="10"/>
          <table:table-cell table:formula="of:=MOD([.P108]^3+a*[.P108]+b;prime)" office:value-type="float" office:value="209" calcext:value-type="float">
            <text:p>209</text:p>
          </table:table-cell>
          <table:table-cell/>
          <table:table-cell table:formula="of:=IF([.P107]+1&lt;prime;[.P107]+1;NA())" office:value-type="float" office:value="106" calcext:value-type="float">
            <text:p>106</text:p>
          </table:table-cell>
          <table:table-cell table:formula="of:=MOD_SQRT([.N108];prime)" office:value-type="string" office:string-value="#VALUE!" calcext:value-type="string">
            <text:p>#VALUE!</text:p>
          </table:table-cell>
          <table:table-cell/>
          <table:table-cell table:formula="of:=[.P108]" office:value-type="float" office:value="106" calcext:value-type="float">
            <text:p>106</text:p>
          </table:table-cell>
          <table:table-cell table:formula="of:=MOD(prime-[.Q108];prime)/[.Q108]*[.Q10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8]+[.$A$5]" office:value-type="float" office:value="1.915613" calcext:value-type="float">
            <text:p>1.92</text:p>
          </table:table-cell>
          <table:table-cell table:style-name="ce2" table:formula="of:=SQRT([.A109]*[.A109]*[.A109]+a*[.A109]+b)" office:value-type="float" office:value="1.90267996804461" calcext:value-type="float">
            <text:p>1.90</text:p>
          </table:table-cell>
          <table:table-cell table:style-name="ce2" table:formula="of:=-[.B109]" office:value-type="float" office:value="-1.90267996804461" calcext:value-type="float">
            <text:p>-1.90</text:p>
          </table:table-cell>
          <table:table-cell table:number-columns-repeated="10"/>
          <table:table-cell table:formula="of:=MOD([.P109]^3+a*[.P109]+b;prime)" office:value-type="float" office:value="39" calcext:value-type="float">
            <text:p>39</text:p>
          </table:table-cell>
          <table:table-cell/>
          <table:table-cell table:formula="of:=IF([.P108]+1&lt;prime;[.P108]+1;NA())" office:value-type="float" office:value="107" calcext:value-type="float">
            <text:p>107</text:p>
          </table:table-cell>
          <table:table-cell table:formula="of:=MOD_SQRT([.N109];prime)" office:value-type="float" office:value="61" calcext:value-type="float">
            <text:p>61</text:p>
          </table:table-cell>
          <table:table-cell/>
          <table:table-cell table:formula="of:=[.P109]" office:value-type="float" office:value="107" calcext:value-type="float">
            <text:p>107</text:p>
          </table:table-cell>
          <table:table-cell table:formula="of:=MOD(prime-[.Q109];prime)/[.Q109]*[.Q109]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table-cell table:style-name="ce2" table:formula="of:=[.A109]+[.$A$5]" office:value-type="float" office:value="1.965613" calcext:value-type="float">
            <text:p>1.97</text:p>
          </table:table-cell>
          <table:table-cell table:style-name="ce2" table:formula="of:=SQRT([.A110]*[.A110]*[.A110]+a*[.A110]+b)" office:value-type="float" office:value="1.95834601977373" calcext:value-type="float">
            <text:p>1.96</text:p>
          </table:table-cell>
          <table:table-cell table:style-name="ce2" table:formula="of:=-[.B110]" office:value-type="float" office:value="-1.95834601977373" calcext:value-type="float">
            <text:p>-1.96</text:p>
          </table:table-cell>
          <table:table-cell table:number-columns-repeated="10"/>
          <table:table-cell table:formula="of:=MOD([.P110]^3+a*[.P110]+b;prime)" office:value-type="float" office:value="248" calcext:value-type="float">
            <text:p>248</text:p>
          </table:table-cell>
          <table:table-cell/>
          <table:table-cell table:formula="of:=IF([.P109]+1&lt;prime;[.P109]+1;NA())" office:value-type="float" office:value="108" calcext:value-type="float">
            <text:p>108</text:p>
          </table:table-cell>
          <table:table-cell table:formula="of:=MOD_SQRT([.N110];prime)" office:value-type="float" office:value="145" calcext:value-type="float">
            <text:p>145</text:p>
          </table:table-cell>
          <table:table-cell/>
          <table:table-cell table:formula="of:=[.P110]" office:value-type="float" office:value="108" calcext:value-type="float">
            <text:p>108</text:p>
          </table:table-cell>
          <table:table-cell table:formula="of:=MOD(prime-[.Q110];prime)/[.Q110]*[.Q110]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table-cell table:style-name="ce2" table:formula="of:=[.A110]+[.$A$5]" office:value-type="float" office:value="2.015613" calcext:value-type="float">
            <text:p>2.02</text:p>
          </table:table-cell>
          <table:table-cell table:style-name="ce2" table:formula="of:=SQRT([.A111]*[.A111]*[.A111]+a*[.A111]+b)" office:value-type="float" office:value="2.01978498868789" calcext:value-type="float">
            <text:p>2.02</text:p>
          </table:table-cell>
          <table:table-cell table:style-name="ce2" table:formula="of:=-[.B111]" office:value-type="float" office:value="-2.01978498868789" calcext:value-type="float">
            <text:p>-2.02</text:p>
          </table:table-cell>
          <table:table-cell table:number-columns-repeated="10"/>
          <table:table-cell table:formula="of:=MOD([.P111]^3+a*[.P111]+b;prime)" office:value-type="float" office:value="53" calcext:value-type="float">
            <text:p>53</text:p>
          </table:table-cell>
          <table:table-cell/>
          <table:table-cell table:formula="of:=IF([.P110]+1&lt;prime;[.P110]+1;NA())" office:value-type="float" office:value="109" calcext:value-type="float">
            <text:p>109</text:p>
          </table:table-cell>
          <table:table-cell table:formula="of:=MOD_SQRT([.N111];prime)" office:value-type="string" office:string-value="#VALUE!" calcext:value-type="string">
            <text:p>#VALUE!</text:p>
          </table:table-cell>
          <table:table-cell/>
          <table:table-cell table:formula="of:=[.P111]" office:value-type="float" office:value="109" calcext:value-type="float">
            <text:p>109</text:p>
          </table:table-cell>
          <table:table-cell table:formula="of:=MOD(prime-[.Q111];prime)/[.Q111]*[.Q11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1]+[.$A$5]" office:value-type="float" office:value="2.065613" calcext:value-type="float">
            <text:p>2.07</text:p>
          </table:table-cell>
          <table:table-cell table:style-name="ce2" table:formula="of:=SQRT([.A112]*[.A112]*[.A112]+a*[.A112]+b)" office:value-type="float" office:value="2.086666687062" calcext:value-type="float">
            <text:p>2.09</text:p>
          </table:table-cell>
          <table:table-cell table:style-name="ce2" table:formula="of:=-[.B112]" office:value-type="float" office:value="-2.086666687062" calcext:value-type="float">
            <text:p>-2.09</text:p>
          </table:table-cell>
          <table:table-cell table:number-columns-repeated="10"/>
          <table:table-cell table:formula="of:=MOD([.P112]^3+a*[.P112]+b;prime)" office:value-type="float" office:value="249" calcext:value-type="float">
            <text:p>249</text:p>
          </table:table-cell>
          <table:table-cell/>
          <table:table-cell table:formula="of:=IF([.P111]+1&lt;prime;[.P111]+1;NA())" office:value-type="float" office:value="110" calcext:value-type="float">
            <text:p>110</text:p>
          </table:table-cell>
          <table:table-cell table:formula="of:=MOD_SQRT([.N112];prime)" office:value-type="float" office:value="81" calcext:value-type="float">
            <text:p>81</text:p>
          </table:table-cell>
          <table:table-cell/>
          <table:table-cell table:formula="of:=[.P112]" office:value-type="float" office:value="110" calcext:value-type="float">
            <text:p>110</text:p>
          </table:table-cell>
          <table:table-cell table:formula="of:=MOD(prime-[.Q112];prime)/[.Q112]*[.Q112]" office:value-type="float" office:value="182" calcext:value-type="float">
            <text:p>182</text:p>
          </table:table-cell>
          <table:table-cell table:number-columns-repeated="1004"/>
        </table:table-row>
        <table:table-row table:style-name="ro2">
          <table:table-cell table:style-name="ce2" table:formula="of:=[.A112]+[.$A$5]" office:value-type="float" office:value="2.115613" calcext:value-type="float">
            <text:p>2.12</text:p>
          </table:table-cell>
          <table:table-cell table:style-name="ce2" table:formula="of:=SQRT([.A113]*[.A113]*[.A113]+a*[.A113]+b)" office:value-type="float" office:value="2.15865896339826" calcext:value-type="float">
            <text:p>2.16</text:p>
          </table:table-cell>
          <table:table-cell table:style-name="ce2" table:formula="of:=-[.B113]" office:value-type="float" office:value="-2.15865896339826" calcext:value-type="float">
            <text:p>-2.16</text:p>
          </table:table-cell>
          <table:table-cell table:number-columns-repeated="10"/>
          <table:table-cell table:formula="of:=MOD([.P113]^3+a*[.P113]+b;prime)" office:value-type="float" office:value="53" calcext:value-type="float">
            <text:p>53</text:p>
          </table:table-cell>
          <table:table-cell/>
          <table:table-cell table:formula="of:=IF([.P112]+1&lt;prime;[.P112]+1;NA())" office:value-type="float" office:value="111" calcext:value-type="float">
            <text:p>111</text:p>
          </table:table-cell>
          <table:table-cell table:formula="of:=MOD_SQRT([.N113];prime)" office:value-type="string" office:string-value="#VALUE!" calcext:value-type="string">
            <text:p>#VALUE!</text:p>
          </table:table-cell>
          <table:table-cell/>
          <table:table-cell table:formula="of:=[.P113]" office:value-type="float" office:value="111" calcext:value-type="float">
            <text:p>111</text:p>
          </table:table-cell>
          <table:table-cell table:formula="of:=MOD(prime-[.Q113];prime)/[.Q113]*[.Q11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3]+[.$A$5]" office:value-type="float" office:value="2.165613" calcext:value-type="float">
            <text:p>2.17</text:p>
          </table:table-cell>
          <table:table-cell table:style-name="ce2" table:formula="of:=SQRT([.A114]*[.A114]*[.A114]+a*[.A114]+b)" office:value-type="float" office:value="2.23543583504984" calcext:value-type="float">
            <text:p>2.24</text:p>
          </table:table-cell>
          <table:table-cell table:style-name="ce2" table:formula="of:=-[.B114]" office:value-type="float" office:value="-2.23543583504984" calcext:value-type="float">
            <text:p>-2.24</text:p>
          </table:table-cell>
          <table:table-cell table:number-columns-repeated="10"/>
          <table:table-cell table:formula="of:=MOD([.P114]^3+a*[.P114]+b;prime)" office:value-type="float" office:value="260" calcext:value-type="float">
            <text:p>260</text:p>
          </table:table-cell>
          <table:table-cell/>
          <table:table-cell table:formula="of:=IF([.P113]+1&lt;prime;[.P113]+1;NA())" office:value-type="float" office:value="112" calcext:value-type="float">
            <text:p>112</text:p>
          </table:table-cell>
          <table:table-cell table:formula="of:=MOD_SQRT([.N114];prime)" office:value-type="string" office:string-value="#VALUE!" calcext:value-type="string">
            <text:p>#VALUE!</text:p>
          </table:table-cell>
          <table:table-cell/>
          <table:table-cell table:formula="of:=[.P114]" office:value-type="float" office:value="112" calcext:value-type="float">
            <text:p>112</text:p>
          </table:table-cell>
          <table:table-cell table:formula="of:=MOD(prime-[.Q114];prime)/[.Q114]*[.Q1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4]+[.$A$5]" office:value-type="float" office:value="2.215613" calcext:value-type="float">
            <text:p>2.22</text:p>
          </table:table-cell>
          <table:table-cell table:style-name="ce2" table:formula="of:=SQRT([.A115]*[.A115]*[.A115]+a*[.A115]+b)" office:value-type="float" office:value="2.31668349586005" calcext:value-type="float">
            <text:p>2.32</text:p>
          </table:table-cell>
          <table:table-cell table:style-name="ce2" table:formula="of:=-[.B115]" office:value-type="float" office:value="-2.31668349586005" calcext:value-type="float">
            <text:p>-2.32</text:p>
          </table:table-cell>
          <table:table-cell table:number-columns-repeated="10"/>
          <table:table-cell table:formula="of:=MOD([.P115]^3+a*[.P115]+b;prime)" office:value-type="float" office:value="87" calcext:value-type="float">
            <text:p>87</text:p>
          </table:table-cell>
          <table:table-cell/>
          <table:table-cell table:formula="of:=IF([.P114]+1&lt;prime;[.P114]+1;NA())" office:value-type="float" office:value="113" calcext:value-type="float">
            <text:p>113</text:p>
          </table:table-cell>
          <table:table-cell table:formula="of:=MOD_SQRT([.N115];prime)" office:value-type="string" office:string-value="#VALUE!" calcext:value-type="string">
            <text:p>#VALUE!</text:p>
          </table:table-cell>
          <table:table-cell/>
          <table:table-cell table:formula="of:=[.P115]" office:value-type="float" office:value="113" calcext:value-type="float">
            <text:p>113</text:p>
          </table:table-cell>
          <table:table-cell table:formula="of:=MOD(prime-[.Q115];prime)/[.Q115]*[.Q11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5]+[.$A$5]" office:value-type="float" office:value="2.265613" calcext:value-type="float">
            <text:p>2.27</text:p>
          </table:table-cell>
          <table:table-cell table:style-name="ce2" table:formula="of:=SQRT([.A116]*[.A116]*[.A116]+a*[.A116]+b)" office:value-type="float" office:value="2.40210442369929" calcext:value-type="float">
            <text:p>2.40</text:p>
          </table:table-cell>
          <table:table-cell table:style-name="ce2" table:formula="of:=-[.B116]" office:value-type="float" office:value="-2.40210442369929" calcext:value-type="float">
            <text:p>-2.40</text:p>
          </table:table-cell>
          <table:table-cell table:number-columns-repeated="10"/>
          <table:table-cell table:formula="of:=MOD([.P116]^3+a*[.P116]+b;prime)" office:value-type="float" office:value="66" calcext:value-type="float">
            <text:p>66</text:p>
          </table:table-cell>
          <table:table-cell/>
          <table:table-cell table:formula="of:=IF([.P115]+1&lt;prime;[.P115]+1;NA())" office:value-type="float" office:value="114" calcext:value-type="float">
            <text:p>114</text:p>
          </table:table-cell>
          <table:table-cell table:formula="of:=MOD_SQRT([.N116];prime)" office:value-type="float" office:value="131" calcext:value-type="float">
            <text:p>131</text:p>
          </table:table-cell>
          <table:table-cell/>
          <table:table-cell table:formula="of:=[.P116]" office:value-type="float" office:value="114" calcext:value-type="float">
            <text:p>114</text:p>
          </table:table-cell>
          <table:table-cell table:formula="of:=MOD(prime-[.Q116];prime)/[.Q116]*[.Q116]" office:value-type="float" office:value="132" calcext:value-type="float">
            <text:p>132</text:p>
          </table:table-cell>
          <table:table-cell table:number-columns-repeated="1004"/>
        </table:table-row>
        <table:table-row table:style-name="ro2">
          <table:table-cell table:style-name="ce2" table:formula="of:=[.A116]+[.$A$5]" office:value-type="float" office:value="2.315613" calcext:value-type="float">
            <text:p>2.32</text:p>
          </table:table-cell>
          <table:table-cell table:style-name="ce2" table:formula="of:=SQRT([.A117]*[.A117]*[.A117]+a*[.A117]+b)" office:value-type="float" office:value="2.49141989630833" calcext:value-type="float">
            <text:p>2.49</text:p>
          </table:table-cell>
          <table:table-cell table:style-name="ce2" table:formula="of:=-[.B117]" office:value-type="float" office:value="-2.49141989630833" calcext:value-type="float">
            <text:p>-2.49</text:p>
          </table:table-cell>
          <table:table-cell table:number-columns-repeated="10"/>
          <table:table-cell table:formula="of:=MOD([.P117]^3+a*[.P117]+b;prime)" office:value-type="float" office:value="203" calcext:value-type="float">
            <text:p>203</text:p>
          </table:table-cell>
          <table:table-cell/>
          <table:table-cell table:formula="of:=IF([.P116]+1&lt;prime;[.P116]+1;NA())" office:value-type="float" office:value="115" calcext:value-type="float">
            <text:p>115</text:p>
          </table:table-cell>
          <table:table-cell table:formula="of:=MOD_SQRT([.N117];prime)" office:value-type="float" office:value="27" calcext:value-type="float">
            <text:p>27</text:p>
          </table:table-cell>
          <table:table-cell/>
          <table:table-cell table:formula="of:=[.P117]" office:value-type="float" office:value="115" calcext:value-type="float">
            <text:p>115</text:p>
          </table:table-cell>
          <table:table-cell table:formula="of:=MOD(prime-[.Q117];prime)/[.Q117]*[.Q117]" office:value-type="float" office:value="236" calcext:value-type="float">
            <text:p>236</text:p>
          </table:table-cell>
          <table:table-cell table:number-columns-repeated="1004"/>
        </table:table-row>
        <table:table-row table:style-name="ro2">
          <table:table-cell table:style-name="ce2" table:formula="of:=[.A117]+[.$A$5]" office:value-type="float" office:value="2.365613" calcext:value-type="float">
            <text:p>2.37</text:p>
          </table:table-cell>
          <table:table-cell table:style-name="ce2" table:formula="of:=SQRT([.A118]*[.A118]*[.A118]+a*[.A118]+b)" office:value-type="float" office:value="2.58437124502003" calcext:value-type="float">
            <text:p>2.58</text:p>
          </table:table-cell>
          <table:table-cell table:style-name="ce2" table:formula="of:=-[.B118]" office:value-type="float" office:value="-2.58437124502003" calcext:value-type="float">
            <text:p>-2.58</text:p>
          </table:table-cell>
          <table:table-cell table:number-columns-repeated="10"/>
          <table:table-cell table:formula="of:=MOD([.P118]^3+a*[.P118]+b;prime)" office:value-type="float" office:value="241" calcext:value-type="float">
            <text:p>241</text:p>
          </table:table-cell>
          <table:table-cell/>
          <table:table-cell table:formula="of:=IF([.P117]+1&lt;prime;[.P117]+1;NA())" office:value-type="float" office:value="116" calcext:value-type="float">
            <text:p>116</text:p>
          </table:table-cell>
          <table:table-cell table:formula="of:=MOD_SQRT([.N118];prime)" office:value-type="string" office:string-value="#VALUE!" calcext:value-type="string">
            <text:p>#VALUE!</text:p>
          </table:table-cell>
          <table:table-cell/>
          <table:table-cell table:formula="of:=[.P118]" office:value-type="float" office:value="116" calcext:value-type="float">
            <text:p>116</text:p>
          </table:table-cell>
          <table:table-cell table:formula="of:=MOD(prime-[.Q118];prime)/[.Q118]*[.Q1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8]+[.$A$5]" office:value-type="float" office:value="2.415613" calcext:value-type="float">
            <text:p>2.42</text:p>
          </table:table-cell>
          <table:table-cell table:style-name="ce2" table:formula="of:=SQRT([.A119]*[.A119]*[.A119]+a*[.A119]+b)" office:value-type="float" office:value="2.68072015687049" calcext:value-type="float">
            <text:p>2.68</text:p>
          </table:table-cell>
          <table:table-cell table:style-name="ce2" table:formula="of:=-[.B119]" office:value-type="float" office:value="-2.68072015687049" calcext:value-type="float">
            <text:p>-2.68</text:p>
          </table:table-cell>
          <table:table-cell table:number-columns-repeated="10"/>
          <table:table-cell table:formula="of:=MOD([.P119]^3+a*[.P119]+b;prime)" office:value-type="float" office:value="186" calcext:value-type="float">
            <text:p>186</text:p>
          </table:table-cell>
          <table:table-cell/>
          <table:table-cell table:formula="of:=IF([.P118]+1&lt;prime;[.P118]+1;NA())" office:value-type="float" office:value="117" calcext:value-type="float">
            <text:p>117</text:p>
          </table:table-cell>
          <table:table-cell table:formula="of:=MOD_SQRT([.N119];prime)" office:value-type="float" office:value="221" calcext:value-type="float">
            <text:p>221</text:p>
          </table:table-cell>
          <table:table-cell/>
          <table:table-cell table:formula="of:=[.P119]" office:value-type="float" office:value="117" calcext:value-type="float">
            <text:p>117</text:p>
          </table:table-cell>
          <table:table-cell table:formula="of:=MOD(prime-[.Q119];prime)/[.Q119]*[.Q119]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style-name="ce2" table:formula="of:=[.A119]+[.$A$5]" office:value-type="float" office:value="2.465613" calcext:value-type="float">
            <text:p>2.47</text:p>
          </table:table-cell>
          <table:table-cell table:style-name="ce2" table:formula="of:=SQRT([.A120]*[.A120]*[.A120]+a*[.A120]+b)" office:value-type="float" office:value="2.780248294994" calcext:value-type="float">
            <text:p>2.78</text:p>
          </table:table-cell>
          <table:table-cell table:style-name="ce2" table:formula="of:=-[.B120]" office:value-type="float" office:value="-2.780248294994" calcext:value-type="float">
            <text:p>-2.78</text:p>
          </table:table-cell>
          <table:table-cell table:number-columns-repeated="10"/>
          <table:table-cell table:formula="of:=MOD([.P120]^3+a*[.P120]+b;prime)" office:value-type="float" office:value="44" calcext:value-type="float">
            <text:p>44</text:p>
          </table:table-cell>
          <table:table-cell/>
          <table:table-cell table:formula="of:=IF([.P119]+1&lt;prime;[.P119]+1;NA())" office:value-type="float" office:value="118" calcext:value-type="float">
            <text:p>118</text:p>
          </table:table-cell>
          <table:table-cell table:formula="of:=MOD_SQRT([.N120];prime)" office:value-type="float" office:value="71" calcext:value-type="float">
            <text:p>71</text:p>
          </table:table-cell>
          <table:table-cell/>
          <table:table-cell table:formula="of:=[.P120]" office:value-type="float" office:value="118" calcext:value-type="float">
            <text:p>118</text:p>
          </table:table-cell>
          <table:table-cell table:formula="of:=MOD(prime-[.Q120];prime)/[.Q120]*[.Q120]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table-cell table:style-name="ce2" table:formula="of:=[.A120]+[.$A$5]" office:value-type="float" office:value="2.515613" calcext:value-type="float">
            <text:p>2.52</text:p>
          </table:table-cell>
          <table:table-cell table:style-name="ce2" table:formula="of:=SQRT([.A121]*[.A121]*[.A121]+a*[.A121]+b)" office:value-type="float" office:value="2.88275645852757" calcext:value-type="float">
            <text:p>2.88</text:p>
          </table:table-cell>
          <table:table-cell table:style-name="ce2" table:formula="of:=-[.B121]" office:value-type="float" office:value="-2.88275645852757" calcext:value-type="float">
            <text:p>-2.88</text:p>
          </table:table-cell>
          <table:table-cell table:number-columns-repeated="10"/>
          <table:table-cell table:formula="of:=MOD([.P121]^3+a*[.P121]+b;prime)" office:value-type="float" office:value="84" calcext:value-type="float">
            <text:p>84</text:p>
          </table:table-cell>
          <table:table-cell/>
          <table:table-cell table:formula="of:=IF([.P120]+1&lt;prime;[.P120]+1;NA())" office:value-type="float" office:value="119" calcext:value-type="float">
            <text:p>119</text:p>
          </table:table-cell>
          <table:table-cell table:formula="of:=MOD_SQRT([.N121];prime)" office:value-type="string" office:string-value="#VALUE!" calcext:value-type="string">
            <text:p>#VALUE!</text:p>
          </table:table-cell>
          <table:table-cell/>
          <table:table-cell table:formula="of:=[.P121]" office:value-type="float" office:value="119" calcext:value-type="float">
            <text:p>119</text:p>
          </table:table-cell>
          <table:table-cell table:formula="of:=MOD(prime-[.Q121];prime)/[.Q121]*[.Q1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21]+[.$A$5]" office:value-type="float" office:value="2.565613" calcext:value-type="float">
            <text:p>2.57</text:p>
          </table:table-cell>
          <table:table-cell table:style-name="ce2" table:formula="of:=SQRT([.A122]*[.A122]*[.A122]+a*[.A122]+b)" office:value-type="float" office:value="2.98806345507383" calcext:value-type="float">
            <text:p>2.99</text:p>
          </table:table-cell>
          <table:table-cell table:style-name="ce2" table:formula="of:=-[.B122]" office:value-type="float" office:value="-2.98806345507383" calcext:value-type="float">
            <text:p>-2.99</text:p>
          </table:table-cell>
          <table:table-cell table:number-columns-repeated="10"/>
          <table:table-cell table:formula="of:=MOD([.P122]^3+a*[.P122]+b;prime)" office:value-type="float" office:value="49" calcext:value-type="float">
            <text:p>49</text:p>
          </table:table-cell>
          <table:table-cell/>
          <table:table-cell table:formula="of:=IF([.P121]+1&lt;prime;[.P121]+1;NA())" office:value-type="float" office:value="120" calcext:value-type="float">
            <text:p>120</text:p>
          </table:table-cell>
          <table:table-cell table:formula="of:=MOD_SQRT([.N122];prime)" office:value-type="float" office:value="7" calcext:value-type="float">
            <text:p>7</text:p>
          </table:table-cell>
          <table:table-cell/>
          <table:table-cell table:formula="of:=[.P122]" office:value-type="float" office:value="120" calcext:value-type="float">
            <text:p>120</text:p>
          </table:table-cell>
          <table:table-cell table:formula="of:=MOD(prime-[.Q122];prime)/[.Q122]*[.Q122]" office:value-type="float" office:value="256" calcext:value-type="float">
            <text:p>256</text:p>
          </table:table-cell>
          <table:table-cell table:number-columns-repeated="1004"/>
        </table:table-row>
        <table:table-row table:style-name="ro2">
          <table:table-cell table:style-name="ce2" table:formula="of:=[.A122]+[.$A$5]" office:value-type="float" office:value="2.615613" calcext:value-type="float">
            <text:p>2.62</text:p>
          </table:table-cell>
          <table:table-cell table:style-name="ce2" table:formula="of:=SQRT([.A123]*[.A123]*[.A123]+a*[.A123]+b)" office:value-type="float" office:value="3.09600481571219" calcext:value-type="float">
            <text:p>3.10</text:p>
          </table:table-cell>
          <table:table-cell table:style-name="ce2" table:formula="of:=-[.B123]" office:value-type="float" office:value="-3.09600481571219" calcext:value-type="float">
            <text:p>-3.10</text:p>
          </table:table-cell>
          <table:table-cell table:number-columns-repeated="10"/>
          <table:table-cell table:formula="of:=MOD([.P123]^3+a*[.P123]+b;prime)" office:value-type="float" office:value="208" calcext:value-type="float">
            <text:p>208</text:p>
          </table:table-cell>
          <table:table-cell/>
          <table:table-cell table:formula="of:=IF([.P122]+1&lt;prime;[.P122]+1;NA())" office:value-type="float" office:value="121" calcext:value-type="float">
            <text:p>121</text:p>
          </table:table-cell>
          <table:table-cell table:formula="of:=MOD_SQRT([.N123];prime)" office:value-type="float" office:value="205" calcext:value-type="float">
            <text:p>205</text:p>
          </table:table-cell>
          <table:table-cell/>
          <table:table-cell table:formula="of:=[.P123]" office:value-type="float" office:value="121" calcext:value-type="float">
            <text:p>121</text:p>
          </table:table-cell>
          <table:table-cell table:formula="of:=MOD(prime-[.Q123];prime)/[.Q123]*[.Q123]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style-name="ce2" table:formula="of:=[.A123]+[.$A$5]" office:value-type="float" office:value="2.665613" calcext:value-type="float">
            <text:p>2.67</text:p>
          </table:table-cell>
          <table:table-cell table:style-name="ce2" table:formula="of:=SQRT([.A124]*[.A124]*[.A124]+a*[.A124]+b)" office:value-type="float" office:value="3.20643144652719" calcext:value-type="float">
            <text:p>3.21</text:p>
          </table:table-cell>
          <table:table-cell table:style-name="ce2" table:formula="of:=-[.B124]" office:value-type="float" office:value="-3.20643144652719" calcext:value-type="float">
            <text:p>-3.21</text:p>
          </table:table-cell>
          <table:table-cell table:number-columns-repeated="10"/>
          <table:table-cell table:formula="of:=MOD([.P124]^3+a*[.P124]+b;prime)" office:value-type="float" office:value="41" calcext:value-type="float">
            <text:p>41</text:p>
          </table:table-cell>
          <table:table-cell/>
          <table:table-cell table:formula="of:=IF([.P123]+1&lt;prime;[.P123]+1;NA())" office:value-type="float" office:value="122" calcext:value-type="float">
            <text:p>122</text:p>
          </table:table-cell>
          <table:table-cell table:formula="of:=MOD_SQRT([.N124];prime)" office:value-type="string" office:string-value="#VALUE!" calcext:value-type="string">
            <text:p>#VALUE!</text:p>
          </table:table-cell>
          <table:table-cell/>
          <table:table-cell table:formula="of:=[.P124]" office:value-type="float" office:value="122" calcext:value-type="float">
            <text:p>122</text:p>
          </table:table-cell>
          <table:table-cell table:formula="of:=MOD(prime-[.Q124];prime)/[.Q124]*[.Q12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24]+[.$A$5]" office:value-type="float" office:value="2.715613" calcext:value-type="float">
            <text:p>2.72</text:p>
          </table:table-cell>
          <table:table-cell table:style-name="ce2" table:formula="of:=SQRT([.A125]*[.A125]*[.A125]+a*[.A125]+b)" office:value-type="float" office:value="3.31920828190154" calcext:value-type="float">
            <text:p>3.32</text:p>
          </table:table-cell>
          <table:table-cell table:style-name="ce2" table:formula="of:=-[.B125]" office:value-type="float" office:value="-3.31920828190154" calcext:value-type="float">
            <text:p>-3.32</text:p>
          </table:table-cell>
          <table:table-cell table:number-columns-repeated="10"/>
          <table:table-cell table:formula="of:=MOD([.P125]^3+a*[.P125]+b;prime)" office:value-type="float" office:value="80" calcext:value-type="float">
            <text:p>80</text:p>
          </table:table-cell>
          <table:table-cell/>
          <table:table-cell table:formula="of:=IF([.P124]+1&lt;prime;[.P124]+1;NA())" office:value-type="float" office:value="123" calcext:value-type="float">
            <text:p>123</text:p>
          </table:table-cell>
          <table:table-cell table:formula="of:=MOD_SQRT([.N125];prime)" office:value-type="string" office:string-value="#VALUE!" calcext:value-type="string">
            <text:p>#VALUE!</text:p>
          </table:table-cell>
          <table:table-cell/>
          <table:table-cell table:formula="of:=[.P125]" office:value-type="float" office:value="123" calcext:value-type="float">
            <text:p>123</text:p>
          </table:table-cell>
          <table:table-cell table:formula="of:=MOD(prime-[.Q125];prime)/[.Q125]*[.Q12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25]+[.$A$5]" office:value-type="float" office:value="2.765613" calcext:value-type="float">
            <text:p>2.77</text:p>
          </table:table-cell>
          <table:table-cell table:style-name="ce2" table:formula="of:=SQRT([.A126]*[.A126]*[.A126]+a*[.A126]+b)" office:value-type="float" office:value="3.43421298276754" calcext:value-type="float">
            <text:p>3.43</text:p>
          </table:table-cell>
          <table:table-cell table:style-name="ce2" table:formula="of:=-[.B126]" office:value-type="float" office:value="-3.43421298276754" calcext:value-type="float">
            <text:p>-3.43</text:p>
          </table:table-cell>
          <table:table-cell table:number-columns-repeated="10"/>
          <table:table-cell table:formula="of:=MOD([.P126]^3+a*[.P126]+b;prime)" office:value-type="float" office:value="68" calcext:value-type="float">
            <text:p>68</text:p>
          </table:table-cell>
          <table:table-cell/>
          <table:table-cell table:formula="of:=IF([.P125]+1&lt;prime;[.P125]+1;NA())" office:value-type="float" office:value="124" calcext:value-type="float">
            <text:p>124</text:p>
          </table:table-cell>
          <table:table-cell table:formula="of:=MOD_SQRT([.N126];prime)" office:value-type="float" office:value="133" calcext:value-type="float">
            <text:p>133</text:p>
          </table:table-cell>
          <table:table-cell/>
          <table:table-cell table:formula="of:=[.P126]" office:value-type="float" office:value="124" calcext:value-type="float">
            <text:p>124</text:p>
          </table:table-cell>
          <table:table-cell table:formula="of:=MOD(prime-[.Q126];prime)/[.Q126]*[.Q126]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table-cell table:style-name="ce2" table:formula="of:=[.A126]+[.$A$5]" office:value-type="float" office:value="2.815613" calcext:value-type="float">
            <text:p>2.82</text:p>
          </table:table-cell>
          <table:table-cell table:style-name="ce2" table:formula="of:=SQRT([.A127]*[.A127]*[.A127]+a*[.A127]+b)" office:value-type="float" office:value="3.55133470661025" calcext:value-type="float">
            <text:p>3.55</text:p>
          </table:table-cell>
          <table:table-cell table:style-name="ce2" table:formula="of:=-[.B127]" office:value-type="float" office:value="-3.55133470661025" calcext:value-type="float">
            <text:p>-3.55</text:p>
          </table:table-cell>
          <table:table-cell table:number-columns-repeated="10"/>
          <table:table-cell table:formula="of:=MOD([.P127]^3+a*[.P127]+b;prime)" office:value-type="float" office:value="11" calcext:value-type="float">
            <text:p>11</text:p>
          </table:table-cell>
          <table:table-cell/>
          <table:table-cell table:formula="of:=IF([.P126]+1&lt;prime;[.P126]+1;NA())" office:value-type="float" office:value="125" calcext:value-type="float">
            <text:p>125</text:p>
          </table:table-cell>
          <table:table-cell table:formula="of:=MOD_SQRT([.N127];prime)" office:value-type="float" office:value="167" calcext:value-type="float">
            <text:p>167</text:p>
          </table:table-cell>
          <table:table-cell/>
          <table:table-cell table:formula="of:=[.P127]" office:value-type="float" office:value="125" calcext:value-type="float">
            <text:p>125</text:p>
          </table:table-cell>
          <table:table-cell table:formula="of:=MOD(prime-[.Q127];prime)/[.Q127]*[.Q127]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2" table:formula="of:=[.A127]+[.$A$5]" office:value-type="float" office:value="2.865613" calcext:value-type="float">
            <text:p>2.87</text:p>
          </table:table-cell>
          <table:table-cell table:style-name="ce2" table:formula="of:=SQRT([.A128]*[.A128]*[.A128]+a*[.A128]+b)" office:value-type="float" office:value="3.67047296417503" calcext:value-type="float">
            <text:p>3.67</text:p>
          </table:table-cell>
          <table:table-cell table:style-name="ce2" table:formula="of:=-[.B128]" office:value-type="float" office:value="-3.67047296417503" calcext:value-type="float">
            <text:p>-3.67</text:p>
          </table:table-cell>
          <table:table-cell table:number-columns-repeated="10"/>
          <table:table-cell table:formula="of:=MOD([.P128]^3+a*[.P128]+b;prime)" office:value-type="float" office:value="178" calcext:value-type="float">
            <text:p>178</text:p>
          </table:table-cell>
          <table:table-cell/>
          <table:table-cell table:formula="of:=IF([.P127]+1&lt;prime;[.P127]+1;NA())" office:value-type="float" office:value="126" calcext:value-type="float">
            <text:p>126</text:p>
          </table:table-cell>
          <table:table-cell table:formula="of:=MOD_SQRT([.N128];prime)" office:value-type="float" office:value="21" calcext:value-type="float">
            <text:p>21</text:p>
          </table:table-cell>
          <table:table-cell/>
          <table:table-cell table:formula="of:=[.P128]" office:value-type="float" office:value="126" calcext:value-type="float">
            <text:p>126</text:p>
          </table:table-cell>
          <table:table-cell table:formula="of:=MOD(prime-[.Q128];prime)/[.Q128]*[.Q128]" office:value-type="float" office:value="242" calcext:value-type="float">
            <text:p>242</text:p>
          </table:table-cell>
          <table:table-cell table:number-columns-repeated="1004"/>
        </table:table-row>
        <table:table-row table:style-name="ro2">
          <table:table-cell table:style-name="ce2" table:formula="of:=[.A128]+[.$A$5]" office:value-type="float" office:value="2.915613" calcext:value-type="float">
            <text:p>2.92</text:p>
          </table:table-cell>
          <table:table-cell table:style-name="ce2" table:formula="of:=SQRT([.A129]*[.A129]*[.A129]+a*[.A129]+b)" office:value-type="float" office:value="3.79153656953288" calcext:value-type="float">
            <text:p>3.79</text:p>
          </table:table-cell>
          <table:table-cell table:style-name="ce2" table:formula="of:=-[.B129]" office:value-type="float" office:value="-3.79153656953288" calcext:value-type="float">
            <text:p>-3.79</text:p>
          </table:table-cell>
          <table:table-cell table:number-columns-repeated="10"/>
          <table:table-cell table:formula="of:=MOD([.P129]^3+a*[.P129]+b;prime)" office:value-type="float" office:value="49" calcext:value-type="float">
            <text:p>49</text:p>
          </table:table-cell>
          <table:table-cell/>
          <table:table-cell table:formula="of:=IF([.P128]+1&lt;prime;[.P128]+1;NA())" office:value-type="float" office:value="127" calcext:value-type="float">
            <text:p>127</text:p>
          </table:table-cell>
          <table:table-cell table:formula="of:=MOD_SQRT([.N129];prime)" office:value-type="float" office:value="7" calcext:value-type="float">
            <text:p>7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formula="of:=MOD(prime-[.Q129];prime)/[.Q129]*[.Q129]" office:value-type="float" office:value="256" calcext:value-type="float">
            <text:p>256</text:p>
          </table:table-cell>
          <table:table-cell table:number-columns-repeated="1004"/>
        </table:table-row>
        <table:table-row table:style-name="ro2">
          <table:table-cell table:style-name="ce2" table:formula="of:=[.A129]+[.$A$5]" office:value-type="float" office:value="2.96561299999999" calcext:value-type="float">
            <text:p>2.97</text:p>
          </table:table-cell>
          <table:table-cell table:style-name="ce2" table:formula="of:=SQRT([.A130]*[.A130]*[.A130]+a*[.A130]+b)" office:value-type="float" office:value="3.91444268453001" calcext:value-type="float">
            <text:p>3.91</text:p>
          </table:table-cell>
          <table:table-cell table:style-name="ce2" table:formula="of:=-[.B130]" office:value-type="float" office:value="-3.91444268453001" calcext:value-type="float">
            <text:p>-3.91</text:p>
          </table:table-cell>
          <table:table-cell table:number-columns-repeated="10"/>
          <table:table-cell table:formula="of:=MOD([.P130]^3+a*[.P130]+b;prime)" office:value-type="float" office:value="156" calcext:value-type="float">
            <text:p>156</text:p>
          </table:table-cell>
          <table:table-cell/>
          <table:table-cell table:formula="of:=IF([.P129]+1&lt;prime;[.P129]+1;NA())" office:value-type="float" office:value="128" calcext:value-type="float">
            <text:p>128</text:p>
          </table:table-cell>
          <table:table-cell table:formula="of:=MOD_SQRT([.N130];prime)" office:value-type="float" office:value="141" calcext:value-type="float">
            <text:p>141</text:p>
          </table:table-cell>
          <table:table-cell/>
          <table:table-cell table:formula="of:=[.P130]" office:value-type="float" office:value="128" calcext:value-type="float">
            <text:p>128</text:p>
          </table:table-cell>
          <table:table-cell table:formula="of:=MOD(prime-[.Q130];prime)/[.Q130]*[.Q130]" office:value-type="float" office:value="122" calcext:value-type="float">
            <text:p>122</text:p>
          </table:table-cell>
          <table:table-cell table:number-columns-repeated="1004"/>
        </table:table-row>
        <table:table-row table:style-name="ro2">
          <table:table-cell table:style-name="ce2" table:formula="of:=[.A130]+[.$A$5]" office:value-type="float" office:value="3.01561299999999" calcext:value-type="float">
            <text:p>3.02</text:p>
          </table:table-cell>
          <table:table-cell table:style-name="ce2" table:formula="of:=SQRT([.A131]*[.A131]*[.A131]+a*[.A131]+b)" office:value-type="float" office:value="4.03911595498766" calcext:value-type="float">
            <text:p>4.04</text:p>
          </table:table-cell>
          <table:table-cell table:style-name="ce2" table:formula="of:=-[.B131]" office:value-type="float" office:value="-4.03911595498766" calcext:value-type="float">
            <text:p>-4.04</text:p>
          </table:table-cell>
          <table:table-cell table:number-columns-repeated="10"/>
          <table:table-cell table:formula="of:=MOD([.P131]^3+a*[.P131]+b;prime)" office:value-type="float" office:value="242" calcext:value-type="float">
            <text:p>242</text:p>
          </table:table-cell>
          <table:table-cell/>
          <table:table-cell table:formula="of:=IF([.P130]+1&lt;prime;[.P130]+1;NA())" office:value-type="float" office:value="129" calcext:value-type="float">
            <text:p>129</text:p>
          </table:table-cell>
          <table:table-cell table:formula="of:=MOD_SQRT([.N131];prime)" office:value-type="float" office:value="105" calcext:value-type="float">
            <text:p>105</text:p>
          </table:table-cell>
          <table:table-cell/>
          <table:table-cell table:formula="of:=[.P131]" office:value-type="float" office:value="129" calcext:value-type="float">
            <text:p>129</text:p>
          </table:table-cell>
          <table:table-cell table:formula="of:=MOD(prime-[.Q131];prime)/[.Q131]*[.Q131]" office:value-type="float" office:value="158" calcext:value-type="float">
            <text:p>158</text:p>
          </table:table-cell>
          <table:table-cell table:number-columns-repeated="1004"/>
        </table:table-row>
        <table:table-row table:style-name="ro2">
          <table:table-cell table:style-name="ce2" table:formula="of:=[.A131]+[.$A$5]" office:value-type="float" office:value="3.06561299999999" calcext:value-type="float">
            <text:p>3.07</text:p>
          </table:table-cell>
          <table:table-cell table:style-name="ce2" table:formula="of:=SQRT([.A132]*[.A132]*[.A132]+a*[.A132]+b)" office:value-type="float" office:value="4.16548773377154" calcext:value-type="float">
            <text:p>4.17</text:p>
          </table:table-cell>
          <table:table-cell table:style-name="ce2" table:formula="of:=-[.B132]" office:value-type="float" office:value="-4.16548773377154" calcext:value-type="float">
            <text:p>-4.17</text:p>
          </table:table-cell>
          <table:table-cell table:number-columns-repeated="10"/>
          <table:table-cell table:formula="of:=MOD([.P132]^3+a*[.P132]+b;prime)" office:value-type="float" office:value="50" calcext:value-type="float">
            <text:p>50</text:p>
          </table:table-cell>
          <table:table-cell/>
          <table:table-cell table:formula="of:=IF([.P131]+1&lt;prime;[.P131]+1;NA())" office:value-type="float" office:value="130" calcext:value-type="float">
            <text:p>130</text:p>
          </table:table-cell>
          <table:table-cell table:formula="of:=MOD_SQRT([.N132];prime)" office:value-type="float" office:value="239" calcext:value-type="float">
            <text:p>239</text:p>
          </table:table-cell>
          <table:table-cell/>
          <table:table-cell table:formula="of:=[.P132]" office:value-type="float" office:value="130" calcext:value-type="float">
            <text:p>130</text:p>
          </table:table-cell>
          <table:table-cell table:formula="of:=MOD(prime-[.Q132];prime)/[.Q132]*[.Q132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2" table:formula="of:=[.A132]+[.$A$5]" office:value-type="float" office:value="3.11561299999999" calcext:value-type="float">
            <text:p>3.12</text:p>
          </table:table-cell>
          <table:table-cell table:style-name="ce2" table:formula="of:=SQRT([.A133]*[.A133]*[.A133]+a*[.A133]+b)" office:value-type="float" office:value="4.29349538459826" calcext:value-type="float">
            <text:p>4.29</text:p>
          </table:table-cell>
          <table:table-cell table:style-name="ce2" table:formula="of:=-[.B133]" office:value-type="float" office:value="-4.29349538459826" calcext:value-type="float">
            <text:p>-4.29</text:p>
          </table:table-cell>
          <table:table-cell table:number-columns-repeated="10"/>
          <table:table-cell table:formula="of:=MOD([.P133]^3+a*[.P133]+b;prime)" office:value-type="float" office:value="112" calcext:value-type="float">
            <text:p>112</text:p>
          </table:table-cell>
          <table:table-cell/>
          <table:table-cell table:formula="of:=IF([.P132]+1&lt;prime;[.P132]+1;NA())" office:value-type="float" office:value="131" calcext:value-type="float">
            <text:p>131</text:p>
          </table:table-cell>
          <table:table-cell table:formula="of:=MOD_SQRT([.N133];prime)" office:value-type="string" office:string-value="#VALUE!" calcext:value-type="string">
            <text:p>#VALUE!</text:p>
          </table:table-cell>
          <table:table-cell/>
          <table:table-cell table:formula="of:=[.P133]" office:value-type="float" office:value="131" calcext:value-type="float">
            <text:p>131</text:p>
          </table:table-cell>
          <table:table-cell table:formula="of:=MOD(prime-[.Q133];prime)/[.Q133]*[.Q13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3]+[.$A$5]" office:value-type="float" office:value="3.16561299999999" calcext:value-type="float">
            <text:p>3.17</text:p>
          </table:table-cell>
          <table:table-cell table:style-name="ce2" table:formula="of:=SQRT([.A134]*[.A134]*[.A134]+a*[.A134]+b)" office:value-type="float" office:value="4.42308165987605" calcext:value-type="float">
            <text:p>4.42</text:p>
          </table:table-cell>
          <table:table-cell table:style-name="ce2" table:formula="of:=-[.B134]" office:value-type="float" office:value="-4.42308165987605" calcext:value-type="float">
            <text:p>-4.42</text:p>
          </table:table-cell>
          <table:table-cell table:number-columns-repeated="10"/>
          <table:table-cell table:formula="of:=MOD([.P134]^3+a*[.P134]+b;prime)" office:value-type="float" office:value="171" calcext:value-type="float">
            <text:p>171</text:p>
          </table:table-cell>
          <table:table-cell/>
          <table:table-cell table:formula="of:=IF([.P133]+1&lt;prime;[.P133]+1;NA())" office:value-type="float" office:value="132" calcext:value-type="float">
            <text:p>132</text:p>
          </table:table-cell>
          <table:table-cell table:formula="of:=MOD_SQRT([.N134];prime)" office:value-type="string" office:string-value="#VALUE!" calcext:value-type="string">
            <text:p>#VALUE!</text:p>
          </table:table-cell>
          <table:table-cell/>
          <table:table-cell table:formula="of:=[.P134]" office:value-type="float" office:value="132" calcext:value-type="float">
            <text:p>132</text:p>
          </table:table-cell>
          <table:table-cell table:formula="of:=MOD(prime-[.Q134];prime)/[.Q134]*[.Q13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4]+[.$A$5]" office:value-type="float" office:value="3.21561299999999" calcext:value-type="float">
            <text:p>3.22</text:p>
          </table:table-cell>
          <table:table-cell table:style-name="ce2" table:formula="of:=SQRT([.A135]*[.A135]*[.A135]+a*[.A135]+b)" office:value-type="float" office:value="4.55419414576248" calcext:value-type="float">
            <text:p>4.55</text:p>
          </table:table-cell>
          <table:table-cell table:style-name="ce2" table:formula="of:=-[.B135]" office:value-type="float" office:value="-4.55419414576248" calcext:value-type="float">
            <text:p>-4.55</text:p>
          </table:table-cell>
          <table:table-cell table:number-columns-repeated="10"/>
          <table:table-cell table:formula="of:=MOD([.P135]^3+a*[.P135]+b;prime)" office:value-type="float" office:value="233" calcext:value-type="float">
            <text:p>233</text:p>
          </table:table-cell>
          <table:table-cell/>
          <table:table-cell table:formula="of:=IF([.P134]+1&lt;prime;[.P134]+1;NA())" office:value-type="float" office:value="133" calcext:value-type="float">
            <text:p>133</text:p>
          </table:table-cell>
          <table:table-cell table:formula="of:=MOD_SQRT([.N135];prime)" office:value-type="float" office:value="93" calcext:value-type="float">
            <text:p>93</text:p>
          </table:table-cell>
          <table:table-cell/>
          <table:table-cell table:formula="of:=[.P135]" office:value-type="float" office:value="133" calcext:value-type="float">
            <text:p>133</text:p>
          </table:table-cell>
          <table:table-cell table:formula="of:=MOD(prime-[.Q135];prime)/[.Q135]*[.Q135]" office:value-type="float" office:value="170" calcext:value-type="float">
            <text:p>170</text:p>
          </table:table-cell>
          <table:table-cell table:number-columns-repeated="1004"/>
        </table:table-row>
        <table:table-row table:style-name="ro2">
          <table:table-cell table:style-name="ce2" table:formula="of:=[.A135]+[.$A$5]" office:value-type="float" office:value="3.26561299999999" calcext:value-type="float">
            <text:p>3.27</text:p>
          </table:table-cell>
          <table:table-cell table:style-name="ce2" table:formula="of:=SQRT([.A136]*[.A136]*[.A136]+a*[.A136]+b)" office:value-type="float" office:value="4.68678476779791" calcext:value-type="float">
            <text:p>4.69</text:p>
          </table:table-cell>
          <table:table-cell table:style-name="ce2" table:formula="of:=-[.B136]" office:value-type="float" office:value="-4.68678476779791" calcext:value-type="float">
            <text:p>-4.69</text:p>
          </table:table-cell>
          <table:table-cell table:number-columns-repeated="10"/>
          <table:table-cell table:formula="of:=MOD([.P136]^3+a*[.P136]+b;prime)" office:value-type="float" office:value="41" calcext:value-type="float">
            <text:p>41</text:p>
          </table:table-cell>
          <table:table-cell/>
          <table:table-cell table:formula="of:=IF([.P135]+1&lt;prime;[.P135]+1;NA())" office:value-type="float" office:value="134" calcext:value-type="float">
            <text:p>134</text:p>
          </table:table-cell>
          <table:table-cell table:formula="of:=MOD_SQRT([.N136];prime)" office:value-type="string" office:string-value="#VALUE!" calcext:value-type="string">
            <text:p>#VALUE!</text:p>
          </table:table-cell>
          <table:table-cell/>
          <table:table-cell table:formula="of:=[.P136]" office:value-type="float" office:value="134" calcext:value-type="float">
            <text:p>134</text:p>
          </table:table-cell>
          <table:table-cell table:formula="of:=MOD(prime-[.Q136];prime)/[.Q136]*[.Q13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6]+[.$A$5]" office:value-type="float" office:value="3.31561299999999" calcext:value-type="float">
            <text:p>3.32</text:p>
          </table:table-cell>
          <table:table-cell table:style-name="ce2" table:formula="of:=SQRT([.A137]*[.A137]*[.A137]+a*[.A137]+b)" office:value-type="float" office:value="4.82080935082771" calcext:value-type="float">
            <text:p>4.82</text:p>
          </table:table-cell>
          <table:table-cell table:style-name="ce2" table:formula="of:=-[.B137]" office:value-type="float" office:value="-4.82080935082771" calcext:value-type="float">
            <text:p>-4.82</text:p>
          </table:table-cell>
          <table:table-cell table:number-columns-repeated="10"/>
          <table:table-cell table:formula="of:=MOD([.P137]^3+a*[.P137]+b;prime)" office:value-type="float" office:value="127" calcext:value-type="float">
            <text:p>127</text:p>
          </table:table-cell>
          <table:table-cell/>
          <table:table-cell table:formula="of:=IF([.P136]+1&lt;prime;[.P136]+1;NA())" office:value-type="float" office:value="135" calcext:value-type="float">
            <text:p>135</text:p>
          </table:table-cell>
          <table:table-cell table:formula="of:=MOD_SQRT([.N137];prime)" office:value-type="string" office:string-value="#VALUE!" calcext:value-type="string">
            <text:p>#VALUE!</text:p>
          </table:table-cell>
          <table:table-cell/>
          <table:table-cell table:formula="of:=[.P137]" office:value-type="float" office:value="135" calcext:value-type="float">
            <text:p>135</text:p>
          </table:table-cell>
          <table:table-cell table:formula="of:=MOD(prime-[.Q137];prime)/[.Q137]*[.Q13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7]+[.$A$5]" office:value-type="float" office:value="3.36561299999999" calcext:value-type="float">
            <text:p>3.37</text:p>
          </table:table-cell>
          <table:table-cell table:style-name="ce2" table:formula="of:=SQRT([.A138]*[.A138]*[.A138]+a*[.A138]+b)" office:value-type="float" office:value="4.95622722737701" calcext:value-type="float">
            <text:p>4.96</text:p>
          </table:table-cell>
          <table:table-cell table:style-name="ce2" table:formula="of:=-[.B138]" office:value-type="float" office:value="-4.95622722737701" calcext:value-type="float">
            <text:p>-4.96</text:p>
          </table:table-cell>
          <table:table-cell table:number-columns-repeated="10"/>
          <table:table-cell table:formula="of:=MOD([.P138]^3+a*[.P138]+b;prime)" office:value-type="float" office:value="234" calcext:value-type="float">
            <text:p>234</text:p>
          </table:table-cell>
          <table:table-cell/>
          <table:table-cell table:formula="of:=IF([.P137]+1&lt;prime;[.P137]+1;NA())" office:value-type="float" office:value="136" calcext:value-type="float">
            <text:p>136</text:p>
          </table:table-cell>
          <table:table-cell table:formula="of:=MOD_SQRT([.N138];prime)" office:value-type="float" office:value="51" calcext:value-type="float">
            <text:p>51</text:p>
          </table:table-cell>
          <table:table-cell/>
          <table:table-cell table:formula="of:=[.P138]" office:value-type="float" office:value="136" calcext:value-type="float">
            <text:p>136</text:p>
          </table:table-cell>
          <table:table-cell table:formula="of:=MOD(prime-[.Q138];prime)/[.Q138]*[.Q138]" office:value-type="float" office:value="212" calcext:value-type="float">
            <text:p>212</text:p>
          </table:table-cell>
          <table:table-cell table:number-columns-repeated="1004"/>
        </table:table-row>
        <table:table-row table:style-name="ro2">
          <table:table-cell table:style-name="ce2" table:formula="of:=[.A138]+[.$A$5]" office:value-type="float" office:value="3.41561299999999" calcext:value-type="float">
            <text:p>3.42</text:p>
          </table:table-cell>
          <table:table-cell table:style-name="ce2" table:formula="of:=SQRT([.A139]*[.A139]*[.A139]+a*[.A139]+b)" office:value-type="float" office:value="5.09300088913782" calcext:value-type="float">
            <text:p>5.09</text:p>
          </table:table-cell>
          <table:table-cell table:style-name="ce2" table:formula="of:=-[.B139]" office:value-type="float" office:value="-5.09300088913782" calcext:value-type="float">
            <text:p>-5.09</text:p>
          </table:table-cell>
          <table:table-cell table:number-columns-repeated="10"/>
          <table:table-cell table:formula="of:=MOD([.P139]^3+a*[.P139]+b;prime)" office:value-type="float" office:value="105" calcext:value-type="float">
            <text:p>105</text:p>
          </table:table-cell>
          <table:table-cell/>
          <table:table-cell table:formula="of:=IF([.P138]+1&lt;prime;[.P138]+1;NA())" office:value-type="float" office:value="137" calcext:value-type="float">
            <text:p>137</text:p>
          </table:table-cell>
          <table:table-cell table:formula="of:=MOD_SQRT([.N139];prime)" office:value-type="float" office:value="47" calcext:value-type="float">
            <text:p>47</text:p>
          </table:table-cell>
          <table:table-cell/>
          <table:table-cell table:formula="of:=[.P139]" office:value-type="float" office:value="137" calcext:value-type="float">
            <text:p>137</text:p>
          </table:table-cell>
          <table:table-cell table:formula="of:=MOD(prime-[.Q139];prime)/[.Q139]*[.Q139]" office:value-type="float" office:value="216" calcext:value-type="float">
            <text:p>216</text:p>
          </table:table-cell>
          <table:table-cell table:number-columns-repeated="1004"/>
        </table:table-row>
        <table:table-row table:style-name="ro2">
          <table:table-cell table:style-name="ce2" table:formula="of:=[.A139]+[.$A$5]" office:value-type="float" office:value="3.46561299999999" calcext:value-type="float">
            <text:p>3.47</text:p>
          </table:table-cell>
          <table:table-cell table:style-name="ce2" table:formula="of:=SQRT([.A140]*[.A140]*[.A140]+a*[.A140]+b)" office:value-type="float" office:value="5.23109567673197" calcext:value-type="float">
            <text:p>5.23</text:p>
          </table:table-cell>
          <table:table-cell table:style-name="ce2" table:formula="of:=-[.B140]" office:value-type="float" office:value="-5.23109567673197" calcext:value-type="float">
            <text:p>-5.23</text:p>
          </table:table-cell>
          <table:table-cell table:number-columns-repeated="10"/>
          <table:table-cell table:formula="of:=MOD([.P140]^3+a*[.P140]+b;prime)" office:value-type="float" office:value="9" calcext:value-type="float">
            <text:p>9</text:p>
          </table:table-cell>
          <table:table-cell/>
          <table:table-cell table:formula="of:=IF([.P139]+1&lt;prime;[.P139]+1;NA())" office:value-type="float" office:value="138" calcext:value-type="float">
            <text:p>138</text:p>
          </table:table-cell>
          <table:table-cell table:formula="of:=MOD_SQRT([.N140];prime)" office:value-type="float" office:value="3" calcext:value-type="float">
            <text:p>3</text:p>
          </table:table-cell>
          <table:table-cell/>
          <table:table-cell table:formula="of:=[.P140]" office:value-type="float" office:value="138" calcext:value-type="float">
            <text:p>138</text:p>
          </table:table-cell>
          <table:table-cell table:formula="of:=MOD(prime-[.Q140];prime)/[.Q140]*[.Q140]" office:value-type="float" office:value="260" calcext:value-type="float">
            <text:p>260</text:p>
          </table:table-cell>
          <table:table-cell table:number-columns-repeated="1004"/>
        </table:table-row>
        <table:table-row table:style-name="ro2">
          <table:table-cell table:style-name="ce2" table:formula="of:=[.A140]+[.$A$5]" office:value-type="float" office:value="3.51561299999999" calcext:value-type="float">
            <text:p>3.52</text:p>
          </table:table-cell>
          <table:table-cell table:style-name="ce2" table:formula="of:=SQRT([.A141]*[.A141]*[.A141]+a*[.A141]+b)" office:value-type="float" office:value="5.37047950340463" calcext:value-type="float">
            <text:p>5.37</text:p>
          </table:table-cell>
          <table:table-cell table:style-name="ce2" table:formula="of:=-[.B141]" office:value-type="float" office:value="-5.37047950340463" calcext:value-type="float">
            <text:p>-5.37</text:p>
          </table:table-cell>
          <table:table-cell table:number-columns-repeated="10"/>
          <table:table-cell table:formula="of:=MOD([.P141]^3+a*[.P141]+b;prime)" office:value-type="float" office:value="215" calcext:value-type="float">
            <text:p>215</text:p>
          </table:table-cell>
          <table:table-cell/>
          <table:table-cell table:formula="of:=IF([.P140]+1&lt;prime;[.P140]+1;NA())" office:value-type="float" office:value="139" calcext:value-type="float">
            <text:p>139</text:p>
          </table:table-cell>
          <table:table-cell table:formula="of:=MOD_SQRT([.N141];prime)" office:value-type="string" office:string-value="#VALUE!" calcext:value-type="string">
            <text:p>#VALUE!</text:p>
          </table:table-cell>
          <table:table-cell/>
          <table:table-cell table:formula="of:=[.P141]" office:value-type="float" office:value="139" calcext:value-type="float">
            <text:p>139</text:p>
          </table:table-cell>
          <table:table-cell table:formula="of:=MOD(prime-[.Q141];prime)/[.Q141]*[.Q14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1]+[.$A$5]" office:value-type="float" office:value="3.56561299999999" calcext:value-type="float">
            <text:p>3.57</text:p>
          </table:table-cell>
          <table:table-cell table:style-name="ce2" table:formula="of:=SQRT([.A142]*[.A142]*[.A142]+a*[.A142]+b)" office:value-type="float" office:value="5.51112260876626" calcext:value-type="float">
            <text:p>5.51</text:p>
          </table:table-cell>
          <table:table-cell table:style-name="ce2" table:formula="of:=-[.B142]" office:value-type="float" office:value="-5.51112260876626" calcext:value-type="float">
            <text:p>-5.51</text:p>
          </table:table-cell>
          <table:table-cell table:number-columns-repeated="10"/>
          <table:table-cell table:formula="of:=MOD([.P142]^3+a*[.P142]+b;prime)" office:value-type="float" office:value="203" calcext:value-type="float">
            <text:p>203</text:p>
          </table:table-cell>
          <table:table-cell/>
          <table:table-cell table:formula="of:=IF([.P141]+1&lt;prime;[.P141]+1;NA())" office:value-type="float" office:value="140" calcext:value-type="float">
            <text:p>140</text:p>
          </table:table-cell>
          <table:table-cell table:formula="of:=MOD_SQRT([.N142];prime)" office:value-type="float" office:value="27" calcext:value-type="float">
            <text:p>27</text:p>
          </table:table-cell>
          <table:table-cell/>
          <table:table-cell table:formula="of:=[.P142]" office:value-type="float" office:value="140" calcext:value-type="float">
            <text:p>140</text:p>
          </table:table-cell>
          <table:table-cell table:formula="of:=MOD(prime-[.Q142];prime)/[.Q142]*[.Q142]" office:value-type="float" office:value="236" calcext:value-type="float">
            <text:p>236</text:p>
          </table:table-cell>
          <table:table-cell table:number-columns-repeated="1004"/>
        </table:table-row>
        <table:table-row table:style-name="ro2">
          <table:table-cell table:style-name="ce2" table:formula="of:=[.A142]+[.$A$5]" office:value-type="float" office:value="3.61561299999999" calcext:value-type="float">
            <text:p>3.62</text:p>
          </table:table-cell>
          <table:table-cell table:style-name="ce2" table:formula="of:=SQRT([.A143]*[.A143]*[.A143]+a*[.A143]+b)" office:value-type="float" office:value="5.6529973391308" calcext:value-type="float">
            <text:p>5.65</text:p>
          </table:table-cell>
          <table:table-cell table:style-name="ce2" table:formula="of:=-[.B143]" office:value-type="float" office:value="-5.6529973391308" calcext:value-type="float">
            <text:p>-5.65</text:p>
          </table:table-cell>
          <table:table-cell table:number-columns-repeated="10"/>
          <table:table-cell table:formula="of:=MOD([.P143]^3+a*[.P143]+b;prime)" office:value-type="float" office:value="242" calcext:value-type="float">
            <text:p>242</text:p>
          </table:table-cell>
          <table:table-cell/>
          <table:table-cell table:formula="of:=IF([.P142]+1&lt;prime;[.P142]+1;NA())" office:value-type="float" office:value="141" calcext:value-type="float">
            <text:p>141</text:p>
          </table:table-cell>
          <table:table-cell table:formula="of:=MOD_SQRT([.N143];prime)" office:value-type="float" office:value="105" calcext:value-type="float">
            <text:p>105</text:p>
          </table:table-cell>
          <table:table-cell/>
          <table:table-cell table:formula="of:=[.P143]" office:value-type="float" office:value="141" calcext:value-type="float">
            <text:p>141</text:p>
          </table:table-cell>
          <table:table-cell table:formula="of:=MOD(prime-[.Q143];prime)/[.Q143]*[.Q143]" office:value-type="float" office:value="158" calcext:value-type="float">
            <text:p>158</text:p>
          </table:table-cell>
          <table:table-cell table:number-columns-repeated="1004"/>
        </table:table-row>
        <table:table-row table:style-name="ro2">
          <table:table-cell table:style-name="ce2" table:formula="of:=[.A143]+[.$A$5]" office:value-type="float" office:value="3.66561299999999" calcext:value-type="float">
            <text:p>3.67</text:p>
          </table:table-cell>
          <table:table-cell table:style-name="ce2" table:formula="of:=SQRT([.A144]*[.A144]*[.A144]+a*[.A144]+b)" office:value-type="float" office:value="5.79607795138965" calcext:value-type="float">
            <text:p>5.80</text:p>
          </table:table-cell>
          <table:table-cell table:style-name="ce2" table:formula="of:=-[.B144]" office:value-type="float" office:value="-5.79607795138965" calcext:value-type="float">
            <text:p>-5.80</text:p>
          </table:table-cell>
          <table:table-cell table:number-columns-repeated="10"/>
          <table:table-cell table:formula="of:=MOD([.P144]^3+a*[.P144]+b;prime)" office:value-type="float" office:value="75" calcext:value-type="float">
            <text:p>75</text:p>
          </table:table-cell>
          <table:table-cell/>
          <table:table-cell table:formula="of:=IF([.P143]+1&lt;prime;[.P143]+1;NA())" office:value-type="float" office:value="142" calcext:value-type="float">
            <text:p>142</text:p>
          </table:table-cell>
          <table:table-cell table:formula="of:=MOD_SQRT([.N144];prime)" office:value-type="float" office:value="115" calcext:value-type="float">
            <text:p>115</text:p>
          </table:table-cell>
          <table:table-cell/>
          <table:table-cell table:formula="of:=[.P144]" office:value-type="float" office:value="142" calcext:value-type="float">
            <text:p>142</text:p>
          </table:table-cell>
          <table:table-cell table:formula="of:=MOD(prime-[.Q144];prime)/[.Q144]*[.Q144]" office:value-type="float" office:value="148" calcext:value-type="float">
            <text:p>148</text:p>
          </table:table-cell>
          <table:table-cell table:number-columns-repeated="1004"/>
        </table:table-row>
        <table:table-row table:style-name="ro2">
          <table:table-cell table:style-name="ce2" table:formula="of:=[.A144]+[.$A$5]" office:value-type="float" office:value="3.71561299999999" calcext:value-type="float">
            <text:p>3.72</text:p>
          </table:table-cell>
          <table:table-cell table:style-name="ce2" table:formula="of:=SQRT([.A145]*[.A145]*[.A145]+a*[.A145]+b)" office:value-type="float" office:value="5.94034043771488" calcext:value-type="float">
            <text:p>5.94</text:p>
          </table:table-cell>
          <table:table-cell table:style-name="ce2" table:formula="of:=-[.B145]" office:value-type="float" office:value="-5.94034043771488" calcext:value-type="float">
            <text:p>-5.94</text:p>
          </table:table-cell>
          <table:table-cell table:number-columns-repeated="10"/>
          <table:table-cell table:formula="of:=MOD([.P145]^3+a*[.P145]+b;prime)" office:value-type="float" office:value="234" calcext:value-type="float">
            <text:p>234</text:p>
          </table:table-cell>
          <table:table-cell/>
          <table:table-cell table:formula="of:=IF([.P144]+1&lt;prime;[.P144]+1;NA())" office:value-type="float" office:value="143" calcext:value-type="float">
            <text:p>143</text:p>
          </table:table-cell>
          <table:table-cell table:formula="of:=MOD_SQRT([.N145];prime)" office:value-type="float" office:value="51" calcext:value-type="float">
            <text:p>51</text:p>
          </table:table-cell>
          <table:table-cell/>
          <table:table-cell table:formula="of:=[.P145]" office:value-type="float" office:value="143" calcext:value-type="float">
            <text:p>143</text:p>
          </table:table-cell>
          <table:table-cell table:formula="of:=MOD(prime-[.Q145];prime)/[.Q145]*[.Q145]" office:value-type="float" office:value="212" calcext:value-type="float">
            <text:p>212</text:p>
          </table:table-cell>
          <table:table-cell table:number-columns-repeated="1004"/>
        </table:table-row>
        <table:table-row table:style-name="ro2">
          <table:table-cell table:style-name="ce2" table:formula="of:=[.A145]+[.$A$5]" office:value-type="float" office:value="3.76561299999999" calcext:value-type="float">
            <text:p>3.77</text:p>
          </table:table-cell>
          <table:table-cell table:style-name="ce2" table:formula="of:=SQRT([.A146]*[.A146]*[.A146]+a*[.A146]+b)" office:value-type="float" office:value="6.08576236870254" calcext:value-type="float">
            <text:p>6.09</text:p>
          </table:table-cell>
          <table:table-cell table:style-name="ce2" table:formula="of:=-[.B146]" office:value-type="float" office:value="-6.08576236870254" calcext:value-type="float">
            <text:p>-6.09</text:p>
          </table:table-cell>
          <table:table-cell table:number-columns-repeated="10"/>
          <table:table-cell table:formula="of:=MOD([.P146]^3+a*[.P146]+b;prime)" office:value-type="float" office:value="199" calcext:value-type="float">
            <text:p>199</text:p>
          </table:table-cell>
          <table:table-cell/>
          <table:table-cell table:formula="of:=IF([.P145]+1&lt;prime;[.P145]+1;NA())" office:value-type="float" office:value="144" calcext:value-type="float">
            <text:p>144</text:p>
          </table:table-cell>
          <table:table-cell table:formula="of:=MOD_SQRT([.N146];prime)" office:value-type="string" office:string-value="#VALUE!" calcext:value-type="string">
            <text:p>#VALUE!</text:p>
          </table:table-cell>
          <table:table-cell/>
          <table:table-cell table:formula="of:=[.P146]" office:value-type="float" office:value="144" calcext:value-type="float">
            <text:p>144</text:p>
          </table:table-cell>
          <table:table-cell table:formula="of:=MOD(prime-[.Q146];prime)/[.Q146]*[.Q14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6]+[.$A$5]" office:value-type="float" office:value="3.81561299999999" calcext:value-type="float">
            <text:p>3.82</text:p>
          </table:table-cell>
          <table:table-cell table:style-name="ce2" table:formula="of:=SQRT([.A147]*[.A147]*[.A147]+a*[.A147]+b)" office:value-type="float" office:value="6.23232275284915" calcext:value-type="float">
            <text:p>6.23</text:p>
          </table:table-cell>
          <table:table-cell table:style-name="ce2" table:formula="of:=-[.B147]" office:value-type="float" office:value="-6.23232275284915" calcext:value-type="float">
            <text:p>-6.23</text:p>
          </table:table-cell>
          <table:table-cell table:number-columns-repeated="10"/>
          <table:table-cell table:formula="of:=MOD([.P147]^3+a*[.P147]+b;prime)" office:value-type="float" office:value="239" calcext:value-type="float">
            <text:p>239</text:p>
          </table:table-cell>
          <table:table-cell/>
          <table:table-cell table:formula="of:=IF([.P146]+1&lt;prime;[.P146]+1;NA())" office:value-type="float" office:value="145" calcext:value-type="float">
            <text:p>145</text:p>
          </table:table-cell>
          <table:table-cell table:formula="of:=MOD_SQRT([.N147];prime)" office:value-type="string" office:string-value="#VALUE!" calcext:value-type="string">
            <text:p>#VALUE!</text:p>
          </table:table-cell>
          <table:table-cell/>
          <table:table-cell table:formula="of:=[.P147]" office:value-type="float" office:value="145" calcext:value-type="float">
            <text:p>145</text:p>
          </table:table-cell>
          <table:table-cell table:formula="of:=MOD(prime-[.Q147];prime)/[.Q147]*[.Q14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7]+[.$A$5]" office:value-type="float" office:value="3.86561299999999" calcext:value-type="float">
            <text:p>3.87</text:p>
          </table:table-cell>
          <table:table-cell table:style-name="ce2" table:formula="of:=SQRT([.A148]*[.A148]*[.A148]+a*[.A148]+b)" office:value-type="float" office:value="6.38000191050493" calcext:value-type="float">
            <text:p>6.38</text:p>
          </table:table-cell>
          <table:table-cell table:style-name="ce2" table:formula="of:=-[.B148]" office:value-type="float" office:value="-6.38000191050493" calcext:value-type="float">
            <text:p>-6.38</text:p>
          </table:table-cell>
          <table:table-cell table:number-columns-repeated="10"/>
          <table:table-cell table:formula="of:=MOD([.P148]^3+a*[.P148]+b;prime)" office:value-type="float" office:value="97" calcext:value-type="float">
            <text:p>97</text:p>
          </table:table-cell>
          <table:table-cell/>
          <table:table-cell table:formula="of:=IF([.P147]+1&lt;prime;[.P147]+1;NA())" office:value-type="float" office:value="146" calcext:value-type="float">
            <text:p>146</text:p>
          </table:table-cell>
          <table:table-cell table:formula="of:=MOD_SQRT([.N148];prime)" office:value-type="string" office:string-value="#VALUE!" calcext:value-type="string">
            <text:p>#VALUE!</text:p>
          </table:table-cell>
          <table:table-cell/>
          <table:table-cell table:formula="of:=[.P148]" office:value-type="float" office:value="146" calcext:value-type="float">
            <text:p>146</text:p>
          </table:table-cell>
          <table:table-cell table:formula="of:=MOD(prime-[.Q148];prime)/[.Q148]*[.Q14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8]+[.$A$5]" office:value-type="float" office:value="3.91561299999999" calcext:value-type="float">
            <text:p>3.92</text:p>
          </table:table-cell>
          <table:table-cell table:style-name="ce2" table:formula="of:=SQRT([.A149]*[.A149]*[.A149]+a*[.A149]+b)" office:value-type="float" office:value="6.52878136066846" calcext:value-type="float">
            <text:p>6.53</text:p>
          </table:table-cell>
          <table:table-cell table:style-name="ce2" table:formula="of:=-[.B149]" office:value-type="float" office:value="-6.52878136066846" calcext:value-type="float">
            <text:p>-6.53</text:p>
          </table:table-cell>
          <table:table-cell table:number-columns-repeated="10"/>
          <table:table-cell table:formula="of:=MOD([.P149]^3+a*[.P149]+b;prime)" office:value-type="float" office:value="42" calcext:value-type="float">
            <text:p>42</text:p>
          </table:table-cell>
          <table:table-cell/>
          <table:table-cell table:formula="of:=IF([.P148]+1&lt;prime;[.P148]+1;NA())" office:value-type="float" office:value="147" calcext:value-type="float">
            <text:p>147</text:p>
          </table:table-cell>
          <table:table-cell table:formula="of:=MOD_SQRT([.N149];prime)" office:value-type="string" office:string-value="#VALUE!" calcext:value-type="string">
            <text:p>#VALUE!</text:p>
          </table:table-cell>
          <table:table-cell/>
          <table:table-cell table:formula="of:=[.P149]" office:value-type="float" office:value="147" calcext:value-type="float">
            <text:p>147</text:p>
          </table:table-cell>
          <table:table-cell table:formula="of:=MOD(prime-[.Q149];prime)/[.Q149]*[.Q14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9]+[.$A$5]" office:value-type="float" office:value="3.96561299999999" calcext:value-type="float">
            <text:p>3.97</text:p>
          </table:table-cell>
          <table:table-cell table:style-name="ce2" table:formula="of:=SQRT([.A150]*[.A150]*[.A150]+a*[.A150]+b)" office:value-type="float" office:value="6.6786437191826" calcext:value-type="float">
            <text:p>6.68</text:p>
          </table:table-cell>
          <table:table-cell table:style-name="ce2" table:formula="of:=-[.B150]" office:value-type="float" office:value="-6.6786437191826" calcext:value-type="float">
            <text:p>-6.68</text:p>
          </table:table-cell>
          <table:table-cell table:number-columns-repeated="10"/>
          <table:table-cell table:formula="of:=MOD([.P150]^3+a*[.P150]+b;prime)" office:value-type="float" office:value="80" calcext:value-type="float">
            <text:p>80</text:p>
          </table:table-cell>
          <table:table-cell/>
          <table:table-cell table:formula="of:=IF([.P149]+1&lt;prime;[.P149]+1;NA())" office:value-type="float" office:value="148" calcext:value-type="float">
            <text:p>148</text:p>
          </table:table-cell>
          <table:table-cell table:formula="of:=MOD_SQRT([.N150];prime)" office:value-type="string" office:string-value="#VALUE!" calcext:value-type="string">
            <text:p>#VALUE!</text:p>
          </table:table-cell>
          <table:table-cell/>
          <table:table-cell table:formula="of:=[.P150]" office:value-type="float" office:value="148" calcext:value-type="float">
            <text:p>148</text:p>
          </table:table-cell>
          <table:table-cell table:formula="of:=MOD(prime-[.Q150];prime)/[.Q150]*[.Q15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50]+[.$A$5]" office:value-type="float" office:value="4.01561299999999" calcext:value-type="float">
            <text:p>4.02</text:p>
          </table:table-cell>
          <table:table-cell table:style-name="ce2" table:formula="of:=SQRT([.A151]*[.A151]*[.A151]+a*[.A151]+b)" office:value-type="float" office:value="6.8295726070628" calcext:value-type="float">
            <text:p>6.83</text:p>
          </table:table-cell>
          <table:table-cell table:style-name="ce2" table:formula="of:=-[.B151]" office:value-type="float" office:value="-6.8295726070628" calcext:value-type="float">
            <text:p>-6.83</text:p>
          </table:table-cell>
          <table:table-cell table:number-columns-repeated="10"/>
          <table:table-cell table:formula="of:=MOD([.P151]^3+a*[.P151]+b;prime)" office:value-type="float" office:value="217" calcext:value-type="float">
            <text:p>217</text:p>
          </table:table-cell>
          <table:table-cell/>
          <table:table-cell table:formula="of:=IF([.P150]+1&lt;prime;[.P150]+1;NA())" office:value-type="float" office:value="149" calcext:value-type="float">
            <text:p>149</text:p>
          </table:table-cell>
          <table:table-cell table:formula="of:=MOD_SQRT([.N151];prime)" office:value-type="string" office:string-value="#VALUE!" calcext:value-type="string">
            <text:p>#VALUE!</text:p>
          </table:table-cell>
          <table:table-cell/>
          <table:table-cell table:formula="of:=[.P151]" office:value-type="float" office:value="149" calcext:value-type="float">
            <text:p>149</text:p>
          </table:table-cell>
          <table:table-cell table:formula="of:=MOD(prime-[.Q151];prime)/[.Q151]*[.Q15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51]+[.$A$5]" office:value-type="float" office:value="4.06561299999999" calcext:value-type="float">
            <text:p>4.07</text:p>
          </table:table-cell>
          <table:table-cell table:style-name="ce2" table:formula="of:=SQRT([.A152]*[.A152]*[.A152]+a*[.A152]+b)" office:value-type="float" office:value="6.98155256783962" calcext:value-type="float">
            <text:p>6.98</text:p>
          </table:table-cell>
          <table:table-cell table:style-name="ce2" table:formula="of:=-[.B152]" office:value-type="float" office:value="-6.98155256783962" calcext:value-type="float">
            <text:p>-6.98</text:p>
          </table:table-cell>
          <table:table-cell table:number-columns-repeated="10"/>
          <table:table-cell table:formula="of:=MOD([.P152]^3+a*[.P152]+b;prime)" office:value-type="float" office:value="196" calcext:value-type="float">
            <text:p>196</text:p>
          </table:table-cell>
          <table:table-cell/>
          <table:table-cell table:formula="of:=IF([.P151]+1&lt;prime;[.P151]+1;NA())" office:value-type="float" office:value="150" calcext:value-type="float">
            <text:p>150</text:p>
          </table:table-cell>
          <table:table-cell table:formula="of:=MOD_SQRT([.N152];prime)" office:value-type="float" office:value="249" calcext:value-type="float">
            <text:p>249</text:p>
          </table:table-cell>
          <table:table-cell/>
          <table:table-cell table:formula="of:=[.P152]" office:value-type="float" office:value="150" calcext:value-type="float">
            <text:p>150</text:p>
          </table:table-cell>
          <table:table-cell table:formula="of:=MOD(prime-[.Q152];prime)/[.Q152]*[.Q152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2" table:formula="of:=[.A152]+[.$A$5]" office:value-type="float" office:value="4.11561299999999" calcext:value-type="float">
            <text:p>4.12</text:p>
          </table:table-cell>
          <table:table-cell table:style-name="ce2" table:formula="of:=SQRT([.A153]*[.A153]*[.A153]+a*[.A153]+b)" office:value-type="float" office:value="7.13456899292965" calcext:value-type="float">
            <text:p>7.13</text:p>
          </table:table-cell>
          <table:table-cell table:style-name="ce2" table:formula="of:=-[.B153]" office:value-type="float" office:value="-7.13456899292965" calcext:value-type="float">
            <text:p>-7.13</text:p>
          </table:table-cell>
          <table:table-cell table:number-columns-repeated="10"/>
          <table:table-cell table:formula="of:=MOD([.P153]^3+a*[.P153]+b;prime)" office:value-type="float" office:value="23" calcext:value-type="float">
            <text:p>23</text:p>
          </table:table-cell>
          <table:table-cell/>
          <table:table-cell table:formula="of:=IF([.P152]+1&lt;prime;[.P152]+1;NA())" office:value-type="float" office:value="151" calcext:value-type="float">
            <text:p>151</text:p>
          </table:table-cell>
          <table:table-cell table:formula="of:=MOD_SQRT([.N153];prime)" office:value-type="float" office:value="209" calcext:value-type="float">
            <text:p>209</text:p>
          </table:table-cell>
          <table:table-cell/>
          <table:table-cell table:formula="of:=[.P153]" office:value-type="float" office:value="151" calcext:value-type="float">
            <text:p>151</text:p>
          </table:table-cell>
          <table:table-cell table:formula="of:=MOD(prime-[.Q153];prime)/[.Q153]*[.Q153]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style-name="ce2" table:formula="of:=[.A153]+[.$A$5]" office:value-type="float" office:value="4.16561299999999" calcext:value-type="float">
            <text:p>4.17</text:p>
          </table:table-cell>
          <table:table-cell table:style-name="ce2" table:formula="of:=SQRT([.A154]*[.A154]*[.A154]+a*[.A154]+b)" office:value-type="float" office:value="7.28860805416498" calcext:value-type="float">
            <text:p>7.29</text:p>
          </table:table-cell>
          <table:table-cell table:style-name="ce2" table:formula="of:=-[.B154]" office:value-type="float" office:value="-7.28860805416498" calcext:value-type="float">
            <text:p>-7.29</text:p>
          </table:table-cell>
          <table:table-cell table:number-columns-repeated="10"/>
          <table:table-cell table:formula="of:=MOD([.P154]^3+a*[.P154]+b;prime)" office:value-type="float" office:value="230" calcext:value-type="float">
            <text:p>230</text:p>
          </table:table-cell>
          <table:table-cell/>
          <table:table-cell table:formula="of:=IF([.P153]+1&lt;prime;[.P153]+1;NA())" office:value-type="float" office:value="152" calcext:value-type="float">
            <text:p>152</text:p>
          </table:table-cell>
          <table:table-cell table:formula="of:=MOD_SQRT([.N154];prime)" office:value-type="string" office:string-value="#VALUE!" calcext:value-type="string">
            <text:p>#VALUE!</text:p>
          </table:table-cell>
          <table:table-cell/>
          <table:table-cell table:formula="of:=[.P154]" office:value-type="float" office:value="152" calcext:value-type="float">
            <text:p>152</text:p>
          </table:table-cell>
          <table:table-cell table:formula="of:=MOD(prime-[.Q154];prime)/[.Q154]*[.Q15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54]+[.$A$5]" office:value-type="float" office:value="4.21561299999999" calcext:value-type="float">
            <text:p>4.22</text:p>
          </table:table-cell>
          <table:table-cell table:style-name="ce2" table:formula="of:=SQRT([.A155]*[.A155]*[.A155]+a*[.A155]+b)" office:value-type="float" office:value="7.4436566427129" calcext:value-type="float">
            <text:p>7.44</text:p>
          </table:table-cell>
          <table:table-cell table:style-name="ce2" table:formula="of:=-[.B155]" office:value-type="float" office:value="-7.4436566427129" calcext:value-type="float">
            <text:p>-7.44</text:p>
          </table:table-cell>
          <table:table-cell table:number-columns-repeated="10"/>
          <table:table-cell table:formula="of:=MOD([.P155]^3+a*[.P155]+b;prime)" office:value-type="float" office:value="34" calcext:value-type="float">
            <text:p>34</text:p>
          </table:table-cell>
          <table:table-cell/>
          <table:table-cell table:formula="of:=IF([.P154]+1&lt;prime;[.P154]+1;NA())" office:value-type="float" office:value="153" calcext:value-type="float">
            <text:p>153</text:p>
          </table:table-cell>
          <table:table-cell table:formula="of:=MOD_SQRT([.N155];prime)" office:value-type="float" office:value="49" calcext:value-type="float">
            <text:p>49</text:p>
          </table:table-cell>
          <table:table-cell/>
          <table:table-cell table:formula="of:=[.P155]" office:value-type="float" office:value="153" calcext:value-type="float">
            <text:p>153</text:p>
          </table:table-cell>
          <table:table-cell table:formula="of:=MOD(prime-[.Q155];prime)/[.Q155]*[.Q155]" office:value-type="float" office:value="214" calcext:value-type="float">
            <text:p>214</text:p>
          </table:table-cell>
          <table:table-cell table:number-columns-repeated="1004"/>
        </table:table-row>
        <table:table-row table:style-name="ro2">
          <table:table-cell table:style-name="ce2" table:formula="of:=[.A155]+[.$A$5]" office:value-type="float" office:value="4.26561299999999" calcext:value-type="float">
            <text:p>4.27</text:p>
          </table:table-cell>
          <table:table-cell table:style-name="ce2" table:formula="of:=SQRT([.A156]*[.A156]*[.A156]+a*[.A156]+b)" office:value-type="float" office:value="7.59970231370738" calcext:value-type="float">
            <text:p>7.60</text:p>
          </table:table-cell>
          <table:table-cell table:style-name="ce2" table:formula="of:=-[.B156]" office:value-type="float" office:value="-7.59970231370738" calcext:value-type="float">
            <text:p>-7.60</text:p>
          </table:table-cell>
          <table:table-cell table:number-columns-repeated="10"/>
          <table:table-cell table:formula="of:=MOD([.P156]^3+a*[.P156]+b;prime)" office:value-type="float" office:value="230" calcext:value-type="float">
            <text:p>230</text:p>
          </table:table-cell>
          <table:table-cell/>
          <table:table-cell table:formula="of:=IF([.P155]+1&lt;prime;[.P155]+1;NA())" office:value-type="float" office:value="154" calcext:value-type="float">
            <text:p>154</text:p>
          </table:table-cell>
          <table:table-cell table:formula="of:=MOD_SQRT([.N156];prime)" office:value-type="string" office:string-value="#VALUE!" calcext:value-type="string">
            <text:p>#VALUE!</text:p>
          </table:table-cell>
          <table:table-cell/>
          <table:table-cell table:formula="of:=[.P156]" office:value-type="float" office:value="154" calcext:value-type="float">
            <text:p>154</text:p>
          </table:table-cell>
          <table:table-cell table:formula="of:=MOD(prime-[.Q156];prime)/[.Q156]*[.Q15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7]^3+a*[.P157]+b;prime)" office:value-type="float" office:value="35" calcext:value-type="float">
            <text:p>35</text:p>
          </table:table-cell>
          <table:table-cell/>
          <table:table-cell table:formula="of:=IF([.P156]+1&lt;prime;[.P156]+1;NA())" office:value-type="float" office:value="155" calcext:value-type="float">
            <text:p>155</text:p>
          </table:table-cell>
          <table:table-cell table:formula="of:=MOD_SQRT([.N157];prime)" office:value-type="float" office:value="185" calcext:value-type="float">
            <text:p>185</text:p>
          </table:table-cell>
          <table:table-cell/>
          <table:table-cell table:formula="of:=[.P157]" office:value-type="float" office:value="155" calcext:value-type="float">
            <text:p>155</text:p>
          </table:table-cell>
          <table:table-cell table:formula="of:=MOD(prime-[.Q157];prime)/[.Q157]*[.Q157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8]^3+a*[.P158]+b;prime)" office:value-type="float" office:value="244" calcext:value-type="float">
            <text:p>244</text:p>
          </table:table-cell>
          <table:table-cell/>
          <table:table-cell table:formula="of:=IF([.P157]+1&lt;prime;[.P157]+1;NA())" office:value-type="float" office:value="156" calcext:value-type="float">
            <text:p>156</text:p>
          </table:table-cell>
          <table:table-cell table:formula="of:=MOD_SQRT([.N158];prime)" office:value-type="float" office:value="227" calcext:value-type="float">
            <text:p>227</text:p>
          </table:table-cell>
          <table:table-cell/>
          <table:table-cell table:formula="of:=[.P158]" office:value-type="float" office:value="156" calcext:value-type="float">
            <text:p>156</text:p>
          </table:table-cell>
          <table:table-cell table:formula="of:=MOD(prime-[.Q158];prime)/[.Q158]*[.Q158]" office:value-type="float" office:value="36" calcext:value-type="float">
            <text:p>3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9]^3+a*[.P159]+b;prime)" office:value-type="float" office:value="74" calcext:value-type="float">
            <text:p>74</text:p>
          </table:table-cell>
          <table:table-cell/>
          <table:table-cell table:formula="of:=IF([.P158]+1&lt;prime;[.P158]+1;NA())" office:value-type="float" office:value="157" calcext:value-type="float">
            <text:p>157</text:p>
          </table:table-cell>
          <table:table-cell table:formula="of:=MOD_SQRT([.N159];prime)" office:value-type="float" office:value="211" calcext:value-type="float">
            <text:p>211</text:p>
          </table:table-cell>
          <table:table-cell/>
          <table:table-cell table:formula="of:=[.P159]" office:value-type="float" office:value="157" calcext:value-type="float">
            <text:p>157</text:p>
          </table:table-cell>
          <table:table-cell table:formula="of:=MOD(prime-[.Q159];prime)/[.Q159]*[.Q159]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0]^3+a*[.P160]+b;prime)" office:value-type="float" office:value="57" calcext:value-type="float">
            <text:p>57</text:p>
          </table:table-cell>
          <table:table-cell/>
          <table:table-cell table:formula="of:=IF([.P159]+1&lt;prime;[.P159]+1;NA())" office:value-type="float" office:value="158" calcext:value-type="float">
            <text:p>158</text:p>
          </table:table-cell>
          <table:table-cell table:formula="of:=MOD_SQRT([.N160];prime)" office:value-type="string" office:string-value="#VALUE!" calcext:value-type="string">
            <text:p>#VALUE!</text:p>
          </table:table-cell>
          <table:table-cell/>
          <table:table-cell table:formula="of:=[.P160]" office:value-type="float" office:value="158" calcext:value-type="float">
            <text:p>158</text:p>
          </table:table-cell>
          <table:table-cell table:formula="of:=MOD(prime-[.Q160];prime)/[.Q160]*[.Q16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1]^3+a*[.P161]+b;prime)" office:value-type="float" office:value="199" calcext:value-type="float">
            <text:p>199</text:p>
          </table:table-cell>
          <table:table-cell/>
          <table:table-cell table:formula="of:=IF([.P160]+1&lt;prime;[.P160]+1;NA())" office:value-type="float" office:value="159" calcext:value-type="float">
            <text:p>159</text:p>
          </table:table-cell>
          <table:table-cell table:formula="of:=MOD_SQRT([.N161];prime)" office:value-type="string" office:string-value="#VALUE!" calcext:value-type="string">
            <text:p>#VALUE!</text:p>
          </table:table-cell>
          <table:table-cell/>
          <table:table-cell table:formula="of:=[.P161]" office:value-type="float" office:value="159" calcext:value-type="float">
            <text:p>159</text:p>
          </table:table-cell>
          <table:table-cell table:formula="of:=MOD(prime-[.Q161];prime)/[.Q161]*[.Q16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2]^3+a*[.P162]+b;prime)" office:value-type="float" office:value="243" calcext:value-type="float">
            <text:p>243</text:p>
          </table:table-cell>
          <table:table-cell/>
          <table:table-cell table:formula="of:=IF([.P161]+1&lt;prime;[.P161]+1;NA())" office:value-type="float" office:value="160" calcext:value-type="float">
            <text:p>160</text:p>
          </table:table-cell>
          <table:table-cell table:formula="of:=MOD_SQRT([.N162];prime)" office:value-type="float" office:value="207" calcext:value-type="float">
            <text:p>207</text:p>
          </table:table-cell>
          <table:table-cell/>
          <table:table-cell table:formula="of:=[.P162]" office:value-type="float" office:value="160" calcext:value-type="float">
            <text:p>160</text:p>
          </table:table-cell>
          <table:table-cell table:formula="of:=MOD(prime-[.Q162];prime)/[.Q162]*[.Q162]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3]^3+a*[.P163]+b;prime)" office:value-type="float" office:value="195" calcext:value-type="float">
            <text:p>195</text:p>
          </table:table-cell>
          <table:table-cell/>
          <table:table-cell table:formula="of:=IF([.P162]+1&lt;prime;[.P162]+1;NA())" office:value-type="float" office:value="161" calcext:value-type="float">
            <text:p>161</text:p>
          </table:table-cell>
          <table:table-cell table:formula="of:=MOD_SQRT([.N163];prime)" office:value-type="string" office:string-value="#VALUE!" calcext:value-type="string">
            <text:p>#VALUE!</text:p>
          </table:table-cell>
          <table:table-cell/>
          <table:table-cell table:formula="of:=[.P163]" office:value-type="float" office:value="161" calcext:value-type="float">
            <text:p>161</text:p>
          </table:table-cell>
          <table:table-cell table:formula="of:=MOD(prime-[.Q163];prime)/[.Q163]*[.Q16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4]^3+a*[.P164]+b;prime)" office:value-type="float" office:value="61" calcext:value-type="float">
            <text:p>61</text:p>
          </table:table-cell>
          <table:table-cell/>
          <table:table-cell table:formula="of:=IF([.P163]+1&lt;prime;[.P163]+1;NA())" office:value-type="float" office:value="162" calcext:value-type="float">
            <text:p>162</text:p>
          </table:table-cell>
          <table:table-cell table:formula="of:=MOD_SQRT([.N164];prime)" office:value-type="float" office:value="245" calcext:value-type="float">
            <text:p>245</text:p>
          </table:table-cell>
          <table:table-cell/>
          <table:table-cell table:formula="of:=[.P164]" office:value-type="float" office:value="162" calcext:value-type="float">
            <text:p>162</text:p>
          </table:table-cell>
          <table:table-cell table:formula="of:=MOD(prime-[.Q164];prime)/[.Q164]*[.Q164]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5]^3+a*[.P165]+b;prime)" office:value-type="float" office:value="110" calcext:value-type="float">
            <text:p>110</text:p>
          </table:table-cell>
          <table:table-cell/>
          <table:table-cell table:formula="of:=IF([.P164]+1&lt;prime;[.P164]+1;NA())" office:value-type="float" office:value="163" calcext:value-type="float">
            <text:p>163</text:p>
          </table:table-cell>
          <table:table-cell table:formula="of:=MOD_SQRT([.N165];prime)" office:value-type="string" office:string-value="#VALUE!" calcext:value-type="string">
            <text:p>#VALUE!</text:p>
          </table:table-cell>
          <table:table-cell/>
          <table:table-cell table:formula="of:=[.P165]" office:value-type="float" office:value="163" calcext:value-type="float">
            <text:p>163</text:p>
          </table:table-cell>
          <table:table-cell table:formula="of:=MOD(prime-[.Q165];prime)/[.Q165]*[.Q16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6]^3+a*[.P166]+b;prime)" office:value-type="float" office:value="85" calcext:value-type="float">
            <text:p>85</text:p>
          </table:table-cell>
          <table:table-cell/>
          <table:table-cell table:formula="of:=IF([.P165]+1&lt;prime;[.P165]+1;NA())" office:value-type="float" office:value="164" calcext:value-type="float">
            <text:p>164</text:p>
          </table:table-cell>
          <table:table-cell table:formula="of:=MOD_SQRT([.N166];prime)" office:value-type="string" office:string-value="#VALUE!" calcext:value-type="string">
            <text:p>#VALUE!</text:p>
          </table:table-cell>
          <table:table-cell/>
          <table:table-cell table:formula="of:=[.P166]" office:value-type="float" office:value="164" calcext:value-type="float">
            <text:p>164</text:p>
          </table:table-cell>
          <table:table-cell table:formula="of:=MOD(prime-[.Q166];prime)/[.Q166]*[.Q16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7]^3+a*[.P167]+b;prime)" office:value-type="float" office:value="255" calcext:value-type="float">
            <text:p>255</text:p>
          </table:table-cell>
          <table:table-cell/>
          <table:table-cell table:formula="of:=IF([.P166]+1&lt;prime;[.P166]+1;NA())" office:value-type="float" office:value="165" calcext:value-type="float">
            <text:p>165</text:p>
          </table:table-cell>
          <table:table-cell table:formula="of:=MOD_SQRT([.N167];prime)" office:value-type="string" office:string-value="#VALUE!" calcext:value-type="string">
            <text:p>#VALUE!</text:p>
          </table:table-cell>
          <table:table-cell/>
          <table:table-cell table:formula="of:=[.P167]" office:value-type="float" office:value="165" calcext:value-type="float">
            <text:p>165</text:p>
          </table:table-cell>
          <table:table-cell table:formula="of:=MOD(prime-[.Q167];prime)/[.Q167]*[.Q16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8]^3+a*[.P168]+b;prime)" office:value-type="float" office:value="100" calcext:value-type="float">
            <text:p>100</text:p>
          </table:table-cell>
          <table:table-cell/>
          <table:table-cell table:formula="of:=IF([.P167]+1&lt;prime;[.P167]+1;NA())" office:value-type="float" office:value="166" calcext:value-type="float">
            <text:p>166</text:p>
          </table:table-cell>
          <table:table-cell table:formula="of:=MOD_SQRT([.N168];prime)" office:value-type="float" office:value="253" calcext:value-type="float">
            <text:p>253</text:p>
          </table:table-cell>
          <table:table-cell/>
          <table:table-cell table:formula="of:=[.P168]" office:value-type="float" office:value="166" calcext:value-type="float">
            <text:p>166</text:p>
          </table:table-cell>
          <table:table-cell table:formula="of:=MOD(prime-[.Q168];prime)/[.Q168]*[.Q168]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9]^3+a*[.P169]+b;prime)" office:value-type="float" office:value="152" calcext:value-type="float">
            <text:p>152</text:p>
          </table:table-cell>
          <table:table-cell/>
          <table:table-cell table:formula="of:=IF([.P168]+1&lt;prime;[.P168]+1;NA())" office:value-type="float" office:value="167" calcext:value-type="float">
            <text:p>167</text:p>
          </table:table-cell>
          <table:table-cell table:formula="of:=MOD_SQRT([.N169];prime)" office:value-type="string" office:string-value="#VALUE!" calcext:value-type="string">
            <text:p>#VALUE!</text:p>
          </table:table-cell>
          <table:table-cell/>
          <table:table-cell table:formula="of:=[.P169]" office:value-type="float" office:value="167" calcext:value-type="float">
            <text:p>167</text:p>
          </table:table-cell>
          <table:table-cell table:formula="of:=MOD(prime-[.Q169];prime)/[.Q169]*[.Q16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0]^3+a*[.P170]+b;prime)" office:value-type="float" office:value="154" calcext:value-type="float">
            <text:p>154</text:p>
          </table:table-cell>
          <table:table-cell/>
          <table:table-cell table:formula="of:=IF([.P169]+1&lt;prime;[.P169]+1;NA())" office:value-type="float" office:value="168" calcext:value-type="float">
            <text:p>168</text:p>
          </table:table-cell>
          <table:table-cell table:formula="of:=MOD_SQRT([.N170];prime)" office:value-type="string" office:string-value="#VALUE!" calcext:value-type="string">
            <text:p>#VALUE!</text:p>
          </table:table-cell>
          <table:table-cell/>
          <table:table-cell table:formula="of:=[.P170]" office:value-type="float" office:value="168" calcext:value-type="float">
            <text:p>168</text:p>
          </table:table-cell>
          <table:table-cell table:formula="of:=MOD(prime-[.Q170];prime)/[.Q170]*[.Q17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1]^3+a*[.P171]+b;prime)" office:value-type="float" office:value="112" calcext:value-type="float">
            <text:p>112</text:p>
          </table:table-cell>
          <table:table-cell/>
          <table:table-cell table:formula="of:=IF([.P170]+1&lt;prime;[.P170]+1;NA())" office:value-type="float" office:value="169" calcext:value-type="float">
            <text:p>169</text:p>
          </table:table-cell>
          <table:table-cell table:formula="of:=MOD_SQRT([.N171];prime)" office:value-type="string" office:string-value="#VALUE!" calcext:value-type="string">
            <text:p>#VALUE!</text:p>
          </table:table-cell>
          <table:table-cell/>
          <table:table-cell table:formula="of:=[.P171]" office:value-type="float" office:value="169" calcext:value-type="float">
            <text:p>169</text:p>
          </table:table-cell>
          <table:table-cell table:formula="of:=MOD(prime-[.Q171];prime)/[.Q171]*[.Q17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2]^3+a*[.P172]+b;prime)" office:value-type="float" office:value="32" calcext:value-type="float">
            <text:p>32</text:p>
          </table:table-cell>
          <table:table-cell/>
          <table:table-cell table:formula="of:=IF([.P171]+1&lt;prime;[.P171]+1;NA())" office:value-type="float" office:value="170" calcext:value-type="float">
            <text:p>170</text:p>
          </table:table-cell>
          <table:table-cell table:formula="of:=MOD_SQRT([.N172];prime)" office:value-type="float" office:value="177" calcext:value-type="float">
            <text:p>177</text:p>
          </table:table-cell>
          <table:table-cell/>
          <table:table-cell table:formula="of:=[.P172]" office:value-type="float" office:value="170" calcext:value-type="float">
            <text:p>170</text:p>
          </table:table-cell>
          <table:table-cell table:formula="of:=MOD(prime-[.Q172];prime)/[.Q172]*[.Q172]"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3]^3+a*[.P173]+b;prime)" office:value-type="float" office:value="183" calcext:value-type="float">
            <text:p>183</text:p>
          </table:table-cell>
          <table:table-cell/>
          <table:table-cell table:formula="of:=IF([.P172]+1&lt;prime;[.P172]+1;NA())" office:value-type="float" office:value="171" calcext:value-type="float">
            <text:p>171</text:p>
          </table:table-cell>
          <table:table-cell table:formula="of:=MOD_SQRT([.N173];prime)" office:value-type="float" office:value="151" calcext:value-type="float">
            <text:p>151</text:p>
          </table:table-cell>
          <table:table-cell/>
          <table:table-cell table:formula="of:=[.P173]" office:value-type="float" office:value="171" calcext:value-type="float">
            <text:p>171</text:p>
          </table:table-cell>
          <table:table-cell table:formula="of:=MOD(prime-[.Q173];prime)/[.Q173]*[.Q173]" office:value-type="float" office:value="112" calcext:value-type="float">
            <text:p>11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4]^3+a*[.P174]+b;prime)" office:value-type="float" office:value="45" calcext:value-type="float">
            <text:p>45</text:p>
          </table:table-cell>
          <table:table-cell/>
          <table:table-cell table:formula="of:=IF([.P173]+1&lt;prime;[.P173]+1;NA())" office:value-type="float" office:value="172" calcext:value-type="float">
            <text:p>172</text:p>
          </table:table-cell>
          <table:table-cell table:formula="of:=MOD_SQRT([.N174];prime)" office:value-type="string" office:string-value="#VALUE!" calcext:value-type="string">
            <text:p>#VALUE!</text:p>
          </table:table-cell>
          <table:table-cell/>
          <table:table-cell table:formula="of:=[.P174]" office:value-type="float" office:value="172" calcext:value-type="float">
            <text:p>172</text:p>
          </table:table-cell>
          <table:table-cell table:formula="of:=MOD(prime-[.Q174];prime)/[.Q174]*[.Q17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5]^3+a*[.P175]+b;prime)" office:value-type="float" office:value="150" calcext:value-type="float">
            <text:p>150</text:p>
          </table:table-cell>
          <table:table-cell/>
          <table:table-cell table:formula="of:=IF([.P174]+1&lt;prime;[.P174]+1;NA())" office:value-type="float" office:value="173" calcext:value-type="float">
            <text:p>173</text:p>
          </table:table-cell>
          <table:table-cell table:formula="of:=MOD_SQRT([.N175];prime)" office:value-type="float" office:value="237" calcext:value-type="float">
            <text:p>237</text:p>
          </table:table-cell>
          <table:table-cell/>
          <table:table-cell table:formula="of:=[.P175]" office:value-type="float" office:value="173" calcext:value-type="float">
            <text:p>173</text:p>
          </table:table-cell>
          <table:table-cell table:formula="of:=MOD(prime-[.Q175];prime)/[.Q175]*[.Q175]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6]^3+a*[.P176]+b;prime)" office:value-type="float" office:value="241" calcext:value-type="float">
            <text:p>241</text:p>
          </table:table-cell>
          <table:table-cell/>
          <table:table-cell table:formula="of:=IF([.P175]+1&lt;prime;[.P175]+1;NA())" office:value-type="float" office:value="174" calcext:value-type="float">
            <text:p>174</text:p>
          </table:table-cell>
          <table:table-cell table:formula="of:=MOD_SQRT([.N176];prime)" office:value-type="string" office:string-value="#VALUE!" calcext:value-type="string">
            <text:p>#VALUE!</text:p>
          </table:table-cell>
          <table:table-cell/>
          <table:table-cell table:formula="of:=[.P176]" office:value-type="float" office:value="174" calcext:value-type="float">
            <text:p>174</text:p>
          </table:table-cell>
          <table:table-cell table:formula="of:=MOD(prime-[.Q176];prime)/[.Q176]*[.Q17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7]^3+a*[.P177]+b;prime)" office:value-type="float" office:value="61" calcext:value-type="float">
            <text:p>61</text:p>
          </table:table-cell>
          <table:table-cell/>
          <table:table-cell table:formula="of:=IF([.P176]+1&lt;prime;[.P176]+1;NA())" office:value-type="float" office:value="175" calcext:value-type="float">
            <text:p>175</text:p>
          </table:table-cell>
          <table:table-cell table:formula="of:=MOD_SQRT([.N177];prime)" office:value-type="float" office:value="245" calcext:value-type="float">
            <text:p>245</text:p>
          </table:table-cell>
          <table:table-cell/>
          <table:table-cell table:formula="of:=[.P177]" office:value-type="float" office:value="175" calcext:value-type="float">
            <text:p>175</text:p>
          </table:table-cell>
          <table:table-cell table:formula="of:=MOD(prime-[.Q177];prime)/[.Q177]*[.Q177]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8]^3+a*[.P178]+b;prime)" office:value-type="float" office:value="142" calcext:value-type="float">
            <text:p>142</text:p>
          </table:table-cell>
          <table:table-cell/>
          <table:table-cell table:formula="of:=IF([.P177]+1&lt;prime;[.P177]+1;NA())" office:value-type="float" office:value="176" calcext:value-type="float">
            <text:p>176</text:p>
          </table:table-cell>
          <table:table-cell table:formula="of:=MOD_SQRT([.N178];prime)" office:value-type="string" office:string-value="#VALUE!" calcext:value-type="string">
            <text:p>#VALUE!</text:p>
          </table:table-cell>
          <table:table-cell/>
          <table:table-cell table:formula="of:=[.P178]" office:value-type="float" office:value="176" calcext:value-type="float">
            <text:p>176</text:p>
          </table:table-cell>
          <table:table-cell table:formula="of:=MOD(prime-[.Q178];prime)/[.Q178]*[.Q17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9]^3+a*[.P179]+b;prime)" office:value-type="float" office:value="227" calcext:value-type="float">
            <text:p>227</text:p>
          </table:table-cell>
          <table:table-cell/>
          <table:table-cell table:formula="of:=IF([.P178]+1&lt;prime;[.P178]+1;NA())" office:value-type="float" office:value="177" calcext:value-type="float">
            <text:p>177</text:p>
          </table:table-cell>
          <table:table-cell table:formula="of:=MOD_SQRT([.N179];prime)" office:value-type="string" office:string-value="#VALUE!" calcext:value-type="string">
            <text:p>#VALUE!</text:p>
          </table:table-cell>
          <table:table-cell/>
          <table:table-cell table:formula="of:=[.P179]" office:value-type="float" office:value="177" calcext:value-type="float">
            <text:p>177</text:p>
          </table:table-cell>
          <table:table-cell table:formula="of:=MOD(prime-[.Q179];prime)/[.Q179]*[.Q17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0]^3+a*[.P180]+b;prime)" office:value-type="float" office:value="59" calcext:value-type="float">
            <text:p>59</text:p>
          </table:table-cell>
          <table:table-cell/>
          <table:table-cell table:formula="of:=IF([.P179]+1&lt;prime;[.P179]+1;NA())" office:value-type="float" office:value="178" calcext:value-type="float">
            <text:p>178</text:p>
          </table:table-cell>
          <table:table-cell table:formula="of:=MOD_SQRT([.N180];prime)" office:value-type="string" office:string-value="#VALUE!" calcext:value-type="string">
            <text:p>#VALUE!</text:p>
          </table:table-cell>
          <table:table-cell/>
          <table:table-cell table:formula="of:=[.P180]" office:value-type="float" office:value="178" calcext:value-type="float">
            <text:p>178</text:p>
          </table:table-cell>
          <table:table-cell table:formula="of:=MOD(prime-[.Q180];prime)/[.Q180]*[.Q18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1]^3+a*[.P181]+b;prime)" office:value-type="float" office:value="170" calcext:value-type="float">
            <text:p>170</text:p>
          </table:table-cell>
          <table:table-cell/>
          <table:table-cell table:formula="of:=IF([.P180]+1&lt;prime;[.P180]+1;NA())" office:value-type="float" office:value="179" calcext:value-type="float">
            <text:p>179</text:p>
          </table:table-cell>
          <table:table-cell table:formula="of:=MOD_SQRT([.N181];prime)" office:value-type="string" office:string-value="#VALUE!" calcext:value-type="string">
            <text:p>#VALUE!</text:p>
          </table:table-cell>
          <table:table-cell/>
          <table:table-cell table:formula="of:=[.P181]" office:value-type="float" office:value="179" calcext:value-type="float">
            <text:p>179</text:p>
          </table:table-cell>
          <table:table-cell table:formula="of:=MOD(prime-[.Q181];prime)/[.Q181]*[.Q18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2]^3+a*[.P182]+b;prime)" office:value-type="float" office:value="40" calcext:value-type="float">
            <text:p>40</text:p>
          </table:table-cell>
          <table:table-cell/>
          <table:table-cell table:formula="of:=IF([.P181]+1&lt;prime;[.P181]+1;NA())" office:value-type="float" office:value="180" calcext:value-type="float">
            <text:p>180</text:p>
          </table:table-cell>
          <table:table-cell table:formula="of:=MOD_SQRT([.N182];prime)" office:value-type="string" office:string-value="#VALUE!" calcext:value-type="string">
            <text:p>#VALUE!</text:p>
          </table:table-cell>
          <table:table-cell/>
          <table:table-cell table:formula="of:=[.P182]" office:value-type="float" office:value="180" calcext:value-type="float">
            <text:p>180</text:p>
          </table:table-cell>
          <table:table-cell table:formula="of:=MOD(prime-[.Q182];prime)/[.Q182]*[.Q18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3]^3+a*[.P183]+b;prime)" office:value-type="float" office:value="201" calcext:value-type="float">
            <text:p>201</text:p>
          </table:table-cell>
          <table:table-cell/>
          <table:table-cell table:formula="of:=IF([.P182]+1&lt;prime;[.P182]+1;NA())" office:value-type="float" office:value="181" calcext:value-type="float">
            <text:p>181</text:p>
          </table:table-cell>
          <table:table-cell table:formula="of:=MOD_SQRT([.N183];prime)" office:value-type="string" office:string-value="#VALUE!" calcext:value-type="string">
            <text:p>#VALUE!</text:p>
          </table:table-cell>
          <table:table-cell/>
          <table:table-cell table:formula="of:=[.P183]" office:value-type="float" office:value="181" calcext:value-type="float">
            <text:p>181</text:p>
          </table:table-cell>
          <table:table-cell table:formula="of:=MOD(prime-[.Q183];prime)/[.Q183]*[.Q18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4]^3+a*[.P184]+b;prime)" office:value-type="float" office:value="133" calcext:value-type="float">
            <text:p>133</text:p>
          </table:table-cell>
          <table:table-cell/>
          <table:table-cell table:formula="of:=IF([.P183]+1&lt;prime;[.P183]+1;NA())" office:value-type="float" office:value="182" calcext:value-type="float">
            <text:p>182</text:p>
          </table:table-cell>
          <table:table-cell table:formula="of:=MOD_SQRT([.N184];prime)" office:value-type="float" office:value="213" calcext:value-type="float">
            <text:p>213</text:p>
          </table:table-cell>
          <table:table-cell/>
          <table:table-cell table:formula="of:=[.P184]" office:value-type="float" office:value="182" calcext:value-type="float">
            <text:p>182</text:p>
          </table:table-cell>
          <table:table-cell table:formula="of:=MOD(prime-[.Q184];prime)/[.Q184]*[.Q184]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5]^3+a*[.P185]+b;prime)" office:value-type="float" office:value="105" calcext:value-type="float">
            <text:p>105</text:p>
          </table:table-cell>
          <table:table-cell/>
          <table:table-cell table:formula="of:=IF([.P184]+1&lt;prime;[.P184]+1;NA())" office:value-type="float" office:value="183" calcext:value-type="float">
            <text:p>183</text:p>
          </table:table-cell>
          <table:table-cell table:formula="of:=MOD_SQRT([.N185];prime)" office:value-type="float" office:value="47" calcext:value-type="float">
            <text:p>47</text:p>
          </table:table-cell>
          <table:table-cell/>
          <table:table-cell table:formula="of:=[.P185]" office:value-type="float" office:value="183" calcext:value-type="float">
            <text:p>183</text:p>
          </table:table-cell>
          <table:table-cell table:formula="of:=MOD(prime-[.Q185];prime)/[.Q185]*[.Q185]" office:value-type="float" office:value="216" calcext:value-type="float">
            <text:p>21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6]^3+a*[.P186]+b;prime)" office:value-type="float" office:value="123" calcext:value-type="float">
            <text:p>123</text:p>
          </table:table-cell>
          <table:table-cell/>
          <table:table-cell table:formula="of:=IF([.P185]+1&lt;prime;[.P185]+1;NA())" office:value-type="float" office:value="184" calcext:value-type="float">
            <text:p>184</text:p>
          </table:table-cell>
          <table:table-cell table:formula="of:=MOD_SQRT([.N186];prime)" office:value-type="string" office:string-value="#VALUE!" calcext:value-type="string">
            <text:p>#VALUE!</text:p>
          </table:table-cell>
          <table:table-cell/>
          <table:table-cell table:formula="of:=[.P186]" office:value-type="float" office:value="184" calcext:value-type="float">
            <text:p>184</text:p>
          </table:table-cell>
          <table:table-cell table:formula="of:=MOD(prime-[.Q186];prime)/[.Q186]*[.Q18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7]^3+a*[.P187]+b;prime)" office:value-type="float" office:value="193" calcext:value-type="float">
            <text:p>193</text:p>
          </table:table-cell>
          <table:table-cell/>
          <table:table-cell table:formula="of:=IF([.P186]+1&lt;prime;[.P186]+1;NA())" office:value-type="float" office:value="185" calcext:value-type="float">
            <text:p>185</text:p>
          </table:table-cell>
          <table:table-cell table:formula="of:=MOD_SQRT([.N187];prime)" office:value-type="string" office:string-value="#VALUE!" calcext:value-type="string">
            <text:p>#VALUE!</text:p>
          </table:table-cell>
          <table:table-cell/>
          <table:table-cell table:formula="of:=[.P187]" office:value-type="float" office:value="185" calcext:value-type="float">
            <text:p>185</text:p>
          </table:table-cell>
          <table:table-cell table:formula="of:=MOD(prime-[.Q187];prime)/[.Q187]*[.Q18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8]^3+a*[.P188]+b;prime)" office:value-type="float" office:value="58" calcext:value-type="float">
            <text:p>58</text:p>
          </table:table-cell>
          <table:table-cell/>
          <table:table-cell table:formula="of:=IF([.P187]+1&lt;prime;[.P187]+1;NA())" office:value-type="float" office:value="186" calcext:value-type="float">
            <text:p>186</text:p>
          </table:table-cell>
          <table:table-cell table:formula="of:=MOD_SQRT([.N188];prime)" office:value-type="string" office:string-value="#VALUE!" calcext:value-type="string">
            <text:p>#VALUE!</text:p>
          </table:table-cell>
          <table:table-cell/>
          <table:table-cell table:formula="of:=[.P188]" office:value-type="float" office:value="186" calcext:value-type="float">
            <text:p>186</text:p>
          </table:table-cell>
          <table:table-cell table:formula="of:=MOD(prime-[.Q188];prime)/[.Q188]*[.Q18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9]^3+a*[.P189]+b;prime)" office:value-type="float" office:value="250" calcext:value-type="float">
            <text:p>250</text:p>
          </table:table-cell>
          <table:table-cell/>
          <table:table-cell table:formula="of:=IF([.P188]+1&lt;prime;[.P188]+1;NA())" office:value-type="float" office:value="187" calcext:value-type="float">
            <text:p>187</text:p>
          </table:table-cell>
          <table:table-cell table:formula="of:=MOD_SQRT([.N189];prime)" office:value-type="string" office:string-value="#VALUE!" calcext:value-type="string">
            <text:p>#VALUE!</text:p>
          </table:table-cell>
          <table:table-cell/>
          <table:table-cell table:formula="of:=[.P189]" office:value-type="float" office:value="187" calcext:value-type="float">
            <text:p>187</text:p>
          </table:table-cell>
          <table:table-cell table:formula="of:=MOD(prime-[.Q189];prime)/[.Q189]*[.Q18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0]^3+a*[.P190]+b;prime)" office:value-type="float" office:value="249" calcext:value-type="float">
            <text:p>249</text:p>
          </table:table-cell>
          <table:table-cell/>
          <table:table-cell table:formula="of:=IF([.P189]+1&lt;prime;[.P189]+1;NA())" office:value-type="float" office:value="188" calcext:value-type="float">
            <text:p>188</text:p>
          </table:table-cell>
          <table:table-cell table:formula="of:=MOD_SQRT([.N190];prime)" office:value-type="float" office:value="81" calcext:value-type="float">
            <text:p>81</text:p>
          </table:table-cell>
          <table:table-cell/>
          <table:table-cell table:formula="of:=[.P190]" office:value-type="float" office:value="188" calcext:value-type="float">
            <text:p>188</text:p>
          </table:table-cell>
          <table:table-cell table:formula="of:=MOD(prime-[.Q190];prime)/[.Q190]*[.Q190]" office:value-type="float" office:value="182" calcext:value-type="float">
            <text:p>18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1]^3+a*[.P191]+b;prime)" office:value-type="float" office:value="61" calcext:value-type="float">
            <text:p>61</text:p>
          </table:table-cell>
          <table:table-cell/>
          <table:table-cell table:formula="of:=IF([.P190]+1&lt;prime;[.P190]+1;NA())" office:value-type="float" office:value="189" calcext:value-type="float">
            <text:p>189</text:p>
          </table:table-cell>
          <table:table-cell table:formula="of:=MOD_SQRT([.N191];prime)" office:value-type="float" office:value="245" calcext:value-type="float">
            <text:p>245</text:p>
          </table:table-cell>
          <table:table-cell/>
          <table:table-cell table:formula="of:=[.P191]" office:value-type="float" office:value="189" calcext:value-type="float">
            <text:p>189</text:p>
          </table:table-cell>
          <table:table-cell table:formula="of:=MOD(prime-[.Q191];prime)/[.Q191]*[.Q191]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2]^3+a*[.P192]+b;prime)" office:value-type="float" office:value="218" calcext:value-type="float">
            <text:p>218</text:p>
          </table:table-cell>
          <table:table-cell/>
          <table:table-cell table:formula="of:=IF([.P191]+1&lt;prime;[.P191]+1;NA())" office:value-type="float" office:value="190" calcext:value-type="float">
            <text:p>190</text:p>
          </table:table-cell>
          <table:table-cell table:formula="of:=MOD_SQRT([.N192];prime)" office:value-type="float" office:value="179" calcext:value-type="float">
            <text:p>179</text:p>
          </table:table-cell>
          <table:table-cell/>
          <table:table-cell table:formula="of:=[.P192]" office:value-type="float" office:value="190" calcext:value-type="float">
            <text:p>190</text:p>
          </table:table-cell>
          <table:table-cell table:formula="of:=MOD(prime-[.Q192];prime)/[.Q192]*[.Q192]"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3]^3+a*[.P193]+b;prime)" office:value-type="float" office:value="200" calcext:value-type="float">
            <text:p>200</text:p>
          </table:table-cell>
          <table:table-cell/>
          <table:table-cell table:formula="of:=IF([.P192]+1&lt;prime;[.P192]+1;NA())" office:value-type="float" office:value="191" calcext:value-type="float">
            <text:p>191</text:p>
          </table:table-cell>
          <table:table-cell table:formula="of:=MOD_SQRT([.N193];prime)" office:value-type="float" office:value="215" calcext:value-type="float">
            <text:p>215</text:p>
          </table:table-cell>
          <table:table-cell/>
          <table:table-cell table:formula="of:=[.P193]" office:value-type="float" office:value="191" calcext:value-type="float">
            <text:p>191</text:p>
          </table:table-cell>
          <table:table-cell table:formula="of:=MOD(prime-[.Q193];prime)/[.Q193]*[.Q193]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4]^3+a*[.P194]+b;prime)" office:value-type="float" office:value="13" calcext:value-type="float">
            <text:p>13</text:p>
          </table:table-cell>
          <table:table-cell/>
          <table:table-cell table:formula="of:=IF([.P193]+1&lt;prime;[.P193]+1;NA())" office:value-type="float" office:value="192" calcext:value-type="float">
            <text:p>192</text:p>
          </table:table-cell>
          <table:table-cell table:formula="of:=MOD_SQRT([.N194];prime)" office:value-type="float" office:value="117" calcext:value-type="float">
            <text:p>117</text:p>
          </table:table-cell>
          <table:table-cell/>
          <table:table-cell table:formula="of:=[.P194]" office:value-type="float" office:value="192" calcext:value-type="float">
            <text:p>192</text:p>
          </table:table-cell>
          <table:table-cell table:formula="of:=MOD(prime-[.Q194];prime)/[.Q194]*[.Q194]" office:value-type="float" office:value="146" calcext:value-type="float">
            <text:p>14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5]^3+a*[.P195]+b;prime)" office:value-type="float" office:value="189" calcext:value-type="float">
            <text:p>189</text:p>
          </table:table-cell>
          <table:table-cell/>
          <table:table-cell table:formula="of:=IF([.P194]+1&lt;prime;[.P194]+1;NA())" office:value-type="float" office:value="193" calcext:value-type="float">
            <text:p>193</text:p>
          </table:table-cell>
          <table:table-cell table:formula="of:=MOD_SQRT([.N195];prime)" office:value-type="string" office:string-value="#VALUE!" calcext:value-type="string">
            <text:p>#VALUE!</text:p>
          </table:table-cell>
          <table:table-cell/>
          <table:table-cell table:formula="of:=[.P195]" office:value-type="float" office:value="193" calcext:value-type="float">
            <text:p>193</text:p>
          </table:table-cell>
          <table:table-cell table:formula="of:=MOD(prime-[.Q195];prime)/[.Q195]*[.Q19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6]^3+a*[.P196]+b;prime)" office:value-type="float" office:value="208" calcext:value-type="float">
            <text:p>208</text:p>
          </table:table-cell>
          <table:table-cell/>
          <table:table-cell table:formula="of:=IF([.P195]+1&lt;prime;[.P195]+1;NA())" office:value-type="float" office:value="194" calcext:value-type="float">
            <text:p>194</text:p>
          </table:table-cell>
          <table:table-cell table:formula="of:=MOD_SQRT([.N196];prime)" office:value-type="float" office:value="205" calcext:value-type="float">
            <text:p>205</text:p>
          </table:table-cell>
          <table:table-cell/>
          <table:table-cell table:formula="of:=[.P196]" office:value-type="float" office:value="194" calcext:value-type="float">
            <text:p>194</text:p>
          </table:table-cell>
          <table:table-cell table:formula="of:=MOD(prime-[.Q196];prime)/[.Q196]*[.Q196]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7]^3+a*[.P197]+b;prime)" office:value-type="float" office:value="76" calcext:value-type="float">
            <text:p>76</text:p>
          </table:table-cell>
          <table:table-cell/>
          <table:table-cell table:formula="of:=IF([.P196]+1&lt;prime;[.P196]+1;NA())" office:value-type="float" office:value="195" calcext:value-type="float">
            <text:p>195</text:p>
          </table:table-cell>
          <table:table-cell table:formula="of:=MOD_SQRT([.N197];prime)" office:value-type="string" office:string-value="#VALUE!" calcext:value-type="string">
            <text:p>#VALUE!</text:p>
          </table:table-cell>
          <table:table-cell/>
          <table:table-cell table:formula="of:=[.P197]" office:value-type="float" office:value="195" calcext:value-type="float">
            <text:p>195</text:p>
          </table:table-cell>
          <table:table-cell table:formula="of:=MOD(prime-[.Q197];prime)/[.Q197]*[.Q19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8]^3+a*[.P198]+b;prime)" office:value-type="float" office:value="62" calcext:value-type="float">
            <text:p>62</text:p>
          </table:table-cell>
          <table:table-cell/>
          <table:table-cell table:formula="of:=IF([.P197]+1&lt;prime;[.P197]+1;NA())" office:value-type="float" office:value="196" calcext:value-type="float">
            <text:p>196</text:p>
          </table:table-cell>
          <table:table-cell table:formula="of:=MOD_SQRT([.N198];prime)" office:value-type="float" office:value="59" calcext:value-type="float">
            <text:p>59</text:p>
          </table:table-cell>
          <table:table-cell/>
          <table:table-cell table:formula="of:=[.P198]" office:value-type="float" office:value="196" calcext:value-type="float">
            <text:p>196</text:p>
          </table:table-cell>
          <table:table-cell table:formula="of:=MOD(prime-[.Q198];prime)/[.Q198]*[.Q198]" office:value-type="float" office:value="204" calcext:value-type="float">
            <text:p>20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9]^3+a*[.P199]+b;prime)" office:value-type="float" office:value="172" calcext:value-type="float">
            <text:p>172</text:p>
          </table:table-cell>
          <table:table-cell/>
          <table:table-cell table:formula="of:=IF([.P198]+1&lt;prime;[.P198]+1;NA())" office:value-type="float" office:value="197" calcext:value-type="float">
            <text:p>197</text:p>
          </table:table-cell>
          <table:table-cell table:formula="of:=MOD_SQRT([.N199];prime)" office:value-type="float" office:value="31" calcext:value-type="float">
            <text:p>31</text:p>
          </table:table-cell>
          <table:table-cell/>
          <table:table-cell table:formula="of:=[.P199]" office:value-type="float" office:value="197" calcext:value-type="float">
            <text:p>197</text:p>
          </table:table-cell>
          <table:table-cell table:formula="of:=MOD(prime-[.Q199];prime)/[.Q199]*[.Q199]" office:value-type="float" office:value="232" calcext:value-type="float">
            <text:p>23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0]^3+a*[.P200]+b;prime)" office:value-type="float" office:value="149" calcext:value-type="float">
            <text:p>149</text:p>
          </table:table-cell>
          <table:table-cell/>
          <table:table-cell table:formula="of:=IF([.P199]+1&lt;prime;[.P199]+1;NA())" office:value-type="float" office:value="198" calcext:value-type="float">
            <text:p>198</text:p>
          </table:table-cell>
          <table:table-cell table:formula="of:=MOD_SQRT([.N200];prime)" office:value-type="float" office:value="181" calcext:value-type="float">
            <text:p>181</text:p>
          </table:table-cell>
          <table:table-cell/>
          <table:table-cell table:formula="of:=[.P200]" office:value-type="float" office:value="198" calcext:value-type="float">
            <text:p>198</text:p>
          </table:table-cell>
          <table:table-cell table:formula="of:=MOD(prime-[.Q200];prime)/[.Q200]*[.Q200]" office:value-type="float" office:value="82" calcext:value-type="float">
            <text:p>8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1]^3+a*[.P201]+b;prime)" office:value-type="float" office:value="262" calcext:value-type="float">
            <text:p>262</text:p>
          </table:table-cell>
          <table:table-cell/>
          <table:table-cell table:formula="of:=IF([.P200]+1&lt;prime;[.P200]+1;NA())" office:value-type="float" office:value="199" calcext:value-type="float">
            <text:p>199</text:p>
          </table:table-cell>
          <table:table-cell table:formula="of:=MOD_SQRT([.N201];prime)" office:value-type="string" office:string-value="#VALUE!" calcext:value-type="string">
            <text:p>#VALUE!</text:p>
          </table:table-cell>
          <table:table-cell/>
          <table:table-cell table:formula="of:=[.P201]" office:value-type="float" office:value="199" calcext:value-type="float">
            <text:p>199</text:p>
          </table:table-cell>
          <table:table-cell table:formula="of:=MOD(prime-[.Q201];prime)/[.Q201]*[.Q20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2]^3+a*[.P202]+b;prime)" office:value-type="float" office:value="254" calcext:value-type="float">
            <text:p>254</text:p>
          </table:table-cell>
          <table:table-cell/>
          <table:table-cell table:formula="of:=IF([.P201]+1&lt;prime;[.P201]+1;NA())" office:value-type="float" office:value="200" calcext:value-type="float">
            <text:p>200</text:p>
          </table:table-cell>
          <table:table-cell table:formula="of:=MOD_SQRT([.N202];prime)" office:value-type="string" office:string-value="#VALUE!" calcext:value-type="string">
            <text:p>#VALUE!</text:p>
          </table:table-cell>
          <table:table-cell/>
          <table:table-cell table:formula="of:=[.P202]" office:value-type="float" office:value="200" calcext:value-type="float">
            <text:p>200</text:p>
          </table:table-cell>
          <table:table-cell table:formula="of:=MOD(prime-[.Q202];prime)/[.Q202]*[.Q20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3]^3+a*[.P203]+b;prime)" office:value-type="float" office:value="131" calcext:value-type="float">
            <text:p>131</text:p>
          </table:table-cell>
          <table:table-cell/>
          <table:table-cell table:formula="of:=IF([.P202]+1&lt;prime;[.P202]+1;NA())" office:value-type="float" office:value="201" calcext:value-type="float">
            <text:p>201</text:p>
          </table:table-cell>
          <table:table-cell table:formula="of:=MOD_SQRT([.N203];prime)" office:value-type="string" office:string-value="#VALUE!" calcext:value-type="string">
            <text:p>#VALUE!</text:p>
          </table:table-cell>
          <table:table-cell/>
          <table:table-cell table:formula="of:=[.P203]" office:value-type="float" office:value="201" calcext:value-type="float">
            <text:p>201</text:p>
          </table:table-cell>
          <table:table-cell table:formula="of:=MOD(prime-[.Q203];prime)/[.Q203]*[.Q20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4]^3+a*[.P204]+b;prime)" office:value-type="float" office:value="162" calcext:value-type="float">
            <text:p>162</text:p>
          </table:table-cell>
          <table:table-cell/>
          <table:table-cell table:formula="of:=IF([.P203]+1&lt;prime;[.P203]+1;NA())" office:value-type="float" office:value="202" calcext:value-type="float">
            <text:p>202</text:p>
          </table:table-cell>
          <table:table-cell table:formula="of:=MOD_SQRT([.N204];prime)" office:value-type="float" office:value="201" calcext:value-type="float">
            <text:p>201</text:p>
          </table:table-cell>
          <table:table-cell/>
          <table:table-cell table:formula="of:=[.P204]" office:value-type="float" office:value="202" calcext:value-type="float">
            <text:p>202</text:p>
          </table:table-cell>
          <table:table-cell table:formula="of:=MOD(prime-[.Q204];prime)/[.Q204]*[.Q204]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5]^3+a*[.P205]+b;prime)" office:value-type="float" office:value="90" calcext:value-type="float">
            <text:p>90</text:p>
          </table:table-cell>
          <table:table-cell/>
          <table:table-cell table:formula="of:=IF([.P204]+1&lt;prime;[.P204]+1;NA())" office:value-type="float" office:value="203" calcext:value-type="float">
            <text:p>203</text:p>
          </table:table-cell>
          <table:table-cell table:formula="of:=MOD_SQRT([.N205];prime)" office:value-type="string" office:string-value="#VALUE!" calcext:value-type="string">
            <text:p>#VALUE!</text:p>
          </table:table-cell>
          <table:table-cell/>
          <table:table-cell table:formula="of:=[.P205]" office:value-type="float" office:value="203" calcext:value-type="float">
            <text:p>203</text:p>
          </table:table-cell>
          <table:table-cell table:formula="of:=MOD(prime-[.Q205];prime)/[.Q205]*[.Q20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6]^3+a*[.P206]+b;prime)" office:value-type="float" office:value="184" calcext:value-type="float">
            <text:p>184</text:p>
          </table:table-cell>
          <table:table-cell/>
          <table:table-cell table:formula="of:=IF([.P205]+1&lt;prime;[.P205]+1;NA())" office:value-type="float" office:value="204" calcext:value-type="float">
            <text:p>204</text:p>
          </table:table-cell>
          <table:table-cell table:formula="of:=MOD_SQRT([.N206];prime)" office:value-type="float" office:value="45" calcext:value-type="float">
            <text:p>45</text:p>
          </table:table-cell>
          <table:table-cell/>
          <table:table-cell table:formula="of:=[.P206]" office:value-type="float" office:value="204" calcext:value-type="float">
            <text:p>204</text:p>
          </table:table-cell>
          <table:table-cell table:formula="of:=MOD(prime-[.Q206];prime)/[.Q206]*[.Q206]" office:value-type="float" office:value="218" calcext:value-type="float">
            <text:p>2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7]^3+a*[.P207]+b;prime)" office:value-type="float" office:value="187" calcext:value-type="float">
            <text:p>187</text:p>
          </table:table-cell>
          <table:table-cell/>
          <table:table-cell table:formula="of:=IF([.P206]+1&lt;prime;[.P206]+1;NA())" office:value-type="float" office:value="205" calcext:value-type="float">
            <text:p>205</text:p>
          </table:table-cell>
          <table:table-cell table:formula="of:=MOD_SQRT([.N207];prime)" office:value-type="float" office:value="191" calcext:value-type="float">
            <text:p>191</text:p>
          </table:table-cell>
          <table:table-cell/>
          <table:table-cell table:formula="of:=[.P207]" office:value-type="float" office:value="205" calcext:value-type="float">
            <text:p>205</text:p>
          </table:table-cell>
          <table:table-cell table:formula="of:=MOD(prime-[.Q207];prime)/[.Q207]*[.Q207]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8]^3+a*[.P208]+b;prime)" office:value-type="float" office:value="105" calcext:value-type="float">
            <text:p>105</text:p>
          </table:table-cell>
          <table:table-cell/>
          <table:table-cell table:formula="of:=IF([.P207]+1&lt;prime;[.P207]+1;NA())" office:value-type="float" office:value="206" calcext:value-type="float">
            <text:p>206</text:p>
          </table:table-cell>
          <table:table-cell table:formula="of:=MOD_SQRT([.N208];prime)" office:value-type="float" office:value="47" calcext:value-type="float">
            <text:p>47</text:p>
          </table:table-cell>
          <table:table-cell/>
          <table:table-cell table:formula="of:=[.P208]" office:value-type="float" office:value="206" calcext:value-type="float">
            <text:p>206</text:p>
          </table:table-cell>
          <table:table-cell table:formula="of:=MOD(prime-[.Q208];prime)/[.Q208]*[.Q208]" office:value-type="float" office:value="216" calcext:value-type="float">
            <text:p>21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9]^3+a*[.P209]+b;prime)" office:value-type="float" office:value="207" calcext:value-type="float">
            <text:p>207</text:p>
          </table:table-cell>
          <table:table-cell/>
          <table:table-cell table:formula="of:=IF([.P208]+1&lt;prime;[.P208]+1;NA())" office:value-type="float" office:value="207" calcext:value-type="float">
            <text:p>207</text:p>
          </table:table-cell>
          <table:table-cell table:formula="of:=MOD_SQRT([.N209];prime)" office:value-type="float" office:value="101" calcext:value-type="float">
            <text:p>101</text:p>
          </table:table-cell>
          <table:table-cell/>
          <table:table-cell table:formula="of:=[.P209]" office:value-type="float" office:value="207" calcext:value-type="float">
            <text:p>207</text:p>
          </table:table-cell>
          <table:table-cell table:formula="of:=MOD(prime-[.Q209];prime)/[.Q209]*[.Q209]" office:value-type="float" office:value="162" calcext:value-type="float">
            <text:p>16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0]^3+a*[.P210]+b;prime)" office:value-type="float" office:value="236" calcext:value-type="float">
            <text:p>236</text:p>
          </table:table-cell>
          <table:table-cell/>
          <table:table-cell table:formula="of:=IF([.P209]+1&lt;prime;[.P209]+1;NA())" office:value-type="float" office:value="208" calcext:value-type="float">
            <text:p>208</text:p>
          </table:table-cell>
          <table:table-cell table:formula="of:=MOD_SQRT([.N210];prime)" office:value-type="string" office:string-value="#VALUE!" calcext:value-type="string">
            <text:p>#VALUE!</text:p>
          </table:table-cell>
          <table:table-cell/>
          <table:table-cell table:formula="of:=[.P210]" office:value-type="float" office:value="208" calcext:value-type="float">
            <text:p>208</text:p>
          </table:table-cell>
          <table:table-cell table:formula="of:=MOD(prime-[.Q210];prime)/[.Q210]*[.Q21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1]^3+a*[.P211]+b;prime)" office:value-type="float" office:value="198" calcext:value-type="float">
            <text:p>198</text:p>
          </table:table-cell>
          <table:table-cell/>
          <table:table-cell table:formula="of:=IF([.P210]+1&lt;prime;[.P210]+1;NA())" office:value-type="float" office:value="209" calcext:value-type="float">
            <text:p>209</text:p>
          </table:table-cell>
          <table:table-cell table:formula="of:=MOD_SQRT([.N211];prime)" office:value-type="float" office:value="143" calcext:value-type="float">
            <text:p>143</text:p>
          </table:table-cell>
          <table:table-cell/>
          <table:table-cell table:formula="of:=[.P211]" office:value-type="float" office:value="209" calcext:value-type="float">
            <text:p>209</text:p>
          </table:table-cell>
          <table:table-cell table:formula="of:=MOD(prime-[.Q211];prime)/[.Q211]*[.Q211]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2]^3+a*[.P212]+b;prime)" office:value-type="float" office:value="99" calcext:value-type="float">
            <text:p>99</text:p>
          </table:table-cell>
          <table:table-cell/>
          <table:table-cell table:formula="of:=IF([.P211]+1&lt;prime;[.P211]+1;NA())" office:value-type="float" office:value="210" calcext:value-type="float">
            <text:p>210</text:p>
          </table:table-cell>
          <table:table-cell table:formula="of:=MOD_SQRT([.N212];prime)" office:value-type="float" office:value="25" calcext:value-type="float">
            <text:p>25</text:p>
          </table:table-cell>
          <table:table-cell/>
          <table:table-cell table:formula="of:=[.P212]" office:value-type="float" office:value="210" calcext:value-type="float">
            <text:p>210</text:p>
          </table:table-cell>
          <table:table-cell table:formula="of:=MOD(prime-[.Q212];prime)/[.Q212]*[.Q212]" office:value-type="float" office:value="238" calcext:value-type="float">
            <text:p>2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3]^3+a*[.P213]+b;prime)" office:value-type="float" office:value="208" calcext:value-type="float">
            <text:p>208</text:p>
          </table:table-cell>
          <table:table-cell/>
          <table:table-cell table:formula="of:=IF([.P212]+1&lt;prime;[.P212]+1;NA())" office:value-type="float" office:value="211" calcext:value-type="float">
            <text:p>211</text:p>
          </table:table-cell>
          <table:table-cell table:formula="of:=MOD_SQRT([.N213];prime)" office:value-type="float" office:value="205" calcext:value-type="float">
            <text:p>205</text:p>
          </table:table-cell>
          <table:table-cell/>
          <table:table-cell table:formula="of:=[.P213]" office:value-type="float" office:value="211" calcext:value-type="float">
            <text:p>211</text:p>
          </table:table-cell>
          <table:table-cell table:formula="of:=MOD(prime-[.Q213];prime)/[.Q213]*[.Q213]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4]^3+a*[.P214]+b;prime)" office:value-type="float" office:value="5" calcext:value-type="float">
            <text:p>5</text:p>
          </table:table-cell>
          <table:table-cell/>
          <table:table-cell table:formula="of:=IF([.P213]+1&lt;prime;[.P213]+1;NA())" office:value-type="float" office:value="212" calcext:value-type="float">
            <text:p>212</text:p>
          </table:table-cell>
          <table:table-cell table:formula="of:=MOD_SQRT([.N214];prime)" office:value-type="string" office:string-value="#VALUE!" calcext:value-type="string">
            <text:p>#VALUE!</text:p>
          </table:table-cell>
          <table:table-cell/>
          <table:table-cell table:formula="of:=[.P214]" office:value-type="float" office:value="212" calcext:value-type="float">
            <text:p>212</text:p>
          </table:table-cell>
          <table:table-cell table:formula="of:=MOD(prime-[.Q214];prime)/[.Q214]*[.Q2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5]^3+a*[.P215]+b;prime)" office:value-type="float" office:value="22" calcext:value-type="float">
            <text:p>22</text:p>
          </table:table-cell>
          <table:table-cell/>
          <table:table-cell table:formula="of:=IF([.P214]+1&lt;prime;[.P214]+1;NA())" office:value-type="float" office:value="213" calcext:value-type="float">
            <text:p>213</text:p>
          </table:table-cell>
          <table:table-cell table:formula="of:=MOD_SQRT([.N215];prime)" office:value-type="float" office:value="223" calcext:value-type="float">
            <text:p>223</text:p>
          </table:table-cell>
          <table:table-cell/>
          <table:table-cell table:formula="of:=[.P215]" office:value-type="float" office:value="213" calcext:value-type="float">
            <text:p>213</text:p>
          </table:table-cell>
          <table:table-cell table:formula="of:=MOD(prime-[.Q215];prime)/[.Q215]*[.Q215]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6]^3+a*[.P216]+b;prime)" office:value-type="float" office:value="2" calcext:value-type="float">
            <text:p>2</text:p>
          </table:table-cell>
          <table:table-cell/>
          <table:table-cell table:formula="of:=IF([.P215]+1&lt;prime;[.P215]+1;NA())" office:value-type="float" office:value="214" calcext:value-type="float">
            <text:p>214</text:p>
          </table:table-cell>
          <table:table-cell table:formula="of:=MOD_SQRT([.N216];prime)" office:value-type="float" office:value="153" calcext:value-type="float">
            <text:p>153</text:p>
          </table:table-cell>
          <table:table-cell/>
          <table:table-cell table:formula="of:=[.P216]" office:value-type="float" office:value="214" calcext:value-type="float">
            <text:p>214</text:p>
          </table:table-cell>
          <table:table-cell table:formula="of:=MOD(prime-[.Q216];prime)/[.Q216]*[.Q216]" office:value-type="float" office:value="110" calcext:value-type="float">
            <text:p>11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7]^3+a*[.P217]+b;prime)" office:value-type="float" office:value="214" calcext:value-type="float">
            <text:p>214</text:p>
          </table:table-cell>
          <table:table-cell/>
          <table:table-cell table:formula="of:=IF([.P216]+1&lt;prime;[.P216]+1;NA())" office:value-type="float" office:value="215" calcext:value-type="float">
            <text:p>215</text:p>
          </table:table-cell>
          <table:table-cell table:formula="of:=MOD_SQRT([.N217];prime)" office:value-type="string" office:string-value="#VALUE!" calcext:value-type="string">
            <text:p>#VALUE!</text:p>
          </table:table-cell>
          <table:table-cell/>
          <table:table-cell table:formula="of:=[.P217]" office:value-type="float" office:value="215" calcext:value-type="float">
            <text:p>215</text:p>
          </table:table-cell>
          <table:table-cell table:formula="of:=MOD(prime-[.Q217];prime)/[.Q217]*[.Q2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8]^3+a*[.P218]+b;prime)" office:value-type="float" office:value="138" calcext:value-type="float">
            <text:p>138</text:p>
          </table:table-cell>
          <table:table-cell/>
          <table:table-cell table:formula="of:=IF([.P217]+1&lt;prime;[.P217]+1;NA())" office:value-type="float" office:value="216" calcext:value-type="float">
            <text:p>216</text:p>
          </table:table-cell>
          <table:table-cell table:formula="of:=MOD_SQRT([.N218];prime)" office:value-type="float" office:value="123" calcext:value-type="float">
            <text:p>123</text:p>
          </table:table-cell>
          <table:table-cell/>
          <table:table-cell table:formula="of:=[.P218]" office:value-type="float" office:value="216" calcext:value-type="float">
            <text:p>216</text:p>
          </table:table-cell>
          <table:table-cell table:formula="of:=MOD(prime-[.Q218];prime)/[.Q218]*[.Q218]" office:value-type="float" office:value="140" calcext:value-type="float">
            <text:p>14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9]^3+a*[.P219]+b;prime)" office:value-type="float" office:value="43" calcext:value-type="float">
            <text:p>43</text:p>
          </table:table-cell>
          <table:table-cell/>
          <table:table-cell table:formula="of:=IF([.P218]+1&lt;prime;[.P218]+1;NA())" office:value-type="float" office:value="217" calcext:value-type="float">
            <text:p>217</text:p>
          </table:table-cell>
          <table:table-cell table:formula="of:=MOD_SQRT([.N219];prime)" office:value-type="float" office:value="147" calcext:value-type="float">
            <text:p>147</text:p>
          </table:table-cell>
          <table:table-cell/>
          <table:table-cell table:formula="of:=[.P219]" office:value-type="float" office:value="217" calcext:value-type="float">
            <text:p>217</text:p>
          </table:table-cell>
          <table:table-cell table:formula="of:=MOD(prime-[.Q219];prime)/[.Q219]*[.Q219]" office:value-type="float" office:value="116" calcext:value-type="float">
            <text:p>11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0]^3+a*[.P220]+b;prime)" office:value-type="float" office:value="198" calcext:value-type="float">
            <text:p>198</text:p>
          </table:table-cell>
          <table:table-cell/>
          <table:table-cell table:formula="of:=IF([.P219]+1&lt;prime;[.P219]+1;NA())" office:value-type="float" office:value="218" calcext:value-type="float">
            <text:p>218</text:p>
          </table:table-cell>
          <table:table-cell table:formula="of:=MOD_SQRT([.N220];prime)" office:value-type="float" office:value="143" calcext:value-type="float">
            <text:p>143</text:p>
          </table:table-cell>
          <table:table-cell/>
          <table:table-cell table:formula="of:=[.P220]" office:value-type="float" office:value="218" calcext:value-type="float">
            <text:p>218</text:p>
          </table:table-cell>
          <table:table-cell table:formula="of:=MOD(prime-[.Q220];prime)/[.Q220]*[.Q220]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1]^3+a*[.P221]+b;prime)" office:value-type="float" office:value="83" calcext:value-type="float">
            <text:p>83</text:p>
          </table:table-cell>
          <table:table-cell/>
          <table:table-cell table:formula="of:=IF([.P220]+1&lt;prime;[.P220]+1;NA())" office:value-type="float" office:value="219" calcext:value-type="float">
            <text:p>219</text:p>
          </table:table-cell>
          <table:table-cell table:formula="of:=MOD_SQRT([.N221];prime)" office:value-type="float" office:value="95" calcext:value-type="float">
            <text:p>95</text:p>
          </table:table-cell>
          <table:table-cell/>
          <table:table-cell table:formula="of:=[.P221]" office:value-type="float" office:value="219" calcext:value-type="float">
            <text:p>219</text:p>
          </table:table-cell>
          <table:table-cell table:formula="of:=MOD(prime-[.Q221];prime)/[.Q221]*[.Q221]" office:value-type="float" office:value="168" calcext:value-type="float">
            <text:p>16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2]^3+a*[.P222]+b;prime)" office:value-type="float" office:value="230" calcext:value-type="float">
            <text:p>230</text:p>
          </table:table-cell>
          <table:table-cell/>
          <table:table-cell table:formula="of:=IF([.P221]+1&lt;prime;[.P221]+1;NA())" office:value-type="float" office:value="220" calcext:value-type="float">
            <text:p>220</text:p>
          </table:table-cell>
          <table:table-cell table:formula="of:=MOD_SQRT([.N222];prime)" office:value-type="string" office:string-value="#VALUE!" calcext:value-type="string">
            <text:p>#VALUE!</text:p>
          </table:table-cell>
          <table:table-cell/>
          <table:table-cell table:formula="of:=[.P222]" office:value-type="float" office:value="220" calcext:value-type="float">
            <text:p>220</text:p>
          </table:table-cell>
          <table:table-cell table:formula="of:=MOD(prime-[.Q222];prime)/[.Q222]*[.Q22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3]^3+a*[.P223]+b;prime)" office:value-type="float" office:value="119" calcext:value-type="float">
            <text:p>119</text:p>
          </table:table-cell>
          <table:table-cell/>
          <table:table-cell table:formula="of:=IF([.P222]+1&lt;prime;[.P222]+1;NA())" office:value-type="float" office:value="221" calcext:value-type="float">
            <text:p>221</text:p>
          </table:table-cell>
          <table:table-cell table:formula="of:=MOD_SQRT([.N223];prime)" office:value-type="string" office:string-value="#VALUE!" calcext:value-type="string">
            <text:p>#VALUE!</text:p>
          </table:table-cell>
          <table:table-cell/>
          <table:table-cell table:formula="of:=[.P223]" office:value-type="float" office:value="221" calcext:value-type="float">
            <text:p>221</text:p>
          </table:table-cell>
          <table:table-cell table:formula="of:=MOD(prime-[.Q223];prime)/[.Q223]*[.Q22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4]^3+a*[.P224]+b;prime)" office:value-type="float" office:value="19" calcext:value-type="float">
            <text:p>19</text:p>
          </table:table-cell>
          <table:table-cell/>
          <table:table-cell table:formula="of:=IF([.P223]+1&lt;prime;[.P223]+1;NA())" office:value-type="float" office:value="222" calcext:value-type="float">
            <text:p>222</text:p>
          </table:table-cell>
          <table:table-cell table:formula="of:=MOD_SQRT([.N224];prime)" office:value-type="string" office:string-value="#VALUE!" calcext:value-type="string">
            <text:p>#VALUE!</text:p>
          </table:table-cell>
          <table:table-cell/>
          <table:table-cell table:formula="of:=[.P224]" office:value-type="float" office:value="222" calcext:value-type="float">
            <text:p>222</text:p>
          </table:table-cell>
          <table:table-cell table:formula="of:=MOD(prime-[.Q224];prime)/[.Q224]*[.Q22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5]^3+a*[.P225]+b;prime)" office:value-type="float" office:value="199" calcext:value-type="float">
            <text:p>199</text:p>
          </table:table-cell>
          <table:table-cell/>
          <table:table-cell table:formula="of:=IF([.P224]+1&lt;prime;[.P224]+1;NA())" office:value-type="float" office:value="223" calcext:value-type="float">
            <text:p>223</text:p>
          </table:table-cell>
          <table:table-cell table:formula="of:=MOD_SQRT([.N225];prime)" office:value-type="string" office:string-value="#VALUE!" calcext:value-type="string">
            <text:p>#VALUE!</text:p>
          </table:table-cell>
          <table:table-cell/>
          <table:table-cell table:formula="of:=[.P225]" office:value-type="float" office:value="223" calcext:value-type="float">
            <text:p>223</text:p>
          </table:table-cell>
          <table:table-cell table:formula="of:=MOD(prime-[.Q225];prime)/[.Q225]*[.Q22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6]^3+a*[.P226]+b;prime)" office:value-type="float" office:value="139" calcext:value-type="float">
            <text:p>139</text:p>
          </table:table-cell>
          <table:table-cell/>
          <table:table-cell table:formula="of:=IF([.P225]+1&lt;prime;[.P225]+1;NA())" office:value-type="float" office:value="224" calcext:value-type="float">
            <text:p>224</text:p>
          </table:table-cell>
          <table:table-cell table:formula="of:=MOD_SQRT([.N226];prime)" office:value-type="string" office:string-value="#VALUE!" calcext:value-type="string">
            <text:p>#VALUE!</text:p>
          </table:table-cell>
          <table:table-cell/>
          <table:table-cell table:formula="of:=[.P226]" office:value-type="float" office:value="224" calcext:value-type="float">
            <text:p>224</text:p>
          </table:table-cell>
          <table:table-cell table:formula="of:=MOD(prime-[.Q226];prime)/[.Q226]*[.Q2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7]^3+a*[.P227]+b;prime)" office:value-type="float" office:value="108" calcext:value-type="float">
            <text:p>108</text:p>
          </table:table-cell>
          <table:table-cell/>
          <table:table-cell table:formula="of:=IF([.P226]+1&lt;prime;[.P226]+1;NA())" office:value-type="float" office:value="225" calcext:value-type="float">
            <text:p>225</text:p>
          </table:table-cell>
          <table:table-cell table:formula="of:=MOD_SQRT([.N227];prime)" office:value-type="float" office:value="125" calcext:value-type="float">
            <text:p>125</text:p>
          </table:table-cell>
          <table:table-cell/>
          <table:table-cell table:formula="of:=[.P227]" office:value-type="float" office:value="225" calcext:value-type="float">
            <text:p>225</text:p>
          </table:table-cell>
          <table:table-cell table:formula="of:=MOD(prime-[.Q227];prime)/[.Q227]*[.Q227]" office:value-type="float" office:value="138" calcext:value-type="float">
            <text:p>1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8]^3+a*[.P228]+b;prime)" office:value-type="float" office:value="112" calcext:value-type="float">
            <text:p>112</text:p>
          </table:table-cell>
          <table:table-cell/>
          <table:table-cell table:formula="of:=IF([.P227]+1&lt;prime;[.P227]+1;NA())" office:value-type="float" office:value="226" calcext:value-type="float">
            <text:p>226</text:p>
          </table:table-cell>
          <table:table-cell table:formula="of:=MOD_SQRT([.N228];prime)" office:value-type="string" office:string-value="#VALUE!" calcext:value-type="string">
            <text:p>#VALUE!</text:p>
          </table:table-cell>
          <table:table-cell/>
          <table:table-cell table:formula="of:=[.P228]" office:value-type="float" office:value="226" calcext:value-type="float">
            <text:p>226</text:p>
          </table:table-cell>
          <table:table-cell table:formula="of:=MOD(prime-[.Q228];prime)/[.Q228]*[.Q2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9]^3+a*[.P229]+b;prime)" office:value-type="float" office:value="157" calcext:value-type="float">
            <text:p>157</text:p>
          </table:table-cell>
          <table:table-cell/>
          <table:table-cell table:formula="of:=IF([.P228]+1&lt;prime;[.P228]+1;NA())" office:value-type="float" office:value="227" calcext:value-type="float">
            <text:p>227</text:p>
          </table:table-cell>
          <table:table-cell table:formula="of:=MOD_SQRT([.N229];prime)" office:value-type="float" office:value="169" calcext:value-type="float">
            <text:p>169</text:p>
          </table:table-cell>
          <table:table-cell/>
          <table:table-cell table:formula="of:=[.P229]" office:value-type="float" office:value="227" calcext:value-type="float">
            <text:p>227</text:p>
          </table:table-cell>
          <table:table-cell table:formula="of:=MOD(prime-[.Q229];prime)/[.Q229]*[.Q229]" office:value-type="float" office:value="94" calcext:value-type="float">
            <text:p>9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0]^3+a*[.P230]+b;prime)" office:value-type="float" office:value="249" calcext:value-type="float">
            <text:p>249</text:p>
          </table:table-cell>
          <table:table-cell/>
          <table:table-cell table:formula="of:=IF([.P229]+1&lt;prime;[.P229]+1;NA())" office:value-type="float" office:value="228" calcext:value-type="float">
            <text:p>228</text:p>
          </table:table-cell>
          <table:table-cell table:formula="of:=MOD_SQRT([.N230];prime)" office:value-type="float" office:value="81" calcext:value-type="float">
            <text:p>81</text:p>
          </table:table-cell>
          <table:table-cell/>
          <table:table-cell table:formula="of:=[.P230]" office:value-type="float" office:value="228" calcext:value-type="float">
            <text:p>228</text:p>
          </table:table-cell>
          <table:table-cell table:formula="of:=MOD(prime-[.Q230];prime)/[.Q230]*[.Q230]" office:value-type="float" office:value="182" calcext:value-type="float">
            <text:p>18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1]^3+a*[.P231]+b;prime)" office:value-type="float" office:value="131" calcext:value-type="float">
            <text:p>131</text:p>
          </table:table-cell>
          <table:table-cell/>
          <table:table-cell table:formula="of:=IF([.P230]+1&lt;prime;[.P230]+1;NA())" office:value-type="float" office:value="229" calcext:value-type="float">
            <text:p>229</text:p>
          </table:table-cell>
          <table:table-cell table:formula="of:=MOD_SQRT([.N231];prime)" office:value-type="string" office:string-value="#VALUE!" calcext:value-type="string">
            <text:p>#VALUE!</text:p>
          </table:table-cell>
          <table:table-cell/>
          <table:table-cell table:formula="of:=[.P231]" office:value-type="float" office:value="229" calcext:value-type="float">
            <text:p>229</text:p>
          </table:table-cell>
          <table:table-cell table:formula="of:=MOD(prime-[.Q231];prime)/[.Q231]*[.Q23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2]^3+a*[.P232]+b;prime)" office:value-type="float" office:value="72" calcext:value-type="float">
            <text:p>72</text:p>
          </table:table-cell>
          <table:table-cell/>
          <table:table-cell table:formula="of:=IF([.P231]+1&lt;prime;[.P231]+1;NA())" office:value-type="float" office:value="230" calcext:value-type="float">
            <text:p>230</text:p>
          </table:table-cell>
          <table:table-cell table:formula="of:=MOD_SQRT([.N232];prime)" office:value-type="float" office:value="129" calcext:value-type="float">
            <text:p>129</text:p>
          </table:table-cell>
          <table:table-cell/>
          <table:table-cell table:formula="of:=[.P232]" office:value-type="float" office:value="230" calcext:value-type="float">
            <text:p>230</text:p>
          </table:table-cell>
          <table:table-cell table:formula="of:=MOD(prime-[.Q232];prime)/[.Q232]*[.Q232]" office:value-type="float" office:value="134" calcext:value-type="float">
            <text:p>13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3]^3+a*[.P233]+b;prime)" office:value-type="float" office:value="78" calcext:value-type="float">
            <text:p>78</text:p>
          </table:table-cell>
          <table:table-cell/>
          <table:table-cell table:formula="of:=IF([.P232]+1&lt;prime;[.P232]+1;NA())" office:value-type="float" office:value="231" calcext:value-type="float">
            <text:p>231</text:p>
          </table:table-cell>
          <table:table-cell table:formula="of:=MOD_SQRT([.N233];prime)" office:value-type="float" office:value="135" calcext:value-type="float">
            <text:p>135</text:p>
          </table:table-cell>
          <table:table-cell/>
          <table:table-cell table:formula="of:=[.P233]" office:value-type="float" office:value="231" calcext:value-type="float">
            <text:p>231</text:p>
          </table:table-cell>
          <table:table-cell table:formula="of:=MOD(prime-[.Q233];prime)/[.Q233]*[.Q233]" office:value-type="float" office:value="128" calcext:value-type="float">
            <text:p>12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4]^3+a*[.P234]+b;prime)" office:value-type="float" office:value="155" calcext:value-type="float">
            <text:p>155</text:p>
          </table:table-cell>
          <table:table-cell/>
          <table:table-cell table:formula="of:=IF([.P233]+1&lt;prime;[.P233]+1;NA())" office:value-type="float" office:value="232" calcext:value-type="float">
            <text:p>232</text:p>
          </table:table-cell>
          <table:table-cell table:formula="of:=MOD_SQRT([.N234];prime)" office:value-type="string" office:string-value="#VALUE!" calcext:value-type="string">
            <text:p>#VALUE!</text:p>
          </table:table-cell>
          <table:table-cell/>
          <table:table-cell table:formula="of:=[.P234]" office:value-type="float" office:value="232" calcext:value-type="float">
            <text:p>232</text:p>
          </table:table-cell>
          <table:table-cell table:formula="of:=MOD(prime-[.Q234];prime)/[.Q234]*[.Q23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5]^3+a*[.P235]+b;prime)" office:value-type="float" office:value="46" calcext:value-type="float">
            <text:p>46</text:p>
          </table:table-cell>
          <table:table-cell/>
          <table:table-cell table:formula="of:=IF([.P234]+1&lt;prime;[.P234]+1;NA())" office:value-type="float" office:value="233" calcext:value-type="float">
            <text:p>233</text:p>
          </table:table-cell>
          <table:table-cell table:formula="of:=MOD_SQRT([.N235];prime)" office:value-type="float" office:value="109" calcext:value-type="float">
            <text:p>109</text:p>
          </table:table-cell>
          <table:table-cell/>
          <table:table-cell table:formula="of:=[.P235]" office:value-type="float" office:value="233" calcext:value-type="float">
            <text:p>233</text:p>
          </table:table-cell>
          <table:table-cell table:formula="of:=MOD(prime-[.Q235];prime)/[.Q235]*[.Q235]" office:value-type="float" office:value="154" calcext:value-type="float">
            <text:p>15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6]^3+a*[.P236]+b;prime)" office:value-type="float" office:value="20" calcext:value-type="float">
            <text:p>20</text:p>
          </table:table-cell>
          <table:table-cell/>
          <table:table-cell table:formula="of:=IF([.P235]+1&lt;prime;[.P235]+1;NA())" office:value-type="float" office:value="234" calcext:value-type="float">
            <text:p>234</text:p>
          </table:table-cell>
          <table:table-cell table:formula="of:=MOD_SQRT([.N236];prime)" office:value-type="string" office:string-value="#VALUE!" calcext:value-type="string">
            <text:p>#VALUE!</text:p>
          </table:table-cell>
          <table:table-cell/>
          <table:table-cell table:formula="of:=[.P236]" office:value-type="float" office:value="234" calcext:value-type="float">
            <text:p>234</text:p>
          </table:table-cell>
          <table:table-cell table:formula="of:=MOD(prime-[.Q236];prime)/[.Q236]*[.Q23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7]^3+a*[.P237]+b;prime)" office:value-type="float" office:value="83" calcext:value-type="float">
            <text:p>83</text:p>
          </table:table-cell>
          <table:table-cell/>
          <table:table-cell table:formula="of:=IF([.P236]+1&lt;prime;[.P236]+1;NA())" office:value-type="float" office:value="235" calcext:value-type="float">
            <text:p>235</text:p>
          </table:table-cell>
          <table:table-cell table:formula="of:=MOD_SQRT([.N237];prime)" office:value-type="float" office:value="95" calcext:value-type="float">
            <text:p>95</text:p>
          </table:table-cell>
          <table:table-cell/>
          <table:table-cell table:formula="of:=[.P237]" office:value-type="float" office:value="235" calcext:value-type="float">
            <text:p>235</text:p>
          </table:table-cell>
          <table:table-cell table:formula="of:=MOD(prime-[.Q237];prime)/[.Q237]*[.Q237]" office:value-type="float" office:value="168" calcext:value-type="float">
            <text:p>16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8]^3+a*[.P238]+b;prime)" office:value-type="float" office:value="241" calcext:value-type="float">
            <text:p>241</text:p>
          </table:table-cell>
          <table:table-cell/>
          <table:table-cell table:formula="of:=IF([.P237]+1&lt;prime;[.P237]+1;NA())" office:value-type="float" office:value="236" calcext:value-type="float">
            <text:p>236</text:p>
          </table:table-cell>
          <table:table-cell table:formula="of:=MOD_SQRT([.N238];prime)" office:value-type="string" office:string-value="#VALUE!" calcext:value-type="string">
            <text:p>#VALUE!</text:p>
          </table:table-cell>
          <table:table-cell/>
          <table:table-cell table:formula="of:=[.P238]" office:value-type="float" office:value="236" calcext:value-type="float">
            <text:p>236</text:p>
          </table:table-cell>
          <table:table-cell table:formula="of:=MOD(prime-[.Q238];prime)/[.Q238]*[.Q23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9]^3+a*[.P239]+b;prime)" office:value-type="float" office:value="237" calcext:value-type="float">
            <text:p>237</text:p>
          </table:table-cell>
          <table:table-cell/>
          <table:table-cell table:formula="of:=IF([.P238]+1&lt;prime;[.P238]+1;NA())" office:value-type="float" office:value="237" calcext:value-type="float">
            <text:p>237</text:p>
          </table:table-cell>
          <table:table-cell table:formula="of:=MOD_SQRT([.N239];prime)" office:value-type="string" office:string-value="#VALUE!" calcext:value-type="string">
            <text:p>#VALUE!</text:p>
          </table:table-cell>
          <table:table-cell/>
          <table:table-cell table:formula="of:=[.P239]" office:value-type="float" office:value="237" calcext:value-type="float">
            <text:p>237</text:p>
          </table:table-cell>
          <table:table-cell table:formula="of:=MOD(prime-[.Q239];prime)/[.Q239]*[.Q23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0]^3+a*[.P240]+b;prime)" office:value-type="float" office:value="77" calcext:value-type="float">
            <text:p>77</text:p>
          </table:table-cell>
          <table:table-cell/>
          <table:table-cell table:formula="of:=IF([.P239]+1&lt;prime;[.P239]+1;NA())" office:value-type="float" office:value="238" calcext:value-type="float">
            <text:p>238</text:p>
          </table:table-cell>
          <table:table-cell table:formula="of:=MOD_SQRT([.N240];prime)" office:value-type="string" office:string-value="#VALUE!" calcext:value-type="string">
            <text:p>#VALUE!</text:p>
          </table:table-cell>
          <table:table-cell/>
          <table:table-cell table:formula="of:=[.P240]" office:value-type="float" office:value="238" calcext:value-type="float">
            <text:p>238</text:p>
          </table:table-cell>
          <table:table-cell table:formula="of:=MOD(prime-[.Q240];prime)/[.Q240]*[.Q24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1]^3+a*[.P241]+b;prime)" office:value-type="float" office:value="30" calcext:value-type="float">
            <text:p>30</text:p>
          </table:table-cell>
          <table:table-cell/>
          <table:table-cell table:formula="of:=IF([.P240]+1&lt;prime;[.P240]+1;NA())" office:value-type="float" office:value="239" calcext:value-type="float">
            <text:p>239</text:p>
          </table:table-cell>
          <table:table-cell table:formula="of:=MOD_SQRT([.N241];prime)" office:value-type="string" office:string-value="#VALUE!" calcext:value-type="string">
            <text:p>#VALUE!</text:p>
          </table:table-cell>
          <table:table-cell/>
          <table:table-cell table:formula="of:=[.P241]" office:value-type="float" office:value="239" calcext:value-type="float">
            <text:p>239</text:p>
          </table:table-cell>
          <table:table-cell table:formula="of:=MOD(prime-[.Q241];prime)/[.Q241]*[.Q24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2]^3+a*[.P242]+b;prime)" office:value-type="float" office:value="102" calcext:value-type="float">
            <text:p>102</text:p>
          </table:table-cell>
          <table:table-cell/>
          <table:table-cell table:formula="of:=IF([.P241]+1&lt;prime;[.P241]+1;NA())" office:value-type="float" office:value="240" calcext:value-type="float">
            <text:p>240</text:p>
          </table:table-cell>
          <table:table-cell table:formula="of:=MOD_SQRT([.N242];prime)" office:value-type="float" office:value="75" calcext:value-type="float">
            <text:p>75</text:p>
          </table:table-cell>
          <table:table-cell/>
          <table:table-cell table:formula="of:=[.P242]" office:value-type="float" office:value="240" calcext:value-type="float">
            <text:p>240</text:p>
          </table:table-cell>
          <table:table-cell table:formula="of:=MOD(prime-[.Q242];prime)/[.Q242]*[.Q242]" office:value-type="float" office:value="188" calcext:value-type="float">
            <text:p>18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3]^3+a*[.P243]+b;prime)" office:value-type="float" office:value="36" calcext:value-type="float">
            <text:p>36</text:p>
          </table:table-cell>
          <table:table-cell/>
          <table:table-cell table:formula="of:=IF([.P242]+1&lt;prime;[.P242]+1;NA())" office:value-type="float" office:value="241" calcext:value-type="float">
            <text:p>241</text:p>
          </table:table-cell>
          <table:table-cell table:formula="of:=MOD_SQRT([.N243];prime)" office:value-type="float" office:value="257" calcext:value-type="float">
            <text:p>257</text:p>
          </table:table-cell>
          <table:table-cell/>
          <table:table-cell table:formula="of:=[.P243]" office:value-type="float" office:value="241" calcext:value-type="float">
            <text:p>241</text:p>
          </table:table-cell>
          <table:table-cell table:formula="of:=MOD(prime-[.Q243];prime)/[.Q243]*[.Q243]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4]^3+a*[.P244]+b;prime)" office:value-type="float" office:value="101" calcext:value-type="float">
            <text:p>101</text:p>
          </table:table-cell>
          <table:table-cell/>
          <table:table-cell table:formula="of:=IF([.P243]+1&lt;prime;[.P243]+1;NA())" office:value-type="float" office:value="242" calcext:value-type="float">
            <text:p>242</text:p>
          </table:table-cell>
          <table:table-cell table:formula="of:=MOD_SQRT([.N244];prime)" office:value-type="string" office:string-value="#VALUE!" calcext:value-type="string">
            <text:p>#VALUE!</text:p>
          </table:table-cell>
          <table:table-cell/>
          <table:table-cell table:formula="of:=[.P244]" office:value-type="float" office:value="242" calcext:value-type="float">
            <text:p>242</text:p>
          </table:table-cell>
          <table:table-cell table:formula="of:=MOD(prime-[.Q244];prime)/[.Q244]*[.Q24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5]^3+a*[.P245]+b;prime)" office:value-type="float" office:value="40" calcext:value-type="float">
            <text:p>40</text:p>
          </table:table-cell>
          <table:table-cell/>
          <table:table-cell table:formula="of:=IF([.P244]+1&lt;prime;[.P244]+1;NA())" office:value-type="float" office:value="243" calcext:value-type="float">
            <text:p>243</text:p>
          </table:table-cell>
          <table:table-cell table:formula="of:=MOD_SQRT([.N245];prime)" office:value-type="string" office:string-value="#VALUE!" calcext:value-type="string">
            <text:p>#VALUE!</text:p>
          </table:table-cell>
          <table:table-cell/>
          <table:table-cell table:formula="of:=[.P245]" office:value-type="float" office:value="243" calcext:value-type="float">
            <text:p>243</text:p>
          </table:table-cell>
          <table:table-cell table:formula="of:=MOD(prime-[.Q245];prime)/[.Q245]*[.Q2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6]^3+a*[.P246]+b;prime)" office:value-type="float" office:value="122" calcext:value-type="float">
            <text:p>122</text:p>
          </table:table-cell>
          <table:table-cell/>
          <table:table-cell table:formula="of:=IF([.P245]+1&lt;prime;[.P245]+1;NA())" office:value-type="float" office:value="244" calcext:value-type="float">
            <text:p>244</text:p>
          </table:table-cell>
          <table:table-cell table:formula="of:=MOD_SQRT([.N246];prime)" office:value-type="float" office:value="139" calcext:value-type="float">
            <text:p>139</text:p>
          </table:table-cell>
          <table:table-cell/>
          <table:table-cell table:formula="of:=[.P246]" office:value-type="float" office:value="244" calcext:value-type="float">
            <text:p>244</text:p>
          </table:table-cell>
          <table:table-cell table:formula="of:=MOD(prime-[.Q246];prime)/[.Q246]*[.Q246]" office:value-type="float" office:value="124" calcext:value-type="float">
            <text:p>1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7]^3+a*[.P247]+b;prime)" office:value-type="float" office:value="90" calcext:value-type="float">
            <text:p>90</text:p>
          </table:table-cell>
          <table:table-cell/>
          <table:table-cell table:formula="of:=IF([.P246]+1&lt;prime;[.P246]+1;NA())" office:value-type="float" office:value="245" calcext:value-type="float">
            <text:p>245</text:p>
          </table:table-cell>
          <table:table-cell table:formula="of:=MOD_SQRT([.N247];prime)" office:value-type="string" office:string-value="#VALUE!" calcext:value-type="string">
            <text:p>#VALUE!</text:p>
          </table:table-cell>
          <table:table-cell/>
          <table:table-cell table:formula="of:=[.P247]" office:value-type="float" office:value="245" calcext:value-type="float">
            <text:p>245</text:p>
          </table:table-cell>
          <table:table-cell table:formula="of:=MOD(prime-[.Q247];prime)/[.Q247]*[.Q24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8]^3+a*[.P248]+b;prime)" office:value-type="float" office:value="213" calcext:value-type="float">
            <text:p>213</text:p>
          </table:table-cell>
          <table:table-cell/>
          <table:table-cell table:formula="of:=IF([.P247]+1&lt;prime;[.P247]+1;NA())" office:value-type="float" office:value="246" calcext:value-type="float">
            <text:p>246</text:p>
          </table:table-cell>
          <table:table-cell table:formula="of:=MOD_SQRT([.N248];prime)" office:value-type="string" office:string-value="#VALUE!" calcext:value-type="string">
            <text:p>#VALUE!</text:p>
          </table:table-cell>
          <table:table-cell/>
          <table:table-cell table:formula="of:=[.P248]" office:value-type="float" office:value="246" calcext:value-type="float">
            <text:p>246</text:p>
          </table:table-cell>
          <table:table-cell table:formula="of:=MOD(prime-[.Q248];prime)/[.Q248]*[.Q24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9]^3+a*[.P249]+b;prime)" office:value-type="float" office:value="234" calcext:value-type="float">
            <text:p>234</text:p>
          </table:table-cell>
          <table:table-cell/>
          <table:table-cell table:formula="of:=IF([.P248]+1&lt;prime;[.P248]+1;NA())" office:value-type="float" office:value="247" calcext:value-type="float">
            <text:p>247</text:p>
          </table:table-cell>
          <table:table-cell table:formula="of:=MOD_SQRT([.N249];prime)" office:value-type="float" office:value="51" calcext:value-type="float">
            <text:p>51</text:p>
          </table:table-cell>
          <table:table-cell/>
          <table:table-cell table:formula="of:=[.P249]" office:value-type="float" office:value="247" calcext:value-type="float">
            <text:p>247</text:p>
          </table:table-cell>
          <table:table-cell table:formula="of:=MOD(prime-[.Q249];prime)/[.Q249]*[.Q249]" office:value-type="float" office:value="212" calcext:value-type="float">
            <text:p>21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0]^3+a*[.P250]+b;prime)" office:value-type="float" office:value="159" calcext:value-type="float">
            <text:p>159</text:p>
          </table:table-cell>
          <table:table-cell/>
          <table:table-cell table:formula="of:=IF([.P249]+1&lt;prime;[.P249]+1;NA())" office:value-type="float" office:value="248" calcext:value-type="float">
            <text:p>248</text:p>
          </table:table-cell>
          <table:table-cell table:formula="of:=MOD_SQRT([.N250];prime)" office:value-type="string" office:string-value="#VALUE!" calcext:value-type="string">
            <text:p>#VALUE!</text:p>
          </table:table-cell>
          <table:table-cell/>
          <table:table-cell table:formula="of:=[.P250]" office:value-type="float" office:value="248" calcext:value-type="float">
            <text:p>248</text:p>
          </table:table-cell>
          <table:table-cell table:formula="of:=MOD(prime-[.Q250];prime)/[.Q250]*[.Q25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1]^3+a*[.P251]+b;prime)" office:value-type="float" office:value="257" calcext:value-type="float">
            <text:p>257</text:p>
          </table:table-cell>
          <table:table-cell/>
          <table:table-cell table:formula="of:=IF([.P250]+1&lt;prime;[.P250]+1;NA())" office:value-type="float" office:value="249" calcext:value-type="float">
            <text:p>249</text:p>
          </table:table-cell>
          <table:table-cell table:formula="of:=MOD_SQRT([.N251];prime)" office:value-type="string" office:string-value="#VALUE!" calcext:value-type="string">
            <text:p>#VALUE!</text:p>
          </table:table-cell>
          <table:table-cell/>
          <table:table-cell table:formula="of:=[.P251]" office:value-type="float" office:value="249" calcext:value-type="float">
            <text:p>249</text:p>
          </table:table-cell>
          <table:table-cell table:formula="of:=MOD(prime-[.Q251];prime)/[.Q251]*[.Q25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2]^3+a*[.P252]+b;prime)" office:value-type="float" office:value="8" calcext:value-type="float">
            <text:p>8</text:p>
          </table:table-cell>
          <table:table-cell/>
          <table:table-cell table:formula="of:=IF([.P251]+1&lt;prime;[.P251]+1;NA())" office:value-type="float" office:value="250" calcext:value-type="float">
            <text:p>250</text:p>
          </table:table-cell>
          <table:table-cell table:formula="of:=MOD_SQRT([.N252];prime)" office:value-type="float" office:value="43" calcext:value-type="float">
            <text:p>43</text:p>
          </table:table-cell>
          <table:table-cell/>
          <table:table-cell table:formula="of:=[.P252]" office:value-type="float" office:value="250" calcext:value-type="float">
            <text:p>250</text:p>
          </table:table-cell>
          <table:table-cell table:formula="of:=MOD(prime-[.Q252];prime)/[.Q252]*[.Q252]" office:value-type="float" office:value="220" calcext:value-type="float">
            <text:p>2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3]^3+a*[.P253]+b;prime)" office:value-type="float" office:value="207" calcext:value-type="float">
            <text:p>207</text:p>
          </table:table-cell>
          <table:table-cell/>
          <table:table-cell table:formula="of:=IF([.P252]+1&lt;prime;[.P252]+1;NA())" office:value-type="float" office:value="251" calcext:value-type="float">
            <text:p>251</text:p>
          </table:table-cell>
          <table:table-cell table:formula="of:=MOD_SQRT([.N253];prime)" office:value-type="float" office:value="101" calcext:value-type="float">
            <text:p>101</text:p>
          </table:table-cell>
          <table:table-cell/>
          <table:table-cell table:formula="of:=[.P253]" office:value-type="float" office:value="251" calcext:value-type="float">
            <text:p>251</text:p>
          </table:table-cell>
          <table:table-cell table:formula="of:=MOD(prime-[.Q253];prime)/[.Q253]*[.Q253]" office:value-type="float" office:value="162" calcext:value-type="float">
            <text:p>16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4]^3+a*[.P254]+b;prime)" office:value-type="float" office:value="71" calcext:value-type="float">
            <text:p>71</text:p>
          </table:table-cell>
          <table:table-cell/>
          <table:table-cell table:formula="of:=IF([.P253]+1&lt;prime;[.P253]+1;NA())" office:value-type="float" office:value="252" calcext:value-type="float">
            <text:p>252</text:p>
          </table:table-cell>
          <table:table-cell table:formula="of:=MOD_SQRT([.N254];prime)" office:value-type="string" office:string-value="#VALUE!" calcext:value-type="string">
            <text:p>#VALUE!</text:p>
          </table:table-cell>
          <table:table-cell/>
          <table:table-cell table:formula="of:=[.P254]" office:value-type="float" office:value="252" calcext:value-type="float">
            <text:p>252</text:p>
          </table:table-cell>
          <table:table-cell table:formula="of:=MOD(prime-[.Q254];prime)/[.Q254]*[.Q25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5]^3+a*[.P255]+b;prime)" office:value-type="float" office:value="132" calcext:value-type="float">
            <text:p>132</text:p>
          </table:table-cell>
          <table:table-cell/>
          <table:table-cell table:formula="of:=IF([.P254]+1&lt;prime;[.P254]+1;NA())" office:value-type="float" office:value="253" calcext:value-type="float">
            <text:p>253</text:p>
          </table:table-cell>
          <table:table-cell table:formula="of:=MOD_SQRT([.N255];prime)" office:value-type="float" office:value="55" calcext:value-type="float">
            <text:p>55</text:p>
          </table:table-cell>
          <table:table-cell/>
          <table:table-cell table:formula="of:=[.P255]" office:value-type="float" office:value="253" calcext:value-type="float">
            <text:p>253</text:p>
          </table:table-cell>
          <table:table-cell table:formula="of:=MOD(prime-[.Q255];prime)/[.Q255]*[.Q255]" office:value-type="float" office:value="208" calcext:value-type="float">
            <text:p>2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6]^3+a*[.P256]+b;prime)" office:value-type="float" office:value="133" calcext:value-type="float">
            <text:p>133</text:p>
          </table:table-cell>
          <table:table-cell/>
          <table:table-cell table:formula="of:=IF([.P255]+1&lt;prime;[.P255]+1;NA())" office:value-type="float" office:value="254" calcext:value-type="float">
            <text:p>254</text:p>
          </table:table-cell>
          <table:table-cell table:formula="of:=MOD_SQRT([.N256];prime)" office:value-type="float" office:value="213" calcext:value-type="float">
            <text:p>213</text:p>
          </table:table-cell>
          <table:table-cell/>
          <table:table-cell table:formula="of:=[.P256]" office:value-type="float" office:value="254" calcext:value-type="float">
            <text:p>254</text:p>
          </table:table-cell>
          <table:table-cell table:formula="of:=MOD(prime-[.Q256];prime)/[.Q256]*[.Q256]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7]^3+a*[.P257]+b;prime)" office:value-type="float" office:value="80" calcext:value-type="float">
            <text:p>80</text:p>
          </table:table-cell>
          <table:table-cell/>
          <table:table-cell table:formula="of:=IF([.P256]+1&lt;prime;[.P256]+1;NA())" office:value-type="float" office:value="255" calcext:value-type="float">
            <text:p>255</text:p>
          </table:table-cell>
          <table:table-cell table:formula="of:=MOD_SQRT([.N257];prime)" office:value-type="string" office:string-value="#VALUE!" calcext:value-type="string">
            <text:p>#VALUE!</text:p>
          </table:table-cell>
          <table:table-cell/>
          <table:table-cell table:formula="of:=[.P257]" office:value-type="float" office:value="255" calcext:value-type="float">
            <text:p>255</text:p>
          </table:table-cell>
          <table:table-cell table:formula="of:=MOD(prime-[.Q257];prime)/[.Q257]*[.Q25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8]^3+a*[.P258]+b;prime)" office:value-type="float" office:value="242" calcext:value-type="float">
            <text:p>242</text:p>
          </table:table-cell>
          <table:table-cell/>
          <table:table-cell table:formula="of:=IF([.P257]+1&lt;prime;[.P257]+1;NA())" office:value-type="float" office:value="256" calcext:value-type="float">
            <text:p>256</text:p>
          </table:table-cell>
          <table:table-cell table:formula="of:=MOD_SQRT([.N258];prime)" office:value-type="float" office:value="105" calcext:value-type="float">
            <text:p>105</text:p>
          </table:table-cell>
          <table:table-cell/>
          <table:table-cell table:formula="of:=[.P258]" office:value-type="float" office:value="256" calcext:value-type="float">
            <text:p>256</text:p>
          </table:table-cell>
          <table:table-cell table:formula="of:=MOD(prime-[.Q258];prime)/[.Q258]*[.Q258]" office:value-type="float" office:value="158" calcext:value-type="float">
            <text:p>15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9]^3+a*[.P259]+b;prime)" office:value-type="float" office:value="99" calcext:value-type="float">
            <text:p>99</text:p>
          </table:table-cell>
          <table:table-cell/>
          <table:table-cell table:formula="of:=IF([.P258]+1&lt;prime;[.P258]+1;NA())" office:value-type="float" office:value="257" calcext:value-type="float">
            <text:p>257</text:p>
          </table:table-cell>
          <table:table-cell table:formula="of:=MOD_SQRT([.N259];prime)" office:value-type="float" office:value="25" calcext:value-type="float">
            <text:p>25</text:p>
          </table:table-cell>
          <table:table-cell/>
          <table:table-cell table:formula="of:=[.P259]" office:value-type="float" office:value="257" calcext:value-type="float">
            <text:p>257</text:p>
          </table:table-cell>
          <table:table-cell table:formula="of:=MOD(prime-[.Q259];prime)/[.Q259]*[.Q259]" office:value-type="float" office:value="238" calcext:value-type="float">
            <text:p>2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0]^3+a*[.P260]+b;prime)" office:value-type="float" office:value="183" calcext:value-type="float">
            <text:p>183</text:p>
          </table:table-cell>
          <table:table-cell/>
          <table:table-cell table:formula="of:=IF([.P259]+1&lt;prime;[.P259]+1;NA())" office:value-type="float" office:value="258" calcext:value-type="float">
            <text:p>258</text:p>
          </table:table-cell>
          <table:table-cell table:formula="of:=MOD_SQRT([.N260];prime)" office:value-type="float" office:value="151" calcext:value-type="float">
            <text:p>151</text:p>
          </table:table-cell>
          <table:table-cell/>
          <table:table-cell table:formula="of:=[.P260]" office:value-type="float" office:value="258" calcext:value-type="float">
            <text:p>258</text:p>
          </table:table-cell>
          <table:table-cell table:formula="of:=MOD(prime-[.Q260];prime)/[.Q260]*[.Q260]" office:value-type="float" office:value="112" calcext:value-type="float">
            <text:p>11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1]^3+a*[.P261]+b;prime)" office:value-type="float" office:value="237" calcext:value-type="float">
            <text:p>237</text:p>
          </table:table-cell>
          <table:table-cell/>
          <table:table-cell table:formula="of:=IF([.P260]+1&lt;prime;[.P260]+1;NA())" office:value-type="float" office:value="259" calcext:value-type="float">
            <text:p>259</text:p>
          </table:table-cell>
          <table:table-cell table:formula="of:=MOD_SQRT([.N261];prime)" office:value-type="string" office:string-value="#VALUE!" calcext:value-type="string">
            <text:p>#VALUE!</text:p>
          </table:table-cell>
          <table:table-cell/>
          <table:table-cell table:formula="of:=[.P261]" office:value-type="float" office:value="259" calcext:value-type="float">
            <text:p>259</text:p>
          </table:table-cell>
          <table:table-cell table:formula="of:=MOD(prime-[.Q261];prime)/[.Q261]*[.Q26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2]^3+a*[.P262]+b;prime)" office:value-type="float" office:value="4" calcext:value-type="float">
            <text:p>4</text:p>
          </table:table-cell>
          <table:table-cell/>
          <table:table-cell table:formula="of:=IF([.P261]+1&lt;prime;[.P261]+1;NA())" office:value-type="float" office:value="260" calcext:value-type="float">
            <text:p>260</text:p>
          </table:table-cell>
          <table:table-cell table:formula="of:=MOD_SQRT([.N262];prime)" office:value-type="float" office:value="261" calcext:value-type="float">
            <text:p>261</text:p>
          </table:table-cell>
          <table:table-cell/>
          <table:table-cell table:formula="of:=[.P262]" office:value-type="float" office:value="260" calcext:value-type="float">
            <text:p>260</text:p>
          </table:table-cell>
          <table:table-cell table:formula="of:=MOD(prime-[.Q262];prime)/[.Q262]*[.Q262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3]^3+a*[.P263]+b;prime)" office:value-type="float" office:value="16" calcext:value-type="float">
            <text:p>16</text:p>
          </table:table-cell>
          <table:table-cell/>
          <table:table-cell table:formula="of:=IF([.P262]+1&lt;prime;[.P262]+1;NA())" office:value-type="float" office:value="261" calcext:value-type="float">
            <text:p>261</text:p>
          </table:table-cell>
          <table:table-cell table:formula="of:=MOD_SQRT([.N263];prime)" office:value-type="float" office:value="259" calcext:value-type="float">
            <text:p>259</text:p>
          </table:table-cell>
          <table:table-cell/>
          <table:table-cell table:formula="of:=[.P263]" office:value-type="float" office:value="261" calcext:value-type="float">
            <text:p>261</text:p>
          </table:table-cell>
          <table:table-cell table:formula="of:=MOD(prime-[.Q263];prime)/[.Q263]*[.Q263]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4]^3+a*[.P264]+b;prime)" office:value-type="float" office:value="16" calcext:value-type="float">
            <text:p>16</text:p>
          </table:table-cell>
          <table:table-cell/>
          <table:table-cell table:formula="of:=IF([.P263]+1&lt;prime;[.P263]+1;NA())" office:value-type="float" office:value="262" calcext:value-type="float">
            <text:p>262</text:p>
          </table:table-cell>
          <table:table-cell table:formula="of:=MOD_SQRT([.N264];prime)" office:value-type="float" office:value="259" calcext:value-type="float">
            <text:p>259</text:p>
          </table:table-cell>
          <table:table-cell/>
          <table:table-cell table:formula="of:=[.P264]" office:value-type="float" office:value="262" calcext:value-type="float">
            <text:p>262</text:p>
          </table:table-cell>
          <table:table-cell table:formula="of:=MOD(prime-[.Q264];prime)/[.Q264]*[.Q264]" office:value-type="float" office:value="4" calcext:value-type="float">
            <text:p>4</text:p>
          </table:table-cell>
          <table:table-cell table:number-columns-repeated="100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7" table:default-cell-style-name="Default"/>
        <table:table-column table:style-name="co15" table:number-columns-repeated="2" table:default-cell-style-name="Default"/>
        <table:table-column table:style-name="co4" table:number-columns-repeated="8" table:default-cell-style-name="Default"/>
        <table:table-column table:style-name="co16" table:visibility="collapse" table:number-columns-repeated="12" table:default-cell-style-name="Default"/>
        <table:table-column table:style-name="co17" table:number-columns-repeated="8" table:default-cell-style-name="Default"/>
        <table:table-column table:style-name="co4" table:number-columns-repeated="993" table:default-cell-style-name="Default"/>
        <table:table-row table:style-name="ro1">
          <table:table-cell table:style-name="ce3" office:value-type="string" calcext:value-type="string">
            <text:p>Gx</text:p>
          </table:table-cell>
          <table:table-cell table:style-name="ce3"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06pt" svg:height="208.97pt" svg:x="1.73pt" svg:y="0pt">
              <draw:object draw:notify-on-update-of-ranges="'Finite Fied'.Y1:'Finite Fied'.Y270 'Finite Fied'.X1:'Finite Fied'.X27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5" table:formula="of:=Gx" office:value-type="float" office:value="251" calcext:value-type="float">
            <text:p>251</text:p>
          </table:table-cell>
          <table:table-cell table:style-name="ce8" table:formula="of:=Gy" office:value-type="float" office:value="101" calcext:value-type="float">
            <text:p>101</text:p>
          </table:table-cell>
          <table:table-cell table:style-name="ce11" table:formula="of:=MOD([.X1]^3+a*[.X1]+b;prime)" office:value-type="float" office:value="207" calcext:value-type="float">
            <text:p>207</text:p>
          </table:table-cell>
          <table:table-cell table:style-name="ce12" table:formula="of:=MOD([.Y1]*[.Y1];prime)" office:value-type="float" office:value="207" calcext:value-type="float">
            <text:p>207</text:p>
          </table:table-cell>
          <table:table-cell table:style-name="ce5" table:formula="of:=(3*[.X1]*[.X1]+a)" office:value-type="float" office:value="188996" calcext:value-type="float">
            <text:p>188996</text:p>
          </table:table-cell>
          <table:table-cell table:style-name="ce13" table:formula="of:=2*[.Y1]" office:value-type="float" office:value="202" calcext:value-type="float">
            <text:p>202</text:p>
          </table:table-cell>
          <table:table-cell table:style-name="ce15" table:formula="of:=MOD_INV([.AC1];prime)" office:value-type="float" office:value="194" calcext:value-type="float">
            <text:p>194</text:p>
          </table:table-cell>
          <table:table-cell table:style-name="ce12" table:formula="of:=MOD([.AB1]*[.AD1];prime)" office:value-type="float" office:value="131" calcext:value-type="float">
            <text:p>131</text:p>
          </table:table-cell>
          <table:table-cell table:number-columns-repeated="99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6" table:formula="of:=MOD([.AE1]*[.AE1]-[.X1]-[.$X$1];prime)" office:value-type="float" office:value="90" calcext:value-type="float">
            <text:p>90</text:p>
          </table:table-cell>
          <table:table-cell table:style-name="ce9" table:formula="of:=MOD([.AE1]*([.$X$1]-[.X2])-[.$Y$1];prime)" office:value-type="float" office:value="213" calcext:value-type="float">
            <text:p>213</text:p>
          </table:table-cell>
          <table:table-cell table:style-name="ce6" table:formula="of:=MOD([.X2]^3+a*[.X2]+b;prime)" office:value-type="float" office:value="133" calcext:value-type="float">
            <text:p>133</text:p>
          </table:table-cell>
          <table:table-cell table:style-name="ce9" table:formula="of:=MOD([.Y2]*[.Y2];prime)" office:value-type="float" office:value="133" calcext:value-type="float">
            <text:p>133</text:p>
          </table:table-cell>
          <table:table-cell table:style-name="ce6" table:formula="of:=([.$Y$1]-[.Y2])" office:value-type="float" office:value="-112" calcext:value-type="float">
            <text:p>-112</text:p>
          </table:table-cell>
          <table:table-cell table:style-name="ce14" table:formula="of:=([.$X$1]-[.X2])" office:value-type="float" office:value="161" calcext:value-type="float">
            <text:p>161</text:p>
          </table:table-cell>
          <table:table-cell table:style-name="ce14" table:formula="of:=MOD_INV([.AC2];prime)" office:value-type="float" office:value="214" calcext:value-type="float">
            <text:p>214</text:p>
          </table:table-cell>
          <table:table-cell table:style-name="ce9" table:formula="of:=MOD([.AB2]*[.AD2];prime)" office:value-type="float" office:value="228" calcext:value-type="float">
            <text:p>2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6" table:formula="of:=MOD([.AE2]*[.AE2]-[.X2]-[.$X$1];prime)" office:value-type="float" office:value="95" calcext:value-type="float">
            <text:p>95</text:p>
          </table:table-cell>
          <table:table-cell table:style-name="ce9" table:formula="of:=MOD([.AE2]*([.$X$1]-[.X3])-[.$Y$1];prime)" office:value-type="float" office:value="225" calcext:value-type="float">
            <text:p>225</text:p>
          </table:table-cell>
          <table:table-cell table:style-name="ce6" table:formula="of:=MOD([.X3]^3+a*[.X3]+b;prime)" office:value-type="float" office:value="129" calcext:value-type="float">
            <text:p>129</text:p>
          </table:table-cell>
          <table:table-cell table:style-name="ce9" table:formula="of:=MOD([.Y3]*[.Y3];prime)" office:value-type="float" office:value="129" calcext:value-type="float">
            <text:p>129</text:p>
          </table:table-cell>
          <table:table-cell table:style-name="ce6" table:formula="of:=([.$Y$1]-[.Y3])" office:value-type="float" office:value="-124" calcext:value-type="float">
            <text:p>-124</text:p>
          </table:table-cell>
          <table:table-cell table:style-name="ce14" table:formula="of:=([.$X$1]-[.X3])" office:value-type="float" office:value="156" calcext:value-type="float">
            <text:p>156</text:p>
          </table:table-cell>
          <table:table-cell table:style-name="ce14" table:formula="of:=MOD_INV([.AC3];prime)" office:value-type="float" office:value="204" calcext:value-type="float">
            <text:p>204</text:p>
          </table:table-cell>
          <table:table-cell table:style-name="ce9" table:formula="of:=MOD([.AB3]*[.AD3];prime)" office:value-type="float" office:value="215" calcext:value-type="float">
            <text:p>2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6" table:formula="of:=MOD([.AE3]*[.AE3]-[.X3]-[.$X$1];prime)" office:value-type="float" office:value="117" calcext:value-type="float">
            <text:p>117</text:p>
          </table:table-cell>
          <table:table-cell table:style-name="ce9" table:formula="of:=MOD([.AE3]*([.$X$1]-[.X4])-[.$Y$1];prime)" office:value-type="float" office:value="42" calcext:value-type="float">
            <text:p>42</text:p>
          </table:table-cell>
          <table:table-cell table:style-name="ce6" table:formula="of:=MOD([.X4]^3+a*[.X4]+b;prime)" office:value-type="float" office:value="186" calcext:value-type="float">
            <text:p>186</text:p>
          </table:table-cell>
          <table:table-cell table:style-name="ce9" table:formula="of:=MOD([.Y4]*[.Y4];prime)" office:value-type="float" office:value="186" calcext:value-type="float">
            <text:p>186</text:p>
          </table:table-cell>
          <table:table-cell table:style-name="ce6" table:formula="of:=([.$Y$1]-[.Y4])" office:value-type="float" office:value="59" calcext:value-type="float">
            <text:p>59</text:p>
          </table:table-cell>
          <table:table-cell table:style-name="ce14" table:formula="of:=([.$X$1]-[.X4])" office:value-type="float" office:value="134" calcext:value-type="float">
            <text:p>134</text:p>
          </table:table-cell>
          <table:table-cell table:style-name="ce14" table:formula="of:=MOD_INV([.AC4];prime)" office:value-type="float" office:value="53" calcext:value-type="float">
            <text:p>53</text:p>
          </table:table-cell>
          <table:table-cell table:style-name="ce9" table:formula="of:=MOD([.AB4]*[.AD4];prime)" office:value-type="float" office:value="234" calcext:value-type="float">
            <text:p>23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formula="of:=COUNT([.X1:.X300])+1" office:value-type="float" office:value="20" calcext:value-type="float">
            <text:p>2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6" table:formula="of:=MOD([.AE4]*[.AE4]-[.X4]-[.$X$1];prime)" office:value-type="float" office:value="210" calcext:value-type="float">
            <text:p>210</text:p>
          </table:table-cell>
          <table:table-cell table:style-name="ce9" table:formula="of:=MOD([.AE4]*([.$X$1]-[.X5])-[.$Y$1];prime)" office:value-type="float" office:value="25" calcext:value-type="float">
            <text:p>25</text:p>
          </table:table-cell>
          <table:table-cell table:style-name="ce6" table:formula="of:=MOD([.X5]^3+a*[.X5]+b;prime)" office:value-type="float" office:value="99" calcext:value-type="float">
            <text:p>99</text:p>
          </table:table-cell>
          <table:table-cell table:style-name="ce9" table:formula="of:=MOD([.Y5]*[.Y5];prime)" office:value-type="float" office:value="99" calcext:value-type="float">
            <text:p>99</text:p>
          </table:table-cell>
          <table:table-cell table:style-name="ce6" table:formula="of:=([.$Y$1]-[.Y5])" office:value-type="float" office:value="76" calcext:value-type="float">
            <text:p>76</text:p>
          </table:table-cell>
          <table:table-cell table:style-name="ce14" table:formula="of:=([.$X$1]-[.X5])" office:value-type="float" office:value="41" calcext:value-type="float">
            <text:p>41</text:p>
          </table:table-cell>
          <table:table-cell table:style-name="ce14" table:formula="of:=MOD_INV([.AC5];prime)" office:value-type="float" office:value="77" calcext:value-type="float">
            <text:p>77</text:p>
          </table:table-cell>
          <table:table-cell table:style-name="ce9" table:formula="of:=MOD([.AB5]*[.AD5];prime)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6" table:formula="of:=MOD([.AE5]*[.AE5]-[.X5]-[.$X$1];prime)" office:value-type="float" office:value="213" calcext:value-type="float">
            <text:p>213</text:p>
          </table:table-cell>
          <table:table-cell table:style-name="ce9" table:formula="of:=MOD([.AE5]*([.$X$1]-[.X6])-[.$Y$1];prime)" office:value-type="float" office:value="40" calcext:value-type="float">
            <text:p>40</text:p>
          </table:table-cell>
          <table:table-cell table:style-name="ce6" table:formula="of:=MOD([.X6]^3+a*[.X6]+b;prime)" office:value-type="float" office:value="22" calcext:value-type="float">
            <text:p>22</text:p>
          </table:table-cell>
          <table:table-cell table:style-name="ce9" table:formula="of:=MOD([.Y6]*[.Y6];prime)" office:value-type="float" office:value="22" calcext:value-type="float">
            <text:p>22</text:p>
          </table:table-cell>
          <table:table-cell table:style-name="ce6" table:formula="of:=([.$Y$1]-[.Y6])" office:value-type="float" office:value="61" calcext:value-type="float">
            <text:p>61</text:p>
          </table:table-cell>
          <table:table-cell table:style-name="ce14" table:formula="of:=([.$X$1]-[.X6])" office:value-type="float" office:value="38" calcext:value-type="float">
            <text:p>38</text:p>
          </table:table-cell>
          <table:table-cell table:style-name="ce14" table:formula="of:=MOD_INV([.AC6];prime)" office:value-type="float" office:value="90" calcext:value-type="float">
            <text:p>90</text:p>
          </table:table-cell>
          <table:table-cell table:style-name="ce9" table:formula="of:=MOD([.AB6]*[.AD6];prime)" office:value-type="float" office:value="230" calcext:value-type="float">
            <text:p>2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6" table:formula="of:=MOD([.AE6]*[.AE6]-[.X6]-[.$X$1];prime)" office:value-type="float" office:value="99" calcext:value-type="float">
            <text:p>99</text:p>
          </table:table-cell>
          <table:table-cell table:style-name="ce9" table:formula="of:=MOD([.AE6]*([.$X$1]-[.X7])-[.$Y$1];prime)" office:value-type="float" office:value="143" calcext:value-type="float">
            <text:p>143</text:p>
          </table:table-cell>
          <table:table-cell table:style-name="ce6" table:formula="of:=MOD([.X7]^3+a*[.X7]+b;prime)" office:value-type="float" office:value="198" calcext:value-type="float">
            <text:p>198</text:p>
          </table:table-cell>
          <table:table-cell table:style-name="ce9" table:formula="of:=MOD([.Y7]*[.Y7];prime)" office:value-type="float" office:value="198" calcext:value-type="float">
            <text:p>198</text:p>
          </table:table-cell>
          <table:table-cell table:style-name="ce6" table:formula="of:=([.$Y$1]-[.Y7])" office:value-type="float" office:value="-42" calcext:value-type="float">
            <text:p>-42</text:p>
          </table:table-cell>
          <table:table-cell table:style-name="ce14" table:formula="of:=([.$X$1]-[.X7])" office:value-type="float" office:value="152" calcext:value-type="float">
            <text:p>152</text:p>
          </table:table-cell>
          <table:table-cell table:style-name="ce14" table:formula="of:=MOD_INV([.AC7];prime)" office:value-type="float" office:value="154" calcext:value-type="float">
            <text:p>154</text:p>
          </table:table-cell>
          <table:table-cell table:style-name="ce9" table:formula="of:=MOD([.AB7]*[.AD7];prime)" office:value-type="float" office:value="107" calcext:value-type="float">
            <text:p>10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6" table:formula="of:=MOD([.AE7]*[.AE7]-[.X7]-[.$X$1];prime)" office:value-type="float" office:value="53" calcext:value-type="float">
            <text:p>53</text:p>
          </table:table-cell>
          <table:table-cell table:style-name="ce9" table:formula="of:=MOD([.AE7]*([.$X$1]-[.X8])-[.$Y$1];prime)" office:value-type="float" office:value="45" calcext:value-type="float">
            <text:p>45</text:p>
          </table:table-cell>
          <table:table-cell table:style-name="ce6" table:formula="of:=MOD([.X8]^3+a*[.X8]+b;prime)" office:value-type="float" office:value="184" calcext:value-type="float">
            <text:p>184</text:p>
          </table:table-cell>
          <table:table-cell table:style-name="ce9" table:formula="of:=MOD([.Y8]*[.Y8];prime)" office:value-type="float" office:value="184" calcext:value-type="float">
            <text:p>184</text:p>
          </table:table-cell>
          <table:table-cell table:style-name="ce6" table:formula="of:=([.$Y$1]-[.Y8])" office:value-type="float" office:value="56" calcext:value-type="float">
            <text:p>56</text:p>
          </table:table-cell>
          <table:table-cell table:style-name="ce14" table:formula="of:=([.$X$1]-[.X8])" office:value-type="float" office:value="198" calcext:value-type="float">
            <text:p>198</text:p>
          </table:table-cell>
          <table:table-cell table:style-name="ce14" table:formula="of:=MOD_INV([.AC8];prime)" office:value-type="float" office:value="89" calcext:value-type="float">
            <text:p>89</text:p>
          </table:table-cell>
          <table:table-cell table:style-name="ce9" table:formula="of:=MOD([.AB8]*[.AD8];prime)" office:value-type="float" office:value="250" calcext:value-type="float">
            <text:p>25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6" table:formula="of:=MOD([.AE8]*[.AE8]-[.X8]-[.$X$1];prime)" office:value-type="float" office:value="128" calcext:value-type="float">
            <text:p>128</text:p>
          </table:table-cell>
          <table:table-cell table:style-name="ce9" table:formula="of:=MOD([.AE8]*([.$X$1]-[.X9])-[.$Y$1];prime)" office:value-type="float" office:value="141" calcext:value-type="float">
            <text:p>141</text:p>
          </table:table-cell>
          <table:table-cell table:style-name="ce6" table:formula="of:=MOD([.X9]^3+a*[.X9]+b;prime)" office:value-type="float" office:value="156" calcext:value-type="float">
            <text:p>156</text:p>
          </table:table-cell>
          <table:table-cell table:style-name="ce9" table:formula="of:=MOD([.Y9]*[.Y9];prime)" office:value-type="float" office:value="156" calcext:value-type="float">
            <text:p>156</text:p>
          </table:table-cell>
          <table:table-cell table:style-name="ce6" table:formula="of:=([.$Y$1]-[.Y9])" office:value-type="float" office:value="-40" calcext:value-type="float">
            <text:p>-40</text:p>
          </table:table-cell>
          <table:table-cell table:style-name="ce14" table:formula="of:=([.$X$1]-[.X9])" office:value-type="float" office:value="123" calcext:value-type="float">
            <text:p>123</text:p>
          </table:table-cell>
          <table:table-cell table:style-name="ce14" table:formula="of:=MOD_INV([.AC9];prime)" office:value-type="float" office:value="201" calcext:value-type="float">
            <text:p>201</text:p>
          </table:table-cell>
          <table:table-cell table:style-name="ce9" table:formula="of:=MOD([.AB9]*[.AD9];prime)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6" table:formula="of:=MOD([.AE9]*[.AE9]-[.X9]-[.$X$1];prime)" office:value-type="float" office:value="29" calcext:value-type="float">
            <text:p>29</text:p>
          </table:table-cell>
          <table:table-cell table:style-name="ce9" table:formula="of:=MOD([.AE9]*([.$X$1]-[.X10])-[.$Y$1];prime)" office:value-type="float" office:value="0" calcext:value-type="float">
            <text:p>0</text:p>
          </table:table-cell>
          <table:table-cell table:style-name="ce6" table:formula="of:=MOD([.X10]^3+a*[.X10]+b;prime)" office:value-type="float" office:value="0" calcext:value-type="float">
            <text:p>0</text:p>
          </table:table-cell>
          <table:table-cell table:style-name="ce9" table:formula="of:=MOD([.Y10]*[.Y10];prime)" office:value-type="float" office:value="0" calcext:value-type="float">
            <text:p>0</text:p>
          </table:table-cell>
          <table:table-cell table:style-name="ce6" table:formula="of:=([.$Y$1]-[.Y10])" office:value-type="float" office:value="101" calcext:value-type="float">
            <text:p>101</text:p>
          </table:table-cell>
          <table:table-cell table:style-name="ce14" table:formula="of:=([.$X$1]-[.X10])" office:value-type="float" office:value="222" calcext:value-type="float">
            <text:p>222</text:p>
          </table:table-cell>
          <table:table-cell table:style-name="ce14" table:formula="of:=MOD_INV([.AC10];prime)" office:value-type="float" office:value="186" calcext:value-type="float">
            <text:p>186</text:p>
          </table:table-cell>
          <table:table-cell table:style-name="ce9" table:formula="of:=MOD([.AB10]*[.AD10];prime)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6" table:formula="of:=MOD([.AE10]*[.AE10]-[.X10]-[.$X$1];prime)" office:value-type="float" office:value="128" calcext:value-type="float">
            <text:p>128</text:p>
          </table:table-cell>
          <table:table-cell table:style-name="ce9" table:formula="of:=MOD([.AE10]*([.$X$1]-[.X11])-[.$Y$1];prime)" office:value-type="float" office:value="122" calcext:value-type="float">
            <text:p>122</text:p>
          </table:table-cell>
          <table:table-cell table:style-name="ce6" table:formula="of:=MOD([.X11]^3+a*[.X11]+b;prime)" office:value-type="float" office:value="156" calcext:value-type="float">
            <text:p>156</text:p>
          </table:table-cell>
          <table:table-cell table:style-name="ce9" table:formula="of:=MOD([.Y11]*[.Y11];prime)" office:value-type="float" office:value="156" calcext:value-type="float">
            <text:p>156</text:p>
          </table:table-cell>
          <table:table-cell table:style-name="ce6" table:formula="of:=([.$Y$1]-[.Y11])" office:value-type="float" office:value="-21" calcext:value-type="float">
            <text:p>-21</text:p>
          </table:table-cell>
          <table:table-cell table:style-name="ce14" table:formula="of:=([.$X$1]-[.X11])" office:value-type="float" office:value="123" calcext:value-type="float">
            <text:p>123</text:p>
          </table:table-cell>
          <table:table-cell table:style-name="ce14" table:formula="of:=MOD_INV([.AC11];prime)" office:value-type="float" office:value="201" calcext:value-type="float">
            <text:p>201</text:p>
          </table:table-cell>
          <table:table-cell table:style-name="ce9" table:formula="of:=MOD([.AB11]*[.AD11];prime)" office:value-type="float" office:value="250" calcext:value-type="float">
            <text:p>25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6" table:formula="of:=MOD([.AE11]*[.AE11]-[.X11]-[.$X$1];prime)" office:value-type="float" office:value="53" calcext:value-type="float">
            <text:p>53</text:p>
          </table:table-cell>
          <table:table-cell table:style-name="ce9" table:formula="of:=MOD([.AE11]*([.$X$1]-[.X12])-[.$Y$1];prime)" office:value-type="float" office:value="218" calcext:value-type="float">
            <text:p>218</text:p>
          </table:table-cell>
          <table:table-cell table:style-name="ce6" table:formula="of:=MOD([.X12]^3+a*[.X12]+b;prime)" office:value-type="float" office:value="184" calcext:value-type="float">
            <text:p>184</text:p>
          </table:table-cell>
          <table:table-cell table:style-name="ce9" table:formula="of:=MOD([.Y12]*[.Y12];prime)" office:value-type="float" office:value="184" calcext:value-type="float">
            <text:p>184</text:p>
          </table:table-cell>
          <table:table-cell table:style-name="ce6" table:formula="of:=([.$Y$1]-[.Y12])" office:value-type="float" office:value="-117" calcext:value-type="float">
            <text:p>-117</text:p>
          </table:table-cell>
          <table:table-cell table:style-name="ce14" table:formula="of:=([.$X$1]-[.X12])" office:value-type="float" office:value="198" calcext:value-type="float">
            <text:p>198</text:p>
          </table:table-cell>
          <table:table-cell table:style-name="ce14" table:formula="of:=MOD_INV([.AC12];prime)" office:value-type="float" office:value="89" calcext:value-type="float">
            <text:p>89</text:p>
          </table:table-cell>
          <table:table-cell table:style-name="ce9" table:formula="of:=MOD([.AB12]*[.AD12];prime)" office:value-type="float" office:value="107" calcext:value-type="float">
            <text:p>10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6" table:formula="of:=MOD([.AE12]*[.AE12]-[.X12]-[.$X$1];prime)" office:value-type="float" office:value="99" calcext:value-type="float">
            <text:p>99</text:p>
          </table:table-cell>
          <table:table-cell table:style-name="ce9" table:formula="of:=MOD([.AE12]*([.$X$1]-[.X13])-[.$Y$1];prime)" office:value-type="float" office:value="120" calcext:value-type="float">
            <text:p>120</text:p>
          </table:table-cell>
          <table:table-cell table:style-name="ce6" table:formula="of:=MOD([.X13]^3+a*[.X13]+b;prime)" office:value-type="float" office:value="198" calcext:value-type="float">
            <text:p>198</text:p>
          </table:table-cell>
          <table:table-cell table:style-name="ce9" table:formula="of:=MOD([.Y13]*[.Y13];prime)" office:value-type="float" office:value="198" calcext:value-type="float">
            <text:p>198</text:p>
          </table:table-cell>
          <table:table-cell table:style-name="ce6" table:formula="of:=([.$Y$1]-[.Y13])" office:value-type="float" office:value="-19" calcext:value-type="float">
            <text:p>-19</text:p>
          </table:table-cell>
          <table:table-cell table:style-name="ce14" table:formula="of:=([.$X$1]-[.X13])" office:value-type="float" office:value="152" calcext:value-type="float">
            <text:p>152</text:p>
          </table:table-cell>
          <table:table-cell table:style-name="ce14" table:formula="of:=MOD_INV([.AC13];prime)" office:value-type="float" office:value="154" calcext:value-type="float">
            <text:p>154</text:p>
          </table:table-cell>
          <table:table-cell table:style-name="ce9" table:formula="of:=MOD([.AB13]*[.AD13];prime)" office:value-type="float" office:value="230" calcext:value-type="float">
            <text:p>2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6" table:formula="of:=MOD([.AE13]*[.AE13]-[.X13]-[.$X$1];prime)" office:value-type="float" office:value="213" calcext:value-type="float">
            <text:p>213</text:p>
          </table:table-cell>
          <table:table-cell table:style-name="ce9" table:formula="of:=MOD([.AE13]*([.$X$1]-[.X14])-[.$Y$1];prime)" office:value-type="float" office:value="223" calcext:value-type="float">
            <text:p>223</text:p>
          </table:table-cell>
          <table:table-cell table:style-name="ce6" table:formula="of:=MOD([.X14]^3+a*[.X14]+b;prime)" office:value-type="float" office:value="22" calcext:value-type="float">
            <text:p>22</text:p>
          </table:table-cell>
          <table:table-cell table:style-name="ce9" table:formula="of:=MOD([.Y14]*[.Y14];prime)" office:value-type="float" office:value="22" calcext:value-type="float">
            <text:p>22</text:p>
          </table:table-cell>
          <table:table-cell table:style-name="ce6" table:formula="of:=([.$Y$1]-[.Y14])" office:value-type="float" office:value="-122" calcext:value-type="float">
            <text:p>-122</text:p>
          </table:table-cell>
          <table:table-cell table:style-name="ce14" table:formula="of:=([.$X$1]-[.X14])" office:value-type="float" office:value="38" calcext:value-type="float">
            <text:p>38</text:p>
          </table:table-cell>
          <table:table-cell table:style-name="ce14" table:formula="of:=MOD_INV([.AC14];prime)" office:value-type="float" office:value="90" calcext:value-type="float">
            <text:p>90</text:p>
          </table:table-cell>
          <table:table-cell table:style-name="ce9" table:formula="of:=MOD([.AB14]*[.AD14];prime)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6" table:formula="of:=MOD([.AE14]*[.AE14]-[.X14]-[.$X$1];prime)" office:value-type="float" office:value="210" calcext:value-type="float">
            <text:p>210</text:p>
          </table:table-cell>
          <table:table-cell table:style-name="ce9" table:formula="of:=MOD([.AE14]*([.$X$1]-[.X15])-[.$Y$1];prime)" office:value-type="float" office:value="238" calcext:value-type="float">
            <text:p>238</text:p>
          </table:table-cell>
          <table:table-cell table:style-name="ce6" table:formula="of:=MOD([.X15]^3+a*[.X15]+b;prime)" office:value-type="float" office:value="99" calcext:value-type="float">
            <text:p>99</text:p>
          </table:table-cell>
          <table:table-cell table:style-name="ce9" table:formula="of:=MOD([.Y15]*[.Y15];prime)" office:value-type="float" office:value="99" calcext:value-type="float">
            <text:p>99</text:p>
          </table:table-cell>
          <table:table-cell table:style-name="ce6" table:formula="of:=([.$Y$1]-[.Y15])" office:value-type="float" office:value="-137" calcext:value-type="float">
            <text:p>-137</text:p>
          </table:table-cell>
          <table:table-cell table:style-name="ce14" table:formula="of:=([.$X$1]-[.X15])" office:value-type="float" office:value="41" calcext:value-type="float">
            <text:p>41</text:p>
          </table:table-cell>
          <table:table-cell table:style-name="ce14" table:formula="of:=MOD_INV([.AC15];prime)" office:value-type="float" office:value="77" calcext:value-type="float">
            <text:p>77</text:p>
          </table:table-cell>
          <table:table-cell table:style-name="ce9" table:formula="of:=MOD([.AB15]*[.AD15];prime)" office:value-type="float" office:value="234" calcext:value-type="float">
            <text:p>234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06pt" svg:height="208.77pt" svg:x="0.23pt" svg:y="0.23pt">
              <draw:object draw:notify-on-update-of-ranges="'Finite Fied'.Y1:'Finite Fied'.Y19 'Finite Fied'.X1:'Finite Fied'.X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6" table:formula="of:=MOD([.AE15]*[.AE15]-[.X15]-[.$X$1];prime)" office:value-type="float" office:value="117" calcext:value-type="float">
            <text:p>117</text:p>
          </table:table-cell>
          <table:table-cell table:style-name="ce9" table:formula="of:=MOD([.AE15]*([.$X$1]-[.X16])-[.$Y$1];prime)" office:value-type="float" office:value="221" calcext:value-type="float">
            <text:p>221</text:p>
          </table:table-cell>
          <table:table-cell table:style-name="ce6" table:formula="of:=MOD([.X16]^3+a*[.X16]+b;prime)" office:value-type="float" office:value="186" calcext:value-type="float">
            <text:p>186</text:p>
          </table:table-cell>
          <table:table-cell table:style-name="ce9" table:formula="of:=MOD([.Y16]*[.Y16];prime)" office:value-type="float" office:value="186" calcext:value-type="float">
            <text:p>186</text:p>
          </table:table-cell>
          <table:table-cell table:style-name="ce6" table:formula="of:=([.$Y$1]-[.Y16])" office:value-type="float" office:value="-120" calcext:value-type="float">
            <text:p>-120</text:p>
          </table:table-cell>
          <table:table-cell table:style-name="ce14" table:formula="of:=([.$X$1]-[.X16])" office:value-type="float" office:value="134" calcext:value-type="float">
            <text:p>134</text:p>
          </table:table-cell>
          <table:table-cell table:style-name="ce14" table:formula="of:=MOD_INV([.AC16];prime)" office:value-type="float" office:value="53" calcext:value-type="float">
            <text:p>53</text:p>
          </table:table-cell>
          <table:table-cell table:style-name="ce9" table:formula="of:=MOD([.AB16]*[.AD16];prime)" office:value-type="float" office:value="215" calcext:value-type="float">
            <text:p>2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6" table:formula="of:=MOD([.AE16]*[.AE16]-[.X16]-[.$X$1];prime)" office:value-type="float" office:value="95" calcext:value-type="float">
            <text:p>95</text:p>
          </table:table-cell>
          <table:table-cell table:style-name="ce9" table:formula="of:=MOD([.AE16]*([.$X$1]-[.X17])-[.$Y$1];prime)" office:value-type="float" office:value="38" calcext:value-type="float">
            <text:p>38</text:p>
          </table:table-cell>
          <table:table-cell table:style-name="ce6" table:formula="of:=MOD([.X17]^3+a*[.X17]+b;prime)" office:value-type="float" office:value="129" calcext:value-type="float">
            <text:p>129</text:p>
          </table:table-cell>
          <table:table-cell table:style-name="ce9" table:formula="of:=MOD([.Y17]*[.Y17];prime)" office:value-type="float" office:value="129" calcext:value-type="float">
            <text:p>129</text:p>
          </table:table-cell>
          <table:table-cell table:style-name="ce6" table:formula="of:=([.$Y$1]-[.Y17])" office:value-type="float" office:value="63" calcext:value-type="float">
            <text:p>63</text:p>
          </table:table-cell>
          <table:table-cell table:style-name="ce14" table:formula="of:=([.$X$1]-[.X17])" office:value-type="float" office:value="156" calcext:value-type="float">
            <text:p>156</text:p>
          </table:table-cell>
          <table:table-cell table:style-name="ce14" table:formula="of:=MOD_INV([.AC17];prime)" office:value-type="float" office:value="204" calcext:value-type="float">
            <text:p>204</text:p>
          </table:table-cell>
          <table:table-cell table:style-name="ce9" table:formula="of:=MOD([.AB17]*[.AD17];prime)" office:value-type="float" office:value="228" calcext:value-type="float">
            <text:p>2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6" table:formula="of:=MOD([.AE17]*[.AE17]-[.X17]-[.$X$1];prime)" office:value-type="float" office:value="90" calcext:value-type="float">
            <text:p>90</text:p>
          </table:table-cell>
          <table:table-cell table:style-name="ce9" table:formula="of:=MOD([.AE17]*([.$X$1]-[.X18])-[.$Y$1];prime)" office:value-type="float" office:value="50" calcext:value-type="float">
            <text:p>50</text:p>
          </table:table-cell>
          <table:table-cell table:style-name="ce6" table:formula="of:=MOD([.X18]^3+a*[.X18]+b;prime)" office:value-type="float" office:value="133" calcext:value-type="float">
            <text:p>133</text:p>
          </table:table-cell>
          <table:table-cell table:style-name="ce9" table:formula="of:=MOD([.Y18]*[.Y18];prime)" office:value-type="float" office:value="133" calcext:value-type="float">
            <text:p>133</text:p>
          </table:table-cell>
          <table:table-cell table:style-name="ce6" table:formula="of:=([.$Y$1]-[.Y18])" office:value-type="float" office:value="51" calcext:value-type="float">
            <text:p>51</text:p>
          </table:table-cell>
          <table:table-cell table:style-name="ce14" table:formula="of:=([.$X$1]-[.X18])" office:value-type="float" office:value="161" calcext:value-type="float">
            <text:p>161</text:p>
          </table:table-cell>
          <table:table-cell table:style-name="ce14" table:formula="of:=MOD_INV([.AC18];prime)" office:value-type="float" office:value="214" calcext:value-type="float">
            <text:p>214</text:p>
          </table:table-cell>
          <table:table-cell table:style-name="ce9" table:formula="of:=MOD([.AB18]*[.AD18];prime)" office:value-type="float" office:value="131" calcext:value-type="float">
            <text:p>1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6" table:formula="of:=MOD([.AE18]*[.AE18]-[.X18]-[.$X$1];prime)" office:value-type="float" office:value="251" calcext:value-type="float">
            <text:p>251</text:p>
          </table:table-cell>
          <table:table-cell table:style-name="ce9" table:formula="of:=MOD([.AE18]*([.$X$1]-[.X19])-[.$Y$1];prime)" office:value-type="float" office:value="162" calcext:value-type="float">
            <text:p>162</text:p>
          </table:table-cell>
          <table:table-cell table:style-name="ce6" table:formula="of:=MOD([.X19]^3+a*[.X19]+b;prime)" office:value-type="float" office:value="207" calcext:value-type="float">
            <text:p>207</text:p>
          </table:table-cell>
          <table:table-cell table:style-name="ce9" table:formula="of:=MOD([.Y19]*[.Y19];prime)" office:value-type="float" office:value="207" calcext:value-type="float">
            <text:p>207</text:p>
          </table:table-cell>
          <table:table-cell table:style-name="ce6" table:formula="of:=([.$Y$1]-[.Y19])" office:value-type="float" office:value="-61" calcext:value-type="float">
            <text:p>-61</text:p>
          </table:table-cell>
          <table:table-cell table:style-name="ce14" table:formula="of:=([.$X$1]-[.X19])" office:value-type="float" office:value="0" calcext:value-type="float">
            <text:p>0</text:p>
          </table:table-cell>
          <table:table-cell table:style-name="ce14" table:formula="of:=MOD_INV([.AC19];prime)" office:value-type="string" office:string-value="#VALUE!" calcext:value-type="string">
            <text:p>#VALUE!</text:p>
          </table:table-cell>
          <table:table-cell table:style-name="ce9" table:formula="of:=MOD([.AB19]*[.AD1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6" table:formula="of:=MOD([.AE19]*[.AE19]-[.X19]-[.$X$1];prime)" office:value-type="string" office:string-value="" calcext:value-type="error">
            <text:p>#VALUE!</text:p>
          </table:table-cell>
          <table:table-cell table:style-name="ce9" table:formula="of:=MOD([.AE19]*([.$X$1]-[.X20])-[.$Y$1];prime)" office:value-type="string" office:string-value="" calcext:value-type="error">
            <text:p>#VALUE!</text:p>
          </table:table-cell>
          <table:table-cell table:style-name="ce6" table:formula="of:=MOD([.X20]^3+a*[.X20]+b;prime)" office:value-type="string" office:string-value="" calcext:value-type="error">
            <text:p>#VALUE!</text:p>
          </table:table-cell>
          <table:table-cell table:style-name="ce9" table:formula="of:=MOD([.Y20]*[.Y20];prime)" office:value-type="string" office:string-value="" calcext:value-type="error">
            <text:p>#VALUE!</text:p>
          </table:table-cell>
          <table:table-cell table:style-name="ce6" table:formula="of:=([.$Y$1]-[.Y20])" office:value-type="string" office:string-value="" calcext:value-type="error">
            <text:p>#VALUE!</text:p>
          </table:table-cell>
          <table:table-cell table:style-name="ce14" table:formula="of:=([.$X$1]-[.X20])" office:value-type="string" office:string-value="" calcext:value-type="error">
            <text:p>#VALUE!</text:p>
          </table:table-cell>
          <table:table-cell table:style-name="ce14" table:formula="of:=MOD_INV([.AC20];prime)" office:value-type="string" office:string-value="" calcext:value-type="error">
            <text:p>#VALUE!</text:p>
          </table:table-cell>
          <table:table-cell table:style-name="ce9" table:formula="of:=MOD([.AB20]*[.AD2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6" table:formula="of:=MOD([.AE20]*[.AE20]-[.X20]-[.$X$1];prime)" office:value-type="string" office:string-value="" calcext:value-type="error">
            <text:p>#VALUE!</text:p>
          </table:table-cell>
          <table:table-cell table:style-name="ce9" table:formula="of:=MOD([.AE20]*([.$X$1]-[.X21])-[.$Y$1];prime)" office:value-type="string" office:string-value="" calcext:value-type="error">
            <text:p>#VALUE!</text:p>
          </table:table-cell>
          <table:table-cell table:style-name="ce6" table:formula="of:=MOD([.X21]^3+a*[.X21]+b;prime)" office:value-type="string" office:string-value="" calcext:value-type="error">
            <text:p>#VALUE!</text:p>
          </table:table-cell>
          <table:table-cell table:style-name="ce9" table:formula="of:=MOD([.Y21]*[.Y21];prime)" office:value-type="string" office:string-value="" calcext:value-type="error">
            <text:p>#VALUE!</text:p>
          </table:table-cell>
          <table:table-cell table:style-name="ce6" table:formula="of:=([.$Y$1]-[.Y21])" office:value-type="string" office:string-value="" calcext:value-type="error">
            <text:p>#VALUE!</text:p>
          </table:table-cell>
          <table:table-cell table:style-name="ce14" table:formula="of:=([.$X$1]-[.X21])" office:value-type="string" office:string-value="" calcext:value-type="error">
            <text:p>#VALUE!</text:p>
          </table:table-cell>
          <table:table-cell table:style-name="ce14" table:formula="of:=MOD_INV([.AC21];prime)" office:value-type="string" office:string-value="" calcext:value-type="error">
            <text:p>#VALUE!</text:p>
          </table:table-cell>
          <table:table-cell table:style-name="ce9" table:formula="of:=MOD([.AB21]*[.AD2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6" table:formula="of:=MOD([.AE21]*[.AE21]-[.X21]-[.$X$1];prime)" office:value-type="string" office:string-value="" calcext:value-type="error">
            <text:p>#VALUE!</text:p>
          </table:table-cell>
          <table:table-cell table:style-name="ce9" table:formula="of:=MOD([.AE21]*([.$X$1]-[.X22])-[.$Y$1];prime)" office:value-type="string" office:string-value="" calcext:value-type="error">
            <text:p>#VALUE!</text:p>
          </table:table-cell>
          <table:table-cell table:style-name="ce6" table:formula="of:=MOD([.X22]^3+a*[.X22]+b;prime)" office:value-type="string" office:string-value="" calcext:value-type="error">
            <text:p>#VALUE!</text:p>
          </table:table-cell>
          <table:table-cell table:style-name="ce9" table:formula="of:=MOD([.Y22]*[.Y22];prime)" office:value-type="string" office:string-value="" calcext:value-type="error">
            <text:p>#VALUE!</text:p>
          </table:table-cell>
          <table:table-cell table:style-name="ce6" table:formula="of:=([.$Y$1]-[.Y22])" office:value-type="string" office:string-value="" calcext:value-type="error">
            <text:p>#VALUE!</text:p>
          </table:table-cell>
          <table:table-cell table:style-name="ce14" table:formula="of:=([.$X$1]-[.X22])" office:value-type="string" office:string-value="" calcext:value-type="error">
            <text:p>#VALUE!</text:p>
          </table:table-cell>
          <table:table-cell table:style-name="ce14" table:formula="of:=MOD_INV([.AC22];prime)" office:value-type="string" office:string-value="" calcext:value-type="error">
            <text:p>#VALUE!</text:p>
          </table:table-cell>
          <table:table-cell table:style-name="ce9" table:formula="of:=MOD([.AB22]*[.AD2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6" table:formula="of:=MOD([.AE22]*[.AE22]-[.X22]-[.$X$1];prime)" office:value-type="string" office:string-value="" calcext:value-type="error">
            <text:p>#VALUE!</text:p>
          </table:table-cell>
          <table:table-cell table:style-name="ce9" table:formula="of:=MOD([.AE22]*([.$X$1]-[.X23])-[.$Y$1];prime)" office:value-type="string" office:string-value="" calcext:value-type="error">
            <text:p>#VALUE!</text:p>
          </table:table-cell>
          <table:table-cell table:style-name="ce6" table:formula="of:=MOD([.X23]^3+a*[.X23]+b;prime)" office:value-type="string" office:string-value="" calcext:value-type="error">
            <text:p>#VALUE!</text:p>
          </table:table-cell>
          <table:table-cell table:style-name="ce9" table:formula="of:=MOD([.Y23]*[.Y23];prime)" office:value-type="string" office:string-value="" calcext:value-type="error">
            <text:p>#VALUE!</text:p>
          </table:table-cell>
          <table:table-cell table:style-name="ce6" table:formula="of:=([.$Y$1]-[.Y23])" office:value-type="string" office:string-value="" calcext:value-type="error">
            <text:p>#VALUE!</text:p>
          </table:table-cell>
          <table:table-cell table:style-name="ce14" table:formula="of:=([.$X$1]-[.X23])" office:value-type="string" office:string-value="" calcext:value-type="error">
            <text:p>#VALUE!</text:p>
          </table:table-cell>
          <table:table-cell table:style-name="ce14" table:formula="of:=MOD_INV([.AC23];prime)" office:value-type="string" office:string-value="" calcext:value-type="error">
            <text:p>#VALUE!</text:p>
          </table:table-cell>
          <table:table-cell table:style-name="ce9" table:formula="of:=MOD([.AB23]*[.AD2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6" table:formula="of:=MOD([.AE23]*[.AE23]-[.X23]-[.$X$1];prime)" office:value-type="string" office:string-value="" calcext:value-type="error">
            <text:p>#VALUE!</text:p>
          </table:table-cell>
          <table:table-cell table:style-name="ce9" table:formula="of:=MOD([.AE23]*([.$X$1]-[.X24])-[.$Y$1];prime)" office:value-type="string" office:string-value="" calcext:value-type="error">
            <text:p>#VALUE!</text:p>
          </table:table-cell>
          <table:table-cell table:style-name="ce6" table:formula="of:=MOD([.X24]^3+a*[.X24]+b;prime)" office:value-type="string" office:string-value="" calcext:value-type="error">
            <text:p>#VALUE!</text:p>
          </table:table-cell>
          <table:table-cell table:style-name="ce9" table:formula="of:=MOD([.Y24]*[.Y24];prime)" office:value-type="string" office:string-value="" calcext:value-type="error">
            <text:p>#VALUE!</text:p>
          </table:table-cell>
          <table:table-cell table:style-name="ce6" table:formula="of:=([.$Y$1]-[.Y24])" office:value-type="string" office:string-value="" calcext:value-type="error">
            <text:p>#VALUE!</text:p>
          </table:table-cell>
          <table:table-cell table:style-name="ce14" table:formula="of:=([.$X$1]-[.X24])" office:value-type="string" office:string-value="" calcext:value-type="error">
            <text:p>#VALUE!</text:p>
          </table:table-cell>
          <table:table-cell table:style-name="ce14" table:formula="of:=MOD_INV([.AC24];prime)" office:value-type="string" office:string-value="" calcext:value-type="error">
            <text:p>#VALUE!</text:p>
          </table:table-cell>
          <table:table-cell table:style-name="ce9" table:formula="of:=MOD([.AB24]*[.AD2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6" table:formula="of:=MOD([.AE24]*[.AE24]-[.X24]-[.$X$1];prime)" office:value-type="string" office:string-value="" calcext:value-type="error">
            <text:p>#VALUE!</text:p>
          </table:table-cell>
          <table:table-cell table:style-name="ce9" table:formula="of:=MOD([.AE24]*([.$X$1]-[.X25])-[.$Y$1];prime)" office:value-type="string" office:string-value="" calcext:value-type="error">
            <text:p>#VALUE!</text:p>
          </table:table-cell>
          <table:table-cell table:style-name="ce6" table:formula="of:=MOD([.X25]^3+a*[.X25]+b;prime)" office:value-type="string" office:string-value="" calcext:value-type="error">
            <text:p>#VALUE!</text:p>
          </table:table-cell>
          <table:table-cell table:style-name="ce9" table:formula="of:=MOD([.Y25]*[.Y25];prime)" office:value-type="string" office:string-value="" calcext:value-type="error">
            <text:p>#VALUE!</text:p>
          </table:table-cell>
          <table:table-cell table:style-name="ce6" table:formula="of:=([.$Y$1]-[.Y25])" office:value-type="string" office:string-value="" calcext:value-type="error">
            <text:p>#VALUE!</text:p>
          </table:table-cell>
          <table:table-cell table:style-name="ce14" table:formula="of:=([.$X$1]-[.X25])" office:value-type="string" office:string-value="" calcext:value-type="error">
            <text:p>#VALUE!</text:p>
          </table:table-cell>
          <table:table-cell table:style-name="ce14" table:formula="of:=MOD_INV([.AC25];prime)" office:value-type="string" office:string-value="" calcext:value-type="error">
            <text:p>#VALUE!</text:p>
          </table:table-cell>
          <table:table-cell table:style-name="ce9" table:formula="of:=MOD([.AB25]*[.AD2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6" table:formula="of:=MOD([.AE25]*[.AE25]-[.X25]-[.$X$1];prime)" office:value-type="string" office:string-value="" calcext:value-type="error">
            <text:p>#VALUE!</text:p>
          </table:table-cell>
          <table:table-cell table:style-name="ce9" table:formula="of:=MOD([.AE25]*([.$X$1]-[.X26])-[.$Y$1];prime)" office:value-type="string" office:string-value="" calcext:value-type="error">
            <text:p>#VALUE!</text:p>
          </table:table-cell>
          <table:table-cell table:style-name="ce6" table:formula="of:=MOD([.X26]^3+a*[.X26]+b;prime)" office:value-type="string" office:string-value="" calcext:value-type="error">
            <text:p>#VALUE!</text:p>
          </table:table-cell>
          <table:table-cell table:style-name="ce9" table:formula="of:=MOD([.Y26]*[.Y26];prime)" office:value-type="string" office:string-value="" calcext:value-type="error">
            <text:p>#VALUE!</text:p>
          </table:table-cell>
          <table:table-cell table:style-name="ce6" table:formula="of:=([.$Y$1]-[.Y26])" office:value-type="string" office:string-value="" calcext:value-type="error">
            <text:p>#VALUE!</text:p>
          </table:table-cell>
          <table:table-cell table:style-name="ce14" table:formula="of:=([.$X$1]-[.X26])" office:value-type="string" office:string-value="" calcext:value-type="error">
            <text:p>#VALUE!</text:p>
          </table:table-cell>
          <table:table-cell table:style-name="ce14" table:formula="of:=MOD_INV([.AC26];prime)" office:value-type="string" office:string-value="" calcext:value-type="error">
            <text:p>#VALUE!</text:p>
          </table:table-cell>
          <table:table-cell table:style-name="ce9" table:formula="of:=MOD([.AB26]*[.AD2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6" table:formula="of:=MOD([.AE26]*[.AE26]-[.X26]-[.$X$1];prime)" office:value-type="string" office:string-value="" calcext:value-type="error">
            <text:p>#VALUE!</text:p>
          </table:table-cell>
          <table:table-cell table:style-name="ce9" table:formula="of:=MOD([.AE26]*([.$X$1]-[.X27])-[.$Y$1];prime)" office:value-type="string" office:string-value="" calcext:value-type="error">
            <text:p>#VALUE!</text:p>
          </table:table-cell>
          <table:table-cell table:style-name="ce6" table:formula="of:=MOD([.X27]^3+a*[.X27]+b;prime)" office:value-type="string" office:string-value="" calcext:value-type="error">
            <text:p>#VALUE!</text:p>
          </table:table-cell>
          <table:table-cell table:style-name="ce9" table:formula="of:=MOD([.Y27]*[.Y27];prime)" office:value-type="string" office:string-value="" calcext:value-type="error">
            <text:p>#VALUE!</text:p>
          </table:table-cell>
          <table:table-cell table:style-name="ce6" table:formula="of:=([.$Y$1]-[.Y27])" office:value-type="string" office:string-value="" calcext:value-type="error">
            <text:p>#VALUE!</text:p>
          </table:table-cell>
          <table:table-cell table:style-name="ce14" table:formula="of:=([.$X$1]-[.X27])" office:value-type="string" office:string-value="" calcext:value-type="error">
            <text:p>#VALUE!</text:p>
          </table:table-cell>
          <table:table-cell table:style-name="ce14" table:formula="of:=MOD_INV([.AC27];prime)" office:value-type="string" office:string-value="" calcext:value-type="error">
            <text:p>#VALUE!</text:p>
          </table:table-cell>
          <table:table-cell table:style-name="ce9" table:formula="of:=MOD([.AB27]*[.AD2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6" table:formula="of:=MOD([.AE27]*[.AE27]-[.X27]-[.$X$1];prime)" office:value-type="string" office:string-value="" calcext:value-type="error">
            <text:p>#VALUE!</text:p>
          </table:table-cell>
          <table:table-cell table:style-name="ce9" table:formula="of:=MOD([.AE27]*([.$X$1]-[.X28])-[.$Y$1];prime)" office:value-type="string" office:string-value="" calcext:value-type="error">
            <text:p>#VALUE!</text:p>
          </table:table-cell>
          <table:table-cell table:style-name="ce6" table:formula="of:=MOD([.X28]^3+a*[.X28]+b;prime)" office:value-type="string" office:string-value="" calcext:value-type="error">
            <text:p>#VALUE!</text:p>
          </table:table-cell>
          <table:table-cell table:style-name="ce9" table:formula="of:=MOD([.Y28]*[.Y28];prime)" office:value-type="string" office:string-value="" calcext:value-type="error">
            <text:p>#VALUE!</text:p>
          </table:table-cell>
          <table:table-cell table:style-name="ce6" table:formula="of:=([.$Y$1]-[.Y28])" office:value-type="string" office:string-value="" calcext:value-type="error">
            <text:p>#VALUE!</text:p>
          </table:table-cell>
          <table:table-cell table:style-name="ce14" table:formula="of:=([.$X$1]-[.X28])" office:value-type="string" office:string-value="" calcext:value-type="error">
            <text:p>#VALUE!</text:p>
          </table:table-cell>
          <table:table-cell table:style-name="ce14" table:formula="of:=MOD_INV([.AC28];prime)" office:value-type="string" office:string-value="" calcext:value-type="error">
            <text:p>#VALUE!</text:p>
          </table:table-cell>
          <table:table-cell table:style-name="ce9" table:formula="of:=MOD([.AB28]*[.AD2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6" table:formula="of:=MOD([.AE28]*[.AE28]-[.X28]-[.$X$1];prime)" office:value-type="string" office:string-value="" calcext:value-type="error">
            <text:p>#VALUE!</text:p>
          </table:table-cell>
          <table:table-cell table:style-name="ce9" table:formula="of:=MOD([.AE28]*([.$X$1]-[.X29])-[.$Y$1];prime)" office:value-type="string" office:string-value="" calcext:value-type="error">
            <text:p>#VALUE!</text:p>
          </table:table-cell>
          <table:table-cell table:style-name="ce6" table:formula="of:=MOD([.X29]^3+a*[.X29]+b;prime)" office:value-type="string" office:string-value="" calcext:value-type="error">
            <text:p>#VALUE!</text:p>
          </table:table-cell>
          <table:table-cell table:style-name="ce9" table:formula="of:=MOD([.Y29]*[.Y29];prime)" office:value-type="string" office:string-value="" calcext:value-type="error">
            <text:p>#VALUE!</text:p>
          </table:table-cell>
          <table:table-cell table:style-name="ce6" table:formula="of:=([.$Y$1]-[.Y29])" office:value-type="string" office:string-value="" calcext:value-type="error">
            <text:p>#VALUE!</text:p>
          </table:table-cell>
          <table:table-cell table:style-name="ce14" table:formula="of:=([.$X$1]-[.X29])" office:value-type="string" office:string-value="" calcext:value-type="error">
            <text:p>#VALUE!</text:p>
          </table:table-cell>
          <table:table-cell table:style-name="ce14" table:formula="of:=MOD_INV([.AC29];prime)" office:value-type="string" office:string-value="" calcext:value-type="error">
            <text:p>#VALUE!</text:p>
          </table:table-cell>
          <table:table-cell table:style-name="ce9" table:formula="of:=MOD([.AB29]*[.AD2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6" table:formula="of:=MOD([.AE29]*[.AE29]-[.X29]-[.$X$1];prime)" office:value-type="string" office:string-value="" calcext:value-type="error">
            <text:p>#VALUE!</text:p>
          </table:table-cell>
          <table:table-cell table:style-name="ce9" table:formula="of:=MOD([.AE29]*([.$X$1]-[.X30])-[.$Y$1];prime)" office:value-type="string" office:string-value="" calcext:value-type="error">
            <text:p>#VALUE!</text:p>
          </table:table-cell>
          <table:table-cell table:style-name="ce6" table:formula="of:=MOD([.X30]^3+a*[.X30]+b;prime)" office:value-type="string" office:string-value="" calcext:value-type="error">
            <text:p>#VALUE!</text:p>
          </table:table-cell>
          <table:table-cell table:style-name="ce9" table:formula="of:=MOD([.Y30]*[.Y30];prime)" office:value-type="string" office:string-value="" calcext:value-type="error">
            <text:p>#VALUE!</text:p>
          </table:table-cell>
          <table:table-cell table:style-name="ce6" table:formula="of:=([.$Y$1]-[.Y30])" office:value-type="string" office:string-value="" calcext:value-type="error">
            <text:p>#VALUE!</text:p>
          </table:table-cell>
          <table:table-cell table:style-name="ce14" table:formula="of:=([.$X$1]-[.X30])" office:value-type="string" office:string-value="" calcext:value-type="error">
            <text:p>#VALUE!</text:p>
          </table:table-cell>
          <table:table-cell table:style-name="ce14" table:formula="of:=MOD_INV([.AC30];prime)" office:value-type="string" office:string-value="" calcext:value-type="error">
            <text:p>#VALUE!</text:p>
          </table:table-cell>
          <table:table-cell table:style-name="ce9" table:formula="of:=MOD([.AB30]*[.AD3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12"/>
          <table:table-cell table:style-name="ce6" table:formula="of:=MOD([.AE30]*[.AE30]-[.X30]-[.$X$1];prime)" office:value-type="string" office:string-value="" calcext:value-type="error">
            <text:p>#VALUE!</text:p>
          </table:table-cell>
          <table:table-cell table:style-name="ce9" table:formula="of:=MOD([.AE30]*([.$X$1]-[.X31])-[.$Y$1];prime)" office:value-type="string" office:string-value="" calcext:value-type="error">
            <text:p>#VALUE!</text:p>
          </table:table-cell>
          <table:table-cell table:style-name="ce6" table:formula="of:=MOD([.X31]^3+a*[.X31]+b;prime)" office:value-type="string" office:string-value="" calcext:value-type="error">
            <text:p>#VALUE!</text:p>
          </table:table-cell>
          <table:table-cell table:style-name="ce9" table:formula="of:=MOD([.Y31]*[.Y31];prime)" office:value-type="string" office:string-value="" calcext:value-type="error">
            <text:p>#VALUE!</text:p>
          </table:table-cell>
          <table:table-cell table:style-name="ce6" table:formula="of:=([.$Y$1]-[.Y31])" office:value-type="string" office:string-value="" calcext:value-type="error">
            <text:p>#VALUE!</text:p>
          </table:table-cell>
          <table:table-cell table:style-name="ce14" table:formula="of:=([.$X$1]-[.X31])" office:value-type="string" office:string-value="" calcext:value-type="error">
            <text:p>#VALUE!</text:p>
          </table:table-cell>
          <table:table-cell table:style-name="ce14" table:formula="of:=MOD_INV([.AC31];prime)" office:value-type="string" office:string-value="" calcext:value-type="error">
            <text:p>#VALUE!</text:p>
          </table:table-cell>
          <table:table-cell table:style-name="ce9" table:formula="of:=MOD([.AB31]*[.AD3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2"/>
          <table:table-cell table:style-name="ce6" table:formula="of:=MOD([.AE31]*[.AE31]-[.X31]-[.$X$1];prime)" office:value-type="string" office:string-value="" calcext:value-type="error">
            <text:p>#VALUE!</text:p>
          </table:table-cell>
          <table:table-cell table:style-name="ce9" table:formula="of:=MOD([.AE31]*([.$X$1]-[.X32])-[.$Y$1];prime)" office:value-type="string" office:string-value="" calcext:value-type="error">
            <text:p>#VALUE!</text:p>
          </table:table-cell>
          <table:table-cell table:style-name="ce6" table:formula="of:=MOD([.X32]^3+a*[.X32]+b;prime)" office:value-type="string" office:string-value="" calcext:value-type="error">
            <text:p>#VALUE!</text:p>
          </table:table-cell>
          <table:table-cell table:style-name="ce9" table:formula="of:=MOD([.Y32]*[.Y32];prime)" office:value-type="string" office:string-value="" calcext:value-type="error">
            <text:p>#VALUE!</text:p>
          </table:table-cell>
          <table:table-cell table:style-name="ce6" table:formula="of:=([.$Y$1]-[.Y32])" office:value-type="string" office:string-value="" calcext:value-type="error">
            <text:p>#VALUE!</text:p>
          </table:table-cell>
          <table:table-cell table:style-name="ce14" table:formula="of:=([.$X$1]-[.X32])" office:value-type="string" office:string-value="" calcext:value-type="error">
            <text:p>#VALUE!</text:p>
          </table:table-cell>
          <table:table-cell table:style-name="ce14" table:formula="of:=MOD_INV([.AC32];prime)" office:value-type="string" office:string-value="" calcext:value-type="error">
            <text:p>#VALUE!</text:p>
          </table:table-cell>
          <table:table-cell table:style-name="ce9" table:formula="of:=MOD([.AB32]*[.AD3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x</text:p>
          </table:table-cell>
          <table:table-cell table:style-name="ce3" office:value-type="string" calcext:value-type="string">
            <text:p>Gy</text:p>
          </table:table-cell>
          <table:table-cell table:style-name="ce3" office:value-type="string" calcext:value-type="string">
            <text:p>N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2"/>
          <table:table-cell table:style-name="ce6" table:formula="of:=MOD([.AE32]*[.AE32]-[.X32]-[.$X$1];prime)" office:value-type="string" office:string-value="" calcext:value-type="error">
            <text:p>#VALUE!</text:p>
          </table:table-cell>
          <table:table-cell table:style-name="ce9" table:formula="of:=MOD([.AE32]*([.$X$1]-[.X33])-[.$Y$1];prime)" office:value-type="string" office:string-value="" calcext:value-type="error">
            <text:p>#VALUE!</text:p>
          </table:table-cell>
          <table:table-cell table:style-name="ce6" table:formula="of:=MOD([.X33]^3+a*[.X33]+b;prime)" office:value-type="string" office:string-value="" calcext:value-type="error">
            <text:p>#VALUE!</text:p>
          </table:table-cell>
          <table:table-cell table:style-name="ce9" table:formula="of:=MOD([.Y33]*[.Y33];prime)" office:value-type="string" office:string-value="" calcext:value-type="error">
            <text:p>#VALUE!</text:p>
          </table:table-cell>
          <table:table-cell table:style-name="ce6" table:formula="of:=([.$Y$1]-[.Y33])" office:value-type="string" office:string-value="" calcext:value-type="error">
            <text:p>#VALUE!</text:p>
          </table:table-cell>
          <table:table-cell table:style-name="ce14" table:formula="of:=([.$X$1]-[.X33])" office:value-type="string" office:string-value="" calcext:value-type="error">
            <text:p>#VALUE!</text:p>
          </table:table-cell>
          <table:table-cell table:style-name="ce14" table:formula="of:=MOD_INV([.AC33];prime)" office:value-type="string" office:string-value="" calcext:value-type="error">
            <text:p>#VALUE!</text:p>
          </table:table-cell>
          <table:table-cell table:style-name="ce9" table:formula="of:=MOD([.AB33]*[.AD3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12"/>
          <table:table-cell table:style-name="ce6" table:formula="of:=MOD([.AE33]*[.AE33]-[.X33]-[.$X$1];prime)" office:value-type="string" office:string-value="" calcext:value-type="error">
            <text:p>#VALUE!</text:p>
          </table:table-cell>
          <table:table-cell table:style-name="ce9" table:formula="of:=MOD([.AE33]*([.$X$1]-[.X34])-[.$Y$1];prime)" office:value-type="string" office:string-value="" calcext:value-type="error">
            <text:p>#VALUE!</text:p>
          </table:table-cell>
          <table:table-cell table:style-name="ce6" table:formula="of:=MOD([.X34]^3+a*[.X34]+b;prime)" office:value-type="string" office:string-value="" calcext:value-type="error">
            <text:p>#VALUE!</text:p>
          </table:table-cell>
          <table:table-cell table:style-name="ce9" table:formula="of:=MOD([.Y34]*[.Y34];prime)" office:value-type="string" office:string-value="" calcext:value-type="error">
            <text:p>#VALUE!</text:p>
          </table:table-cell>
          <table:table-cell table:style-name="ce6" table:formula="of:=([.$Y$1]-[.Y34])" office:value-type="string" office:string-value="" calcext:value-type="error">
            <text:p>#VALUE!</text:p>
          </table:table-cell>
          <table:table-cell table:style-name="ce14" table:formula="of:=([.$X$1]-[.X34])" office:value-type="string" office:string-value="" calcext:value-type="error">
            <text:p>#VALUE!</text:p>
          </table:table-cell>
          <table:table-cell table:style-name="ce14" table:formula="of:=MOD_INV([.AC34];prime)" office:value-type="string" office:string-value="" calcext:value-type="error">
            <text:p>#VALUE!</text:p>
          </table:table-cell>
          <table:table-cell table:style-name="ce9" table:formula="of:=MOD([.AB34]*[.AD3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12"/>
          <table:table-cell table:style-name="ce6" table:formula="of:=MOD([.AE34]*[.AE34]-[.X34]-[.$X$1];prime)" office:value-type="string" office:string-value="" calcext:value-type="error">
            <text:p>#VALUE!</text:p>
          </table:table-cell>
          <table:table-cell table:style-name="ce9" table:formula="of:=MOD([.AE34]*([.$X$1]-[.X35])-[.$Y$1];prime)" office:value-type="string" office:string-value="" calcext:value-type="error">
            <text:p>#VALUE!</text:p>
          </table:table-cell>
          <table:table-cell table:style-name="ce6" table:formula="of:=MOD([.X35]^3+a*[.X35]+b;prime)" office:value-type="string" office:string-value="" calcext:value-type="error">
            <text:p>#VALUE!</text:p>
          </table:table-cell>
          <table:table-cell table:style-name="ce9" table:formula="of:=MOD([.Y35]*[.Y35];prime)" office:value-type="string" office:string-value="" calcext:value-type="error">
            <text:p>#VALUE!</text:p>
          </table:table-cell>
          <table:table-cell table:style-name="ce6" table:formula="of:=([.$Y$1]-[.Y35])" office:value-type="string" office:string-value="" calcext:value-type="error">
            <text:p>#VALUE!</text:p>
          </table:table-cell>
          <table:table-cell table:style-name="ce14" table:formula="of:=([.$X$1]-[.X35])" office:value-type="string" office:string-value="" calcext:value-type="error">
            <text:p>#VALUE!</text:p>
          </table:table-cell>
          <table:table-cell table:style-name="ce14" table:formula="of:=MOD_INV([.AC35];prime)" office:value-type="string" office:string-value="" calcext:value-type="error">
            <text:p>#VALUE!</text:p>
          </table:table-cell>
          <table:table-cell table:style-name="ce9" table:formula="of:=MOD([.AB35]*[.AD3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12"/>
          <table:table-cell table:style-name="ce6" table:formula="of:=MOD([.AE35]*[.AE35]-[.X35]-[.$X$1];prime)" office:value-type="string" office:string-value="" calcext:value-type="error">
            <text:p>#VALUE!</text:p>
          </table:table-cell>
          <table:table-cell table:style-name="ce9" table:formula="of:=MOD([.AE35]*([.$X$1]-[.X36])-[.$Y$1];prime)" office:value-type="string" office:string-value="" calcext:value-type="error">
            <text:p>#VALUE!</text:p>
          </table:table-cell>
          <table:table-cell table:style-name="ce6" table:formula="of:=MOD([.X36]^3+a*[.X36]+b;prime)" office:value-type="string" office:string-value="" calcext:value-type="error">
            <text:p>#VALUE!</text:p>
          </table:table-cell>
          <table:table-cell table:style-name="ce9" table:formula="of:=MOD([.Y36]*[.Y36];prime)" office:value-type="string" office:string-value="" calcext:value-type="error">
            <text:p>#VALUE!</text:p>
          </table:table-cell>
          <table:table-cell table:style-name="ce6" table:formula="of:=([.$Y$1]-[.Y36])" office:value-type="string" office:string-value="" calcext:value-type="error">
            <text:p>#VALUE!</text:p>
          </table:table-cell>
          <table:table-cell table:style-name="ce14" table:formula="of:=([.$X$1]-[.X36])" office:value-type="string" office:string-value="" calcext:value-type="error">
            <text:p>#VALUE!</text:p>
          </table:table-cell>
          <table:table-cell table:style-name="ce14" table:formula="of:=MOD_INV([.AC36];prime)" office:value-type="string" office:string-value="" calcext:value-type="error">
            <text:p>#VALUE!</text:p>
          </table:table-cell>
          <table:table-cell table:style-name="ce9" table:formula="of:=MOD([.AB36]*[.AD3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12"/>
          <table:table-cell table:style-name="ce6" table:formula="of:=MOD([.AE36]*[.AE36]-[.X36]-[.$X$1];prime)" office:value-type="string" office:string-value="" calcext:value-type="error">
            <text:p>#VALUE!</text:p>
          </table:table-cell>
          <table:table-cell table:style-name="ce9" table:formula="of:=MOD([.AE36]*([.$X$1]-[.X37])-[.$Y$1];prime)" office:value-type="string" office:string-value="" calcext:value-type="error">
            <text:p>#VALUE!</text:p>
          </table:table-cell>
          <table:table-cell table:style-name="ce6" table:formula="of:=MOD([.X37]^3+a*[.X37]+b;prime)" office:value-type="string" office:string-value="" calcext:value-type="error">
            <text:p>#VALUE!</text:p>
          </table:table-cell>
          <table:table-cell table:style-name="ce9" table:formula="of:=MOD([.Y37]*[.Y37];prime)" office:value-type="string" office:string-value="" calcext:value-type="error">
            <text:p>#VALUE!</text:p>
          </table:table-cell>
          <table:table-cell table:style-name="ce6" table:formula="of:=([.$Y$1]-[.Y37])" office:value-type="string" office:string-value="" calcext:value-type="error">
            <text:p>#VALUE!</text:p>
          </table:table-cell>
          <table:table-cell table:style-name="ce14" table:formula="of:=([.$X$1]-[.X37])" office:value-type="string" office:string-value="" calcext:value-type="error">
            <text:p>#VALUE!</text:p>
          </table:table-cell>
          <table:table-cell table:style-name="ce14" table:formula="of:=MOD_INV([.AC37];prime)" office:value-type="string" office:string-value="" calcext:value-type="error">
            <text:p>#VALUE!</text:p>
          </table:table-cell>
          <table:table-cell table:style-name="ce9" table:formula="of:=MOD([.AB37]*[.AD3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2"/>
          <table:table-cell table:style-name="ce6" table:formula="of:=MOD([.AE37]*[.AE37]-[.X37]-[.$X$1];prime)" office:value-type="string" office:string-value="" calcext:value-type="error">
            <text:p>#VALUE!</text:p>
          </table:table-cell>
          <table:table-cell table:style-name="ce9" table:formula="of:=MOD([.AE37]*([.$X$1]-[.X38])-[.$Y$1];prime)" office:value-type="string" office:string-value="" calcext:value-type="error">
            <text:p>#VALUE!</text:p>
          </table:table-cell>
          <table:table-cell table:style-name="ce6" table:formula="of:=MOD([.X38]^3+a*[.X38]+b;prime)" office:value-type="string" office:string-value="" calcext:value-type="error">
            <text:p>#VALUE!</text:p>
          </table:table-cell>
          <table:table-cell table:style-name="ce9" table:formula="of:=MOD([.Y38]*[.Y38];prime)" office:value-type="string" office:string-value="" calcext:value-type="error">
            <text:p>#VALUE!</text:p>
          </table:table-cell>
          <table:table-cell table:style-name="ce6" table:formula="of:=([.$Y$1]-[.Y38])" office:value-type="string" office:string-value="" calcext:value-type="error">
            <text:p>#VALUE!</text:p>
          </table:table-cell>
          <table:table-cell table:style-name="ce14" table:formula="of:=([.$X$1]-[.X38])" office:value-type="string" office:string-value="" calcext:value-type="error">
            <text:p>#VALUE!</text:p>
          </table:table-cell>
          <table:table-cell table:style-name="ce14" table:formula="of:=MOD_INV([.AC38];prime)" office:value-type="string" office:string-value="" calcext:value-type="error">
            <text:p>#VALUE!</text:p>
          </table:table-cell>
          <table:table-cell table:style-name="ce9" table:formula="of:=MOD([.AB38]*[.AD3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12"/>
          <table:table-cell table:style-name="ce6" table:formula="of:=MOD([.AE38]*[.AE38]-[.X38]-[.$X$1];prime)" office:value-type="string" office:string-value="" calcext:value-type="error">
            <text:p>#VALUE!</text:p>
          </table:table-cell>
          <table:table-cell table:style-name="ce9" table:formula="of:=MOD([.AE38]*([.$X$1]-[.X39])-[.$Y$1];prime)" office:value-type="string" office:string-value="" calcext:value-type="error">
            <text:p>#VALUE!</text:p>
          </table:table-cell>
          <table:table-cell table:style-name="ce6" table:formula="of:=MOD([.X39]^3+a*[.X39]+b;prime)" office:value-type="string" office:string-value="" calcext:value-type="error">
            <text:p>#VALUE!</text:p>
          </table:table-cell>
          <table:table-cell table:style-name="ce9" table:formula="of:=MOD([.Y39]*[.Y39];prime)" office:value-type="string" office:string-value="" calcext:value-type="error">
            <text:p>#VALUE!</text:p>
          </table:table-cell>
          <table:table-cell table:style-name="ce6" table:formula="of:=([.$Y$1]-[.Y39])" office:value-type="string" office:string-value="" calcext:value-type="error">
            <text:p>#VALUE!</text:p>
          </table:table-cell>
          <table:table-cell table:style-name="ce14" table:formula="of:=([.$X$1]-[.X39])" office:value-type="string" office:string-value="" calcext:value-type="error">
            <text:p>#VALUE!</text:p>
          </table:table-cell>
          <table:table-cell table:style-name="ce14" table:formula="of:=MOD_INV([.AC39];prime)" office:value-type="string" office:string-value="" calcext:value-type="error">
            <text:p>#VALUE!</text:p>
          </table:table-cell>
          <table:table-cell table:style-name="ce9" table:formula="of:=MOD([.AB39]*[.AD3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2"/>
          <table:table-cell table:style-name="ce6" table:formula="of:=MOD([.AE39]*[.AE39]-[.X39]-[.$X$1];prime)" office:value-type="string" office:string-value="" calcext:value-type="error">
            <text:p>#VALUE!</text:p>
          </table:table-cell>
          <table:table-cell table:style-name="ce9" table:formula="of:=MOD([.AE39]*([.$X$1]-[.X40])-[.$Y$1];prime)" office:value-type="string" office:string-value="" calcext:value-type="error">
            <text:p>#VALUE!</text:p>
          </table:table-cell>
          <table:table-cell table:style-name="ce6" table:formula="of:=MOD([.X40]^3+a*[.X40]+b;prime)" office:value-type="string" office:string-value="" calcext:value-type="error">
            <text:p>#VALUE!</text:p>
          </table:table-cell>
          <table:table-cell table:style-name="ce9" table:formula="of:=MOD([.Y40]*[.Y40];prime)" office:value-type="string" office:string-value="" calcext:value-type="error">
            <text:p>#VALUE!</text:p>
          </table:table-cell>
          <table:table-cell table:style-name="ce6" table:formula="of:=([.$Y$1]-[.Y40])" office:value-type="string" office:string-value="" calcext:value-type="error">
            <text:p>#VALUE!</text:p>
          </table:table-cell>
          <table:table-cell table:style-name="ce14" table:formula="of:=([.$X$1]-[.X40])" office:value-type="string" office:string-value="" calcext:value-type="error">
            <text:p>#VALUE!</text:p>
          </table:table-cell>
          <table:table-cell table:style-name="ce14" table:formula="of:=MOD_INV([.AC40];prime)" office:value-type="string" office:string-value="" calcext:value-type="error">
            <text:p>#VALUE!</text:p>
          </table:table-cell>
          <table:table-cell table:style-name="ce9" table:formula="of:=MOD([.AB40]*[.AD4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12"/>
          <table:table-cell table:style-name="ce6" table:formula="of:=MOD([.AE40]*[.AE40]-[.X40]-[.$X$1];prime)" office:value-type="string" office:string-value="" calcext:value-type="error">
            <text:p>#VALUE!</text:p>
          </table:table-cell>
          <table:table-cell table:style-name="ce9" table:formula="of:=MOD([.AE40]*([.$X$1]-[.X41])-[.$Y$1];prime)" office:value-type="string" office:string-value="" calcext:value-type="error">
            <text:p>#VALUE!</text:p>
          </table:table-cell>
          <table:table-cell table:style-name="ce6" table:formula="of:=MOD([.X41]^3+a*[.X41]+b;prime)" office:value-type="string" office:string-value="" calcext:value-type="error">
            <text:p>#VALUE!</text:p>
          </table:table-cell>
          <table:table-cell table:style-name="ce9" table:formula="of:=MOD([.Y41]*[.Y41];prime)" office:value-type="string" office:string-value="" calcext:value-type="error">
            <text:p>#VALUE!</text:p>
          </table:table-cell>
          <table:table-cell table:style-name="ce6" table:formula="of:=([.$Y$1]-[.Y41])" office:value-type="string" office:string-value="" calcext:value-type="error">
            <text:p>#VALUE!</text:p>
          </table:table-cell>
          <table:table-cell table:style-name="ce14" table:formula="of:=([.$X$1]-[.X41])" office:value-type="string" office:string-value="" calcext:value-type="error">
            <text:p>#VALUE!</text:p>
          </table:table-cell>
          <table:table-cell table:style-name="ce14" table:formula="of:=MOD_INV([.AC41];prime)" office:value-type="string" office:string-value="" calcext:value-type="error">
            <text:p>#VALUE!</text:p>
          </table:table-cell>
          <table:table-cell table:style-name="ce9" table:formula="of:=MOD([.AB41]*[.AD4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12"/>
          <table:table-cell table:style-name="ce6" table:formula="of:=MOD([.AE41]*[.AE41]-[.X41]-[.$X$1];prime)" office:value-type="string" office:string-value="" calcext:value-type="error">
            <text:p>#VALUE!</text:p>
          </table:table-cell>
          <table:table-cell table:style-name="ce9" table:formula="of:=MOD([.AE41]*([.$X$1]-[.X42])-[.$Y$1];prime)" office:value-type="string" office:string-value="" calcext:value-type="error">
            <text:p>#VALUE!</text:p>
          </table:table-cell>
          <table:table-cell table:style-name="ce6" table:formula="of:=MOD([.X42]^3+a*[.X42]+b;prime)" office:value-type="string" office:string-value="" calcext:value-type="error">
            <text:p>#VALUE!</text:p>
          </table:table-cell>
          <table:table-cell table:style-name="ce9" table:formula="of:=MOD([.Y42]*[.Y42];prime)" office:value-type="string" office:string-value="" calcext:value-type="error">
            <text:p>#VALUE!</text:p>
          </table:table-cell>
          <table:table-cell table:style-name="ce6" table:formula="of:=([.$Y$1]-[.Y42])" office:value-type="string" office:string-value="" calcext:value-type="error">
            <text:p>#VALUE!</text:p>
          </table:table-cell>
          <table:table-cell table:style-name="ce14" table:formula="of:=([.$X$1]-[.X42])" office:value-type="string" office:string-value="" calcext:value-type="error">
            <text:p>#VALUE!</text:p>
          </table:table-cell>
          <table:table-cell table:style-name="ce14" table:formula="of:=MOD_INV([.AC42];prime)" office:value-type="string" office:string-value="" calcext:value-type="error">
            <text:p>#VALUE!</text:p>
          </table:table-cell>
          <table:table-cell table:style-name="ce9" table:formula="of:=MOD([.AB42]*[.AD4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12"/>
          <table:table-cell table:style-name="ce6" table:formula="of:=MOD([.AE42]*[.AE42]-[.X42]-[.$X$1];prime)" office:value-type="string" office:string-value="" calcext:value-type="error">
            <text:p>#VALUE!</text:p>
          </table:table-cell>
          <table:table-cell table:style-name="ce9" table:formula="of:=MOD([.AE42]*([.$X$1]-[.X43])-[.$Y$1];prime)" office:value-type="string" office:string-value="" calcext:value-type="error">
            <text:p>#VALUE!</text:p>
          </table:table-cell>
          <table:table-cell table:style-name="ce6" table:formula="of:=MOD([.X43]^3+a*[.X43]+b;prime)" office:value-type="string" office:string-value="" calcext:value-type="error">
            <text:p>#VALUE!</text:p>
          </table:table-cell>
          <table:table-cell table:style-name="ce9" table:formula="of:=MOD([.Y43]*[.Y43];prime)" office:value-type="string" office:string-value="" calcext:value-type="error">
            <text:p>#VALUE!</text:p>
          </table:table-cell>
          <table:table-cell table:style-name="ce6" table:formula="of:=([.$Y$1]-[.Y43])" office:value-type="string" office:string-value="" calcext:value-type="error">
            <text:p>#VALUE!</text:p>
          </table:table-cell>
          <table:table-cell table:style-name="ce14" table:formula="of:=([.$X$1]-[.X43])" office:value-type="string" office:string-value="" calcext:value-type="error">
            <text:p>#VALUE!</text:p>
          </table:table-cell>
          <table:table-cell table:style-name="ce14" table:formula="of:=MOD_INV([.AC43];prime)" office:value-type="string" office:string-value="" calcext:value-type="error">
            <text:p>#VALUE!</text:p>
          </table:table-cell>
          <table:table-cell table:style-name="ce9" table:formula="of:=MOD([.AB43]*[.AD4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table:number-columns-repeated="12"/>
          <table:table-cell table:style-name="ce6" table:formula="of:=MOD([.AE43]*[.AE43]-[.X43]-[.$X$1];prime)" office:value-type="string" office:string-value="" calcext:value-type="error">
            <text:p>#VALUE!</text:p>
          </table:table-cell>
          <table:table-cell table:style-name="ce9" table:formula="of:=MOD([.AE43]*([.$X$1]-[.X44])-[.$Y$1];prime)" office:value-type="string" office:string-value="" calcext:value-type="error">
            <text:p>#VALUE!</text:p>
          </table:table-cell>
          <table:table-cell table:style-name="ce6" table:formula="of:=MOD([.X44]^3+a*[.X44]+b;prime)" office:value-type="string" office:string-value="" calcext:value-type="error">
            <text:p>#VALUE!</text:p>
          </table:table-cell>
          <table:table-cell table:style-name="ce9" table:formula="of:=MOD([.Y44]*[.Y44];prime)" office:value-type="string" office:string-value="" calcext:value-type="error">
            <text:p>#VALUE!</text:p>
          </table:table-cell>
          <table:table-cell table:style-name="ce6" table:formula="of:=([.$Y$1]-[.Y44])" office:value-type="string" office:string-value="" calcext:value-type="error">
            <text:p>#VALUE!</text:p>
          </table:table-cell>
          <table:table-cell table:style-name="ce14" table:formula="of:=([.$X$1]-[.X44])" office:value-type="string" office:string-value="" calcext:value-type="error">
            <text:p>#VALUE!</text:p>
          </table:table-cell>
          <table:table-cell table:style-name="ce14" table:formula="of:=MOD_INV([.AC44];prime)" office:value-type="string" office:string-value="" calcext:value-type="error">
            <text:p>#VALUE!</text:p>
          </table:table-cell>
          <table:table-cell table:style-name="ce9" table:formula="of:=MOD([.AB44]*[.AD4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12"/>
          <table:table-cell table:style-name="ce6" table:formula="of:=MOD([.AE44]*[.AE44]-[.X44]-[.$X$1];prime)" office:value-type="string" office:string-value="" calcext:value-type="error">
            <text:p>#VALUE!</text:p>
          </table:table-cell>
          <table:table-cell table:style-name="ce9" table:formula="of:=MOD([.AE44]*([.$X$1]-[.X45])-[.$Y$1];prime)" office:value-type="string" office:string-value="" calcext:value-type="error">
            <text:p>#VALUE!</text:p>
          </table:table-cell>
          <table:table-cell table:style-name="ce6" table:formula="of:=MOD([.X45]^3+a*[.X45]+b;prime)" office:value-type="string" office:string-value="" calcext:value-type="error">
            <text:p>#VALUE!</text:p>
          </table:table-cell>
          <table:table-cell table:style-name="ce9" table:formula="of:=MOD([.Y45]*[.Y45];prime)" office:value-type="string" office:string-value="" calcext:value-type="error">
            <text:p>#VALUE!</text:p>
          </table:table-cell>
          <table:table-cell table:style-name="ce6" table:formula="of:=([.$Y$1]-[.Y45])" office:value-type="string" office:string-value="" calcext:value-type="error">
            <text:p>#VALUE!</text:p>
          </table:table-cell>
          <table:table-cell table:style-name="ce14" table:formula="of:=([.$X$1]-[.X45])" office:value-type="string" office:string-value="" calcext:value-type="error">
            <text:p>#VALUE!</text:p>
          </table:table-cell>
          <table:table-cell table:style-name="ce14" table:formula="of:=MOD_INV([.AC45];prime)" office:value-type="string" office:string-value="" calcext:value-type="error">
            <text:p>#VALUE!</text:p>
          </table:table-cell>
          <table:table-cell table:style-name="ce9" table:formula="of:=MOD([.AB45]*[.AD4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12"/>
          <table:table-cell table:style-name="ce6" table:formula="of:=MOD([.AE45]*[.AE45]-[.X45]-[.$X$1];prime)" office:value-type="string" office:string-value="" calcext:value-type="error">
            <text:p>#VALUE!</text:p>
          </table:table-cell>
          <table:table-cell table:style-name="ce9" table:formula="of:=MOD([.AE45]*([.$X$1]-[.X46])-[.$Y$1];prime)" office:value-type="string" office:string-value="" calcext:value-type="error">
            <text:p>#VALUE!</text:p>
          </table:table-cell>
          <table:table-cell table:style-name="ce6" table:formula="of:=MOD([.X46]^3+a*[.X46]+b;prime)" office:value-type="string" office:string-value="" calcext:value-type="error">
            <text:p>#VALUE!</text:p>
          </table:table-cell>
          <table:table-cell table:style-name="ce9" table:formula="of:=MOD([.Y46]*[.Y46];prime)" office:value-type="string" office:string-value="" calcext:value-type="error">
            <text:p>#VALUE!</text:p>
          </table:table-cell>
          <table:table-cell table:style-name="ce6" table:formula="of:=([.$Y$1]-[.Y46])" office:value-type="string" office:string-value="" calcext:value-type="error">
            <text:p>#VALUE!</text:p>
          </table:table-cell>
          <table:table-cell table:style-name="ce14" table:formula="of:=([.$X$1]-[.X46])" office:value-type="string" office:string-value="" calcext:value-type="error">
            <text:p>#VALUE!</text:p>
          </table:table-cell>
          <table:table-cell table:style-name="ce14" table:formula="of:=MOD_INV([.AC46];prime)" office:value-type="string" office:string-value="" calcext:value-type="error">
            <text:p>#VALUE!</text:p>
          </table:table-cell>
          <table:table-cell table:style-name="ce9" table:formula="of:=MOD([.AB46]*[.AD4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12"/>
          <table:table-cell table:style-name="ce6" table:formula="of:=MOD([.AE46]*[.AE46]-[.X46]-[.$X$1];prime)" office:value-type="string" office:string-value="" calcext:value-type="error">
            <text:p>#VALUE!</text:p>
          </table:table-cell>
          <table:table-cell table:style-name="ce9" table:formula="of:=MOD([.AE46]*([.$X$1]-[.X47])-[.$Y$1];prime)" office:value-type="string" office:string-value="" calcext:value-type="error">
            <text:p>#VALUE!</text:p>
          </table:table-cell>
          <table:table-cell table:style-name="ce6" table:formula="of:=MOD([.X47]^3+a*[.X47]+b;prime)" office:value-type="string" office:string-value="" calcext:value-type="error">
            <text:p>#VALUE!</text:p>
          </table:table-cell>
          <table:table-cell table:style-name="ce9" table:formula="of:=MOD([.Y47]*[.Y47];prime)" office:value-type="string" office:string-value="" calcext:value-type="error">
            <text:p>#VALUE!</text:p>
          </table:table-cell>
          <table:table-cell table:style-name="ce6" table:formula="of:=([.$Y$1]-[.Y47])" office:value-type="string" office:string-value="" calcext:value-type="error">
            <text:p>#VALUE!</text:p>
          </table:table-cell>
          <table:table-cell table:style-name="ce14" table:formula="of:=([.$X$1]-[.X47])" office:value-type="string" office:string-value="" calcext:value-type="error">
            <text:p>#VALUE!</text:p>
          </table:table-cell>
          <table:table-cell table:style-name="ce14" table:formula="of:=MOD_INV([.AC47];prime)" office:value-type="string" office:string-value="" calcext:value-type="error">
            <text:p>#VALUE!</text:p>
          </table:table-cell>
          <table:table-cell table:style-name="ce9" table:formula="of:=MOD([.AB47]*[.AD4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12"/>
          <table:table-cell table:style-name="ce6" table:formula="of:=MOD([.AE47]*[.AE47]-[.X47]-[.$X$1];prime)" office:value-type="string" office:string-value="" calcext:value-type="error">
            <text:p>#VALUE!</text:p>
          </table:table-cell>
          <table:table-cell table:style-name="ce9" table:formula="of:=MOD([.AE47]*([.$X$1]-[.X48])-[.$Y$1];prime)" office:value-type="string" office:string-value="" calcext:value-type="error">
            <text:p>#VALUE!</text:p>
          </table:table-cell>
          <table:table-cell table:style-name="ce6" table:formula="of:=MOD([.X48]^3+a*[.X48]+b;prime)" office:value-type="string" office:string-value="" calcext:value-type="error">
            <text:p>#VALUE!</text:p>
          </table:table-cell>
          <table:table-cell table:style-name="ce9" table:formula="of:=MOD([.Y48]*[.Y48];prime)" office:value-type="string" office:string-value="" calcext:value-type="error">
            <text:p>#VALUE!</text:p>
          </table:table-cell>
          <table:table-cell table:style-name="ce6" table:formula="of:=([.$Y$1]-[.Y48])" office:value-type="string" office:string-value="" calcext:value-type="error">
            <text:p>#VALUE!</text:p>
          </table:table-cell>
          <table:table-cell table:style-name="ce14" table:formula="of:=([.$X$1]-[.X48])" office:value-type="string" office:string-value="" calcext:value-type="error">
            <text:p>#VALUE!</text:p>
          </table:table-cell>
          <table:table-cell table:style-name="ce14" table:formula="of:=MOD_INV([.AC48];prime)" office:value-type="string" office:string-value="" calcext:value-type="error">
            <text:p>#VALUE!</text:p>
          </table:table-cell>
          <table:table-cell table:style-name="ce9" table:formula="of:=MOD([.AB48]*[.AD4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6" table:formula="of:=MOD([.AE48]*[.AE48]-[.X48]-[.$X$1];prime)" office:value-type="string" office:string-value="" calcext:value-type="error">
            <text:p>#VALUE!</text:p>
          </table:table-cell>
          <table:table-cell table:style-name="ce9" table:formula="of:=MOD([.AE48]*([.$X$1]-[.X49])-[.$Y$1];prime)" office:value-type="string" office:string-value="" calcext:value-type="error">
            <text:p>#VALUE!</text:p>
          </table:table-cell>
          <table:table-cell table:style-name="ce6" table:formula="of:=MOD([.X49]^3+a*[.X49]+b;prime)" office:value-type="string" office:string-value="" calcext:value-type="error">
            <text:p>#VALUE!</text:p>
          </table:table-cell>
          <table:table-cell table:style-name="ce9" table:formula="of:=MOD([.Y49]*[.Y49];prime)" office:value-type="string" office:string-value="" calcext:value-type="error">
            <text:p>#VALUE!</text:p>
          </table:table-cell>
          <table:table-cell table:style-name="ce6" table:formula="of:=([.$Y$1]-[.Y49])" office:value-type="string" office:string-value="" calcext:value-type="error">
            <text:p>#VALUE!</text:p>
          </table:table-cell>
          <table:table-cell table:style-name="ce14" table:formula="of:=([.$X$1]-[.X49])" office:value-type="string" office:string-value="" calcext:value-type="error">
            <text:p>#VALUE!</text:p>
          </table:table-cell>
          <table:table-cell table:style-name="ce14" table:formula="of:=MOD_INV([.AC49];prime)" office:value-type="string" office:string-value="" calcext:value-type="error">
            <text:p>#VALUE!</text:p>
          </table:table-cell>
          <table:table-cell table:style-name="ce9" table:formula="of:=MOD([.AB49]*[.AD4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6" table:formula="of:=MOD([.AE49]*[.AE49]-[.X49]-[.$X$1];prime)" office:value-type="string" office:string-value="" calcext:value-type="error">
            <text:p>#VALUE!</text:p>
          </table:table-cell>
          <table:table-cell table:style-name="ce9" table:formula="of:=MOD([.AE49]*([.$X$1]-[.X50])-[.$Y$1];prime)" office:value-type="string" office:string-value="" calcext:value-type="error">
            <text:p>#VALUE!</text:p>
          </table:table-cell>
          <table:table-cell table:style-name="ce6" table:formula="of:=MOD([.X50]^3+a*[.X50]+b;prime)" office:value-type="string" office:string-value="" calcext:value-type="error">
            <text:p>#VALUE!</text:p>
          </table:table-cell>
          <table:table-cell table:style-name="ce9" table:formula="of:=MOD([.Y50]*[.Y50];prime)" office:value-type="string" office:string-value="" calcext:value-type="error">
            <text:p>#VALUE!</text:p>
          </table:table-cell>
          <table:table-cell table:style-name="ce6" table:formula="of:=([.$Y$1]-[.Y50])" office:value-type="string" office:string-value="" calcext:value-type="error">
            <text:p>#VALUE!</text:p>
          </table:table-cell>
          <table:table-cell table:style-name="ce14" table:formula="of:=([.$X$1]-[.X50])" office:value-type="string" office:string-value="" calcext:value-type="error">
            <text:p>#VALUE!</text:p>
          </table:table-cell>
          <table:table-cell table:style-name="ce14" table:formula="of:=MOD_INV([.AC50];prime)" office:value-type="string" office:string-value="" calcext:value-type="error">
            <text:p>#VALUE!</text:p>
          </table:table-cell>
          <table:table-cell table:style-name="ce9" table:formula="of:=MOD([.AB50]*[.AD5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6" table:formula="of:=MOD([.AE50]*[.AE50]-[.X50]-[.$X$1];prime)" office:value-type="string" office:string-value="" calcext:value-type="error">
            <text:p>#VALUE!</text:p>
          </table:table-cell>
          <table:table-cell table:style-name="ce9" table:formula="of:=MOD([.AE50]*([.$X$1]-[.X51])-[.$Y$1];prime)" office:value-type="string" office:string-value="" calcext:value-type="error">
            <text:p>#VALUE!</text:p>
          </table:table-cell>
          <table:table-cell table:style-name="ce6" table:formula="of:=MOD([.X51]^3+a*[.X51]+b;prime)" office:value-type="string" office:string-value="" calcext:value-type="error">
            <text:p>#VALUE!</text:p>
          </table:table-cell>
          <table:table-cell table:style-name="ce9" table:formula="of:=MOD([.Y51]*[.Y51];prime)" office:value-type="string" office:string-value="" calcext:value-type="error">
            <text:p>#VALUE!</text:p>
          </table:table-cell>
          <table:table-cell table:style-name="ce6" table:formula="of:=([.$Y$1]-[.Y51])" office:value-type="string" office:string-value="" calcext:value-type="error">
            <text:p>#VALUE!</text:p>
          </table:table-cell>
          <table:table-cell table:style-name="ce14" table:formula="of:=([.$X$1]-[.X51])" office:value-type="string" office:string-value="" calcext:value-type="error">
            <text:p>#VALUE!</text:p>
          </table:table-cell>
          <table:table-cell table:style-name="ce14" table:formula="of:=MOD_INV([.AC51];prime)" office:value-type="string" office:string-value="" calcext:value-type="error">
            <text:p>#VALUE!</text:p>
          </table:table-cell>
          <table:table-cell table:style-name="ce9" table:formula="of:=MOD([.AB51]*[.AD5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6" table:formula="of:=MOD([.AE51]*[.AE51]-[.X51]-[.$X$1];prime)" office:value-type="string" office:string-value="" calcext:value-type="error">
            <text:p>#VALUE!</text:p>
          </table:table-cell>
          <table:table-cell table:style-name="ce9" table:formula="of:=MOD([.AE51]*([.$X$1]-[.X52])-[.$Y$1];prime)" office:value-type="string" office:string-value="" calcext:value-type="error">
            <text:p>#VALUE!</text:p>
          </table:table-cell>
          <table:table-cell table:style-name="ce6" table:formula="of:=MOD([.X52]^3+a*[.X52]+b;prime)" office:value-type="string" office:string-value="" calcext:value-type="error">
            <text:p>#VALUE!</text:p>
          </table:table-cell>
          <table:table-cell table:style-name="ce9" table:formula="of:=MOD([.Y52]*[.Y52];prime)" office:value-type="string" office:string-value="" calcext:value-type="error">
            <text:p>#VALUE!</text:p>
          </table:table-cell>
          <table:table-cell table:style-name="ce6" table:formula="of:=([.$Y$1]-[.Y52])" office:value-type="string" office:string-value="" calcext:value-type="error">
            <text:p>#VALUE!</text:p>
          </table:table-cell>
          <table:table-cell table:style-name="ce14" table:formula="of:=([.$X$1]-[.X52])" office:value-type="string" office:string-value="" calcext:value-type="error">
            <text:p>#VALUE!</text:p>
          </table:table-cell>
          <table:table-cell table:style-name="ce14" table:formula="of:=MOD_INV([.AC52];prime)" office:value-type="string" office:string-value="" calcext:value-type="error">
            <text:p>#VALUE!</text:p>
          </table:table-cell>
          <table:table-cell table:style-name="ce9" table:formula="of:=MOD([.AB52]*[.AD5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6" table:formula="of:=MOD([.AE52]*[.AE52]-[.X52]-[.$X$1];prime)" office:value-type="string" office:string-value="" calcext:value-type="error">
            <text:p>#VALUE!</text:p>
          </table:table-cell>
          <table:table-cell table:style-name="ce9" table:formula="of:=MOD([.AE52]*([.$X$1]-[.X53])-[.$Y$1];prime)" office:value-type="string" office:string-value="" calcext:value-type="error">
            <text:p>#VALUE!</text:p>
          </table:table-cell>
          <table:table-cell table:style-name="ce6" table:formula="of:=MOD([.X53]^3+a*[.X53]+b;prime)" office:value-type="string" office:string-value="" calcext:value-type="error">
            <text:p>#VALUE!</text:p>
          </table:table-cell>
          <table:table-cell table:style-name="ce9" table:formula="of:=MOD([.Y53]*[.Y53];prime)" office:value-type="string" office:string-value="" calcext:value-type="error">
            <text:p>#VALUE!</text:p>
          </table:table-cell>
          <table:table-cell table:style-name="ce6" table:formula="of:=([.$Y$1]-[.Y53])" office:value-type="string" office:string-value="" calcext:value-type="error">
            <text:p>#VALUE!</text:p>
          </table:table-cell>
          <table:table-cell table:style-name="ce14" table:formula="of:=([.$X$1]-[.X53])" office:value-type="string" office:string-value="" calcext:value-type="error">
            <text:p>#VALUE!</text:p>
          </table:table-cell>
          <table:table-cell table:style-name="ce14" table:formula="of:=MOD_INV([.AC53];prime)" office:value-type="string" office:string-value="" calcext:value-type="error">
            <text:p>#VALUE!</text:p>
          </table:table-cell>
          <table:table-cell table:style-name="ce9" table:formula="of:=MOD([.AB53]*[.AD5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6" table:formula="of:=MOD([.AE53]*[.AE53]-[.X53]-[.$X$1];prime)" office:value-type="string" office:string-value="" calcext:value-type="error">
            <text:p>#VALUE!</text:p>
          </table:table-cell>
          <table:table-cell table:style-name="ce9" table:formula="of:=MOD([.AE53]*([.$X$1]-[.X54])-[.$Y$1];prime)" office:value-type="string" office:string-value="" calcext:value-type="error">
            <text:p>#VALUE!</text:p>
          </table:table-cell>
          <table:table-cell table:style-name="ce6" table:formula="of:=MOD([.X54]^3+a*[.X54]+b;prime)" office:value-type="string" office:string-value="" calcext:value-type="error">
            <text:p>#VALUE!</text:p>
          </table:table-cell>
          <table:table-cell table:style-name="ce9" table:formula="of:=MOD([.Y54]*[.Y54];prime)" office:value-type="string" office:string-value="" calcext:value-type="error">
            <text:p>#VALUE!</text:p>
          </table:table-cell>
          <table:table-cell table:style-name="ce6" table:formula="of:=([.$Y$1]-[.Y54])" office:value-type="string" office:string-value="" calcext:value-type="error">
            <text:p>#VALUE!</text:p>
          </table:table-cell>
          <table:table-cell table:style-name="ce14" table:formula="of:=([.$X$1]-[.X54])" office:value-type="string" office:string-value="" calcext:value-type="error">
            <text:p>#VALUE!</text:p>
          </table:table-cell>
          <table:table-cell table:style-name="ce14" table:formula="of:=MOD_INV([.AC54];prime)" office:value-type="string" office:string-value="" calcext:value-type="error">
            <text:p>#VALUE!</text:p>
          </table:table-cell>
          <table:table-cell table:style-name="ce9" table:formula="of:=MOD([.AB54]*[.AD5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6" table:formula="of:=MOD([.AE54]*[.AE54]-[.X54]-[.$X$1];prime)" office:value-type="string" office:string-value="" calcext:value-type="error">
            <text:p>#VALUE!</text:p>
          </table:table-cell>
          <table:table-cell table:style-name="ce9" table:formula="of:=MOD([.AE54]*([.$X$1]-[.X55])-[.$Y$1];prime)" office:value-type="string" office:string-value="" calcext:value-type="error">
            <text:p>#VALUE!</text:p>
          </table:table-cell>
          <table:table-cell table:style-name="ce6" table:formula="of:=MOD([.X55]^3+a*[.X55]+b;prime)" office:value-type="string" office:string-value="" calcext:value-type="error">
            <text:p>#VALUE!</text:p>
          </table:table-cell>
          <table:table-cell table:style-name="ce9" table:formula="of:=MOD([.Y55]*[.Y55];prime)" office:value-type="string" office:string-value="" calcext:value-type="error">
            <text:p>#VALUE!</text:p>
          </table:table-cell>
          <table:table-cell table:style-name="ce6" table:formula="of:=([.$Y$1]-[.Y55])" office:value-type="string" office:string-value="" calcext:value-type="error">
            <text:p>#VALUE!</text:p>
          </table:table-cell>
          <table:table-cell table:style-name="ce14" table:formula="of:=([.$X$1]-[.X55])" office:value-type="string" office:string-value="" calcext:value-type="error">
            <text:p>#VALUE!</text:p>
          </table:table-cell>
          <table:table-cell table:style-name="ce14" table:formula="of:=MOD_INV([.AC55];prime)" office:value-type="string" office:string-value="" calcext:value-type="error">
            <text:p>#VALUE!</text:p>
          </table:table-cell>
          <table:table-cell table:style-name="ce9" table:formula="of:=MOD([.AB55]*[.AD5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6" table:formula="of:=MOD([.AE55]*[.AE55]-[.X55]-[.$X$1];prime)" office:value-type="string" office:string-value="" calcext:value-type="error">
            <text:p>#VALUE!</text:p>
          </table:table-cell>
          <table:table-cell table:style-name="ce9" table:formula="of:=MOD([.AE55]*([.$X$1]-[.X56])-[.$Y$1];prime)" office:value-type="string" office:string-value="" calcext:value-type="error">
            <text:p>#VALUE!</text:p>
          </table:table-cell>
          <table:table-cell table:style-name="ce6" table:formula="of:=MOD([.X56]^3+a*[.X56]+b;prime)" office:value-type="string" office:string-value="" calcext:value-type="error">
            <text:p>#VALUE!</text:p>
          </table:table-cell>
          <table:table-cell table:style-name="ce9" table:formula="of:=MOD([.Y56]*[.Y56];prime)" office:value-type="string" office:string-value="" calcext:value-type="error">
            <text:p>#VALUE!</text:p>
          </table:table-cell>
          <table:table-cell table:style-name="ce6" table:formula="of:=([.$Y$1]-[.Y56])" office:value-type="string" office:string-value="" calcext:value-type="error">
            <text:p>#VALUE!</text:p>
          </table:table-cell>
          <table:table-cell table:style-name="ce14" table:formula="of:=([.$X$1]-[.X56])" office:value-type="string" office:string-value="" calcext:value-type="error">
            <text:p>#VALUE!</text:p>
          </table:table-cell>
          <table:table-cell table:style-name="ce14" table:formula="of:=MOD_INV([.AC56];prime)" office:value-type="string" office:string-value="" calcext:value-type="error">
            <text:p>#VALUE!</text:p>
          </table:table-cell>
          <table:table-cell table:style-name="ce9" table:formula="of:=MOD([.AB56]*[.AD5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6" table:formula="of:=MOD([.AE56]*[.AE56]-[.X56]-[.$X$1];prime)" office:value-type="string" office:string-value="" calcext:value-type="error">
            <text:p>#VALUE!</text:p>
          </table:table-cell>
          <table:table-cell table:style-name="ce9" table:formula="of:=MOD([.AE56]*([.$X$1]-[.X57])-[.$Y$1];prime)" office:value-type="string" office:string-value="" calcext:value-type="error">
            <text:p>#VALUE!</text:p>
          </table:table-cell>
          <table:table-cell table:style-name="ce6" table:formula="of:=MOD([.X57]^3+a*[.X57]+b;prime)" office:value-type="string" office:string-value="" calcext:value-type="error">
            <text:p>#VALUE!</text:p>
          </table:table-cell>
          <table:table-cell table:style-name="ce9" table:formula="of:=MOD([.Y57]*[.Y57];prime)" office:value-type="string" office:string-value="" calcext:value-type="error">
            <text:p>#VALUE!</text:p>
          </table:table-cell>
          <table:table-cell table:style-name="ce6" table:formula="of:=([.$Y$1]-[.Y57])" office:value-type="string" office:string-value="" calcext:value-type="error">
            <text:p>#VALUE!</text:p>
          </table:table-cell>
          <table:table-cell table:style-name="ce14" table:formula="of:=([.$X$1]-[.X57])" office:value-type="string" office:string-value="" calcext:value-type="error">
            <text:p>#VALUE!</text:p>
          </table:table-cell>
          <table:table-cell table:style-name="ce14" table:formula="of:=MOD_INV([.AC57];prime)" office:value-type="string" office:string-value="" calcext:value-type="error">
            <text:p>#VALUE!</text:p>
          </table:table-cell>
          <table:table-cell table:style-name="ce9" table:formula="of:=MOD([.AB57]*[.AD5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6" table:formula="of:=MOD([.AE57]*[.AE57]-[.X57]-[.$X$1];prime)" office:value-type="string" office:string-value="" calcext:value-type="error">
            <text:p>#VALUE!</text:p>
          </table:table-cell>
          <table:table-cell table:style-name="ce9" table:formula="of:=MOD([.AE57]*([.$X$1]-[.X58])-[.$Y$1];prime)" office:value-type="string" office:string-value="" calcext:value-type="error">
            <text:p>#VALUE!</text:p>
          </table:table-cell>
          <table:table-cell table:style-name="ce6" table:formula="of:=MOD([.X58]^3+a*[.X58]+b;prime)" office:value-type="string" office:string-value="" calcext:value-type="error">
            <text:p>#VALUE!</text:p>
          </table:table-cell>
          <table:table-cell table:style-name="ce9" table:formula="of:=MOD([.Y58]*[.Y58];prime)" office:value-type="string" office:string-value="" calcext:value-type="error">
            <text:p>#VALUE!</text:p>
          </table:table-cell>
          <table:table-cell table:style-name="ce6" table:formula="of:=([.$Y$1]-[.Y58])" office:value-type="string" office:string-value="" calcext:value-type="error">
            <text:p>#VALUE!</text:p>
          </table:table-cell>
          <table:table-cell table:style-name="ce14" table:formula="of:=([.$X$1]-[.X58])" office:value-type="string" office:string-value="" calcext:value-type="error">
            <text:p>#VALUE!</text:p>
          </table:table-cell>
          <table:table-cell table:style-name="ce14" table:formula="of:=MOD_INV([.AC58];prime)" office:value-type="string" office:string-value="" calcext:value-type="error">
            <text:p>#VALUE!</text:p>
          </table:table-cell>
          <table:table-cell table:style-name="ce9" table:formula="of:=MOD([.AB58]*[.AD5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6" table:formula="of:=MOD([.AE58]*[.AE58]-[.X58]-[.$X$1];prime)" office:value-type="string" office:string-value="" calcext:value-type="error">
            <text:p>#VALUE!</text:p>
          </table:table-cell>
          <table:table-cell table:style-name="ce9" table:formula="of:=MOD([.AE58]*([.$X$1]-[.X59])-[.$Y$1];prime)" office:value-type="string" office:string-value="" calcext:value-type="error">
            <text:p>#VALUE!</text:p>
          </table:table-cell>
          <table:table-cell table:style-name="ce6" table:formula="of:=MOD([.X59]^3+a*[.X59]+b;prime)" office:value-type="string" office:string-value="" calcext:value-type="error">
            <text:p>#VALUE!</text:p>
          </table:table-cell>
          <table:table-cell table:style-name="ce9" table:formula="of:=MOD([.Y59]*[.Y59];prime)" office:value-type="string" office:string-value="" calcext:value-type="error">
            <text:p>#VALUE!</text:p>
          </table:table-cell>
          <table:table-cell table:style-name="ce6" table:formula="of:=([.$Y$1]-[.Y59])" office:value-type="string" office:string-value="" calcext:value-type="error">
            <text:p>#VALUE!</text:p>
          </table:table-cell>
          <table:table-cell table:style-name="ce14" table:formula="of:=([.$X$1]-[.X59])" office:value-type="string" office:string-value="" calcext:value-type="error">
            <text:p>#VALUE!</text:p>
          </table:table-cell>
          <table:table-cell table:style-name="ce14" table:formula="of:=MOD_INV([.AC59];prime)" office:value-type="string" office:string-value="" calcext:value-type="error">
            <text:p>#VALUE!</text:p>
          </table:table-cell>
          <table:table-cell table:style-name="ce9" table:formula="of:=MOD([.AB59]*[.AD5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6" table:formula="of:=MOD([.AE59]*[.AE59]-[.X59]-[.$X$1];prime)" office:value-type="string" office:string-value="" calcext:value-type="error">
            <text:p>#VALUE!</text:p>
          </table:table-cell>
          <table:table-cell table:style-name="ce9" table:formula="of:=MOD([.AE59]*([.$X$1]-[.X60])-[.$Y$1];prime)" office:value-type="string" office:string-value="" calcext:value-type="error">
            <text:p>#VALUE!</text:p>
          </table:table-cell>
          <table:table-cell table:style-name="ce6" table:formula="of:=MOD([.X60]^3+a*[.X60]+b;prime)" office:value-type="string" office:string-value="" calcext:value-type="error">
            <text:p>#VALUE!</text:p>
          </table:table-cell>
          <table:table-cell table:style-name="ce9" table:formula="of:=MOD([.Y60]*[.Y60];prime)" office:value-type="string" office:string-value="" calcext:value-type="error">
            <text:p>#VALUE!</text:p>
          </table:table-cell>
          <table:table-cell table:style-name="ce6" table:formula="of:=([.$Y$1]-[.Y60])" office:value-type="string" office:string-value="" calcext:value-type="error">
            <text:p>#VALUE!</text:p>
          </table:table-cell>
          <table:table-cell table:style-name="ce14" table:formula="of:=([.$X$1]-[.X60])" office:value-type="string" office:string-value="" calcext:value-type="error">
            <text:p>#VALUE!</text:p>
          </table:table-cell>
          <table:table-cell table:style-name="ce14" table:formula="of:=MOD_INV([.AC60];prime)" office:value-type="string" office:string-value="" calcext:value-type="error">
            <text:p>#VALUE!</text:p>
          </table:table-cell>
          <table:table-cell table:style-name="ce9" table:formula="of:=MOD([.AB60]*[.AD6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6" table:formula="of:=MOD([.AE60]*[.AE60]-[.X60]-[.$X$1];prime)" office:value-type="string" office:string-value="" calcext:value-type="error">
            <text:p>#VALUE!</text:p>
          </table:table-cell>
          <table:table-cell table:style-name="ce9" table:formula="of:=MOD([.AE60]*([.$X$1]-[.X61])-[.$Y$1];prime)" office:value-type="string" office:string-value="" calcext:value-type="error">
            <text:p>#VALUE!</text:p>
          </table:table-cell>
          <table:table-cell table:style-name="ce6" table:formula="of:=MOD([.X61]^3+a*[.X61]+b;prime)" office:value-type="string" office:string-value="" calcext:value-type="error">
            <text:p>#VALUE!</text:p>
          </table:table-cell>
          <table:table-cell table:style-name="ce9" table:formula="of:=MOD([.Y61]*[.Y61];prime)" office:value-type="string" office:string-value="" calcext:value-type="error">
            <text:p>#VALUE!</text:p>
          </table:table-cell>
          <table:table-cell table:style-name="ce6" table:formula="of:=([.$Y$1]-[.Y61])" office:value-type="string" office:string-value="" calcext:value-type="error">
            <text:p>#VALUE!</text:p>
          </table:table-cell>
          <table:table-cell table:style-name="ce14" table:formula="of:=([.$X$1]-[.X61])" office:value-type="string" office:string-value="" calcext:value-type="error">
            <text:p>#VALUE!</text:p>
          </table:table-cell>
          <table:table-cell table:style-name="ce14" table:formula="of:=MOD_INV([.AC61];prime)" office:value-type="string" office:string-value="" calcext:value-type="error">
            <text:p>#VALUE!</text:p>
          </table:table-cell>
          <table:table-cell table:style-name="ce9" table:formula="of:=MOD([.AB61]*[.AD6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6" table:formula="of:=MOD([.AE61]*[.AE61]-[.X61]-[.$X$1];prime)" office:value-type="string" office:string-value="" calcext:value-type="error">
            <text:p>#VALUE!</text:p>
          </table:table-cell>
          <table:table-cell table:style-name="ce9" table:formula="of:=MOD([.AE61]*([.$X$1]-[.X62])-[.$Y$1];prime)" office:value-type="string" office:string-value="" calcext:value-type="error">
            <text:p>#VALUE!</text:p>
          </table:table-cell>
          <table:table-cell table:style-name="ce6" table:formula="of:=MOD([.X62]^3+a*[.X62]+b;prime)" office:value-type="string" office:string-value="" calcext:value-type="error">
            <text:p>#VALUE!</text:p>
          </table:table-cell>
          <table:table-cell table:style-name="ce9" table:formula="of:=MOD([.Y62]*[.Y62];prime)" office:value-type="string" office:string-value="" calcext:value-type="error">
            <text:p>#VALUE!</text:p>
          </table:table-cell>
          <table:table-cell table:style-name="ce6" table:formula="of:=([.$Y$1]-[.Y62])" office:value-type="string" office:string-value="" calcext:value-type="error">
            <text:p>#VALUE!</text:p>
          </table:table-cell>
          <table:table-cell table:style-name="ce14" table:formula="of:=([.$X$1]-[.X62])" office:value-type="string" office:string-value="" calcext:value-type="error">
            <text:p>#VALUE!</text:p>
          </table:table-cell>
          <table:table-cell table:style-name="ce14" table:formula="of:=MOD_INV([.AC62];prime)" office:value-type="string" office:string-value="" calcext:value-type="error">
            <text:p>#VALUE!</text:p>
          </table:table-cell>
          <table:table-cell table:style-name="ce9" table:formula="of:=MOD([.AB62]*[.AD6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6" table:formula="of:=MOD([.AE62]*[.AE62]-[.X62]-[.$X$1];prime)" office:value-type="string" office:string-value="" calcext:value-type="error">
            <text:p>#VALUE!</text:p>
          </table:table-cell>
          <table:table-cell table:style-name="ce9" table:formula="of:=MOD([.AE62]*([.$X$1]-[.X63])-[.$Y$1];prime)" office:value-type="string" office:string-value="" calcext:value-type="error">
            <text:p>#VALUE!</text:p>
          </table:table-cell>
          <table:table-cell table:style-name="ce6" table:formula="of:=MOD([.X63]^3+a*[.X63]+b;prime)" office:value-type="string" office:string-value="" calcext:value-type="error">
            <text:p>#VALUE!</text:p>
          </table:table-cell>
          <table:table-cell table:style-name="ce9" table:formula="of:=MOD([.Y63]*[.Y63];prime)" office:value-type="string" office:string-value="" calcext:value-type="error">
            <text:p>#VALUE!</text:p>
          </table:table-cell>
          <table:table-cell table:style-name="ce6" table:formula="of:=([.$Y$1]-[.Y63])" office:value-type="string" office:string-value="" calcext:value-type="error">
            <text:p>#VALUE!</text:p>
          </table:table-cell>
          <table:table-cell table:style-name="ce14" table:formula="of:=([.$X$1]-[.X63])" office:value-type="string" office:string-value="" calcext:value-type="error">
            <text:p>#VALUE!</text:p>
          </table:table-cell>
          <table:table-cell table:style-name="ce14" table:formula="of:=MOD_INV([.AC63];prime)" office:value-type="string" office:string-value="" calcext:value-type="error">
            <text:p>#VALUE!</text:p>
          </table:table-cell>
          <table:table-cell table:style-name="ce9" table:formula="of:=MOD([.AB63]*[.AD6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6" table:formula="of:=MOD([.AE63]*[.AE63]-[.X63]-[.$X$1];prime)" office:value-type="string" office:string-value="" calcext:value-type="error">
            <text:p>#VALUE!</text:p>
          </table:table-cell>
          <table:table-cell table:style-name="ce9" table:formula="of:=MOD([.AE63]*([.$X$1]-[.X64])-[.$Y$1];prime)" office:value-type="string" office:string-value="" calcext:value-type="error">
            <text:p>#VALUE!</text:p>
          </table:table-cell>
          <table:table-cell table:style-name="ce6" table:formula="of:=MOD([.X64]^3+a*[.X64]+b;prime)" office:value-type="string" office:string-value="" calcext:value-type="error">
            <text:p>#VALUE!</text:p>
          </table:table-cell>
          <table:table-cell table:style-name="ce9" table:formula="of:=MOD([.Y64]*[.Y64];prime)" office:value-type="string" office:string-value="" calcext:value-type="error">
            <text:p>#VALUE!</text:p>
          </table:table-cell>
          <table:table-cell table:style-name="ce6" table:formula="of:=([.$Y$1]-[.Y64])" office:value-type="string" office:string-value="" calcext:value-type="error">
            <text:p>#VALUE!</text:p>
          </table:table-cell>
          <table:table-cell table:style-name="ce14" table:formula="of:=([.$X$1]-[.X64])" office:value-type="string" office:string-value="" calcext:value-type="error">
            <text:p>#VALUE!</text:p>
          </table:table-cell>
          <table:table-cell table:style-name="ce14" table:formula="of:=MOD_INV([.AC64];prime)" office:value-type="string" office:string-value="" calcext:value-type="error">
            <text:p>#VALUE!</text:p>
          </table:table-cell>
          <table:table-cell table:style-name="ce9" table:formula="of:=MOD([.AB64]*[.AD6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6" table:formula="of:=MOD([.AE64]*[.AE64]-[.X64]-[.$X$1];prime)" office:value-type="string" office:string-value="" calcext:value-type="error">
            <text:p>#VALUE!</text:p>
          </table:table-cell>
          <table:table-cell table:style-name="ce9" table:formula="of:=MOD([.AE64]*([.$X$1]-[.X65])-[.$Y$1];prime)" office:value-type="string" office:string-value="" calcext:value-type="error">
            <text:p>#VALUE!</text:p>
          </table:table-cell>
          <table:table-cell table:style-name="ce6" table:formula="of:=MOD([.X65]^3+a*[.X65]+b;prime)" office:value-type="string" office:string-value="" calcext:value-type="error">
            <text:p>#VALUE!</text:p>
          </table:table-cell>
          <table:table-cell table:style-name="ce9" table:formula="of:=MOD([.Y65]*[.Y65];prime)" office:value-type="string" office:string-value="" calcext:value-type="error">
            <text:p>#VALUE!</text:p>
          </table:table-cell>
          <table:table-cell table:style-name="ce6" table:formula="of:=([.$Y$1]-[.Y65])" office:value-type="string" office:string-value="" calcext:value-type="error">
            <text:p>#VALUE!</text:p>
          </table:table-cell>
          <table:table-cell table:style-name="ce14" table:formula="of:=([.$X$1]-[.X65])" office:value-type="string" office:string-value="" calcext:value-type="error">
            <text:p>#VALUE!</text:p>
          </table:table-cell>
          <table:table-cell table:style-name="ce14" table:formula="of:=MOD_INV([.AC65];prime)" office:value-type="string" office:string-value="" calcext:value-type="error">
            <text:p>#VALUE!</text:p>
          </table:table-cell>
          <table:table-cell table:style-name="ce9" table:formula="of:=MOD([.AB65]*[.AD6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6" table:formula="of:=MOD([.AE65]*[.AE65]-[.X65]-[.$X$1];prime)" office:value-type="string" office:string-value="" calcext:value-type="error">
            <text:p>#VALUE!</text:p>
          </table:table-cell>
          <table:table-cell table:style-name="ce9" table:formula="of:=MOD([.AE65]*([.$X$1]-[.X66])-[.$Y$1];prime)" office:value-type="string" office:string-value="" calcext:value-type="error">
            <text:p>#VALUE!</text:p>
          </table:table-cell>
          <table:table-cell table:style-name="ce6" table:formula="of:=MOD([.X66]^3+a*[.X66]+b;prime)" office:value-type="string" office:string-value="" calcext:value-type="error">
            <text:p>#VALUE!</text:p>
          </table:table-cell>
          <table:table-cell table:style-name="ce9" table:formula="of:=MOD([.Y66]*[.Y66];prime)" office:value-type="string" office:string-value="" calcext:value-type="error">
            <text:p>#VALUE!</text:p>
          </table:table-cell>
          <table:table-cell table:style-name="ce6" table:formula="of:=([.$Y$1]-[.Y66])" office:value-type="string" office:string-value="" calcext:value-type="error">
            <text:p>#VALUE!</text:p>
          </table:table-cell>
          <table:table-cell table:style-name="ce14" table:formula="of:=([.$X$1]-[.X66])" office:value-type="string" office:string-value="" calcext:value-type="error">
            <text:p>#VALUE!</text:p>
          </table:table-cell>
          <table:table-cell table:style-name="ce14" table:formula="of:=MOD_INV([.AC66];prime)" office:value-type="string" office:string-value="" calcext:value-type="error">
            <text:p>#VALUE!</text:p>
          </table:table-cell>
          <table:table-cell table:style-name="ce9" table:formula="of:=MOD([.AB66]*[.AD6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6" table:formula="of:=MOD([.AE66]*[.AE66]-[.X66]-[.$X$1];prime)" office:value-type="string" office:string-value="" calcext:value-type="error">
            <text:p>#VALUE!</text:p>
          </table:table-cell>
          <table:table-cell table:style-name="ce9" table:formula="of:=MOD([.AE66]*([.$X$1]-[.X67])-[.$Y$1];prime)" office:value-type="string" office:string-value="" calcext:value-type="error">
            <text:p>#VALUE!</text:p>
          </table:table-cell>
          <table:table-cell table:style-name="ce6" table:formula="of:=MOD([.X67]^3+a*[.X67]+b;prime)" office:value-type="string" office:string-value="" calcext:value-type="error">
            <text:p>#VALUE!</text:p>
          </table:table-cell>
          <table:table-cell table:style-name="ce9" table:formula="of:=MOD([.Y67]*[.Y67];prime)" office:value-type="string" office:string-value="" calcext:value-type="error">
            <text:p>#VALUE!</text:p>
          </table:table-cell>
          <table:table-cell table:style-name="ce6" table:formula="of:=([.$Y$1]-[.Y67])" office:value-type="string" office:string-value="" calcext:value-type="error">
            <text:p>#VALUE!</text:p>
          </table:table-cell>
          <table:table-cell table:style-name="ce14" table:formula="of:=([.$X$1]-[.X67])" office:value-type="string" office:string-value="" calcext:value-type="error">
            <text:p>#VALUE!</text:p>
          </table:table-cell>
          <table:table-cell table:style-name="ce14" table:formula="of:=MOD_INV([.AC67];prime)" office:value-type="string" office:string-value="" calcext:value-type="error">
            <text:p>#VALUE!</text:p>
          </table:table-cell>
          <table:table-cell table:style-name="ce9" table:formula="of:=MOD([.AB67]*[.AD6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6" table:formula="of:=MOD([.AE67]*[.AE67]-[.X67]-[.$X$1];prime)" office:value-type="string" office:string-value="" calcext:value-type="error">
            <text:p>#VALUE!</text:p>
          </table:table-cell>
          <table:table-cell table:style-name="ce9" table:formula="of:=MOD([.AE67]*([.$X$1]-[.X68])-[.$Y$1];prime)" office:value-type="string" office:string-value="" calcext:value-type="error">
            <text:p>#VALUE!</text:p>
          </table:table-cell>
          <table:table-cell table:style-name="ce6" table:formula="of:=MOD([.X68]^3+a*[.X68]+b;prime)" office:value-type="string" office:string-value="" calcext:value-type="error">
            <text:p>#VALUE!</text:p>
          </table:table-cell>
          <table:table-cell table:style-name="ce9" table:formula="of:=MOD([.Y68]*[.Y68];prime)" office:value-type="string" office:string-value="" calcext:value-type="error">
            <text:p>#VALUE!</text:p>
          </table:table-cell>
          <table:table-cell table:style-name="ce6" table:formula="of:=([.$Y$1]-[.Y68])" office:value-type="string" office:string-value="" calcext:value-type="error">
            <text:p>#VALUE!</text:p>
          </table:table-cell>
          <table:table-cell table:style-name="ce14" table:formula="of:=([.$X$1]-[.X68])" office:value-type="string" office:string-value="" calcext:value-type="error">
            <text:p>#VALUE!</text:p>
          </table:table-cell>
          <table:table-cell table:style-name="ce14" table:formula="of:=MOD_INV([.AC68];prime)" office:value-type="string" office:string-value="" calcext:value-type="error">
            <text:p>#VALUE!</text:p>
          </table:table-cell>
          <table:table-cell table:style-name="ce9" table:formula="of:=MOD([.AB68]*[.AD6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6" table:formula="of:=MOD([.AE68]*[.AE68]-[.X68]-[.$X$1];prime)" office:value-type="string" office:string-value="" calcext:value-type="error">
            <text:p>#VALUE!</text:p>
          </table:table-cell>
          <table:table-cell table:style-name="ce9" table:formula="of:=MOD([.AE68]*([.$X$1]-[.X69])-[.$Y$1];prime)" office:value-type="string" office:string-value="" calcext:value-type="error">
            <text:p>#VALUE!</text:p>
          </table:table-cell>
          <table:table-cell table:style-name="ce6" table:formula="of:=MOD([.X69]^3+a*[.X69]+b;prime)" office:value-type="string" office:string-value="" calcext:value-type="error">
            <text:p>#VALUE!</text:p>
          </table:table-cell>
          <table:table-cell table:style-name="ce9" table:formula="of:=MOD([.Y69]*[.Y69];prime)" office:value-type="string" office:string-value="" calcext:value-type="error">
            <text:p>#VALUE!</text:p>
          </table:table-cell>
          <table:table-cell table:style-name="ce6" table:formula="of:=([.$Y$1]-[.Y69])" office:value-type="string" office:string-value="" calcext:value-type="error">
            <text:p>#VALUE!</text:p>
          </table:table-cell>
          <table:table-cell table:style-name="ce14" table:formula="of:=([.$X$1]-[.X69])" office:value-type="string" office:string-value="" calcext:value-type="error">
            <text:p>#VALUE!</text:p>
          </table:table-cell>
          <table:table-cell table:style-name="ce14" table:formula="of:=MOD_INV([.AC69];prime)" office:value-type="string" office:string-value="" calcext:value-type="error">
            <text:p>#VALUE!</text:p>
          </table:table-cell>
          <table:table-cell table:style-name="ce9" table:formula="of:=MOD([.AB69]*[.AD6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6" table:formula="of:=MOD([.AE69]*[.AE69]-[.X69]-[.$X$1];prime)" office:value-type="string" office:string-value="" calcext:value-type="error">
            <text:p>#VALUE!</text:p>
          </table:table-cell>
          <table:table-cell table:style-name="ce9" table:formula="of:=MOD([.AE69]*([.$X$1]-[.X70])-[.$Y$1];prime)" office:value-type="string" office:string-value="" calcext:value-type="error">
            <text:p>#VALUE!</text:p>
          </table:table-cell>
          <table:table-cell table:style-name="ce6" table:formula="of:=MOD([.X70]^3+a*[.X70]+b;prime)" office:value-type="string" office:string-value="" calcext:value-type="error">
            <text:p>#VALUE!</text:p>
          </table:table-cell>
          <table:table-cell table:style-name="ce9" table:formula="of:=MOD([.Y70]*[.Y70];prime)" office:value-type="string" office:string-value="" calcext:value-type="error">
            <text:p>#VALUE!</text:p>
          </table:table-cell>
          <table:table-cell table:style-name="ce6" table:formula="of:=([.$Y$1]-[.Y70])" office:value-type="string" office:string-value="" calcext:value-type="error">
            <text:p>#VALUE!</text:p>
          </table:table-cell>
          <table:table-cell table:style-name="ce14" table:formula="of:=([.$X$1]-[.X70])" office:value-type="string" office:string-value="" calcext:value-type="error">
            <text:p>#VALUE!</text:p>
          </table:table-cell>
          <table:table-cell table:style-name="ce14" table:formula="of:=MOD_INV([.AC70];prime)" office:value-type="string" office:string-value="" calcext:value-type="error">
            <text:p>#VALUE!</text:p>
          </table:table-cell>
          <table:table-cell table:style-name="ce9" table:formula="of:=MOD([.AB70]*[.AD7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6" table:formula="of:=MOD([.AE70]*[.AE70]-[.X70]-[.$X$1];prime)" office:value-type="string" office:string-value="" calcext:value-type="error">
            <text:p>#VALUE!</text:p>
          </table:table-cell>
          <table:table-cell table:style-name="ce9" table:formula="of:=MOD([.AE70]*([.$X$1]-[.X71])-[.$Y$1];prime)" office:value-type="string" office:string-value="" calcext:value-type="error">
            <text:p>#VALUE!</text:p>
          </table:table-cell>
          <table:table-cell table:style-name="ce6" table:formula="of:=MOD([.X71]^3+a*[.X71]+b;prime)" office:value-type="string" office:string-value="" calcext:value-type="error">
            <text:p>#VALUE!</text:p>
          </table:table-cell>
          <table:table-cell table:style-name="ce9" table:formula="of:=MOD([.Y71]*[.Y71];prime)" office:value-type="string" office:string-value="" calcext:value-type="error">
            <text:p>#VALUE!</text:p>
          </table:table-cell>
          <table:table-cell table:style-name="ce6" table:formula="of:=([.$Y$1]-[.Y71])" office:value-type="string" office:string-value="" calcext:value-type="error">
            <text:p>#VALUE!</text:p>
          </table:table-cell>
          <table:table-cell table:style-name="ce14" table:formula="of:=([.$X$1]-[.X71])" office:value-type="string" office:string-value="" calcext:value-type="error">
            <text:p>#VALUE!</text:p>
          </table:table-cell>
          <table:table-cell table:style-name="ce14" table:formula="of:=MOD_INV([.AC71];prime)" office:value-type="string" office:string-value="" calcext:value-type="error">
            <text:p>#VALUE!</text:p>
          </table:table-cell>
          <table:table-cell table:style-name="ce9" table:formula="of:=MOD([.AB71]*[.AD7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6" table:formula="of:=MOD([.AE71]*[.AE71]-[.X71]-[.$X$1];prime)" office:value-type="string" office:string-value="" calcext:value-type="error">
            <text:p>#VALUE!</text:p>
          </table:table-cell>
          <table:table-cell table:style-name="ce9" table:formula="of:=MOD([.AE71]*([.$X$1]-[.X72])-[.$Y$1];prime)" office:value-type="string" office:string-value="" calcext:value-type="error">
            <text:p>#VALUE!</text:p>
          </table:table-cell>
          <table:table-cell table:style-name="ce6" table:formula="of:=MOD([.X72]^3+a*[.X72]+b;prime)" office:value-type="string" office:string-value="" calcext:value-type="error">
            <text:p>#VALUE!</text:p>
          </table:table-cell>
          <table:table-cell table:style-name="ce9" table:formula="of:=MOD([.Y72]*[.Y72];prime)" office:value-type="string" office:string-value="" calcext:value-type="error">
            <text:p>#VALUE!</text:p>
          </table:table-cell>
          <table:table-cell table:style-name="ce6" table:formula="of:=([.$Y$1]-[.Y72])" office:value-type="string" office:string-value="" calcext:value-type="error">
            <text:p>#VALUE!</text:p>
          </table:table-cell>
          <table:table-cell table:style-name="ce14" table:formula="of:=([.$X$1]-[.X72])" office:value-type="string" office:string-value="" calcext:value-type="error">
            <text:p>#VALUE!</text:p>
          </table:table-cell>
          <table:table-cell table:style-name="ce14" table:formula="of:=MOD_INV([.AC72];prime)" office:value-type="string" office:string-value="" calcext:value-type="error">
            <text:p>#VALUE!</text:p>
          </table:table-cell>
          <table:table-cell table:style-name="ce9" table:formula="of:=MOD([.AB72]*[.AD7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6" table:formula="of:=MOD([.AE72]*[.AE72]-[.X72]-[.$X$1];prime)" office:value-type="string" office:string-value="" calcext:value-type="error">
            <text:p>#VALUE!</text:p>
          </table:table-cell>
          <table:table-cell table:style-name="ce9" table:formula="of:=MOD([.AE72]*([.$X$1]-[.X73])-[.$Y$1];prime)" office:value-type="string" office:string-value="" calcext:value-type="error">
            <text:p>#VALUE!</text:p>
          </table:table-cell>
          <table:table-cell table:style-name="ce6" table:formula="of:=MOD([.X73]^3+a*[.X73]+b;prime)" office:value-type="string" office:string-value="" calcext:value-type="error">
            <text:p>#VALUE!</text:p>
          </table:table-cell>
          <table:table-cell table:style-name="ce9" table:formula="of:=MOD([.Y73]*[.Y73];prime)" office:value-type="string" office:string-value="" calcext:value-type="error">
            <text:p>#VALUE!</text:p>
          </table:table-cell>
          <table:table-cell table:style-name="ce6" table:formula="of:=([.$Y$1]-[.Y73])" office:value-type="string" office:string-value="" calcext:value-type="error">
            <text:p>#VALUE!</text:p>
          </table:table-cell>
          <table:table-cell table:style-name="ce14" table:formula="of:=([.$X$1]-[.X73])" office:value-type="string" office:string-value="" calcext:value-type="error">
            <text:p>#VALUE!</text:p>
          </table:table-cell>
          <table:table-cell table:style-name="ce14" table:formula="of:=MOD_INV([.AC73];prime)" office:value-type="string" office:string-value="" calcext:value-type="error">
            <text:p>#VALUE!</text:p>
          </table:table-cell>
          <table:table-cell table:style-name="ce9" table:formula="of:=MOD([.AB73]*[.AD7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6" table:formula="of:=MOD([.AE73]*[.AE73]-[.X73]-[.$X$1];prime)" office:value-type="string" office:string-value="" calcext:value-type="error">
            <text:p>#VALUE!</text:p>
          </table:table-cell>
          <table:table-cell table:style-name="ce9" table:formula="of:=MOD([.AE73]*([.$X$1]-[.X74])-[.$Y$1];prime)" office:value-type="string" office:string-value="" calcext:value-type="error">
            <text:p>#VALUE!</text:p>
          </table:table-cell>
          <table:table-cell table:style-name="ce6" table:formula="of:=MOD([.X74]^3+a*[.X74]+b;prime)" office:value-type="string" office:string-value="" calcext:value-type="error">
            <text:p>#VALUE!</text:p>
          </table:table-cell>
          <table:table-cell table:style-name="ce9" table:formula="of:=MOD([.Y74]*[.Y74];prime)" office:value-type="string" office:string-value="" calcext:value-type="error">
            <text:p>#VALUE!</text:p>
          </table:table-cell>
          <table:table-cell table:style-name="ce6" table:formula="of:=([.$Y$1]-[.Y74])" office:value-type="string" office:string-value="" calcext:value-type="error">
            <text:p>#VALUE!</text:p>
          </table:table-cell>
          <table:table-cell table:style-name="ce14" table:formula="of:=([.$X$1]-[.X74])" office:value-type="string" office:string-value="" calcext:value-type="error">
            <text:p>#VALUE!</text:p>
          </table:table-cell>
          <table:table-cell table:style-name="ce14" table:formula="of:=MOD_INV([.AC74];prime)" office:value-type="string" office:string-value="" calcext:value-type="error">
            <text:p>#VALUE!</text:p>
          </table:table-cell>
          <table:table-cell table:style-name="ce9" table:formula="of:=MOD([.AB74]*[.AD7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6" table:formula="of:=MOD([.AE74]*[.AE74]-[.X74]-[.$X$1];prime)" office:value-type="string" office:string-value="" calcext:value-type="error">
            <text:p>#VALUE!</text:p>
          </table:table-cell>
          <table:table-cell table:style-name="ce9" table:formula="of:=MOD([.AE74]*([.$X$1]-[.X75])-[.$Y$1];prime)" office:value-type="string" office:string-value="" calcext:value-type="error">
            <text:p>#VALUE!</text:p>
          </table:table-cell>
          <table:table-cell table:style-name="ce6" table:formula="of:=MOD([.X75]^3+a*[.X75]+b;prime)" office:value-type="string" office:string-value="" calcext:value-type="error">
            <text:p>#VALUE!</text:p>
          </table:table-cell>
          <table:table-cell table:style-name="ce9" table:formula="of:=MOD([.Y75]*[.Y75];prime)" office:value-type="string" office:string-value="" calcext:value-type="error">
            <text:p>#VALUE!</text:p>
          </table:table-cell>
          <table:table-cell table:style-name="ce6" table:formula="of:=([.$Y$1]-[.Y75])" office:value-type="string" office:string-value="" calcext:value-type="error">
            <text:p>#VALUE!</text:p>
          </table:table-cell>
          <table:table-cell table:style-name="ce14" table:formula="of:=([.$X$1]-[.X75])" office:value-type="string" office:string-value="" calcext:value-type="error">
            <text:p>#VALUE!</text:p>
          </table:table-cell>
          <table:table-cell table:style-name="ce14" table:formula="of:=MOD_INV([.AC75];prime)" office:value-type="string" office:string-value="" calcext:value-type="error">
            <text:p>#VALUE!</text:p>
          </table:table-cell>
          <table:table-cell table:style-name="ce9" table:formula="of:=MOD([.AB75]*[.AD7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6" table:formula="of:=MOD([.AE75]*[.AE75]-[.X75]-[.$X$1];prime)" office:value-type="string" office:string-value="" calcext:value-type="error">
            <text:p>#VALUE!</text:p>
          </table:table-cell>
          <table:table-cell table:style-name="ce9" table:formula="of:=MOD([.AE75]*([.$X$1]-[.X76])-[.$Y$1];prime)" office:value-type="string" office:string-value="" calcext:value-type="error">
            <text:p>#VALUE!</text:p>
          </table:table-cell>
          <table:table-cell table:style-name="ce6" table:formula="of:=MOD([.X76]^3+a*[.X76]+b;prime)" office:value-type="string" office:string-value="" calcext:value-type="error">
            <text:p>#VALUE!</text:p>
          </table:table-cell>
          <table:table-cell table:style-name="ce9" table:formula="of:=MOD([.Y76]*[.Y76];prime)" office:value-type="string" office:string-value="" calcext:value-type="error">
            <text:p>#VALUE!</text:p>
          </table:table-cell>
          <table:table-cell table:style-name="ce6" table:formula="of:=([.$Y$1]-[.Y76])" office:value-type="string" office:string-value="" calcext:value-type="error">
            <text:p>#VALUE!</text:p>
          </table:table-cell>
          <table:table-cell table:style-name="ce14" table:formula="of:=([.$X$1]-[.X76])" office:value-type="string" office:string-value="" calcext:value-type="error">
            <text:p>#VALUE!</text:p>
          </table:table-cell>
          <table:table-cell table:style-name="ce14" table:formula="of:=MOD_INV([.AC76];prime)" office:value-type="string" office:string-value="" calcext:value-type="error">
            <text:p>#VALUE!</text:p>
          </table:table-cell>
          <table:table-cell table:style-name="ce9" table:formula="of:=MOD([.AB76]*[.AD7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6" table:formula="of:=MOD([.AE76]*[.AE76]-[.X76]-[.$X$1];prime)" office:value-type="string" office:string-value="" calcext:value-type="error">
            <text:p>#VALUE!</text:p>
          </table:table-cell>
          <table:table-cell table:style-name="ce9" table:formula="of:=MOD([.AE76]*([.$X$1]-[.X77])-[.$Y$1];prime)" office:value-type="string" office:string-value="" calcext:value-type="error">
            <text:p>#VALUE!</text:p>
          </table:table-cell>
          <table:table-cell table:style-name="ce6" table:formula="of:=MOD([.X77]^3+a*[.X77]+b;prime)" office:value-type="string" office:string-value="" calcext:value-type="error">
            <text:p>#VALUE!</text:p>
          </table:table-cell>
          <table:table-cell table:style-name="ce9" table:formula="of:=MOD([.Y77]*[.Y77];prime)" office:value-type="string" office:string-value="" calcext:value-type="error">
            <text:p>#VALUE!</text:p>
          </table:table-cell>
          <table:table-cell table:style-name="ce6" table:formula="of:=([.$Y$1]-[.Y77])" office:value-type="string" office:string-value="" calcext:value-type="error">
            <text:p>#VALUE!</text:p>
          </table:table-cell>
          <table:table-cell table:style-name="ce14" table:formula="of:=([.$X$1]-[.X77])" office:value-type="string" office:string-value="" calcext:value-type="error">
            <text:p>#VALUE!</text:p>
          </table:table-cell>
          <table:table-cell table:style-name="ce14" table:formula="of:=MOD_INV([.AC77];prime)" office:value-type="string" office:string-value="" calcext:value-type="error">
            <text:p>#VALUE!</text:p>
          </table:table-cell>
          <table:table-cell table:style-name="ce9" table:formula="of:=MOD([.AB77]*[.AD7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6" table:formula="of:=MOD([.AE77]*[.AE77]-[.X77]-[.$X$1];prime)" office:value-type="string" office:string-value="" calcext:value-type="error">
            <text:p>#VALUE!</text:p>
          </table:table-cell>
          <table:table-cell table:style-name="ce9" table:formula="of:=MOD([.AE77]*([.$X$1]-[.X78])-[.$Y$1];prime)" office:value-type="string" office:string-value="" calcext:value-type="error">
            <text:p>#VALUE!</text:p>
          </table:table-cell>
          <table:table-cell table:style-name="ce6" table:formula="of:=MOD([.X78]^3+a*[.X78]+b;prime)" office:value-type="string" office:string-value="" calcext:value-type="error">
            <text:p>#VALUE!</text:p>
          </table:table-cell>
          <table:table-cell table:style-name="ce9" table:formula="of:=MOD([.Y78]*[.Y78];prime)" office:value-type="string" office:string-value="" calcext:value-type="error">
            <text:p>#VALUE!</text:p>
          </table:table-cell>
          <table:table-cell table:style-name="ce6" table:formula="of:=([.$Y$1]-[.Y78])" office:value-type="string" office:string-value="" calcext:value-type="error">
            <text:p>#VALUE!</text:p>
          </table:table-cell>
          <table:table-cell table:style-name="ce14" table:formula="of:=([.$X$1]-[.X78])" office:value-type="string" office:string-value="" calcext:value-type="error">
            <text:p>#VALUE!</text:p>
          </table:table-cell>
          <table:table-cell table:style-name="ce14" table:formula="of:=MOD_INV([.AC78];prime)" office:value-type="string" office:string-value="" calcext:value-type="error">
            <text:p>#VALUE!</text:p>
          </table:table-cell>
          <table:table-cell table:style-name="ce9" table:formula="of:=MOD([.AB78]*[.AD7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6" table:formula="of:=MOD([.AE78]*[.AE78]-[.X78]-[.$X$1];prime)" office:value-type="string" office:string-value="" calcext:value-type="error">
            <text:p>#VALUE!</text:p>
          </table:table-cell>
          <table:table-cell table:style-name="ce9" table:formula="of:=MOD([.AE78]*([.$X$1]-[.X79])-[.$Y$1];prime)" office:value-type="string" office:string-value="" calcext:value-type="error">
            <text:p>#VALUE!</text:p>
          </table:table-cell>
          <table:table-cell table:style-name="ce6" table:formula="of:=MOD([.X79]^3+a*[.X79]+b;prime)" office:value-type="string" office:string-value="" calcext:value-type="error">
            <text:p>#VALUE!</text:p>
          </table:table-cell>
          <table:table-cell table:style-name="ce9" table:formula="of:=MOD([.Y79]*[.Y79];prime)" office:value-type="string" office:string-value="" calcext:value-type="error">
            <text:p>#VALUE!</text:p>
          </table:table-cell>
          <table:table-cell table:style-name="ce6" table:formula="of:=([.$Y$1]-[.Y79])" office:value-type="string" office:string-value="" calcext:value-type="error">
            <text:p>#VALUE!</text:p>
          </table:table-cell>
          <table:table-cell table:style-name="ce14" table:formula="of:=([.$X$1]-[.X79])" office:value-type="string" office:string-value="" calcext:value-type="error">
            <text:p>#VALUE!</text:p>
          </table:table-cell>
          <table:table-cell table:style-name="ce14" table:formula="of:=MOD_INV([.AC79];prime)" office:value-type="string" office:string-value="" calcext:value-type="error">
            <text:p>#VALUE!</text:p>
          </table:table-cell>
          <table:table-cell table:style-name="ce9" table:formula="of:=MOD([.AB79]*[.AD7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6" table:formula="of:=MOD([.AE79]*[.AE79]-[.X79]-[.$X$1];prime)" office:value-type="string" office:string-value="" calcext:value-type="error">
            <text:p>#VALUE!</text:p>
          </table:table-cell>
          <table:table-cell table:style-name="ce9" table:formula="of:=MOD([.AE79]*([.$X$1]-[.X80])-[.$Y$1];prime)" office:value-type="string" office:string-value="" calcext:value-type="error">
            <text:p>#VALUE!</text:p>
          </table:table-cell>
          <table:table-cell table:style-name="ce6" table:formula="of:=MOD([.X80]^3+a*[.X80]+b;prime)" office:value-type="string" office:string-value="" calcext:value-type="error">
            <text:p>#VALUE!</text:p>
          </table:table-cell>
          <table:table-cell table:style-name="ce9" table:formula="of:=MOD([.Y80]*[.Y80];prime)" office:value-type="string" office:string-value="" calcext:value-type="error">
            <text:p>#VALUE!</text:p>
          </table:table-cell>
          <table:table-cell table:style-name="ce6" table:formula="of:=([.$Y$1]-[.Y80])" office:value-type="string" office:string-value="" calcext:value-type="error">
            <text:p>#VALUE!</text:p>
          </table:table-cell>
          <table:table-cell table:style-name="ce14" table:formula="of:=([.$X$1]-[.X80])" office:value-type="string" office:string-value="" calcext:value-type="error">
            <text:p>#VALUE!</text:p>
          </table:table-cell>
          <table:table-cell table:style-name="ce14" table:formula="of:=MOD_INV([.AC80];prime)" office:value-type="string" office:string-value="" calcext:value-type="error">
            <text:p>#VALUE!</text:p>
          </table:table-cell>
          <table:table-cell table:style-name="ce9" table:formula="of:=MOD([.AB80]*[.AD8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6" table:formula="of:=MOD([.AE80]*[.AE80]-[.X80]-[.$X$1];prime)" office:value-type="string" office:string-value="" calcext:value-type="error">
            <text:p>#VALUE!</text:p>
          </table:table-cell>
          <table:table-cell table:style-name="ce9" table:formula="of:=MOD([.AE80]*([.$X$1]-[.X81])-[.$Y$1];prime)" office:value-type="string" office:string-value="" calcext:value-type="error">
            <text:p>#VALUE!</text:p>
          </table:table-cell>
          <table:table-cell table:style-name="ce6" table:formula="of:=MOD([.X81]^3+a*[.X81]+b;prime)" office:value-type="string" office:string-value="" calcext:value-type="error">
            <text:p>#VALUE!</text:p>
          </table:table-cell>
          <table:table-cell table:style-name="ce9" table:formula="of:=MOD([.Y81]*[.Y81];prime)" office:value-type="string" office:string-value="" calcext:value-type="error">
            <text:p>#VALUE!</text:p>
          </table:table-cell>
          <table:table-cell table:style-name="ce6" table:formula="of:=([.$Y$1]-[.Y81])" office:value-type="string" office:string-value="" calcext:value-type="error">
            <text:p>#VALUE!</text:p>
          </table:table-cell>
          <table:table-cell table:style-name="ce14" table:formula="of:=([.$X$1]-[.X81])" office:value-type="string" office:string-value="" calcext:value-type="error">
            <text:p>#VALUE!</text:p>
          </table:table-cell>
          <table:table-cell table:style-name="ce14" table:formula="of:=MOD_INV([.AC81];prime)" office:value-type="string" office:string-value="" calcext:value-type="error">
            <text:p>#VALUE!</text:p>
          </table:table-cell>
          <table:table-cell table:style-name="ce9" table:formula="of:=MOD([.AB81]*[.AD8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6" table:formula="of:=MOD([.AE81]*[.AE81]-[.X81]-[.$X$1];prime)" office:value-type="string" office:string-value="" calcext:value-type="error">
            <text:p>#VALUE!</text:p>
          </table:table-cell>
          <table:table-cell table:style-name="ce9" table:formula="of:=MOD([.AE81]*([.$X$1]-[.X82])-[.$Y$1];prime)" office:value-type="string" office:string-value="" calcext:value-type="error">
            <text:p>#VALUE!</text:p>
          </table:table-cell>
          <table:table-cell table:style-name="ce6" table:formula="of:=MOD([.X82]^3+a*[.X82]+b;prime)" office:value-type="string" office:string-value="" calcext:value-type="error">
            <text:p>#VALUE!</text:p>
          </table:table-cell>
          <table:table-cell table:style-name="ce9" table:formula="of:=MOD([.Y82]*[.Y82];prime)" office:value-type="string" office:string-value="" calcext:value-type="error">
            <text:p>#VALUE!</text:p>
          </table:table-cell>
          <table:table-cell table:style-name="ce6" table:formula="of:=([.$Y$1]-[.Y82])" office:value-type="string" office:string-value="" calcext:value-type="error">
            <text:p>#VALUE!</text:p>
          </table:table-cell>
          <table:table-cell table:style-name="ce14" table:formula="of:=([.$X$1]-[.X82])" office:value-type="string" office:string-value="" calcext:value-type="error">
            <text:p>#VALUE!</text:p>
          </table:table-cell>
          <table:table-cell table:style-name="ce14" table:formula="of:=MOD_INV([.AC82];prime)" office:value-type="string" office:string-value="" calcext:value-type="error">
            <text:p>#VALUE!</text:p>
          </table:table-cell>
          <table:table-cell table:style-name="ce9" table:formula="of:=MOD([.AB82]*[.AD8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6" table:formula="of:=MOD([.AE82]*[.AE82]-[.X82]-[.$X$1];prime)" office:value-type="string" office:string-value="" calcext:value-type="error">
            <text:p>#VALUE!</text:p>
          </table:table-cell>
          <table:table-cell table:style-name="ce9" table:formula="of:=MOD([.AE82]*([.$X$1]-[.X83])-[.$Y$1];prime)" office:value-type="string" office:string-value="" calcext:value-type="error">
            <text:p>#VALUE!</text:p>
          </table:table-cell>
          <table:table-cell table:style-name="ce6" table:formula="of:=MOD([.X83]^3+a*[.X83]+b;prime)" office:value-type="string" office:string-value="" calcext:value-type="error">
            <text:p>#VALUE!</text:p>
          </table:table-cell>
          <table:table-cell table:style-name="ce9" table:formula="of:=MOD([.Y83]*[.Y83];prime)" office:value-type="string" office:string-value="" calcext:value-type="error">
            <text:p>#VALUE!</text:p>
          </table:table-cell>
          <table:table-cell table:style-name="ce6" table:formula="of:=([.$Y$1]-[.Y83])" office:value-type="string" office:string-value="" calcext:value-type="error">
            <text:p>#VALUE!</text:p>
          </table:table-cell>
          <table:table-cell table:style-name="ce14" table:formula="of:=([.$X$1]-[.X83])" office:value-type="string" office:string-value="" calcext:value-type="error">
            <text:p>#VALUE!</text:p>
          </table:table-cell>
          <table:table-cell table:style-name="ce14" table:formula="of:=MOD_INV([.AC83];prime)" office:value-type="string" office:string-value="" calcext:value-type="error">
            <text:p>#VALUE!</text:p>
          </table:table-cell>
          <table:table-cell table:style-name="ce9" table:formula="of:=MOD([.AB83]*[.AD8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6" table:formula="of:=MOD([.AE83]*[.AE83]-[.X83]-[.$X$1];prime)" office:value-type="string" office:string-value="" calcext:value-type="error">
            <text:p>#VALUE!</text:p>
          </table:table-cell>
          <table:table-cell table:style-name="ce9" table:formula="of:=MOD([.AE83]*([.$X$1]-[.X84])-[.$Y$1];prime)" office:value-type="string" office:string-value="" calcext:value-type="error">
            <text:p>#VALUE!</text:p>
          </table:table-cell>
          <table:table-cell table:style-name="ce6" table:formula="of:=MOD([.X84]^3+a*[.X84]+b;prime)" office:value-type="string" office:string-value="" calcext:value-type="error">
            <text:p>#VALUE!</text:p>
          </table:table-cell>
          <table:table-cell table:style-name="ce9" table:formula="of:=MOD([.Y84]*[.Y84];prime)" office:value-type="string" office:string-value="" calcext:value-type="error">
            <text:p>#VALUE!</text:p>
          </table:table-cell>
          <table:table-cell table:style-name="ce6" table:formula="of:=([.$Y$1]-[.Y84])" office:value-type="string" office:string-value="" calcext:value-type="error">
            <text:p>#VALUE!</text:p>
          </table:table-cell>
          <table:table-cell table:style-name="ce14" table:formula="of:=([.$X$1]-[.X84])" office:value-type="string" office:string-value="" calcext:value-type="error">
            <text:p>#VALUE!</text:p>
          </table:table-cell>
          <table:table-cell table:style-name="ce14" table:formula="of:=MOD_INV([.AC84];prime)" office:value-type="string" office:string-value="" calcext:value-type="error">
            <text:p>#VALUE!</text:p>
          </table:table-cell>
          <table:table-cell table:style-name="ce9" table:formula="of:=MOD([.AB84]*[.AD8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6" table:formula="of:=MOD([.AE84]*[.AE84]-[.X84]-[.$X$1];prime)" office:value-type="string" office:string-value="" calcext:value-type="error">
            <text:p>#VALUE!</text:p>
          </table:table-cell>
          <table:table-cell table:style-name="ce9" table:formula="of:=MOD([.AE84]*([.$X$1]-[.X85])-[.$Y$1];prime)" office:value-type="string" office:string-value="" calcext:value-type="error">
            <text:p>#VALUE!</text:p>
          </table:table-cell>
          <table:table-cell table:style-name="ce6" table:formula="of:=MOD([.X85]^3+a*[.X85]+b;prime)" office:value-type="string" office:string-value="" calcext:value-type="error">
            <text:p>#VALUE!</text:p>
          </table:table-cell>
          <table:table-cell table:style-name="ce9" table:formula="of:=MOD([.Y85]*[.Y85];prime)" office:value-type="string" office:string-value="" calcext:value-type="error">
            <text:p>#VALUE!</text:p>
          </table:table-cell>
          <table:table-cell table:style-name="ce6" table:formula="of:=([.$Y$1]-[.Y85])" office:value-type="string" office:string-value="" calcext:value-type="error">
            <text:p>#VALUE!</text:p>
          </table:table-cell>
          <table:table-cell table:style-name="ce14" table:formula="of:=([.$X$1]-[.X85])" office:value-type="string" office:string-value="" calcext:value-type="error">
            <text:p>#VALUE!</text:p>
          </table:table-cell>
          <table:table-cell table:style-name="ce14" table:formula="of:=MOD_INV([.AC85];prime)" office:value-type="string" office:string-value="" calcext:value-type="error">
            <text:p>#VALUE!</text:p>
          </table:table-cell>
          <table:table-cell table:style-name="ce9" table:formula="of:=MOD([.AB85]*[.AD8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6" table:formula="of:=MOD([.AE85]*[.AE85]-[.X85]-[.$X$1];prime)" office:value-type="string" office:string-value="" calcext:value-type="error">
            <text:p>#VALUE!</text:p>
          </table:table-cell>
          <table:table-cell table:style-name="ce9" table:formula="of:=MOD([.AE85]*([.$X$1]-[.X86])-[.$Y$1];prime)" office:value-type="string" office:string-value="" calcext:value-type="error">
            <text:p>#VALUE!</text:p>
          </table:table-cell>
          <table:table-cell table:style-name="ce6" table:formula="of:=MOD([.X86]^3+a*[.X86]+b;prime)" office:value-type="string" office:string-value="" calcext:value-type="error">
            <text:p>#VALUE!</text:p>
          </table:table-cell>
          <table:table-cell table:style-name="ce9" table:formula="of:=MOD([.Y86]*[.Y86];prime)" office:value-type="string" office:string-value="" calcext:value-type="error">
            <text:p>#VALUE!</text:p>
          </table:table-cell>
          <table:table-cell table:style-name="ce6" table:formula="of:=([.$Y$1]-[.Y86])" office:value-type="string" office:string-value="" calcext:value-type="error">
            <text:p>#VALUE!</text:p>
          </table:table-cell>
          <table:table-cell table:style-name="ce14" table:formula="of:=([.$X$1]-[.X86])" office:value-type="string" office:string-value="" calcext:value-type="error">
            <text:p>#VALUE!</text:p>
          </table:table-cell>
          <table:table-cell table:style-name="ce14" table:formula="of:=MOD_INV([.AC86];prime)" office:value-type="string" office:string-value="" calcext:value-type="error">
            <text:p>#VALUE!</text:p>
          </table:table-cell>
          <table:table-cell table:style-name="ce9" table:formula="of:=MOD([.AB86]*[.AD8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6" table:formula="of:=MOD([.AE86]*[.AE86]-[.X86]-[.$X$1];prime)" office:value-type="string" office:string-value="" calcext:value-type="error">
            <text:p>#VALUE!</text:p>
          </table:table-cell>
          <table:table-cell table:style-name="ce9" table:formula="of:=MOD([.AE86]*([.$X$1]-[.X87])-[.$Y$1];prime)" office:value-type="string" office:string-value="" calcext:value-type="error">
            <text:p>#VALUE!</text:p>
          </table:table-cell>
          <table:table-cell table:style-name="ce6" table:formula="of:=MOD([.X87]^3+a*[.X87]+b;prime)" office:value-type="string" office:string-value="" calcext:value-type="error">
            <text:p>#VALUE!</text:p>
          </table:table-cell>
          <table:table-cell table:style-name="ce9" table:formula="of:=MOD([.Y87]*[.Y87];prime)" office:value-type="string" office:string-value="" calcext:value-type="error">
            <text:p>#VALUE!</text:p>
          </table:table-cell>
          <table:table-cell table:style-name="ce6" table:formula="of:=([.$Y$1]-[.Y87])" office:value-type="string" office:string-value="" calcext:value-type="error">
            <text:p>#VALUE!</text:p>
          </table:table-cell>
          <table:table-cell table:style-name="ce14" table:formula="of:=([.$X$1]-[.X87])" office:value-type="string" office:string-value="" calcext:value-type="error">
            <text:p>#VALUE!</text:p>
          </table:table-cell>
          <table:table-cell table:style-name="ce14" table:formula="of:=MOD_INV([.AC87];prime)" office:value-type="string" office:string-value="" calcext:value-type="error">
            <text:p>#VALUE!</text:p>
          </table:table-cell>
          <table:table-cell table:style-name="ce9" table:formula="of:=MOD([.AB87]*[.AD8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6" table:formula="of:=MOD([.AE87]*[.AE87]-[.X87]-[.$X$1];prime)" office:value-type="string" office:string-value="" calcext:value-type="error">
            <text:p>#VALUE!</text:p>
          </table:table-cell>
          <table:table-cell table:style-name="ce9" table:formula="of:=MOD([.AE87]*([.$X$1]-[.X88])-[.$Y$1];prime)" office:value-type="string" office:string-value="" calcext:value-type="error">
            <text:p>#VALUE!</text:p>
          </table:table-cell>
          <table:table-cell table:style-name="ce6" table:formula="of:=MOD([.X88]^3+a*[.X88]+b;prime)" office:value-type="string" office:string-value="" calcext:value-type="error">
            <text:p>#VALUE!</text:p>
          </table:table-cell>
          <table:table-cell table:style-name="ce9" table:formula="of:=MOD([.Y88]*[.Y88];prime)" office:value-type="string" office:string-value="" calcext:value-type="error">
            <text:p>#VALUE!</text:p>
          </table:table-cell>
          <table:table-cell table:style-name="ce6" table:formula="of:=([.$Y$1]-[.Y88])" office:value-type="string" office:string-value="" calcext:value-type="error">
            <text:p>#VALUE!</text:p>
          </table:table-cell>
          <table:table-cell table:style-name="ce14" table:formula="of:=([.$X$1]-[.X88])" office:value-type="string" office:string-value="" calcext:value-type="error">
            <text:p>#VALUE!</text:p>
          </table:table-cell>
          <table:table-cell table:style-name="ce14" table:formula="of:=MOD_INV([.AC88];prime)" office:value-type="string" office:string-value="" calcext:value-type="error">
            <text:p>#VALUE!</text:p>
          </table:table-cell>
          <table:table-cell table:style-name="ce9" table:formula="of:=MOD([.AB88]*[.AD8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6" table:formula="of:=MOD([.AE88]*[.AE88]-[.X88]-[.$X$1];prime)" office:value-type="string" office:string-value="" calcext:value-type="error">
            <text:p>#VALUE!</text:p>
          </table:table-cell>
          <table:table-cell table:style-name="ce9" table:formula="of:=MOD([.AE88]*([.$X$1]-[.X89])-[.$Y$1];prime)" office:value-type="string" office:string-value="" calcext:value-type="error">
            <text:p>#VALUE!</text:p>
          </table:table-cell>
          <table:table-cell table:style-name="ce6" table:formula="of:=MOD([.X89]^3+a*[.X89]+b;prime)" office:value-type="string" office:string-value="" calcext:value-type="error">
            <text:p>#VALUE!</text:p>
          </table:table-cell>
          <table:table-cell table:style-name="ce9" table:formula="of:=MOD([.Y89]*[.Y89];prime)" office:value-type="string" office:string-value="" calcext:value-type="error">
            <text:p>#VALUE!</text:p>
          </table:table-cell>
          <table:table-cell table:style-name="ce6" table:formula="of:=([.$Y$1]-[.Y89])" office:value-type="string" office:string-value="" calcext:value-type="error">
            <text:p>#VALUE!</text:p>
          </table:table-cell>
          <table:table-cell table:style-name="ce14" table:formula="of:=([.$X$1]-[.X89])" office:value-type="string" office:string-value="" calcext:value-type="error">
            <text:p>#VALUE!</text:p>
          </table:table-cell>
          <table:table-cell table:style-name="ce14" table:formula="of:=MOD_INV([.AC89];prime)" office:value-type="string" office:string-value="" calcext:value-type="error">
            <text:p>#VALUE!</text:p>
          </table:table-cell>
          <table:table-cell table:style-name="ce9" table:formula="of:=MOD([.AB89]*[.AD8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6" table:formula="of:=MOD([.AE89]*[.AE89]-[.X89]-[.$X$1];prime)" office:value-type="string" office:string-value="" calcext:value-type="error">
            <text:p>#VALUE!</text:p>
          </table:table-cell>
          <table:table-cell table:style-name="ce9" table:formula="of:=MOD([.AE89]*([.$X$1]-[.X90])-[.$Y$1];prime)" office:value-type="string" office:string-value="" calcext:value-type="error">
            <text:p>#VALUE!</text:p>
          </table:table-cell>
          <table:table-cell table:style-name="ce6" table:formula="of:=MOD([.X90]^3+a*[.X90]+b;prime)" office:value-type="string" office:string-value="" calcext:value-type="error">
            <text:p>#VALUE!</text:p>
          </table:table-cell>
          <table:table-cell table:style-name="ce9" table:formula="of:=MOD([.Y90]*[.Y90];prime)" office:value-type="string" office:string-value="" calcext:value-type="error">
            <text:p>#VALUE!</text:p>
          </table:table-cell>
          <table:table-cell table:style-name="ce6" table:formula="of:=([.$Y$1]-[.Y90])" office:value-type="string" office:string-value="" calcext:value-type="error">
            <text:p>#VALUE!</text:p>
          </table:table-cell>
          <table:table-cell table:style-name="ce14" table:formula="of:=([.$X$1]-[.X90])" office:value-type="string" office:string-value="" calcext:value-type="error">
            <text:p>#VALUE!</text:p>
          </table:table-cell>
          <table:table-cell table:style-name="ce14" table:formula="of:=MOD_INV([.AC90];prime)" office:value-type="string" office:string-value="" calcext:value-type="error">
            <text:p>#VALUE!</text:p>
          </table:table-cell>
          <table:table-cell table:style-name="ce9" table:formula="of:=MOD([.AB90]*[.AD9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6" table:formula="of:=MOD([.AE90]*[.AE90]-[.X90]-[.$X$1];prime)" office:value-type="string" office:string-value="" calcext:value-type="error">
            <text:p>#VALUE!</text:p>
          </table:table-cell>
          <table:table-cell table:style-name="ce9" table:formula="of:=MOD([.AE90]*([.$X$1]-[.X91])-[.$Y$1];prime)" office:value-type="string" office:string-value="" calcext:value-type="error">
            <text:p>#VALUE!</text:p>
          </table:table-cell>
          <table:table-cell table:style-name="ce6" table:formula="of:=MOD([.X91]^3+a*[.X91]+b;prime)" office:value-type="string" office:string-value="" calcext:value-type="error">
            <text:p>#VALUE!</text:p>
          </table:table-cell>
          <table:table-cell table:style-name="ce9" table:formula="of:=MOD([.Y91]*[.Y91];prime)" office:value-type="string" office:string-value="" calcext:value-type="error">
            <text:p>#VALUE!</text:p>
          </table:table-cell>
          <table:table-cell table:style-name="ce6" table:formula="of:=([.$Y$1]-[.Y91])" office:value-type="string" office:string-value="" calcext:value-type="error">
            <text:p>#VALUE!</text:p>
          </table:table-cell>
          <table:table-cell table:style-name="ce14" table:formula="of:=([.$X$1]-[.X91])" office:value-type="string" office:string-value="" calcext:value-type="error">
            <text:p>#VALUE!</text:p>
          </table:table-cell>
          <table:table-cell table:style-name="ce14" table:formula="of:=MOD_INV([.AC91];prime)" office:value-type="string" office:string-value="" calcext:value-type="error">
            <text:p>#VALUE!</text:p>
          </table:table-cell>
          <table:table-cell table:style-name="ce9" table:formula="of:=MOD([.AB91]*[.AD9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6" table:formula="of:=MOD([.AE91]*[.AE91]-[.X91]-[.$X$1];prime)" office:value-type="string" office:string-value="" calcext:value-type="error">
            <text:p>#VALUE!</text:p>
          </table:table-cell>
          <table:table-cell table:style-name="ce9" table:formula="of:=MOD([.AE91]*([.$X$1]-[.X92])-[.$Y$1];prime)" office:value-type="string" office:string-value="" calcext:value-type="error">
            <text:p>#VALUE!</text:p>
          </table:table-cell>
          <table:table-cell table:style-name="ce6" table:formula="of:=MOD([.X92]^3+a*[.X92]+b;prime)" office:value-type="string" office:string-value="" calcext:value-type="error">
            <text:p>#VALUE!</text:p>
          </table:table-cell>
          <table:table-cell table:style-name="ce9" table:formula="of:=MOD([.Y92]*[.Y92];prime)" office:value-type="string" office:string-value="" calcext:value-type="error">
            <text:p>#VALUE!</text:p>
          </table:table-cell>
          <table:table-cell table:style-name="ce6" table:formula="of:=([.$Y$1]-[.Y92])" office:value-type="string" office:string-value="" calcext:value-type="error">
            <text:p>#VALUE!</text:p>
          </table:table-cell>
          <table:table-cell table:style-name="ce14" table:formula="of:=([.$X$1]-[.X92])" office:value-type="string" office:string-value="" calcext:value-type="error">
            <text:p>#VALUE!</text:p>
          </table:table-cell>
          <table:table-cell table:style-name="ce14" table:formula="of:=MOD_INV([.AC92];prime)" office:value-type="string" office:string-value="" calcext:value-type="error">
            <text:p>#VALUE!</text:p>
          </table:table-cell>
          <table:table-cell table:style-name="ce9" table:formula="of:=MOD([.AB92]*[.AD9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6" table:formula="of:=MOD([.AE92]*[.AE92]-[.X92]-[.$X$1];prime)" office:value-type="string" office:string-value="" calcext:value-type="error">
            <text:p>#VALUE!</text:p>
          </table:table-cell>
          <table:table-cell table:style-name="ce9" table:formula="of:=MOD([.AE92]*([.$X$1]-[.X93])-[.$Y$1];prime)" office:value-type="string" office:string-value="" calcext:value-type="error">
            <text:p>#VALUE!</text:p>
          </table:table-cell>
          <table:table-cell table:style-name="ce6" table:formula="of:=MOD([.X93]^3+a*[.X93]+b;prime)" office:value-type="string" office:string-value="" calcext:value-type="error">
            <text:p>#VALUE!</text:p>
          </table:table-cell>
          <table:table-cell table:style-name="ce9" table:formula="of:=MOD([.Y93]*[.Y93];prime)" office:value-type="string" office:string-value="" calcext:value-type="error">
            <text:p>#VALUE!</text:p>
          </table:table-cell>
          <table:table-cell table:style-name="ce6" table:formula="of:=([.$Y$1]-[.Y93])" office:value-type="string" office:string-value="" calcext:value-type="error">
            <text:p>#VALUE!</text:p>
          </table:table-cell>
          <table:table-cell table:style-name="ce14" table:formula="of:=([.$X$1]-[.X93])" office:value-type="string" office:string-value="" calcext:value-type="error">
            <text:p>#VALUE!</text:p>
          </table:table-cell>
          <table:table-cell table:style-name="ce14" table:formula="of:=MOD_INV([.AC93];prime)" office:value-type="string" office:string-value="" calcext:value-type="error">
            <text:p>#VALUE!</text:p>
          </table:table-cell>
          <table:table-cell table:style-name="ce9" table:formula="of:=MOD([.AB93]*[.AD9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6" table:formula="of:=MOD([.AE93]*[.AE93]-[.X93]-[.$X$1];prime)" office:value-type="string" office:string-value="" calcext:value-type="error">
            <text:p>#VALUE!</text:p>
          </table:table-cell>
          <table:table-cell table:style-name="ce9" table:formula="of:=MOD([.AE93]*([.$X$1]-[.X94])-[.$Y$1];prime)" office:value-type="string" office:string-value="" calcext:value-type="error">
            <text:p>#VALUE!</text:p>
          </table:table-cell>
          <table:table-cell table:style-name="ce6" table:formula="of:=MOD([.X94]^3+a*[.X94]+b;prime)" office:value-type="string" office:string-value="" calcext:value-type="error">
            <text:p>#VALUE!</text:p>
          </table:table-cell>
          <table:table-cell table:style-name="ce9" table:formula="of:=MOD([.Y94]*[.Y94];prime)" office:value-type="string" office:string-value="" calcext:value-type="error">
            <text:p>#VALUE!</text:p>
          </table:table-cell>
          <table:table-cell table:style-name="ce6" table:formula="of:=([.$Y$1]-[.Y94])" office:value-type="string" office:string-value="" calcext:value-type="error">
            <text:p>#VALUE!</text:p>
          </table:table-cell>
          <table:table-cell table:style-name="ce14" table:formula="of:=([.$X$1]-[.X94])" office:value-type="string" office:string-value="" calcext:value-type="error">
            <text:p>#VALUE!</text:p>
          </table:table-cell>
          <table:table-cell table:style-name="ce14" table:formula="of:=MOD_INV([.AC94];prime)" office:value-type="string" office:string-value="" calcext:value-type="error">
            <text:p>#VALUE!</text:p>
          </table:table-cell>
          <table:table-cell table:style-name="ce9" table:formula="of:=MOD([.AB94]*[.AD9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6" table:formula="of:=MOD([.AE94]*[.AE94]-[.X94]-[.$X$1];prime)" office:value-type="string" office:string-value="" calcext:value-type="error">
            <text:p>#VALUE!</text:p>
          </table:table-cell>
          <table:table-cell table:style-name="ce9" table:formula="of:=MOD([.AE94]*([.$X$1]-[.X95])-[.$Y$1];prime)" office:value-type="string" office:string-value="" calcext:value-type="error">
            <text:p>#VALUE!</text:p>
          </table:table-cell>
          <table:table-cell table:style-name="ce6" table:formula="of:=MOD([.X95]^3+a*[.X95]+b;prime)" office:value-type="string" office:string-value="" calcext:value-type="error">
            <text:p>#VALUE!</text:p>
          </table:table-cell>
          <table:table-cell table:style-name="ce9" table:formula="of:=MOD([.Y95]*[.Y95];prime)" office:value-type="string" office:string-value="" calcext:value-type="error">
            <text:p>#VALUE!</text:p>
          </table:table-cell>
          <table:table-cell table:style-name="ce6" table:formula="of:=([.$Y$1]-[.Y95])" office:value-type="string" office:string-value="" calcext:value-type="error">
            <text:p>#VALUE!</text:p>
          </table:table-cell>
          <table:table-cell table:style-name="ce14" table:formula="of:=([.$X$1]-[.X95])" office:value-type="string" office:string-value="" calcext:value-type="error">
            <text:p>#VALUE!</text:p>
          </table:table-cell>
          <table:table-cell table:style-name="ce14" table:formula="of:=MOD_INV([.AC95];prime)" office:value-type="string" office:string-value="" calcext:value-type="error">
            <text:p>#VALUE!</text:p>
          </table:table-cell>
          <table:table-cell table:style-name="ce9" table:formula="of:=MOD([.AB95]*[.AD9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6" table:formula="of:=MOD([.AE95]*[.AE95]-[.X95]-[.$X$1];prime)" office:value-type="string" office:string-value="" calcext:value-type="error">
            <text:p>#VALUE!</text:p>
          </table:table-cell>
          <table:table-cell table:style-name="ce9" table:formula="of:=MOD([.AE95]*([.$X$1]-[.X96])-[.$Y$1];prime)" office:value-type="string" office:string-value="" calcext:value-type="error">
            <text:p>#VALUE!</text:p>
          </table:table-cell>
          <table:table-cell table:style-name="ce6" table:formula="of:=MOD([.X96]^3+a*[.X96]+b;prime)" office:value-type="string" office:string-value="" calcext:value-type="error">
            <text:p>#VALUE!</text:p>
          </table:table-cell>
          <table:table-cell table:style-name="ce9" table:formula="of:=MOD([.Y96]*[.Y96];prime)" office:value-type="string" office:string-value="" calcext:value-type="error">
            <text:p>#VALUE!</text:p>
          </table:table-cell>
          <table:table-cell table:style-name="ce6" table:formula="of:=([.$Y$1]-[.Y96])" office:value-type="string" office:string-value="" calcext:value-type="error">
            <text:p>#VALUE!</text:p>
          </table:table-cell>
          <table:table-cell table:style-name="ce14" table:formula="of:=([.$X$1]-[.X96])" office:value-type="string" office:string-value="" calcext:value-type="error">
            <text:p>#VALUE!</text:p>
          </table:table-cell>
          <table:table-cell table:style-name="ce14" table:formula="of:=MOD_INV([.AC96];prime)" office:value-type="string" office:string-value="" calcext:value-type="error">
            <text:p>#VALUE!</text:p>
          </table:table-cell>
          <table:table-cell table:style-name="ce9" table:formula="of:=MOD([.AB96]*[.AD9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6" table:formula="of:=MOD([.AE96]*[.AE96]-[.X96]-[.$X$1];prime)" office:value-type="string" office:string-value="" calcext:value-type="error">
            <text:p>#VALUE!</text:p>
          </table:table-cell>
          <table:table-cell table:style-name="ce9" table:formula="of:=MOD([.AE96]*([.$X$1]-[.X97])-[.$Y$1];prime)" office:value-type="string" office:string-value="" calcext:value-type="error">
            <text:p>#VALUE!</text:p>
          </table:table-cell>
          <table:table-cell table:style-name="ce6" table:formula="of:=MOD([.X97]^3+a*[.X97]+b;prime)" office:value-type="string" office:string-value="" calcext:value-type="error">
            <text:p>#VALUE!</text:p>
          </table:table-cell>
          <table:table-cell table:style-name="ce9" table:formula="of:=MOD([.Y97]*[.Y97];prime)" office:value-type="string" office:string-value="" calcext:value-type="error">
            <text:p>#VALUE!</text:p>
          </table:table-cell>
          <table:table-cell table:style-name="ce6" table:formula="of:=([.$Y$1]-[.Y97])" office:value-type="string" office:string-value="" calcext:value-type="error">
            <text:p>#VALUE!</text:p>
          </table:table-cell>
          <table:table-cell table:style-name="ce14" table:formula="of:=([.$X$1]-[.X97])" office:value-type="string" office:string-value="" calcext:value-type="error">
            <text:p>#VALUE!</text:p>
          </table:table-cell>
          <table:table-cell table:style-name="ce14" table:formula="of:=MOD_INV([.AC97];prime)" office:value-type="string" office:string-value="" calcext:value-type="error">
            <text:p>#VALUE!</text:p>
          </table:table-cell>
          <table:table-cell table:style-name="ce9" table:formula="of:=MOD([.AB97]*[.AD9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6" table:formula="of:=MOD([.AE97]*[.AE97]-[.X97]-[.$X$1];prime)" office:value-type="string" office:string-value="" calcext:value-type="error">
            <text:p>#VALUE!</text:p>
          </table:table-cell>
          <table:table-cell table:style-name="ce9" table:formula="of:=MOD([.AE97]*([.$X$1]-[.X98])-[.$Y$1];prime)" office:value-type="string" office:string-value="" calcext:value-type="error">
            <text:p>#VALUE!</text:p>
          </table:table-cell>
          <table:table-cell table:style-name="ce6" table:formula="of:=MOD([.X98]^3+a*[.X98]+b;prime)" office:value-type="string" office:string-value="" calcext:value-type="error">
            <text:p>#VALUE!</text:p>
          </table:table-cell>
          <table:table-cell table:style-name="ce9" table:formula="of:=MOD([.Y98]*[.Y98];prime)" office:value-type="string" office:string-value="" calcext:value-type="error">
            <text:p>#VALUE!</text:p>
          </table:table-cell>
          <table:table-cell table:style-name="ce6" table:formula="of:=([.$Y$1]-[.Y98])" office:value-type="string" office:string-value="" calcext:value-type="error">
            <text:p>#VALUE!</text:p>
          </table:table-cell>
          <table:table-cell table:style-name="ce14" table:formula="of:=([.$X$1]-[.X98])" office:value-type="string" office:string-value="" calcext:value-type="error">
            <text:p>#VALUE!</text:p>
          </table:table-cell>
          <table:table-cell table:style-name="ce14" table:formula="of:=MOD_INV([.AC98];prime)" office:value-type="string" office:string-value="" calcext:value-type="error">
            <text:p>#VALUE!</text:p>
          </table:table-cell>
          <table:table-cell table:style-name="ce9" table:formula="of:=MOD([.AB98]*[.AD9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6" table:formula="of:=MOD([.AE98]*[.AE98]-[.X98]-[.$X$1];prime)" office:value-type="string" office:string-value="" calcext:value-type="error">
            <text:p>#VALUE!</text:p>
          </table:table-cell>
          <table:table-cell table:style-name="ce9" table:formula="of:=MOD([.AE98]*([.$X$1]-[.X99])-[.$Y$1];prime)" office:value-type="string" office:string-value="" calcext:value-type="error">
            <text:p>#VALUE!</text:p>
          </table:table-cell>
          <table:table-cell table:style-name="ce6" table:formula="of:=MOD([.X99]^3+a*[.X99]+b;prime)" office:value-type="string" office:string-value="" calcext:value-type="error">
            <text:p>#VALUE!</text:p>
          </table:table-cell>
          <table:table-cell table:style-name="ce9" table:formula="of:=MOD([.Y99]*[.Y99];prime)" office:value-type="string" office:string-value="" calcext:value-type="error">
            <text:p>#VALUE!</text:p>
          </table:table-cell>
          <table:table-cell table:style-name="ce6" table:formula="of:=([.$Y$1]-[.Y99])" office:value-type="string" office:string-value="" calcext:value-type="error">
            <text:p>#VALUE!</text:p>
          </table:table-cell>
          <table:table-cell table:style-name="ce14" table:formula="of:=([.$X$1]-[.X99])" office:value-type="string" office:string-value="" calcext:value-type="error">
            <text:p>#VALUE!</text:p>
          </table:table-cell>
          <table:table-cell table:style-name="ce14" table:formula="of:=MOD_INV([.AC99];prime)" office:value-type="string" office:string-value="" calcext:value-type="error">
            <text:p>#VALUE!</text:p>
          </table:table-cell>
          <table:table-cell table:style-name="ce9" table:formula="of:=MOD([.AB99]*[.AD9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6" table:formula="of:=MOD([.AE99]*[.AE99]-[.X99]-[.$X$1];prime)" office:value-type="string" office:string-value="" calcext:value-type="error">
            <text:p>#VALUE!</text:p>
          </table:table-cell>
          <table:table-cell table:style-name="ce9" table:formula="of:=MOD([.AE99]*([.$X$1]-[.X100])-[.$Y$1];prime)" office:value-type="string" office:string-value="" calcext:value-type="error">
            <text:p>#VALUE!</text:p>
          </table:table-cell>
          <table:table-cell table:style-name="ce6" table:formula="of:=MOD([.X100]^3+a*[.X100]+b;prime)" office:value-type="string" office:string-value="" calcext:value-type="error">
            <text:p>#VALUE!</text:p>
          </table:table-cell>
          <table:table-cell table:style-name="ce9" table:formula="of:=MOD([.Y100]*[.Y100];prime)" office:value-type="string" office:string-value="" calcext:value-type="error">
            <text:p>#VALUE!</text:p>
          </table:table-cell>
          <table:table-cell table:style-name="ce6" table:formula="of:=([.$Y$1]-[.Y100])" office:value-type="string" office:string-value="" calcext:value-type="error">
            <text:p>#VALUE!</text:p>
          </table:table-cell>
          <table:table-cell table:style-name="ce14" table:formula="of:=([.$X$1]-[.X100])" office:value-type="string" office:string-value="" calcext:value-type="error">
            <text:p>#VALUE!</text:p>
          </table:table-cell>
          <table:table-cell table:style-name="ce14" table:formula="of:=MOD_INV([.AC100];prime)" office:value-type="string" office:string-value="" calcext:value-type="error">
            <text:p>#VALUE!</text:p>
          </table:table-cell>
          <table:table-cell table:style-name="ce9" table:formula="of:=MOD([.AB100]*[.AD10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6" table:formula="of:=MOD([.AE100]*[.AE100]-[.X100]-[.$X$1];prime)" office:value-type="string" office:string-value="" calcext:value-type="error">
            <text:p>#VALUE!</text:p>
          </table:table-cell>
          <table:table-cell table:style-name="ce9" table:formula="of:=MOD([.AE100]*([.$X$1]-[.X101])-[.$Y$1];prime)" office:value-type="string" office:string-value="" calcext:value-type="error">
            <text:p>#VALUE!</text:p>
          </table:table-cell>
          <table:table-cell table:style-name="ce6" table:formula="of:=MOD([.X101]^3+a*[.X101]+b;prime)" office:value-type="string" office:string-value="" calcext:value-type="error">
            <text:p>#VALUE!</text:p>
          </table:table-cell>
          <table:table-cell table:style-name="ce9" table:formula="of:=MOD([.Y101]*[.Y101];prime)" office:value-type="string" office:string-value="" calcext:value-type="error">
            <text:p>#VALUE!</text:p>
          </table:table-cell>
          <table:table-cell table:style-name="ce6" table:formula="of:=([.$Y$1]-[.Y101])" office:value-type="string" office:string-value="" calcext:value-type="error">
            <text:p>#VALUE!</text:p>
          </table:table-cell>
          <table:table-cell table:style-name="ce14" table:formula="of:=([.$X$1]-[.X101])" office:value-type="string" office:string-value="" calcext:value-type="error">
            <text:p>#VALUE!</text:p>
          </table:table-cell>
          <table:table-cell table:style-name="ce14" table:formula="of:=MOD_INV([.AC101];prime)" office:value-type="string" office:string-value="" calcext:value-type="error">
            <text:p>#VALUE!</text:p>
          </table:table-cell>
          <table:table-cell table:style-name="ce9" table:formula="of:=MOD([.AB101]*[.AD10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6" table:formula="of:=MOD([.AE101]*[.AE101]-[.X101]-[.$X$1];prime)" office:value-type="string" office:string-value="" calcext:value-type="error">
            <text:p>#VALUE!</text:p>
          </table:table-cell>
          <table:table-cell table:style-name="ce9" table:formula="of:=MOD([.AE101]*([.$X$1]-[.X102])-[.$Y$1];prime)" office:value-type="string" office:string-value="" calcext:value-type="error">
            <text:p>#VALUE!</text:p>
          </table:table-cell>
          <table:table-cell table:style-name="ce6" table:formula="of:=MOD([.X102]^3+a*[.X102]+b;prime)" office:value-type="string" office:string-value="" calcext:value-type="error">
            <text:p>#VALUE!</text:p>
          </table:table-cell>
          <table:table-cell table:style-name="ce9" table:formula="of:=MOD([.Y102]*[.Y102];prime)" office:value-type="string" office:string-value="" calcext:value-type="error">
            <text:p>#VALUE!</text:p>
          </table:table-cell>
          <table:table-cell table:style-name="ce6" table:formula="of:=([.$Y$1]-[.Y102])" office:value-type="string" office:string-value="" calcext:value-type="error">
            <text:p>#VALUE!</text:p>
          </table:table-cell>
          <table:table-cell table:style-name="ce14" table:formula="of:=([.$X$1]-[.X102])" office:value-type="string" office:string-value="" calcext:value-type="error">
            <text:p>#VALUE!</text:p>
          </table:table-cell>
          <table:table-cell table:style-name="ce14" table:formula="of:=MOD_INV([.AC102];prime)" office:value-type="string" office:string-value="" calcext:value-type="error">
            <text:p>#VALUE!</text:p>
          </table:table-cell>
          <table:table-cell table:style-name="ce9" table:formula="of:=MOD([.AB102]*[.AD10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6" table:formula="of:=MOD([.AE102]*[.AE102]-[.X102]-[.$X$1];prime)" office:value-type="string" office:string-value="" calcext:value-type="error">
            <text:p>#VALUE!</text:p>
          </table:table-cell>
          <table:table-cell table:style-name="ce9" table:formula="of:=MOD([.AE102]*([.$X$1]-[.X103])-[.$Y$1];prime)" office:value-type="string" office:string-value="" calcext:value-type="error">
            <text:p>#VALUE!</text:p>
          </table:table-cell>
          <table:table-cell table:style-name="ce6" table:formula="of:=MOD([.X103]^3+a*[.X103]+b;prime)" office:value-type="string" office:string-value="" calcext:value-type="error">
            <text:p>#VALUE!</text:p>
          </table:table-cell>
          <table:table-cell table:style-name="ce9" table:formula="of:=MOD([.Y103]*[.Y103];prime)" office:value-type="string" office:string-value="" calcext:value-type="error">
            <text:p>#VALUE!</text:p>
          </table:table-cell>
          <table:table-cell table:style-name="ce6" table:formula="of:=([.$Y$1]-[.Y103])" office:value-type="string" office:string-value="" calcext:value-type="error">
            <text:p>#VALUE!</text:p>
          </table:table-cell>
          <table:table-cell table:style-name="ce14" table:formula="of:=([.$X$1]-[.X103])" office:value-type="string" office:string-value="" calcext:value-type="error">
            <text:p>#VALUE!</text:p>
          </table:table-cell>
          <table:table-cell table:style-name="ce14" table:formula="of:=MOD_INV([.AC103];prime)" office:value-type="string" office:string-value="" calcext:value-type="error">
            <text:p>#VALUE!</text:p>
          </table:table-cell>
          <table:table-cell table:style-name="ce9" table:formula="of:=MOD([.AB103]*[.AD10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6" table:formula="of:=MOD([.AE103]*[.AE103]-[.X103]-[.$X$1];prime)" office:value-type="string" office:string-value="" calcext:value-type="error">
            <text:p>#VALUE!</text:p>
          </table:table-cell>
          <table:table-cell table:style-name="ce9" table:formula="of:=MOD([.AE103]*([.$X$1]-[.X104])-[.$Y$1];prime)" office:value-type="string" office:string-value="" calcext:value-type="error">
            <text:p>#VALUE!</text:p>
          </table:table-cell>
          <table:table-cell table:style-name="ce6" table:formula="of:=MOD([.X104]^3+a*[.X104]+b;prime)" office:value-type="string" office:string-value="" calcext:value-type="error">
            <text:p>#VALUE!</text:p>
          </table:table-cell>
          <table:table-cell table:style-name="ce9" table:formula="of:=MOD([.Y104]*[.Y104];prime)" office:value-type="string" office:string-value="" calcext:value-type="error">
            <text:p>#VALUE!</text:p>
          </table:table-cell>
          <table:table-cell table:style-name="ce6" table:formula="of:=([.$Y$1]-[.Y104])" office:value-type="string" office:string-value="" calcext:value-type="error">
            <text:p>#VALUE!</text:p>
          </table:table-cell>
          <table:table-cell table:style-name="ce14" table:formula="of:=([.$X$1]-[.X104])" office:value-type="string" office:string-value="" calcext:value-type="error">
            <text:p>#VALUE!</text:p>
          </table:table-cell>
          <table:table-cell table:style-name="ce14" table:formula="of:=MOD_INV([.AC104];prime)" office:value-type="string" office:string-value="" calcext:value-type="error">
            <text:p>#VALUE!</text:p>
          </table:table-cell>
          <table:table-cell table:style-name="ce9" table:formula="of:=MOD([.AB104]*[.AD10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6" table:formula="of:=MOD([.AE104]*[.AE104]-[.X104]-[.$X$1];prime)" office:value-type="string" office:string-value="" calcext:value-type="error">
            <text:p>#VALUE!</text:p>
          </table:table-cell>
          <table:table-cell table:style-name="ce9" table:formula="of:=MOD([.AE104]*([.$X$1]-[.X105])-[.$Y$1];prime)" office:value-type="string" office:string-value="" calcext:value-type="error">
            <text:p>#VALUE!</text:p>
          </table:table-cell>
          <table:table-cell table:style-name="ce6" table:formula="of:=MOD([.X105]^3+a*[.X105]+b;prime)" office:value-type="string" office:string-value="" calcext:value-type="error">
            <text:p>#VALUE!</text:p>
          </table:table-cell>
          <table:table-cell table:style-name="ce9" table:formula="of:=MOD([.Y105]*[.Y105];prime)" office:value-type="string" office:string-value="" calcext:value-type="error">
            <text:p>#VALUE!</text:p>
          </table:table-cell>
          <table:table-cell table:style-name="ce6" table:formula="of:=([.$Y$1]-[.Y105])" office:value-type="string" office:string-value="" calcext:value-type="error">
            <text:p>#VALUE!</text:p>
          </table:table-cell>
          <table:table-cell table:style-name="ce14" table:formula="of:=([.$X$1]-[.X105])" office:value-type="string" office:string-value="" calcext:value-type="error">
            <text:p>#VALUE!</text:p>
          </table:table-cell>
          <table:table-cell table:style-name="ce14" table:formula="of:=MOD_INV([.AC105];prime)" office:value-type="string" office:string-value="" calcext:value-type="error">
            <text:p>#VALUE!</text:p>
          </table:table-cell>
          <table:table-cell table:style-name="ce9" table:formula="of:=MOD([.AB105]*[.AD10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6" table:formula="of:=MOD([.AE105]*[.AE105]-[.X105]-[.$X$1];prime)" office:value-type="string" office:string-value="" calcext:value-type="error">
            <text:p>#VALUE!</text:p>
          </table:table-cell>
          <table:table-cell table:style-name="ce9" table:formula="of:=MOD([.AE105]*([.$X$1]-[.X106])-[.$Y$1];prime)" office:value-type="string" office:string-value="" calcext:value-type="error">
            <text:p>#VALUE!</text:p>
          </table:table-cell>
          <table:table-cell table:style-name="ce6" table:formula="of:=MOD([.X106]^3+a*[.X106]+b;prime)" office:value-type="string" office:string-value="" calcext:value-type="error">
            <text:p>#VALUE!</text:p>
          </table:table-cell>
          <table:table-cell table:style-name="ce9" table:formula="of:=MOD([.Y106]*[.Y106];prime)" office:value-type="string" office:string-value="" calcext:value-type="error">
            <text:p>#VALUE!</text:p>
          </table:table-cell>
          <table:table-cell table:style-name="ce6" table:formula="of:=([.$Y$1]-[.Y106])" office:value-type="string" office:string-value="" calcext:value-type="error">
            <text:p>#VALUE!</text:p>
          </table:table-cell>
          <table:table-cell table:style-name="ce14" table:formula="of:=([.$X$1]-[.X106])" office:value-type="string" office:string-value="" calcext:value-type="error">
            <text:p>#VALUE!</text:p>
          </table:table-cell>
          <table:table-cell table:style-name="ce14" table:formula="of:=MOD_INV([.AC106];prime)" office:value-type="string" office:string-value="" calcext:value-type="error">
            <text:p>#VALUE!</text:p>
          </table:table-cell>
          <table:table-cell table:style-name="ce9" table:formula="of:=MOD([.AB106]*[.AD10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6" table:formula="of:=MOD([.AE106]*[.AE106]-[.X106]-[.$X$1];prime)" office:value-type="string" office:string-value="" calcext:value-type="error">
            <text:p>#VALUE!</text:p>
          </table:table-cell>
          <table:table-cell table:style-name="ce9" table:formula="of:=MOD([.AE106]*([.$X$1]-[.X107])-[.$Y$1];prime)" office:value-type="string" office:string-value="" calcext:value-type="error">
            <text:p>#VALUE!</text:p>
          </table:table-cell>
          <table:table-cell table:style-name="ce6" table:formula="of:=MOD([.X107]^3+a*[.X107]+b;prime)" office:value-type="string" office:string-value="" calcext:value-type="error">
            <text:p>#VALUE!</text:p>
          </table:table-cell>
          <table:table-cell table:style-name="ce9" table:formula="of:=MOD([.Y107]*[.Y107];prime)" office:value-type="string" office:string-value="" calcext:value-type="error">
            <text:p>#VALUE!</text:p>
          </table:table-cell>
          <table:table-cell table:style-name="ce6" table:formula="of:=([.$Y$1]-[.Y107])" office:value-type="string" office:string-value="" calcext:value-type="error">
            <text:p>#VALUE!</text:p>
          </table:table-cell>
          <table:table-cell table:style-name="ce14" table:formula="of:=([.$X$1]-[.X107])" office:value-type="string" office:string-value="" calcext:value-type="error">
            <text:p>#VALUE!</text:p>
          </table:table-cell>
          <table:table-cell table:style-name="ce14" table:formula="of:=MOD_INV([.AC107];prime)" office:value-type="string" office:string-value="" calcext:value-type="error">
            <text:p>#VALUE!</text:p>
          </table:table-cell>
          <table:table-cell table:style-name="ce9" table:formula="of:=MOD([.AB107]*[.AD10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6" table:formula="of:=MOD([.AE107]*[.AE107]-[.X107]-[.$X$1];prime)" office:value-type="string" office:string-value="" calcext:value-type="error">
            <text:p>#VALUE!</text:p>
          </table:table-cell>
          <table:table-cell table:style-name="ce9" table:formula="of:=MOD([.AE107]*([.$X$1]-[.X108])-[.$Y$1];prime)" office:value-type="string" office:string-value="" calcext:value-type="error">
            <text:p>#VALUE!</text:p>
          </table:table-cell>
          <table:table-cell table:style-name="ce6" table:formula="of:=MOD([.X108]^3+a*[.X108]+b;prime)" office:value-type="string" office:string-value="" calcext:value-type="error">
            <text:p>#VALUE!</text:p>
          </table:table-cell>
          <table:table-cell table:style-name="ce9" table:formula="of:=MOD([.Y108]*[.Y108];prime)" office:value-type="string" office:string-value="" calcext:value-type="error">
            <text:p>#VALUE!</text:p>
          </table:table-cell>
          <table:table-cell table:style-name="ce6" table:formula="of:=([.$Y$1]-[.Y108])" office:value-type="string" office:string-value="" calcext:value-type="error">
            <text:p>#VALUE!</text:p>
          </table:table-cell>
          <table:table-cell table:style-name="ce14" table:formula="of:=([.$X$1]-[.X108])" office:value-type="string" office:string-value="" calcext:value-type="error">
            <text:p>#VALUE!</text:p>
          </table:table-cell>
          <table:table-cell table:style-name="ce14" table:formula="of:=MOD_INV([.AC108];prime)" office:value-type="string" office:string-value="" calcext:value-type="error">
            <text:p>#VALUE!</text:p>
          </table:table-cell>
          <table:table-cell table:style-name="ce9" table:formula="of:=MOD([.AB108]*[.AD10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6" table:formula="of:=MOD([.AE108]*[.AE108]-[.X108]-[.$X$1];prime)" office:value-type="string" office:string-value="" calcext:value-type="error">
            <text:p>#VALUE!</text:p>
          </table:table-cell>
          <table:table-cell table:style-name="ce9" table:formula="of:=MOD([.AE108]*([.$X$1]-[.X109])-[.$Y$1];prime)" office:value-type="string" office:string-value="" calcext:value-type="error">
            <text:p>#VALUE!</text:p>
          </table:table-cell>
          <table:table-cell table:style-name="ce6" table:formula="of:=MOD([.X109]^3+a*[.X109]+b;prime)" office:value-type="string" office:string-value="" calcext:value-type="error">
            <text:p>#VALUE!</text:p>
          </table:table-cell>
          <table:table-cell table:style-name="ce9" table:formula="of:=MOD([.Y109]*[.Y109];prime)" office:value-type="string" office:string-value="" calcext:value-type="error">
            <text:p>#VALUE!</text:p>
          </table:table-cell>
          <table:table-cell table:style-name="ce6" table:formula="of:=([.$Y$1]-[.Y109])" office:value-type="string" office:string-value="" calcext:value-type="error">
            <text:p>#VALUE!</text:p>
          </table:table-cell>
          <table:table-cell table:style-name="ce14" table:formula="of:=([.$X$1]-[.X109])" office:value-type="string" office:string-value="" calcext:value-type="error">
            <text:p>#VALUE!</text:p>
          </table:table-cell>
          <table:table-cell table:style-name="ce14" table:formula="of:=MOD_INV([.AC109];prime)" office:value-type="string" office:string-value="" calcext:value-type="error">
            <text:p>#VALUE!</text:p>
          </table:table-cell>
          <table:table-cell table:style-name="ce9" table:formula="of:=MOD([.AB109]*[.AD10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" table:formula="of:=MOD([.AE109]*[.AE109]-[.X109]-[.$X$1];prime)" office:value-type="string" office:string-value="" calcext:value-type="error">
            <text:p>#VALUE!</text:p>
          </table:table-cell>
          <table:table-cell table:style-name="ce9" table:formula="of:=MOD([.AE109]*([.$X$1]-[.X110])-[.$Y$1];prime)" office:value-type="string" office:string-value="" calcext:value-type="error">
            <text:p>#VALUE!</text:p>
          </table:table-cell>
          <table:table-cell table:style-name="ce6" table:formula="of:=MOD([.X110]^3+a*[.X110]+b;prime)" office:value-type="string" office:string-value="" calcext:value-type="error">
            <text:p>#VALUE!</text:p>
          </table:table-cell>
          <table:table-cell table:style-name="ce9" table:formula="of:=MOD([.Y110]*[.Y110];prime)" office:value-type="string" office:string-value="" calcext:value-type="error">
            <text:p>#VALUE!</text:p>
          </table:table-cell>
          <table:table-cell table:style-name="ce6" table:formula="of:=([.$Y$1]-[.Y110])" office:value-type="string" office:string-value="" calcext:value-type="error">
            <text:p>#VALUE!</text:p>
          </table:table-cell>
          <table:table-cell table:style-name="ce14" table:formula="of:=([.$X$1]-[.X110])" office:value-type="string" office:string-value="" calcext:value-type="error">
            <text:p>#VALUE!</text:p>
          </table:table-cell>
          <table:table-cell table:style-name="ce14" table:formula="of:=MOD_INV([.AC110];prime)" office:value-type="string" office:string-value="" calcext:value-type="error">
            <text:p>#VALUE!</text:p>
          </table:table-cell>
          <table:table-cell table:style-name="ce9" table:formula="of:=MOD([.AB110]*[.AD11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6" table:formula="of:=MOD([.AE110]*[.AE110]-[.X110]-[.$X$1];prime)" office:value-type="string" office:string-value="" calcext:value-type="error">
            <text:p>#VALUE!</text:p>
          </table:table-cell>
          <table:table-cell table:style-name="ce9" table:formula="of:=MOD([.AE110]*([.$X$1]-[.X111])-[.$Y$1];prime)" office:value-type="string" office:string-value="" calcext:value-type="error">
            <text:p>#VALUE!</text:p>
          </table:table-cell>
          <table:table-cell table:style-name="ce6" table:formula="of:=MOD([.X111]^3+a*[.X111]+b;prime)" office:value-type="string" office:string-value="" calcext:value-type="error">
            <text:p>#VALUE!</text:p>
          </table:table-cell>
          <table:table-cell table:style-name="ce9" table:formula="of:=MOD([.Y111]*[.Y111];prime)" office:value-type="string" office:string-value="" calcext:value-type="error">
            <text:p>#VALUE!</text:p>
          </table:table-cell>
          <table:table-cell table:style-name="ce6" table:formula="of:=([.$Y$1]-[.Y111])" office:value-type="string" office:string-value="" calcext:value-type="error">
            <text:p>#VALUE!</text:p>
          </table:table-cell>
          <table:table-cell table:style-name="ce14" table:formula="of:=([.$X$1]-[.X111])" office:value-type="string" office:string-value="" calcext:value-type="error">
            <text:p>#VALUE!</text:p>
          </table:table-cell>
          <table:table-cell table:style-name="ce14" table:formula="of:=MOD_INV([.AC111];prime)" office:value-type="string" office:string-value="" calcext:value-type="error">
            <text:p>#VALUE!</text:p>
          </table:table-cell>
          <table:table-cell table:style-name="ce9" table:formula="of:=MOD([.AB111]*[.AD11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6" table:formula="of:=MOD([.AE111]*[.AE111]-[.X111]-[.$X$1];prime)" office:value-type="string" office:string-value="" calcext:value-type="error">
            <text:p>#VALUE!</text:p>
          </table:table-cell>
          <table:table-cell table:style-name="ce9" table:formula="of:=MOD([.AE111]*([.$X$1]-[.X112])-[.$Y$1];prime)" office:value-type="string" office:string-value="" calcext:value-type="error">
            <text:p>#VALUE!</text:p>
          </table:table-cell>
          <table:table-cell table:style-name="ce6" table:formula="of:=MOD([.X112]^3+a*[.X112]+b;prime)" office:value-type="string" office:string-value="" calcext:value-type="error">
            <text:p>#VALUE!</text:p>
          </table:table-cell>
          <table:table-cell table:style-name="ce9" table:formula="of:=MOD([.Y112]*[.Y112];prime)" office:value-type="string" office:string-value="" calcext:value-type="error">
            <text:p>#VALUE!</text:p>
          </table:table-cell>
          <table:table-cell table:style-name="ce6" table:formula="of:=([.$Y$1]-[.Y112])" office:value-type="string" office:string-value="" calcext:value-type="error">
            <text:p>#VALUE!</text:p>
          </table:table-cell>
          <table:table-cell table:style-name="ce14" table:formula="of:=([.$X$1]-[.X112])" office:value-type="string" office:string-value="" calcext:value-type="error">
            <text:p>#VALUE!</text:p>
          </table:table-cell>
          <table:table-cell table:style-name="ce14" table:formula="of:=MOD_INV([.AC112];prime)" office:value-type="string" office:string-value="" calcext:value-type="error">
            <text:p>#VALUE!</text:p>
          </table:table-cell>
          <table:table-cell table:style-name="ce9" table:formula="of:=MOD([.AB112]*[.AD11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6" table:formula="of:=MOD([.AE112]*[.AE112]-[.X112]-[.$X$1];prime)" office:value-type="string" office:string-value="" calcext:value-type="error">
            <text:p>#VALUE!</text:p>
          </table:table-cell>
          <table:table-cell table:style-name="ce9" table:formula="of:=MOD([.AE112]*([.$X$1]-[.X113])-[.$Y$1];prime)" office:value-type="string" office:string-value="" calcext:value-type="error">
            <text:p>#VALUE!</text:p>
          </table:table-cell>
          <table:table-cell table:style-name="ce6" table:formula="of:=MOD([.X113]^3+a*[.X113]+b;prime)" office:value-type="string" office:string-value="" calcext:value-type="error">
            <text:p>#VALUE!</text:p>
          </table:table-cell>
          <table:table-cell table:style-name="ce9" table:formula="of:=MOD([.Y113]*[.Y113];prime)" office:value-type="string" office:string-value="" calcext:value-type="error">
            <text:p>#VALUE!</text:p>
          </table:table-cell>
          <table:table-cell table:style-name="ce6" table:formula="of:=([.$Y$1]-[.Y113])" office:value-type="string" office:string-value="" calcext:value-type="error">
            <text:p>#VALUE!</text:p>
          </table:table-cell>
          <table:table-cell table:style-name="ce14" table:formula="of:=([.$X$1]-[.X113])" office:value-type="string" office:string-value="" calcext:value-type="error">
            <text:p>#VALUE!</text:p>
          </table:table-cell>
          <table:table-cell table:style-name="ce14" table:formula="of:=MOD_INV([.AC113];prime)" office:value-type="string" office:string-value="" calcext:value-type="error">
            <text:p>#VALUE!</text:p>
          </table:table-cell>
          <table:table-cell table:style-name="ce9" table:formula="of:=MOD([.AB113]*[.AD11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6" table:formula="of:=MOD([.AE113]*[.AE113]-[.X113]-[.$X$1];prime)" office:value-type="string" office:string-value="" calcext:value-type="error">
            <text:p>#VALUE!</text:p>
          </table:table-cell>
          <table:table-cell table:style-name="ce9" table:formula="of:=MOD([.AE113]*([.$X$1]-[.X114])-[.$Y$1];prime)" office:value-type="string" office:string-value="" calcext:value-type="error">
            <text:p>#VALUE!</text:p>
          </table:table-cell>
          <table:table-cell table:style-name="ce6" table:formula="of:=MOD([.X114]^3+a*[.X114]+b;prime)" office:value-type="string" office:string-value="" calcext:value-type="error">
            <text:p>#VALUE!</text:p>
          </table:table-cell>
          <table:table-cell table:style-name="ce9" table:formula="of:=MOD([.Y114]*[.Y114];prime)" office:value-type="string" office:string-value="" calcext:value-type="error">
            <text:p>#VALUE!</text:p>
          </table:table-cell>
          <table:table-cell table:style-name="ce6" table:formula="of:=([.$Y$1]-[.Y114])" office:value-type="string" office:string-value="" calcext:value-type="error">
            <text:p>#VALUE!</text:p>
          </table:table-cell>
          <table:table-cell table:style-name="ce14" table:formula="of:=([.$X$1]-[.X114])" office:value-type="string" office:string-value="" calcext:value-type="error">
            <text:p>#VALUE!</text:p>
          </table:table-cell>
          <table:table-cell table:style-name="ce14" table:formula="of:=MOD_INV([.AC114];prime)" office:value-type="string" office:string-value="" calcext:value-type="error">
            <text:p>#VALUE!</text:p>
          </table:table-cell>
          <table:table-cell table:style-name="ce9" table:formula="of:=MOD([.AB114]*[.AD11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6" table:formula="of:=MOD([.AE114]*[.AE114]-[.X114]-[.$X$1];prime)" office:value-type="string" office:string-value="" calcext:value-type="error">
            <text:p>#VALUE!</text:p>
          </table:table-cell>
          <table:table-cell table:style-name="ce9" table:formula="of:=MOD([.AE114]*([.$X$1]-[.X115])-[.$Y$1];prime)" office:value-type="string" office:string-value="" calcext:value-type="error">
            <text:p>#VALUE!</text:p>
          </table:table-cell>
          <table:table-cell table:style-name="ce6" table:formula="of:=MOD([.X115]^3+a*[.X115]+b;prime)" office:value-type="string" office:string-value="" calcext:value-type="error">
            <text:p>#VALUE!</text:p>
          </table:table-cell>
          <table:table-cell table:style-name="ce9" table:formula="of:=MOD([.Y115]*[.Y115];prime)" office:value-type="string" office:string-value="" calcext:value-type="error">
            <text:p>#VALUE!</text:p>
          </table:table-cell>
          <table:table-cell table:style-name="ce6" table:formula="of:=([.$Y$1]-[.Y115])" office:value-type="string" office:string-value="" calcext:value-type="error">
            <text:p>#VALUE!</text:p>
          </table:table-cell>
          <table:table-cell table:style-name="ce14" table:formula="of:=([.$X$1]-[.X115])" office:value-type="string" office:string-value="" calcext:value-type="error">
            <text:p>#VALUE!</text:p>
          </table:table-cell>
          <table:table-cell table:style-name="ce14" table:formula="of:=MOD_INV([.AC115];prime)" office:value-type="string" office:string-value="" calcext:value-type="error">
            <text:p>#VALUE!</text:p>
          </table:table-cell>
          <table:table-cell table:style-name="ce9" table:formula="of:=MOD([.AB115]*[.AD11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6" table:formula="of:=MOD([.AE115]*[.AE115]-[.X115]-[.$X$1];prime)" office:value-type="string" office:string-value="" calcext:value-type="error">
            <text:p>#VALUE!</text:p>
          </table:table-cell>
          <table:table-cell table:style-name="ce9" table:formula="of:=MOD([.AE115]*([.$X$1]-[.X116])-[.$Y$1];prime)" office:value-type="string" office:string-value="" calcext:value-type="error">
            <text:p>#VALUE!</text:p>
          </table:table-cell>
          <table:table-cell table:style-name="ce6" table:formula="of:=MOD([.X116]^3+a*[.X116]+b;prime)" office:value-type="string" office:string-value="" calcext:value-type="error">
            <text:p>#VALUE!</text:p>
          </table:table-cell>
          <table:table-cell table:style-name="ce9" table:formula="of:=MOD([.Y116]*[.Y116];prime)" office:value-type="string" office:string-value="" calcext:value-type="error">
            <text:p>#VALUE!</text:p>
          </table:table-cell>
          <table:table-cell table:style-name="ce6" table:formula="of:=([.$Y$1]-[.Y116])" office:value-type="string" office:string-value="" calcext:value-type="error">
            <text:p>#VALUE!</text:p>
          </table:table-cell>
          <table:table-cell table:style-name="ce14" table:formula="of:=([.$X$1]-[.X116])" office:value-type="string" office:string-value="" calcext:value-type="error">
            <text:p>#VALUE!</text:p>
          </table:table-cell>
          <table:table-cell table:style-name="ce14" table:formula="of:=MOD_INV([.AC116];prime)" office:value-type="string" office:string-value="" calcext:value-type="error">
            <text:p>#VALUE!</text:p>
          </table:table-cell>
          <table:table-cell table:style-name="ce9" table:formula="of:=MOD([.AB116]*[.AD11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6" table:formula="of:=MOD([.AE116]*[.AE116]-[.X116]-[.$X$1];prime)" office:value-type="string" office:string-value="" calcext:value-type="error">
            <text:p>#VALUE!</text:p>
          </table:table-cell>
          <table:table-cell table:style-name="ce9" table:formula="of:=MOD([.AE116]*([.$X$1]-[.X117])-[.$Y$1];prime)" office:value-type="string" office:string-value="" calcext:value-type="error">
            <text:p>#VALUE!</text:p>
          </table:table-cell>
          <table:table-cell table:style-name="ce6" table:formula="of:=MOD([.X117]^3+a*[.X117]+b;prime)" office:value-type="string" office:string-value="" calcext:value-type="error">
            <text:p>#VALUE!</text:p>
          </table:table-cell>
          <table:table-cell table:style-name="ce9" table:formula="of:=MOD([.Y117]*[.Y117];prime)" office:value-type="string" office:string-value="" calcext:value-type="error">
            <text:p>#VALUE!</text:p>
          </table:table-cell>
          <table:table-cell table:style-name="ce6" table:formula="of:=([.$Y$1]-[.Y117])" office:value-type="string" office:string-value="" calcext:value-type="error">
            <text:p>#VALUE!</text:p>
          </table:table-cell>
          <table:table-cell table:style-name="ce14" table:formula="of:=([.$X$1]-[.X117])" office:value-type="string" office:string-value="" calcext:value-type="error">
            <text:p>#VALUE!</text:p>
          </table:table-cell>
          <table:table-cell table:style-name="ce14" table:formula="of:=MOD_INV([.AC117];prime)" office:value-type="string" office:string-value="" calcext:value-type="error">
            <text:p>#VALUE!</text:p>
          </table:table-cell>
          <table:table-cell table:style-name="ce9" table:formula="of:=MOD([.AB117]*[.AD11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6" table:formula="of:=MOD([.AE117]*[.AE117]-[.X117]-[.$X$1];prime)" office:value-type="string" office:string-value="" calcext:value-type="error">
            <text:p>#VALUE!</text:p>
          </table:table-cell>
          <table:table-cell table:style-name="ce9" table:formula="of:=MOD([.AE117]*([.$X$1]-[.X118])-[.$Y$1];prime)" office:value-type="string" office:string-value="" calcext:value-type="error">
            <text:p>#VALUE!</text:p>
          </table:table-cell>
          <table:table-cell table:style-name="ce6" table:formula="of:=MOD([.X118]^3+a*[.X118]+b;prime)" office:value-type="string" office:string-value="" calcext:value-type="error">
            <text:p>#VALUE!</text:p>
          </table:table-cell>
          <table:table-cell table:style-name="ce9" table:formula="of:=MOD([.Y118]*[.Y118];prime)" office:value-type="string" office:string-value="" calcext:value-type="error">
            <text:p>#VALUE!</text:p>
          </table:table-cell>
          <table:table-cell table:style-name="ce6" table:formula="of:=([.$Y$1]-[.Y118])" office:value-type="string" office:string-value="" calcext:value-type="error">
            <text:p>#VALUE!</text:p>
          </table:table-cell>
          <table:table-cell table:style-name="ce14" table:formula="of:=([.$X$1]-[.X118])" office:value-type="string" office:string-value="" calcext:value-type="error">
            <text:p>#VALUE!</text:p>
          </table:table-cell>
          <table:table-cell table:style-name="ce14" table:formula="of:=MOD_INV([.AC118];prime)" office:value-type="string" office:string-value="" calcext:value-type="error">
            <text:p>#VALUE!</text:p>
          </table:table-cell>
          <table:table-cell table:style-name="ce9" table:formula="of:=MOD([.AB118]*[.AD11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6" table:formula="of:=MOD([.AE118]*[.AE118]-[.X118]-[.$X$1];prime)" office:value-type="string" office:string-value="" calcext:value-type="error">
            <text:p>#VALUE!</text:p>
          </table:table-cell>
          <table:table-cell table:style-name="ce9" table:formula="of:=MOD([.AE118]*([.$X$1]-[.X119])-[.$Y$1];prime)" office:value-type="string" office:string-value="" calcext:value-type="error">
            <text:p>#VALUE!</text:p>
          </table:table-cell>
          <table:table-cell table:style-name="ce6" table:formula="of:=MOD([.X119]^3+a*[.X119]+b;prime)" office:value-type="string" office:string-value="" calcext:value-type="error">
            <text:p>#VALUE!</text:p>
          </table:table-cell>
          <table:table-cell table:style-name="ce9" table:formula="of:=MOD([.Y119]*[.Y119];prime)" office:value-type="string" office:string-value="" calcext:value-type="error">
            <text:p>#VALUE!</text:p>
          </table:table-cell>
          <table:table-cell table:style-name="ce6" table:formula="of:=([.$Y$1]-[.Y119])" office:value-type="string" office:string-value="" calcext:value-type="error">
            <text:p>#VALUE!</text:p>
          </table:table-cell>
          <table:table-cell table:style-name="ce14" table:formula="of:=([.$X$1]-[.X119])" office:value-type="string" office:string-value="" calcext:value-type="error">
            <text:p>#VALUE!</text:p>
          </table:table-cell>
          <table:table-cell table:style-name="ce14" table:formula="of:=MOD_INV([.AC119];prime)" office:value-type="string" office:string-value="" calcext:value-type="error">
            <text:p>#VALUE!</text:p>
          </table:table-cell>
          <table:table-cell table:style-name="ce9" table:formula="of:=MOD([.AB119]*[.AD11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6" table:formula="of:=MOD([.AE119]*[.AE119]-[.X119]-[.$X$1];prime)" office:value-type="string" office:string-value="" calcext:value-type="error">
            <text:p>#VALUE!</text:p>
          </table:table-cell>
          <table:table-cell table:style-name="ce9" table:formula="of:=MOD([.AE119]*([.$X$1]-[.X120])-[.$Y$1];prime)" office:value-type="string" office:string-value="" calcext:value-type="error">
            <text:p>#VALUE!</text:p>
          </table:table-cell>
          <table:table-cell table:style-name="ce6" table:formula="of:=MOD([.X120]^3+a*[.X120]+b;prime)" office:value-type="string" office:string-value="" calcext:value-type="error">
            <text:p>#VALUE!</text:p>
          </table:table-cell>
          <table:table-cell table:style-name="ce9" table:formula="of:=MOD([.Y120]*[.Y120];prime)" office:value-type="string" office:string-value="" calcext:value-type="error">
            <text:p>#VALUE!</text:p>
          </table:table-cell>
          <table:table-cell table:style-name="ce6" table:formula="of:=([.$Y$1]-[.Y120])" office:value-type="string" office:string-value="" calcext:value-type="error">
            <text:p>#VALUE!</text:p>
          </table:table-cell>
          <table:table-cell table:style-name="ce14" table:formula="of:=([.$X$1]-[.X120])" office:value-type="string" office:string-value="" calcext:value-type="error">
            <text:p>#VALUE!</text:p>
          </table:table-cell>
          <table:table-cell table:style-name="ce14" table:formula="of:=MOD_INV([.AC120];prime)" office:value-type="string" office:string-value="" calcext:value-type="error">
            <text:p>#VALUE!</text:p>
          </table:table-cell>
          <table:table-cell table:style-name="ce9" table:formula="of:=MOD([.AB120]*[.AD12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6" table:formula="of:=MOD([.AE120]*[.AE120]-[.X120]-[.$X$1];prime)" office:value-type="string" office:string-value="" calcext:value-type="error">
            <text:p>#VALUE!</text:p>
          </table:table-cell>
          <table:table-cell table:style-name="ce9" table:formula="of:=MOD([.AE120]*([.$X$1]-[.X121])-[.$Y$1];prime)" office:value-type="string" office:string-value="" calcext:value-type="error">
            <text:p>#VALUE!</text:p>
          </table:table-cell>
          <table:table-cell table:style-name="ce6" table:formula="of:=MOD([.X121]^3+a*[.X121]+b;prime)" office:value-type="string" office:string-value="" calcext:value-type="error">
            <text:p>#VALUE!</text:p>
          </table:table-cell>
          <table:table-cell table:style-name="ce9" table:formula="of:=MOD([.Y121]*[.Y121];prime)" office:value-type="string" office:string-value="" calcext:value-type="error">
            <text:p>#VALUE!</text:p>
          </table:table-cell>
          <table:table-cell table:style-name="ce6" table:formula="of:=([.$Y$1]-[.Y121])" office:value-type="string" office:string-value="" calcext:value-type="error">
            <text:p>#VALUE!</text:p>
          </table:table-cell>
          <table:table-cell table:style-name="ce14" table:formula="of:=([.$X$1]-[.X121])" office:value-type="string" office:string-value="" calcext:value-type="error">
            <text:p>#VALUE!</text:p>
          </table:table-cell>
          <table:table-cell table:style-name="ce14" table:formula="of:=MOD_INV([.AC121];prime)" office:value-type="string" office:string-value="" calcext:value-type="error">
            <text:p>#VALUE!</text:p>
          </table:table-cell>
          <table:table-cell table:style-name="ce9" table:formula="of:=MOD([.AB121]*[.AD12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6" table:formula="of:=MOD([.AE121]*[.AE121]-[.X121]-[.$X$1];prime)" office:value-type="string" office:string-value="" calcext:value-type="error">
            <text:p>#VALUE!</text:p>
          </table:table-cell>
          <table:table-cell table:style-name="ce9" table:formula="of:=MOD([.AE121]*([.$X$1]-[.X122])-[.$Y$1];prime)" office:value-type="string" office:string-value="" calcext:value-type="error">
            <text:p>#VALUE!</text:p>
          </table:table-cell>
          <table:table-cell table:style-name="ce6" table:formula="of:=MOD([.X122]^3+a*[.X122]+b;prime)" office:value-type="string" office:string-value="" calcext:value-type="error">
            <text:p>#VALUE!</text:p>
          </table:table-cell>
          <table:table-cell table:style-name="ce9" table:formula="of:=MOD([.Y122]*[.Y122];prime)" office:value-type="string" office:string-value="" calcext:value-type="error">
            <text:p>#VALUE!</text:p>
          </table:table-cell>
          <table:table-cell table:style-name="ce6" table:formula="of:=([.$Y$1]-[.Y122])" office:value-type="string" office:string-value="" calcext:value-type="error">
            <text:p>#VALUE!</text:p>
          </table:table-cell>
          <table:table-cell table:style-name="ce14" table:formula="of:=([.$X$1]-[.X122])" office:value-type="string" office:string-value="" calcext:value-type="error">
            <text:p>#VALUE!</text:p>
          </table:table-cell>
          <table:table-cell table:style-name="ce14" table:formula="of:=MOD_INV([.AC122];prime)" office:value-type="string" office:string-value="" calcext:value-type="error">
            <text:p>#VALUE!</text:p>
          </table:table-cell>
          <table:table-cell table:style-name="ce9" table:formula="of:=MOD([.AB122]*[.AD12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6" table:formula="of:=MOD([.AE122]*[.AE122]-[.X122]-[.$X$1];prime)" office:value-type="string" office:string-value="" calcext:value-type="error">
            <text:p>#VALUE!</text:p>
          </table:table-cell>
          <table:table-cell table:style-name="ce9" table:formula="of:=MOD([.AE122]*([.$X$1]-[.X123])-[.$Y$1];prime)" office:value-type="string" office:string-value="" calcext:value-type="error">
            <text:p>#VALUE!</text:p>
          </table:table-cell>
          <table:table-cell table:style-name="ce6" table:formula="of:=MOD([.X123]^3+a*[.X123]+b;prime)" office:value-type="string" office:string-value="" calcext:value-type="error">
            <text:p>#VALUE!</text:p>
          </table:table-cell>
          <table:table-cell table:style-name="ce9" table:formula="of:=MOD([.Y123]*[.Y123];prime)" office:value-type="string" office:string-value="" calcext:value-type="error">
            <text:p>#VALUE!</text:p>
          </table:table-cell>
          <table:table-cell table:style-name="ce6" table:formula="of:=([.$Y$1]-[.Y123])" office:value-type="string" office:string-value="" calcext:value-type="error">
            <text:p>#VALUE!</text:p>
          </table:table-cell>
          <table:table-cell table:style-name="ce14" table:formula="of:=([.$X$1]-[.X123])" office:value-type="string" office:string-value="" calcext:value-type="error">
            <text:p>#VALUE!</text:p>
          </table:table-cell>
          <table:table-cell table:style-name="ce14" table:formula="of:=MOD_INV([.AC123];prime)" office:value-type="string" office:string-value="" calcext:value-type="error">
            <text:p>#VALUE!</text:p>
          </table:table-cell>
          <table:table-cell table:style-name="ce9" table:formula="of:=MOD([.AB123]*[.AD12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6" table:formula="of:=MOD([.AE123]*[.AE123]-[.X123]-[.$X$1];prime)" office:value-type="string" office:string-value="" calcext:value-type="error">
            <text:p>#VALUE!</text:p>
          </table:table-cell>
          <table:table-cell table:style-name="ce9" table:formula="of:=MOD([.AE123]*([.$X$1]-[.X124])-[.$Y$1];prime)" office:value-type="string" office:string-value="" calcext:value-type="error">
            <text:p>#VALUE!</text:p>
          </table:table-cell>
          <table:table-cell table:style-name="ce6" table:formula="of:=MOD([.X124]^3+a*[.X124]+b;prime)" office:value-type="string" office:string-value="" calcext:value-type="error">
            <text:p>#VALUE!</text:p>
          </table:table-cell>
          <table:table-cell table:style-name="ce9" table:formula="of:=MOD([.Y124]*[.Y124];prime)" office:value-type="string" office:string-value="" calcext:value-type="error">
            <text:p>#VALUE!</text:p>
          </table:table-cell>
          <table:table-cell table:style-name="ce6" table:formula="of:=([.$Y$1]-[.Y124])" office:value-type="string" office:string-value="" calcext:value-type="error">
            <text:p>#VALUE!</text:p>
          </table:table-cell>
          <table:table-cell table:style-name="ce14" table:formula="of:=([.$X$1]-[.X124])" office:value-type="string" office:string-value="" calcext:value-type="error">
            <text:p>#VALUE!</text:p>
          </table:table-cell>
          <table:table-cell table:style-name="ce14" table:formula="of:=MOD_INV([.AC124];prime)" office:value-type="string" office:string-value="" calcext:value-type="error">
            <text:p>#VALUE!</text:p>
          </table:table-cell>
          <table:table-cell table:style-name="ce9" table:formula="of:=MOD([.AB124]*[.AD12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6" table:formula="of:=MOD([.AE124]*[.AE124]-[.X124]-[.$X$1];prime)" office:value-type="string" office:string-value="" calcext:value-type="error">
            <text:p>#VALUE!</text:p>
          </table:table-cell>
          <table:table-cell table:style-name="ce9" table:formula="of:=MOD([.AE124]*([.$X$1]-[.X125])-[.$Y$1];prime)" office:value-type="string" office:string-value="" calcext:value-type="error">
            <text:p>#VALUE!</text:p>
          </table:table-cell>
          <table:table-cell table:style-name="ce6" table:formula="of:=MOD([.X125]^3+a*[.X125]+b;prime)" office:value-type="string" office:string-value="" calcext:value-type="error">
            <text:p>#VALUE!</text:p>
          </table:table-cell>
          <table:table-cell table:style-name="ce9" table:formula="of:=MOD([.Y125]*[.Y125];prime)" office:value-type="string" office:string-value="" calcext:value-type="error">
            <text:p>#VALUE!</text:p>
          </table:table-cell>
          <table:table-cell table:style-name="ce6" table:formula="of:=([.$Y$1]-[.Y125])" office:value-type="string" office:string-value="" calcext:value-type="error">
            <text:p>#VALUE!</text:p>
          </table:table-cell>
          <table:table-cell table:style-name="ce14" table:formula="of:=([.$X$1]-[.X125])" office:value-type="string" office:string-value="" calcext:value-type="error">
            <text:p>#VALUE!</text:p>
          </table:table-cell>
          <table:table-cell table:style-name="ce14" table:formula="of:=MOD_INV([.AC125];prime)" office:value-type="string" office:string-value="" calcext:value-type="error">
            <text:p>#VALUE!</text:p>
          </table:table-cell>
          <table:table-cell table:style-name="ce9" table:formula="of:=MOD([.AB125]*[.AD12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6" table:formula="of:=MOD([.AE125]*[.AE125]-[.X125]-[.$X$1];prime)" office:value-type="string" office:string-value="" calcext:value-type="error">
            <text:p>#VALUE!</text:p>
          </table:table-cell>
          <table:table-cell table:style-name="ce9" table:formula="of:=MOD([.AE125]*([.$X$1]-[.X126])-[.$Y$1];prime)" office:value-type="string" office:string-value="" calcext:value-type="error">
            <text:p>#VALUE!</text:p>
          </table:table-cell>
          <table:table-cell table:style-name="ce6" table:formula="of:=MOD([.X126]^3+a*[.X126]+b;prime)" office:value-type="string" office:string-value="" calcext:value-type="error">
            <text:p>#VALUE!</text:p>
          </table:table-cell>
          <table:table-cell table:style-name="ce9" table:formula="of:=MOD([.Y126]*[.Y126];prime)" office:value-type="string" office:string-value="" calcext:value-type="error">
            <text:p>#VALUE!</text:p>
          </table:table-cell>
          <table:table-cell table:style-name="ce6" table:formula="of:=([.$Y$1]-[.Y126])" office:value-type="string" office:string-value="" calcext:value-type="error">
            <text:p>#VALUE!</text:p>
          </table:table-cell>
          <table:table-cell table:style-name="ce14" table:formula="of:=([.$X$1]-[.X126])" office:value-type="string" office:string-value="" calcext:value-type="error">
            <text:p>#VALUE!</text:p>
          </table:table-cell>
          <table:table-cell table:style-name="ce14" table:formula="of:=MOD_INV([.AC126];prime)" office:value-type="string" office:string-value="" calcext:value-type="error">
            <text:p>#VALUE!</text:p>
          </table:table-cell>
          <table:table-cell table:style-name="ce9" table:formula="of:=MOD([.AB126]*[.AD12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6" table:formula="of:=MOD([.AE126]*[.AE126]-[.X126]-[.$X$1];prime)" office:value-type="string" office:string-value="" calcext:value-type="error">
            <text:p>#VALUE!</text:p>
          </table:table-cell>
          <table:table-cell table:style-name="ce9" table:formula="of:=MOD([.AE126]*([.$X$1]-[.X127])-[.$Y$1];prime)" office:value-type="string" office:string-value="" calcext:value-type="error">
            <text:p>#VALUE!</text:p>
          </table:table-cell>
          <table:table-cell table:style-name="ce6" table:formula="of:=MOD([.X127]^3+a*[.X127]+b;prime)" office:value-type="string" office:string-value="" calcext:value-type="error">
            <text:p>#VALUE!</text:p>
          </table:table-cell>
          <table:table-cell table:style-name="ce9" table:formula="of:=MOD([.Y127]*[.Y127];prime)" office:value-type="string" office:string-value="" calcext:value-type="error">
            <text:p>#VALUE!</text:p>
          </table:table-cell>
          <table:table-cell table:style-name="ce6" table:formula="of:=([.$Y$1]-[.Y127])" office:value-type="string" office:string-value="" calcext:value-type="error">
            <text:p>#VALUE!</text:p>
          </table:table-cell>
          <table:table-cell table:style-name="ce14" table:formula="of:=([.$X$1]-[.X127])" office:value-type="string" office:string-value="" calcext:value-type="error">
            <text:p>#VALUE!</text:p>
          </table:table-cell>
          <table:table-cell table:style-name="ce14" table:formula="of:=MOD_INV([.AC127];prime)" office:value-type="string" office:string-value="" calcext:value-type="error">
            <text:p>#VALUE!</text:p>
          </table:table-cell>
          <table:table-cell table:style-name="ce9" table:formula="of:=MOD([.AB127]*[.AD12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6" table:formula="of:=MOD([.AE127]*[.AE127]-[.X127]-[.$X$1];prime)" office:value-type="string" office:string-value="" calcext:value-type="error">
            <text:p>#VALUE!</text:p>
          </table:table-cell>
          <table:table-cell table:style-name="ce9" table:formula="of:=MOD([.AE127]*([.$X$1]-[.X128])-[.$Y$1];prime)" office:value-type="string" office:string-value="" calcext:value-type="error">
            <text:p>#VALUE!</text:p>
          </table:table-cell>
          <table:table-cell table:style-name="ce6" table:formula="of:=MOD([.X128]^3+a*[.X128]+b;prime)" office:value-type="string" office:string-value="" calcext:value-type="error">
            <text:p>#VALUE!</text:p>
          </table:table-cell>
          <table:table-cell table:style-name="ce9" table:formula="of:=MOD([.Y128]*[.Y128];prime)" office:value-type="string" office:string-value="" calcext:value-type="error">
            <text:p>#VALUE!</text:p>
          </table:table-cell>
          <table:table-cell table:style-name="ce6" table:formula="of:=([.$Y$1]-[.Y128])" office:value-type="string" office:string-value="" calcext:value-type="error">
            <text:p>#VALUE!</text:p>
          </table:table-cell>
          <table:table-cell table:style-name="ce14" table:formula="of:=([.$X$1]-[.X128])" office:value-type="string" office:string-value="" calcext:value-type="error">
            <text:p>#VALUE!</text:p>
          </table:table-cell>
          <table:table-cell table:style-name="ce14" table:formula="of:=MOD_INV([.AC128];prime)" office:value-type="string" office:string-value="" calcext:value-type="error">
            <text:p>#VALUE!</text:p>
          </table:table-cell>
          <table:table-cell table:style-name="ce9" table:formula="of:=MOD([.AB128]*[.AD12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6" table:formula="of:=MOD([.AE128]*[.AE128]-[.X128]-[.$X$1];prime)" office:value-type="string" office:string-value="" calcext:value-type="error">
            <text:p>#VALUE!</text:p>
          </table:table-cell>
          <table:table-cell table:style-name="ce9" table:formula="of:=MOD([.AE128]*([.$X$1]-[.X129])-[.$Y$1];prime)" office:value-type="string" office:string-value="" calcext:value-type="error">
            <text:p>#VALUE!</text:p>
          </table:table-cell>
          <table:table-cell table:style-name="ce6" table:formula="of:=MOD([.X129]^3+a*[.X129]+b;prime)" office:value-type="string" office:string-value="" calcext:value-type="error">
            <text:p>#VALUE!</text:p>
          </table:table-cell>
          <table:table-cell table:style-name="ce9" table:formula="of:=MOD([.Y129]*[.Y129];prime)" office:value-type="string" office:string-value="" calcext:value-type="error">
            <text:p>#VALUE!</text:p>
          </table:table-cell>
          <table:table-cell table:style-name="ce6" table:formula="of:=([.$Y$1]-[.Y129])" office:value-type="string" office:string-value="" calcext:value-type="error">
            <text:p>#VALUE!</text:p>
          </table:table-cell>
          <table:table-cell table:style-name="ce14" table:formula="of:=([.$X$1]-[.X129])" office:value-type="string" office:string-value="" calcext:value-type="error">
            <text:p>#VALUE!</text:p>
          </table:table-cell>
          <table:table-cell table:style-name="ce14" table:formula="of:=MOD_INV([.AC129];prime)" office:value-type="string" office:string-value="" calcext:value-type="error">
            <text:p>#VALUE!</text:p>
          </table:table-cell>
          <table:table-cell table:style-name="ce9" table:formula="of:=MOD([.AB129]*[.AD12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6" table:formula="of:=MOD([.AE129]*[.AE129]-[.X129]-[.$X$1];prime)" office:value-type="string" office:string-value="" calcext:value-type="error">
            <text:p>#VALUE!</text:p>
          </table:table-cell>
          <table:table-cell table:style-name="ce9" table:formula="of:=MOD([.AE129]*([.$X$1]-[.X130])-[.$Y$1];prime)" office:value-type="string" office:string-value="" calcext:value-type="error">
            <text:p>#VALUE!</text:p>
          </table:table-cell>
          <table:table-cell table:style-name="ce6" table:formula="of:=MOD([.X130]^3+a*[.X130]+b;prime)" office:value-type="string" office:string-value="" calcext:value-type="error">
            <text:p>#VALUE!</text:p>
          </table:table-cell>
          <table:table-cell table:style-name="ce9" table:formula="of:=MOD([.Y130]*[.Y130];prime)" office:value-type="string" office:string-value="" calcext:value-type="error">
            <text:p>#VALUE!</text:p>
          </table:table-cell>
          <table:table-cell table:style-name="ce6" table:formula="of:=([.$Y$1]-[.Y130])" office:value-type="string" office:string-value="" calcext:value-type="error">
            <text:p>#VALUE!</text:p>
          </table:table-cell>
          <table:table-cell table:style-name="ce14" table:formula="of:=([.$X$1]-[.X130])" office:value-type="string" office:string-value="" calcext:value-type="error">
            <text:p>#VALUE!</text:p>
          </table:table-cell>
          <table:table-cell table:style-name="ce14" table:formula="of:=MOD_INV([.AC130];prime)" office:value-type="string" office:string-value="" calcext:value-type="error">
            <text:p>#VALUE!</text:p>
          </table:table-cell>
          <table:table-cell table:style-name="ce9" table:formula="of:=MOD([.AB130]*[.AD13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6" table:formula="of:=MOD([.AE130]*[.AE130]-[.X130]-[.$X$1];prime)" office:value-type="string" office:string-value="" calcext:value-type="error">
            <text:p>#VALUE!</text:p>
          </table:table-cell>
          <table:table-cell table:style-name="ce9" table:formula="of:=MOD([.AE130]*([.$X$1]-[.X131])-[.$Y$1];prime)" office:value-type="string" office:string-value="" calcext:value-type="error">
            <text:p>#VALUE!</text:p>
          </table:table-cell>
          <table:table-cell table:style-name="ce6" table:formula="of:=MOD([.X131]^3+a*[.X131]+b;prime)" office:value-type="string" office:string-value="" calcext:value-type="error">
            <text:p>#VALUE!</text:p>
          </table:table-cell>
          <table:table-cell table:style-name="ce9" table:formula="of:=MOD([.Y131]*[.Y131];prime)" office:value-type="string" office:string-value="" calcext:value-type="error">
            <text:p>#VALUE!</text:p>
          </table:table-cell>
          <table:table-cell table:style-name="ce6" table:formula="of:=([.$Y$1]-[.Y131])" office:value-type="string" office:string-value="" calcext:value-type="error">
            <text:p>#VALUE!</text:p>
          </table:table-cell>
          <table:table-cell table:style-name="ce14" table:formula="of:=([.$X$1]-[.X131])" office:value-type="string" office:string-value="" calcext:value-type="error">
            <text:p>#VALUE!</text:p>
          </table:table-cell>
          <table:table-cell table:style-name="ce14" table:formula="of:=MOD_INV([.AC131];prime)" office:value-type="string" office:string-value="" calcext:value-type="error">
            <text:p>#VALUE!</text:p>
          </table:table-cell>
          <table:table-cell table:style-name="ce9" table:formula="of:=MOD([.AB131]*[.AD13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6" table:formula="of:=MOD([.AE131]*[.AE131]-[.X131]-[.$X$1];prime)" office:value-type="string" office:string-value="" calcext:value-type="error">
            <text:p>#VALUE!</text:p>
          </table:table-cell>
          <table:table-cell table:style-name="ce9" table:formula="of:=MOD([.AE131]*([.$X$1]-[.X132])-[.$Y$1];prime)" office:value-type="string" office:string-value="" calcext:value-type="error">
            <text:p>#VALUE!</text:p>
          </table:table-cell>
          <table:table-cell table:style-name="ce6" table:formula="of:=MOD([.X132]^3+a*[.X132]+b;prime)" office:value-type="string" office:string-value="" calcext:value-type="error">
            <text:p>#VALUE!</text:p>
          </table:table-cell>
          <table:table-cell table:style-name="ce9" table:formula="of:=MOD([.Y132]*[.Y132];prime)" office:value-type="string" office:string-value="" calcext:value-type="error">
            <text:p>#VALUE!</text:p>
          </table:table-cell>
          <table:table-cell table:style-name="ce6" table:formula="of:=([.$Y$1]-[.Y132])" office:value-type="string" office:string-value="" calcext:value-type="error">
            <text:p>#VALUE!</text:p>
          </table:table-cell>
          <table:table-cell table:style-name="ce14" table:formula="of:=([.$X$1]-[.X132])" office:value-type="string" office:string-value="" calcext:value-type="error">
            <text:p>#VALUE!</text:p>
          </table:table-cell>
          <table:table-cell table:style-name="ce14" table:formula="of:=MOD_INV([.AC132];prime)" office:value-type="string" office:string-value="" calcext:value-type="error">
            <text:p>#VALUE!</text:p>
          </table:table-cell>
          <table:table-cell table:style-name="ce9" table:formula="of:=MOD([.AB132]*[.AD13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6" table:formula="of:=MOD([.AE132]*[.AE132]-[.X132]-[.$X$1];prime)" office:value-type="string" office:string-value="" calcext:value-type="error">
            <text:p>#VALUE!</text:p>
          </table:table-cell>
          <table:table-cell table:style-name="ce9" table:formula="of:=MOD([.AE132]*([.$X$1]-[.X133])-[.$Y$1];prime)" office:value-type="string" office:string-value="" calcext:value-type="error">
            <text:p>#VALUE!</text:p>
          </table:table-cell>
          <table:table-cell table:style-name="ce6" table:formula="of:=MOD([.X133]^3+a*[.X133]+b;prime)" office:value-type="string" office:string-value="" calcext:value-type="error">
            <text:p>#VALUE!</text:p>
          </table:table-cell>
          <table:table-cell table:style-name="ce9" table:formula="of:=MOD([.Y133]*[.Y133];prime)" office:value-type="string" office:string-value="" calcext:value-type="error">
            <text:p>#VALUE!</text:p>
          </table:table-cell>
          <table:table-cell table:style-name="ce6" table:formula="of:=([.$Y$1]-[.Y133])" office:value-type="string" office:string-value="" calcext:value-type="error">
            <text:p>#VALUE!</text:p>
          </table:table-cell>
          <table:table-cell table:style-name="ce14" table:formula="of:=([.$X$1]-[.X133])" office:value-type="string" office:string-value="" calcext:value-type="error">
            <text:p>#VALUE!</text:p>
          </table:table-cell>
          <table:table-cell table:style-name="ce14" table:formula="of:=MOD_INV([.AC133];prime)" office:value-type="string" office:string-value="" calcext:value-type="error">
            <text:p>#VALUE!</text:p>
          </table:table-cell>
          <table:table-cell table:style-name="ce9" table:formula="of:=MOD([.AB133]*[.AD13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6" table:formula="of:=MOD([.AE133]*[.AE133]-[.X133]-[.$X$1];prime)" office:value-type="string" office:string-value="" calcext:value-type="error">
            <text:p>#VALUE!</text:p>
          </table:table-cell>
          <table:table-cell table:style-name="ce9" table:formula="of:=MOD([.AE133]*([.$X$1]-[.X134])-[.$Y$1];prime)" office:value-type="string" office:string-value="" calcext:value-type="error">
            <text:p>#VALUE!</text:p>
          </table:table-cell>
          <table:table-cell table:style-name="ce6" table:formula="of:=MOD([.X134]^3+a*[.X134]+b;prime)" office:value-type="string" office:string-value="" calcext:value-type="error">
            <text:p>#VALUE!</text:p>
          </table:table-cell>
          <table:table-cell table:style-name="ce9" table:formula="of:=MOD([.Y134]*[.Y134];prime)" office:value-type="string" office:string-value="" calcext:value-type="error">
            <text:p>#VALUE!</text:p>
          </table:table-cell>
          <table:table-cell table:style-name="ce6" table:formula="of:=([.$Y$1]-[.Y134])" office:value-type="string" office:string-value="" calcext:value-type="error">
            <text:p>#VALUE!</text:p>
          </table:table-cell>
          <table:table-cell table:style-name="ce14" table:formula="of:=([.$X$1]-[.X134])" office:value-type="string" office:string-value="" calcext:value-type="error">
            <text:p>#VALUE!</text:p>
          </table:table-cell>
          <table:table-cell table:style-name="ce14" table:formula="of:=MOD_INV([.AC134];prime)" office:value-type="string" office:string-value="" calcext:value-type="error">
            <text:p>#VALUE!</text:p>
          </table:table-cell>
          <table:table-cell table:style-name="ce9" table:formula="of:=MOD([.AB134]*[.AD13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number-columns-repeated="12"/>
          <table:table-cell table:style-name="ce6" table:formula="of:=MOD([.AE134]*[.AE134]-[.X134]-[.$X$1];prime)" office:value-type="string" office:string-value="" calcext:value-type="error">
            <text:p>#VALUE!</text:p>
          </table:table-cell>
          <table:table-cell table:style-name="ce9" table:formula="of:=MOD([.AE134]*([.$X$1]-[.X135])-[.$Y$1];prime)" office:value-type="string" office:string-value="" calcext:value-type="error">
            <text:p>#VALUE!</text:p>
          </table:table-cell>
          <table:table-cell table:style-name="ce6" table:formula="of:=MOD([.X135]^3+a*[.X135]+b;prime)" office:value-type="string" office:string-value="" calcext:value-type="error">
            <text:p>#VALUE!</text:p>
          </table:table-cell>
          <table:table-cell table:style-name="ce9" table:formula="of:=MOD([.Y135]*[.Y135];prime)" office:value-type="string" office:string-value="" calcext:value-type="error">
            <text:p>#VALUE!</text:p>
          </table:table-cell>
          <table:table-cell table:style-name="ce6" table:formula="of:=([.$Y$1]-[.Y135])" office:value-type="string" office:string-value="" calcext:value-type="error">
            <text:p>#VALUE!</text:p>
          </table:table-cell>
          <table:table-cell table:style-name="ce14" table:formula="of:=([.$X$1]-[.X135])" office:value-type="string" office:string-value="" calcext:value-type="error">
            <text:p>#VALUE!</text:p>
          </table:table-cell>
          <table:table-cell table:style-name="ce14" table:formula="of:=MOD_INV([.AC135];prime)" office:value-type="string" office:string-value="" calcext:value-type="error">
            <text:p>#VALUE!</text:p>
          </table:table-cell>
          <table:table-cell table:style-name="ce9" table:formula="of:=MOD([.AB135]*[.AD13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6" table:formula="of:=MOD([.AE135]*[.AE135]-[.X135]-[.$X$1];prime)" office:value-type="string" office:string-value="" calcext:value-type="error">
            <text:p>#VALUE!</text:p>
          </table:table-cell>
          <table:table-cell table:style-name="ce9" table:formula="of:=MOD([.AE135]*([.$X$1]-[.X136])-[.$Y$1];prime)" office:value-type="string" office:string-value="" calcext:value-type="error">
            <text:p>#VALUE!</text:p>
          </table:table-cell>
          <table:table-cell table:style-name="ce6" table:formula="of:=MOD([.X136]^3+a*[.X136]+b;prime)" office:value-type="string" office:string-value="" calcext:value-type="error">
            <text:p>#VALUE!</text:p>
          </table:table-cell>
          <table:table-cell table:style-name="ce9" table:formula="of:=MOD([.Y136]*[.Y136];prime)" office:value-type="string" office:string-value="" calcext:value-type="error">
            <text:p>#VALUE!</text:p>
          </table:table-cell>
          <table:table-cell table:style-name="ce6" table:formula="of:=([.$Y$1]-[.Y136])" office:value-type="string" office:string-value="" calcext:value-type="error">
            <text:p>#VALUE!</text:p>
          </table:table-cell>
          <table:table-cell table:style-name="ce14" table:formula="of:=([.$X$1]-[.X136])" office:value-type="string" office:string-value="" calcext:value-type="error">
            <text:p>#VALUE!</text:p>
          </table:table-cell>
          <table:table-cell table:style-name="ce14" table:formula="of:=MOD_INV([.AC136];prime)" office:value-type="string" office:string-value="" calcext:value-type="error">
            <text:p>#VALUE!</text:p>
          </table:table-cell>
          <table:table-cell table:style-name="ce9" table:formula="of:=MOD([.AB136]*[.AD13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6" table:formula="of:=MOD([.AE136]*[.AE136]-[.X136]-[.$X$1];prime)" office:value-type="string" office:string-value="" calcext:value-type="error">
            <text:p>#VALUE!</text:p>
          </table:table-cell>
          <table:table-cell table:style-name="ce9" table:formula="of:=MOD([.AE136]*([.$X$1]-[.X137])-[.$Y$1];prime)" office:value-type="string" office:string-value="" calcext:value-type="error">
            <text:p>#VALUE!</text:p>
          </table:table-cell>
          <table:table-cell table:style-name="ce6" table:formula="of:=MOD([.X137]^3+a*[.X137]+b;prime)" office:value-type="string" office:string-value="" calcext:value-type="error">
            <text:p>#VALUE!</text:p>
          </table:table-cell>
          <table:table-cell table:style-name="ce9" table:formula="of:=MOD([.Y137]*[.Y137];prime)" office:value-type="string" office:string-value="" calcext:value-type="error">
            <text:p>#VALUE!</text:p>
          </table:table-cell>
          <table:table-cell table:style-name="ce6" table:formula="of:=([.$Y$1]-[.Y137])" office:value-type="string" office:string-value="" calcext:value-type="error">
            <text:p>#VALUE!</text:p>
          </table:table-cell>
          <table:table-cell table:style-name="ce14" table:formula="of:=([.$X$1]-[.X137])" office:value-type="string" office:string-value="" calcext:value-type="error">
            <text:p>#VALUE!</text:p>
          </table:table-cell>
          <table:table-cell table:style-name="ce14" table:formula="of:=MOD_INV([.AC137];prime)" office:value-type="string" office:string-value="" calcext:value-type="error">
            <text:p>#VALUE!</text:p>
          </table:table-cell>
          <table:table-cell table:style-name="ce9" table:formula="of:=MOD([.AB137]*[.AD13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6" table:formula="of:=MOD([.AE137]*[.AE137]-[.X137]-[.$X$1];prime)" office:value-type="string" office:string-value="" calcext:value-type="error">
            <text:p>#VALUE!</text:p>
          </table:table-cell>
          <table:table-cell table:style-name="ce9" table:formula="of:=MOD([.AE137]*([.$X$1]-[.X138])-[.$Y$1];prime)" office:value-type="string" office:string-value="" calcext:value-type="error">
            <text:p>#VALUE!</text:p>
          </table:table-cell>
          <table:table-cell table:style-name="ce6" table:formula="of:=MOD([.X138]^3+a*[.X138]+b;prime)" office:value-type="string" office:string-value="" calcext:value-type="error">
            <text:p>#VALUE!</text:p>
          </table:table-cell>
          <table:table-cell table:style-name="ce9" table:formula="of:=MOD([.Y138]*[.Y138];prime)" office:value-type="string" office:string-value="" calcext:value-type="error">
            <text:p>#VALUE!</text:p>
          </table:table-cell>
          <table:table-cell table:style-name="ce6" table:formula="of:=([.$Y$1]-[.Y138])" office:value-type="string" office:string-value="" calcext:value-type="error">
            <text:p>#VALUE!</text:p>
          </table:table-cell>
          <table:table-cell table:style-name="ce14" table:formula="of:=([.$X$1]-[.X138])" office:value-type="string" office:string-value="" calcext:value-type="error">
            <text:p>#VALUE!</text:p>
          </table:table-cell>
          <table:table-cell table:style-name="ce14" table:formula="of:=MOD_INV([.AC138];prime)" office:value-type="string" office:string-value="" calcext:value-type="error">
            <text:p>#VALUE!</text:p>
          </table:table-cell>
          <table:table-cell table:style-name="ce9" table:formula="of:=MOD([.AB138]*[.AD13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6" table:formula="of:=MOD([.AE138]*[.AE138]-[.X138]-[.$X$1];prime)" office:value-type="string" office:string-value="" calcext:value-type="error">
            <text:p>#VALUE!</text:p>
          </table:table-cell>
          <table:table-cell table:style-name="ce9" table:formula="of:=MOD([.AE138]*([.$X$1]-[.X139])-[.$Y$1];prime)" office:value-type="string" office:string-value="" calcext:value-type="error">
            <text:p>#VALUE!</text:p>
          </table:table-cell>
          <table:table-cell table:style-name="ce6" table:formula="of:=MOD([.X139]^3+a*[.X139]+b;prime)" office:value-type="string" office:string-value="" calcext:value-type="error">
            <text:p>#VALUE!</text:p>
          </table:table-cell>
          <table:table-cell table:style-name="ce9" table:formula="of:=MOD([.Y139]*[.Y139];prime)" office:value-type="string" office:string-value="" calcext:value-type="error">
            <text:p>#VALUE!</text:p>
          </table:table-cell>
          <table:table-cell table:style-name="ce6" table:formula="of:=([.$Y$1]-[.Y139])" office:value-type="string" office:string-value="" calcext:value-type="error">
            <text:p>#VALUE!</text:p>
          </table:table-cell>
          <table:table-cell table:style-name="ce14" table:formula="of:=([.$X$1]-[.X139])" office:value-type="string" office:string-value="" calcext:value-type="error">
            <text:p>#VALUE!</text:p>
          </table:table-cell>
          <table:table-cell table:style-name="ce14" table:formula="of:=MOD_INV([.AC139];prime)" office:value-type="string" office:string-value="" calcext:value-type="error">
            <text:p>#VALUE!</text:p>
          </table:table-cell>
          <table:table-cell table:style-name="ce9" table:formula="of:=MOD([.AB139]*[.AD13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4" office:value-type="float" office:value="140" calcext:value-type="float">
            <text:p>140</text:p>
          </table:table-cell>
          <table:table-cell table:style-name="ce4" table:number-columns-repeated="12"/>
          <table:table-cell table:style-name="ce7" table:formula="of:=MOD([.AE139]*[.AE139]-[.X139]-[.$X$1];prime)" office:value-type="string" office:string-value="" calcext:value-type="error">
            <text:p>#VALUE!</text:p>
          </table:table-cell>
          <table:table-cell table:style-name="ce10" table:formula="of:=MOD([.AE139]*([.$X$1]-[.X140])-[.$Y$1];prime)" office:value-type="string" office:string-value="" calcext:value-type="error">
            <text:p>#VALUE!</text:p>
          </table:table-cell>
          <table:table-cell table:style-name="ce6" table:formula="of:=MOD([.X140]^3+a*[.X140]+b;prime)" office:value-type="string" office:string-value="" calcext:value-type="error">
            <text:p>#VALUE!</text:p>
          </table:table-cell>
          <table:table-cell table:style-name="ce9" table:formula="of:=MOD([.Y140]*[.Y140];prime)" office:value-type="string" office:string-value="" calcext:value-type="error">
            <text:p>#VALUE!</text:p>
          </table:table-cell>
          <table:table-cell table:style-name="ce6" table:formula="of:=([.$Y$1]-[.Y140])" office:value-type="string" office:string-value="" calcext:value-type="error">
            <text:p>#VALUE!</text:p>
          </table:table-cell>
          <table:table-cell table:style-name="ce14" table:formula="of:=([.$X$1]-[.X140])" office:value-type="string" office:string-value="" calcext:value-type="error">
            <text:p>#VALUE!</text:p>
          </table:table-cell>
          <table:table-cell table:style-name="ce14" table:formula="of:=MOD_INV([.AC140];prime)" office:value-type="string" office:string-value="" calcext:value-type="error">
            <text:p>#VALUE!</text:p>
          </table:table-cell>
          <table:table-cell table:style-name="ce9" table:formula="of:=MOD([.AB140]*[.AD14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6" table:formula="of:=MOD([.AE140]*[.AE140]-[.X140]-[.$X$1];prime)" office:value-type="string" office:string-value="" calcext:value-type="error">
            <text:p>#VALUE!</text:p>
          </table:table-cell>
          <table:table-cell table:style-name="ce9" table:formula="of:=MOD([.AE140]*([.$X$1]-[.X141])-[.$Y$1];prime)" office:value-type="string" office:string-value="" calcext:value-type="error">
            <text:p>#VALUE!</text:p>
          </table:table-cell>
          <table:table-cell table:style-name="ce6" table:formula="of:=MOD([.X141]^3+a*[.X141]+b;prime)" office:value-type="string" office:string-value="" calcext:value-type="error">
            <text:p>#VALUE!</text:p>
          </table:table-cell>
          <table:table-cell table:style-name="ce9" table:formula="of:=MOD([.Y141]*[.Y141];prime)" office:value-type="string" office:string-value="" calcext:value-type="error">
            <text:p>#VALUE!</text:p>
          </table:table-cell>
          <table:table-cell table:style-name="ce6" table:formula="of:=([.$Y$1]-[.Y141])" office:value-type="string" office:string-value="" calcext:value-type="error">
            <text:p>#VALUE!</text:p>
          </table:table-cell>
          <table:table-cell table:style-name="ce14" table:formula="of:=([.$X$1]-[.X141])" office:value-type="string" office:string-value="" calcext:value-type="error">
            <text:p>#VALUE!</text:p>
          </table:table-cell>
          <table:table-cell table:style-name="ce14" table:formula="of:=MOD_INV([.AC141];prime)" office:value-type="string" office:string-value="" calcext:value-type="error">
            <text:p>#VALUE!</text:p>
          </table:table-cell>
          <table:table-cell table:style-name="ce9" table:formula="of:=MOD([.AB141]*[.AD14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6" table:formula="of:=MOD([.AE141]*[.AE141]-[.X141]-[.$X$1];prime)" office:value-type="string" office:string-value="" calcext:value-type="error">
            <text:p>#VALUE!</text:p>
          </table:table-cell>
          <table:table-cell table:style-name="ce9" table:formula="of:=MOD([.AE141]*([.$X$1]-[.X142])-[.$Y$1];prime)" office:value-type="string" office:string-value="" calcext:value-type="error">
            <text:p>#VALUE!</text:p>
          </table:table-cell>
          <table:table-cell table:style-name="ce6" table:formula="of:=MOD([.X142]^3+a*[.X142]+b;prime)" office:value-type="string" office:string-value="" calcext:value-type="error">
            <text:p>#VALUE!</text:p>
          </table:table-cell>
          <table:table-cell table:style-name="ce9" table:formula="of:=MOD([.Y142]*[.Y142];prime)" office:value-type="string" office:string-value="" calcext:value-type="error">
            <text:p>#VALUE!</text:p>
          </table:table-cell>
          <table:table-cell table:style-name="ce6" table:formula="of:=([.$Y$1]-[.Y142])" office:value-type="string" office:string-value="" calcext:value-type="error">
            <text:p>#VALUE!</text:p>
          </table:table-cell>
          <table:table-cell table:style-name="ce14" table:formula="of:=([.$X$1]-[.X142])" office:value-type="string" office:string-value="" calcext:value-type="error">
            <text:p>#VALUE!</text:p>
          </table:table-cell>
          <table:table-cell table:style-name="ce14" table:formula="of:=MOD_INV([.AC142];prime)" office:value-type="string" office:string-value="" calcext:value-type="error">
            <text:p>#VALUE!</text:p>
          </table:table-cell>
          <table:table-cell table:style-name="ce9" table:formula="of:=MOD([.AB142]*[.AD14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6" table:formula="of:=MOD([.AE142]*[.AE142]-[.X142]-[.$X$1];prime)" office:value-type="string" office:string-value="" calcext:value-type="error">
            <text:p>#VALUE!</text:p>
          </table:table-cell>
          <table:table-cell table:style-name="ce9" table:formula="of:=MOD([.AE142]*([.$X$1]-[.X143])-[.$Y$1];prime)" office:value-type="string" office:string-value="" calcext:value-type="error">
            <text:p>#VALUE!</text:p>
          </table:table-cell>
          <table:table-cell table:style-name="ce6" table:formula="of:=MOD([.X143]^3+a*[.X143]+b;prime)" office:value-type="string" office:string-value="" calcext:value-type="error">
            <text:p>#VALUE!</text:p>
          </table:table-cell>
          <table:table-cell table:style-name="ce9" table:formula="of:=MOD([.Y143]*[.Y143];prime)" office:value-type="string" office:string-value="" calcext:value-type="error">
            <text:p>#VALUE!</text:p>
          </table:table-cell>
          <table:table-cell table:style-name="ce6" table:formula="of:=([.$Y$1]-[.Y143])" office:value-type="string" office:string-value="" calcext:value-type="error">
            <text:p>#VALUE!</text:p>
          </table:table-cell>
          <table:table-cell table:style-name="ce14" table:formula="of:=([.$X$1]-[.X143])" office:value-type="string" office:string-value="" calcext:value-type="error">
            <text:p>#VALUE!</text:p>
          </table:table-cell>
          <table:table-cell table:style-name="ce14" table:formula="of:=MOD_INV([.AC143];prime)" office:value-type="string" office:string-value="" calcext:value-type="error">
            <text:p>#VALUE!</text:p>
          </table:table-cell>
          <table:table-cell table:style-name="ce9" table:formula="of:=MOD([.AB143]*[.AD14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6" table:formula="of:=MOD([.AE143]*[.AE143]-[.X143]-[.$X$1];prime)" office:value-type="string" office:string-value="" calcext:value-type="error">
            <text:p>#VALUE!</text:p>
          </table:table-cell>
          <table:table-cell table:style-name="ce9" table:formula="of:=MOD([.AE143]*([.$X$1]-[.X144])-[.$Y$1];prime)" office:value-type="string" office:string-value="" calcext:value-type="error">
            <text:p>#VALUE!</text:p>
          </table:table-cell>
          <table:table-cell table:style-name="ce6" table:formula="of:=MOD([.X144]^3+a*[.X144]+b;prime)" office:value-type="string" office:string-value="" calcext:value-type="error">
            <text:p>#VALUE!</text:p>
          </table:table-cell>
          <table:table-cell table:style-name="ce9" table:formula="of:=MOD([.Y144]*[.Y144];prime)" office:value-type="string" office:string-value="" calcext:value-type="error">
            <text:p>#VALUE!</text:p>
          </table:table-cell>
          <table:table-cell table:style-name="ce6" table:formula="of:=([.$Y$1]-[.Y144])" office:value-type="string" office:string-value="" calcext:value-type="error">
            <text:p>#VALUE!</text:p>
          </table:table-cell>
          <table:table-cell table:style-name="ce14" table:formula="of:=([.$X$1]-[.X144])" office:value-type="string" office:string-value="" calcext:value-type="error">
            <text:p>#VALUE!</text:p>
          </table:table-cell>
          <table:table-cell table:style-name="ce14" table:formula="of:=MOD_INV([.AC144];prime)" office:value-type="string" office:string-value="" calcext:value-type="error">
            <text:p>#VALUE!</text:p>
          </table:table-cell>
          <table:table-cell table:style-name="ce9" table:formula="of:=MOD([.AB144]*[.AD14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6" table:formula="of:=MOD([.AE144]*[.AE144]-[.X144]-[.$X$1];prime)" office:value-type="string" office:string-value="" calcext:value-type="error">
            <text:p>#VALUE!</text:p>
          </table:table-cell>
          <table:table-cell table:style-name="ce9" table:formula="of:=MOD([.AE144]*([.$X$1]-[.X145])-[.$Y$1];prime)" office:value-type="string" office:string-value="" calcext:value-type="error">
            <text:p>#VALUE!</text:p>
          </table:table-cell>
          <table:table-cell table:style-name="ce6" table:formula="of:=MOD([.X145]^3+a*[.X145]+b;prime)" office:value-type="string" office:string-value="" calcext:value-type="error">
            <text:p>#VALUE!</text:p>
          </table:table-cell>
          <table:table-cell table:style-name="ce9" table:formula="of:=MOD([.Y145]*[.Y145];prime)" office:value-type="string" office:string-value="" calcext:value-type="error">
            <text:p>#VALUE!</text:p>
          </table:table-cell>
          <table:table-cell table:style-name="ce6" table:formula="of:=([.$Y$1]-[.Y145])" office:value-type="string" office:string-value="" calcext:value-type="error">
            <text:p>#VALUE!</text:p>
          </table:table-cell>
          <table:table-cell table:style-name="ce14" table:formula="of:=([.$X$1]-[.X145])" office:value-type="string" office:string-value="" calcext:value-type="error">
            <text:p>#VALUE!</text:p>
          </table:table-cell>
          <table:table-cell table:style-name="ce14" table:formula="of:=MOD_INV([.AC145];prime)" office:value-type="string" office:string-value="" calcext:value-type="error">
            <text:p>#VALUE!</text:p>
          </table:table-cell>
          <table:table-cell table:style-name="ce9" table:formula="of:=MOD([.AB145]*[.AD14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6" table:formula="of:=MOD([.AE145]*[.AE145]-[.X145]-[.$X$1];prime)" office:value-type="string" office:string-value="" calcext:value-type="error">
            <text:p>#VALUE!</text:p>
          </table:table-cell>
          <table:table-cell table:style-name="ce9" table:formula="of:=MOD([.AE145]*([.$X$1]-[.X146])-[.$Y$1];prime)" office:value-type="string" office:string-value="" calcext:value-type="error">
            <text:p>#VALUE!</text:p>
          </table:table-cell>
          <table:table-cell table:style-name="ce6" table:formula="of:=MOD([.X146]^3+a*[.X146]+b;prime)" office:value-type="string" office:string-value="" calcext:value-type="error">
            <text:p>#VALUE!</text:p>
          </table:table-cell>
          <table:table-cell table:style-name="ce9" table:formula="of:=MOD([.Y146]*[.Y146];prime)" office:value-type="string" office:string-value="" calcext:value-type="error">
            <text:p>#VALUE!</text:p>
          </table:table-cell>
          <table:table-cell table:style-name="ce6" table:formula="of:=([.$Y$1]-[.Y146])" office:value-type="string" office:string-value="" calcext:value-type="error">
            <text:p>#VALUE!</text:p>
          </table:table-cell>
          <table:table-cell table:style-name="ce14" table:formula="of:=([.$X$1]-[.X146])" office:value-type="string" office:string-value="" calcext:value-type="error">
            <text:p>#VALUE!</text:p>
          </table:table-cell>
          <table:table-cell table:style-name="ce14" table:formula="of:=MOD_INV([.AC146];prime)" office:value-type="string" office:string-value="" calcext:value-type="error">
            <text:p>#VALUE!</text:p>
          </table:table-cell>
          <table:table-cell table:style-name="ce9" table:formula="of:=MOD([.AB146]*[.AD14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6" table:formula="of:=MOD([.AE146]*[.AE146]-[.X146]-[.$X$1];prime)" office:value-type="string" office:string-value="" calcext:value-type="error">
            <text:p>#VALUE!</text:p>
          </table:table-cell>
          <table:table-cell table:style-name="ce9" table:formula="of:=MOD([.AE146]*([.$X$1]-[.X147])-[.$Y$1];prime)" office:value-type="string" office:string-value="" calcext:value-type="error">
            <text:p>#VALUE!</text:p>
          </table:table-cell>
          <table:table-cell table:style-name="ce6" table:formula="of:=MOD([.X147]^3+a*[.X147]+b;prime)" office:value-type="string" office:string-value="" calcext:value-type="error">
            <text:p>#VALUE!</text:p>
          </table:table-cell>
          <table:table-cell table:style-name="ce9" table:formula="of:=MOD([.Y147]*[.Y147];prime)" office:value-type="string" office:string-value="" calcext:value-type="error">
            <text:p>#VALUE!</text:p>
          </table:table-cell>
          <table:table-cell table:style-name="ce6" table:formula="of:=([.$Y$1]-[.Y147])" office:value-type="string" office:string-value="" calcext:value-type="error">
            <text:p>#VALUE!</text:p>
          </table:table-cell>
          <table:table-cell table:style-name="ce14" table:formula="of:=([.$X$1]-[.X147])" office:value-type="string" office:string-value="" calcext:value-type="error">
            <text:p>#VALUE!</text:p>
          </table:table-cell>
          <table:table-cell table:style-name="ce14" table:formula="of:=MOD_INV([.AC147];prime)" office:value-type="string" office:string-value="" calcext:value-type="error">
            <text:p>#VALUE!</text:p>
          </table:table-cell>
          <table:table-cell table:style-name="ce9" table:formula="of:=MOD([.AB147]*[.AD14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6" table:formula="of:=MOD([.AE147]*[.AE147]-[.X147]-[.$X$1];prime)" office:value-type="string" office:string-value="" calcext:value-type="error">
            <text:p>#VALUE!</text:p>
          </table:table-cell>
          <table:table-cell table:style-name="ce9" table:formula="of:=MOD([.AE147]*([.$X$1]-[.X148])-[.$Y$1];prime)" office:value-type="string" office:string-value="" calcext:value-type="error">
            <text:p>#VALUE!</text:p>
          </table:table-cell>
          <table:table-cell table:style-name="ce6" table:formula="of:=MOD([.X148]^3+a*[.X148]+b;prime)" office:value-type="string" office:string-value="" calcext:value-type="error">
            <text:p>#VALUE!</text:p>
          </table:table-cell>
          <table:table-cell table:style-name="ce9" table:formula="of:=MOD([.Y148]*[.Y148];prime)" office:value-type="string" office:string-value="" calcext:value-type="error">
            <text:p>#VALUE!</text:p>
          </table:table-cell>
          <table:table-cell table:style-name="ce6" table:formula="of:=([.$Y$1]-[.Y148])" office:value-type="string" office:string-value="" calcext:value-type="error">
            <text:p>#VALUE!</text:p>
          </table:table-cell>
          <table:table-cell table:style-name="ce14" table:formula="of:=([.$X$1]-[.X148])" office:value-type="string" office:string-value="" calcext:value-type="error">
            <text:p>#VALUE!</text:p>
          </table:table-cell>
          <table:table-cell table:style-name="ce14" table:formula="of:=MOD_INV([.AC148];prime)" office:value-type="string" office:string-value="" calcext:value-type="error">
            <text:p>#VALUE!</text:p>
          </table:table-cell>
          <table:table-cell table:style-name="ce9" table:formula="of:=MOD([.AB148]*[.AD14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6" table:formula="of:=MOD([.AE148]*[.AE148]-[.X148]-[.$X$1];prime)" office:value-type="string" office:string-value="" calcext:value-type="error">
            <text:p>#VALUE!</text:p>
          </table:table-cell>
          <table:table-cell table:style-name="ce9" table:formula="of:=MOD([.AE148]*([.$X$1]-[.X149])-[.$Y$1];prime)" office:value-type="string" office:string-value="" calcext:value-type="error">
            <text:p>#VALUE!</text:p>
          </table:table-cell>
          <table:table-cell table:style-name="ce6" table:formula="of:=MOD([.X149]^3+a*[.X149]+b;prime)" office:value-type="string" office:string-value="" calcext:value-type="error">
            <text:p>#VALUE!</text:p>
          </table:table-cell>
          <table:table-cell table:style-name="ce9" table:formula="of:=MOD([.Y149]*[.Y149];prime)" office:value-type="string" office:string-value="" calcext:value-type="error">
            <text:p>#VALUE!</text:p>
          </table:table-cell>
          <table:table-cell table:style-name="ce6" table:formula="of:=([.$Y$1]-[.Y149])" office:value-type="string" office:string-value="" calcext:value-type="error">
            <text:p>#VALUE!</text:p>
          </table:table-cell>
          <table:table-cell table:style-name="ce14" table:formula="of:=([.$X$1]-[.X149])" office:value-type="string" office:string-value="" calcext:value-type="error">
            <text:p>#VALUE!</text:p>
          </table:table-cell>
          <table:table-cell table:style-name="ce14" table:formula="of:=MOD_INV([.AC149];prime)" office:value-type="string" office:string-value="" calcext:value-type="error">
            <text:p>#VALUE!</text:p>
          </table:table-cell>
          <table:table-cell table:style-name="ce9" table:formula="of:=MOD([.AB149]*[.AD14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6" table:formula="of:=MOD([.AE149]*[.AE149]-[.X149]-[.$X$1];prime)" office:value-type="string" office:string-value="" calcext:value-type="error">
            <text:p>#VALUE!</text:p>
          </table:table-cell>
          <table:table-cell table:style-name="ce9" table:formula="of:=MOD([.AE149]*([.$X$1]-[.X150])-[.$Y$1];prime)" office:value-type="string" office:string-value="" calcext:value-type="error">
            <text:p>#VALUE!</text:p>
          </table:table-cell>
          <table:table-cell table:style-name="ce6" table:formula="of:=MOD([.X150]^3+a*[.X150]+b;prime)" office:value-type="string" office:string-value="" calcext:value-type="error">
            <text:p>#VALUE!</text:p>
          </table:table-cell>
          <table:table-cell table:style-name="ce9" table:formula="of:=MOD([.Y150]*[.Y150];prime)" office:value-type="string" office:string-value="" calcext:value-type="error">
            <text:p>#VALUE!</text:p>
          </table:table-cell>
          <table:table-cell table:style-name="ce6" table:formula="of:=([.$Y$1]-[.Y150])" office:value-type="string" office:string-value="" calcext:value-type="error">
            <text:p>#VALUE!</text:p>
          </table:table-cell>
          <table:table-cell table:style-name="ce14" table:formula="of:=([.$X$1]-[.X150])" office:value-type="string" office:string-value="" calcext:value-type="error">
            <text:p>#VALUE!</text:p>
          </table:table-cell>
          <table:table-cell table:style-name="ce14" table:formula="of:=MOD_INV([.AC150];prime)" office:value-type="string" office:string-value="" calcext:value-type="error">
            <text:p>#VALUE!</text:p>
          </table:table-cell>
          <table:table-cell table:style-name="ce9" table:formula="of:=MOD([.AB150]*[.AD15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6" table:formula="of:=MOD([.AE150]*[.AE150]-[.X150]-[.$X$1];prime)" office:value-type="string" office:string-value="" calcext:value-type="error">
            <text:p>#VALUE!</text:p>
          </table:table-cell>
          <table:table-cell table:style-name="ce9" table:formula="of:=MOD([.AE150]*([.$X$1]-[.X151])-[.$Y$1];prime)" office:value-type="string" office:string-value="" calcext:value-type="error">
            <text:p>#VALUE!</text:p>
          </table:table-cell>
          <table:table-cell table:style-name="ce6" table:formula="of:=MOD([.X151]^3+a*[.X151]+b;prime)" office:value-type="string" office:string-value="" calcext:value-type="error">
            <text:p>#VALUE!</text:p>
          </table:table-cell>
          <table:table-cell table:style-name="ce9" table:formula="of:=MOD([.Y151]*[.Y151];prime)" office:value-type="string" office:string-value="" calcext:value-type="error">
            <text:p>#VALUE!</text:p>
          </table:table-cell>
          <table:table-cell table:style-name="ce6" table:formula="of:=([.$Y$1]-[.Y151])" office:value-type="string" office:string-value="" calcext:value-type="error">
            <text:p>#VALUE!</text:p>
          </table:table-cell>
          <table:table-cell table:style-name="ce14" table:formula="of:=([.$X$1]-[.X151])" office:value-type="string" office:string-value="" calcext:value-type="error">
            <text:p>#VALUE!</text:p>
          </table:table-cell>
          <table:table-cell table:style-name="ce14" table:formula="of:=MOD_INV([.AC151];prime)" office:value-type="string" office:string-value="" calcext:value-type="error">
            <text:p>#VALUE!</text:p>
          </table:table-cell>
          <table:table-cell table:style-name="ce9" table:formula="of:=MOD([.AB151]*[.AD15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6" table:formula="of:=MOD([.AE151]*[.AE151]-[.X151]-[.$X$1];prime)" office:value-type="string" office:string-value="" calcext:value-type="error">
            <text:p>#VALUE!</text:p>
          </table:table-cell>
          <table:table-cell table:style-name="ce9" table:formula="of:=MOD([.AE151]*([.$X$1]-[.X152])-[.$Y$1];prime)" office:value-type="string" office:string-value="" calcext:value-type="error">
            <text:p>#VALUE!</text:p>
          </table:table-cell>
          <table:table-cell table:style-name="ce6" table:formula="of:=MOD([.X152]^3+a*[.X152]+b;prime)" office:value-type="string" office:string-value="" calcext:value-type="error">
            <text:p>#VALUE!</text:p>
          </table:table-cell>
          <table:table-cell table:style-name="ce9" table:formula="of:=MOD([.Y152]*[.Y152];prime)" office:value-type="string" office:string-value="" calcext:value-type="error">
            <text:p>#VALUE!</text:p>
          </table:table-cell>
          <table:table-cell table:style-name="ce6" table:formula="of:=([.$Y$1]-[.Y152])" office:value-type="string" office:string-value="" calcext:value-type="error">
            <text:p>#VALUE!</text:p>
          </table:table-cell>
          <table:table-cell table:style-name="ce14" table:formula="of:=([.$X$1]-[.X152])" office:value-type="string" office:string-value="" calcext:value-type="error">
            <text:p>#VALUE!</text:p>
          </table:table-cell>
          <table:table-cell table:style-name="ce14" table:formula="of:=MOD_INV([.AC152];prime)" office:value-type="string" office:string-value="" calcext:value-type="error">
            <text:p>#VALUE!</text:p>
          </table:table-cell>
          <table:table-cell table:style-name="ce9" table:formula="of:=MOD([.AB152]*[.AD15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6" table:formula="of:=MOD([.AE152]*[.AE152]-[.X152]-[.$X$1];prime)" office:value-type="string" office:string-value="" calcext:value-type="error">
            <text:p>#VALUE!</text:p>
          </table:table-cell>
          <table:table-cell table:style-name="ce9" table:formula="of:=MOD([.AE152]*([.$X$1]-[.X153])-[.$Y$1];prime)" office:value-type="string" office:string-value="" calcext:value-type="error">
            <text:p>#VALUE!</text:p>
          </table:table-cell>
          <table:table-cell table:style-name="ce6" table:formula="of:=MOD([.X153]^3+a*[.X153]+b;prime)" office:value-type="string" office:string-value="" calcext:value-type="error">
            <text:p>#VALUE!</text:p>
          </table:table-cell>
          <table:table-cell table:style-name="ce9" table:formula="of:=MOD([.Y153]*[.Y153];prime)" office:value-type="string" office:string-value="" calcext:value-type="error">
            <text:p>#VALUE!</text:p>
          </table:table-cell>
          <table:table-cell table:style-name="ce6" table:formula="of:=([.$Y$1]-[.Y153])" office:value-type="string" office:string-value="" calcext:value-type="error">
            <text:p>#VALUE!</text:p>
          </table:table-cell>
          <table:table-cell table:style-name="ce14" table:formula="of:=([.$X$1]-[.X153])" office:value-type="string" office:string-value="" calcext:value-type="error">
            <text:p>#VALUE!</text:p>
          </table:table-cell>
          <table:table-cell table:style-name="ce14" table:formula="of:=MOD_INV([.AC153];prime)" office:value-type="string" office:string-value="" calcext:value-type="error">
            <text:p>#VALUE!</text:p>
          </table:table-cell>
          <table:table-cell table:style-name="ce9" table:formula="of:=MOD([.AB153]*[.AD15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6" table:formula="of:=MOD([.AE153]*[.AE153]-[.X153]-[.$X$1];prime)" office:value-type="string" office:string-value="" calcext:value-type="error">
            <text:p>#VALUE!</text:p>
          </table:table-cell>
          <table:table-cell table:style-name="ce9" table:formula="of:=MOD([.AE153]*([.$X$1]-[.X154])-[.$Y$1];prime)" office:value-type="string" office:string-value="" calcext:value-type="error">
            <text:p>#VALUE!</text:p>
          </table:table-cell>
          <table:table-cell table:style-name="ce6" table:formula="of:=MOD([.X154]^3+a*[.X154]+b;prime)" office:value-type="string" office:string-value="" calcext:value-type="error">
            <text:p>#VALUE!</text:p>
          </table:table-cell>
          <table:table-cell table:style-name="ce9" table:formula="of:=MOD([.Y154]*[.Y154];prime)" office:value-type="string" office:string-value="" calcext:value-type="error">
            <text:p>#VALUE!</text:p>
          </table:table-cell>
          <table:table-cell table:style-name="ce6" table:formula="of:=([.$Y$1]-[.Y154])" office:value-type="string" office:string-value="" calcext:value-type="error">
            <text:p>#VALUE!</text:p>
          </table:table-cell>
          <table:table-cell table:style-name="ce14" table:formula="of:=([.$X$1]-[.X154])" office:value-type="string" office:string-value="" calcext:value-type="error">
            <text:p>#VALUE!</text:p>
          </table:table-cell>
          <table:table-cell table:style-name="ce14" table:formula="of:=MOD_INV([.AC154];prime)" office:value-type="string" office:string-value="" calcext:value-type="error">
            <text:p>#VALUE!</text:p>
          </table:table-cell>
          <table:table-cell table:style-name="ce9" table:formula="of:=MOD([.AB154]*[.AD15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6" table:formula="of:=MOD([.AE154]*[.AE154]-[.X154]-[.$X$1];prime)" office:value-type="string" office:string-value="" calcext:value-type="error">
            <text:p>#VALUE!</text:p>
          </table:table-cell>
          <table:table-cell table:style-name="ce9" table:formula="of:=MOD([.AE154]*([.$X$1]-[.X155])-[.$Y$1];prime)" office:value-type="string" office:string-value="" calcext:value-type="error">
            <text:p>#VALUE!</text:p>
          </table:table-cell>
          <table:table-cell table:style-name="ce6" table:formula="of:=MOD([.X155]^3+a*[.X155]+b;prime)" office:value-type="string" office:string-value="" calcext:value-type="error">
            <text:p>#VALUE!</text:p>
          </table:table-cell>
          <table:table-cell table:style-name="ce9" table:formula="of:=MOD([.Y155]*[.Y155];prime)" office:value-type="string" office:string-value="" calcext:value-type="error">
            <text:p>#VALUE!</text:p>
          </table:table-cell>
          <table:table-cell table:style-name="ce6" table:formula="of:=([.$Y$1]-[.Y155])" office:value-type="string" office:string-value="" calcext:value-type="error">
            <text:p>#VALUE!</text:p>
          </table:table-cell>
          <table:table-cell table:style-name="ce14" table:formula="of:=([.$X$1]-[.X155])" office:value-type="string" office:string-value="" calcext:value-type="error">
            <text:p>#VALUE!</text:p>
          </table:table-cell>
          <table:table-cell table:style-name="ce14" table:formula="of:=MOD_INV([.AC155];prime)" office:value-type="string" office:string-value="" calcext:value-type="error">
            <text:p>#VALUE!</text:p>
          </table:table-cell>
          <table:table-cell table:style-name="ce9" table:formula="of:=MOD([.AB155]*[.AD15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6" table:formula="of:=MOD([.AE155]*[.AE155]-[.X155]-[.$X$1];prime)" office:value-type="string" office:string-value="" calcext:value-type="error">
            <text:p>#VALUE!</text:p>
          </table:table-cell>
          <table:table-cell table:style-name="ce9" table:formula="of:=MOD([.AE155]*([.$X$1]-[.X156])-[.$Y$1];prime)" office:value-type="string" office:string-value="" calcext:value-type="error">
            <text:p>#VALUE!</text:p>
          </table:table-cell>
          <table:table-cell table:style-name="ce6" table:formula="of:=MOD([.X156]^3+a*[.X156]+b;prime)" office:value-type="string" office:string-value="" calcext:value-type="error">
            <text:p>#VALUE!</text:p>
          </table:table-cell>
          <table:table-cell table:style-name="ce9" table:formula="of:=MOD([.Y156]*[.Y156];prime)" office:value-type="string" office:string-value="" calcext:value-type="error">
            <text:p>#VALUE!</text:p>
          </table:table-cell>
          <table:table-cell table:style-name="ce6" table:formula="of:=([.$Y$1]-[.Y156])" office:value-type="string" office:string-value="" calcext:value-type="error">
            <text:p>#VALUE!</text:p>
          </table:table-cell>
          <table:table-cell table:style-name="ce14" table:formula="of:=([.$X$1]-[.X156])" office:value-type="string" office:string-value="" calcext:value-type="error">
            <text:p>#VALUE!</text:p>
          </table:table-cell>
          <table:table-cell table:style-name="ce14" table:formula="of:=MOD_INV([.AC156];prime)" office:value-type="string" office:string-value="" calcext:value-type="error">
            <text:p>#VALUE!</text:p>
          </table:table-cell>
          <table:table-cell table:style-name="ce9" table:formula="of:=MOD([.AB156]*[.AD15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6" table:formula="of:=MOD([.AE156]*[.AE156]-[.X156]-[.$X$1];prime)" office:value-type="string" office:string-value="" calcext:value-type="error">
            <text:p>#VALUE!</text:p>
          </table:table-cell>
          <table:table-cell table:style-name="ce9" table:formula="of:=MOD([.AE156]*([.$X$1]-[.X157])-[.$Y$1];prime)" office:value-type="string" office:string-value="" calcext:value-type="error">
            <text:p>#VALUE!</text:p>
          </table:table-cell>
          <table:table-cell table:style-name="ce6" table:formula="of:=MOD([.X157]^3+a*[.X157]+b;prime)" office:value-type="string" office:string-value="" calcext:value-type="error">
            <text:p>#VALUE!</text:p>
          </table:table-cell>
          <table:table-cell table:style-name="ce9" table:formula="of:=MOD([.Y157]*[.Y157];prime)" office:value-type="string" office:string-value="" calcext:value-type="error">
            <text:p>#VALUE!</text:p>
          </table:table-cell>
          <table:table-cell table:style-name="ce6" table:formula="of:=([.$Y$1]-[.Y157])" office:value-type="string" office:string-value="" calcext:value-type="error">
            <text:p>#VALUE!</text:p>
          </table:table-cell>
          <table:table-cell table:style-name="ce14" table:formula="of:=([.$X$1]-[.X157])" office:value-type="string" office:string-value="" calcext:value-type="error">
            <text:p>#VALUE!</text:p>
          </table:table-cell>
          <table:table-cell table:style-name="ce14" table:formula="of:=MOD_INV([.AC157];prime)" office:value-type="string" office:string-value="" calcext:value-type="error">
            <text:p>#VALUE!</text:p>
          </table:table-cell>
          <table:table-cell table:style-name="ce9" table:formula="of:=MOD([.AB157]*[.AD15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6" table:formula="of:=MOD([.AE157]*[.AE157]-[.X157]-[.$X$1];prime)" office:value-type="string" office:string-value="" calcext:value-type="error">
            <text:p>#VALUE!</text:p>
          </table:table-cell>
          <table:table-cell table:style-name="ce9" table:formula="of:=MOD([.AE157]*([.$X$1]-[.X158])-[.$Y$1];prime)" office:value-type="string" office:string-value="" calcext:value-type="error">
            <text:p>#VALUE!</text:p>
          </table:table-cell>
          <table:table-cell table:style-name="ce6" table:formula="of:=MOD([.X158]^3+a*[.X158]+b;prime)" office:value-type="string" office:string-value="" calcext:value-type="error">
            <text:p>#VALUE!</text:p>
          </table:table-cell>
          <table:table-cell table:style-name="ce9" table:formula="of:=MOD([.Y158]*[.Y158];prime)" office:value-type="string" office:string-value="" calcext:value-type="error">
            <text:p>#VALUE!</text:p>
          </table:table-cell>
          <table:table-cell table:style-name="ce6" table:formula="of:=([.$Y$1]-[.Y158])" office:value-type="string" office:string-value="" calcext:value-type="error">
            <text:p>#VALUE!</text:p>
          </table:table-cell>
          <table:table-cell table:style-name="ce14" table:formula="of:=([.$X$1]-[.X158])" office:value-type="string" office:string-value="" calcext:value-type="error">
            <text:p>#VALUE!</text:p>
          </table:table-cell>
          <table:table-cell table:style-name="ce14" table:formula="of:=MOD_INV([.AC158];prime)" office:value-type="string" office:string-value="" calcext:value-type="error">
            <text:p>#VALUE!</text:p>
          </table:table-cell>
          <table:table-cell table:style-name="ce9" table:formula="of:=MOD([.AB158]*[.AD15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6" table:formula="of:=MOD([.AE158]*[.AE158]-[.X158]-[.$X$1];prime)" office:value-type="string" office:string-value="" calcext:value-type="error">
            <text:p>#VALUE!</text:p>
          </table:table-cell>
          <table:table-cell table:style-name="ce9" table:formula="of:=MOD([.AE158]*([.$X$1]-[.X159])-[.$Y$1];prime)" office:value-type="string" office:string-value="" calcext:value-type="error">
            <text:p>#VALUE!</text:p>
          </table:table-cell>
          <table:table-cell table:style-name="ce6" table:formula="of:=MOD([.X159]^3+a*[.X159]+b;prime)" office:value-type="string" office:string-value="" calcext:value-type="error">
            <text:p>#VALUE!</text:p>
          </table:table-cell>
          <table:table-cell table:style-name="ce9" table:formula="of:=MOD([.Y159]*[.Y159];prime)" office:value-type="string" office:string-value="" calcext:value-type="error">
            <text:p>#VALUE!</text:p>
          </table:table-cell>
          <table:table-cell table:style-name="ce6" table:formula="of:=([.$Y$1]-[.Y159])" office:value-type="string" office:string-value="" calcext:value-type="error">
            <text:p>#VALUE!</text:p>
          </table:table-cell>
          <table:table-cell table:style-name="ce14" table:formula="of:=([.$X$1]-[.X159])" office:value-type="string" office:string-value="" calcext:value-type="error">
            <text:p>#VALUE!</text:p>
          </table:table-cell>
          <table:table-cell table:style-name="ce14" table:formula="of:=MOD_INV([.AC159];prime)" office:value-type="string" office:string-value="" calcext:value-type="error">
            <text:p>#VALUE!</text:p>
          </table:table-cell>
          <table:table-cell table:style-name="ce9" table:formula="of:=MOD([.AB159]*[.AD15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6" table:formula="of:=MOD([.AE159]*[.AE159]-[.X159]-[.$X$1];prime)" office:value-type="string" office:string-value="" calcext:value-type="error">
            <text:p>#VALUE!</text:p>
          </table:table-cell>
          <table:table-cell table:style-name="ce9" table:formula="of:=MOD([.AE159]*([.$X$1]-[.X160])-[.$Y$1];prime)" office:value-type="string" office:string-value="" calcext:value-type="error">
            <text:p>#VALUE!</text:p>
          </table:table-cell>
          <table:table-cell table:style-name="ce6" table:formula="of:=MOD([.X160]^3+a*[.X160]+b;prime)" office:value-type="string" office:string-value="" calcext:value-type="error">
            <text:p>#VALUE!</text:p>
          </table:table-cell>
          <table:table-cell table:style-name="ce9" table:formula="of:=MOD([.Y160]*[.Y160];prime)" office:value-type="string" office:string-value="" calcext:value-type="error">
            <text:p>#VALUE!</text:p>
          </table:table-cell>
          <table:table-cell table:style-name="ce6" table:formula="of:=([.$Y$1]-[.Y160])" office:value-type="string" office:string-value="" calcext:value-type="error">
            <text:p>#VALUE!</text:p>
          </table:table-cell>
          <table:table-cell table:style-name="ce14" table:formula="of:=([.$X$1]-[.X160])" office:value-type="string" office:string-value="" calcext:value-type="error">
            <text:p>#VALUE!</text:p>
          </table:table-cell>
          <table:table-cell table:style-name="ce14" table:formula="of:=MOD_INV([.AC160];prime)" office:value-type="string" office:string-value="" calcext:value-type="error">
            <text:p>#VALUE!</text:p>
          </table:table-cell>
          <table:table-cell table:style-name="ce9" table:formula="of:=MOD([.AB160]*[.AD16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6" table:formula="of:=MOD([.AE160]*[.AE160]-[.X160]-[.$X$1];prime)" office:value-type="string" office:string-value="" calcext:value-type="error">
            <text:p>#VALUE!</text:p>
          </table:table-cell>
          <table:table-cell table:style-name="ce9" table:formula="of:=MOD([.AE160]*([.$X$1]-[.X161])-[.$Y$1];prime)" office:value-type="string" office:string-value="" calcext:value-type="error">
            <text:p>#VALUE!</text:p>
          </table:table-cell>
          <table:table-cell table:style-name="ce6" table:formula="of:=MOD([.X161]^3+a*[.X161]+b;prime)" office:value-type="string" office:string-value="" calcext:value-type="error">
            <text:p>#VALUE!</text:p>
          </table:table-cell>
          <table:table-cell table:style-name="ce9" table:formula="of:=MOD([.Y161]*[.Y161];prime)" office:value-type="string" office:string-value="" calcext:value-type="error">
            <text:p>#VALUE!</text:p>
          </table:table-cell>
          <table:table-cell table:style-name="ce6" table:formula="of:=([.$Y$1]-[.Y161])" office:value-type="string" office:string-value="" calcext:value-type="error">
            <text:p>#VALUE!</text:p>
          </table:table-cell>
          <table:table-cell table:style-name="ce14" table:formula="of:=([.$X$1]-[.X161])" office:value-type="string" office:string-value="" calcext:value-type="error">
            <text:p>#VALUE!</text:p>
          </table:table-cell>
          <table:table-cell table:style-name="ce14" table:formula="of:=MOD_INV([.AC161];prime)" office:value-type="string" office:string-value="" calcext:value-type="error">
            <text:p>#VALUE!</text:p>
          </table:table-cell>
          <table:table-cell table:style-name="ce9" table:formula="of:=MOD([.AB161]*[.AD16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6" table:formula="of:=MOD([.AE161]*[.AE161]-[.X161]-[.$X$1];prime)" office:value-type="string" office:string-value="" calcext:value-type="error">
            <text:p>#VALUE!</text:p>
          </table:table-cell>
          <table:table-cell table:style-name="ce9" table:formula="of:=MOD([.AE161]*([.$X$1]-[.X162])-[.$Y$1];prime)" office:value-type="string" office:string-value="" calcext:value-type="error">
            <text:p>#VALUE!</text:p>
          </table:table-cell>
          <table:table-cell table:style-name="ce6" table:formula="of:=MOD([.X162]^3+a*[.X162]+b;prime)" office:value-type="string" office:string-value="" calcext:value-type="error">
            <text:p>#VALUE!</text:p>
          </table:table-cell>
          <table:table-cell table:style-name="ce9" table:formula="of:=MOD([.Y162]*[.Y162];prime)" office:value-type="string" office:string-value="" calcext:value-type="error">
            <text:p>#VALUE!</text:p>
          </table:table-cell>
          <table:table-cell table:style-name="ce6" table:formula="of:=([.$Y$1]-[.Y162])" office:value-type="string" office:string-value="" calcext:value-type="error">
            <text:p>#VALUE!</text:p>
          </table:table-cell>
          <table:table-cell table:style-name="ce14" table:formula="of:=([.$X$1]-[.X162])" office:value-type="string" office:string-value="" calcext:value-type="error">
            <text:p>#VALUE!</text:p>
          </table:table-cell>
          <table:table-cell table:style-name="ce14" table:formula="of:=MOD_INV([.AC162];prime)" office:value-type="string" office:string-value="" calcext:value-type="error">
            <text:p>#VALUE!</text:p>
          </table:table-cell>
          <table:table-cell table:style-name="ce9" table:formula="of:=MOD([.AB162]*[.AD16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6" table:formula="of:=MOD([.AE162]*[.AE162]-[.X162]-[.$X$1];prime)" office:value-type="string" office:string-value="" calcext:value-type="error">
            <text:p>#VALUE!</text:p>
          </table:table-cell>
          <table:table-cell table:style-name="ce9" table:formula="of:=MOD([.AE162]*([.$X$1]-[.X163])-[.$Y$1];prime)" office:value-type="string" office:string-value="" calcext:value-type="error">
            <text:p>#VALUE!</text:p>
          </table:table-cell>
          <table:table-cell table:style-name="ce6" table:formula="of:=MOD([.X163]^3+a*[.X163]+b;prime)" office:value-type="string" office:string-value="" calcext:value-type="error">
            <text:p>#VALUE!</text:p>
          </table:table-cell>
          <table:table-cell table:style-name="ce9" table:formula="of:=MOD([.Y163]*[.Y163];prime)" office:value-type="string" office:string-value="" calcext:value-type="error">
            <text:p>#VALUE!</text:p>
          </table:table-cell>
          <table:table-cell table:style-name="ce6" table:formula="of:=([.$Y$1]-[.Y163])" office:value-type="string" office:string-value="" calcext:value-type="error">
            <text:p>#VALUE!</text:p>
          </table:table-cell>
          <table:table-cell table:style-name="ce14" table:formula="of:=([.$X$1]-[.X163])" office:value-type="string" office:string-value="" calcext:value-type="error">
            <text:p>#VALUE!</text:p>
          </table:table-cell>
          <table:table-cell table:style-name="ce14" table:formula="of:=MOD_INV([.AC163];prime)" office:value-type="string" office:string-value="" calcext:value-type="error">
            <text:p>#VALUE!</text:p>
          </table:table-cell>
          <table:table-cell table:style-name="ce9" table:formula="of:=MOD([.AB163]*[.AD16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6" table:formula="of:=MOD([.AE163]*[.AE163]-[.X163]-[.$X$1];prime)" office:value-type="string" office:string-value="" calcext:value-type="error">
            <text:p>#VALUE!</text:p>
          </table:table-cell>
          <table:table-cell table:style-name="ce9" table:formula="of:=MOD([.AE163]*([.$X$1]-[.X164])-[.$Y$1];prime)" office:value-type="string" office:string-value="" calcext:value-type="error">
            <text:p>#VALUE!</text:p>
          </table:table-cell>
          <table:table-cell table:style-name="ce6" table:formula="of:=MOD([.X164]^3+a*[.X164]+b;prime)" office:value-type="string" office:string-value="" calcext:value-type="error">
            <text:p>#VALUE!</text:p>
          </table:table-cell>
          <table:table-cell table:style-name="ce9" table:formula="of:=MOD([.Y164]*[.Y164];prime)" office:value-type="string" office:string-value="" calcext:value-type="error">
            <text:p>#VALUE!</text:p>
          </table:table-cell>
          <table:table-cell table:style-name="ce6" table:formula="of:=([.$Y$1]-[.Y164])" office:value-type="string" office:string-value="" calcext:value-type="error">
            <text:p>#VALUE!</text:p>
          </table:table-cell>
          <table:table-cell table:style-name="ce14" table:formula="of:=([.$X$1]-[.X164])" office:value-type="string" office:string-value="" calcext:value-type="error">
            <text:p>#VALUE!</text:p>
          </table:table-cell>
          <table:table-cell table:style-name="ce14" table:formula="of:=MOD_INV([.AC164];prime)" office:value-type="string" office:string-value="" calcext:value-type="error">
            <text:p>#VALUE!</text:p>
          </table:table-cell>
          <table:table-cell table:style-name="ce9" table:formula="of:=MOD([.AB164]*[.AD16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6" table:formula="of:=MOD([.AE164]*[.AE164]-[.X164]-[.$X$1];prime)" office:value-type="string" office:string-value="" calcext:value-type="error">
            <text:p>#VALUE!</text:p>
          </table:table-cell>
          <table:table-cell table:style-name="ce9" table:formula="of:=MOD([.AE164]*([.$X$1]-[.X165])-[.$Y$1];prime)" office:value-type="string" office:string-value="" calcext:value-type="error">
            <text:p>#VALUE!</text:p>
          </table:table-cell>
          <table:table-cell table:style-name="ce6" table:formula="of:=MOD([.X165]^3+a*[.X165]+b;prime)" office:value-type="string" office:string-value="" calcext:value-type="error">
            <text:p>#VALUE!</text:p>
          </table:table-cell>
          <table:table-cell table:style-name="ce9" table:formula="of:=MOD([.Y165]*[.Y165];prime)" office:value-type="string" office:string-value="" calcext:value-type="error">
            <text:p>#VALUE!</text:p>
          </table:table-cell>
          <table:table-cell table:style-name="ce6" table:formula="of:=([.$Y$1]-[.Y165])" office:value-type="string" office:string-value="" calcext:value-type="error">
            <text:p>#VALUE!</text:p>
          </table:table-cell>
          <table:table-cell table:style-name="ce14" table:formula="of:=([.$X$1]-[.X165])" office:value-type="string" office:string-value="" calcext:value-type="error">
            <text:p>#VALUE!</text:p>
          </table:table-cell>
          <table:table-cell table:style-name="ce14" table:formula="of:=MOD_INV([.AC165];prime)" office:value-type="string" office:string-value="" calcext:value-type="error">
            <text:p>#VALUE!</text:p>
          </table:table-cell>
          <table:table-cell table:style-name="ce9" table:formula="of:=MOD([.AB165]*[.AD16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6" table:formula="of:=MOD([.AE165]*[.AE165]-[.X165]-[.$X$1];prime)" office:value-type="string" office:string-value="" calcext:value-type="error">
            <text:p>#VALUE!</text:p>
          </table:table-cell>
          <table:table-cell table:style-name="ce9" table:formula="of:=MOD([.AE165]*([.$X$1]-[.X166])-[.$Y$1];prime)" office:value-type="string" office:string-value="" calcext:value-type="error">
            <text:p>#VALUE!</text:p>
          </table:table-cell>
          <table:table-cell table:style-name="ce6" table:formula="of:=MOD([.X166]^3+a*[.X166]+b;prime)" office:value-type="string" office:string-value="" calcext:value-type="error">
            <text:p>#VALUE!</text:p>
          </table:table-cell>
          <table:table-cell table:style-name="ce9" table:formula="of:=MOD([.Y166]*[.Y166];prime)" office:value-type="string" office:string-value="" calcext:value-type="error">
            <text:p>#VALUE!</text:p>
          </table:table-cell>
          <table:table-cell table:style-name="ce6" table:formula="of:=([.$Y$1]-[.Y166])" office:value-type="string" office:string-value="" calcext:value-type="error">
            <text:p>#VALUE!</text:p>
          </table:table-cell>
          <table:table-cell table:style-name="ce14" table:formula="of:=([.$X$1]-[.X166])" office:value-type="string" office:string-value="" calcext:value-type="error">
            <text:p>#VALUE!</text:p>
          </table:table-cell>
          <table:table-cell table:style-name="ce14" table:formula="of:=MOD_INV([.AC166];prime)" office:value-type="string" office:string-value="" calcext:value-type="error">
            <text:p>#VALUE!</text:p>
          </table:table-cell>
          <table:table-cell table:style-name="ce9" table:formula="of:=MOD([.AB166]*[.AD16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6" table:formula="of:=MOD([.AE166]*[.AE166]-[.X166]-[.$X$1];prime)" office:value-type="string" office:string-value="" calcext:value-type="error">
            <text:p>#VALUE!</text:p>
          </table:table-cell>
          <table:table-cell table:style-name="ce9" table:formula="of:=MOD([.AE166]*([.$X$1]-[.X167])-[.$Y$1];prime)" office:value-type="string" office:string-value="" calcext:value-type="error">
            <text:p>#VALUE!</text:p>
          </table:table-cell>
          <table:table-cell table:style-name="ce6" table:formula="of:=MOD([.X167]^3+a*[.X167]+b;prime)" office:value-type="string" office:string-value="" calcext:value-type="error">
            <text:p>#VALUE!</text:p>
          </table:table-cell>
          <table:table-cell table:style-name="ce9" table:formula="of:=MOD([.Y167]*[.Y167];prime)" office:value-type="string" office:string-value="" calcext:value-type="error">
            <text:p>#VALUE!</text:p>
          </table:table-cell>
          <table:table-cell table:style-name="ce6" table:formula="of:=([.$Y$1]-[.Y167])" office:value-type="string" office:string-value="" calcext:value-type="error">
            <text:p>#VALUE!</text:p>
          </table:table-cell>
          <table:table-cell table:style-name="ce14" table:formula="of:=([.$X$1]-[.X167])" office:value-type="string" office:string-value="" calcext:value-type="error">
            <text:p>#VALUE!</text:p>
          </table:table-cell>
          <table:table-cell table:style-name="ce14" table:formula="of:=MOD_INV([.AC167];prime)" office:value-type="string" office:string-value="" calcext:value-type="error">
            <text:p>#VALUE!</text:p>
          </table:table-cell>
          <table:table-cell table:style-name="ce9" table:formula="of:=MOD([.AB167]*[.AD16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6" table:formula="of:=MOD([.AE167]*[.AE167]-[.X167]-[.$X$1];prime)" office:value-type="string" office:string-value="" calcext:value-type="error">
            <text:p>#VALUE!</text:p>
          </table:table-cell>
          <table:table-cell table:style-name="ce9" table:formula="of:=MOD([.AE167]*([.$X$1]-[.X168])-[.$Y$1];prime)" office:value-type="string" office:string-value="" calcext:value-type="error">
            <text:p>#VALUE!</text:p>
          </table:table-cell>
          <table:table-cell table:style-name="ce6" table:formula="of:=MOD([.X168]^3+a*[.X168]+b;prime)" office:value-type="string" office:string-value="" calcext:value-type="error">
            <text:p>#VALUE!</text:p>
          </table:table-cell>
          <table:table-cell table:style-name="ce9" table:formula="of:=MOD([.Y168]*[.Y168];prime)" office:value-type="string" office:string-value="" calcext:value-type="error">
            <text:p>#VALUE!</text:p>
          </table:table-cell>
          <table:table-cell table:style-name="ce6" table:formula="of:=([.$Y$1]-[.Y168])" office:value-type="string" office:string-value="" calcext:value-type="error">
            <text:p>#VALUE!</text:p>
          </table:table-cell>
          <table:table-cell table:style-name="ce14" table:formula="of:=([.$X$1]-[.X168])" office:value-type="string" office:string-value="" calcext:value-type="error">
            <text:p>#VALUE!</text:p>
          </table:table-cell>
          <table:table-cell table:style-name="ce14" table:formula="of:=MOD_INV([.AC168];prime)" office:value-type="string" office:string-value="" calcext:value-type="error">
            <text:p>#VALUE!</text:p>
          </table:table-cell>
          <table:table-cell table:style-name="ce9" table:formula="of:=MOD([.AB168]*[.AD16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6" table:formula="of:=MOD([.AE168]*[.AE168]-[.X168]-[.$X$1];prime)" office:value-type="string" office:string-value="" calcext:value-type="error">
            <text:p>#VALUE!</text:p>
          </table:table-cell>
          <table:table-cell table:style-name="ce9" table:formula="of:=MOD([.AE168]*([.$X$1]-[.X169])-[.$Y$1];prime)" office:value-type="string" office:string-value="" calcext:value-type="error">
            <text:p>#VALUE!</text:p>
          </table:table-cell>
          <table:table-cell table:style-name="ce6" table:formula="of:=MOD([.X169]^3+a*[.X169]+b;prime)" office:value-type="string" office:string-value="" calcext:value-type="error">
            <text:p>#VALUE!</text:p>
          </table:table-cell>
          <table:table-cell table:style-name="ce9" table:formula="of:=MOD([.Y169]*[.Y169];prime)" office:value-type="string" office:string-value="" calcext:value-type="error">
            <text:p>#VALUE!</text:p>
          </table:table-cell>
          <table:table-cell table:style-name="ce6" table:formula="of:=([.$Y$1]-[.Y169])" office:value-type="string" office:string-value="" calcext:value-type="error">
            <text:p>#VALUE!</text:p>
          </table:table-cell>
          <table:table-cell table:style-name="ce14" table:formula="of:=([.$X$1]-[.X169])" office:value-type="string" office:string-value="" calcext:value-type="error">
            <text:p>#VALUE!</text:p>
          </table:table-cell>
          <table:table-cell table:style-name="ce14" table:formula="of:=MOD_INV([.AC169];prime)" office:value-type="string" office:string-value="" calcext:value-type="error">
            <text:p>#VALUE!</text:p>
          </table:table-cell>
          <table:table-cell table:style-name="ce9" table:formula="of:=MOD([.AB169]*[.AD16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6" table:formula="of:=MOD([.AE169]*[.AE169]-[.X169]-[.$X$1];prime)" office:value-type="string" office:string-value="" calcext:value-type="error">
            <text:p>#VALUE!</text:p>
          </table:table-cell>
          <table:table-cell table:style-name="ce9" table:formula="of:=MOD([.AE169]*([.$X$1]-[.X170])-[.$Y$1];prime)" office:value-type="string" office:string-value="" calcext:value-type="error">
            <text:p>#VALUE!</text:p>
          </table:table-cell>
          <table:table-cell table:style-name="ce6" table:formula="of:=MOD([.X170]^3+a*[.X170]+b;prime)" office:value-type="string" office:string-value="" calcext:value-type="error">
            <text:p>#VALUE!</text:p>
          </table:table-cell>
          <table:table-cell table:style-name="ce9" table:formula="of:=MOD([.Y170]*[.Y170];prime)" office:value-type="string" office:string-value="" calcext:value-type="error">
            <text:p>#VALUE!</text:p>
          </table:table-cell>
          <table:table-cell table:style-name="ce6" table:formula="of:=([.$Y$1]-[.Y170])" office:value-type="string" office:string-value="" calcext:value-type="error">
            <text:p>#VALUE!</text:p>
          </table:table-cell>
          <table:table-cell table:style-name="ce14" table:formula="of:=([.$X$1]-[.X170])" office:value-type="string" office:string-value="" calcext:value-type="error">
            <text:p>#VALUE!</text:p>
          </table:table-cell>
          <table:table-cell table:style-name="ce14" table:formula="of:=MOD_INV([.AC170];prime)" office:value-type="string" office:string-value="" calcext:value-type="error">
            <text:p>#VALUE!</text:p>
          </table:table-cell>
          <table:table-cell table:style-name="ce9" table:formula="of:=MOD([.AB170]*[.AD17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6" table:formula="of:=MOD([.AE170]*[.AE170]-[.X170]-[.$X$1];prime)" office:value-type="string" office:string-value="" calcext:value-type="error">
            <text:p>#VALUE!</text:p>
          </table:table-cell>
          <table:table-cell table:style-name="ce9" table:formula="of:=MOD([.AE170]*([.$X$1]-[.X171])-[.$Y$1];prime)" office:value-type="string" office:string-value="" calcext:value-type="error">
            <text:p>#VALUE!</text:p>
          </table:table-cell>
          <table:table-cell table:style-name="ce6" table:formula="of:=MOD([.X171]^3+a*[.X171]+b;prime)" office:value-type="string" office:string-value="" calcext:value-type="error">
            <text:p>#VALUE!</text:p>
          </table:table-cell>
          <table:table-cell table:style-name="ce9" table:formula="of:=MOD([.Y171]*[.Y171];prime)" office:value-type="string" office:string-value="" calcext:value-type="error">
            <text:p>#VALUE!</text:p>
          </table:table-cell>
          <table:table-cell table:style-name="ce6" table:formula="of:=([.$Y$1]-[.Y171])" office:value-type="string" office:string-value="" calcext:value-type="error">
            <text:p>#VALUE!</text:p>
          </table:table-cell>
          <table:table-cell table:style-name="ce14" table:formula="of:=([.$X$1]-[.X171])" office:value-type="string" office:string-value="" calcext:value-type="error">
            <text:p>#VALUE!</text:p>
          </table:table-cell>
          <table:table-cell table:style-name="ce14" table:formula="of:=MOD_INV([.AC171];prime)" office:value-type="string" office:string-value="" calcext:value-type="error">
            <text:p>#VALUE!</text:p>
          </table:table-cell>
          <table:table-cell table:style-name="ce9" table:formula="of:=MOD([.AB171]*[.AD17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6" table:formula="of:=MOD([.AE171]*[.AE171]-[.X171]-[.$X$1];prime)" office:value-type="string" office:string-value="" calcext:value-type="error">
            <text:p>#VALUE!</text:p>
          </table:table-cell>
          <table:table-cell table:style-name="ce9" table:formula="of:=MOD([.AE171]*([.$X$1]-[.X172])-[.$Y$1];prime)" office:value-type="string" office:string-value="" calcext:value-type="error">
            <text:p>#VALUE!</text:p>
          </table:table-cell>
          <table:table-cell table:style-name="ce6" table:formula="of:=MOD([.X172]^3+a*[.X172]+b;prime)" office:value-type="string" office:string-value="" calcext:value-type="error">
            <text:p>#VALUE!</text:p>
          </table:table-cell>
          <table:table-cell table:style-name="ce9" table:formula="of:=MOD([.Y172]*[.Y172];prime)" office:value-type="string" office:string-value="" calcext:value-type="error">
            <text:p>#VALUE!</text:p>
          </table:table-cell>
          <table:table-cell table:style-name="ce6" table:formula="of:=([.$Y$1]-[.Y172])" office:value-type="string" office:string-value="" calcext:value-type="error">
            <text:p>#VALUE!</text:p>
          </table:table-cell>
          <table:table-cell table:style-name="ce14" table:formula="of:=([.$X$1]-[.X172])" office:value-type="string" office:string-value="" calcext:value-type="error">
            <text:p>#VALUE!</text:p>
          </table:table-cell>
          <table:table-cell table:style-name="ce14" table:formula="of:=MOD_INV([.AC172];prime)" office:value-type="string" office:string-value="" calcext:value-type="error">
            <text:p>#VALUE!</text:p>
          </table:table-cell>
          <table:table-cell table:style-name="ce9" table:formula="of:=MOD([.AB172]*[.AD17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6" table:formula="of:=MOD([.AE172]*[.AE172]-[.X172]-[.$X$1];prime)" office:value-type="string" office:string-value="" calcext:value-type="error">
            <text:p>#VALUE!</text:p>
          </table:table-cell>
          <table:table-cell table:style-name="ce9" table:formula="of:=MOD([.AE172]*([.$X$1]-[.X173])-[.$Y$1];prime)" office:value-type="string" office:string-value="" calcext:value-type="error">
            <text:p>#VALUE!</text:p>
          </table:table-cell>
          <table:table-cell table:style-name="ce6" table:formula="of:=MOD([.X173]^3+a*[.X173]+b;prime)" office:value-type="string" office:string-value="" calcext:value-type="error">
            <text:p>#VALUE!</text:p>
          </table:table-cell>
          <table:table-cell table:style-name="ce9" table:formula="of:=MOD([.Y173]*[.Y173];prime)" office:value-type="string" office:string-value="" calcext:value-type="error">
            <text:p>#VALUE!</text:p>
          </table:table-cell>
          <table:table-cell table:style-name="ce6" table:formula="of:=([.$Y$1]-[.Y173])" office:value-type="string" office:string-value="" calcext:value-type="error">
            <text:p>#VALUE!</text:p>
          </table:table-cell>
          <table:table-cell table:style-name="ce14" table:formula="of:=([.$X$1]-[.X173])" office:value-type="string" office:string-value="" calcext:value-type="error">
            <text:p>#VALUE!</text:p>
          </table:table-cell>
          <table:table-cell table:style-name="ce14" table:formula="of:=MOD_INV([.AC173];prime)" office:value-type="string" office:string-value="" calcext:value-type="error">
            <text:p>#VALUE!</text:p>
          </table:table-cell>
          <table:table-cell table:style-name="ce9" table:formula="of:=MOD([.AB173]*[.AD17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6" table:formula="of:=MOD([.AE173]*[.AE173]-[.X173]-[.$X$1];prime)" office:value-type="string" office:string-value="" calcext:value-type="error">
            <text:p>#VALUE!</text:p>
          </table:table-cell>
          <table:table-cell table:style-name="ce9" table:formula="of:=MOD([.AE173]*([.$X$1]-[.X174])-[.$Y$1];prime)" office:value-type="string" office:string-value="" calcext:value-type="error">
            <text:p>#VALUE!</text:p>
          </table:table-cell>
          <table:table-cell table:style-name="ce6" table:formula="of:=MOD([.X174]^3+a*[.X174]+b;prime)" office:value-type="string" office:string-value="" calcext:value-type="error">
            <text:p>#VALUE!</text:p>
          </table:table-cell>
          <table:table-cell table:style-name="ce9" table:formula="of:=MOD([.Y174]*[.Y174];prime)" office:value-type="string" office:string-value="" calcext:value-type="error">
            <text:p>#VALUE!</text:p>
          </table:table-cell>
          <table:table-cell table:style-name="ce6" table:formula="of:=([.$Y$1]-[.Y174])" office:value-type="string" office:string-value="" calcext:value-type="error">
            <text:p>#VALUE!</text:p>
          </table:table-cell>
          <table:table-cell table:style-name="ce14" table:formula="of:=([.$X$1]-[.X174])" office:value-type="string" office:string-value="" calcext:value-type="error">
            <text:p>#VALUE!</text:p>
          </table:table-cell>
          <table:table-cell table:style-name="ce14" table:formula="of:=MOD_INV([.AC174];prime)" office:value-type="string" office:string-value="" calcext:value-type="error">
            <text:p>#VALUE!</text:p>
          </table:table-cell>
          <table:table-cell table:style-name="ce9" table:formula="of:=MOD([.AB174]*[.AD17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6" table:formula="of:=MOD([.AE174]*[.AE174]-[.X174]-[.$X$1];prime)" office:value-type="string" office:string-value="" calcext:value-type="error">
            <text:p>#VALUE!</text:p>
          </table:table-cell>
          <table:table-cell table:style-name="ce9" table:formula="of:=MOD([.AE174]*([.$X$1]-[.X175])-[.$Y$1];prime)" office:value-type="string" office:string-value="" calcext:value-type="error">
            <text:p>#VALUE!</text:p>
          </table:table-cell>
          <table:table-cell table:style-name="ce6" table:formula="of:=MOD([.X175]^3+a*[.X175]+b;prime)" office:value-type="string" office:string-value="" calcext:value-type="error">
            <text:p>#VALUE!</text:p>
          </table:table-cell>
          <table:table-cell table:style-name="ce9" table:formula="of:=MOD([.Y175]*[.Y175];prime)" office:value-type="string" office:string-value="" calcext:value-type="error">
            <text:p>#VALUE!</text:p>
          </table:table-cell>
          <table:table-cell table:style-name="ce6" table:formula="of:=([.$Y$1]-[.Y175])" office:value-type="string" office:string-value="" calcext:value-type="error">
            <text:p>#VALUE!</text:p>
          </table:table-cell>
          <table:table-cell table:style-name="ce14" table:formula="of:=([.$X$1]-[.X175])" office:value-type="string" office:string-value="" calcext:value-type="error">
            <text:p>#VALUE!</text:p>
          </table:table-cell>
          <table:table-cell table:style-name="ce14" table:formula="of:=MOD_INV([.AC175];prime)" office:value-type="string" office:string-value="" calcext:value-type="error">
            <text:p>#VALUE!</text:p>
          </table:table-cell>
          <table:table-cell table:style-name="ce9" table:formula="of:=MOD([.AB175]*[.AD17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6" table:formula="of:=MOD([.AE175]*[.AE175]-[.X175]-[.$X$1];prime)" office:value-type="string" office:string-value="" calcext:value-type="error">
            <text:p>#VALUE!</text:p>
          </table:table-cell>
          <table:table-cell table:style-name="ce9" table:formula="of:=MOD([.AE175]*([.$X$1]-[.X176])-[.$Y$1];prime)" office:value-type="string" office:string-value="" calcext:value-type="error">
            <text:p>#VALUE!</text:p>
          </table:table-cell>
          <table:table-cell table:style-name="ce6" table:formula="of:=MOD([.X176]^3+a*[.X176]+b;prime)" office:value-type="string" office:string-value="" calcext:value-type="error">
            <text:p>#VALUE!</text:p>
          </table:table-cell>
          <table:table-cell table:style-name="ce9" table:formula="of:=MOD([.Y176]*[.Y176];prime)" office:value-type="string" office:string-value="" calcext:value-type="error">
            <text:p>#VALUE!</text:p>
          </table:table-cell>
          <table:table-cell table:style-name="ce6" table:formula="of:=([.$Y$1]-[.Y176])" office:value-type="string" office:string-value="" calcext:value-type="error">
            <text:p>#VALUE!</text:p>
          </table:table-cell>
          <table:table-cell table:style-name="ce14" table:formula="of:=([.$X$1]-[.X176])" office:value-type="string" office:string-value="" calcext:value-type="error">
            <text:p>#VALUE!</text:p>
          </table:table-cell>
          <table:table-cell table:style-name="ce14" table:formula="of:=MOD_INV([.AC176];prime)" office:value-type="string" office:string-value="" calcext:value-type="error">
            <text:p>#VALUE!</text:p>
          </table:table-cell>
          <table:table-cell table:style-name="ce9" table:formula="of:=MOD([.AB176]*[.AD17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6" table:formula="of:=MOD([.AE176]*[.AE176]-[.X176]-[.$X$1];prime)" office:value-type="string" office:string-value="" calcext:value-type="error">
            <text:p>#VALUE!</text:p>
          </table:table-cell>
          <table:table-cell table:style-name="ce9" table:formula="of:=MOD([.AE176]*([.$X$1]-[.X177])-[.$Y$1];prime)" office:value-type="string" office:string-value="" calcext:value-type="error">
            <text:p>#VALUE!</text:p>
          </table:table-cell>
          <table:table-cell table:style-name="ce6" table:formula="of:=MOD([.X177]^3+a*[.X177]+b;prime)" office:value-type="string" office:string-value="" calcext:value-type="error">
            <text:p>#VALUE!</text:p>
          </table:table-cell>
          <table:table-cell table:style-name="ce9" table:formula="of:=MOD([.Y177]*[.Y177];prime)" office:value-type="string" office:string-value="" calcext:value-type="error">
            <text:p>#VALUE!</text:p>
          </table:table-cell>
          <table:table-cell table:style-name="ce6" table:formula="of:=([.$Y$1]-[.Y177])" office:value-type="string" office:string-value="" calcext:value-type="error">
            <text:p>#VALUE!</text:p>
          </table:table-cell>
          <table:table-cell table:style-name="ce14" table:formula="of:=([.$X$1]-[.X177])" office:value-type="string" office:string-value="" calcext:value-type="error">
            <text:p>#VALUE!</text:p>
          </table:table-cell>
          <table:table-cell table:style-name="ce14" table:formula="of:=MOD_INV([.AC177];prime)" office:value-type="string" office:string-value="" calcext:value-type="error">
            <text:p>#VALUE!</text:p>
          </table:table-cell>
          <table:table-cell table:style-name="ce9" table:formula="of:=MOD([.AB177]*[.AD17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6" table:formula="of:=MOD([.AE177]*[.AE177]-[.X177]-[.$X$1];prime)" office:value-type="string" office:string-value="" calcext:value-type="error">
            <text:p>#VALUE!</text:p>
          </table:table-cell>
          <table:table-cell table:style-name="ce9" table:formula="of:=MOD([.AE177]*([.$X$1]-[.X178])-[.$Y$1];prime)" office:value-type="string" office:string-value="" calcext:value-type="error">
            <text:p>#VALUE!</text:p>
          </table:table-cell>
          <table:table-cell table:style-name="ce6" table:formula="of:=MOD([.X178]^3+a*[.X178]+b;prime)" office:value-type="string" office:string-value="" calcext:value-type="error">
            <text:p>#VALUE!</text:p>
          </table:table-cell>
          <table:table-cell table:style-name="ce9" table:formula="of:=MOD([.Y178]*[.Y178];prime)" office:value-type="string" office:string-value="" calcext:value-type="error">
            <text:p>#VALUE!</text:p>
          </table:table-cell>
          <table:table-cell table:style-name="ce6" table:formula="of:=([.$Y$1]-[.Y178])" office:value-type="string" office:string-value="" calcext:value-type="error">
            <text:p>#VALUE!</text:p>
          </table:table-cell>
          <table:table-cell table:style-name="ce14" table:formula="of:=([.$X$1]-[.X178])" office:value-type="string" office:string-value="" calcext:value-type="error">
            <text:p>#VALUE!</text:p>
          </table:table-cell>
          <table:table-cell table:style-name="ce14" table:formula="of:=MOD_INV([.AC178];prime)" office:value-type="string" office:string-value="" calcext:value-type="error">
            <text:p>#VALUE!</text:p>
          </table:table-cell>
          <table:table-cell table:style-name="ce9" table:formula="of:=MOD([.AB178]*[.AD17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6" table:formula="of:=MOD([.AE178]*[.AE178]-[.X178]-[.$X$1];prime)" office:value-type="string" office:string-value="" calcext:value-type="error">
            <text:p>#VALUE!</text:p>
          </table:table-cell>
          <table:table-cell table:style-name="ce9" table:formula="of:=MOD([.AE178]*([.$X$1]-[.X179])-[.$Y$1];prime)" office:value-type="string" office:string-value="" calcext:value-type="error">
            <text:p>#VALUE!</text:p>
          </table:table-cell>
          <table:table-cell table:style-name="ce6" table:formula="of:=MOD([.X179]^3+a*[.X179]+b;prime)" office:value-type="string" office:string-value="" calcext:value-type="error">
            <text:p>#VALUE!</text:p>
          </table:table-cell>
          <table:table-cell table:style-name="ce9" table:formula="of:=MOD([.Y179]*[.Y179];prime)" office:value-type="string" office:string-value="" calcext:value-type="error">
            <text:p>#VALUE!</text:p>
          </table:table-cell>
          <table:table-cell table:style-name="ce6" table:formula="of:=([.$Y$1]-[.Y179])" office:value-type="string" office:string-value="" calcext:value-type="error">
            <text:p>#VALUE!</text:p>
          </table:table-cell>
          <table:table-cell table:style-name="ce14" table:formula="of:=([.$X$1]-[.X179])" office:value-type="string" office:string-value="" calcext:value-type="error">
            <text:p>#VALUE!</text:p>
          </table:table-cell>
          <table:table-cell table:style-name="ce14" table:formula="of:=MOD_INV([.AC179];prime)" office:value-type="string" office:string-value="" calcext:value-type="error">
            <text:p>#VALUE!</text:p>
          </table:table-cell>
          <table:table-cell table:style-name="ce9" table:formula="of:=MOD([.AB179]*[.AD17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6" table:formula="of:=MOD([.AE179]*[.AE179]-[.X179]-[.$X$1];prime)" office:value-type="string" office:string-value="" calcext:value-type="error">
            <text:p>#VALUE!</text:p>
          </table:table-cell>
          <table:table-cell table:style-name="ce9" table:formula="of:=MOD([.AE179]*([.$X$1]-[.X180])-[.$Y$1];prime)" office:value-type="string" office:string-value="" calcext:value-type="error">
            <text:p>#VALUE!</text:p>
          </table:table-cell>
          <table:table-cell table:style-name="ce6" table:formula="of:=MOD([.X180]^3+a*[.X180]+b;prime)" office:value-type="string" office:string-value="" calcext:value-type="error">
            <text:p>#VALUE!</text:p>
          </table:table-cell>
          <table:table-cell table:style-name="ce9" table:formula="of:=MOD([.Y180]*[.Y180];prime)" office:value-type="string" office:string-value="" calcext:value-type="error">
            <text:p>#VALUE!</text:p>
          </table:table-cell>
          <table:table-cell table:style-name="ce6" table:formula="of:=([.$Y$1]-[.Y180])" office:value-type="string" office:string-value="" calcext:value-type="error">
            <text:p>#VALUE!</text:p>
          </table:table-cell>
          <table:table-cell table:style-name="ce14" table:formula="of:=([.$X$1]-[.X180])" office:value-type="string" office:string-value="" calcext:value-type="error">
            <text:p>#VALUE!</text:p>
          </table:table-cell>
          <table:table-cell table:style-name="ce14" table:formula="of:=MOD_INV([.AC180];prime)" office:value-type="string" office:string-value="" calcext:value-type="error">
            <text:p>#VALUE!</text:p>
          </table:table-cell>
          <table:table-cell table:style-name="ce9" table:formula="of:=MOD([.AB180]*[.AD18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6" table:formula="of:=MOD([.AE180]*[.AE180]-[.X180]-[.$X$1];prime)" office:value-type="string" office:string-value="" calcext:value-type="error">
            <text:p>#VALUE!</text:p>
          </table:table-cell>
          <table:table-cell table:style-name="ce9" table:formula="of:=MOD([.AE180]*([.$X$1]-[.X181])-[.$Y$1];prime)" office:value-type="string" office:string-value="" calcext:value-type="error">
            <text:p>#VALUE!</text:p>
          </table:table-cell>
          <table:table-cell table:style-name="ce6" table:formula="of:=MOD([.X181]^3+a*[.X181]+b;prime)" office:value-type="string" office:string-value="" calcext:value-type="error">
            <text:p>#VALUE!</text:p>
          </table:table-cell>
          <table:table-cell table:style-name="ce9" table:formula="of:=MOD([.Y181]*[.Y181];prime)" office:value-type="string" office:string-value="" calcext:value-type="error">
            <text:p>#VALUE!</text:p>
          </table:table-cell>
          <table:table-cell table:style-name="ce6" table:formula="of:=([.$Y$1]-[.Y181])" office:value-type="string" office:string-value="" calcext:value-type="error">
            <text:p>#VALUE!</text:p>
          </table:table-cell>
          <table:table-cell table:style-name="ce14" table:formula="of:=([.$X$1]-[.X181])" office:value-type="string" office:string-value="" calcext:value-type="error">
            <text:p>#VALUE!</text:p>
          </table:table-cell>
          <table:table-cell table:style-name="ce14" table:formula="of:=MOD_INV([.AC181];prime)" office:value-type="string" office:string-value="" calcext:value-type="error">
            <text:p>#VALUE!</text:p>
          </table:table-cell>
          <table:table-cell table:style-name="ce9" table:formula="of:=MOD([.AB181]*[.AD18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6" table:formula="of:=MOD([.AE181]*[.AE181]-[.X181]-[.$X$1];prime)" office:value-type="string" office:string-value="" calcext:value-type="error">
            <text:p>#VALUE!</text:p>
          </table:table-cell>
          <table:table-cell table:style-name="ce9" table:formula="of:=MOD([.AE181]*([.$X$1]-[.X182])-[.$Y$1];prime)" office:value-type="string" office:string-value="" calcext:value-type="error">
            <text:p>#VALUE!</text:p>
          </table:table-cell>
          <table:table-cell table:style-name="ce6" table:formula="of:=MOD([.X182]^3+a*[.X182]+b;prime)" office:value-type="string" office:string-value="" calcext:value-type="error">
            <text:p>#VALUE!</text:p>
          </table:table-cell>
          <table:table-cell table:style-name="ce9" table:formula="of:=MOD([.Y182]*[.Y182];prime)" office:value-type="string" office:string-value="" calcext:value-type="error">
            <text:p>#VALUE!</text:p>
          </table:table-cell>
          <table:table-cell table:style-name="ce6" table:formula="of:=([.$Y$1]-[.Y182])" office:value-type="string" office:string-value="" calcext:value-type="error">
            <text:p>#VALUE!</text:p>
          </table:table-cell>
          <table:table-cell table:style-name="ce14" table:formula="of:=([.$X$1]-[.X182])" office:value-type="string" office:string-value="" calcext:value-type="error">
            <text:p>#VALUE!</text:p>
          </table:table-cell>
          <table:table-cell table:style-name="ce14" table:formula="of:=MOD_INV([.AC182];prime)" office:value-type="string" office:string-value="" calcext:value-type="error">
            <text:p>#VALUE!</text:p>
          </table:table-cell>
          <table:table-cell table:style-name="ce9" table:formula="of:=MOD([.AB182]*[.AD18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6" table:formula="of:=MOD([.AE182]*[.AE182]-[.X182]-[.$X$1];prime)" office:value-type="string" office:string-value="" calcext:value-type="error">
            <text:p>#VALUE!</text:p>
          </table:table-cell>
          <table:table-cell table:style-name="ce9" table:formula="of:=MOD([.AE182]*([.$X$1]-[.X183])-[.$Y$1];prime)" office:value-type="string" office:string-value="" calcext:value-type="error">
            <text:p>#VALUE!</text:p>
          </table:table-cell>
          <table:table-cell table:style-name="ce6" table:formula="of:=MOD([.X183]^3+a*[.X183]+b;prime)" office:value-type="string" office:string-value="" calcext:value-type="error">
            <text:p>#VALUE!</text:p>
          </table:table-cell>
          <table:table-cell table:style-name="ce9" table:formula="of:=MOD([.Y183]*[.Y183];prime)" office:value-type="string" office:string-value="" calcext:value-type="error">
            <text:p>#VALUE!</text:p>
          </table:table-cell>
          <table:table-cell table:style-name="ce6" table:formula="of:=([.$Y$1]-[.Y183])" office:value-type="string" office:string-value="" calcext:value-type="error">
            <text:p>#VALUE!</text:p>
          </table:table-cell>
          <table:table-cell table:style-name="ce14" table:formula="of:=([.$X$1]-[.X183])" office:value-type="string" office:string-value="" calcext:value-type="error">
            <text:p>#VALUE!</text:p>
          </table:table-cell>
          <table:table-cell table:style-name="ce14" table:formula="of:=MOD_INV([.AC183];prime)" office:value-type="string" office:string-value="" calcext:value-type="error">
            <text:p>#VALUE!</text:p>
          </table:table-cell>
          <table:table-cell table:style-name="ce9" table:formula="of:=MOD([.AB183]*[.AD18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6" table:formula="of:=MOD([.AE183]*[.AE183]-[.X183]-[.$X$1];prime)" office:value-type="string" office:string-value="" calcext:value-type="error">
            <text:p>#VALUE!</text:p>
          </table:table-cell>
          <table:table-cell table:style-name="ce9" table:formula="of:=MOD([.AE183]*([.$X$1]-[.X184])-[.$Y$1];prime)" office:value-type="string" office:string-value="" calcext:value-type="error">
            <text:p>#VALUE!</text:p>
          </table:table-cell>
          <table:table-cell table:style-name="ce6" table:formula="of:=MOD([.X184]^3+a*[.X184]+b;prime)" office:value-type="string" office:string-value="" calcext:value-type="error">
            <text:p>#VALUE!</text:p>
          </table:table-cell>
          <table:table-cell table:style-name="ce9" table:formula="of:=MOD([.Y184]*[.Y184];prime)" office:value-type="string" office:string-value="" calcext:value-type="error">
            <text:p>#VALUE!</text:p>
          </table:table-cell>
          <table:table-cell table:style-name="ce6" table:formula="of:=([.$Y$1]-[.Y184])" office:value-type="string" office:string-value="" calcext:value-type="error">
            <text:p>#VALUE!</text:p>
          </table:table-cell>
          <table:table-cell table:style-name="ce14" table:formula="of:=([.$X$1]-[.X184])" office:value-type="string" office:string-value="" calcext:value-type="error">
            <text:p>#VALUE!</text:p>
          </table:table-cell>
          <table:table-cell table:style-name="ce14" table:formula="of:=MOD_INV([.AC184];prime)" office:value-type="string" office:string-value="" calcext:value-type="error">
            <text:p>#VALUE!</text:p>
          </table:table-cell>
          <table:table-cell table:style-name="ce9" table:formula="of:=MOD([.AB184]*[.AD18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6" table:formula="of:=MOD([.AE184]*[.AE184]-[.X184]-[.$X$1];prime)" office:value-type="string" office:string-value="" calcext:value-type="error">
            <text:p>#VALUE!</text:p>
          </table:table-cell>
          <table:table-cell table:style-name="ce9" table:formula="of:=MOD([.AE184]*([.$X$1]-[.X185])-[.$Y$1];prime)" office:value-type="string" office:string-value="" calcext:value-type="error">
            <text:p>#VALUE!</text:p>
          </table:table-cell>
          <table:table-cell table:style-name="ce6" table:formula="of:=MOD([.X185]^3+a*[.X185]+b;prime)" office:value-type="string" office:string-value="" calcext:value-type="error">
            <text:p>#VALUE!</text:p>
          </table:table-cell>
          <table:table-cell table:style-name="ce9" table:formula="of:=MOD([.Y185]*[.Y185];prime)" office:value-type="string" office:string-value="" calcext:value-type="error">
            <text:p>#VALUE!</text:p>
          </table:table-cell>
          <table:table-cell table:style-name="ce6" table:formula="of:=([.$Y$1]-[.Y185])" office:value-type="string" office:string-value="" calcext:value-type="error">
            <text:p>#VALUE!</text:p>
          </table:table-cell>
          <table:table-cell table:style-name="ce14" table:formula="of:=([.$X$1]-[.X185])" office:value-type="string" office:string-value="" calcext:value-type="error">
            <text:p>#VALUE!</text:p>
          </table:table-cell>
          <table:table-cell table:style-name="ce14" table:formula="of:=MOD_INV([.AC185];prime)" office:value-type="string" office:string-value="" calcext:value-type="error">
            <text:p>#VALUE!</text:p>
          </table:table-cell>
          <table:table-cell table:style-name="ce9" table:formula="of:=MOD([.AB185]*[.AD18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6" table:formula="of:=MOD([.AE185]*[.AE185]-[.X185]-[.$X$1];prime)" office:value-type="string" office:string-value="" calcext:value-type="error">
            <text:p>#VALUE!</text:p>
          </table:table-cell>
          <table:table-cell table:style-name="ce9" table:formula="of:=MOD([.AE185]*([.$X$1]-[.X186])-[.$Y$1];prime)" office:value-type="string" office:string-value="" calcext:value-type="error">
            <text:p>#VALUE!</text:p>
          </table:table-cell>
          <table:table-cell table:style-name="ce6" table:formula="of:=MOD([.X186]^3+a*[.X186]+b;prime)" office:value-type="string" office:string-value="" calcext:value-type="error">
            <text:p>#VALUE!</text:p>
          </table:table-cell>
          <table:table-cell table:style-name="ce9" table:formula="of:=MOD([.Y186]*[.Y186];prime)" office:value-type="string" office:string-value="" calcext:value-type="error">
            <text:p>#VALUE!</text:p>
          </table:table-cell>
          <table:table-cell table:style-name="ce6" table:formula="of:=([.$Y$1]-[.Y186])" office:value-type="string" office:string-value="" calcext:value-type="error">
            <text:p>#VALUE!</text:p>
          </table:table-cell>
          <table:table-cell table:style-name="ce14" table:formula="of:=([.$X$1]-[.X186])" office:value-type="string" office:string-value="" calcext:value-type="error">
            <text:p>#VALUE!</text:p>
          </table:table-cell>
          <table:table-cell table:style-name="ce14" table:formula="of:=MOD_INV([.AC186];prime)" office:value-type="string" office:string-value="" calcext:value-type="error">
            <text:p>#VALUE!</text:p>
          </table:table-cell>
          <table:table-cell table:style-name="ce9" table:formula="of:=MOD([.AB186]*[.AD18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6" table:formula="of:=MOD([.AE186]*[.AE186]-[.X186]-[.$X$1];prime)" office:value-type="string" office:string-value="" calcext:value-type="error">
            <text:p>#VALUE!</text:p>
          </table:table-cell>
          <table:table-cell table:style-name="ce9" table:formula="of:=MOD([.AE186]*([.$X$1]-[.X187])-[.$Y$1];prime)" office:value-type="string" office:string-value="" calcext:value-type="error">
            <text:p>#VALUE!</text:p>
          </table:table-cell>
          <table:table-cell table:style-name="ce6" table:formula="of:=MOD([.X187]^3+a*[.X187]+b;prime)" office:value-type="string" office:string-value="" calcext:value-type="error">
            <text:p>#VALUE!</text:p>
          </table:table-cell>
          <table:table-cell table:style-name="ce9" table:formula="of:=MOD([.Y187]*[.Y187];prime)" office:value-type="string" office:string-value="" calcext:value-type="error">
            <text:p>#VALUE!</text:p>
          </table:table-cell>
          <table:table-cell table:style-name="ce6" table:formula="of:=([.$Y$1]-[.Y187])" office:value-type="string" office:string-value="" calcext:value-type="error">
            <text:p>#VALUE!</text:p>
          </table:table-cell>
          <table:table-cell table:style-name="ce14" table:formula="of:=([.$X$1]-[.X187])" office:value-type="string" office:string-value="" calcext:value-type="error">
            <text:p>#VALUE!</text:p>
          </table:table-cell>
          <table:table-cell table:style-name="ce14" table:formula="of:=MOD_INV([.AC187];prime)" office:value-type="string" office:string-value="" calcext:value-type="error">
            <text:p>#VALUE!</text:p>
          </table:table-cell>
          <table:table-cell table:style-name="ce9" table:formula="of:=MOD([.AB187]*[.AD18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6" table:formula="of:=MOD([.AE187]*[.AE187]-[.X187]-[.$X$1];prime)" office:value-type="string" office:string-value="" calcext:value-type="error">
            <text:p>#VALUE!</text:p>
          </table:table-cell>
          <table:table-cell table:style-name="ce9" table:formula="of:=MOD([.AE187]*([.$X$1]-[.X188])-[.$Y$1];prime)" office:value-type="string" office:string-value="" calcext:value-type="error">
            <text:p>#VALUE!</text:p>
          </table:table-cell>
          <table:table-cell table:style-name="ce6" table:formula="of:=MOD([.X188]^3+a*[.X188]+b;prime)" office:value-type="string" office:string-value="" calcext:value-type="error">
            <text:p>#VALUE!</text:p>
          </table:table-cell>
          <table:table-cell table:style-name="ce9" table:formula="of:=MOD([.Y188]*[.Y188];prime)" office:value-type="string" office:string-value="" calcext:value-type="error">
            <text:p>#VALUE!</text:p>
          </table:table-cell>
          <table:table-cell table:style-name="ce6" table:formula="of:=([.$Y$1]-[.Y188])" office:value-type="string" office:string-value="" calcext:value-type="error">
            <text:p>#VALUE!</text:p>
          </table:table-cell>
          <table:table-cell table:style-name="ce14" table:formula="of:=([.$X$1]-[.X188])" office:value-type="string" office:string-value="" calcext:value-type="error">
            <text:p>#VALUE!</text:p>
          </table:table-cell>
          <table:table-cell table:style-name="ce14" table:formula="of:=MOD_INV([.AC188];prime)" office:value-type="string" office:string-value="" calcext:value-type="error">
            <text:p>#VALUE!</text:p>
          </table:table-cell>
          <table:table-cell table:style-name="ce9" table:formula="of:=MOD([.AB188]*[.AD18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6" table:formula="of:=MOD([.AE188]*[.AE188]-[.X188]-[.$X$1];prime)" office:value-type="string" office:string-value="" calcext:value-type="error">
            <text:p>#VALUE!</text:p>
          </table:table-cell>
          <table:table-cell table:style-name="ce9" table:formula="of:=MOD([.AE188]*([.$X$1]-[.X189])-[.$Y$1];prime)" office:value-type="string" office:string-value="" calcext:value-type="error">
            <text:p>#VALUE!</text:p>
          </table:table-cell>
          <table:table-cell table:style-name="ce6" table:formula="of:=MOD([.X189]^3+a*[.X189]+b;prime)" office:value-type="string" office:string-value="" calcext:value-type="error">
            <text:p>#VALUE!</text:p>
          </table:table-cell>
          <table:table-cell table:style-name="ce9" table:formula="of:=MOD([.Y189]*[.Y189];prime)" office:value-type="string" office:string-value="" calcext:value-type="error">
            <text:p>#VALUE!</text:p>
          </table:table-cell>
          <table:table-cell table:style-name="ce6" table:formula="of:=([.$Y$1]-[.Y189])" office:value-type="string" office:string-value="" calcext:value-type="error">
            <text:p>#VALUE!</text:p>
          </table:table-cell>
          <table:table-cell table:style-name="ce14" table:formula="of:=([.$X$1]-[.X189])" office:value-type="string" office:string-value="" calcext:value-type="error">
            <text:p>#VALUE!</text:p>
          </table:table-cell>
          <table:table-cell table:style-name="ce14" table:formula="of:=MOD_INV([.AC189];prime)" office:value-type="string" office:string-value="" calcext:value-type="error">
            <text:p>#VALUE!</text:p>
          </table:table-cell>
          <table:table-cell table:style-name="ce9" table:formula="of:=MOD([.AB189]*[.AD18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6" table:formula="of:=MOD([.AE189]*[.AE189]-[.X189]-[.$X$1];prime)" office:value-type="string" office:string-value="" calcext:value-type="error">
            <text:p>#VALUE!</text:p>
          </table:table-cell>
          <table:table-cell table:style-name="ce9" table:formula="of:=MOD([.AE189]*([.$X$1]-[.X190])-[.$Y$1];prime)" office:value-type="string" office:string-value="" calcext:value-type="error">
            <text:p>#VALUE!</text:p>
          </table:table-cell>
          <table:table-cell table:style-name="ce6" table:formula="of:=MOD([.X190]^3+a*[.X190]+b;prime)" office:value-type="string" office:string-value="" calcext:value-type="error">
            <text:p>#VALUE!</text:p>
          </table:table-cell>
          <table:table-cell table:style-name="ce9" table:formula="of:=MOD([.Y190]*[.Y190];prime)" office:value-type="string" office:string-value="" calcext:value-type="error">
            <text:p>#VALUE!</text:p>
          </table:table-cell>
          <table:table-cell table:style-name="ce6" table:formula="of:=([.$Y$1]-[.Y190])" office:value-type="string" office:string-value="" calcext:value-type="error">
            <text:p>#VALUE!</text:p>
          </table:table-cell>
          <table:table-cell table:style-name="ce14" table:formula="of:=([.$X$1]-[.X190])" office:value-type="string" office:string-value="" calcext:value-type="error">
            <text:p>#VALUE!</text:p>
          </table:table-cell>
          <table:table-cell table:style-name="ce14" table:formula="of:=MOD_INV([.AC190];prime)" office:value-type="string" office:string-value="" calcext:value-type="error">
            <text:p>#VALUE!</text:p>
          </table:table-cell>
          <table:table-cell table:style-name="ce9" table:formula="of:=MOD([.AB190]*[.AD19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6" table:formula="of:=MOD([.AE190]*[.AE190]-[.X190]-[.$X$1];prime)" office:value-type="string" office:string-value="" calcext:value-type="error">
            <text:p>#VALUE!</text:p>
          </table:table-cell>
          <table:table-cell table:style-name="ce9" table:formula="of:=MOD([.AE190]*([.$X$1]-[.X191])-[.$Y$1];prime)" office:value-type="string" office:string-value="" calcext:value-type="error">
            <text:p>#VALUE!</text:p>
          </table:table-cell>
          <table:table-cell table:style-name="ce6" table:formula="of:=MOD([.X191]^3+a*[.X191]+b;prime)" office:value-type="string" office:string-value="" calcext:value-type="error">
            <text:p>#VALUE!</text:p>
          </table:table-cell>
          <table:table-cell table:style-name="ce9" table:formula="of:=MOD([.Y191]*[.Y191];prime)" office:value-type="string" office:string-value="" calcext:value-type="error">
            <text:p>#VALUE!</text:p>
          </table:table-cell>
          <table:table-cell table:style-name="ce6" table:formula="of:=([.$Y$1]-[.Y191])" office:value-type="string" office:string-value="" calcext:value-type="error">
            <text:p>#VALUE!</text:p>
          </table:table-cell>
          <table:table-cell table:style-name="ce14" table:formula="of:=([.$X$1]-[.X191])" office:value-type="string" office:string-value="" calcext:value-type="error">
            <text:p>#VALUE!</text:p>
          </table:table-cell>
          <table:table-cell table:style-name="ce14" table:formula="of:=MOD_INV([.AC191];prime)" office:value-type="string" office:string-value="" calcext:value-type="error">
            <text:p>#VALUE!</text:p>
          </table:table-cell>
          <table:table-cell table:style-name="ce9" table:formula="of:=MOD([.AB191]*[.AD19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6" table:formula="of:=MOD([.AE191]*[.AE191]-[.X191]-[.$X$1];prime)" office:value-type="string" office:string-value="" calcext:value-type="error">
            <text:p>#VALUE!</text:p>
          </table:table-cell>
          <table:table-cell table:style-name="ce9" table:formula="of:=MOD([.AE191]*([.$X$1]-[.X192])-[.$Y$1];prime)" office:value-type="string" office:string-value="" calcext:value-type="error">
            <text:p>#VALUE!</text:p>
          </table:table-cell>
          <table:table-cell table:style-name="ce6" table:formula="of:=MOD([.X192]^3+a*[.X192]+b;prime)" office:value-type="string" office:string-value="" calcext:value-type="error">
            <text:p>#VALUE!</text:p>
          </table:table-cell>
          <table:table-cell table:style-name="ce9" table:formula="of:=MOD([.Y192]*[.Y192];prime)" office:value-type="string" office:string-value="" calcext:value-type="error">
            <text:p>#VALUE!</text:p>
          </table:table-cell>
          <table:table-cell table:style-name="ce6" table:formula="of:=([.$Y$1]-[.Y192])" office:value-type="string" office:string-value="" calcext:value-type="error">
            <text:p>#VALUE!</text:p>
          </table:table-cell>
          <table:table-cell table:style-name="ce14" table:formula="of:=([.$X$1]-[.X192])" office:value-type="string" office:string-value="" calcext:value-type="error">
            <text:p>#VALUE!</text:p>
          </table:table-cell>
          <table:table-cell table:style-name="ce14" table:formula="of:=MOD_INV([.AC192];prime)" office:value-type="string" office:string-value="" calcext:value-type="error">
            <text:p>#VALUE!</text:p>
          </table:table-cell>
          <table:table-cell table:style-name="ce9" table:formula="of:=MOD([.AB192]*[.AD19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6" table:formula="of:=MOD([.AE192]*[.AE192]-[.X192]-[.$X$1];prime)" office:value-type="string" office:string-value="" calcext:value-type="error">
            <text:p>#VALUE!</text:p>
          </table:table-cell>
          <table:table-cell table:style-name="ce9" table:formula="of:=MOD([.AE192]*([.$X$1]-[.X193])-[.$Y$1];prime)" office:value-type="string" office:string-value="" calcext:value-type="error">
            <text:p>#VALUE!</text:p>
          </table:table-cell>
          <table:table-cell table:style-name="ce6" table:formula="of:=MOD([.X193]^3+a*[.X193]+b;prime)" office:value-type="string" office:string-value="" calcext:value-type="error">
            <text:p>#VALUE!</text:p>
          </table:table-cell>
          <table:table-cell table:style-name="ce9" table:formula="of:=MOD([.Y193]*[.Y193];prime)" office:value-type="string" office:string-value="" calcext:value-type="error">
            <text:p>#VALUE!</text:p>
          </table:table-cell>
          <table:table-cell table:style-name="ce6" table:formula="of:=([.$Y$1]-[.Y193])" office:value-type="string" office:string-value="" calcext:value-type="error">
            <text:p>#VALUE!</text:p>
          </table:table-cell>
          <table:table-cell table:style-name="ce14" table:formula="of:=([.$X$1]-[.X193])" office:value-type="string" office:string-value="" calcext:value-type="error">
            <text:p>#VALUE!</text:p>
          </table:table-cell>
          <table:table-cell table:style-name="ce14" table:formula="of:=MOD_INV([.AC193];prime)" office:value-type="string" office:string-value="" calcext:value-type="error">
            <text:p>#VALUE!</text:p>
          </table:table-cell>
          <table:table-cell table:style-name="ce9" table:formula="of:=MOD([.AB193]*[.AD19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6" table:formula="of:=MOD([.AE193]*[.AE193]-[.X193]-[.$X$1];prime)" office:value-type="string" office:string-value="" calcext:value-type="error">
            <text:p>#VALUE!</text:p>
          </table:table-cell>
          <table:table-cell table:style-name="ce9" table:formula="of:=MOD([.AE193]*([.$X$1]-[.X194])-[.$Y$1];prime)" office:value-type="string" office:string-value="" calcext:value-type="error">
            <text:p>#VALUE!</text:p>
          </table:table-cell>
          <table:table-cell table:style-name="ce6" table:formula="of:=MOD([.X194]^3+a*[.X194]+b;prime)" office:value-type="string" office:string-value="" calcext:value-type="error">
            <text:p>#VALUE!</text:p>
          </table:table-cell>
          <table:table-cell table:style-name="ce9" table:formula="of:=MOD([.Y194]*[.Y194];prime)" office:value-type="string" office:string-value="" calcext:value-type="error">
            <text:p>#VALUE!</text:p>
          </table:table-cell>
          <table:table-cell table:style-name="ce6" table:formula="of:=([.$Y$1]-[.Y194])" office:value-type="string" office:string-value="" calcext:value-type="error">
            <text:p>#VALUE!</text:p>
          </table:table-cell>
          <table:table-cell table:style-name="ce14" table:formula="of:=([.$X$1]-[.X194])" office:value-type="string" office:string-value="" calcext:value-type="error">
            <text:p>#VALUE!</text:p>
          </table:table-cell>
          <table:table-cell table:style-name="ce14" table:formula="of:=MOD_INV([.AC194];prime)" office:value-type="string" office:string-value="" calcext:value-type="error">
            <text:p>#VALUE!</text:p>
          </table:table-cell>
          <table:table-cell table:style-name="ce9" table:formula="of:=MOD([.AB194]*[.AD19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6" table:formula="of:=MOD([.AE194]*[.AE194]-[.X194]-[.$X$1];prime)" office:value-type="string" office:string-value="" calcext:value-type="error">
            <text:p>#VALUE!</text:p>
          </table:table-cell>
          <table:table-cell table:style-name="ce9" table:formula="of:=MOD([.AE194]*([.$X$1]-[.X195])-[.$Y$1];prime)" office:value-type="string" office:string-value="" calcext:value-type="error">
            <text:p>#VALUE!</text:p>
          </table:table-cell>
          <table:table-cell table:style-name="ce6" table:formula="of:=MOD([.X195]^3+a*[.X195]+b;prime)" office:value-type="string" office:string-value="" calcext:value-type="error">
            <text:p>#VALUE!</text:p>
          </table:table-cell>
          <table:table-cell table:style-name="ce9" table:formula="of:=MOD([.Y195]*[.Y195];prime)" office:value-type="string" office:string-value="" calcext:value-type="error">
            <text:p>#VALUE!</text:p>
          </table:table-cell>
          <table:table-cell table:style-name="ce6" table:formula="of:=([.$Y$1]-[.Y195])" office:value-type="string" office:string-value="" calcext:value-type="error">
            <text:p>#VALUE!</text:p>
          </table:table-cell>
          <table:table-cell table:style-name="ce14" table:formula="of:=([.$X$1]-[.X195])" office:value-type="string" office:string-value="" calcext:value-type="error">
            <text:p>#VALUE!</text:p>
          </table:table-cell>
          <table:table-cell table:style-name="ce14" table:formula="of:=MOD_INV([.AC195];prime)" office:value-type="string" office:string-value="" calcext:value-type="error">
            <text:p>#VALUE!</text:p>
          </table:table-cell>
          <table:table-cell table:style-name="ce9" table:formula="of:=MOD([.AB195]*[.AD19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6" table:formula="of:=MOD([.AE195]*[.AE195]-[.X195]-[.$X$1];prime)" office:value-type="string" office:string-value="" calcext:value-type="error">
            <text:p>#VALUE!</text:p>
          </table:table-cell>
          <table:table-cell table:style-name="ce9" table:formula="of:=MOD([.AE195]*([.$X$1]-[.X196])-[.$Y$1];prime)" office:value-type="string" office:string-value="" calcext:value-type="error">
            <text:p>#VALUE!</text:p>
          </table:table-cell>
          <table:table-cell table:style-name="ce6" table:formula="of:=MOD([.X196]^3+a*[.X196]+b;prime)" office:value-type="string" office:string-value="" calcext:value-type="error">
            <text:p>#VALUE!</text:p>
          </table:table-cell>
          <table:table-cell table:style-name="ce9" table:formula="of:=MOD([.Y196]*[.Y196];prime)" office:value-type="string" office:string-value="" calcext:value-type="error">
            <text:p>#VALUE!</text:p>
          </table:table-cell>
          <table:table-cell table:style-name="ce6" table:formula="of:=([.$Y$1]-[.Y196])" office:value-type="string" office:string-value="" calcext:value-type="error">
            <text:p>#VALUE!</text:p>
          </table:table-cell>
          <table:table-cell table:style-name="ce14" table:formula="of:=([.$X$1]-[.X196])" office:value-type="string" office:string-value="" calcext:value-type="error">
            <text:p>#VALUE!</text:p>
          </table:table-cell>
          <table:table-cell table:style-name="ce14" table:formula="of:=MOD_INV([.AC196];prime)" office:value-type="string" office:string-value="" calcext:value-type="error">
            <text:p>#VALUE!</text:p>
          </table:table-cell>
          <table:table-cell table:style-name="ce9" table:formula="of:=MOD([.AB196]*[.AD19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6" table:formula="of:=MOD([.AE196]*[.AE196]-[.X196]-[.$X$1];prime)" office:value-type="string" office:string-value="" calcext:value-type="error">
            <text:p>#VALUE!</text:p>
          </table:table-cell>
          <table:table-cell table:style-name="ce9" table:formula="of:=MOD([.AE196]*([.$X$1]-[.X197])-[.$Y$1];prime)" office:value-type="string" office:string-value="" calcext:value-type="error">
            <text:p>#VALUE!</text:p>
          </table:table-cell>
          <table:table-cell table:style-name="ce6" table:formula="of:=MOD([.X197]^3+a*[.X197]+b;prime)" office:value-type="string" office:string-value="" calcext:value-type="error">
            <text:p>#VALUE!</text:p>
          </table:table-cell>
          <table:table-cell table:style-name="ce9" table:formula="of:=MOD([.Y197]*[.Y197];prime)" office:value-type="string" office:string-value="" calcext:value-type="error">
            <text:p>#VALUE!</text:p>
          </table:table-cell>
          <table:table-cell table:style-name="ce6" table:formula="of:=([.$Y$1]-[.Y197])" office:value-type="string" office:string-value="" calcext:value-type="error">
            <text:p>#VALUE!</text:p>
          </table:table-cell>
          <table:table-cell table:style-name="ce14" table:formula="of:=([.$X$1]-[.X197])" office:value-type="string" office:string-value="" calcext:value-type="error">
            <text:p>#VALUE!</text:p>
          </table:table-cell>
          <table:table-cell table:style-name="ce14" table:formula="of:=MOD_INV([.AC197];prime)" office:value-type="string" office:string-value="" calcext:value-type="error">
            <text:p>#VALUE!</text:p>
          </table:table-cell>
          <table:table-cell table:style-name="ce9" table:formula="of:=MOD([.AB197]*[.AD19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6" table:formula="of:=MOD([.AE197]*[.AE197]-[.X197]-[.$X$1];prime)" office:value-type="string" office:string-value="" calcext:value-type="error">
            <text:p>#VALUE!</text:p>
          </table:table-cell>
          <table:table-cell table:style-name="ce9" table:formula="of:=MOD([.AE197]*([.$X$1]-[.X198])-[.$Y$1];prime)" office:value-type="string" office:string-value="" calcext:value-type="error">
            <text:p>#VALUE!</text:p>
          </table:table-cell>
          <table:table-cell table:style-name="ce6" table:formula="of:=MOD([.X198]^3+a*[.X198]+b;prime)" office:value-type="string" office:string-value="" calcext:value-type="error">
            <text:p>#VALUE!</text:p>
          </table:table-cell>
          <table:table-cell table:style-name="ce9" table:formula="of:=MOD([.Y198]*[.Y198];prime)" office:value-type="string" office:string-value="" calcext:value-type="error">
            <text:p>#VALUE!</text:p>
          </table:table-cell>
          <table:table-cell table:style-name="ce6" table:formula="of:=([.$Y$1]-[.Y198])" office:value-type="string" office:string-value="" calcext:value-type="error">
            <text:p>#VALUE!</text:p>
          </table:table-cell>
          <table:table-cell table:style-name="ce14" table:formula="of:=([.$X$1]-[.X198])" office:value-type="string" office:string-value="" calcext:value-type="error">
            <text:p>#VALUE!</text:p>
          </table:table-cell>
          <table:table-cell table:style-name="ce14" table:formula="of:=MOD_INV([.AC198];prime)" office:value-type="string" office:string-value="" calcext:value-type="error">
            <text:p>#VALUE!</text:p>
          </table:table-cell>
          <table:table-cell table:style-name="ce9" table:formula="of:=MOD([.AB198]*[.AD19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6" table:formula="of:=MOD([.AE198]*[.AE198]-[.X198]-[.$X$1];prime)" office:value-type="string" office:string-value="" calcext:value-type="error">
            <text:p>#VALUE!</text:p>
          </table:table-cell>
          <table:table-cell table:style-name="ce9" table:formula="of:=MOD([.AE198]*([.$X$1]-[.X199])-[.$Y$1];prime)" office:value-type="string" office:string-value="" calcext:value-type="error">
            <text:p>#VALUE!</text:p>
          </table:table-cell>
          <table:table-cell table:style-name="ce6" table:formula="of:=MOD([.X199]^3+a*[.X199]+b;prime)" office:value-type="string" office:string-value="" calcext:value-type="error">
            <text:p>#VALUE!</text:p>
          </table:table-cell>
          <table:table-cell table:style-name="ce9" table:formula="of:=MOD([.Y199]*[.Y199];prime)" office:value-type="string" office:string-value="" calcext:value-type="error">
            <text:p>#VALUE!</text:p>
          </table:table-cell>
          <table:table-cell table:style-name="ce6" table:formula="of:=([.$Y$1]-[.Y199])" office:value-type="string" office:string-value="" calcext:value-type="error">
            <text:p>#VALUE!</text:p>
          </table:table-cell>
          <table:table-cell table:style-name="ce14" table:formula="of:=([.$X$1]-[.X199])" office:value-type="string" office:string-value="" calcext:value-type="error">
            <text:p>#VALUE!</text:p>
          </table:table-cell>
          <table:table-cell table:style-name="ce14" table:formula="of:=MOD_INV([.AC199];prime)" office:value-type="string" office:string-value="" calcext:value-type="error">
            <text:p>#VALUE!</text:p>
          </table:table-cell>
          <table:table-cell table:style-name="ce9" table:formula="of:=MOD([.AB199]*[.AD19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6" table:formula="of:=MOD([.AE199]*[.AE199]-[.X199]-[.$X$1];prime)" office:value-type="string" office:string-value="" calcext:value-type="error">
            <text:p>#VALUE!</text:p>
          </table:table-cell>
          <table:table-cell table:style-name="ce9" table:formula="of:=MOD([.AE199]*([.$X$1]-[.X200])-[.$Y$1];prime)" office:value-type="string" office:string-value="" calcext:value-type="error">
            <text:p>#VALUE!</text:p>
          </table:table-cell>
          <table:table-cell table:style-name="ce6" table:formula="of:=MOD([.X200]^3+a*[.X200]+b;prime)" office:value-type="string" office:string-value="" calcext:value-type="error">
            <text:p>#VALUE!</text:p>
          </table:table-cell>
          <table:table-cell table:style-name="ce9" table:formula="of:=MOD([.Y200]*[.Y200];prime)" office:value-type="string" office:string-value="" calcext:value-type="error">
            <text:p>#VALUE!</text:p>
          </table:table-cell>
          <table:table-cell table:style-name="ce6" table:formula="of:=([.$Y$1]-[.Y200])" office:value-type="string" office:string-value="" calcext:value-type="error">
            <text:p>#VALUE!</text:p>
          </table:table-cell>
          <table:table-cell table:style-name="ce14" table:formula="of:=([.$X$1]-[.X200])" office:value-type="string" office:string-value="" calcext:value-type="error">
            <text:p>#VALUE!</text:p>
          </table:table-cell>
          <table:table-cell table:style-name="ce14" table:formula="of:=MOD_INV([.AC200];prime)" office:value-type="string" office:string-value="" calcext:value-type="error">
            <text:p>#VALUE!</text:p>
          </table:table-cell>
          <table:table-cell table:style-name="ce9" table:formula="of:=MOD([.AB200]*[.AD20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6" table:formula="of:=MOD([.AE200]*[.AE200]-[.X200]-[.$X$1];prime)" office:value-type="string" office:string-value="" calcext:value-type="error">
            <text:p>#VALUE!</text:p>
          </table:table-cell>
          <table:table-cell table:style-name="ce9" table:formula="of:=MOD([.AE200]*([.$X$1]-[.X201])-[.$Y$1];prime)" office:value-type="string" office:string-value="" calcext:value-type="error">
            <text:p>#VALUE!</text:p>
          </table:table-cell>
          <table:table-cell table:style-name="ce6" table:formula="of:=MOD([.X201]^3+a*[.X201]+b;prime)" office:value-type="string" office:string-value="" calcext:value-type="error">
            <text:p>#VALUE!</text:p>
          </table:table-cell>
          <table:table-cell table:style-name="ce9" table:formula="of:=MOD([.Y201]*[.Y201];prime)" office:value-type="string" office:string-value="" calcext:value-type="error">
            <text:p>#VALUE!</text:p>
          </table:table-cell>
          <table:table-cell table:style-name="ce6" table:formula="of:=([.$Y$1]-[.Y201])" office:value-type="string" office:string-value="" calcext:value-type="error">
            <text:p>#VALUE!</text:p>
          </table:table-cell>
          <table:table-cell table:style-name="ce14" table:formula="of:=([.$X$1]-[.X201])" office:value-type="string" office:string-value="" calcext:value-type="error">
            <text:p>#VALUE!</text:p>
          </table:table-cell>
          <table:table-cell table:style-name="ce14" table:formula="of:=MOD_INV([.AC201];prime)" office:value-type="string" office:string-value="" calcext:value-type="error">
            <text:p>#VALUE!</text:p>
          </table:table-cell>
          <table:table-cell table:style-name="ce9" table:formula="of:=MOD([.AB201]*[.AD20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6" table:formula="of:=MOD([.AE201]*[.AE201]-[.X201]-[.$X$1];prime)" office:value-type="string" office:string-value="" calcext:value-type="error">
            <text:p>#VALUE!</text:p>
          </table:table-cell>
          <table:table-cell table:style-name="ce9" table:formula="of:=MOD([.AE201]*([.$X$1]-[.X202])-[.$Y$1];prime)" office:value-type="string" office:string-value="" calcext:value-type="error">
            <text:p>#VALUE!</text:p>
          </table:table-cell>
          <table:table-cell table:style-name="ce6" table:formula="of:=MOD([.X202]^3+a*[.X202]+b;prime)" office:value-type="string" office:string-value="" calcext:value-type="error">
            <text:p>#VALUE!</text:p>
          </table:table-cell>
          <table:table-cell table:style-name="ce9" table:formula="of:=MOD([.Y202]*[.Y202];prime)" office:value-type="string" office:string-value="" calcext:value-type="error">
            <text:p>#VALUE!</text:p>
          </table:table-cell>
          <table:table-cell table:style-name="ce6" table:formula="of:=([.$Y$1]-[.Y202])" office:value-type="string" office:string-value="" calcext:value-type="error">
            <text:p>#VALUE!</text:p>
          </table:table-cell>
          <table:table-cell table:style-name="ce14" table:formula="of:=([.$X$1]-[.X202])" office:value-type="string" office:string-value="" calcext:value-type="error">
            <text:p>#VALUE!</text:p>
          </table:table-cell>
          <table:table-cell table:style-name="ce14" table:formula="of:=MOD_INV([.AC202];prime)" office:value-type="string" office:string-value="" calcext:value-type="error">
            <text:p>#VALUE!</text:p>
          </table:table-cell>
          <table:table-cell table:style-name="ce9" table:formula="of:=MOD([.AB202]*[.AD20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6" table:formula="of:=MOD([.AE202]*[.AE202]-[.X202]-[.$X$1];prime)" office:value-type="string" office:string-value="" calcext:value-type="error">
            <text:p>#VALUE!</text:p>
          </table:table-cell>
          <table:table-cell table:style-name="ce9" table:formula="of:=MOD([.AE202]*([.$X$1]-[.X203])-[.$Y$1];prime)" office:value-type="string" office:string-value="" calcext:value-type="error">
            <text:p>#VALUE!</text:p>
          </table:table-cell>
          <table:table-cell table:style-name="ce6" table:formula="of:=MOD([.X203]^3+a*[.X203]+b;prime)" office:value-type="string" office:string-value="" calcext:value-type="error">
            <text:p>#VALUE!</text:p>
          </table:table-cell>
          <table:table-cell table:style-name="ce9" table:formula="of:=MOD([.Y203]*[.Y203];prime)" office:value-type="string" office:string-value="" calcext:value-type="error">
            <text:p>#VALUE!</text:p>
          </table:table-cell>
          <table:table-cell table:style-name="ce6" table:formula="of:=([.$Y$1]-[.Y203])" office:value-type="string" office:string-value="" calcext:value-type="error">
            <text:p>#VALUE!</text:p>
          </table:table-cell>
          <table:table-cell table:style-name="ce14" table:formula="of:=([.$X$1]-[.X203])" office:value-type="string" office:string-value="" calcext:value-type="error">
            <text:p>#VALUE!</text:p>
          </table:table-cell>
          <table:table-cell table:style-name="ce14" table:formula="of:=MOD_INV([.AC203];prime)" office:value-type="string" office:string-value="" calcext:value-type="error">
            <text:p>#VALUE!</text:p>
          </table:table-cell>
          <table:table-cell table:style-name="ce9" table:formula="of:=MOD([.AB203]*[.AD20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6" table:formula="of:=MOD([.AE203]*[.AE203]-[.X203]-[.$X$1];prime)" office:value-type="string" office:string-value="" calcext:value-type="error">
            <text:p>#VALUE!</text:p>
          </table:table-cell>
          <table:table-cell table:style-name="ce9" table:formula="of:=MOD([.AE203]*([.$X$1]-[.X204])-[.$Y$1];prime)" office:value-type="string" office:string-value="" calcext:value-type="error">
            <text:p>#VALUE!</text:p>
          </table:table-cell>
          <table:table-cell table:style-name="ce6" table:formula="of:=MOD([.X204]^3+a*[.X204]+b;prime)" office:value-type="string" office:string-value="" calcext:value-type="error">
            <text:p>#VALUE!</text:p>
          </table:table-cell>
          <table:table-cell table:style-name="ce9" table:formula="of:=MOD([.Y204]*[.Y204];prime)" office:value-type="string" office:string-value="" calcext:value-type="error">
            <text:p>#VALUE!</text:p>
          </table:table-cell>
          <table:table-cell table:style-name="ce6" table:formula="of:=([.$Y$1]-[.Y204])" office:value-type="string" office:string-value="" calcext:value-type="error">
            <text:p>#VALUE!</text:p>
          </table:table-cell>
          <table:table-cell table:style-name="ce14" table:formula="of:=([.$X$1]-[.X204])" office:value-type="string" office:string-value="" calcext:value-type="error">
            <text:p>#VALUE!</text:p>
          </table:table-cell>
          <table:table-cell table:style-name="ce14" table:formula="of:=MOD_INV([.AC204];prime)" office:value-type="string" office:string-value="" calcext:value-type="error">
            <text:p>#VALUE!</text:p>
          </table:table-cell>
          <table:table-cell table:style-name="ce9" table:formula="of:=MOD([.AB204]*[.AD20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6" table:formula="of:=MOD([.AE204]*[.AE204]-[.X204]-[.$X$1];prime)" office:value-type="string" office:string-value="" calcext:value-type="error">
            <text:p>#VALUE!</text:p>
          </table:table-cell>
          <table:table-cell table:style-name="ce9" table:formula="of:=MOD([.AE204]*([.$X$1]-[.X205])-[.$Y$1];prime)" office:value-type="string" office:string-value="" calcext:value-type="error">
            <text:p>#VALUE!</text:p>
          </table:table-cell>
          <table:table-cell table:style-name="ce6" table:formula="of:=MOD([.X205]^3+a*[.X205]+b;prime)" office:value-type="string" office:string-value="" calcext:value-type="error">
            <text:p>#VALUE!</text:p>
          </table:table-cell>
          <table:table-cell table:style-name="ce9" table:formula="of:=MOD([.Y205]*[.Y205];prime)" office:value-type="string" office:string-value="" calcext:value-type="error">
            <text:p>#VALUE!</text:p>
          </table:table-cell>
          <table:table-cell table:style-name="ce6" table:formula="of:=([.$Y$1]-[.Y205])" office:value-type="string" office:string-value="" calcext:value-type="error">
            <text:p>#VALUE!</text:p>
          </table:table-cell>
          <table:table-cell table:style-name="ce14" table:formula="of:=([.$X$1]-[.X205])" office:value-type="string" office:string-value="" calcext:value-type="error">
            <text:p>#VALUE!</text:p>
          </table:table-cell>
          <table:table-cell table:style-name="ce14" table:formula="of:=MOD_INV([.AC205];prime)" office:value-type="string" office:string-value="" calcext:value-type="error">
            <text:p>#VALUE!</text:p>
          </table:table-cell>
          <table:table-cell table:style-name="ce9" table:formula="of:=MOD([.AB205]*[.AD20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6" table:formula="of:=MOD([.AE205]*[.AE205]-[.X205]-[.$X$1];prime)" office:value-type="string" office:string-value="" calcext:value-type="error">
            <text:p>#VALUE!</text:p>
          </table:table-cell>
          <table:table-cell table:style-name="ce9" table:formula="of:=MOD([.AE205]*([.$X$1]-[.X206])-[.$Y$1];prime)" office:value-type="string" office:string-value="" calcext:value-type="error">
            <text:p>#VALUE!</text:p>
          </table:table-cell>
          <table:table-cell table:style-name="ce6" table:formula="of:=MOD([.X206]^3+a*[.X206]+b;prime)" office:value-type="string" office:string-value="" calcext:value-type="error">
            <text:p>#VALUE!</text:p>
          </table:table-cell>
          <table:table-cell table:style-name="ce9" table:formula="of:=MOD([.Y206]*[.Y206];prime)" office:value-type="string" office:string-value="" calcext:value-type="error">
            <text:p>#VALUE!</text:p>
          </table:table-cell>
          <table:table-cell table:style-name="ce6" table:formula="of:=([.$Y$1]-[.Y206])" office:value-type="string" office:string-value="" calcext:value-type="error">
            <text:p>#VALUE!</text:p>
          </table:table-cell>
          <table:table-cell table:style-name="ce14" table:formula="of:=([.$X$1]-[.X206])" office:value-type="string" office:string-value="" calcext:value-type="error">
            <text:p>#VALUE!</text:p>
          </table:table-cell>
          <table:table-cell table:style-name="ce14" table:formula="of:=MOD_INV([.AC206];prime)" office:value-type="string" office:string-value="" calcext:value-type="error">
            <text:p>#VALUE!</text:p>
          </table:table-cell>
          <table:table-cell table:style-name="ce9" table:formula="of:=MOD([.AB206]*[.AD20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6" table:formula="of:=MOD([.AE206]*[.AE206]-[.X206]-[.$X$1];prime)" office:value-type="string" office:string-value="" calcext:value-type="error">
            <text:p>#VALUE!</text:p>
          </table:table-cell>
          <table:table-cell table:style-name="ce9" table:formula="of:=MOD([.AE206]*([.$X$1]-[.X207])-[.$Y$1];prime)" office:value-type="string" office:string-value="" calcext:value-type="error">
            <text:p>#VALUE!</text:p>
          </table:table-cell>
          <table:table-cell table:style-name="ce6" table:formula="of:=MOD([.X207]^3+a*[.X207]+b;prime)" office:value-type="string" office:string-value="" calcext:value-type="error">
            <text:p>#VALUE!</text:p>
          </table:table-cell>
          <table:table-cell table:style-name="ce9" table:formula="of:=MOD([.Y207]*[.Y207];prime)" office:value-type="string" office:string-value="" calcext:value-type="error">
            <text:p>#VALUE!</text:p>
          </table:table-cell>
          <table:table-cell table:style-name="ce6" table:formula="of:=([.$Y$1]-[.Y207])" office:value-type="string" office:string-value="" calcext:value-type="error">
            <text:p>#VALUE!</text:p>
          </table:table-cell>
          <table:table-cell table:style-name="ce14" table:formula="of:=([.$X$1]-[.X207])" office:value-type="string" office:string-value="" calcext:value-type="error">
            <text:p>#VALUE!</text:p>
          </table:table-cell>
          <table:table-cell table:style-name="ce14" table:formula="of:=MOD_INV([.AC207];prime)" office:value-type="string" office:string-value="" calcext:value-type="error">
            <text:p>#VALUE!</text:p>
          </table:table-cell>
          <table:table-cell table:style-name="ce9" table:formula="of:=MOD([.AB207]*[.AD20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6" table:formula="of:=MOD([.AE207]*[.AE207]-[.X207]-[.$X$1];prime)" office:value-type="string" office:string-value="" calcext:value-type="error">
            <text:p>#VALUE!</text:p>
          </table:table-cell>
          <table:table-cell table:style-name="ce9" table:formula="of:=MOD([.AE207]*([.$X$1]-[.X208])-[.$Y$1];prime)" office:value-type="string" office:string-value="" calcext:value-type="error">
            <text:p>#VALUE!</text:p>
          </table:table-cell>
          <table:table-cell table:style-name="ce6" table:formula="of:=MOD([.X208]^3+a*[.X208]+b;prime)" office:value-type="string" office:string-value="" calcext:value-type="error">
            <text:p>#VALUE!</text:p>
          </table:table-cell>
          <table:table-cell table:style-name="ce9" table:formula="of:=MOD([.Y208]*[.Y208];prime)" office:value-type="string" office:string-value="" calcext:value-type="error">
            <text:p>#VALUE!</text:p>
          </table:table-cell>
          <table:table-cell table:style-name="ce6" table:formula="of:=([.$Y$1]-[.Y208])" office:value-type="string" office:string-value="" calcext:value-type="error">
            <text:p>#VALUE!</text:p>
          </table:table-cell>
          <table:table-cell table:style-name="ce14" table:formula="of:=([.$X$1]-[.X208])" office:value-type="string" office:string-value="" calcext:value-type="error">
            <text:p>#VALUE!</text:p>
          </table:table-cell>
          <table:table-cell table:style-name="ce14" table:formula="of:=MOD_INV([.AC208];prime)" office:value-type="string" office:string-value="" calcext:value-type="error">
            <text:p>#VALUE!</text:p>
          </table:table-cell>
          <table:table-cell table:style-name="ce9" table:formula="of:=MOD([.AB208]*[.AD20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6" table:formula="of:=MOD([.AE208]*[.AE208]-[.X208]-[.$X$1];prime)" office:value-type="string" office:string-value="" calcext:value-type="error">
            <text:p>#VALUE!</text:p>
          </table:table-cell>
          <table:table-cell table:style-name="ce9" table:formula="of:=MOD([.AE208]*([.$X$1]-[.X209])-[.$Y$1];prime)" office:value-type="string" office:string-value="" calcext:value-type="error">
            <text:p>#VALUE!</text:p>
          </table:table-cell>
          <table:table-cell table:style-name="ce6" table:formula="of:=MOD([.X209]^3+a*[.X209]+b;prime)" office:value-type="string" office:string-value="" calcext:value-type="error">
            <text:p>#VALUE!</text:p>
          </table:table-cell>
          <table:table-cell table:style-name="ce9" table:formula="of:=MOD([.Y209]*[.Y209];prime)" office:value-type="string" office:string-value="" calcext:value-type="error">
            <text:p>#VALUE!</text:p>
          </table:table-cell>
          <table:table-cell table:style-name="ce6" table:formula="of:=([.$Y$1]-[.Y209])" office:value-type="string" office:string-value="" calcext:value-type="error">
            <text:p>#VALUE!</text:p>
          </table:table-cell>
          <table:table-cell table:style-name="ce14" table:formula="of:=([.$X$1]-[.X209])" office:value-type="string" office:string-value="" calcext:value-type="error">
            <text:p>#VALUE!</text:p>
          </table:table-cell>
          <table:table-cell table:style-name="ce14" table:formula="of:=MOD_INV([.AC209];prime)" office:value-type="string" office:string-value="" calcext:value-type="error">
            <text:p>#VALUE!</text:p>
          </table:table-cell>
          <table:table-cell table:style-name="ce9" table:formula="of:=MOD([.AB209]*[.AD20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6" table:formula="of:=MOD([.AE209]*[.AE209]-[.X209]-[.$X$1];prime)" office:value-type="string" office:string-value="" calcext:value-type="error">
            <text:p>#VALUE!</text:p>
          </table:table-cell>
          <table:table-cell table:style-name="ce9" table:formula="of:=MOD([.AE209]*([.$X$1]-[.X210])-[.$Y$1];prime)" office:value-type="string" office:string-value="" calcext:value-type="error">
            <text:p>#VALUE!</text:p>
          </table:table-cell>
          <table:table-cell table:style-name="ce6" table:formula="of:=MOD([.X210]^3+a*[.X210]+b;prime)" office:value-type="string" office:string-value="" calcext:value-type="error">
            <text:p>#VALUE!</text:p>
          </table:table-cell>
          <table:table-cell table:style-name="ce9" table:formula="of:=MOD([.Y210]*[.Y210];prime)" office:value-type="string" office:string-value="" calcext:value-type="error">
            <text:p>#VALUE!</text:p>
          </table:table-cell>
          <table:table-cell table:style-name="ce6" table:formula="of:=([.$Y$1]-[.Y210])" office:value-type="string" office:string-value="" calcext:value-type="error">
            <text:p>#VALUE!</text:p>
          </table:table-cell>
          <table:table-cell table:style-name="ce14" table:formula="of:=([.$X$1]-[.X210])" office:value-type="string" office:string-value="" calcext:value-type="error">
            <text:p>#VALUE!</text:p>
          </table:table-cell>
          <table:table-cell table:style-name="ce14" table:formula="of:=MOD_INV([.AC210];prime)" office:value-type="string" office:string-value="" calcext:value-type="error">
            <text:p>#VALUE!</text:p>
          </table:table-cell>
          <table:table-cell table:style-name="ce9" table:formula="of:=MOD([.AB210]*[.AD21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6" table:formula="of:=MOD([.AE210]*[.AE210]-[.X210]-[.$X$1];prime)" office:value-type="string" office:string-value="" calcext:value-type="error">
            <text:p>#VALUE!</text:p>
          </table:table-cell>
          <table:table-cell table:style-name="ce9" table:formula="of:=MOD([.AE210]*([.$X$1]-[.X211])-[.$Y$1];prime)" office:value-type="string" office:string-value="" calcext:value-type="error">
            <text:p>#VALUE!</text:p>
          </table:table-cell>
          <table:table-cell table:style-name="ce6" table:formula="of:=MOD([.X211]^3+a*[.X211]+b;prime)" office:value-type="string" office:string-value="" calcext:value-type="error">
            <text:p>#VALUE!</text:p>
          </table:table-cell>
          <table:table-cell table:style-name="ce9" table:formula="of:=MOD([.Y211]*[.Y211];prime)" office:value-type="string" office:string-value="" calcext:value-type="error">
            <text:p>#VALUE!</text:p>
          </table:table-cell>
          <table:table-cell table:style-name="ce6" table:formula="of:=([.$Y$1]-[.Y211])" office:value-type="string" office:string-value="" calcext:value-type="error">
            <text:p>#VALUE!</text:p>
          </table:table-cell>
          <table:table-cell table:style-name="ce14" table:formula="of:=([.$X$1]-[.X211])" office:value-type="string" office:string-value="" calcext:value-type="error">
            <text:p>#VALUE!</text:p>
          </table:table-cell>
          <table:table-cell table:style-name="ce14" table:formula="of:=MOD_INV([.AC211];prime)" office:value-type="string" office:string-value="" calcext:value-type="error">
            <text:p>#VALUE!</text:p>
          </table:table-cell>
          <table:table-cell table:style-name="ce9" table:formula="of:=MOD([.AB211]*[.AD21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6" table:formula="of:=MOD([.AE211]*[.AE211]-[.X211]-[.$X$1];prime)" office:value-type="string" office:string-value="" calcext:value-type="error">
            <text:p>#VALUE!</text:p>
          </table:table-cell>
          <table:table-cell table:style-name="ce9" table:formula="of:=MOD([.AE211]*([.$X$1]-[.X212])-[.$Y$1];prime)" office:value-type="string" office:string-value="" calcext:value-type="error">
            <text:p>#VALUE!</text:p>
          </table:table-cell>
          <table:table-cell table:style-name="ce6" table:formula="of:=MOD([.X212]^3+a*[.X212]+b;prime)" office:value-type="string" office:string-value="" calcext:value-type="error">
            <text:p>#VALUE!</text:p>
          </table:table-cell>
          <table:table-cell table:style-name="ce9" table:formula="of:=MOD([.Y212]*[.Y212];prime)" office:value-type="string" office:string-value="" calcext:value-type="error">
            <text:p>#VALUE!</text:p>
          </table:table-cell>
          <table:table-cell table:style-name="ce6" table:formula="of:=([.$Y$1]-[.Y212])" office:value-type="string" office:string-value="" calcext:value-type="error">
            <text:p>#VALUE!</text:p>
          </table:table-cell>
          <table:table-cell table:style-name="ce14" table:formula="of:=([.$X$1]-[.X212])" office:value-type="string" office:string-value="" calcext:value-type="error">
            <text:p>#VALUE!</text:p>
          </table:table-cell>
          <table:table-cell table:style-name="ce14" table:formula="of:=MOD_INV([.AC212];prime)" office:value-type="string" office:string-value="" calcext:value-type="error">
            <text:p>#VALUE!</text:p>
          </table:table-cell>
          <table:table-cell table:style-name="ce9" table:formula="of:=MOD([.AB212]*[.AD21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6" table:formula="of:=MOD([.AE212]*[.AE212]-[.X212]-[.$X$1];prime)" office:value-type="string" office:string-value="" calcext:value-type="error">
            <text:p>#VALUE!</text:p>
          </table:table-cell>
          <table:table-cell table:style-name="ce9" table:formula="of:=MOD([.AE212]*([.$X$1]-[.X213])-[.$Y$1];prime)" office:value-type="string" office:string-value="" calcext:value-type="error">
            <text:p>#VALUE!</text:p>
          </table:table-cell>
          <table:table-cell table:style-name="ce6" table:formula="of:=MOD([.X213]^3+a*[.X213]+b;prime)" office:value-type="string" office:string-value="" calcext:value-type="error">
            <text:p>#VALUE!</text:p>
          </table:table-cell>
          <table:table-cell table:style-name="ce9" table:formula="of:=MOD([.Y213]*[.Y213];prime)" office:value-type="string" office:string-value="" calcext:value-type="error">
            <text:p>#VALUE!</text:p>
          </table:table-cell>
          <table:table-cell table:style-name="ce6" table:formula="of:=([.$Y$1]-[.Y213])" office:value-type="string" office:string-value="" calcext:value-type="error">
            <text:p>#VALUE!</text:p>
          </table:table-cell>
          <table:table-cell table:style-name="ce14" table:formula="of:=([.$X$1]-[.X213])" office:value-type="string" office:string-value="" calcext:value-type="error">
            <text:p>#VALUE!</text:p>
          </table:table-cell>
          <table:table-cell table:style-name="ce14" table:formula="of:=MOD_INV([.AC213];prime)" office:value-type="string" office:string-value="" calcext:value-type="error">
            <text:p>#VALUE!</text:p>
          </table:table-cell>
          <table:table-cell table:style-name="ce9" table:formula="of:=MOD([.AB213]*[.AD21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6" table:formula="of:=MOD([.AE213]*[.AE213]-[.X213]-[.$X$1];prime)" office:value-type="string" office:string-value="" calcext:value-type="error">
            <text:p>#VALUE!</text:p>
          </table:table-cell>
          <table:table-cell table:style-name="ce9" table:formula="of:=MOD([.AE213]*([.$X$1]-[.X214])-[.$Y$1];prime)" office:value-type="string" office:string-value="" calcext:value-type="error">
            <text:p>#VALUE!</text:p>
          </table:table-cell>
          <table:table-cell table:style-name="ce6" table:formula="of:=MOD([.X214]^3+a*[.X214]+b;prime)" office:value-type="string" office:string-value="" calcext:value-type="error">
            <text:p>#VALUE!</text:p>
          </table:table-cell>
          <table:table-cell table:style-name="ce9" table:formula="of:=MOD([.Y214]*[.Y214];prime)" office:value-type="string" office:string-value="" calcext:value-type="error">
            <text:p>#VALUE!</text:p>
          </table:table-cell>
          <table:table-cell table:style-name="ce6" table:formula="of:=([.$Y$1]-[.Y214])" office:value-type="string" office:string-value="" calcext:value-type="error">
            <text:p>#VALUE!</text:p>
          </table:table-cell>
          <table:table-cell table:style-name="ce14" table:formula="of:=([.$X$1]-[.X214])" office:value-type="string" office:string-value="" calcext:value-type="error">
            <text:p>#VALUE!</text:p>
          </table:table-cell>
          <table:table-cell table:style-name="ce14" table:formula="of:=MOD_INV([.AC214];prime)" office:value-type="string" office:string-value="" calcext:value-type="error">
            <text:p>#VALUE!</text:p>
          </table:table-cell>
          <table:table-cell table:style-name="ce9" table:formula="of:=MOD([.AB214]*[.AD21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6" table:formula="of:=MOD([.AE214]*[.AE214]-[.X214]-[.$X$1];prime)" office:value-type="string" office:string-value="" calcext:value-type="error">
            <text:p>#VALUE!</text:p>
          </table:table-cell>
          <table:table-cell table:style-name="ce9" table:formula="of:=MOD([.AE214]*([.$X$1]-[.X215])-[.$Y$1];prime)" office:value-type="string" office:string-value="" calcext:value-type="error">
            <text:p>#VALUE!</text:p>
          </table:table-cell>
          <table:table-cell table:style-name="ce6" table:formula="of:=MOD([.X215]^3+a*[.X215]+b;prime)" office:value-type="string" office:string-value="" calcext:value-type="error">
            <text:p>#VALUE!</text:p>
          </table:table-cell>
          <table:table-cell table:style-name="ce9" table:formula="of:=MOD([.Y215]*[.Y215];prime)" office:value-type="string" office:string-value="" calcext:value-type="error">
            <text:p>#VALUE!</text:p>
          </table:table-cell>
          <table:table-cell table:style-name="ce6" table:formula="of:=([.$Y$1]-[.Y215])" office:value-type="string" office:string-value="" calcext:value-type="error">
            <text:p>#VALUE!</text:p>
          </table:table-cell>
          <table:table-cell table:style-name="ce14" table:formula="of:=([.$X$1]-[.X215])" office:value-type="string" office:string-value="" calcext:value-type="error">
            <text:p>#VALUE!</text:p>
          </table:table-cell>
          <table:table-cell table:style-name="ce14" table:formula="of:=MOD_INV([.AC215];prime)" office:value-type="string" office:string-value="" calcext:value-type="error">
            <text:p>#VALUE!</text:p>
          </table:table-cell>
          <table:table-cell table:style-name="ce9" table:formula="of:=MOD([.AB215]*[.AD21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6" table:formula="of:=MOD([.AE215]*[.AE215]-[.X215]-[.$X$1];prime)" office:value-type="string" office:string-value="" calcext:value-type="error">
            <text:p>#VALUE!</text:p>
          </table:table-cell>
          <table:table-cell table:style-name="ce9" table:formula="of:=MOD([.AE215]*([.$X$1]-[.X216])-[.$Y$1];prime)" office:value-type="string" office:string-value="" calcext:value-type="error">
            <text:p>#VALUE!</text:p>
          </table:table-cell>
          <table:table-cell table:style-name="ce6" table:formula="of:=MOD([.X216]^3+a*[.X216]+b;prime)" office:value-type="string" office:string-value="" calcext:value-type="error">
            <text:p>#VALUE!</text:p>
          </table:table-cell>
          <table:table-cell table:style-name="ce9" table:formula="of:=MOD([.Y216]*[.Y216];prime)" office:value-type="string" office:string-value="" calcext:value-type="error">
            <text:p>#VALUE!</text:p>
          </table:table-cell>
          <table:table-cell table:style-name="ce6" table:formula="of:=([.$Y$1]-[.Y216])" office:value-type="string" office:string-value="" calcext:value-type="error">
            <text:p>#VALUE!</text:p>
          </table:table-cell>
          <table:table-cell table:style-name="ce14" table:formula="of:=([.$X$1]-[.X216])" office:value-type="string" office:string-value="" calcext:value-type="error">
            <text:p>#VALUE!</text:p>
          </table:table-cell>
          <table:table-cell table:style-name="ce14" table:formula="of:=MOD_INV([.AC216];prime)" office:value-type="string" office:string-value="" calcext:value-type="error">
            <text:p>#VALUE!</text:p>
          </table:table-cell>
          <table:table-cell table:style-name="ce9" table:formula="of:=MOD([.AB216]*[.AD21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6" table:formula="of:=MOD([.AE216]*[.AE216]-[.X216]-[.$X$1];prime)" office:value-type="string" office:string-value="" calcext:value-type="error">
            <text:p>#VALUE!</text:p>
          </table:table-cell>
          <table:table-cell table:style-name="ce9" table:formula="of:=MOD([.AE216]*([.$X$1]-[.X217])-[.$Y$1];prime)" office:value-type="string" office:string-value="" calcext:value-type="error">
            <text:p>#VALUE!</text:p>
          </table:table-cell>
          <table:table-cell table:style-name="ce6" table:formula="of:=MOD([.X217]^3+a*[.X217]+b;prime)" office:value-type="string" office:string-value="" calcext:value-type="error">
            <text:p>#VALUE!</text:p>
          </table:table-cell>
          <table:table-cell table:style-name="ce9" table:formula="of:=MOD([.Y217]*[.Y217];prime)" office:value-type="string" office:string-value="" calcext:value-type="error">
            <text:p>#VALUE!</text:p>
          </table:table-cell>
          <table:table-cell table:style-name="ce6" table:formula="of:=([.$Y$1]-[.Y217])" office:value-type="string" office:string-value="" calcext:value-type="error">
            <text:p>#VALUE!</text:p>
          </table:table-cell>
          <table:table-cell table:style-name="ce14" table:formula="of:=([.$X$1]-[.X217])" office:value-type="string" office:string-value="" calcext:value-type="error">
            <text:p>#VALUE!</text:p>
          </table:table-cell>
          <table:table-cell table:style-name="ce14" table:formula="of:=MOD_INV([.AC217];prime)" office:value-type="string" office:string-value="" calcext:value-type="error">
            <text:p>#VALUE!</text:p>
          </table:table-cell>
          <table:table-cell table:style-name="ce9" table:formula="of:=MOD([.AB217]*[.AD21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6" table:formula="of:=MOD([.AE217]*[.AE217]-[.X217]-[.$X$1];prime)" office:value-type="string" office:string-value="" calcext:value-type="error">
            <text:p>#VALUE!</text:p>
          </table:table-cell>
          <table:table-cell table:style-name="ce9" table:formula="of:=MOD([.AE217]*([.$X$1]-[.X218])-[.$Y$1];prime)" office:value-type="string" office:string-value="" calcext:value-type="error">
            <text:p>#VALUE!</text:p>
          </table:table-cell>
          <table:table-cell table:style-name="ce6" table:formula="of:=MOD([.X218]^3+a*[.X218]+b;prime)" office:value-type="string" office:string-value="" calcext:value-type="error">
            <text:p>#VALUE!</text:p>
          </table:table-cell>
          <table:table-cell table:style-name="ce9" table:formula="of:=MOD([.Y218]*[.Y218];prime)" office:value-type="string" office:string-value="" calcext:value-type="error">
            <text:p>#VALUE!</text:p>
          </table:table-cell>
          <table:table-cell table:style-name="ce6" table:formula="of:=([.$Y$1]-[.Y218])" office:value-type="string" office:string-value="" calcext:value-type="error">
            <text:p>#VALUE!</text:p>
          </table:table-cell>
          <table:table-cell table:style-name="ce14" table:formula="of:=([.$X$1]-[.X218])" office:value-type="string" office:string-value="" calcext:value-type="error">
            <text:p>#VALUE!</text:p>
          </table:table-cell>
          <table:table-cell table:style-name="ce14" table:formula="of:=MOD_INV([.AC218];prime)" office:value-type="string" office:string-value="" calcext:value-type="error">
            <text:p>#VALUE!</text:p>
          </table:table-cell>
          <table:table-cell table:style-name="ce9" table:formula="of:=MOD([.AB218]*[.AD21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6" table:formula="of:=MOD([.AE218]*[.AE218]-[.X218]-[.$X$1];prime)" office:value-type="string" office:string-value="" calcext:value-type="error">
            <text:p>#VALUE!</text:p>
          </table:table-cell>
          <table:table-cell table:style-name="ce9" table:formula="of:=MOD([.AE218]*([.$X$1]-[.X219])-[.$Y$1];prime)" office:value-type="string" office:string-value="" calcext:value-type="error">
            <text:p>#VALUE!</text:p>
          </table:table-cell>
          <table:table-cell table:style-name="ce6" table:formula="of:=MOD([.X219]^3+a*[.X219]+b;prime)" office:value-type="string" office:string-value="" calcext:value-type="error">
            <text:p>#VALUE!</text:p>
          </table:table-cell>
          <table:table-cell table:style-name="ce9" table:formula="of:=MOD([.Y219]*[.Y219];prime)" office:value-type="string" office:string-value="" calcext:value-type="error">
            <text:p>#VALUE!</text:p>
          </table:table-cell>
          <table:table-cell table:style-name="ce6" table:formula="of:=([.$Y$1]-[.Y219])" office:value-type="string" office:string-value="" calcext:value-type="error">
            <text:p>#VALUE!</text:p>
          </table:table-cell>
          <table:table-cell table:style-name="ce14" table:formula="of:=([.$X$1]-[.X219])" office:value-type="string" office:string-value="" calcext:value-type="error">
            <text:p>#VALUE!</text:p>
          </table:table-cell>
          <table:table-cell table:style-name="ce14" table:formula="of:=MOD_INV([.AC219];prime)" office:value-type="string" office:string-value="" calcext:value-type="error">
            <text:p>#VALUE!</text:p>
          </table:table-cell>
          <table:table-cell table:style-name="ce9" table:formula="of:=MOD([.AB219]*[.AD21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6" table:formula="of:=MOD([.AE219]*[.AE219]-[.X219]-[.$X$1];prime)" office:value-type="string" office:string-value="" calcext:value-type="error">
            <text:p>#VALUE!</text:p>
          </table:table-cell>
          <table:table-cell table:style-name="ce9" table:formula="of:=MOD([.AE219]*([.$X$1]-[.X220])-[.$Y$1];prime)" office:value-type="string" office:string-value="" calcext:value-type="error">
            <text:p>#VALUE!</text:p>
          </table:table-cell>
          <table:table-cell table:style-name="ce6" table:formula="of:=MOD([.X220]^3+a*[.X220]+b;prime)" office:value-type="string" office:string-value="" calcext:value-type="error">
            <text:p>#VALUE!</text:p>
          </table:table-cell>
          <table:table-cell table:style-name="ce9" table:formula="of:=MOD([.Y220]*[.Y220];prime)" office:value-type="string" office:string-value="" calcext:value-type="error">
            <text:p>#VALUE!</text:p>
          </table:table-cell>
          <table:table-cell table:style-name="ce6" table:formula="of:=([.$Y$1]-[.Y220])" office:value-type="string" office:string-value="" calcext:value-type="error">
            <text:p>#VALUE!</text:p>
          </table:table-cell>
          <table:table-cell table:style-name="ce14" table:formula="of:=([.$X$1]-[.X220])" office:value-type="string" office:string-value="" calcext:value-type="error">
            <text:p>#VALUE!</text:p>
          </table:table-cell>
          <table:table-cell table:style-name="ce14" table:formula="of:=MOD_INV([.AC220];prime)" office:value-type="string" office:string-value="" calcext:value-type="error">
            <text:p>#VALUE!</text:p>
          </table:table-cell>
          <table:table-cell table:style-name="ce9" table:formula="of:=MOD([.AB220]*[.AD22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6" table:formula="of:=MOD([.AE220]*[.AE220]-[.X220]-[.$X$1];prime)" office:value-type="string" office:string-value="" calcext:value-type="error">
            <text:p>#VALUE!</text:p>
          </table:table-cell>
          <table:table-cell table:style-name="ce9" table:formula="of:=MOD([.AE220]*([.$X$1]-[.X221])-[.$Y$1];prime)" office:value-type="string" office:string-value="" calcext:value-type="error">
            <text:p>#VALUE!</text:p>
          </table:table-cell>
          <table:table-cell table:style-name="ce6" table:formula="of:=MOD([.X221]^3+a*[.X221]+b;prime)" office:value-type="string" office:string-value="" calcext:value-type="error">
            <text:p>#VALUE!</text:p>
          </table:table-cell>
          <table:table-cell table:style-name="ce9" table:formula="of:=MOD([.Y221]*[.Y221];prime)" office:value-type="string" office:string-value="" calcext:value-type="error">
            <text:p>#VALUE!</text:p>
          </table:table-cell>
          <table:table-cell table:style-name="ce6" table:formula="of:=([.$Y$1]-[.Y221])" office:value-type="string" office:string-value="" calcext:value-type="error">
            <text:p>#VALUE!</text:p>
          </table:table-cell>
          <table:table-cell table:style-name="ce14" table:formula="of:=([.$X$1]-[.X221])" office:value-type="string" office:string-value="" calcext:value-type="error">
            <text:p>#VALUE!</text:p>
          </table:table-cell>
          <table:table-cell table:style-name="ce14" table:formula="of:=MOD_INV([.AC221];prime)" office:value-type="string" office:string-value="" calcext:value-type="error">
            <text:p>#VALUE!</text:p>
          </table:table-cell>
          <table:table-cell table:style-name="ce9" table:formula="of:=MOD([.AB221]*[.AD22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6" table:formula="of:=MOD([.AE221]*[.AE221]-[.X221]-[.$X$1];prime)" office:value-type="string" office:string-value="" calcext:value-type="error">
            <text:p>#VALUE!</text:p>
          </table:table-cell>
          <table:table-cell table:style-name="ce9" table:formula="of:=MOD([.AE221]*([.$X$1]-[.X222])-[.$Y$1];prime)" office:value-type="string" office:string-value="" calcext:value-type="error">
            <text:p>#VALUE!</text:p>
          </table:table-cell>
          <table:table-cell table:style-name="ce6" table:formula="of:=MOD([.X222]^3+a*[.X222]+b;prime)" office:value-type="string" office:string-value="" calcext:value-type="error">
            <text:p>#VALUE!</text:p>
          </table:table-cell>
          <table:table-cell table:style-name="ce9" table:formula="of:=MOD([.Y222]*[.Y222];prime)" office:value-type="string" office:string-value="" calcext:value-type="error">
            <text:p>#VALUE!</text:p>
          </table:table-cell>
          <table:table-cell table:style-name="ce6" table:formula="of:=([.$Y$1]-[.Y222])" office:value-type="string" office:string-value="" calcext:value-type="error">
            <text:p>#VALUE!</text:p>
          </table:table-cell>
          <table:table-cell table:style-name="ce14" table:formula="of:=([.$X$1]-[.X222])" office:value-type="string" office:string-value="" calcext:value-type="error">
            <text:p>#VALUE!</text:p>
          </table:table-cell>
          <table:table-cell table:style-name="ce14" table:formula="of:=MOD_INV([.AC222];prime)" office:value-type="string" office:string-value="" calcext:value-type="error">
            <text:p>#VALUE!</text:p>
          </table:table-cell>
          <table:table-cell table:style-name="ce9" table:formula="of:=MOD([.AB222]*[.AD22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6" table:formula="of:=MOD([.AE222]*[.AE222]-[.X222]-[.$X$1];prime)" office:value-type="string" office:string-value="" calcext:value-type="error">
            <text:p>#VALUE!</text:p>
          </table:table-cell>
          <table:table-cell table:style-name="ce9" table:formula="of:=MOD([.AE222]*([.$X$1]-[.X223])-[.$Y$1];prime)" office:value-type="string" office:string-value="" calcext:value-type="error">
            <text:p>#VALUE!</text:p>
          </table:table-cell>
          <table:table-cell table:style-name="ce6" table:formula="of:=MOD([.X223]^3+a*[.X223]+b;prime)" office:value-type="string" office:string-value="" calcext:value-type="error">
            <text:p>#VALUE!</text:p>
          </table:table-cell>
          <table:table-cell table:style-name="ce9" table:formula="of:=MOD([.Y223]*[.Y223];prime)" office:value-type="string" office:string-value="" calcext:value-type="error">
            <text:p>#VALUE!</text:p>
          </table:table-cell>
          <table:table-cell table:style-name="ce6" table:formula="of:=([.$Y$1]-[.Y223])" office:value-type="string" office:string-value="" calcext:value-type="error">
            <text:p>#VALUE!</text:p>
          </table:table-cell>
          <table:table-cell table:style-name="ce14" table:formula="of:=([.$X$1]-[.X223])" office:value-type="string" office:string-value="" calcext:value-type="error">
            <text:p>#VALUE!</text:p>
          </table:table-cell>
          <table:table-cell table:style-name="ce14" table:formula="of:=MOD_INV([.AC223];prime)" office:value-type="string" office:string-value="" calcext:value-type="error">
            <text:p>#VALUE!</text:p>
          </table:table-cell>
          <table:table-cell table:style-name="ce9" table:formula="of:=MOD([.AB223]*[.AD22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6" table:formula="of:=MOD([.AE223]*[.AE223]-[.X223]-[.$X$1];prime)" office:value-type="string" office:string-value="" calcext:value-type="error">
            <text:p>#VALUE!</text:p>
          </table:table-cell>
          <table:table-cell table:style-name="ce9" table:formula="of:=MOD([.AE223]*([.$X$1]-[.X224])-[.$Y$1];prime)" office:value-type="string" office:string-value="" calcext:value-type="error">
            <text:p>#VALUE!</text:p>
          </table:table-cell>
          <table:table-cell table:style-name="ce6" table:formula="of:=MOD([.X224]^3+a*[.X224]+b;prime)" office:value-type="string" office:string-value="" calcext:value-type="error">
            <text:p>#VALUE!</text:p>
          </table:table-cell>
          <table:table-cell table:style-name="ce9" table:formula="of:=MOD([.Y224]*[.Y224];prime)" office:value-type="string" office:string-value="" calcext:value-type="error">
            <text:p>#VALUE!</text:p>
          </table:table-cell>
          <table:table-cell table:style-name="ce6" table:formula="of:=([.$Y$1]-[.Y224])" office:value-type="string" office:string-value="" calcext:value-type="error">
            <text:p>#VALUE!</text:p>
          </table:table-cell>
          <table:table-cell table:style-name="ce14" table:formula="of:=([.$X$1]-[.X224])" office:value-type="string" office:string-value="" calcext:value-type="error">
            <text:p>#VALUE!</text:p>
          </table:table-cell>
          <table:table-cell table:style-name="ce14" table:formula="of:=MOD_INV([.AC224];prime)" office:value-type="string" office:string-value="" calcext:value-type="error">
            <text:p>#VALUE!</text:p>
          </table:table-cell>
          <table:table-cell table:style-name="ce9" table:formula="of:=MOD([.AB224]*[.AD22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6" table:formula="of:=MOD([.AE224]*[.AE224]-[.X224]-[.$X$1];prime)" office:value-type="string" office:string-value="" calcext:value-type="error">
            <text:p>#VALUE!</text:p>
          </table:table-cell>
          <table:table-cell table:style-name="ce9" table:formula="of:=MOD([.AE224]*([.$X$1]-[.X225])-[.$Y$1];prime)" office:value-type="string" office:string-value="" calcext:value-type="error">
            <text:p>#VALUE!</text:p>
          </table:table-cell>
          <table:table-cell table:style-name="ce6" table:formula="of:=MOD([.X225]^3+a*[.X225]+b;prime)" office:value-type="string" office:string-value="" calcext:value-type="error">
            <text:p>#VALUE!</text:p>
          </table:table-cell>
          <table:table-cell table:style-name="ce9" table:formula="of:=MOD([.Y225]*[.Y225];prime)" office:value-type="string" office:string-value="" calcext:value-type="error">
            <text:p>#VALUE!</text:p>
          </table:table-cell>
          <table:table-cell table:style-name="ce6" table:formula="of:=([.$Y$1]-[.Y225])" office:value-type="string" office:string-value="" calcext:value-type="error">
            <text:p>#VALUE!</text:p>
          </table:table-cell>
          <table:table-cell table:style-name="ce14" table:formula="of:=([.$X$1]-[.X225])" office:value-type="string" office:string-value="" calcext:value-type="error">
            <text:p>#VALUE!</text:p>
          </table:table-cell>
          <table:table-cell table:style-name="ce14" table:formula="of:=MOD_INV([.AC225];prime)" office:value-type="string" office:string-value="" calcext:value-type="error">
            <text:p>#VALUE!</text:p>
          </table:table-cell>
          <table:table-cell table:style-name="ce9" table:formula="of:=MOD([.AB225]*[.AD22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6" table:formula="of:=MOD([.AE225]*[.AE225]-[.X225]-[.$X$1];prime)" office:value-type="string" office:string-value="" calcext:value-type="error">
            <text:p>#VALUE!</text:p>
          </table:table-cell>
          <table:table-cell table:style-name="ce9" table:formula="of:=MOD([.AE225]*([.$X$1]-[.X226])-[.$Y$1];prime)" office:value-type="string" office:string-value="" calcext:value-type="error">
            <text:p>#VALUE!</text:p>
          </table:table-cell>
          <table:table-cell table:style-name="ce6" table:formula="of:=MOD([.X226]^3+a*[.X226]+b;prime)" office:value-type="string" office:string-value="" calcext:value-type="error">
            <text:p>#VALUE!</text:p>
          </table:table-cell>
          <table:table-cell table:style-name="ce9" table:formula="of:=MOD([.Y226]*[.Y226];prime)" office:value-type="string" office:string-value="" calcext:value-type="error">
            <text:p>#VALUE!</text:p>
          </table:table-cell>
          <table:table-cell table:style-name="ce6" table:formula="of:=([.$Y$1]-[.Y226])" office:value-type="string" office:string-value="" calcext:value-type="error">
            <text:p>#VALUE!</text:p>
          </table:table-cell>
          <table:table-cell table:style-name="ce14" table:formula="of:=([.$X$1]-[.X226])" office:value-type="string" office:string-value="" calcext:value-type="error">
            <text:p>#VALUE!</text:p>
          </table:table-cell>
          <table:table-cell table:style-name="ce14" table:formula="of:=MOD_INV([.AC226];prime)" office:value-type="string" office:string-value="" calcext:value-type="error">
            <text:p>#VALUE!</text:p>
          </table:table-cell>
          <table:table-cell table:style-name="ce9" table:formula="of:=MOD([.AB226]*[.AD22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6" table:formula="of:=MOD([.AE226]*[.AE226]-[.X226]-[.$X$1];prime)" office:value-type="string" office:string-value="" calcext:value-type="error">
            <text:p>#VALUE!</text:p>
          </table:table-cell>
          <table:table-cell table:style-name="ce9" table:formula="of:=MOD([.AE226]*([.$X$1]-[.X227])-[.$Y$1];prime)" office:value-type="string" office:string-value="" calcext:value-type="error">
            <text:p>#VALUE!</text:p>
          </table:table-cell>
          <table:table-cell table:style-name="ce6" table:formula="of:=MOD([.X227]^3+a*[.X227]+b;prime)" office:value-type="string" office:string-value="" calcext:value-type="error">
            <text:p>#VALUE!</text:p>
          </table:table-cell>
          <table:table-cell table:style-name="ce9" table:formula="of:=MOD([.Y227]*[.Y227];prime)" office:value-type="string" office:string-value="" calcext:value-type="error">
            <text:p>#VALUE!</text:p>
          </table:table-cell>
          <table:table-cell table:style-name="ce6" table:formula="of:=([.$Y$1]-[.Y227])" office:value-type="string" office:string-value="" calcext:value-type="error">
            <text:p>#VALUE!</text:p>
          </table:table-cell>
          <table:table-cell table:style-name="ce14" table:formula="of:=([.$X$1]-[.X227])" office:value-type="string" office:string-value="" calcext:value-type="error">
            <text:p>#VALUE!</text:p>
          </table:table-cell>
          <table:table-cell table:style-name="ce14" table:formula="of:=MOD_INV([.AC227];prime)" office:value-type="string" office:string-value="" calcext:value-type="error">
            <text:p>#VALUE!</text:p>
          </table:table-cell>
          <table:table-cell table:style-name="ce9" table:formula="of:=MOD([.AB227]*[.AD22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6" table:formula="of:=MOD([.AE227]*[.AE227]-[.X227]-[.$X$1];prime)" office:value-type="string" office:string-value="" calcext:value-type="error">
            <text:p>#VALUE!</text:p>
          </table:table-cell>
          <table:table-cell table:style-name="ce9" table:formula="of:=MOD([.AE227]*([.$X$1]-[.X228])-[.$Y$1];prime)" office:value-type="string" office:string-value="" calcext:value-type="error">
            <text:p>#VALUE!</text:p>
          </table:table-cell>
          <table:table-cell table:style-name="ce6" table:formula="of:=MOD([.X228]^3+a*[.X228]+b;prime)" office:value-type="string" office:string-value="" calcext:value-type="error">
            <text:p>#VALUE!</text:p>
          </table:table-cell>
          <table:table-cell table:style-name="ce9" table:formula="of:=MOD([.Y228]*[.Y228];prime)" office:value-type="string" office:string-value="" calcext:value-type="error">
            <text:p>#VALUE!</text:p>
          </table:table-cell>
          <table:table-cell table:style-name="ce6" table:formula="of:=([.$Y$1]-[.Y228])" office:value-type="string" office:string-value="" calcext:value-type="error">
            <text:p>#VALUE!</text:p>
          </table:table-cell>
          <table:table-cell table:style-name="ce14" table:formula="of:=([.$X$1]-[.X228])" office:value-type="string" office:string-value="" calcext:value-type="error">
            <text:p>#VALUE!</text:p>
          </table:table-cell>
          <table:table-cell table:style-name="ce14" table:formula="of:=MOD_INV([.AC228];prime)" office:value-type="string" office:string-value="" calcext:value-type="error">
            <text:p>#VALUE!</text:p>
          </table:table-cell>
          <table:table-cell table:style-name="ce9" table:formula="of:=MOD([.AB228]*[.AD22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6" table:formula="of:=MOD([.AE228]*[.AE228]-[.X228]-[.$X$1];prime)" office:value-type="string" office:string-value="" calcext:value-type="error">
            <text:p>#VALUE!</text:p>
          </table:table-cell>
          <table:table-cell table:style-name="ce9" table:formula="of:=MOD([.AE228]*([.$X$1]-[.X229])-[.$Y$1];prime)" office:value-type="string" office:string-value="" calcext:value-type="error">
            <text:p>#VALUE!</text:p>
          </table:table-cell>
          <table:table-cell table:style-name="ce6" table:formula="of:=MOD([.X229]^3+a*[.X229]+b;prime)" office:value-type="string" office:string-value="" calcext:value-type="error">
            <text:p>#VALUE!</text:p>
          </table:table-cell>
          <table:table-cell table:style-name="ce9" table:formula="of:=MOD([.Y229]*[.Y229];prime)" office:value-type="string" office:string-value="" calcext:value-type="error">
            <text:p>#VALUE!</text:p>
          </table:table-cell>
          <table:table-cell table:style-name="ce6" table:formula="of:=([.$Y$1]-[.Y229])" office:value-type="string" office:string-value="" calcext:value-type="error">
            <text:p>#VALUE!</text:p>
          </table:table-cell>
          <table:table-cell table:style-name="ce14" table:formula="of:=([.$X$1]-[.X229])" office:value-type="string" office:string-value="" calcext:value-type="error">
            <text:p>#VALUE!</text:p>
          </table:table-cell>
          <table:table-cell table:style-name="ce14" table:formula="of:=MOD_INV([.AC229];prime)" office:value-type="string" office:string-value="" calcext:value-type="error">
            <text:p>#VALUE!</text:p>
          </table:table-cell>
          <table:table-cell table:style-name="ce9" table:formula="of:=MOD([.AB229]*[.AD22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6" table:formula="of:=MOD([.AE229]*[.AE229]-[.X229]-[.$X$1];prime)" office:value-type="string" office:string-value="" calcext:value-type="error">
            <text:p>#VALUE!</text:p>
          </table:table-cell>
          <table:table-cell table:style-name="ce9" table:formula="of:=MOD([.AE229]*([.$X$1]-[.X230])-[.$Y$1];prime)" office:value-type="string" office:string-value="" calcext:value-type="error">
            <text:p>#VALUE!</text:p>
          </table:table-cell>
          <table:table-cell table:style-name="ce6" table:formula="of:=MOD([.X230]^3+a*[.X230]+b;prime)" office:value-type="string" office:string-value="" calcext:value-type="error">
            <text:p>#VALUE!</text:p>
          </table:table-cell>
          <table:table-cell table:style-name="ce9" table:formula="of:=MOD([.Y230]*[.Y230];prime)" office:value-type="string" office:string-value="" calcext:value-type="error">
            <text:p>#VALUE!</text:p>
          </table:table-cell>
          <table:table-cell table:style-name="ce6" table:formula="of:=([.$Y$1]-[.Y230])" office:value-type="string" office:string-value="" calcext:value-type="error">
            <text:p>#VALUE!</text:p>
          </table:table-cell>
          <table:table-cell table:style-name="ce14" table:formula="of:=([.$X$1]-[.X230])" office:value-type="string" office:string-value="" calcext:value-type="error">
            <text:p>#VALUE!</text:p>
          </table:table-cell>
          <table:table-cell table:style-name="ce14" table:formula="of:=MOD_INV([.AC230];prime)" office:value-type="string" office:string-value="" calcext:value-type="error">
            <text:p>#VALUE!</text:p>
          </table:table-cell>
          <table:table-cell table:style-name="ce9" table:formula="of:=MOD([.AB230]*[.AD23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6" table:formula="of:=MOD([.AE230]*[.AE230]-[.X230]-[.$X$1];prime)" office:value-type="string" office:string-value="" calcext:value-type="error">
            <text:p>#VALUE!</text:p>
          </table:table-cell>
          <table:table-cell table:style-name="ce9" table:formula="of:=MOD([.AE230]*([.$X$1]-[.X231])-[.$Y$1];prime)" office:value-type="string" office:string-value="" calcext:value-type="error">
            <text:p>#VALUE!</text:p>
          </table:table-cell>
          <table:table-cell table:style-name="ce6" table:formula="of:=MOD([.X231]^3+a*[.X231]+b;prime)" office:value-type="string" office:string-value="" calcext:value-type="error">
            <text:p>#VALUE!</text:p>
          </table:table-cell>
          <table:table-cell table:style-name="ce9" table:formula="of:=MOD([.Y231]*[.Y231];prime)" office:value-type="string" office:string-value="" calcext:value-type="error">
            <text:p>#VALUE!</text:p>
          </table:table-cell>
          <table:table-cell table:style-name="ce6" table:formula="of:=([.$Y$1]-[.Y231])" office:value-type="string" office:string-value="" calcext:value-type="error">
            <text:p>#VALUE!</text:p>
          </table:table-cell>
          <table:table-cell table:style-name="ce14" table:formula="of:=([.$X$1]-[.X231])" office:value-type="string" office:string-value="" calcext:value-type="error">
            <text:p>#VALUE!</text:p>
          </table:table-cell>
          <table:table-cell table:style-name="ce14" table:formula="of:=MOD_INV([.AC231];prime)" office:value-type="string" office:string-value="" calcext:value-type="error">
            <text:p>#VALUE!</text:p>
          </table:table-cell>
          <table:table-cell table:style-name="ce9" table:formula="of:=MOD([.AB231]*[.AD23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6" table:formula="of:=MOD([.AE231]*[.AE231]-[.X231]-[.$X$1];prime)" office:value-type="string" office:string-value="" calcext:value-type="error">
            <text:p>#VALUE!</text:p>
          </table:table-cell>
          <table:table-cell table:style-name="ce9" table:formula="of:=MOD([.AE231]*([.$X$1]-[.X232])-[.$Y$1];prime)" office:value-type="string" office:string-value="" calcext:value-type="error">
            <text:p>#VALUE!</text:p>
          </table:table-cell>
          <table:table-cell table:style-name="ce6" table:formula="of:=MOD([.X232]^3+a*[.X232]+b;prime)" office:value-type="string" office:string-value="" calcext:value-type="error">
            <text:p>#VALUE!</text:p>
          </table:table-cell>
          <table:table-cell table:style-name="ce9" table:formula="of:=MOD([.Y232]*[.Y232];prime)" office:value-type="string" office:string-value="" calcext:value-type="error">
            <text:p>#VALUE!</text:p>
          </table:table-cell>
          <table:table-cell table:style-name="ce6" table:formula="of:=([.$Y$1]-[.Y232])" office:value-type="string" office:string-value="" calcext:value-type="error">
            <text:p>#VALUE!</text:p>
          </table:table-cell>
          <table:table-cell table:style-name="ce14" table:formula="of:=([.$X$1]-[.X232])" office:value-type="string" office:string-value="" calcext:value-type="error">
            <text:p>#VALUE!</text:p>
          </table:table-cell>
          <table:table-cell table:style-name="ce14" table:formula="of:=MOD_INV([.AC232];prime)" office:value-type="string" office:string-value="" calcext:value-type="error">
            <text:p>#VALUE!</text:p>
          </table:table-cell>
          <table:table-cell table:style-name="ce9" table:formula="of:=MOD([.AB232]*[.AD23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6" table:formula="of:=MOD([.AE232]*[.AE232]-[.X232]-[.$X$1];prime)" office:value-type="string" office:string-value="" calcext:value-type="error">
            <text:p>#VALUE!</text:p>
          </table:table-cell>
          <table:table-cell table:style-name="ce9" table:formula="of:=MOD([.AE232]*([.$X$1]-[.X233])-[.$Y$1];prime)" office:value-type="string" office:string-value="" calcext:value-type="error">
            <text:p>#VALUE!</text:p>
          </table:table-cell>
          <table:table-cell table:style-name="ce6" table:formula="of:=MOD([.X233]^3+a*[.X233]+b;prime)" office:value-type="string" office:string-value="" calcext:value-type="error">
            <text:p>#VALUE!</text:p>
          </table:table-cell>
          <table:table-cell table:style-name="ce9" table:formula="of:=MOD([.Y233]*[.Y233];prime)" office:value-type="string" office:string-value="" calcext:value-type="error">
            <text:p>#VALUE!</text:p>
          </table:table-cell>
          <table:table-cell table:style-name="ce6" table:formula="of:=([.$Y$1]-[.Y233])" office:value-type="string" office:string-value="" calcext:value-type="error">
            <text:p>#VALUE!</text:p>
          </table:table-cell>
          <table:table-cell table:style-name="ce14" table:formula="of:=([.$X$1]-[.X233])" office:value-type="string" office:string-value="" calcext:value-type="error">
            <text:p>#VALUE!</text:p>
          </table:table-cell>
          <table:table-cell table:style-name="ce14" table:formula="of:=MOD_INV([.AC233];prime)" office:value-type="string" office:string-value="" calcext:value-type="error">
            <text:p>#VALUE!</text:p>
          </table:table-cell>
          <table:table-cell table:style-name="ce9" table:formula="of:=MOD([.AB233]*[.AD23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6" table:formula="of:=MOD([.AE233]*[.AE233]-[.X233]-[.$X$1];prime)" office:value-type="string" office:string-value="" calcext:value-type="error">
            <text:p>#VALUE!</text:p>
          </table:table-cell>
          <table:table-cell table:style-name="ce9" table:formula="of:=MOD([.AE233]*([.$X$1]-[.X234])-[.$Y$1];prime)" office:value-type="string" office:string-value="" calcext:value-type="error">
            <text:p>#VALUE!</text:p>
          </table:table-cell>
          <table:table-cell table:style-name="ce6" table:formula="of:=MOD([.X234]^3+a*[.X234]+b;prime)" office:value-type="string" office:string-value="" calcext:value-type="error">
            <text:p>#VALUE!</text:p>
          </table:table-cell>
          <table:table-cell table:style-name="ce9" table:formula="of:=MOD([.Y234]*[.Y234];prime)" office:value-type="string" office:string-value="" calcext:value-type="error">
            <text:p>#VALUE!</text:p>
          </table:table-cell>
          <table:table-cell table:style-name="ce6" table:formula="of:=([.$Y$1]-[.Y234])" office:value-type="string" office:string-value="" calcext:value-type="error">
            <text:p>#VALUE!</text:p>
          </table:table-cell>
          <table:table-cell table:style-name="ce14" table:formula="of:=([.$X$1]-[.X234])" office:value-type="string" office:string-value="" calcext:value-type="error">
            <text:p>#VALUE!</text:p>
          </table:table-cell>
          <table:table-cell table:style-name="ce14" table:formula="of:=MOD_INV([.AC234];prime)" office:value-type="string" office:string-value="" calcext:value-type="error">
            <text:p>#VALUE!</text:p>
          </table:table-cell>
          <table:table-cell table:style-name="ce9" table:formula="of:=MOD([.AB234]*[.AD23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6" table:formula="of:=MOD([.AE234]*[.AE234]-[.X234]-[.$X$1];prime)" office:value-type="string" office:string-value="" calcext:value-type="error">
            <text:p>#VALUE!</text:p>
          </table:table-cell>
          <table:table-cell table:style-name="ce9" table:formula="of:=MOD([.AE234]*([.$X$1]-[.X235])-[.$Y$1];prime)" office:value-type="string" office:string-value="" calcext:value-type="error">
            <text:p>#VALUE!</text:p>
          </table:table-cell>
          <table:table-cell table:style-name="ce6" table:formula="of:=MOD([.X235]^3+a*[.X235]+b;prime)" office:value-type="string" office:string-value="" calcext:value-type="error">
            <text:p>#VALUE!</text:p>
          </table:table-cell>
          <table:table-cell table:style-name="ce9" table:formula="of:=MOD([.Y235]*[.Y235];prime)" office:value-type="string" office:string-value="" calcext:value-type="error">
            <text:p>#VALUE!</text:p>
          </table:table-cell>
          <table:table-cell table:style-name="ce6" table:formula="of:=([.$Y$1]-[.Y235])" office:value-type="string" office:string-value="" calcext:value-type="error">
            <text:p>#VALUE!</text:p>
          </table:table-cell>
          <table:table-cell table:style-name="ce14" table:formula="of:=([.$X$1]-[.X235])" office:value-type="string" office:string-value="" calcext:value-type="error">
            <text:p>#VALUE!</text:p>
          </table:table-cell>
          <table:table-cell table:style-name="ce14" table:formula="of:=MOD_INV([.AC235];prime)" office:value-type="string" office:string-value="" calcext:value-type="error">
            <text:p>#VALUE!</text:p>
          </table:table-cell>
          <table:table-cell table:style-name="ce9" table:formula="of:=MOD([.AB235]*[.AD23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6" table:formula="of:=MOD([.AE235]*[.AE235]-[.X235]-[.$X$1];prime)" office:value-type="string" office:string-value="" calcext:value-type="error">
            <text:p>#VALUE!</text:p>
          </table:table-cell>
          <table:table-cell table:style-name="ce9" table:formula="of:=MOD([.AE235]*([.$X$1]-[.X236])-[.$Y$1];prime)" office:value-type="string" office:string-value="" calcext:value-type="error">
            <text:p>#VALUE!</text:p>
          </table:table-cell>
          <table:table-cell table:style-name="ce6" table:formula="of:=MOD([.X236]^3+a*[.X236]+b;prime)" office:value-type="string" office:string-value="" calcext:value-type="error">
            <text:p>#VALUE!</text:p>
          </table:table-cell>
          <table:table-cell table:style-name="ce9" table:formula="of:=MOD([.Y236]*[.Y236];prime)" office:value-type="string" office:string-value="" calcext:value-type="error">
            <text:p>#VALUE!</text:p>
          </table:table-cell>
          <table:table-cell table:style-name="ce6" table:formula="of:=([.$Y$1]-[.Y236])" office:value-type="string" office:string-value="" calcext:value-type="error">
            <text:p>#VALUE!</text:p>
          </table:table-cell>
          <table:table-cell table:style-name="ce14" table:formula="of:=([.$X$1]-[.X236])" office:value-type="string" office:string-value="" calcext:value-type="error">
            <text:p>#VALUE!</text:p>
          </table:table-cell>
          <table:table-cell table:style-name="ce14" table:formula="of:=MOD_INV([.AC236];prime)" office:value-type="string" office:string-value="" calcext:value-type="error">
            <text:p>#VALUE!</text:p>
          </table:table-cell>
          <table:table-cell table:style-name="ce9" table:formula="of:=MOD([.AB236]*[.AD23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6" table:formula="of:=MOD([.AE236]*[.AE236]-[.X236]-[.$X$1];prime)" office:value-type="string" office:string-value="" calcext:value-type="error">
            <text:p>#VALUE!</text:p>
          </table:table-cell>
          <table:table-cell table:style-name="ce9" table:formula="of:=MOD([.AE236]*([.$X$1]-[.X237])-[.$Y$1];prime)" office:value-type="string" office:string-value="" calcext:value-type="error">
            <text:p>#VALUE!</text:p>
          </table:table-cell>
          <table:table-cell table:style-name="ce6" table:formula="of:=MOD([.X237]^3+a*[.X237]+b;prime)" office:value-type="string" office:string-value="" calcext:value-type="error">
            <text:p>#VALUE!</text:p>
          </table:table-cell>
          <table:table-cell table:style-name="ce9" table:formula="of:=MOD([.Y237]*[.Y237];prime)" office:value-type="string" office:string-value="" calcext:value-type="error">
            <text:p>#VALUE!</text:p>
          </table:table-cell>
          <table:table-cell table:style-name="ce6" table:formula="of:=([.$Y$1]-[.Y237])" office:value-type="string" office:string-value="" calcext:value-type="error">
            <text:p>#VALUE!</text:p>
          </table:table-cell>
          <table:table-cell table:style-name="ce14" table:formula="of:=([.$X$1]-[.X237])" office:value-type="string" office:string-value="" calcext:value-type="error">
            <text:p>#VALUE!</text:p>
          </table:table-cell>
          <table:table-cell table:style-name="ce14" table:formula="of:=MOD_INV([.AC237];prime)" office:value-type="string" office:string-value="" calcext:value-type="error">
            <text:p>#VALUE!</text:p>
          </table:table-cell>
          <table:table-cell table:style-name="ce9" table:formula="of:=MOD([.AB237]*[.AD23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6" table:formula="of:=MOD([.AE237]*[.AE237]-[.X237]-[.$X$1];prime)" office:value-type="string" office:string-value="" calcext:value-type="error">
            <text:p>#VALUE!</text:p>
          </table:table-cell>
          <table:table-cell table:style-name="ce9" table:formula="of:=MOD([.AE237]*([.$X$1]-[.X238])-[.$Y$1];prime)" office:value-type="string" office:string-value="" calcext:value-type="error">
            <text:p>#VALUE!</text:p>
          </table:table-cell>
          <table:table-cell table:style-name="ce6" table:formula="of:=MOD([.X238]^3+a*[.X238]+b;prime)" office:value-type="string" office:string-value="" calcext:value-type="error">
            <text:p>#VALUE!</text:p>
          </table:table-cell>
          <table:table-cell table:style-name="ce9" table:formula="of:=MOD([.Y238]*[.Y238];prime)" office:value-type="string" office:string-value="" calcext:value-type="error">
            <text:p>#VALUE!</text:p>
          </table:table-cell>
          <table:table-cell table:style-name="ce6" table:formula="of:=([.$Y$1]-[.Y238])" office:value-type="string" office:string-value="" calcext:value-type="error">
            <text:p>#VALUE!</text:p>
          </table:table-cell>
          <table:table-cell table:style-name="ce14" table:formula="of:=([.$X$1]-[.X238])" office:value-type="string" office:string-value="" calcext:value-type="error">
            <text:p>#VALUE!</text:p>
          </table:table-cell>
          <table:table-cell table:style-name="ce14" table:formula="of:=MOD_INV([.AC238];prime)" office:value-type="string" office:string-value="" calcext:value-type="error">
            <text:p>#VALUE!</text:p>
          </table:table-cell>
          <table:table-cell table:style-name="ce9" table:formula="of:=MOD([.AB238]*[.AD23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6" table:formula="of:=MOD([.AE238]*[.AE238]-[.X238]-[.$X$1];prime)" office:value-type="string" office:string-value="" calcext:value-type="error">
            <text:p>#VALUE!</text:p>
          </table:table-cell>
          <table:table-cell table:style-name="ce9" table:formula="of:=MOD([.AE238]*([.$X$1]-[.X239])-[.$Y$1];prime)" office:value-type="string" office:string-value="" calcext:value-type="error">
            <text:p>#VALUE!</text:p>
          </table:table-cell>
          <table:table-cell table:style-name="ce6" table:formula="of:=MOD([.X239]^3+a*[.X239]+b;prime)" office:value-type="string" office:string-value="" calcext:value-type="error">
            <text:p>#VALUE!</text:p>
          </table:table-cell>
          <table:table-cell table:style-name="ce9" table:formula="of:=MOD([.Y239]*[.Y239];prime)" office:value-type="string" office:string-value="" calcext:value-type="error">
            <text:p>#VALUE!</text:p>
          </table:table-cell>
          <table:table-cell table:style-name="ce6" table:formula="of:=([.$Y$1]-[.Y239])" office:value-type="string" office:string-value="" calcext:value-type="error">
            <text:p>#VALUE!</text:p>
          </table:table-cell>
          <table:table-cell table:style-name="ce14" table:formula="of:=([.$X$1]-[.X239])" office:value-type="string" office:string-value="" calcext:value-type="error">
            <text:p>#VALUE!</text:p>
          </table:table-cell>
          <table:table-cell table:style-name="ce14" table:formula="of:=MOD_INV([.AC239];prime)" office:value-type="string" office:string-value="" calcext:value-type="error">
            <text:p>#VALUE!</text:p>
          </table:table-cell>
          <table:table-cell table:style-name="ce9" table:formula="of:=MOD([.AB239]*[.AD23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6" table:formula="of:=MOD([.AE239]*[.AE239]-[.X239]-[.$X$1];prime)" office:value-type="string" office:string-value="" calcext:value-type="error">
            <text:p>#VALUE!</text:p>
          </table:table-cell>
          <table:table-cell table:style-name="ce9" table:formula="of:=MOD([.AE239]*([.$X$1]-[.X240])-[.$Y$1];prime)" office:value-type="string" office:string-value="" calcext:value-type="error">
            <text:p>#VALUE!</text:p>
          </table:table-cell>
          <table:table-cell table:style-name="ce6" table:formula="of:=MOD([.X240]^3+a*[.X240]+b;prime)" office:value-type="string" office:string-value="" calcext:value-type="error">
            <text:p>#VALUE!</text:p>
          </table:table-cell>
          <table:table-cell table:style-name="ce9" table:formula="of:=MOD([.Y240]*[.Y240];prime)" office:value-type="string" office:string-value="" calcext:value-type="error">
            <text:p>#VALUE!</text:p>
          </table:table-cell>
          <table:table-cell table:style-name="ce6" table:formula="of:=([.$Y$1]-[.Y240])" office:value-type="string" office:string-value="" calcext:value-type="error">
            <text:p>#VALUE!</text:p>
          </table:table-cell>
          <table:table-cell table:style-name="ce14" table:formula="of:=([.$X$1]-[.X240])" office:value-type="string" office:string-value="" calcext:value-type="error">
            <text:p>#VALUE!</text:p>
          </table:table-cell>
          <table:table-cell table:style-name="ce14" table:formula="of:=MOD_INV([.AC240];prime)" office:value-type="string" office:string-value="" calcext:value-type="error">
            <text:p>#VALUE!</text:p>
          </table:table-cell>
          <table:table-cell table:style-name="ce9" table:formula="of:=MOD([.AB240]*[.AD24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6" table:formula="of:=MOD([.AE240]*[.AE240]-[.X240]-[.$X$1];prime)" office:value-type="string" office:string-value="" calcext:value-type="error">
            <text:p>#VALUE!</text:p>
          </table:table-cell>
          <table:table-cell table:style-name="ce9" table:formula="of:=MOD([.AE240]*([.$X$1]-[.X241])-[.$Y$1];prime)" office:value-type="string" office:string-value="" calcext:value-type="error">
            <text:p>#VALUE!</text:p>
          </table:table-cell>
          <table:table-cell table:style-name="ce6" table:formula="of:=MOD([.X241]^3+a*[.X241]+b;prime)" office:value-type="string" office:string-value="" calcext:value-type="error">
            <text:p>#VALUE!</text:p>
          </table:table-cell>
          <table:table-cell table:style-name="ce9" table:formula="of:=MOD([.Y241]*[.Y241];prime)" office:value-type="string" office:string-value="" calcext:value-type="error">
            <text:p>#VALUE!</text:p>
          </table:table-cell>
          <table:table-cell table:style-name="ce6" table:formula="of:=([.$Y$1]-[.Y241])" office:value-type="string" office:string-value="" calcext:value-type="error">
            <text:p>#VALUE!</text:p>
          </table:table-cell>
          <table:table-cell table:style-name="ce14" table:formula="of:=([.$X$1]-[.X241])" office:value-type="string" office:string-value="" calcext:value-type="error">
            <text:p>#VALUE!</text:p>
          </table:table-cell>
          <table:table-cell table:style-name="ce14" table:formula="of:=MOD_INV([.AC241];prime)" office:value-type="string" office:string-value="" calcext:value-type="error">
            <text:p>#VALUE!</text:p>
          </table:table-cell>
          <table:table-cell table:style-name="ce9" table:formula="of:=MOD([.AB241]*[.AD24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6" table:formula="of:=MOD([.AE241]*[.AE241]-[.X241]-[.$X$1];prime)" office:value-type="string" office:string-value="" calcext:value-type="error">
            <text:p>#VALUE!</text:p>
          </table:table-cell>
          <table:table-cell table:style-name="ce9" table:formula="of:=MOD([.AE241]*([.$X$1]-[.X242])-[.$Y$1];prime)" office:value-type="string" office:string-value="" calcext:value-type="error">
            <text:p>#VALUE!</text:p>
          </table:table-cell>
          <table:table-cell table:style-name="ce6" table:formula="of:=MOD([.X242]^3+a*[.X242]+b;prime)" office:value-type="string" office:string-value="" calcext:value-type="error">
            <text:p>#VALUE!</text:p>
          </table:table-cell>
          <table:table-cell table:style-name="ce9" table:formula="of:=MOD([.Y242]*[.Y242];prime)" office:value-type="string" office:string-value="" calcext:value-type="error">
            <text:p>#VALUE!</text:p>
          </table:table-cell>
          <table:table-cell table:style-name="ce6" table:formula="of:=([.$Y$1]-[.Y242])" office:value-type="string" office:string-value="" calcext:value-type="error">
            <text:p>#VALUE!</text:p>
          </table:table-cell>
          <table:table-cell table:style-name="ce14" table:formula="of:=([.$X$1]-[.X242])" office:value-type="string" office:string-value="" calcext:value-type="error">
            <text:p>#VALUE!</text:p>
          </table:table-cell>
          <table:table-cell table:style-name="ce14" table:formula="of:=MOD_INV([.AC242];prime)" office:value-type="string" office:string-value="" calcext:value-type="error">
            <text:p>#VALUE!</text:p>
          </table:table-cell>
          <table:table-cell table:style-name="ce9" table:formula="of:=MOD([.AB242]*[.AD24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6" table:formula="of:=MOD([.AE242]*[.AE242]-[.X242]-[.$X$1];prime)" office:value-type="string" office:string-value="" calcext:value-type="error">
            <text:p>#VALUE!</text:p>
          </table:table-cell>
          <table:table-cell table:style-name="ce9" table:formula="of:=MOD([.AE242]*([.$X$1]-[.X243])-[.$Y$1];prime)" office:value-type="string" office:string-value="" calcext:value-type="error">
            <text:p>#VALUE!</text:p>
          </table:table-cell>
          <table:table-cell table:style-name="ce6" table:formula="of:=MOD([.X243]^3+a*[.X243]+b;prime)" office:value-type="string" office:string-value="" calcext:value-type="error">
            <text:p>#VALUE!</text:p>
          </table:table-cell>
          <table:table-cell table:style-name="ce9" table:formula="of:=MOD([.Y243]*[.Y243];prime)" office:value-type="string" office:string-value="" calcext:value-type="error">
            <text:p>#VALUE!</text:p>
          </table:table-cell>
          <table:table-cell table:style-name="ce6" table:formula="of:=([.$Y$1]-[.Y243])" office:value-type="string" office:string-value="" calcext:value-type="error">
            <text:p>#VALUE!</text:p>
          </table:table-cell>
          <table:table-cell table:style-name="ce14" table:formula="of:=([.$X$1]-[.X243])" office:value-type="string" office:string-value="" calcext:value-type="error">
            <text:p>#VALUE!</text:p>
          </table:table-cell>
          <table:table-cell table:style-name="ce14" table:formula="of:=MOD_INV([.AC243];prime)" office:value-type="string" office:string-value="" calcext:value-type="error">
            <text:p>#VALUE!</text:p>
          </table:table-cell>
          <table:table-cell table:style-name="ce9" table:formula="of:=MOD([.AB243]*[.AD24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6" table:formula="of:=MOD([.AE243]*[.AE243]-[.X243]-[.$X$1];prime)" office:value-type="string" office:string-value="" calcext:value-type="error">
            <text:p>#VALUE!</text:p>
          </table:table-cell>
          <table:table-cell table:style-name="ce9" table:formula="of:=MOD([.AE243]*([.$X$1]-[.X244])-[.$Y$1];prime)" office:value-type="string" office:string-value="" calcext:value-type="error">
            <text:p>#VALUE!</text:p>
          </table:table-cell>
          <table:table-cell table:style-name="ce6" table:formula="of:=MOD([.X244]^3+a*[.X244]+b;prime)" office:value-type="string" office:string-value="" calcext:value-type="error">
            <text:p>#VALUE!</text:p>
          </table:table-cell>
          <table:table-cell table:style-name="ce9" table:formula="of:=MOD([.Y244]*[.Y244];prime)" office:value-type="string" office:string-value="" calcext:value-type="error">
            <text:p>#VALUE!</text:p>
          </table:table-cell>
          <table:table-cell table:style-name="ce6" table:formula="of:=([.$Y$1]-[.Y244])" office:value-type="string" office:string-value="" calcext:value-type="error">
            <text:p>#VALUE!</text:p>
          </table:table-cell>
          <table:table-cell table:style-name="ce14" table:formula="of:=([.$X$1]-[.X244])" office:value-type="string" office:string-value="" calcext:value-type="error">
            <text:p>#VALUE!</text:p>
          </table:table-cell>
          <table:table-cell table:style-name="ce14" table:formula="of:=MOD_INV([.AC244];prime)" office:value-type="string" office:string-value="" calcext:value-type="error">
            <text:p>#VALUE!</text:p>
          </table:table-cell>
          <table:table-cell table:style-name="ce9" table:formula="of:=MOD([.AB244]*[.AD24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6" table:formula="of:=MOD([.AE244]*[.AE244]-[.X244]-[.$X$1];prime)" office:value-type="string" office:string-value="" calcext:value-type="error">
            <text:p>#VALUE!</text:p>
          </table:table-cell>
          <table:table-cell table:style-name="ce9" table:formula="of:=MOD([.AE244]*([.$X$1]-[.X245])-[.$Y$1];prime)" office:value-type="string" office:string-value="" calcext:value-type="error">
            <text:p>#VALUE!</text:p>
          </table:table-cell>
          <table:table-cell table:style-name="ce6" table:formula="of:=MOD([.X245]^3+a*[.X245]+b;prime)" office:value-type="string" office:string-value="" calcext:value-type="error">
            <text:p>#VALUE!</text:p>
          </table:table-cell>
          <table:table-cell table:style-name="ce9" table:formula="of:=MOD([.Y245]*[.Y245];prime)" office:value-type="string" office:string-value="" calcext:value-type="error">
            <text:p>#VALUE!</text:p>
          </table:table-cell>
          <table:table-cell table:style-name="ce6" table:formula="of:=([.$Y$1]-[.Y245])" office:value-type="string" office:string-value="" calcext:value-type="error">
            <text:p>#VALUE!</text:p>
          </table:table-cell>
          <table:table-cell table:style-name="ce14" table:formula="of:=([.$X$1]-[.X245])" office:value-type="string" office:string-value="" calcext:value-type="error">
            <text:p>#VALUE!</text:p>
          </table:table-cell>
          <table:table-cell table:style-name="ce14" table:formula="of:=MOD_INV([.AC245];prime)" office:value-type="string" office:string-value="" calcext:value-type="error">
            <text:p>#VALUE!</text:p>
          </table:table-cell>
          <table:table-cell table:style-name="ce9" table:formula="of:=MOD([.AB245]*[.AD24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6" table:formula="of:=MOD([.AE245]*[.AE245]-[.X245]-[.$X$1];prime)" office:value-type="string" office:string-value="" calcext:value-type="error">
            <text:p>#VALUE!</text:p>
          </table:table-cell>
          <table:table-cell table:style-name="ce9" table:formula="of:=MOD([.AE245]*([.$X$1]-[.X246])-[.$Y$1];prime)" office:value-type="string" office:string-value="" calcext:value-type="error">
            <text:p>#VALUE!</text:p>
          </table:table-cell>
          <table:table-cell table:style-name="ce6" table:formula="of:=MOD([.X246]^3+a*[.X246]+b;prime)" office:value-type="string" office:string-value="" calcext:value-type="error">
            <text:p>#VALUE!</text:p>
          </table:table-cell>
          <table:table-cell table:style-name="ce9" table:formula="of:=MOD([.Y246]*[.Y246];prime)" office:value-type="string" office:string-value="" calcext:value-type="error">
            <text:p>#VALUE!</text:p>
          </table:table-cell>
          <table:table-cell table:style-name="ce6" table:formula="of:=([.$Y$1]-[.Y246])" office:value-type="string" office:string-value="" calcext:value-type="error">
            <text:p>#VALUE!</text:p>
          </table:table-cell>
          <table:table-cell table:style-name="ce14" table:formula="of:=([.$X$1]-[.X246])" office:value-type="string" office:string-value="" calcext:value-type="error">
            <text:p>#VALUE!</text:p>
          </table:table-cell>
          <table:table-cell table:style-name="ce14" table:formula="of:=MOD_INV([.AC246];prime)" office:value-type="string" office:string-value="" calcext:value-type="error">
            <text:p>#VALUE!</text:p>
          </table:table-cell>
          <table:table-cell table:style-name="ce9" table:formula="of:=MOD([.AB246]*[.AD24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6" table:formula="of:=MOD([.AE246]*[.AE246]-[.X246]-[.$X$1];prime)" office:value-type="string" office:string-value="" calcext:value-type="error">
            <text:p>#VALUE!</text:p>
          </table:table-cell>
          <table:table-cell table:style-name="ce9" table:formula="of:=MOD([.AE246]*([.$X$1]-[.X247])-[.$Y$1];prime)" office:value-type="string" office:string-value="" calcext:value-type="error">
            <text:p>#VALUE!</text:p>
          </table:table-cell>
          <table:table-cell table:style-name="ce6" table:formula="of:=MOD([.X247]^3+a*[.X247]+b;prime)" office:value-type="string" office:string-value="" calcext:value-type="error">
            <text:p>#VALUE!</text:p>
          </table:table-cell>
          <table:table-cell table:style-name="ce9" table:formula="of:=MOD([.Y247]*[.Y247];prime)" office:value-type="string" office:string-value="" calcext:value-type="error">
            <text:p>#VALUE!</text:p>
          </table:table-cell>
          <table:table-cell table:style-name="ce6" table:formula="of:=([.$Y$1]-[.Y247])" office:value-type="string" office:string-value="" calcext:value-type="error">
            <text:p>#VALUE!</text:p>
          </table:table-cell>
          <table:table-cell table:style-name="ce14" table:formula="of:=([.$X$1]-[.X247])" office:value-type="string" office:string-value="" calcext:value-type="error">
            <text:p>#VALUE!</text:p>
          </table:table-cell>
          <table:table-cell table:style-name="ce14" table:formula="of:=MOD_INV([.AC247];prime)" office:value-type="string" office:string-value="" calcext:value-type="error">
            <text:p>#VALUE!</text:p>
          </table:table-cell>
          <table:table-cell table:style-name="ce9" table:formula="of:=MOD([.AB247]*[.AD24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6" table:formula="of:=MOD([.AE247]*[.AE247]-[.X247]-[.$X$1];prime)" office:value-type="string" office:string-value="" calcext:value-type="error">
            <text:p>#VALUE!</text:p>
          </table:table-cell>
          <table:table-cell table:style-name="ce9" table:formula="of:=MOD([.AE247]*([.$X$1]-[.X248])-[.$Y$1];prime)" office:value-type="string" office:string-value="" calcext:value-type="error">
            <text:p>#VALUE!</text:p>
          </table:table-cell>
          <table:table-cell table:style-name="ce6" table:formula="of:=MOD([.X248]^3+a*[.X248]+b;prime)" office:value-type="string" office:string-value="" calcext:value-type="error">
            <text:p>#VALUE!</text:p>
          </table:table-cell>
          <table:table-cell table:style-name="ce9" table:formula="of:=MOD([.Y248]*[.Y248];prime)" office:value-type="string" office:string-value="" calcext:value-type="error">
            <text:p>#VALUE!</text:p>
          </table:table-cell>
          <table:table-cell table:style-name="ce6" table:formula="of:=([.$Y$1]-[.Y248])" office:value-type="string" office:string-value="" calcext:value-type="error">
            <text:p>#VALUE!</text:p>
          </table:table-cell>
          <table:table-cell table:style-name="ce14" table:formula="of:=([.$X$1]-[.X248])" office:value-type="string" office:string-value="" calcext:value-type="error">
            <text:p>#VALUE!</text:p>
          </table:table-cell>
          <table:table-cell table:style-name="ce14" table:formula="of:=MOD_INV([.AC248];prime)" office:value-type="string" office:string-value="" calcext:value-type="error">
            <text:p>#VALUE!</text:p>
          </table:table-cell>
          <table:table-cell table:style-name="ce9" table:formula="of:=MOD([.AB248]*[.AD24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6" table:formula="of:=MOD([.AE248]*[.AE248]-[.X248]-[.$X$1];prime)" office:value-type="string" office:string-value="" calcext:value-type="error">
            <text:p>#VALUE!</text:p>
          </table:table-cell>
          <table:table-cell table:style-name="ce9" table:formula="of:=MOD([.AE248]*([.$X$1]-[.X249])-[.$Y$1];prime)" office:value-type="string" office:string-value="" calcext:value-type="error">
            <text:p>#VALUE!</text:p>
          </table:table-cell>
          <table:table-cell table:style-name="ce6" table:formula="of:=MOD([.X249]^3+a*[.X249]+b;prime)" office:value-type="string" office:string-value="" calcext:value-type="error">
            <text:p>#VALUE!</text:p>
          </table:table-cell>
          <table:table-cell table:style-name="ce9" table:formula="of:=MOD([.Y249]*[.Y249];prime)" office:value-type="string" office:string-value="" calcext:value-type="error">
            <text:p>#VALUE!</text:p>
          </table:table-cell>
          <table:table-cell table:style-name="ce6" table:formula="of:=([.$Y$1]-[.Y249])" office:value-type="string" office:string-value="" calcext:value-type="error">
            <text:p>#VALUE!</text:p>
          </table:table-cell>
          <table:table-cell table:style-name="ce14" table:formula="of:=([.$X$1]-[.X249])" office:value-type="string" office:string-value="" calcext:value-type="error">
            <text:p>#VALUE!</text:p>
          </table:table-cell>
          <table:table-cell table:style-name="ce14" table:formula="of:=MOD_INV([.AC249];prime)" office:value-type="string" office:string-value="" calcext:value-type="error">
            <text:p>#VALUE!</text:p>
          </table:table-cell>
          <table:table-cell table:style-name="ce9" table:formula="of:=MOD([.AB249]*[.AD24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6" table:formula="of:=MOD([.AE249]*[.AE249]-[.X249]-[.$X$1];prime)" office:value-type="string" office:string-value="" calcext:value-type="error">
            <text:p>#VALUE!</text:p>
          </table:table-cell>
          <table:table-cell table:style-name="ce9" table:formula="of:=MOD([.AE249]*([.$X$1]-[.X250])-[.$Y$1];prime)" office:value-type="string" office:string-value="" calcext:value-type="error">
            <text:p>#VALUE!</text:p>
          </table:table-cell>
          <table:table-cell table:style-name="ce6" table:formula="of:=MOD([.X250]^3+a*[.X250]+b;prime)" office:value-type="string" office:string-value="" calcext:value-type="error">
            <text:p>#VALUE!</text:p>
          </table:table-cell>
          <table:table-cell table:style-name="ce9" table:formula="of:=MOD([.Y250]*[.Y250];prime)" office:value-type="string" office:string-value="" calcext:value-type="error">
            <text:p>#VALUE!</text:p>
          </table:table-cell>
          <table:table-cell table:style-name="ce6" table:formula="of:=([.$Y$1]-[.Y250])" office:value-type="string" office:string-value="" calcext:value-type="error">
            <text:p>#VALUE!</text:p>
          </table:table-cell>
          <table:table-cell table:style-name="ce14" table:formula="of:=([.$X$1]-[.X250])" office:value-type="string" office:string-value="" calcext:value-type="error">
            <text:p>#VALUE!</text:p>
          </table:table-cell>
          <table:table-cell table:style-name="ce14" table:formula="of:=MOD_INV([.AC250];prime)" office:value-type="string" office:string-value="" calcext:value-type="error">
            <text:p>#VALUE!</text:p>
          </table:table-cell>
          <table:table-cell table:style-name="ce9" table:formula="of:=MOD([.AB250]*[.AD25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6" table:formula="of:=MOD([.AE250]*[.AE250]-[.X250]-[.$X$1];prime)" office:value-type="string" office:string-value="" calcext:value-type="error">
            <text:p>#VALUE!</text:p>
          </table:table-cell>
          <table:table-cell table:style-name="ce9" table:formula="of:=MOD([.AE250]*([.$X$1]-[.X251])-[.$Y$1];prime)" office:value-type="string" office:string-value="" calcext:value-type="error">
            <text:p>#VALUE!</text:p>
          </table:table-cell>
          <table:table-cell table:style-name="ce6" table:formula="of:=MOD([.X251]^3+a*[.X251]+b;prime)" office:value-type="string" office:string-value="" calcext:value-type="error">
            <text:p>#VALUE!</text:p>
          </table:table-cell>
          <table:table-cell table:style-name="ce9" table:formula="of:=MOD([.Y251]*[.Y251];prime)" office:value-type="string" office:string-value="" calcext:value-type="error">
            <text:p>#VALUE!</text:p>
          </table:table-cell>
          <table:table-cell table:style-name="ce6" table:formula="of:=([.$Y$1]-[.Y251])" office:value-type="string" office:string-value="" calcext:value-type="error">
            <text:p>#VALUE!</text:p>
          </table:table-cell>
          <table:table-cell table:style-name="ce14" table:formula="of:=([.$X$1]-[.X251])" office:value-type="string" office:string-value="" calcext:value-type="error">
            <text:p>#VALUE!</text:p>
          </table:table-cell>
          <table:table-cell table:style-name="ce14" table:formula="of:=MOD_INV([.AC251];prime)" office:value-type="string" office:string-value="" calcext:value-type="error">
            <text:p>#VALUE!</text:p>
          </table:table-cell>
          <table:table-cell table:style-name="ce9" table:formula="of:=MOD([.AB251]*[.AD25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6" table:formula="of:=MOD([.AE251]*[.AE251]-[.X251]-[.$X$1];prime)" office:value-type="string" office:string-value="" calcext:value-type="error">
            <text:p>#VALUE!</text:p>
          </table:table-cell>
          <table:table-cell table:style-name="ce9" table:formula="of:=MOD([.AE251]*([.$X$1]-[.X252])-[.$Y$1];prime)" office:value-type="string" office:string-value="" calcext:value-type="error">
            <text:p>#VALUE!</text:p>
          </table:table-cell>
          <table:table-cell table:style-name="ce6" table:formula="of:=MOD([.X252]^3+a*[.X252]+b;prime)" office:value-type="string" office:string-value="" calcext:value-type="error">
            <text:p>#VALUE!</text:p>
          </table:table-cell>
          <table:table-cell table:style-name="ce9" table:formula="of:=MOD([.Y252]*[.Y252];prime)" office:value-type="string" office:string-value="" calcext:value-type="error">
            <text:p>#VALUE!</text:p>
          </table:table-cell>
          <table:table-cell table:style-name="ce6" table:formula="of:=([.$Y$1]-[.Y252])" office:value-type="string" office:string-value="" calcext:value-type="error">
            <text:p>#VALUE!</text:p>
          </table:table-cell>
          <table:table-cell table:style-name="ce14" table:formula="of:=([.$X$1]-[.X252])" office:value-type="string" office:string-value="" calcext:value-type="error">
            <text:p>#VALUE!</text:p>
          </table:table-cell>
          <table:table-cell table:style-name="ce14" table:formula="of:=MOD_INV([.AC252];prime)" office:value-type="string" office:string-value="" calcext:value-type="error">
            <text:p>#VALUE!</text:p>
          </table:table-cell>
          <table:table-cell table:style-name="ce9" table:formula="of:=MOD([.AB252]*[.AD25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6" table:formula="of:=MOD([.AE252]*[.AE252]-[.X252]-[.$X$1];prime)" office:value-type="string" office:string-value="" calcext:value-type="error">
            <text:p>#VALUE!</text:p>
          </table:table-cell>
          <table:table-cell table:style-name="ce9" table:formula="of:=MOD([.AE252]*([.$X$1]-[.X253])-[.$Y$1];prime)" office:value-type="string" office:string-value="" calcext:value-type="error">
            <text:p>#VALUE!</text:p>
          </table:table-cell>
          <table:table-cell table:style-name="ce6" table:formula="of:=MOD([.X253]^3+a*[.X253]+b;prime)" office:value-type="string" office:string-value="" calcext:value-type="error">
            <text:p>#VALUE!</text:p>
          </table:table-cell>
          <table:table-cell table:style-name="ce9" table:formula="of:=MOD([.Y253]*[.Y253];prime)" office:value-type="string" office:string-value="" calcext:value-type="error">
            <text:p>#VALUE!</text:p>
          </table:table-cell>
          <table:table-cell table:style-name="ce6" table:formula="of:=([.$Y$1]-[.Y253])" office:value-type="string" office:string-value="" calcext:value-type="error">
            <text:p>#VALUE!</text:p>
          </table:table-cell>
          <table:table-cell table:style-name="ce14" table:formula="of:=([.$X$1]-[.X253])" office:value-type="string" office:string-value="" calcext:value-type="error">
            <text:p>#VALUE!</text:p>
          </table:table-cell>
          <table:table-cell table:style-name="ce14" table:formula="of:=MOD_INV([.AC253];prime)" office:value-type="string" office:string-value="" calcext:value-type="error">
            <text:p>#VALUE!</text:p>
          </table:table-cell>
          <table:table-cell table:style-name="ce9" table:formula="of:=MOD([.AB253]*[.AD25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6" table:formula="of:=MOD([.AE253]*[.AE253]-[.X253]-[.$X$1];prime)" office:value-type="string" office:string-value="" calcext:value-type="error">
            <text:p>#VALUE!</text:p>
          </table:table-cell>
          <table:table-cell table:style-name="ce9" table:formula="of:=MOD([.AE253]*([.$X$1]-[.X254])-[.$Y$1];prime)" office:value-type="string" office:string-value="" calcext:value-type="error">
            <text:p>#VALUE!</text:p>
          </table:table-cell>
          <table:table-cell table:style-name="ce6" table:formula="of:=MOD([.X254]^3+a*[.X254]+b;prime)" office:value-type="string" office:string-value="" calcext:value-type="error">
            <text:p>#VALUE!</text:p>
          </table:table-cell>
          <table:table-cell table:style-name="ce9" table:formula="of:=MOD([.Y254]*[.Y254];prime)" office:value-type="string" office:string-value="" calcext:value-type="error">
            <text:p>#VALUE!</text:p>
          </table:table-cell>
          <table:table-cell table:style-name="ce6" table:formula="of:=([.$Y$1]-[.Y254])" office:value-type="string" office:string-value="" calcext:value-type="error">
            <text:p>#VALUE!</text:p>
          </table:table-cell>
          <table:table-cell table:style-name="ce14" table:formula="of:=([.$X$1]-[.X254])" office:value-type="string" office:string-value="" calcext:value-type="error">
            <text:p>#VALUE!</text:p>
          </table:table-cell>
          <table:table-cell table:style-name="ce14" table:formula="of:=MOD_INV([.AC254];prime)" office:value-type="string" office:string-value="" calcext:value-type="error">
            <text:p>#VALUE!</text:p>
          </table:table-cell>
          <table:table-cell table:style-name="ce9" table:formula="of:=MOD([.AB254]*[.AD25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6" table:formula="of:=MOD([.AE254]*[.AE254]-[.X254]-[.$X$1];prime)" office:value-type="string" office:string-value="" calcext:value-type="error">
            <text:p>#VALUE!</text:p>
          </table:table-cell>
          <table:table-cell table:style-name="ce9" table:formula="of:=MOD([.AE254]*([.$X$1]-[.X255])-[.$Y$1];prime)" office:value-type="string" office:string-value="" calcext:value-type="error">
            <text:p>#VALUE!</text:p>
          </table:table-cell>
          <table:table-cell table:style-name="ce6" table:formula="of:=MOD([.X255]^3+a*[.X255]+b;prime)" office:value-type="string" office:string-value="" calcext:value-type="error">
            <text:p>#VALUE!</text:p>
          </table:table-cell>
          <table:table-cell table:style-name="ce9" table:formula="of:=MOD([.Y255]*[.Y255];prime)" office:value-type="string" office:string-value="" calcext:value-type="error">
            <text:p>#VALUE!</text:p>
          </table:table-cell>
          <table:table-cell table:style-name="ce6" table:formula="of:=([.$Y$1]-[.Y255])" office:value-type="string" office:string-value="" calcext:value-type="error">
            <text:p>#VALUE!</text:p>
          </table:table-cell>
          <table:table-cell table:style-name="ce14" table:formula="of:=([.$X$1]-[.X255])" office:value-type="string" office:string-value="" calcext:value-type="error">
            <text:p>#VALUE!</text:p>
          </table:table-cell>
          <table:table-cell table:style-name="ce14" table:formula="of:=MOD_INV([.AC255];prime)" office:value-type="string" office:string-value="" calcext:value-type="error">
            <text:p>#VALUE!</text:p>
          </table:table-cell>
          <table:table-cell table:style-name="ce9" table:formula="of:=MOD([.AB255]*[.AD25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6" table:formula="of:=MOD([.AE255]*[.AE255]-[.X255]-[.$X$1];prime)" office:value-type="string" office:string-value="" calcext:value-type="error">
            <text:p>#VALUE!</text:p>
          </table:table-cell>
          <table:table-cell table:style-name="ce9" table:formula="of:=MOD([.AE255]*([.$X$1]-[.X256])-[.$Y$1];prime)" office:value-type="string" office:string-value="" calcext:value-type="error">
            <text:p>#VALUE!</text:p>
          </table:table-cell>
          <table:table-cell table:style-name="ce6" table:formula="of:=MOD([.X256]^3+a*[.X256]+b;prime)" office:value-type="string" office:string-value="" calcext:value-type="error">
            <text:p>#VALUE!</text:p>
          </table:table-cell>
          <table:table-cell table:style-name="ce9" table:formula="of:=MOD([.Y256]*[.Y256];prime)" office:value-type="string" office:string-value="" calcext:value-type="error">
            <text:p>#VALUE!</text:p>
          </table:table-cell>
          <table:table-cell table:style-name="ce6" table:formula="of:=([.$Y$1]-[.Y256])" office:value-type="string" office:string-value="" calcext:value-type="error">
            <text:p>#VALUE!</text:p>
          </table:table-cell>
          <table:table-cell table:style-name="ce14" table:formula="of:=([.$X$1]-[.X256])" office:value-type="string" office:string-value="" calcext:value-type="error">
            <text:p>#VALUE!</text:p>
          </table:table-cell>
          <table:table-cell table:style-name="ce14" table:formula="of:=MOD_INV([.AC256];prime)" office:value-type="string" office:string-value="" calcext:value-type="error">
            <text:p>#VALUE!</text:p>
          </table:table-cell>
          <table:table-cell table:style-name="ce9" table:formula="of:=MOD([.AB256]*[.AD25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6" table:formula="of:=MOD([.AE256]*[.AE256]-[.X256]-[.$X$1];prime)" office:value-type="string" office:string-value="" calcext:value-type="error">
            <text:p>#VALUE!</text:p>
          </table:table-cell>
          <table:table-cell table:style-name="ce9" table:formula="of:=MOD([.AE256]*([.$X$1]-[.X257])-[.$Y$1];prime)" office:value-type="string" office:string-value="" calcext:value-type="error">
            <text:p>#VALUE!</text:p>
          </table:table-cell>
          <table:table-cell table:style-name="ce6" table:formula="of:=MOD([.X257]^3+a*[.X257]+b;prime)" office:value-type="string" office:string-value="" calcext:value-type="error">
            <text:p>#VALUE!</text:p>
          </table:table-cell>
          <table:table-cell table:style-name="ce9" table:formula="of:=MOD([.Y257]*[.Y257];prime)" office:value-type="string" office:string-value="" calcext:value-type="error">
            <text:p>#VALUE!</text:p>
          </table:table-cell>
          <table:table-cell table:style-name="ce6" table:formula="of:=([.$Y$1]-[.Y257])" office:value-type="string" office:string-value="" calcext:value-type="error">
            <text:p>#VALUE!</text:p>
          </table:table-cell>
          <table:table-cell table:style-name="ce14" table:formula="of:=([.$X$1]-[.X257])" office:value-type="string" office:string-value="" calcext:value-type="error">
            <text:p>#VALUE!</text:p>
          </table:table-cell>
          <table:table-cell table:style-name="ce14" table:formula="of:=MOD_INV([.AC257];prime)" office:value-type="string" office:string-value="" calcext:value-type="error">
            <text:p>#VALUE!</text:p>
          </table:table-cell>
          <table:table-cell table:style-name="ce9" table:formula="of:=MOD([.AB257]*[.AD25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6" table:formula="of:=MOD([.AE257]*[.AE257]-[.X257]-[.$X$1];prime)" office:value-type="string" office:string-value="" calcext:value-type="error">
            <text:p>#VALUE!</text:p>
          </table:table-cell>
          <table:table-cell table:style-name="ce9" table:formula="of:=MOD([.AE257]*([.$X$1]-[.X258])-[.$Y$1];prime)" office:value-type="string" office:string-value="" calcext:value-type="error">
            <text:p>#VALUE!</text:p>
          </table:table-cell>
          <table:table-cell table:style-name="ce6" table:formula="of:=MOD([.X258]^3+a*[.X258]+b;prime)" office:value-type="string" office:string-value="" calcext:value-type="error">
            <text:p>#VALUE!</text:p>
          </table:table-cell>
          <table:table-cell table:style-name="ce9" table:formula="of:=MOD([.Y258]*[.Y258];prime)" office:value-type="string" office:string-value="" calcext:value-type="error">
            <text:p>#VALUE!</text:p>
          </table:table-cell>
          <table:table-cell table:style-name="ce6" table:formula="of:=([.$Y$1]-[.Y258])" office:value-type="string" office:string-value="" calcext:value-type="error">
            <text:p>#VALUE!</text:p>
          </table:table-cell>
          <table:table-cell table:style-name="ce14" table:formula="of:=([.$X$1]-[.X258])" office:value-type="string" office:string-value="" calcext:value-type="error">
            <text:p>#VALUE!</text:p>
          </table:table-cell>
          <table:table-cell table:style-name="ce14" table:formula="of:=MOD_INV([.AC258];prime)" office:value-type="string" office:string-value="" calcext:value-type="error">
            <text:p>#VALUE!</text:p>
          </table:table-cell>
          <table:table-cell table:style-name="ce9" table:formula="of:=MOD([.AB258]*[.AD25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6" table:formula="of:=MOD([.AE258]*[.AE258]-[.X258]-[.$X$1];prime)" office:value-type="string" office:string-value="" calcext:value-type="error">
            <text:p>#VALUE!</text:p>
          </table:table-cell>
          <table:table-cell table:style-name="ce9" table:formula="of:=MOD([.AE258]*([.$X$1]-[.X259])-[.$Y$1];prime)" office:value-type="string" office:string-value="" calcext:value-type="error">
            <text:p>#VALUE!</text:p>
          </table:table-cell>
          <table:table-cell table:style-name="ce6" table:formula="of:=MOD([.X259]^3+a*[.X259]+b;prime)" office:value-type="string" office:string-value="" calcext:value-type="error">
            <text:p>#VALUE!</text:p>
          </table:table-cell>
          <table:table-cell table:style-name="ce9" table:formula="of:=MOD([.Y259]*[.Y259];prime)" office:value-type="string" office:string-value="" calcext:value-type="error">
            <text:p>#VALUE!</text:p>
          </table:table-cell>
          <table:table-cell table:style-name="ce6" table:formula="of:=([.$Y$1]-[.Y259])" office:value-type="string" office:string-value="" calcext:value-type="error">
            <text:p>#VALUE!</text:p>
          </table:table-cell>
          <table:table-cell table:style-name="ce14" table:formula="of:=([.$X$1]-[.X259])" office:value-type="string" office:string-value="" calcext:value-type="error">
            <text:p>#VALUE!</text:p>
          </table:table-cell>
          <table:table-cell table:style-name="ce14" table:formula="of:=MOD_INV([.AC259];prime)" office:value-type="string" office:string-value="" calcext:value-type="error">
            <text:p>#VALUE!</text:p>
          </table:table-cell>
          <table:table-cell table:style-name="ce9" table:formula="of:=MOD([.AB259]*[.AD25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6" table:formula="of:=MOD([.AE259]*[.AE259]-[.X259]-[.$X$1];prime)" office:value-type="string" office:string-value="" calcext:value-type="error">
            <text:p>#VALUE!</text:p>
          </table:table-cell>
          <table:table-cell table:style-name="ce9" table:formula="of:=MOD([.AE259]*([.$X$1]-[.X260])-[.$Y$1];prime)" office:value-type="string" office:string-value="" calcext:value-type="error">
            <text:p>#VALUE!</text:p>
          </table:table-cell>
          <table:table-cell table:style-name="ce6" table:formula="of:=MOD([.X260]^3+a*[.X260]+b;prime)" office:value-type="string" office:string-value="" calcext:value-type="error">
            <text:p>#VALUE!</text:p>
          </table:table-cell>
          <table:table-cell table:style-name="ce9" table:formula="of:=MOD([.Y260]*[.Y260];prime)" office:value-type="string" office:string-value="" calcext:value-type="error">
            <text:p>#VALUE!</text:p>
          </table:table-cell>
          <table:table-cell table:style-name="ce6" table:formula="of:=([.$Y$1]-[.Y260])" office:value-type="string" office:string-value="" calcext:value-type="error">
            <text:p>#VALUE!</text:p>
          </table:table-cell>
          <table:table-cell table:style-name="ce14" table:formula="of:=([.$X$1]-[.X260])" office:value-type="string" office:string-value="" calcext:value-type="error">
            <text:p>#VALUE!</text:p>
          </table:table-cell>
          <table:table-cell table:style-name="ce14" table:formula="of:=MOD_INV([.AC260];prime)" office:value-type="string" office:string-value="" calcext:value-type="error">
            <text:p>#VALUE!</text:p>
          </table:table-cell>
          <table:table-cell table:style-name="ce9" table:formula="of:=MOD([.AB260]*[.AD26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6" table:formula="of:=MOD([.AE260]*[.AE260]-[.X260]-[.$X$1];prime)" office:value-type="string" office:string-value="" calcext:value-type="error">
            <text:p>#VALUE!</text:p>
          </table:table-cell>
          <table:table-cell table:style-name="ce9" table:formula="of:=MOD([.AE260]*([.$X$1]-[.X261])-[.$Y$1];prime)" office:value-type="string" office:string-value="" calcext:value-type="error">
            <text:p>#VALUE!</text:p>
          </table:table-cell>
          <table:table-cell table:style-name="ce6" table:formula="of:=MOD([.X261]^3+a*[.X261]+b;prime)" office:value-type="string" office:string-value="" calcext:value-type="error">
            <text:p>#VALUE!</text:p>
          </table:table-cell>
          <table:table-cell table:style-name="ce9" table:formula="of:=MOD([.Y261]*[.Y261];prime)" office:value-type="string" office:string-value="" calcext:value-type="error">
            <text:p>#VALUE!</text:p>
          </table:table-cell>
          <table:table-cell table:style-name="ce6" table:formula="of:=([.$Y$1]-[.Y261])" office:value-type="string" office:string-value="" calcext:value-type="error">
            <text:p>#VALUE!</text:p>
          </table:table-cell>
          <table:table-cell table:style-name="ce14" table:formula="of:=([.$X$1]-[.X261])" office:value-type="string" office:string-value="" calcext:value-type="error">
            <text:p>#VALUE!</text:p>
          </table:table-cell>
          <table:table-cell table:style-name="ce14" table:formula="of:=MOD_INV([.AC261];prime)" office:value-type="string" office:string-value="" calcext:value-type="error">
            <text:p>#VALUE!</text:p>
          </table:table-cell>
          <table:table-cell table:style-name="ce9" table:formula="of:=MOD([.AB261]*[.AD26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6" table:formula="of:=MOD([.AE261]*[.AE261]-[.X261]-[.$X$1];prime)" office:value-type="string" office:string-value="" calcext:value-type="error">
            <text:p>#VALUE!</text:p>
          </table:table-cell>
          <table:table-cell table:style-name="ce9" table:formula="of:=MOD([.AE261]*([.$X$1]-[.X262])-[.$Y$1];prime)" office:value-type="string" office:string-value="" calcext:value-type="error">
            <text:p>#VALUE!</text:p>
          </table:table-cell>
          <table:table-cell table:style-name="ce6" table:formula="of:=MOD([.X262]^3+a*[.X262]+b;prime)" office:value-type="string" office:string-value="" calcext:value-type="error">
            <text:p>#VALUE!</text:p>
          </table:table-cell>
          <table:table-cell table:style-name="ce9" table:formula="of:=MOD([.Y262]*[.Y262];prime)" office:value-type="string" office:string-value="" calcext:value-type="error">
            <text:p>#VALUE!</text:p>
          </table:table-cell>
          <table:table-cell table:style-name="ce6" table:formula="of:=([.$Y$1]-[.Y262])" office:value-type="string" office:string-value="" calcext:value-type="error">
            <text:p>#VALUE!</text:p>
          </table:table-cell>
          <table:table-cell table:style-name="ce14" table:formula="of:=([.$X$1]-[.X262])" office:value-type="string" office:string-value="" calcext:value-type="error">
            <text:p>#VALUE!</text:p>
          </table:table-cell>
          <table:table-cell table:style-name="ce14" table:formula="of:=MOD_INV([.AC262];prime)" office:value-type="string" office:string-value="" calcext:value-type="error">
            <text:p>#VALUE!</text:p>
          </table:table-cell>
          <table:table-cell table:style-name="ce9" table:formula="of:=MOD([.AB262]*[.AD26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6" table:formula="of:=MOD([.AE262]*[.AE262]-[.X262]-[.$X$1];prime)" office:value-type="string" office:string-value="" calcext:value-type="error">
            <text:p>#VALUE!</text:p>
          </table:table-cell>
          <table:table-cell table:style-name="ce9" table:formula="of:=MOD([.AE262]*([.$X$1]-[.X263])-[.$Y$1];prime)" office:value-type="string" office:string-value="" calcext:value-type="error">
            <text:p>#VALUE!</text:p>
          </table:table-cell>
          <table:table-cell table:style-name="ce6" table:formula="of:=MOD([.X263]^3+a*[.X263]+b;prime)" office:value-type="string" office:string-value="" calcext:value-type="error">
            <text:p>#VALUE!</text:p>
          </table:table-cell>
          <table:table-cell table:style-name="ce9" table:formula="of:=MOD([.Y263]*[.Y263];prime)" office:value-type="string" office:string-value="" calcext:value-type="error">
            <text:p>#VALUE!</text:p>
          </table:table-cell>
          <table:table-cell table:style-name="ce6" table:formula="of:=([.$Y$1]-[.Y263])" office:value-type="string" office:string-value="" calcext:value-type="error">
            <text:p>#VALUE!</text:p>
          </table:table-cell>
          <table:table-cell table:style-name="ce14" table:formula="of:=([.$X$1]-[.X263])" office:value-type="string" office:string-value="" calcext:value-type="error">
            <text:p>#VALUE!</text:p>
          </table:table-cell>
          <table:table-cell table:style-name="ce14" table:formula="of:=MOD_INV([.AC263];prime)" office:value-type="string" office:string-value="" calcext:value-type="error">
            <text:p>#VALUE!</text:p>
          </table:table-cell>
          <table:table-cell table:style-name="ce9" table:formula="of:=MOD([.AB263]*[.AD26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6" table:formula="of:=MOD([.AE263]*[.AE263]-[.X263]-[.$X$1];prime)" office:value-type="string" office:string-value="" calcext:value-type="error">
            <text:p>#VALUE!</text:p>
          </table:table-cell>
          <table:table-cell table:style-name="ce9" table:formula="of:=MOD([.AE263]*([.$X$1]-[.X264])-[.$Y$1];prime)" office:value-type="string" office:string-value="" calcext:value-type="error">
            <text:p>#VALUE!</text:p>
          </table:table-cell>
          <table:table-cell table:style-name="ce6" table:formula="of:=MOD([.X264]^3+a*[.X264]+b;prime)" office:value-type="string" office:string-value="" calcext:value-type="error">
            <text:p>#VALUE!</text:p>
          </table:table-cell>
          <table:table-cell table:style-name="ce9" table:formula="of:=MOD([.Y264]*[.Y264];prime)" office:value-type="string" office:string-value="" calcext:value-type="error">
            <text:p>#VALUE!</text:p>
          </table:table-cell>
          <table:table-cell table:style-name="ce6" table:formula="of:=([.$Y$1]-[.Y264])" office:value-type="string" office:string-value="" calcext:value-type="error">
            <text:p>#VALUE!</text:p>
          </table:table-cell>
          <table:table-cell table:style-name="ce14" table:formula="of:=([.$X$1]-[.X264])" office:value-type="string" office:string-value="" calcext:value-type="error">
            <text:p>#VALUE!</text:p>
          </table:table-cell>
          <table:table-cell table:style-name="ce14" table:formula="of:=MOD_INV([.AC264];prime)" office:value-type="string" office:string-value="" calcext:value-type="error">
            <text:p>#VALUE!</text:p>
          </table:table-cell>
          <table:table-cell table:style-name="ce9" table:formula="of:=MOD([.AB264]*[.AD26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6" table:formula="of:=MOD([.AE264]*[.AE264]-[.X264]-[.$X$1];prime)" office:value-type="string" office:string-value="" calcext:value-type="error">
            <text:p>#VALUE!</text:p>
          </table:table-cell>
          <table:table-cell table:style-name="ce9" table:formula="of:=MOD([.AE264]*([.$X$1]-[.X265])-[.$Y$1];prime)" office:value-type="string" office:string-value="" calcext:value-type="error">
            <text:p>#VALUE!</text:p>
          </table:table-cell>
          <table:table-cell table:style-name="ce6" table:formula="of:=MOD([.X265]^3+a*[.X265]+b;prime)" office:value-type="string" office:string-value="" calcext:value-type="error">
            <text:p>#VALUE!</text:p>
          </table:table-cell>
          <table:table-cell table:style-name="ce9" table:formula="of:=MOD([.Y265]*[.Y265];prime)" office:value-type="string" office:string-value="" calcext:value-type="error">
            <text:p>#VALUE!</text:p>
          </table:table-cell>
          <table:table-cell table:style-name="ce6" table:formula="of:=([.$Y$1]-[.Y265])" office:value-type="string" office:string-value="" calcext:value-type="error">
            <text:p>#VALUE!</text:p>
          </table:table-cell>
          <table:table-cell table:style-name="ce14" table:formula="of:=([.$X$1]-[.X265])" office:value-type="string" office:string-value="" calcext:value-type="error">
            <text:p>#VALUE!</text:p>
          </table:table-cell>
          <table:table-cell table:style-name="ce14" table:formula="of:=MOD_INV([.AC265];prime)" office:value-type="string" office:string-value="" calcext:value-type="error">
            <text:p>#VALUE!</text:p>
          </table:table-cell>
          <table:table-cell table:style-name="ce9" table:formula="of:=MOD([.AB265]*[.AD26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6" table:formula="of:=MOD([.AE265]*[.AE265]-[.X265]-[.$X$1];prime)" office:value-type="string" office:string-value="" calcext:value-type="error">
            <text:p>#VALUE!</text:p>
          </table:table-cell>
          <table:table-cell table:style-name="ce9" table:formula="of:=MOD([.AE265]*([.$X$1]-[.X266])-[.$Y$1];prime)" office:value-type="string" office:string-value="" calcext:value-type="error">
            <text:p>#VALUE!</text:p>
          </table:table-cell>
          <table:table-cell table:style-name="ce6" table:formula="of:=MOD([.X266]^3+a*[.X266]+b;prime)" office:value-type="string" office:string-value="" calcext:value-type="error">
            <text:p>#VALUE!</text:p>
          </table:table-cell>
          <table:table-cell table:style-name="ce9" table:formula="of:=MOD([.Y266]*[.Y266];prime)" office:value-type="string" office:string-value="" calcext:value-type="error">
            <text:p>#VALUE!</text:p>
          </table:table-cell>
          <table:table-cell table:style-name="ce6" table:formula="of:=([.$Y$1]-[.Y266])" office:value-type="string" office:string-value="" calcext:value-type="error">
            <text:p>#VALUE!</text:p>
          </table:table-cell>
          <table:table-cell table:style-name="ce14" table:formula="of:=([.$X$1]-[.X266])" office:value-type="string" office:string-value="" calcext:value-type="error">
            <text:p>#VALUE!</text:p>
          </table:table-cell>
          <table:table-cell table:style-name="ce14" table:formula="of:=MOD_INV([.AC266];prime)" office:value-type="string" office:string-value="" calcext:value-type="error">
            <text:p>#VALUE!</text:p>
          </table:table-cell>
          <table:table-cell table:style-name="ce9" table:formula="of:=MOD([.AB266]*[.AD26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6" table:formula="of:=MOD([.AE266]*[.AE266]-[.X266]-[.$X$1];prime)" office:value-type="string" office:string-value="" calcext:value-type="error">
            <text:p>#VALUE!</text:p>
          </table:table-cell>
          <table:table-cell table:style-name="ce9" table:formula="of:=MOD([.AE266]*([.$X$1]-[.X267])-[.$Y$1];prime)" office:value-type="string" office:string-value="" calcext:value-type="error">
            <text:p>#VALUE!</text:p>
          </table:table-cell>
          <table:table-cell table:style-name="ce6" table:formula="of:=MOD([.X267]^3+a*[.X267]+b;prime)" office:value-type="string" office:string-value="" calcext:value-type="error">
            <text:p>#VALUE!</text:p>
          </table:table-cell>
          <table:table-cell table:style-name="ce9" table:formula="of:=MOD([.Y267]*[.Y267];prime)" office:value-type="string" office:string-value="" calcext:value-type="error">
            <text:p>#VALUE!</text:p>
          </table:table-cell>
          <table:table-cell table:style-name="ce6" table:formula="of:=([.$Y$1]-[.Y267])" office:value-type="string" office:string-value="" calcext:value-type="error">
            <text:p>#VALUE!</text:p>
          </table:table-cell>
          <table:table-cell table:style-name="ce14" table:formula="of:=([.$X$1]-[.X267])" office:value-type="string" office:string-value="" calcext:value-type="error">
            <text:p>#VALUE!</text:p>
          </table:table-cell>
          <table:table-cell table:style-name="ce14" table:formula="of:=MOD_INV([.AC267];prime)" office:value-type="string" office:string-value="" calcext:value-type="error">
            <text:p>#VALUE!</text:p>
          </table:table-cell>
          <table:table-cell table:style-name="ce9" table:formula="of:=MOD([.AB267]*[.AD26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6" table:formula="of:=MOD([.AE267]*[.AE267]-[.X267]-[.$X$1];prime)" office:value-type="string" office:string-value="" calcext:value-type="error">
            <text:p>#VALUE!</text:p>
          </table:table-cell>
          <table:table-cell table:style-name="ce9" table:formula="of:=MOD([.AE267]*([.$X$1]-[.X268])-[.$Y$1];prime)" office:value-type="string" office:string-value="" calcext:value-type="error">
            <text:p>#VALUE!</text:p>
          </table:table-cell>
          <table:table-cell table:style-name="ce6" table:formula="of:=MOD([.X268]^3+a*[.X268]+b;prime)" office:value-type="string" office:string-value="" calcext:value-type="error">
            <text:p>#VALUE!</text:p>
          </table:table-cell>
          <table:table-cell table:style-name="ce9" table:formula="of:=MOD([.Y268]*[.Y268];prime)" office:value-type="string" office:string-value="" calcext:value-type="error">
            <text:p>#VALUE!</text:p>
          </table:table-cell>
          <table:table-cell table:style-name="ce6" table:formula="of:=([.$Y$1]-[.Y268])" office:value-type="string" office:string-value="" calcext:value-type="error">
            <text:p>#VALUE!</text:p>
          </table:table-cell>
          <table:table-cell table:style-name="ce14" table:formula="of:=([.$X$1]-[.X268])" office:value-type="string" office:string-value="" calcext:value-type="error">
            <text:p>#VALUE!</text:p>
          </table:table-cell>
          <table:table-cell table:style-name="ce14" table:formula="of:=MOD_INV([.AC268];prime)" office:value-type="string" office:string-value="" calcext:value-type="error">
            <text:p>#VALUE!</text:p>
          </table:table-cell>
          <table:table-cell table:style-name="ce9" table:formula="of:=MOD([.AB268]*[.AD26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6" table:formula="of:=MOD([.AE268]*[.AE268]-[.X268]-[.$X$1];prime)" office:value-type="string" office:string-value="" calcext:value-type="error">
            <text:p>#VALUE!</text:p>
          </table:table-cell>
          <table:table-cell table:style-name="ce9" table:formula="of:=MOD([.AE268]*([.$X$1]-[.X269])-[.$Y$1];prime)" office:value-type="string" office:string-value="" calcext:value-type="error">
            <text:p>#VALUE!</text:p>
          </table:table-cell>
          <table:table-cell table:style-name="ce6" table:formula="of:=MOD([.X269]^3+a*[.X269]+b;prime)" office:value-type="string" office:string-value="" calcext:value-type="error">
            <text:p>#VALUE!</text:p>
          </table:table-cell>
          <table:table-cell table:style-name="ce9" table:formula="of:=MOD([.Y269]*[.Y269];prime)" office:value-type="string" office:string-value="" calcext:value-type="error">
            <text:p>#VALUE!</text:p>
          </table:table-cell>
          <table:table-cell table:style-name="ce6" table:formula="of:=([.$Y$1]-[.Y269])" office:value-type="string" office:string-value="" calcext:value-type="error">
            <text:p>#VALUE!</text:p>
          </table:table-cell>
          <table:table-cell table:style-name="ce14" table:formula="of:=([.$X$1]-[.X269])" office:value-type="string" office:string-value="" calcext:value-type="error">
            <text:p>#VALUE!</text:p>
          </table:table-cell>
          <table:table-cell table:style-name="ce14" table:formula="of:=MOD_INV([.AC269];prime)" office:value-type="string" office:string-value="" calcext:value-type="error">
            <text:p>#VALUE!</text:p>
          </table:table-cell>
          <table:table-cell table:style-name="ce9" table:formula="of:=MOD([.AB269]*[.AD26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6" table:formula="of:=MOD([.AE269]*[.AE269]-[.X269]-[.$X$1];prime)" office:value-type="string" office:string-value="" calcext:value-type="error">
            <text:p>#VALUE!</text:p>
          </table:table-cell>
          <table:table-cell table:style-name="ce9" table:formula="of:=MOD([.AE269]*([.$X$1]-[.X270])-[.$Y$1];prime)" office:value-type="string" office:string-value="" calcext:value-type="error">
            <text:p>#VALUE!</text:p>
          </table:table-cell>
          <table:table-cell table:style-name="ce6" table:formula="of:=MOD([.X270]^3+a*[.X270]+b;prime)" office:value-type="string" office:string-value="" calcext:value-type="error">
            <text:p>#VALUE!</text:p>
          </table:table-cell>
          <table:table-cell table:style-name="ce9" table:formula="of:=MOD([.Y270]*[.Y270];prime)" office:value-type="string" office:string-value="" calcext:value-type="error">
            <text:p>#VALUE!</text:p>
          </table:table-cell>
          <table:table-cell table:style-name="ce6" table:formula="of:=([.$Y$1]-[.Y270])" office:value-type="string" office:string-value="" calcext:value-type="error">
            <text:p>#VALUE!</text:p>
          </table:table-cell>
          <table:table-cell table:style-name="ce14" table:formula="of:=([.$X$1]-[.X270])" office:value-type="string" office:string-value="" calcext:value-type="error">
            <text:p>#VALUE!</text:p>
          </table:table-cell>
          <table:table-cell table:style-name="ce14" table:formula="of:=MOD_INV([.AC270];prime)" office:value-type="string" office:string-value="" calcext:value-type="error">
            <text:p>#VALUE!</text:p>
          </table:table-cell>
          <table:table-cell table:style-name="ce9" table:formula="of:=MOD([.AB270]*[.AD27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1" calcext:value-type="float">
            <text:p>271</text:p>
          </table:table-cell>
          <table:table-cell table:number-columns-repeated="12"/>
          <table:table-cell table:style-name="ce6" table:formula="of:=MOD([.AE270]*[.AE270]-[.X270]-[.$X$1];prime)" office:value-type="string" office:string-value="" calcext:value-type="error">
            <text:p>#VALUE!</text:p>
          </table:table-cell>
          <table:table-cell table:style-name="ce9" table:formula="of:=MOD([.AE270]*([.$X$1]-[.X271])-[.$Y$1];prime)" office:value-type="string" office:string-value="" calcext:value-type="error">
            <text:p>#VALUE!</text:p>
          </table:table-cell>
          <table:table-cell table:style-name="ce6" table:formula="of:=MOD([.X271]^3+a*[.X271]+b;prime)" office:value-type="string" office:string-value="" calcext:value-type="error">
            <text:p>#VALUE!</text:p>
          </table:table-cell>
          <table:table-cell table:style-name="ce9" table:formula="of:=MOD([.Y271]*[.Y271];prime)" office:value-type="string" office:string-value="" calcext:value-type="error">
            <text:p>#VALUE!</text:p>
          </table:table-cell>
          <table:table-cell table:style-name="ce6" table:formula="of:=([.$Y$1]-[.Y271])" office:value-type="string" office:string-value="" calcext:value-type="error">
            <text:p>#VALUE!</text:p>
          </table:table-cell>
          <table:table-cell table:style-name="ce14" table:formula="of:=([.$X$1]-[.X271])" office:value-type="string" office:string-value="" calcext:value-type="error">
            <text:p>#VALUE!</text:p>
          </table:table-cell>
          <table:table-cell table:style-name="ce14" table:formula="of:=MOD_INV([.AC271];prime)" office:value-type="string" office:string-value="" calcext:value-type="error">
            <text:p>#VALUE!</text:p>
          </table:table-cell>
          <table:table-cell table:style-name="ce9" table:formula="of:=MOD([.AB271]*[.AD27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2" calcext:value-type="float">
            <text:p>272</text:p>
          </table:table-cell>
          <table:table-cell table:number-columns-repeated="12"/>
          <table:table-cell table:style-name="ce6" table:formula="of:=MOD([.AE271]*[.AE271]-[.X271]-[.$X$1];prime)" office:value-type="string" office:string-value="" calcext:value-type="error">
            <text:p>#VALUE!</text:p>
          </table:table-cell>
          <table:table-cell table:style-name="ce9" table:formula="of:=MOD([.AE271]*([.$X$1]-[.X272])-[.$Y$1];prime)" office:value-type="string" office:string-value="" calcext:value-type="error">
            <text:p>#VALUE!</text:p>
          </table:table-cell>
          <table:table-cell table:style-name="ce6" table:formula="of:=MOD([.X272]^3+a*[.X272]+b;prime)" office:value-type="string" office:string-value="" calcext:value-type="error">
            <text:p>#VALUE!</text:p>
          </table:table-cell>
          <table:table-cell table:style-name="ce9" table:formula="of:=MOD([.Y272]*[.Y272];prime)" office:value-type="string" office:string-value="" calcext:value-type="error">
            <text:p>#VALUE!</text:p>
          </table:table-cell>
          <table:table-cell table:style-name="ce6" table:formula="of:=([.$Y$1]-[.Y272])" office:value-type="string" office:string-value="" calcext:value-type="error">
            <text:p>#VALUE!</text:p>
          </table:table-cell>
          <table:table-cell table:style-name="ce14" table:formula="of:=([.$X$1]-[.X272])" office:value-type="string" office:string-value="" calcext:value-type="error">
            <text:p>#VALUE!</text:p>
          </table:table-cell>
          <table:table-cell table:style-name="ce14" table:formula="of:=MOD_INV([.AC272];prime)" office:value-type="string" office:string-value="" calcext:value-type="error">
            <text:p>#VALUE!</text:p>
          </table:table-cell>
          <table:table-cell table:style-name="ce9" table:formula="of:=MOD([.AB272]*[.AD27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3" calcext:value-type="float">
            <text:p>273</text:p>
          </table:table-cell>
          <table:table-cell table:number-columns-repeated="12"/>
          <table:table-cell table:style-name="ce6" table:formula="of:=MOD([.AE272]*[.AE272]-[.X272]-[.$X$1];prime)" office:value-type="string" office:string-value="" calcext:value-type="error">
            <text:p>#VALUE!</text:p>
          </table:table-cell>
          <table:table-cell table:style-name="ce9" table:formula="of:=MOD([.AE272]*([.$X$1]-[.X273])-[.$Y$1];prime)" office:value-type="string" office:string-value="" calcext:value-type="error">
            <text:p>#VALUE!</text:p>
          </table:table-cell>
          <table:table-cell table:style-name="ce6" table:formula="of:=MOD([.X273]^3+a*[.X273]+b;prime)" office:value-type="string" office:string-value="" calcext:value-type="error">
            <text:p>#VALUE!</text:p>
          </table:table-cell>
          <table:table-cell table:style-name="ce9" table:formula="of:=MOD([.Y273]*[.Y273];prime)" office:value-type="string" office:string-value="" calcext:value-type="error">
            <text:p>#VALUE!</text:p>
          </table:table-cell>
          <table:table-cell table:style-name="ce6" table:formula="of:=([.$Y$1]-[.Y273])" office:value-type="string" office:string-value="" calcext:value-type="error">
            <text:p>#VALUE!</text:p>
          </table:table-cell>
          <table:table-cell table:style-name="ce14" table:formula="of:=([.$X$1]-[.X273])" office:value-type="string" office:string-value="" calcext:value-type="error">
            <text:p>#VALUE!</text:p>
          </table:table-cell>
          <table:table-cell table:style-name="ce14" table:formula="of:=MOD_INV([.AC273];prime)" office:value-type="string" office:string-value="" calcext:value-type="error">
            <text:p>#VALUE!</text:p>
          </table:table-cell>
          <table:table-cell table:style-name="ce9" table:formula="of:=MOD([.AB273]*[.AD27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4" calcext:value-type="float">
            <text:p>274</text:p>
          </table:table-cell>
          <table:table-cell table:number-columns-repeated="12"/>
          <table:table-cell table:style-name="ce6" table:formula="of:=MOD([.AE273]*[.AE273]-[.X273]-[.$X$1];prime)" office:value-type="string" office:string-value="" calcext:value-type="error">
            <text:p>#VALUE!</text:p>
          </table:table-cell>
          <table:table-cell table:style-name="ce9" table:formula="of:=MOD([.AE273]*([.$X$1]-[.X274])-[.$Y$1];prime)" office:value-type="string" office:string-value="" calcext:value-type="error">
            <text:p>#VALUE!</text:p>
          </table:table-cell>
          <table:table-cell table:style-name="ce6" table:formula="of:=MOD([.X274]^3+a*[.X274]+b;prime)" office:value-type="string" office:string-value="" calcext:value-type="error">
            <text:p>#VALUE!</text:p>
          </table:table-cell>
          <table:table-cell table:style-name="ce9" table:formula="of:=MOD([.Y274]*[.Y274];prime)" office:value-type="string" office:string-value="" calcext:value-type="error">
            <text:p>#VALUE!</text:p>
          </table:table-cell>
          <table:table-cell table:style-name="ce6" table:formula="of:=([.$Y$1]-[.Y274])" office:value-type="string" office:string-value="" calcext:value-type="error">
            <text:p>#VALUE!</text:p>
          </table:table-cell>
          <table:table-cell table:style-name="ce14" table:formula="of:=([.$X$1]-[.X274])" office:value-type="string" office:string-value="" calcext:value-type="error">
            <text:p>#VALUE!</text:p>
          </table:table-cell>
          <table:table-cell table:style-name="ce14" table:formula="of:=MOD_INV([.AC274];prime)" office:value-type="string" office:string-value="" calcext:value-type="error">
            <text:p>#VALUE!</text:p>
          </table:table-cell>
          <table:table-cell table:style-name="ce9" table:formula="of:=MOD([.AB274]*[.AD27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5" calcext:value-type="float">
            <text:p>275</text:p>
          </table:table-cell>
          <table:table-cell table:number-columns-repeated="12"/>
          <table:table-cell table:style-name="ce6" table:formula="of:=MOD([.AE274]*[.AE274]-[.X274]-[.$X$1];prime)" office:value-type="string" office:string-value="" calcext:value-type="error">
            <text:p>#VALUE!</text:p>
          </table:table-cell>
          <table:table-cell table:style-name="ce9" table:formula="of:=MOD([.AE274]*([.$X$1]-[.X275])-[.$Y$1];prime)" office:value-type="string" office:string-value="" calcext:value-type="error">
            <text:p>#VALUE!</text:p>
          </table:table-cell>
          <table:table-cell table:style-name="ce6" table:formula="of:=MOD([.X275]^3+a*[.X275]+b;prime)" office:value-type="string" office:string-value="" calcext:value-type="error">
            <text:p>#VALUE!</text:p>
          </table:table-cell>
          <table:table-cell table:style-name="ce9" table:formula="of:=MOD([.Y275]*[.Y275];prime)" office:value-type="string" office:string-value="" calcext:value-type="error">
            <text:p>#VALUE!</text:p>
          </table:table-cell>
          <table:table-cell table:style-name="ce6" table:formula="of:=([.$Y$1]-[.Y275])" office:value-type="string" office:string-value="" calcext:value-type="error">
            <text:p>#VALUE!</text:p>
          </table:table-cell>
          <table:table-cell table:style-name="ce14" table:formula="of:=([.$X$1]-[.X275])" office:value-type="string" office:string-value="" calcext:value-type="error">
            <text:p>#VALUE!</text:p>
          </table:table-cell>
          <table:table-cell table:style-name="ce14" table:formula="of:=MOD_INV([.AC275];prime)" office:value-type="string" office:string-value="" calcext:value-type="error">
            <text:p>#VALUE!</text:p>
          </table:table-cell>
          <table:table-cell table:style-name="ce9" table:formula="of:=MOD([.AB275]*[.AD27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12"/>
          <table:table-cell table:style-name="ce6" table:formula="of:=MOD([.AE275]*[.AE275]-[.X275]-[.$X$1];prime)" office:value-type="string" office:string-value="" calcext:value-type="error">
            <text:p>#VALUE!</text:p>
          </table:table-cell>
          <table:table-cell table:style-name="ce9" table:formula="of:=MOD([.AE275]*([.$X$1]-[.X276])-[.$Y$1];prime)" office:value-type="string" office:string-value="" calcext:value-type="error">
            <text:p>#VALUE!</text:p>
          </table:table-cell>
          <table:table-cell table:style-name="ce6" table:formula="of:=MOD([.X276]^3+a*[.X276]+b;prime)" office:value-type="string" office:string-value="" calcext:value-type="error">
            <text:p>#VALUE!</text:p>
          </table:table-cell>
          <table:table-cell table:style-name="ce9" table:formula="of:=MOD([.Y276]*[.Y276];prime)" office:value-type="string" office:string-value="" calcext:value-type="error">
            <text:p>#VALUE!</text:p>
          </table:table-cell>
          <table:table-cell table:style-name="ce6" table:formula="of:=([.$Y$1]-[.Y276])" office:value-type="string" office:string-value="" calcext:value-type="error">
            <text:p>#VALUE!</text:p>
          </table:table-cell>
          <table:table-cell table:style-name="ce14" table:formula="of:=([.$X$1]-[.X276])" office:value-type="string" office:string-value="" calcext:value-type="error">
            <text:p>#VALUE!</text:p>
          </table:table-cell>
          <table:table-cell table:style-name="ce14" table:formula="of:=MOD_INV([.AC276];prime)" office:value-type="string" office:string-value="" calcext:value-type="error">
            <text:p>#VALUE!</text:p>
          </table:table-cell>
          <table:table-cell table:style-name="ce9" table:formula="of:=MOD([.AB276]*[.AD27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7" calcext:value-type="float">
            <text:p>277</text:p>
          </table:table-cell>
          <table:table-cell table:number-columns-repeated="12"/>
          <table:table-cell table:style-name="ce6" table:formula="of:=MOD([.AE276]*[.AE276]-[.X276]-[.$X$1];prime)" office:value-type="string" office:string-value="" calcext:value-type="error">
            <text:p>#VALUE!</text:p>
          </table:table-cell>
          <table:table-cell table:style-name="ce9" table:formula="of:=MOD([.AE276]*([.$X$1]-[.X277])-[.$Y$1];prime)" office:value-type="string" office:string-value="" calcext:value-type="error">
            <text:p>#VALUE!</text:p>
          </table:table-cell>
          <table:table-cell table:style-name="ce6" table:formula="of:=MOD([.X277]^3+a*[.X277]+b;prime)" office:value-type="string" office:string-value="" calcext:value-type="error">
            <text:p>#VALUE!</text:p>
          </table:table-cell>
          <table:table-cell table:style-name="ce9" table:formula="of:=MOD([.Y277]*[.Y277];prime)" office:value-type="string" office:string-value="" calcext:value-type="error">
            <text:p>#VALUE!</text:p>
          </table:table-cell>
          <table:table-cell table:style-name="ce6" table:formula="of:=([.$Y$1]-[.Y277])" office:value-type="string" office:string-value="" calcext:value-type="error">
            <text:p>#VALUE!</text:p>
          </table:table-cell>
          <table:table-cell table:style-name="ce14" table:formula="of:=([.$X$1]-[.X277])" office:value-type="string" office:string-value="" calcext:value-type="error">
            <text:p>#VALUE!</text:p>
          </table:table-cell>
          <table:table-cell table:style-name="ce14" table:formula="of:=MOD_INV([.AC277];prime)" office:value-type="string" office:string-value="" calcext:value-type="error">
            <text:p>#VALUE!</text:p>
          </table:table-cell>
          <table:table-cell table:style-name="ce9" table:formula="of:=MOD([.AB277]*[.AD27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8" calcext:value-type="float">
            <text:p>278</text:p>
          </table:table-cell>
          <table:table-cell table:number-columns-repeated="12"/>
          <table:table-cell table:style-name="ce6" table:formula="of:=MOD([.AE277]*[.AE277]-[.X277]-[.$X$1];prime)" office:value-type="string" office:string-value="" calcext:value-type="error">
            <text:p>#VALUE!</text:p>
          </table:table-cell>
          <table:table-cell table:style-name="ce9" table:formula="of:=MOD([.AE277]*([.$X$1]-[.X278])-[.$Y$1];prime)" office:value-type="string" office:string-value="" calcext:value-type="error">
            <text:p>#VALUE!</text:p>
          </table:table-cell>
          <table:table-cell table:style-name="ce6" table:formula="of:=MOD([.X278]^3+a*[.X278]+b;prime)" office:value-type="string" office:string-value="" calcext:value-type="error">
            <text:p>#VALUE!</text:p>
          </table:table-cell>
          <table:table-cell table:style-name="ce9" table:formula="of:=MOD([.Y278]*[.Y278];prime)" office:value-type="string" office:string-value="" calcext:value-type="error">
            <text:p>#VALUE!</text:p>
          </table:table-cell>
          <table:table-cell table:style-name="ce6" table:formula="of:=([.$Y$1]-[.Y278])" office:value-type="string" office:string-value="" calcext:value-type="error">
            <text:p>#VALUE!</text:p>
          </table:table-cell>
          <table:table-cell table:style-name="ce14" table:formula="of:=([.$X$1]-[.X278])" office:value-type="string" office:string-value="" calcext:value-type="error">
            <text:p>#VALUE!</text:p>
          </table:table-cell>
          <table:table-cell table:style-name="ce14" table:formula="of:=MOD_INV([.AC278];prime)" office:value-type="string" office:string-value="" calcext:value-type="error">
            <text:p>#VALUE!</text:p>
          </table:table-cell>
          <table:table-cell table:style-name="ce9" table:formula="of:=MOD([.AB278]*[.AD27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9" calcext:value-type="float">
            <text:p>279</text:p>
          </table:table-cell>
          <table:table-cell table:number-columns-repeated="12"/>
          <table:table-cell table:style-name="ce6" table:formula="of:=MOD([.AE278]*[.AE278]-[.X278]-[.$X$1];prime)" office:value-type="string" office:string-value="" calcext:value-type="error">
            <text:p>#VALUE!</text:p>
          </table:table-cell>
          <table:table-cell table:style-name="ce9" table:formula="of:=MOD([.AE278]*([.$X$1]-[.X279])-[.$Y$1];prime)" office:value-type="string" office:string-value="" calcext:value-type="error">
            <text:p>#VALUE!</text:p>
          </table:table-cell>
          <table:table-cell table:style-name="ce6" table:formula="of:=MOD([.X279]^3+a*[.X279]+b;prime)" office:value-type="string" office:string-value="" calcext:value-type="error">
            <text:p>#VALUE!</text:p>
          </table:table-cell>
          <table:table-cell table:style-name="ce9" table:formula="of:=MOD([.Y279]*[.Y279];prime)" office:value-type="string" office:string-value="" calcext:value-type="error">
            <text:p>#VALUE!</text:p>
          </table:table-cell>
          <table:table-cell table:style-name="ce6" table:formula="of:=([.$Y$1]-[.Y279])" office:value-type="string" office:string-value="" calcext:value-type="error">
            <text:p>#VALUE!</text:p>
          </table:table-cell>
          <table:table-cell table:style-name="ce14" table:formula="of:=([.$X$1]-[.X279])" office:value-type="string" office:string-value="" calcext:value-type="error">
            <text:p>#VALUE!</text:p>
          </table:table-cell>
          <table:table-cell table:style-name="ce14" table:formula="of:=MOD_INV([.AC279];prime)" office:value-type="string" office:string-value="" calcext:value-type="error">
            <text:p>#VALUE!</text:p>
          </table:table-cell>
          <table:table-cell table:style-name="ce9" table:formula="of:=MOD([.AB279]*[.AD27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0" calcext:value-type="float">
            <text:p>280</text:p>
          </table:table-cell>
          <table:table-cell table:number-columns-repeated="12"/>
          <table:table-cell table:style-name="ce6" table:formula="of:=MOD([.AE279]*[.AE279]-[.X279]-[.$X$1];prime)" office:value-type="string" office:string-value="" calcext:value-type="error">
            <text:p>#VALUE!</text:p>
          </table:table-cell>
          <table:table-cell table:style-name="ce9" table:formula="of:=MOD([.AE279]*([.$X$1]-[.X280])-[.$Y$1];prime)" office:value-type="string" office:string-value="" calcext:value-type="error">
            <text:p>#VALUE!</text:p>
          </table:table-cell>
          <table:table-cell table:style-name="ce6" table:formula="of:=MOD([.X280]^3+a*[.X280]+b;prime)" office:value-type="string" office:string-value="" calcext:value-type="error">
            <text:p>#VALUE!</text:p>
          </table:table-cell>
          <table:table-cell table:style-name="ce9" table:formula="of:=MOD([.Y280]*[.Y280];prime)" office:value-type="string" office:string-value="" calcext:value-type="error">
            <text:p>#VALUE!</text:p>
          </table:table-cell>
          <table:table-cell table:style-name="ce6" table:formula="of:=([.$Y$1]-[.Y280])" office:value-type="string" office:string-value="" calcext:value-type="error">
            <text:p>#VALUE!</text:p>
          </table:table-cell>
          <table:table-cell table:style-name="ce14" table:formula="of:=([.$X$1]-[.X280])" office:value-type="string" office:string-value="" calcext:value-type="error">
            <text:p>#VALUE!</text:p>
          </table:table-cell>
          <table:table-cell table:style-name="ce14" table:formula="of:=MOD_INV([.AC280];prime)" office:value-type="string" office:string-value="" calcext:value-type="error">
            <text:p>#VALUE!</text:p>
          </table:table-cell>
          <table:table-cell table:style-name="ce9" table:formula="of:=MOD([.AB280]*[.AD28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 table:number-rows-repeated="31">
          <table:table-cell table:number-columns-repeated="23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14" table:number-columns-repeated="2"/>
          <table:table-cell table:style-name="ce9"/>
          <table:table-cell table:number-columns-repeated="993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45:10.00823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2:45:53.664507336</dc:date>
    <meta:generator>LibreOffice/6.0.7.3$Linux_X86_64 LibreOffice_project/00m0$Build-3</meta:generator>
    <meta:editing-duration>PT1H16M37S</meta:editing-duration>
    <meta:editing-cycles>9</meta:editing-cycles>
    <meta:document-statistic meta:table-count="2" meta:cell-count="4356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8cm" svg:height="7.373cm" xlink:href=".." xlink:type="simple" chart:class="chart:scatter" chart:style-name="ch1">
        <chart:plot-area chart:style-name="ch2" table:cell-range-address="EC.A7:EC.C156" svg:x="0.317cm" svg:y="0.147cm" svg:width="15.244cm" svg:height="7.079cm">
          <chartooo:coordinate-region svg:x="0.489cm" svg:y="0.346cm" svg:width="14.964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156" chart:class="chart:scatter">
            <chart:domain table:cell-range-address="EC.A7:EC.A156"/>
            <chart:data-point chart:repeated="150"/>
          </chart:series>
          <chart:series chart:style-name="ch6" chart:values-cell-range-address="EC.C7:EC.C156" chart:class="chart:scatter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4387">
                <text:p>-3.184387</text:p>
                <draw:g>
                  <svg:desc>EC.A7:EC.A156</svg:desc>
                </draw:g>
              </table:table-cell>
              <table:table-cell office:value-type="float" office:value="0.00200362984354526">
                <text:p>0.00200362984354526</text:p>
                <draw:g>
                  <svg:desc>EC.B7:EC.B156</svg:desc>
                </draw:g>
              </table:table-cell>
              <table:table-cell office:value-type="float" office:value="-0.00200362984354526">
                <text:p>-0.00200362984354526</text:p>
                <draw:g>
                  <svg:desc>EC.C7:EC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134387">
                <text:p>-3.134387</text:p>
              </table:table-cell>
              <table:table-cell office:value-type="float" office:value="1.07111819931224">
                <text:p>1.07111819931224</text:p>
              </table:table-cell>
              <table:table-cell office:value-type="float" office:value="-1.07111819931224">
                <text:p>-1.07111819931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84387">
                <text:p>-3.084387</text:p>
              </table:table-cell>
              <table:table-cell office:value-type="float" office:value="1.49918930567932">
                <text:p>1.49918930567932</text:p>
              </table:table-cell>
              <table:table-cell office:value-type="float" office:value="-1.49918930567932">
                <text:p>-1.49918930567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034387">
                <text:p>-3.034387</text:p>
              </table:table-cell>
              <table:table-cell office:value-type="float" office:value="1.81702425592742">
                <text:p>1.81702425592742</text:p>
              </table:table-cell>
              <table:table-cell office:value-type="float" office:value="-1.81702425592742">
                <text:p>-1.8170242559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84387">
                <text:p>-2.984387</text:p>
              </table:table-cell>
              <table:table-cell office:value-type="float" office:value="2.07607078732733">
                <text:p>2.07607078732733</text:p>
              </table:table-cell>
              <table:table-cell office:value-type="float" office:value="-2.07607078732733">
                <text:p>-2.07607078732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934387">
                <text:p>-2.934387</text:p>
              </table:table-cell>
              <table:table-cell office:value-type="float" office:value="2.29647488041112">
                <text:p>2.29647488041112</text:p>
              </table:table-cell>
              <table:table-cell office:value-type="float" office:value="-2.29647488041112">
                <text:p>-2.29647488041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4387">
                <text:p>-2.884387</text:p>
              </table:table-cell>
              <table:table-cell office:value-type="float" office:value="2.4886759599684">
                <text:p>2.4886759599684</text:p>
              </table:table-cell>
              <table:table-cell office:value-type="float" office:value="-2.4886759599684">
                <text:p>-2.4886759599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34387">
                <text:p>-2.834387</text:p>
              </table:table-cell>
              <table:table-cell office:value-type="float" office:value="2.65893839456464">
                <text:p>2.65893839456464</text:p>
              </table:table-cell>
              <table:table-cell office:value-type="float" office:value="-2.65893839456464">
                <text:p>-2.65893839456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784387">
                <text:p>-2.784387</text:p>
              </table:table-cell>
              <table:table-cell office:value-type="float" office:value="2.81138452251828">
                <text:p>2.81138452251828</text:p>
              </table:table-cell>
              <table:table-cell office:value-type="float" office:value="-2.81138452251828">
                <text:p>-2.8113845225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34387">
                <text:p>-2.734387</text:p>
              </table:table-cell>
              <table:table-cell office:value-type="float" office:value="2.9489060133922">
                <text:p>2.9489060133922</text:p>
              </table:table-cell>
              <table:table-cell office:value-type="float" office:value="-2.9489060133922">
                <text:p>-2.9489060133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84387">
                <text:p>-2.684387</text:p>
              </table:table-cell>
              <table:table-cell office:value-type="float" office:value="3.07362889971871">
                <text:p>3.07362889971871</text:p>
              </table:table-cell>
              <table:table-cell office:value-type="float" office:value="-3.07362889971871">
                <text:p>-3.0736288997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634387">
                <text:p>-2.634387</text:p>
              </table:table-cell>
              <table:table-cell office:value-type="float" office:value="3.18717378653116">
                <text:p>3.18717378653116</text:p>
              </table:table-cell>
              <table:table-cell office:value-type="float" office:value="-3.18717378653116">
                <text:p>-3.18717378653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584387">
                <text:p>-2.584387</text:p>
              </table:table-cell>
              <table:table-cell office:value-type="float" office:value="3.29081191697683">
                <text:p>3.29081191697683</text:p>
              </table:table-cell>
              <table:table-cell office:value-type="float" office:value="-3.29081191697683">
                <text:p>-3.29081191697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534387">
                <text:p>-2.534387</text:p>
              </table:table-cell>
              <table:table-cell office:value-type="float" office:value="3.38556399958442">
                <text:p>3.38556399958442</text:p>
              </table:table-cell>
              <table:table-cell office:value-type="float" office:value="-3.38556399958442">
                <text:p>-3.3855639995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84387">
                <text:p>-2.484387</text:p>
              </table:table-cell>
              <table:table-cell office:value-type="float" office:value="3.47226558786154">
                <text:p>3.47226558786154</text:p>
              </table:table-cell>
              <table:table-cell office:value-type="float" office:value="-3.47226558786154">
                <text:p>-3.47226558786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434387">
                <text:p>-2.434387</text:p>
              </table:table-cell>
              <table:table-cell office:value-type="float" office:value="3.55161191925762">
                <text:p>3.55161191925762</text:p>
              </table:table-cell>
              <table:table-cell office:value-type="float" office:value="-3.55161191925762">
                <text:p>-3.55161191925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384387">
                <text:p>-2.384387</text:p>
              </table:table-cell>
              <table:table-cell office:value-type="float" office:value="3.62418961043405">
                <text:p>3.62418961043405</text:p>
              </table:table-cell>
              <table:table-cell office:value-type="float" office:value="-3.62418961043405">
                <text:p>-3.6241896104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34387">
                <text:p>-2.334387</text:p>
              </table:table-cell>
              <table:table-cell office:value-type="float" office:value="3.69049964567719">
                <text:p>3.69049964567719</text:p>
              </table:table-cell>
              <table:table-cell office:value-type="float" office:value="-3.69049964567719">
                <text:p>-3.69049964567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84387">
                <text:p>-2.284387</text:p>
              </table:table-cell>
              <table:table-cell office:value-type="float" office:value="3.75097442434747">
                <text:p>3.75097442434747</text:p>
              </table:table-cell>
              <table:table-cell office:value-type="float" office:value="-3.75097442434747">
                <text:p>-3.75097442434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34387">
                <text:p>-2.234387</text:p>
              </table:table-cell>
              <table:table-cell office:value-type="float" office:value="3.80599064955159">
                <text:p>3.80599064955159</text:p>
              </table:table-cell>
              <table:table-cell office:value-type="float" office:value="-3.80599064955159">
                <text:p>-3.80599064955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184387">
                <text:p>-2.184387</text:p>
              </table:table-cell>
              <table:table-cell office:value-type="float" office:value="3.85587923978948">
                <text:p>3.85587923978948</text:p>
              </table:table-cell>
              <table:table-cell office:value-type="float" office:value="-3.85587923978948">
                <text:p>-3.85587923978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34387">
                <text:p>-2.134387</text:p>
              </table:table-cell>
              <table:table-cell office:value-type="float" office:value="3.900933067127">
                <text:p>3.900933067127</text:p>
              </table:table-cell>
              <table:table-cell office:value-type="float" office:value="-3.900933067127">
                <text:p>-3.900933067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084387">
                <text:p>-2.084387</text:p>
              </table:table-cell>
              <table:table-cell office:value-type="float" office:value="3.94141308055502">
                <text:p>3.94141308055502</text:p>
              </table:table-cell>
              <table:table-cell office:value-type="float" office:value="-3.94141308055502">
                <text:p>-3.94141308055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034387">
                <text:p>-2.034387</text:p>
              </table:table-cell>
              <table:table-cell office:value-type="float" office:value="3.9775532106982">
                <text:p>3.9775532106982</text:p>
              </table:table-cell>
              <table:table-cell office:value-type="float" office:value="-3.9775532106982">
                <text:p>-3.9775532106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984387">
                <text:p>-1.984387</text:p>
              </table:table-cell>
              <table:table-cell office:value-type="float" office:value="4.00956434183328">
                <text:p>4.00956434183328</text:p>
              </table:table-cell>
              <table:table-cell office:value-type="float" office:value="-4.00956434183328">
                <text:p>-4.00956434183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934387">
                <text:p>-1.934387</text:p>
              </table:table-cell>
              <table:table-cell office:value-type="float" office:value="4.03763756095892">
                <text:p>4.03763756095892</text:p>
              </table:table-cell>
              <table:table-cell office:value-type="float" office:value="-4.03763756095892">
                <text:p>-4.03763756095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84387">
                <text:p>-1.884387</text:p>
              </table:table-cell>
              <table:table-cell office:value-type="float" office:value="4.06194684000562">
                <text:p>4.06194684000562</text:p>
              </table:table-cell>
              <table:table-cell office:value-type="float" office:value="-4.06194684000562">
                <text:p>-4.06194684000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34387">
                <text:p>-1.834387</text:p>
              </table:table-cell>
              <table:table-cell office:value-type="float" office:value="4.08265126889341">
                <text:p>4.08265126889341</text:p>
              </table:table-cell>
              <table:table-cell office:value-type="float" office:value="-4.08265126889341">
                <text:p>-4.08265126889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84387">
                <text:p>-1.784387</text:p>
              </table:table-cell>
              <table:table-cell office:value-type="float" office:value="4.09989692928522">
                <text:p>4.09989692928522</text:p>
              </table:table-cell>
              <table:table-cell office:value-type="float" office:value="-4.09989692928522">
                <text:p>-4.09989692928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34387">
                <text:p>-1.734387</text:p>
              </table:table-cell>
              <table:table-cell office:value-type="float" office:value="4.11381847838814">
                <text:p>4.11381847838814</text:p>
              </table:table-cell>
              <table:table-cell office:value-type="float" office:value="-4.11381847838814">
                <text:p>-4.11381847838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84387">
                <text:p>-1.684387</text:p>
              </table:table-cell>
              <table:table-cell office:value-type="float" office:value="4.1245404968909">
                <text:p>4.1245404968909</text:p>
              </table:table-cell>
              <table:table-cell office:value-type="float" office:value="-4.1245404968909">
                <text:p>-4.1245404968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634387">
                <text:p>-1.634387</text:p>
              </table:table-cell>
              <table:table-cell office:value-type="float" office:value="4.13217864362837">
                <text:p>4.13217864362837</text:p>
              </table:table-cell>
              <table:table-cell office:value-type="float" office:value="-4.13217864362837">
                <text:p>-4.13217864362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84387">
                <text:p>-1.584387</text:p>
              </table:table-cell>
              <table:table-cell office:value-type="float" office:value="4.13684065081358">
                <text:p>4.13684065081358</text:p>
              </table:table-cell>
              <table:table-cell office:value-type="float" office:value="-4.13684065081358">
                <text:p>-4.13684065081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34387">
                <text:p>-1.534387</text:p>
              </table:table-cell>
              <table:table-cell office:value-type="float" office:value="4.13862718695331">
                <text:p>4.13862718695331</text:p>
              </table:table-cell>
              <table:table-cell office:value-type="float" office:value="-4.13862718695331">
                <text:p>-4.13862718695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484387">
                <text:p>-1.484387</text:p>
              </table:table-cell>
              <table:table-cell office:value-type="float" office:value="4.13763260934975">
                <text:p>4.13763260934975</text:p>
              </table:table-cell>
              <table:table-cell office:value-type="float" office:value="-4.13763260934975">
                <text:p>-4.13763260934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34387">
                <text:p>-1.434387</text:p>
              </table:table-cell>
              <table:table-cell office:value-type="float" office:value="4.13394562401585">
                <text:p>4.13394562401585</text:p>
              </table:table-cell>
              <table:table-cell office:value-type="float" office:value="-4.13394562401585">
                <text:p>-4.13394562401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384387">
                <text:p>-1.384387</text:p>
              </table:table-cell>
              <table:table-cell office:value-type="float" office:value="4.12764986762264">
                <text:p>4.12764986762264</text:p>
              </table:table-cell>
              <table:table-cell office:value-type="float" office:value="-4.12764986762264">
                <text:p>-4.12764986762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34387">
                <text:p>-1.334387</text:p>
              </table:table-cell>
              <table:table-cell office:value-type="float" office:value="4.11882442355225">
                <text:p>4.11882442355225</text:p>
              </table:table-cell>
              <table:table-cell office:value-type="float" office:value="-4.11882442355225">
                <text:p>-4.1188244235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84387">
                <text:p>-1.284387</text:p>
              </table:table-cell>
              <table:table-cell office:value-type="float" office:value="4.10754428210042">
                <text:p>4.10754428210042</text:p>
              </table:table-cell>
              <table:table-cell office:value-type="float" office:value="-4.10754428210042">
                <text:p>-4.10754428210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34387">
                <text:p>-1.234387</text:p>
              </table:table-cell>
              <table:table-cell office:value-type="float" office:value="4.09388075324395">
                <text:p>4.09388075324395</text:p>
              </table:table-cell>
              <table:table-cell office:value-type="float" office:value="-4.09388075324395">
                <text:p>-4.09388075324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84387">
                <text:p>-1.184387</text:p>
              </table:table-cell>
              <table:table-cell office:value-type="float" office:value="4.07790183907688">
                <text:p>4.07790183907688</text:p>
              </table:table-cell>
              <table:table-cell office:value-type="float" office:value="-4.07790183907688">
                <text:p>-4.07790183907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34387">
                <text:p>-1.134387</text:p>
              </table:table-cell>
              <table:table-cell office:value-type="float" office:value="4.05967257195847">
                <text:p>4.05967257195847</text:p>
              </table:table-cell>
              <table:table-cell office:value-type="float" office:value="-4.05967257195847">
                <text:p>-4.05967257195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84387">
                <text:p>-1.084387</text:p>
              </table:table-cell>
              <table:table-cell office:value-type="float" office:value="4.03925532355622">
                <text:p>4.03925532355622</text:p>
              </table:table-cell>
              <table:table-cell office:value-type="float" office:value="-4.03925532355622">
                <text:p>-4.03925532355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34387">
                <text:p>-1.034387</text:p>
              </table:table-cell>
              <table:table-cell office:value-type="float" office:value="4.0167100892699">
                <text:p>4.0167100892699</text:p>
              </table:table-cell>
              <table:table-cell office:value-type="float" office:value="-4.0167100892699">
                <text:p>-4.0167100892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84387000000003">
                <text:p>-0.984387000000003</text:p>
              </table:table-cell>
              <table:table-cell office:value-type="float" office:value="3.99209475195767">
                <text:p>3.99209475195767</text:p>
              </table:table-cell>
              <table:table-cell office:value-type="float" office:value="-3.99209475195767">
                <text:p>-3.99209475195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34387000000003">
                <text:p>-0.934387000000003</text:p>
              </table:table-cell>
              <table:table-cell office:value-type="float" office:value="3.9654653284291">
                <text:p>3.9654653284291</text:p>
              </table:table-cell>
              <table:table-cell office:value-type="float" office:value="-3.9654653284291">
                <text:p>-3.9654653284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84387000000003">
                <text:p>-0.884387000000003</text:p>
              </table:table-cell>
              <table:table-cell office:value-type="float" office:value="3.93687620180501">
                <text:p>3.93687620180501</text:p>
              </table:table-cell>
              <table:table-cell office:value-type="float" office:value="-3.93687620180501">
                <text:p>-3.93687620180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34387000000003">
                <text:p>-0.834387000000003</text:p>
              </table:table-cell>
              <table:table-cell office:value-type="float" office:value="3.9063803425555">
                <text:p>3.9063803425555</text:p>
              </table:table-cell>
              <table:table-cell office:value-type="float" office:value="-3.9063803425555">
                <text:p>-3.9063803425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84387000000003">
                <text:p>-0.784387000000003</text:p>
              </table:table-cell>
              <table:table-cell office:value-type="float" office:value="3.8740295208051">
                <text:p>3.8740295208051</text:p>
              </table:table-cell>
              <table:table-cell office:value-type="float" office:value="-3.8740295208051">
                <text:p>-3.8740295208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34387000000003">
                <text:p>-0.734387000000003</text:p>
              </table:table-cell>
              <table:table-cell office:value-type="float" office:value="3.83987451232911">
                <text:p>3.83987451232911</text:p>
              </table:table-cell>
              <table:table-cell office:value-type="float" office:value="-3.83987451232911">
                <text:p>-3.83987451232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4387000000003">
                <text:p>-0.684387000000003</text:p>
              </table:table-cell>
              <table:table-cell office:value-type="float" office:value="3.80396530055153">
                <text:p>3.80396530055153</text:p>
              </table:table-cell>
              <table:table-cell office:value-type="float" office:value="-3.80396530055153">
                <text:p>-3.80396530055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34387000000003">
                <text:p>-0.634387000000003</text:p>
              </table:table-cell>
              <table:table-cell office:value-type="float" office:value="3.76635127678837">
                <text:p>3.76635127678837</text:p>
              </table:table-cell>
              <table:table-cell office:value-type="float" office:value="-3.76635127678837">
                <text:p>-3.76635127678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84387000000003">
                <text:p>-0.584387000000003</text:p>
              </table:table-cell>
              <table:table-cell office:value-type="float" office:value="3.72708144095763">
                <text:p>3.72708144095763</text:p>
              </table:table-cell>
              <table:table-cell office:value-type="float" office:value="-3.72708144095763">
                <text:p>-3.72708144095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34387000000003">
                <text:p>-0.534387000000003</text:p>
              </table:table-cell>
              <table:table-cell office:value-type="float" office:value="3.68620460499633">
                <text:p>3.68620460499633</text:p>
              </table:table-cell>
              <table:table-cell office:value-type="float" office:value="-3.68620460499633">
                <text:p>-3.68620460499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84387000000003">
                <text:p>-0.484387000000003</text:p>
              </table:table-cell>
              <table:table-cell office:value-type="float" office:value="3.64376960128676">
                <text:p>3.64376960128676</text:p>
              </table:table-cell>
              <table:table-cell office:value-type="float" office:value="-3.64376960128676">
                <text:p>-3.64376960128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34387000000003">
                <text:p>-0.434387000000003</text:p>
              </table:table-cell>
              <table:table-cell office:value-type="float" office:value="3.59982549849667">
                <text:p>3.59982549849667</text:p>
              </table:table-cell>
              <table:table-cell office:value-type="float" office:value="-3.59982549849667">
                <text:p>-3.59982549849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84387000000003">
                <text:p>-0.384387000000003</text:p>
              </table:table-cell>
              <table:table-cell office:value-type="float" office:value="3.55442182738518">
                <text:p>3.55442182738518</text:p>
              </table:table-cell>
              <table:table-cell office:value-type="float" office:value="-3.55442182738518">
                <text:p>-3.55442182738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34387000000003">
                <text:p>-0.334387000000003</text:p>
              </table:table-cell>
              <table:table-cell office:value-type="float" office:value="3.50760881931801">
                <text:p>3.50760881931801</text:p>
              </table:table-cell>
              <table:table-cell office:value-type="float" office:value="-3.50760881931801">
                <text:p>-3.50760881931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84387000000003">
                <text:p>-0.284387000000003</text:p>
              </table:table-cell>
              <table:table-cell office:value-type="float" office:value="3.45943766047646">
                <text:p>3.45943766047646</text:p>
              </table:table-cell>
              <table:table-cell office:value-type="float" office:value="-3.45943766047646">
                <text:p>-3.45943766047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34387000000003">
                <text:p>-0.234387000000003</text:p>
              </table:table-cell>
              <table:table-cell office:value-type="float" office:value="3.40996076503649">
                <text:p>3.40996076503649</text:p>
              </table:table-cell>
              <table:table-cell office:value-type="float" office:value="-3.40996076503649">
                <text:p>-3.409960765036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84387000000003">
                <text:p>-0.184387000000003</text:p>
              </table:table-cell>
              <table:table-cell office:value-type="float" office:value="3.35923207094323">
                <text:p>3.35923207094323</text:p>
              </table:table-cell>
              <table:table-cell office:value-type="float" office:value="-3.35923207094323">
                <text:p>-3.35923207094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34387000000003">
                <text:p>-0.134387000000003</text:p>
              </table:table-cell>
              <table:table-cell office:value-type="float" office:value="3.30730736231438">
                <text:p>3.30730736231438</text:p>
              </table:table-cell>
              <table:table-cell office:value-type="float" office:value="-3.30730736231438">
                <text:p>-3.3073073623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43870000000029">
                <text:p>-0.0843870000000029</text:p>
              </table:table-cell>
              <table:table-cell office:value-type="float" office:value="3.25424462297847">
                <text:p>3.25424462297847</text:p>
              </table:table-cell>
              <table:table-cell office:value-type="float" office:value="-3.25424462297847">
                <text:p>-3.25424462297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43870000000029">
                <text:p>-0.0343870000000029</text:p>
              </table:table-cell>
              <table:table-cell office:value-type="float" office:value="3.2001044261945">
                <text:p>3.2001044261945</text:p>
              </table:table-cell>
              <table:table-cell office:value-type="float" office:value="-3.2001044261945">
                <text:p>-3.2001044261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6129999999971">
                <text:p>0.0156129999999971</text:p>
              </table:table-cell>
              <table:table-cell office:value-type="float" office:value="3.1449503662085">
                <text:p>3.1449503662085</text:p>
              </table:table-cell>
              <table:table-cell office:value-type="float" office:value="-3.1449503662085">
                <text:p>-3.1449503662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6129999999971">
                <text:p>0.0656129999999971</text:p>
              </table:table-cell>
              <table:table-cell office:value-type="float" office:value="3.08884953798017">
                <text:p>3.08884953798017</text:p>
              </table:table-cell>
              <table:table-cell office:value-type="float" office:value="-3.08884953798017">
                <text:p>-3.08884953798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5612999999997">
                <text:p>0.115612999999997</text:p>
              </table:table-cell>
              <table:table-cell office:value-type="float" office:value="3.03187307215287">
                <text:p>3.03187307215287</text:p>
              </table:table-cell>
              <table:table-cell office:value-type="float" office:value="-3.03187307215287">
                <text:p>-3.03187307215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612999999997">
                <text:p>0.165612999999997</text:p>
              </table:table-cell>
              <table:table-cell office:value-type="float" office:value="2.97409673312941">
                <text:p>2.97409673312941</text:p>
              </table:table-cell>
              <table:table-cell office:value-type="float" office:value="-2.97409673312941">
                <text:p>-2.9740967331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5612999999997">
                <text:p>0.215612999999997</text:p>
              </table:table-cell>
              <table:table-cell office:value-type="float" office:value="2.9156015889309">
                <text:p>2.9156015889309</text:p>
              </table:table-cell>
              <table:table-cell office:value-type="float" office:value="-2.9156015889309">
                <text:p>-2.9156015889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5612999999997">
                <text:p>0.265612999999997</text:p>
              </table:table-cell>
              <table:table-cell office:value-type="float" office:value="2.85647476231486">
                <text:p>2.85647476231486</text:p>
              </table:table-cell>
              <table:table-cell office:value-type="float" office:value="-2.85647476231486">
                <text:p>-2.856474762314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5612999999997">
                <text:p>0.315612999999997</text:p>
              </table:table-cell>
              <table:table-cell office:value-type="float" office:value="2.79681027334839">
                <text:p>2.79681027334839</text:p>
              </table:table-cell>
              <table:table-cell office:value-type="float" office:value="-2.79681027334839">
                <text:p>-2.79681027334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5612999999997">
                <text:p>0.365612999999997</text:p>
              </table:table-cell>
              <table:table-cell office:value-type="float" office:value="2.73670998417304">
                <text:p>2.73670998417304</text:p>
              </table:table-cell>
              <table:table-cell office:value-type="float" office:value="-2.73670998417304">
                <text:p>-2.73670998417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612999999997">
                <text:p>0.415612999999997</text:p>
              </table:table-cell>
              <table:table-cell office:value-type="float" office:value="2.67628465691484">
                <text:p>2.67628465691484</text:p>
              </table:table-cell>
              <table:table-cell office:value-type="float" office:value="-2.67628465691484">
                <text:p>-2.67628465691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5612999999997">
                <text:p>0.465612999999997</text:p>
              </table:table-cell>
              <table:table-cell office:value-type="float" office:value="2.61565513537299">
                <text:p>2.61565513537299</text:p>
              </table:table-cell>
              <table:table-cell office:value-type="float" office:value="-2.61565513537299">
                <text:p>-2.61565513537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5612999999997">
                <text:p>0.515612999999997</text:p>
              </table:table-cell>
              <table:table-cell office:value-type="float" office:value="2.55495365996498">
                <text:p>2.55495365996498</text:p>
              </table:table-cell>
              <table:table-cell office:value-type="float" office:value="-2.55495365996498">
                <text:p>-2.55495365996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612999999997">
                <text:p>0.565612999999997</text:p>
              </table:table-cell>
              <table:table-cell office:value-type="float" office:value="2.49432532299494">
                <text:p>2.49432532299494</text:p>
              </table:table-cell>
              <table:table-cell office:value-type="float" office:value="-2.49432532299494">
                <text:p>-2.49432532299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5612999999997">
                <text:p>0.615612999999997</text:p>
              </table:table-cell>
              <table:table-cell office:value-type="float" office:value="2.43392966708144">
                <text:p>2.43392966708144</text:p>
              </table:table-cell>
              <table:table-cell office:value-type="float" office:value="-2.43392966708144">
                <text:p>-2.43392966708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5612999999997">
                <text:p>0.665612999999997</text:p>
              </table:table-cell>
              <table:table-cell office:value-type="float" office:value="2.37394242277788">
                <text:p>2.37394242277788</text:p>
              </table:table-cell>
              <table:table-cell office:value-type="float" office:value="-2.37394242277788">
                <text:p>-2.37394242277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15612999999997">
                <text:p>0.715612999999997</text:p>
              </table:table-cell>
              <table:table-cell office:value-type="float" office:value="2.31455737108197">
                <text:p>2.31455737108197</text:p>
              </table:table-cell>
              <table:table-cell office:value-type="float" office:value="-2.31455737108197">
                <text:p>-2.31455737108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5612999999997">
                <text:p>0.765612999999997</text:p>
              </table:table-cell>
              <table:table-cell office:value-type="float" office:value="2.2559883014757">
                <text:p>2.2559883014757</text:p>
              </table:table-cell>
              <table:table-cell office:value-type="float" office:value="-2.2559883014757">
                <text:p>-2.2559883014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5612999999997">
                <text:p>0.815612999999997</text:p>
              </table:table-cell>
              <table:table-cell office:value-type="float" office:value="2.19847101499214">
                <text:p>2.19847101499214</text:p>
              </table:table-cell>
              <table:table-cell office:value-type="float" office:value="-2.19847101499214">
                <text:p>-2.19847101499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5612999999997">
                <text:p>0.865612999999997</text:p>
              </table:table-cell>
              <table:table-cell office:value-type="float" office:value="2.14226529312453">
                <text:p>2.14226529312453</text:p>
              </table:table-cell>
              <table:table-cell office:value-type="float" office:value="-2.14226529312453">
                <text:p>-2.142265293124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15612999999997">
                <text:p>0.915612999999997</text:p>
              </table:table-cell>
              <table:table-cell office:value-type="float" office:value="2.08765671591171">
                <text:p>2.08765671591171</text:p>
              </table:table-cell>
              <table:table-cell office:value-type="float" office:value="-2.08765671591171">
                <text:p>-2.08765671591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5612999999997">
                <text:p>0.965612999999997</text:p>
              </table:table-cell>
              <table:table-cell office:value-type="float" office:value="2.03495816562813">
                <text:p>2.03495816562813</text:p>
              </table:table-cell>
              <table:table-cell office:value-type="float" office:value="-2.03495816562813">
                <text:p>-2.034958165628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5613">
                <text:p>1.015613</text:p>
              </table:table-cell>
              <table:table-cell office:value-type="float" office:value="1.98451079695273">
                <text:p>1.98451079695273</text:p>
              </table:table-cell>
              <table:table-cell office:value-type="float" office:value="-1.98451079695273">
                <text:p>-1.98451079695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5613">
                <text:p>1.065613</text:p>
              </table:table-cell>
              <table:table-cell office:value-type="float" office:value="1.93668419356056">
                <text:p>1.93668419356056</text:p>
              </table:table-cell>
              <table:table-cell office:value-type="float" office:value="-1.93668419356056">
                <text:p>-1.93668419356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15613">
                <text:p>1.115613</text:p>
              </table:table-cell>
              <table:table-cell office:value-type="float" office:value="1.89187537193988">
                <text:p>1.89187537193988</text:p>
              </table:table-cell>
              <table:table-cell office:value-type="float" office:value="-1.89187537193988">
                <text:p>-1.89187537193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65613">
                <text:p>1.165613</text:p>
              </table:table-cell>
              <table:table-cell office:value-type="float" office:value="1.85050624838664">
                <text:p>1.85050624838664</text:p>
              </table:table-cell>
              <table:table-cell office:value-type="float" office:value="-1.85050624838664">
                <text:p>-1.85050624838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15613">
                <text:p>1.215613</text:p>
              </table:table-cell>
              <table:table-cell office:value-type="float" office:value="1.81301917328068">
                <text:p>1.81301917328068</text:p>
              </table:table-cell>
              <table:table-cell office:value-type="float" office:value="-1.81301917328068">
                <text:p>-1.81301917328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65613">
                <text:p>1.265613</text:p>
              </table:table-cell>
              <table:table-cell office:value-type="float" office:value="1.77987018207753">
                <text:p>1.77987018207753</text:p>
              </table:table-cell>
              <table:table-cell office:value-type="float" office:value="-1.77987018207753">
                <text:p>-1.77987018207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15613">
                <text:p>1.315613</text:p>
              </table:table-cell>
              <table:table-cell office:value-type="float" office:value="1.75151974080056">
                <text:p>1.75151974080056</text:p>
              </table:table-cell>
              <table:table-cell office:value-type="float" office:value="-1.75151974080056">
                <text:p>-1.75151974080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65613">
                <text:p>1.365613</text:p>
              </table:table-cell>
              <table:table-cell office:value-type="float" office:value="1.7284209946594">
                <text:p>1.7284209946594</text:p>
              </table:table-cell>
              <table:table-cell office:value-type="float" office:value="-1.7284209946594">
                <text:p>-1.72842099465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15613">
                <text:p>1.415613</text:p>
              </table:table-cell>
              <table:table-cell office:value-type="float" office:value="1.71100586268568">
                <text:p>1.71100586268568</text:p>
              </table:table-cell>
              <table:table-cell office:value-type="float" office:value="-1.71100586268568">
                <text:p>-1.71100586268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5613">
                <text:p>1.465613</text:p>
              </table:table-cell>
              <table:table-cell office:value-type="float" office:value="1.69966972806781">
                <text:p>1.69966972806781</text:p>
              </table:table-cell>
              <table:table-cell office:value-type="float" office:value="-1.69966972806781">
                <text:p>-1.69966972806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15613">
                <text:p>1.515613</text:p>
              </table:table-cell>
              <table:table-cell office:value-type="float" office:value="1.69475588267911">
                <text:p>1.69475588267911</text:p>
              </table:table-cell>
              <table:table-cell office:value-type="float" office:value="-1.69475588267911">
                <text:p>-1.69475588267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65613">
                <text:p>1.565613</text:p>
              </table:table-cell>
              <table:table-cell office:value-type="float" office:value="1.69654119143651">
                <text:p>1.69654119143651</text:p>
              </table:table-cell>
              <table:table-cell office:value-type="float" office:value="-1.69654119143651">
                <text:p>-1.69654119143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15613">
                <text:p>1.615613</text:p>
              </table:table-cell>
              <table:table-cell office:value-type="float" office:value="1.70522453700565">
                <text:p>1.70522453700565</text:p>
              </table:table-cell>
              <table:table-cell office:value-type="float" office:value="-1.70522453700565">
                <text:p>-1.70522453700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65613">
                <text:p>1.665613</text:p>
              </table:table-cell>
              <table:table-cell office:value-type="float" office:value="1.72091941239894">
                <text:p>1.72091941239894</text:p>
              </table:table-cell>
              <table:table-cell office:value-type="float" office:value="-1.72091941239894">
                <text:p>-1.720919412398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15613">
                <text:p>1.715613</text:p>
              </table:table-cell>
              <table:table-cell office:value-type="float" office:value="1.74365154814167">
                <text:p>1.74365154814167</text:p>
              </table:table-cell>
              <table:table-cell office:value-type="float" office:value="-1.74365154814167">
                <text:p>-1.74365154814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65613">
                <text:p>1.765613</text:p>
              </table:table-cell>
              <table:table-cell office:value-type="float" office:value="1.77336178308381">
                <text:p>1.77336178308381</text:p>
              </table:table-cell>
              <table:table-cell office:value-type="float" office:value="-1.77336178308381">
                <text:p>-1.77336178308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15613">
                <text:p>1.815613</text:p>
              </table:table-cell>
              <table:table-cell office:value-type="float" office:value="1.80991367226936">
                <text:p>1.80991367226936</text:p>
              </table:table-cell>
              <table:table-cell office:value-type="float" office:value="-1.80991367226936">
                <text:p>-1.80991367226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65613">
                <text:p>1.865613</text:p>
              </table:table-cell>
              <table:table-cell office:value-type="float" office:value="1.85310474162496">
                <text:p>1.85310474162496</text:p>
              </table:table-cell>
              <table:table-cell office:value-type="float" office:value="-1.85310474162496">
                <text:p>-1.85310474162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15613">
                <text:p>1.915613</text:p>
              </table:table-cell>
              <table:table-cell office:value-type="float" office:value="1.90267996804461">
                <text:p>1.90267996804461</text:p>
              </table:table-cell>
              <table:table-cell office:value-type="float" office:value="-1.90267996804461">
                <text:p>-1.90267996804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65613">
                <text:p>1.965613</text:p>
              </table:table-cell>
              <table:table-cell office:value-type="float" office:value="1.95834601977373">
                <text:p>1.95834601977373</text:p>
              </table:table-cell>
              <table:table-cell office:value-type="float" office:value="-1.95834601977373">
                <text:p>-1.958346019773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15613">
                <text:p>2.015613</text:p>
              </table:table-cell>
              <table:table-cell office:value-type="float" office:value="2.01978498868789">
                <text:p>2.01978498868789</text:p>
              </table:table-cell>
              <table:table-cell office:value-type="float" office:value="-2.01978498868789">
                <text:p>-2.019784988687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65613">
                <text:p>2.065613</text:p>
              </table:table-cell>
              <table:table-cell office:value-type="float" office:value="2.086666687062">
                <text:p>2.086666687062</text:p>
              </table:table-cell>
              <table:table-cell office:value-type="float" office:value="-2.086666687062">
                <text:p>-2.0866666870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5613">
                <text:p>2.115613</text:p>
              </table:table-cell>
              <table:table-cell office:value-type="float" office:value="2.15865896339826">
                <text:p>2.15865896339826</text:p>
              </table:table-cell>
              <table:table-cell office:value-type="float" office:value="-2.15865896339826">
                <text:p>-2.15865896339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5613">
                <text:p>2.165613</text:p>
              </table:table-cell>
              <table:table-cell office:value-type="float" office:value="2.23543583504984">
                <text:p>2.23543583504984</text:p>
              </table:table-cell>
              <table:table-cell office:value-type="float" office:value="-2.23543583504984">
                <text:p>-2.23543583504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15613">
                <text:p>2.215613</text:p>
              </table:table-cell>
              <table:table-cell office:value-type="float" office:value="2.31668349586005">
                <text:p>2.31668349586005</text:p>
              </table:table-cell>
              <table:table-cell office:value-type="float" office:value="-2.31668349586005">
                <text:p>-2.31668349586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65613">
                <text:p>2.265613</text:p>
              </table:table-cell>
              <table:table-cell office:value-type="float" office:value="2.40210442369929">
                <text:p>2.40210442369929</text:p>
              </table:table-cell>
              <table:table-cell office:value-type="float" office:value="-2.40210442369929">
                <text:p>-2.402104423699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15613">
                <text:p>2.315613</text:p>
              </table:table-cell>
              <table:table-cell office:value-type="float" office:value="2.49141989630833">
                <text:p>2.49141989630833</text:p>
              </table:table-cell>
              <table:table-cell office:value-type="float" office:value="-2.49141989630833">
                <text:p>-2.49141989630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65613">
                <text:p>2.365613</text:p>
              </table:table-cell>
              <table:table-cell office:value-type="float" office:value="2.58437124502003">
                <text:p>2.58437124502003</text:p>
              </table:table-cell>
              <table:table-cell office:value-type="float" office:value="-2.58437124502003">
                <text:p>-2.58437124502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415613">
                <text:p>2.415613</text:p>
              </table:table-cell>
              <table:table-cell office:value-type="float" office:value="2.68072015687049">
                <text:p>2.68072015687049</text:p>
              </table:table-cell>
              <table:table-cell office:value-type="float" office:value="-2.68072015687049">
                <text:p>-2.68072015687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465613">
                <text:p>2.465613</text:p>
              </table:table-cell>
              <table:table-cell office:value-type="float" office:value="2.780248294994">
                <text:p>2.780248294994</text:p>
              </table:table-cell>
              <table:table-cell office:value-type="float" office:value="-2.780248294994">
                <text:p>-2.780248294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15613">
                <text:p>2.515613</text:p>
              </table:table-cell>
              <table:table-cell office:value-type="float" office:value="2.88275645852757">
                <text:p>2.88275645852757</text:p>
              </table:table-cell>
              <table:table-cell office:value-type="float" office:value="-2.88275645852757">
                <text:p>-2.882756458527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65613">
                <text:p>2.565613</text:p>
              </table:table-cell>
              <table:table-cell office:value-type="float" office:value="2.98806345507383">
                <text:p>2.98806345507383</text:p>
              </table:table-cell>
              <table:table-cell office:value-type="float" office:value="-2.98806345507383">
                <text:p>-2.98806345507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15613">
                <text:p>2.615613</text:p>
              </table:table-cell>
              <table:table-cell office:value-type="float" office:value="3.09600481571219">
                <text:p>3.09600481571219</text:p>
              </table:table-cell>
              <table:table-cell office:value-type="float" office:value="-3.09600481571219">
                <text:p>-3.09600481571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65613">
                <text:p>2.665613</text:p>
              </table:table-cell>
              <table:table-cell office:value-type="float" office:value="3.20643144652719">
                <text:p>3.20643144652719</text:p>
              </table:table-cell>
              <table:table-cell office:value-type="float" office:value="-3.20643144652719">
                <text:p>-3.206431446527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15613">
                <text:p>2.715613</text:p>
              </table:table-cell>
              <table:table-cell office:value-type="float" office:value="3.31920828190154">
                <text:p>3.31920828190154</text:p>
              </table:table-cell>
              <table:table-cell office:value-type="float" office:value="-3.31920828190154">
                <text:p>-3.319208281901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65613">
                <text:p>2.765613</text:p>
              </table:table-cell>
              <table:table-cell office:value-type="float" office:value="3.43421298276754">
                <text:p>3.43421298276754</text:p>
              </table:table-cell>
              <table:table-cell office:value-type="float" office:value="-3.43421298276754">
                <text:p>-3.434212982767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15613">
                <text:p>2.815613</text:p>
              </table:table-cell>
              <table:table-cell office:value-type="float" office:value="3.55133470661025">
                <text:p>3.55133470661025</text:p>
              </table:table-cell>
              <table:table-cell office:value-type="float" office:value="-3.55133470661025">
                <text:p>-3.55133470661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65613">
                <text:p>2.865613</text:p>
              </table:table-cell>
              <table:table-cell office:value-type="float" office:value="3.67047296417503">
                <text:p>3.67047296417503</text:p>
              </table:table-cell>
              <table:table-cell office:value-type="float" office:value="-3.67047296417503">
                <text:p>-3.670472964175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15613">
                <text:p>2.915613</text:p>
              </table:table-cell>
              <table:table-cell office:value-type="float" office:value="3.79153656953288">
                <text:p>3.79153656953288</text:p>
              </table:table-cell>
              <table:table-cell office:value-type="float" office:value="-3.79153656953288">
                <text:p>-3.791536569532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6561299999999">
                <text:p>2.96561299999999</text:p>
              </table:table-cell>
              <table:table-cell office:value-type="float" office:value="3.91444268453001">
                <text:p>3.91444268453001</text:p>
              </table:table-cell>
              <table:table-cell office:value-type="float" office:value="-3.91444268453001">
                <text:p>-3.91444268453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1561299999999">
                <text:p>3.01561299999999</text:p>
              </table:table-cell>
              <table:table-cell office:value-type="float" office:value="4.03911595498766">
                <text:p>4.03911595498766</text:p>
              </table:table-cell>
              <table:table-cell office:value-type="float" office:value="-4.03911595498766">
                <text:p>-4.03911595498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6561299999999">
                <text:p>3.06561299999999</text:p>
              </table:table-cell>
              <table:table-cell office:value-type="float" office:value="4.16548773377154">
                <text:p>4.16548773377154</text:p>
              </table:table-cell>
              <table:table-cell office:value-type="float" office:value="-4.16548773377154">
                <text:p>-4.16548773377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1561299999999">
                <text:p>3.11561299999999</text:p>
              </table:table-cell>
              <table:table-cell office:value-type="float" office:value="4.29349538459826">
                <text:p>4.29349538459826</text:p>
              </table:table-cell>
              <table:table-cell office:value-type="float" office:value="-4.29349538459826">
                <text:p>-4.29349538459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561299999999">
                <text:p>3.16561299999999</text:p>
              </table:table-cell>
              <table:table-cell office:value-type="float" office:value="4.42308165987605">
                <text:p>4.42308165987605</text:p>
              </table:table-cell>
              <table:table-cell office:value-type="float" office:value="-4.42308165987605">
                <text:p>-4.423081659876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1561299999999">
                <text:p>3.21561299999999</text:p>
              </table:table-cell>
              <table:table-cell office:value-type="float" office:value="4.55419414576248">
                <text:p>4.55419414576248</text:p>
              </table:table-cell>
              <table:table-cell office:value-type="float" office:value="-4.55419414576248">
                <text:p>-4.554194145762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6561299999999">
                <text:p>3.26561299999999</text:p>
              </table:table-cell>
              <table:table-cell office:value-type="float" office:value="4.68678476779791">
                <text:p>4.68678476779791</text:p>
              </table:table-cell>
              <table:table-cell office:value-type="float" office:value="-4.68678476779791">
                <text:p>-4.686784767797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1561299999999">
                <text:p>3.31561299999999</text:p>
              </table:table-cell>
              <table:table-cell office:value-type="float" office:value="4.82080935082771">
                <text:p>4.82080935082771</text:p>
              </table:table-cell>
              <table:table-cell office:value-type="float" office:value="-4.82080935082771">
                <text:p>-4.820809350827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561299999999">
                <text:p>3.36561299999999</text:p>
              </table:table-cell>
              <table:table-cell office:value-type="float" office:value="4.95622722737701">
                <text:p>4.95622722737701</text:p>
              </table:table-cell>
              <table:table-cell office:value-type="float" office:value="-4.95622722737701">
                <text:p>-4.956227227377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1561299999999">
                <text:p>3.41561299999999</text:p>
              </table:table-cell>
              <table:table-cell office:value-type="float" office:value="5.09300088913782">
                <text:p>5.09300088913782</text:p>
              </table:table-cell>
              <table:table-cell office:value-type="float" office:value="-5.09300088913782">
                <text:p>-5.09300088913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6561299999999">
                <text:p>3.46561299999999</text:p>
              </table:table-cell>
              <table:table-cell office:value-type="float" office:value="5.23109567673197">
                <text:p>5.23109567673197</text:p>
              </table:table-cell>
              <table:table-cell office:value-type="float" office:value="-5.23109567673197">
                <text:p>-5.231095676731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1561299999999">
                <text:p>3.51561299999999</text:p>
              </table:table-cell>
              <table:table-cell office:value-type="float" office:value="5.37047950340463">
                <text:p>5.37047950340463</text:p>
              </table:table-cell>
              <table:table-cell office:value-type="float" office:value="-5.37047950340463">
                <text:p>-5.370479503404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6561299999999">
                <text:p>3.56561299999999</text:p>
              </table:table-cell>
              <table:table-cell office:value-type="float" office:value="5.51112260876626">
                <text:p>5.51112260876626</text:p>
              </table:table-cell>
              <table:table-cell office:value-type="float" office:value="-5.51112260876626">
                <text:p>-5.51112260876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1561299999999">
                <text:p>3.61561299999999</text:p>
              </table:table-cell>
              <table:table-cell office:value-type="float" office:value="5.6529973391308">
                <text:p>5.6529973391308</text:p>
              </table:table-cell>
              <table:table-cell office:value-type="float" office:value="-5.6529973391308">
                <text:p>-5.65299733913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6561299999999">
                <text:p>3.66561299999999</text:p>
              </table:table-cell>
              <table:table-cell office:value-type="float" office:value="5.79607795138965">
                <text:p>5.79607795138965</text:p>
              </table:table-cell>
              <table:table-cell office:value-type="float" office:value="-5.79607795138965">
                <text:p>-5.7960779513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1561299999999">
                <text:p>3.71561299999999</text:p>
              </table:table-cell>
              <table:table-cell office:value-type="float" office:value="5.94034043771488">
                <text:p>5.94034043771488</text:p>
              </table:table-cell>
              <table:table-cell office:value-type="float" office:value="-5.94034043771488">
                <text:p>-5.94034043771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76561299999999">
                <text:p>3.76561299999999</text:p>
              </table:table-cell>
              <table:table-cell office:value-type="float" office:value="6.08576236870254">
                <text:p>6.08576236870254</text:p>
              </table:table-cell>
              <table:table-cell office:value-type="float" office:value="-6.08576236870254">
                <text:p>-6.085762368702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1561299999999">
                <text:p>3.81561299999999</text:p>
              </table:table-cell>
              <table:table-cell office:value-type="float" office:value="6.23232275284915">
                <text:p>6.23232275284915</text:p>
              </table:table-cell>
              <table:table-cell office:value-type="float" office:value="-6.23232275284915">
                <text:p>-6.23232275284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6561299999999">
                <text:p>3.86561299999999</text:p>
              </table:table-cell>
              <table:table-cell office:value-type="float" office:value="6.38000191050493">
                <text:p>6.38000191050493</text:p>
              </table:table-cell>
              <table:table-cell office:value-type="float" office:value="-6.38000191050493">
                <text:p>-6.380001910504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1561299999999">
                <text:p>3.91561299999999</text:p>
              </table:table-cell>
              <table:table-cell office:value-type="float" office:value="6.52878136066846">
                <text:p>6.52878136066846</text:p>
              </table:table-cell>
              <table:table-cell office:value-type="float" office:value="-6.52878136066846">
                <text:p>-6.528781360668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6561299999999">
                <text:p>3.96561299999999</text:p>
              </table:table-cell>
              <table:table-cell office:value-type="float" office:value="6.6786437191826">
                <text:p>6.6786437191826</text:p>
              </table:table-cell>
              <table:table-cell office:value-type="float" office:value="-6.6786437191826">
                <text:p>-6.6786437191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01561299999999">
                <text:p>4.01561299999999</text:p>
              </table:table-cell>
              <table:table-cell office:value-type="float" office:value="6.8295726070628">
                <text:p>6.8295726070628</text:p>
              </table:table-cell>
              <table:table-cell office:value-type="float" office:value="-6.8295726070628">
                <text:p>-6.82957260706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06561299999999">
                <text:p>4.06561299999999</text:p>
              </table:table-cell>
              <table:table-cell office:value-type="float" office:value="6.98155256783962">
                <text:p>6.98155256783962</text:p>
              </table:table-cell>
              <table:table-cell office:value-type="float" office:value="-6.98155256783962">
                <text:p>-6.981552567839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1561299999999">
                <text:p>4.11561299999999</text:p>
              </table:table-cell>
              <table:table-cell office:value-type="float" office:value="7.13456899292965">
                <text:p>7.13456899292965</text:p>
              </table:table-cell>
              <table:table-cell office:value-type="float" office:value="-7.13456899292965">
                <text:p>-7.134568992929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6561299999999">
                <text:p>4.16561299999999</text:p>
              </table:table-cell>
              <table:table-cell office:value-type="float" office:value="7.28860805416498">
                <text:p>7.28860805416498</text:p>
              </table:table-cell>
              <table:table-cell office:value-type="float" office:value="-7.28860805416498">
                <text:p>-7.28860805416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21561299999999">
                <text:p>4.21561299999999</text:p>
              </table:table-cell>
              <table:table-cell office:value-type="float" office:value="7.4436566427129">
                <text:p>7.4436566427129</text:p>
              </table:table-cell>
              <table:table-cell office:value-type="float" office:value="-7.4436566427129">
                <text:p>-7.4436566427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6561299999999">
                <text:p>4.26561299999999</text:p>
              </table:table-cell>
              <table:table-cell office:value-type="float" office:value="7.59970231370738">
                <text:p>7.59970231370738</text:p>
              </table:table-cell>
              <table:table-cell office:value-type="float" office:value="-7.59970231370738">
                <text:p>-7.59970231370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.0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746cm" svg:height="7.374cm" xlink:href=".." xlink:type="simple" chart:class="chart:scatter" chart:style-name="ch1">
        <chart:plot-area chart:style-name="ch2" table:cell-range-address="EC.P2:EC.Q264 EC.T2:EC.T264" svg:x="0.314cm" svg:y="0.147cm" svg:width="15.118cm" svg:height="7.08cm">
          <chartooo:coordinate-region svg:x="1.2cm" svg:y="0.347cm" svg:width="13.913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NaN">
                <text:p>NaN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NaN">
                <text:p>NaN</text:p>
                <draw:g>
                  <svg:desc>EC.T2:EC.T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7">
                <text:p>237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7">
                <text:p>21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7">
                <text:p>207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3">
                <text:p>203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7">
                <text:p>187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9">
                <text:p>109</text:p>
              </table:table-cell>
              <table:table-cell office:value-type="float" office:value="26">
                <text:p>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5">
                <text:p>215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3">
                <text:p>113</text:p>
              </table:table-cell>
              <table:table-cell office:value-type="float" office:value="47">
                <text:p>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5">
                <text:p>115</text:p>
              </table:table-cell>
              <table:table-cell office:value-type="float" office:value="52">
                <text:p>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58">
                <text:p>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41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  <table:table-cell office:value-type="float" office:value="68">
                <text:p>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72">
                <text:p>7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9">
                <text:p>119</text:p>
              </table:table-cell>
              <table:table-cell office:value-type="float" office:value="74">
                <text:p>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75">
                <text:p>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9">
                <text:p>159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77">
                <text:p>7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37">
                <text:p>237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07">
                <text:p>207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19">
                <text:p>119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3">
                <text:p>253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25">
                <text:p>225</text:p>
              </table:table-cell>
              <table:table-cell office:value-type="float" office:value="95">
                <text:p>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51">
                <text:p>151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  <table:table-cell office:value-type="float" office:value="101">
                <text:p>1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3">
                <text:p>183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5">
                <text:p>145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15">
                <text:p>1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21">
                <text:p>221</text:p>
              </table:table-cell>
              <table:table-cell office:value-type="float" office:value="117">
                <text:p>1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05">
                <text:p>205</text:p>
              </table:table-cell>
              <table:table-cell office:value-type="float" office:value="121">
                <text:p>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1">
                <text:p>141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5">
                <text:p>105</text:p>
              </table:table-cell>
              <table:table-cell office:value-type="float" office:value="129">
                <text:p>1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39">
                <text:p>239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133">
                <text:p>13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1">
                <text:p>51</text:p>
              </table:table-cell>
              <table:table-cell office:value-type="float" office:value="136">
                <text:p>13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137">
                <text:p>1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5">
                <text:p>105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5">
                <text:p>115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49">
                <text:p>249</text:p>
              </table:table-cell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09">
                <text:p>209</text:p>
              </table:table-cell>
              <table:table-cell office:value-type="float" office:value="151">
                <text:p>1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9">
                <text:p>49</text:p>
              </table:table-cell>
              <table:table-cell office:value-type="float" office:value="153">
                <text:p>15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85">
                <text:p>185</text:p>
              </table:table-cell>
              <table:table-cell office:value-type="float" office:value="155">
                <text:p>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27">
                <text:p>227</text:p>
              </table:table-cell>
              <table:table-cell office:value-type="float" office:value="156">
                <text:p>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11">
                <text:p>211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07">
                <text:p>207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45">
                <text:p>245</text:p>
              </table:table-cell>
              <table:table-cell office:value-type="float" office:value="162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53">
                <text:p>253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170">
                <text:p>1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51">
                <text:p>151</text:p>
              </table:table-cell>
              <table:table-cell office:value-type="float" office:value="171">
                <text:p>1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37">
                <text:p>237</text:p>
              </table:table-cell>
              <table:table-cell office:value-type="float" office:value="173">
                <text:p>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45">
                <text:p>245</text:p>
              </table:table-cell>
              <table:table-cell office:value-type="float" office:value="175">
                <text:p>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13">
                <text:p>213</text:p>
              </table:table-cell>
              <table:table-cell office:value-type="float" office:value="182">
                <text:p>1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7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1">
                <text:p>81</text:p>
              </table:table-cell>
              <table:table-cell office:value-type="float" office:value="188">
                <text:p>1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45">
                <text:p>245</text:p>
              </table:table-cell>
              <table:table-cell office:value-type="float" office:value="189">
                <text:p>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15">
                <text:p>215</text:p>
              </table:table-cell>
              <table:table-cell office:value-type="float" office:value="191">
                <text:p>1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17">
                <text:p>117</text:p>
              </table:table-cell>
              <table:table-cell office:value-type="float" office:value="192">
                <text:p>1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194">
                <text:p>1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1">
                <text:p>31</text:p>
              </table:table-cell>
              <table:table-cell office:value-type="float" office:value="197">
                <text:p>19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81">
                <text:p>181</text:p>
              </table:table-cell>
              <table:table-cell office:value-type="float" office:value="198">
                <text:p>1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45">
                <text:p>45</text:p>
              </table:table-cell>
              <table:table-cell office:value-type="float" office:value="204">
                <text:p>20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91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7">
                <text:p>47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1">
                <text:p>101</text:p>
              </table:table-cell>
              <table:table-cell office:value-type="float" office:value="207">
                <text:p>2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3">
                <text:p>143</text:p>
              </table:table-cell>
              <table:table-cell office:value-type="float" office:value="209">
                <text:p>2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210">
                <text:p>2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213">
                <text:p>2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3">
                <text:p>153</text:p>
              </table:table-cell>
              <table:table-cell office:value-type="float" office:value="214">
                <text:p>2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23">
                <text:p>123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43">
                <text:p>143</text:p>
              </table:table-cell>
              <table:table-cell office:value-type="float" office:value="218">
                <text:p>2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219">
                <text:p>21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25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69">
                <text:p>169</text:p>
              </table:table-cell>
              <table:table-cell office:value-type="float" office:value="227">
                <text:p>2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1">
                <text:p>81</text:p>
              </table:table-cell>
              <table:table-cell office:value-type="float" office:value="228">
                <text:p>2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29">
                <text:p>129</text:p>
              </table:table-cell>
              <table:table-cell office:value-type="float" office:value="230">
                <text:p>2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35">
                <text:p>135</text:p>
              </table:table-cell>
              <table:table-cell office:value-type="float" office:value="231">
                <text:p>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233">
                <text:p>2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95">
                <text:p>95</text:p>
              </table:table-cell>
              <table:table-cell office:value-type="float" office:value="235">
                <text:p>2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75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57">
                <text:p>257</text:p>
              </table:table-cell>
              <table:table-cell office:value-type="float" office:value="241">
                <text:p>2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51">
                <text:p>51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  <table:table-cell office:value-type="float" office:value="251">
                <text:p>25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5">
                <text:p>55</text:p>
              </table:table-cell>
              <table:table-cell office:value-type="float" office:value="253">
                <text:p>2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13">
                <text:p>213</text:p>
              </table:table-cell>
              <table:table-cell office:value-type="float" office:value="254">
                <text:p>2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5">
                <text:p>25</text:p>
              </table:table-cell>
              <table:table-cell office:value-type="float" office:value="257">
                <text:p>25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51">
                <text:p>151</text:p>
              </table:table-cell>
              <table:table-cell office:value-type="float" office:value="258">
                <text:p>2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minimum="-5" chart:maximum="4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1">
      <style:chart-properties chart:display-label="true" chart:logarithmic="false" chart:minimum="-5" chart:max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119cm" svg:height="8.758cm" xlink:href=".." xlink:type="simple" chart:class="chart:scatter" chart:style-name="ch1">
        <chart:plot-area chart:style-name="ch2" table:cell-range-address="EC.A7:EC.C156" svg:x="0.262cm" svg:y="0.175cm" svg:width="12.595cm" svg:height="8.408cm">
          <chartooo:coordinate-region svg:x="0.434cm" svg:y="0.374cm" svg:width="12.315cm" svg:height="8.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EC.B7:EC.B156" chart:class="chart:scatter">
            <chart:domain table:cell-range-address="EC.A7:EC.A156"/>
            <chart:data-point chart:repeated="150"/>
          </chart:series>
          <chart:series chart:style-name="ch7" chart:values-cell-range-address="EC.C7:EC.C156" chart:class="chart:scatte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4387">
                <text:p>-3.184387</text:p>
                <draw:g>
                  <svg:desc>EC.A7:EC.A156</svg:desc>
                </draw:g>
              </table:table-cell>
              <table:table-cell office:value-type="float" office:value="0.00200362984354526">
                <text:p>0.00200362984354526</text:p>
                <draw:g>
                  <svg:desc>EC.B7:EC.B156</svg:desc>
                </draw:g>
              </table:table-cell>
              <table:table-cell office:value-type="float" office:value="-0.00200362984354526">
                <text:p>-0.00200362984354526</text:p>
                <draw:g>
                  <svg:desc>EC.C7:EC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134387">
                <text:p>-3.134387</text:p>
              </table:table-cell>
              <table:table-cell office:value-type="float" office:value="1.07111819931224">
                <text:p>1.07111819931224</text:p>
              </table:table-cell>
              <table:table-cell office:value-type="float" office:value="-1.07111819931224">
                <text:p>-1.07111819931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84387">
                <text:p>-3.084387</text:p>
              </table:table-cell>
              <table:table-cell office:value-type="float" office:value="1.49918930567932">
                <text:p>1.49918930567932</text:p>
              </table:table-cell>
              <table:table-cell office:value-type="float" office:value="-1.49918930567932">
                <text:p>-1.49918930567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034387">
                <text:p>-3.034387</text:p>
              </table:table-cell>
              <table:table-cell office:value-type="float" office:value="1.81702425592742">
                <text:p>1.81702425592742</text:p>
              </table:table-cell>
              <table:table-cell office:value-type="float" office:value="-1.81702425592742">
                <text:p>-1.8170242559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84387">
                <text:p>-2.984387</text:p>
              </table:table-cell>
              <table:table-cell office:value-type="float" office:value="2.07607078732733">
                <text:p>2.07607078732733</text:p>
              </table:table-cell>
              <table:table-cell office:value-type="float" office:value="-2.07607078732733">
                <text:p>-2.07607078732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934387">
                <text:p>-2.934387</text:p>
              </table:table-cell>
              <table:table-cell office:value-type="float" office:value="2.29647488041112">
                <text:p>2.29647488041112</text:p>
              </table:table-cell>
              <table:table-cell office:value-type="float" office:value="-2.29647488041112">
                <text:p>-2.29647488041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4387">
                <text:p>-2.884387</text:p>
              </table:table-cell>
              <table:table-cell office:value-type="float" office:value="2.4886759599684">
                <text:p>2.4886759599684</text:p>
              </table:table-cell>
              <table:table-cell office:value-type="float" office:value="-2.4886759599684">
                <text:p>-2.4886759599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34387">
                <text:p>-2.834387</text:p>
              </table:table-cell>
              <table:table-cell office:value-type="float" office:value="2.65893839456464">
                <text:p>2.65893839456464</text:p>
              </table:table-cell>
              <table:table-cell office:value-type="float" office:value="-2.65893839456464">
                <text:p>-2.65893839456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784387">
                <text:p>-2.784387</text:p>
              </table:table-cell>
              <table:table-cell office:value-type="float" office:value="2.81138452251828">
                <text:p>2.81138452251828</text:p>
              </table:table-cell>
              <table:table-cell office:value-type="float" office:value="-2.81138452251828">
                <text:p>-2.8113845225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34387">
                <text:p>-2.734387</text:p>
              </table:table-cell>
              <table:table-cell office:value-type="float" office:value="2.9489060133922">
                <text:p>2.9489060133922</text:p>
              </table:table-cell>
              <table:table-cell office:value-type="float" office:value="-2.9489060133922">
                <text:p>-2.9489060133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84387">
                <text:p>-2.684387</text:p>
              </table:table-cell>
              <table:table-cell office:value-type="float" office:value="3.07362889971871">
                <text:p>3.07362889971871</text:p>
              </table:table-cell>
              <table:table-cell office:value-type="float" office:value="-3.07362889971871">
                <text:p>-3.0736288997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634387">
                <text:p>-2.634387</text:p>
              </table:table-cell>
              <table:table-cell office:value-type="float" office:value="3.18717378653116">
                <text:p>3.18717378653116</text:p>
              </table:table-cell>
              <table:table-cell office:value-type="float" office:value="-3.18717378653116">
                <text:p>-3.18717378653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584387">
                <text:p>-2.584387</text:p>
              </table:table-cell>
              <table:table-cell office:value-type="float" office:value="3.29081191697683">
                <text:p>3.29081191697683</text:p>
              </table:table-cell>
              <table:table-cell office:value-type="float" office:value="-3.29081191697683">
                <text:p>-3.29081191697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534387">
                <text:p>-2.534387</text:p>
              </table:table-cell>
              <table:table-cell office:value-type="float" office:value="3.38556399958442">
                <text:p>3.38556399958442</text:p>
              </table:table-cell>
              <table:table-cell office:value-type="float" office:value="-3.38556399958442">
                <text:p>-3.3855639995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84387">
                <text:p>-2.484387</text:p>
              </table:table-cell>
              <table:table-cell office:value-type="float" office:value="3.47226558786154">
                <text:p>3.47226558786154</text:p>
              </table:table-cell>
              <table:table-cell office:value-type="float" office:value="-3.47226558786154">
                <text:p>-3.47226558786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434387">
                <text:p>-2.434387</text:p>
              </table:table-cell>
              <table:table-cell office:value-type="float" office:value="3.55161191925762">
                <text:p>3.55161191925762</text:p>
              </table:table-cell>
              <table:table-cell office:value-type="float" office:value="-3.55161191925762">
                <text:p>-3.55161191925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384387">
                <text:p>-2.384387</text:p>
              </table:table-cell>
              <table:table-cell office:value-type="float" office:value="3.62418961043405">
                <text:p>3.62418961043405</text:p>
              </table:table-cell>
              <table:table-cell office:value-type="float" office:value="-3.62418961043405">
                <text:p>-3.6241896104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34387">
                <text:p>-2.334387</text:p>
              </table:table-cell>
              <table:table-cell office:value-type="float" office:value="3.69049964567719">
                <text:p>3.69049964567719</text:p>
              </table:table-cell>
              <table:table-cell office:value-type="float" office:value="-3.69049964567719">
                <text:p>-3.69049964567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84387">
                <text:p>-2.284387</text:p>
              </table:table-cell>
              <table:table-cell office:value-type="float" office:value="3.75097442434747">
                <text:p>3.75097442434747</text:p>
              </table:table-cell>
              <table:table-cell office:value-type="float" office:value="-3.75097442434747">
                <text:p>-3.75097442434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34387">
                <text:p>-2.234387</text:p>
              </table:table-cell>
              <table:table-cell office:value-type="float" office:value="3.80599064955159">
                <text:p>3.80599064955159</text:p>
              </table:table-cell>
              <table:table-cell office:value-type="float" office:value="-3.80599064955159">
                <text:p>-3.80599064955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184387">
                <text:p>-2.184387</text:p>
              </table:table-cell>
              <table:table-cell office:value-type="float" office:value="3.85587923978948">
                <text:p>3.85587923978948</text:p>
              </table:table-cell>
              <table:table-cell office:value-type="float" office:value="-3.85587923978948">
                <text:p>-3.85587923978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34387">
                <text:p>-2.134387</text:p>
              </table:table-cell>
              <table:table-cell office:value-type="float" office:value="3.900933067127">
                <text:p>3.900933067127</text:p>
              </table:table-cell>
              <table:table-cell office:value-type="float" office:value="-3.900933067127">
                <text:p>-3.900933067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084387">
                <text:p>-2.084387</text:p>
              </table:table-cell>
              <table:table-cell office:value-type="float" office:value="3.94141308055502">
                <text:p>3.94141308055502</text:p>
              </table:table-cell>
              <table:table-cell office:value-type="float" office:value="-3.94141308055502">
                <text:p>-3.94141308055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034387">
                <text:p>-2.034387</text:p>
              </table:table-cell>
              <table:table-cell office:value-type="float" office:value="3.9775532106982">
                <text:p>3.9775532106982</text:p>
              </table:table-cell>
              <table:table-cell office:value-type="float" office:value="-3.9775532106982">
                <text:p>-3.9775532106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984387">
                <text:p>-1.984387</text:p>
              </table:table-cell>
              <table:table-cell office:value-type="float" office:value="4.00956434183328">
                <text:p>4.00956434183328</text:p>
              </table:table-cell>
              <table:table-cell office:value-type="float" office:value="-4.00956434183328">
                <text:p>-4.00956434183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934387">
                <text:p>-1.934387</text:p>
              </table:table-cell>
              <table:table-cell office:value-type="float" office:value="4.03763756095892">
                <text:p>4.03763756095892</text:p>
              </table:table-cell>
              <table:table-cell office:value-type="float" office:value="-4.03763756095892">
                <text:p>-4.03763756095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84387">
                <text:p>-1.884387</text:p>
              </table:table-cell>
              <table:table-cell office:value-type="float" office:value="4.06194684000562">
                <text:p>4.06194684000562</text:p>
              </table:table-cell>
              <table:table-cell office:value-type="float" office:value="-4.06194684000562">
                <text:p>-4.06194684000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34387">
                <text:p>-1.834387</text:p>
              </table:table-cell>
              <table:table-cell office:value-type="float" office:value="4.08265126889341">
                <text:p>4.08265126889341</text:p>
              </table:table-cell>
              <table:table-cell office:value-type="float" office:value="-4.08265126889341">
                <text:p>-4.08265126889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84387">
                <text:p>-1.784387</text:p>
              </table:table-cell>
              <table:table-cell office:value-type="float" office:value="4.09989692928522">
                <text:p>4.09989692928522</text:p>
              </table:table-cell>
              <table:table-cell office:value-type="float" office:value="-4.09989692928522">
                <text:p>-4.09989692928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34387">
                <text:p>-1.734387</text:p>
              </table:table-cell>
              <table:table-cell office:value-type="float" office:value="4.11381847838814">
                <text:p>4.11381847838814</text:p>
              </table:table-cell>
              <table:table-cell office:value-type="float" office:value="-4.11381847838814">
                <text:p>-4.11381847838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84387">
                <text:p>-1.684387</text:p>
              </table:table-cell>
              <table:table-cell office:value-type="float" office:value="4.1245404968909">
                <text:p>4.1245404968909</text:p>
              </table:table-cell>
              <table:table-cell office:value-type="float" office:value="-4.1245404968909">
                <text:p>-4.1245404968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634387">
                <text:p>-1.634387</text:p>
              </table:table-cell>
              <table:table-cell office:value-type="float" office:value="4.13217864362837">
                <text:p>4.13217864362837</text:p>
              </table:table-cell>
              <table:table-cell office:value-type="float" office:value="-4.13217864362837">
                <text:p>-4.13217864362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84387">
                <text:p>-1.584387</text:p>
              </table:table-cell>
              <table:table-cell office:value-type="float" office:value="4.13684065081358">
                <text:p>4.13684065081358</text:p>
              </table:table-cell>
              <table:table-cell office:value-type="float" office:value="-4.13684065081358">
                <text:p>-4.13684065081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34387">
                <text:p>-1.534387</text:p>
              </table:table-cell>
              <table:table-cell office:value-type="float" office:value="4.13862718695331">
                <text:p>4.13862718695331</text:p>
              </table:table-cell>
              <table:table-cell office:value-type="float" office:value="-4.13862718695331">
                <text:p>-4.13862718695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484387">
                <text:p>-1.484387</text:p>
              </table:table-cell>
              <table:table-cell office:value-type="float" office:value="4.13763260934975">
                <text:p>4.13763260934975</text:p>
              </table:table-cell>
              <table:table-cell office:value-type="float" office:value="-4.13763260934975">
                <text:p>-4.13763260934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34387">
                <text:p>-1.434387</text:p>
              </table:table-cell>
              <table:table-cell office:value-type="float" office:value="4.13394562401585">
                <text:p>4.13394562401585</text:p>
              </table:table-cell>
              <table:table-cell office:value-type="float" office:value="-4.13394562401585">
                <text:p>-4.13394562401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384387">
                <text:p>-1.384387</text:p>
              </table:table-cell>
              <table:table-cell office:value-type="float" office:value="4.12764986762264">
                <text:p>4.12764986762264</text:p>
              </table:table-cell>
              <table:table-cell office:value-type="float" office:value="-4.12764986762264">
                <text:p>-4.12764986762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34387">
                <text:p>-1.334387</text:p>
              </table:table-cell>
              <table:table-cell office:value-type="float" office:value="4.11882442355225">
                <text:p>4.11882442355225</text:p>
              </table:table-cell>
              <table:table-cell office:value-type="float" office:value="-4.11882442355225">
                <text:p>-4.1188244235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84387">
                <text:p>-1.284387</text:p>
              </table:table-cell>
              <table:table-cell office:value-type="float" office:value="4.10754428210042">
                <text:p>4.10754428210042</text:p>
              </table:table-cell>
              <table:table-cell office:value-type="float" office:value="-4.10754428210042">
                <text:p>-4.10754428210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34387">
                <text:p>-1.234387</text:p>
              </table:table-cell>
              <table:table-cell office:value-type="float" office:value="4.09388075324395">
                <text:p>4.09388075324395</text:p>
              </table:table-cell>
              <table:table-cell office:value-type="float" office:value="-4.09388075324395">
                <text:p>-4.09388075324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84387">
                <text:p>-1.184387</text:p>
              </table:table-cell>
              <table:table-cell office:value-type="float" office:value="4.07790183907688">
                <text:p>4.07790183907688</text:p>
              </table:table-cell>
              <table:table-cell office:value-type="float" office:value="-4.07790183907688">
                <text:p>-4.07790183907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34387">
                <text:p>-1.134387</text:p>
              </table:table-cell>
              <table:table-cell office:value-type="float" office:value="4.05967257195847">
                <text:p>4.05967257195847</text:p>
              </table:table-cell>
              <table:table-cell office:value-type="float" office:value="-4.05967257195847">
                <text:p>-4.05967257195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84387">
                <text:p>-1.084387</text:p>
              </table:table-cell>
              <table:table-cell office:value-type="float" office:value="4.03925532355622">
                <text:p>4.03925532355622</text:p>
              </table:table-cell>
              <table:table-cell office:value-type="float" office:value="-4.03925532355622">
                <text:p>-4.03925532355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34387">
                <text:p>-1.034387</text:p>
              </table:table-cell>
              <table:table-cell office:value-type="float" office:value="4.0167100892699">
                <text:p>4.0167100892699</text:p>
              </table:table-cell>
              <table:table-cell office:value-type="float" office:value="-4.0167100892699">
                <text:p>-4.0167100892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84387000000003">
                <text:p>-0.984387000000003</text:p>
              </table:table-cell>
              <table:table-cell office:value-type="float" office:value="3.99209475195767">
                <text:p>3.99209475195767</text:p>
              </table:table-cell>
              <table:table-cell office:value-type="float" office:value="-3.99209475195767">
                <text:p>-3.99209475195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34387000000003">
                <text:p>-0.934387000000003</text:p>
              </table:table-cell>
              <table:table-cell office:value-type="float" office:value="3.9654653284291">
                <text:p>3.9654653284291</text:p>
              </table:table-cell>
              <table:table-cell office:value-type="float" office:value="-3.9654653284291">
                <text:p>-3.9654653284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84387000000003">
                <text:p>-0.884387000000003</text:p>
              </table:table-cell>
              <table:table-cell office:value-type="float" office:value="3.93687620180501">
                <text:p>3.93687620180501</text:p>
              </table:table-cell>
              <table:table-cell office:value-type="float" office:value="-3.93687620180501">
                <text:p>-3.93687620180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34387000000003">
                <text:p>-0.834387000000003</text:p>
              </table:table-cell>
              <table:table-cell office:value-type="float" office:value="3.9063803425555">
                <text:p>3.9063803425555</text:p>
              </table:table-cell>
              <table:table-cell office:value-type="float" office:value="-3.9063803425555">
                <text:p>-3.9063803425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84387000000003">
                <text:p>-0.784387000000003</text:p>
              </table:table-cell>
              <table:table-cell office:value-type="float" office:value="3.8740295208051">
                <text:p>3.8740295208051</text:p>
              </table:table-cell>
              <table:table-cell office:value-type="float" office:value="-3.8740295208051">
                <text:p>-3.8740295208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34387000000003">
                <text:p>-0.734387000000003</text:p>
              </table:table-cell>
              <table:table-cell office:value-type="float" office:value="3.83987451232911">
                <text:p>3.83987451232911</text:p>
              </table:table-cell>
              <table:table-cell office:value-type="float" office:value="-3.83987451232911">
                <text:p>-3.83987451232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4387000000003">
                <text:p>-0.684387000000003</text:p>
              </table:table-cell>
              <table:table-cell office:value-type="float" office:value="3.80396530055153">
                <text:p>3.80396530055153</text:p>
              </table:table-cell>
              <table:table-cell office:value-type="float" office:value="-3.80396530055153">
                <text:p>-3.80396530055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34387000000003">
                <text:p>-0.634387000000003</text:p>
              </table:table-cell>
              <table:table-cell office:value-type="float" office:value="3.76635127678837">
                <text:p>3.76635127678837</text:p>
              </table:table-cell>
              <table:table-cell office:value-type="float" office:value="-3.76635127678837">
                <text:p>-3.76635127678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84387000000003">
                <text:p>-0.584387000000003</text:p>
              </table:table-cell>
              <table:table-cell office:value-type="float" office:value="3.72708144095763">
                <text:p>3.72708144095763</text:p>
              </table:table-cell>
              <table:table-cell office:value-type="float" office:value="-3.72708144095763">
                <text:p>-3.72708144095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34387000000003">
                <text:p>-0.534387000000003</text:p>
              </table:table-cell>
              <table:table-cell office:value-type="float" office:value="3.68620460499633">
                <text:p>3.68620460499633</text:p>
              </table:table-cell>
              <table:table-cell office:value-type="float" office:value="-3.68620460499633">
                <text:p>-3.68620460499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84387000000003">
                <text:p>-0.484387000000003</text:p>
              </table:table-cell>
              <table:table-cell office:value-type="float" office:value="3.64376960128676">
                <text:p>3.64376960128676</text:p>
              </table:table-cell>
              <table:table-cell office:value-type="float" office:value="-3.64376960128676">
                <text:p>-3.64376960128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34387000000003">
                <text:p>-0.434387000000003</text:p>
              </table:table-cell>
              <table:table-cell office:value-type="float" office:value="3.59982549849667">
                <text:p>3.59982549849667</text:p>
              </table:table-cell>
              <table:table-cell office:value-type="float" office:value="-3.59982549849667">
                <text:p>-3.59982549849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84387000000003">
                <text:p>-0.384387000000003</text:p>
              </table:table-cell>
              <table:table-cell office:value-type="float" office:value="3.55442182738518">
                <text:p>3.55442182738518</text:p>
              </table:table-cell>
              <table:table-cell office:value-type="float" office:value="-3.55442182738518">
                <text:p>-3.55442182738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34387000000003">
                <text:p>-0.334387000000003</text:p>
              </table:table-cell>
              <table:table-cell office:value-type="float" office:value="3.50760881931801">
                <text:p>3.50760881931801</text:p>
              </table:table-cell>
              <table:table-cell office:value-type="float" office:value="-3.50760881931801">
                <text:p>-3.50760881931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84387000000003">
                <text:p>-0.284387000000003</text:p>
              </table:table-cell>
              <table:table-cell office:value-type="float" office:value="3.45943766047646">
                <text:p>3.45943766047646</text:p>
              </table:table-cell>
              <table:table-cell office:value-type="float" office:value="-3.45943766047646">
                <text:p>-3.45943766047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34387000000003">
                <text:p>-0.234387000000003</text:p>
              </table:table-cell>
              <table:table-cell office:value-type="float" office:value="3.40996076503649">
                <text:p>3.40996076503649</text:p>
              </table:table-cell>
              <table:table-cell office:value-type="float" office:value="-3.40996076503649">
                <text:p>-3.409960765036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84387000000003">
                <text:p>-0.184387000000003</text:p>
              </table:table-cell>
              <table:table-cell office:value-type="float" office:value="3.35923207094323">
                <text:p>3.35923207094323</text:p>
              </table:table-cell>
              <table:table-cell office:value-type="float" office:value="-3.35923207094323">
                <text:p>-3.35923207094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34387000000003">
                <text:p>-0.134387000000003</text:p>
              </table:table-cell>
              <table:table-cell office:value-type="float" office:value="3.30730736231438">
                <text:p>3.30730736231438</text:p>
              </table:table-cell>
              <table:table-cell office:value-type="float" office:value="-3.30730736231438">
                <text:p>-3.3073073623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43870000000029">
                <text:p>-0.0843870000000029</text:p>
              </table:table-cell>
              <table:table-cell office:value-type="float" office:value="3.25424462297847">
                <text:p>3.25424462297847</text:p>
              </table:table-cell>
              <table:table-cell office:value-type="float" office:value="-3.25424462297847">
                <text:p>-3.25424462297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43870000000029">
                <text:p>-0.0343870000000029</text:p>
              </table:table-cell>
              <table:table-cell office:value-type="float" office:value="3.2001044261945">
                <text:p>3.2001044261945</text:p>
              </table:table-cell>
              <table:table-cell office:value-type="float" office:value="-3.2001044261945">
                <text:p>-3.2001044261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6129999999971">
                <text:p>0.0156129999999971</text:p>
              </table:table-cell>
              <table:table-cell office:value-type="float" office:value="3.1449503662085">
                <text:p>3.1449503662085</text:p>
              </table:table-cell>
              <table:table-cell office:value-type="float" office:value="-3.1449503662085">
                <text:p>-3.1449503662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6129999999971">
                <text:p>0.0656129999999971</text:p>
              </table:table-cell>
              <table:table-cell office:value-type="float" office:value="3.08884953798017">
                <text:p>3.08884953798017</text:p>
              </table:table-cell>
              <table:table-cell office:value-type="float" office:value="-3.08884953798017">
                <text:p>-3.08884953798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5612999999997">
                <text:p>0.115612999999997</text:p>
              </table:table-cell>
              <table:table-cell office:value-type="float" office:value="3.03187307215287">
                <text:p>3.03187307215287</text:p>
              </table:table-cell>
              <table:table-cell office:value-type="float" office:value="-3.03187307215287">
                <text:p>-3.03187307215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612999999997">
                <text:p>0.165612999999997</text:p>
              </table:table-cell>
              <table:table-cell office:value-type="float" office:value="2.97409673312941">
                <text:p>2.97409673312941</text:p>
              </table:table-cell>
              <table:table-cell office:value-type="float" office:value="-2.97409673312941">
                <text:p>-2.9740967331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5612999999997">
                <text:p>0.215612999999997</text:p>
              </table:table-cell>
              <table:table-cell office:value-type="float" office:value="2.9156015889309">
                <text:p>2.9156015889309</text:p>
              </table:table-cell>
              <table:table-cell office:value-type="float" office:value="-2.9156015889309">
                <text:p>-2.9156015889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5612999999997">
                <text:p>0.265612999999997</text:p>
              </table:table-cell>
              <table:table-cell office:value-type="float" office:value="2.85647476231486">
                <text:p>2.85647476231486</text:p>
              </table:table-cell>
              <table:table-cell office:value-type="float" office:value="-2.85647476231486">
                <text:p>-2.856474762314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5612999999997">
                <text:p>0.315612999999997</text:p>
              </table:table-cell>
              <table:table-cell office:value-type="float" office:value="2.79681027334839">
                <text:p>2.79681027334839</text:p>
              </table:table-cell>
              <table:table-cell office:value-type="float" office:value="-2.79681027334839">
                <text:p>-2.79681027334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5612999999997">
                <text:p>0.365612999999997</text:p>
              </table:table-cell>
              <table:table-cell office:value-type="float" office:value="2.73670998417304">
                <text:p>2.73670998417304</text:p>
              </table:table-cell>
              <table:table-cell office:value-type="float" office:value="-2.73670998417304">
                <text:p>-2.73670998417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612999999997">
                <text:p>0.415612999999997</text:p>
              </table:table-cell>
              <table:table-cell office:value-type="float" office:value="2.67628465691484">
                <text:p>2.67628465691484</text:p>
              </table:table-cell>
              <table:table-cell office:value-type="float" office:value="-2.67628465691484">
                <text:p>-2.67628465691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5612999999997">
                <text:p>0.465612999999997</text:p>
              </table:table-cell>
              <table:table-cell office:value-type="float" office:value="2.61565513537299">
                <text:p>2.61565513537299</text:p>
              </table:table-cell>
              <table:table-cell office:value-type="float" office:value="-2.61565513537299">
                <text:p>-2.61565513537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5612999999997">
                <text:p>0.515612999999997</text:p>
              </table:table-cell>
              <table:table-cell office:value-type="float" office:value="2.55495365996498">
                <text:p>2.55495365996498</text:p>
              </table:table-cell>
              <table:table-cell office:value-type="float" office:value="-2.55495365996498">
                <text:p>-2.55495365996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612999999997">
                <text:p>0.565612999999997</text:p>
              </table:table-cell>
              <table:table-cell office:value-type="float" office:value="2.49432532299494">
                <text:p>2.49432532299494</text:p>
              </table:table-cell>
              <table:table-cell office:value-type="float" office:value="-2.49432532299494">
                <text:p>-2.49432532299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5612999999997">
                <text:p>0.615612999999997</text:p>
              </table:table-cell>
              <table:table-cell office:value-type="float" office:value="2.43392966708144">
                <text:p>2.43392966708144</text:p>
              </table:table-cell>
              <table:table-cell office:value-type="float" office:value="-2.43392966708144">
                <text:p>-2.43392966708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5612999999997">
                <text:p>0.665612999999997</text:p>
              </table:table-cell>
              <table:table-cell office:value-type="float" office:value="2.37394242277788">
                <text:p>2.37394242277788</text:p>
              </table:table-cell>
              <table:table-cell office:value-type="float" office:value="-2.37394242277788">
                <text:p>-2.37394242277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15612999999997">
                <text:p>0.715612999999997</text:p>
              </table:table-cell>
              <table:table-cell office:value-type="float" office:value="2.31455737108197">
                <text:p>2.31455737108197</text:p>
              </table:table-cell>
              <table:table-cell office:value-type="float" office:value="-2.31455737108197">
                <text:p>-2.31455737108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5612999999997">
                <text:p>0.765612999999997</text:p>
              </table:table-cell>
              <table:table-cell office:value-type="float" office:value="2.2559883014757">
                <text:p>2.2559883014757</text:p>
              </table:table-cell>
              <table:table-cell office:value-type="float" office:value="-2.2559883014757">
                <text:p>-2.2559883014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5612999999997">
                <text:p>0.815612999999997</text:p>
              </table:table-cell>
              <table:table-cell office:value-type="float" office:value="2.19847101499214">
                <text:p>2.19847101499214</text:p>
              </table:table-cell>
              <table:table-cell office:value-type="float" office:value="-2.19847101499214">
                <text:p>-2.19847101499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5612999999997">
                <text:p>0.865612999999997</text:p>
              </table:table-cell>
              <table:table-cell office:value-type="float" office:value="2.14226529312453">
                <text:p>2.14226529312453</text:p>
              </table:table-cell>
              <table:table-cell office:value-type="float" office:value="-2.14226529312453">
                <text:p>-2.142265293124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15612999999997">
                <text:p>0.915612999999997</text:p>
              </table:table-cell>
              <table:table-cell office:value-type="float" office:value="2.08765671591171">
                <text:p>2.08765671591171</text:p>
              </table:table-cell>
              <table:table-cell office:value-type="float" office:value="-2.08765671591171">
                <text:p>-2.08765671591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5612999999997">
                <text:p>0.965612999999997</text:p>
              </table:table-cell>
              <table:table-cell office:value-type="float" office:value="2.03495816562813">
                <text:p>2.03495816562813</text:p>
              </table:table-cell>
              <table:table-cell office:value-type="float" office:value="-2.03495816562813">
                <text:p>-2.034958165628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5613">
                <text:p>1.015613</text:p>
              </table:table-cell>
              <table:table-cell office:value-type="float" office:value="1.98451079695273">
                <text:p>1.98451079695273</text:p>
              </table:table-cell>
              <table:table-cell office:value-type="float" office:value="-1.98451079695273">
                <text:p>-1.98451079695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5613">
                <text:p>1.065613</text:p>
              </table:table-cell>
              <table:table-cell office:value-type="float" office:value="1.93668419356056">
                <text:p>1.93668419356056</text:p>
              </table:table-cell>
              <table:table-cell office:value-type="float" office:value="-1.93668419356056">
                <text:p>-1.93668419356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15613">
                <text:p>1.115613</text:p>
              </table:table-cell>
              <table:table-cell office:value-type="float" office:value="1.89187537193988">
                <text:p>1.89187537193988</text:p>
              </table:table-cell>
              <table:table-cell office:value-type="float" office:value="-1.89187537193988">
                <text:p>-1.89187537193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65613">
                <text:p>1.165613</text:p>
              </table:table-cell>
              <table:table-cell office:value-type="float" office:value="1.85050624838664">
                <text:p>1.85050624838664</text:p>
              </table:table-cell>
              <table:table-cell office:value-type="float" office:value="-1.85050624838664">
                <text:p>-1.85050624838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15613">
                <text:p>1.215613</text:p>
              </table:table-cell>
              <table:table-cell office:value-type="float" office:value="1.81301917328068">
                <text:p>1.81301917328068</text:p>
              </table:table-cell>
              <table:table-cell office:value-type="float" office:value="-1.81301917328068">
                <text:p>-1.81301917328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65613">
                <text:p>1.265613</text:p>
              </table:table-cell>
              <table:table-cell office:value-type="float" office:value="1.77987018207753">
                <text:p>1.77987018207753</text:p>
              </table:table-cell>
              <table:table-cell office:value-type="float" office:value="-1.77987018207753">
                <text:p>-1.77987018207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15613">
                <text:p>1.315613</text:p>
              </table:table-cell>
              <table:table-cell office:value-type="float" office:value="1.75151974080056">
                <text:p>1.75151974080056</text:p>
              </table:table-cell>
              <table:table-cell office:value-type="float" office:value="-1.75151974080056">
                <text:p>-1.75151974080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65613">
                <text:p>1.365613</text:p>
              </table:table-cell>
              <table:table-cell office:value-type="float" office:value="1.7284209946594">
                <text:p>1.7284209946594</text:p>
              </table:table-cell>
              <table:table-cell office:value-type="float" office:value="-1.7284209946594">
                <text:p>-1.72842099465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15613">
                <text:p>1.415613</text:p>
              </table:table-cell>
              <table:table-cell office:value-type="float" office:value="1.71100586268568">
                <text:p>1.71100586268568</text:p>
              </table:table-cell>
              <table:table-cell office:value-type="float" office:value="-1.71100586268568">
                <text:p>-1.71100586268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5613">
                <text:p>1.465613</text:p>
              </table:table-cell>
              <table:table-cell office:value-type="float" office:value="1.69966972806781">
                <text:p>1.69966972806781</text:p>
              </table:table-cell>
              <table:table-cell office:value-type="float" office:value="-1.69966972806781">
                <text:p>-1.69966972806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15613">
                <text:p>1.515613</text:p>
              </table:table-cell>
              <table:table-cell office:value-type="float" office:value="1.69475588267911">
                <text:p>1.69475588267911</text:p>
              </table:table-cell>
              <table:table-cell office:value-type="float" office:value="-1.69475588267911">
                <text:p>-1.69475588267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65613">
                <text:p>1.565613</text:p>
              </table:table-cell>
              <table:table-cell office:value-type="float" office:value="1.69654119143651">
                <text:p>1.69654119143651</text:p>
              </table:table-cell>
              <table:table-cell office:value-type="float" office:value="-1.69654119143651">
                <text:p>-1.69654119143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15613">
                <text:p>1.615613</text:p>
              </table:table-cell>
              <table:table-cell office:value-type="float" office:value="1.70522453700565">
                <text:p>1.70522453700565</text:p>
              </table:table-cell>
              <table:table-cell office:value-type="float" office:value="-1.70522453700565">
                <text:p>-1.70522453700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65613">
                <text:p>1.665613</text:p>
              </table:table-cell>
              <table:table-cell office:value-type="float" office:value="1.72091941239894">
                <text:p>1.72091941239894</text:p>
              </table:table-cell>
              <table:table-cell office:value-type="float" office:value="-1.72091941239894">
                <text:p>-1.720919412398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15613">
                <text:p>1.715613</text:p>
              </table:table-cell>
              <table:table-cell office:value-type="float" office:value="1.74365154814167">
                <text:p>1.74365154814167</text:p>
              </table:table-cell>
              <table:table-cell office:value-type="float" office:value="-1.74365154814167">
                <text:p>-1.74365154814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65613">
                <text:p>1.765613</text:p>
              </table:table-cell>
              <table:table-cell office:value-type="float" office:value="1.77336178308381">
                <text:p>1.77336178308381</text:p>
              </table:table-cell>
              <table:table-cell office:value-type="float" office:value="-1.77336178308381">
                <text:p>-1.77336178308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15613">
                <text:p>1.815613</text:p>
              </table:table-cell>
              <table:table-cell office:value-type="float" office:value="1.80991367226936">
                <text:p>1.80991367226936</text:p>
              </table:table-cell>
              <table:table-cell office:value-type="float" office:value="-1.80991367226936">
                <text:p>-1.80991367226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65613">
                <text:p>1.865613</text:p>
              </table:table-cell>
              <table:table-cell office:value-type="float" office:value="1.85310474162496">
                <text:p>1.85310474162496</text:p>
              </table:table-cell>
              <table:table-cell office:value-type="float" office:value="-1.85310474162496">
                <text:p>-1.85310474162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15613">
                <text:p>1.915613</text:p>
              </table:table-cell>
              <table:table-cell office:value-type="float" office:value="1.90267996804461">
                <text:p>1.90267996804461</text:p>
              </table:table-cell>
              <table:table-cell office:value-type="float" office:value="-1.90267996804461">
                <text:p>-1.90267996804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65613">
                <text:p>1.965613</text:p>
              </table:table-cell>
              <table:table-cell office:value-type="float" office:value="1.95834601977373">
                <text:p>1.95834601977373</text:p>
              </table:table-cell>
              <table:table-cell office:value-type="float" office:value="-1.95834601977373">
                <text:p>-1.958346019773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15613">
                <text:p>2.015613</text:p>
              </table:table-cell>
              <table:table-cell office:value-type="float" office:value="2.01978498868789">
                <text:p>2.01978498868789</text:p>
              </table:table-cell>
              <table:table-cell office:value-type="float" office:value="-2.01978498868789">
                <text:p>-2.019784988687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65613">
                <text:p>2.065613</text:p>
              </table:table-cell>
              <table:table-cell office:value-type="float" office:value="2.086666687062">
                <text:p>2.086666687062</text:p>
              </table:table-cell>
              <table:table-cell office:value-type="float" office:value="-2.086666687062">
                <text:p>-2.0866666870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5613">
                <text:p>2.115613</text:p>
              </table:table-cell>
              <table:table-cell office:value-type="float" office:value="2.15865896339826">
                <text:p>2.15865896339826</text:p>
              </table:table-cell>
              <table:table-cell office:value-type="float" office:value="-2.15865896339826">
                <text:p>-2.15865896339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5613">
                <text:p>2.165613</text:p>
              </table:table-cell>
              <table:table-cell office:value-type="float" office:value="2.23543583504984">
                <text:p>2.23543583504984</text:p>
              </table:table-cell>
              <table:table-cell office:value-type="float" office:value="-2.23543583504984">
                <text:p>-2.23543583504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15613">
                <text:p>2.215613</text:p>
              </table:table-cell>
              <table:table-cell office:value-type="float" office:value="2.31668349586005">
                <text:p>2.31668349586005</text:p>
              </table:table-cell>
              <table:table-cell office:value-type="float" office:value="-2.31668349586005">
                <text:p>-2.31668349586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65613">
                <text:p>2.265613</text:p>
              </table:table-cell>
              <table:table-cell office:value-type="float" office:value="2.40210442369929">
                <text:p>2.40210442369929</text:p>
              </table:table-cell>
              <table:table-cell office:value-type="float" office:value="-2.40210442369929">
                <text:p>-2.402104423699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15613">
                <text:p>2.315613</text:p>
              </table:table-cell>
              <table:table-cell office:value-type="float" office:value="2.49141989630833">
                <text:p>2.49141989630833</text:p>
              </table:table-cell>
              <table:table-cell office:value-type="float" office:value="-2.49141989630833">
                <text:p>-2.49141989630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65613">
                <text:p>2.365613</text:p>
              </table:table-cell>
              <table:table-cell office:value-type="float" office:value="2.58437124502003">
                <text:p>2.58437124502003</text:p>
              </table:table-cell>
              <table:table-cell office:value-type="float" office:value="-2.58437124502003">
                <text:p>-2.58437124502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415613">
                <text:p>2.415613</text:p>
              </table:table-cell>
              <table:table-cell office:value-type="float" office:value="2.68072015687049">
                <text:p>2.68072015687049</text:p>
              </table:table-cell>
              <table:table-cell office:value-type="float" office:value="-2.68072015687049">
                <text:p>-2.68072015687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465613">
                <text:p>2.465613</text:p>
              </table:table-cell>
              <table:table-cell office:value-type="float" office:value="2.780248294994">
                <text:p>2.780248294994</text:p>
              </table:table-cell>
              <table:table-cell office:value-type="float" office:value="-2.780248294994">
                <text:p>-2.780248294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15613">
                <text:p>2.515613</text:p>
              </table:table-cell>
              <table:table-cell office:value-type="float" office:value="2.88275645852757">
                <text:p>2.88275645852757</text:p>
              </table:table-cell>
              <table:table-cell office:value-type="float" office:value="-2.88275645852757">
                <text:p>-2.882756458527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65613">
                <text:p>2.565613</text:p>
              </table:table-cell>
              <table:table-cell office:value-type="float" office:value="2.98806345507383">
                <text:p>2.98806345507383</text:p>
              </table:table-cell>
              <table:table-cell office:value-type="float" office:value="-2.98806345507383">
                <text:p>-2.98806345507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15613">
                <text:p>2.615613</text:p>
              </table:table-cell>
              <table:table-cell office:value-type="float" office:value="3.09600481571219">
                <text:p>3.09600481571219</text:p>
              </table:table-cell>
              <table:table-cell office:value-type="float" office:value="-3.09600481571219">
                <text:p>-3.09600481571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65613">
                <text:p>2.665613</text:p>
              </table:table-cell>
              <table:table-cell office:value-type="float" office:value="3.20643144652719">
                <text:p>3.20643144652719</text:p>
              </table:table-cell>
              <table:table-cell office:value-type="float" office:value="-3.20643144652719">
                <text:p>-3.206431446527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15613">
                <text:p>2.715613</text:p>
              </table:table-cell>
              <table:table-cell office:value-type="float" office:value="3.31920828190154">
                <text:p>3.31920828190154</text:p>
              </table:table-cell>
              <table:table-cell office:value-type="float" office:value="-3.31920828190154">
                <text:p>-3.319208281901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65613">
                <text:p>2.765613</text:p>
              </table:table-cell>
              <table:table-cell office:value-type="float" office:value="3.43421298276754">
                <text:p>3.43421298276754</text:p>
              </table:table-cell>
              <table:table-cell office:value-type="float" office:value="-3.43421298276754">
                <text:p>-3.434212982767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15613">
                <text:p>2.815613</text:p>
              </table:table-cell>
              <table:table-cell office:value-type="float" office:value="3.55133470661025">
                <text:p>3.55133470661025</text:p>
              </table:table-cell>
              <table:table-cell office:value-type="float" office:value="-3.55133470661025">
                <text:p>-3.55133470661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65613">
                <text:p>2.865613</text:p>
              </table:table-cell>
              <table:table-cell office:value-type="float" office:value="3.67047296417503">
                <text:p>3.67047296417503</text:p>
              </table:table-cell>
              <table:table-cell office:value-type="float" office:value="-3.67047296417503">
                <text:p>-3.670472964175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15613">
                <text:p>2.915613</text:p>
              </table:table-cell>
              <table:table-cell office:value-type="float" office:value="3.79153656953288">
                <text:p>3.79153656953288</text:p>
              </table:table-cell>
              <table:table-cell office:value-type="float" office:value="-3.79153656953288">
                <text:p>-3.791536569532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6561299999999">
                <text:p>2.96561299999999</text:p>
              </table:table-cell>
              <table:table-cell office:value-type="float" office:value="3.91444268453001">
                <text:p>3.91444268453001</text:p>
              </table:table-cell>
              <table:table-cell office:value-type="float" office:value="-3.91444268453001">
                <text:p>-3.91444268453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1561299999999">
                <text:p>3.01561299999999</text:p>
              </table:table-cell>
              <table:table-cell office:value-type="float" office:value="4.03911595498766">
                <text:p>4.03911595498766</text:p>
              </table:table-cell>
              <table:table-cell office:value-type="float" office:value="-4.03911595498766">
                <text:p>-4.03911595498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6561299999999">
                <text:p>3.06561299999999</text:p>
              </table:table-cell>
              <table:table-cell office:value-type="float" office:value="4.16548773377154">
                <text:p>4.16548773377154</text:p>
              </table:table-cell>
              <table:table-cell office:value-type="float" office:value="-4.16548773377154">
                <text:p>-4.16548773377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1561299999999">
                <text:p>3.11561299999999</text:p>
              </table:table-cell>
              <table:table-cell office:value-type="float" office:value="4.29349538459826">
                <text:p>4.29349538459826</text:p>
              </table:table-cell>
              <table:table-cell office:value-type="float" office:value="-4.29349538459826">
                <text:p>-4.29349538459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561299999999">
                <text:p>3.16561299999999</text:p>
              </table:table-cell>
              <table:table-cell office:value-type="float" office:value="4.42308165987605">
                <text:p>4.42308165987605</text:p>
              </table:table-cell>
              <table:table-cell office:value-type="float" office:value="-4.42308165987605">
                <text:p>-4.423081659876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1561299999999">
                <text:p>3.21561299999999</text:p>
              </table:table-cell>
              <table:table-cell office:value-type="float" office:value="4.55419414576248">
                <text:p>4.55419414576248</text:p>
              </table:table-cell>
              <table:table-cell office:value-type="float" office:value="-4.55419414576248">
                <text:p>-4.554194145762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6561299999999">
                <text:p>3.26561299999999</text:p>
              </table:table-cell>
              <table:table-cell office:value-type="float" office:value="4.68678476779791">
                <text:p>4.68678476779791</text:p>
              </table:table-cell>
              <table:table-cell office:value-type="float" office:value="-4.68678476779791">
                <text:p>-4.686784767797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1561299999999">
                <text:p>3.31561299999999</text:p>
              </table:table-cell>
              <table:table-cell office:value-type="float" office:value="4.82080935082771">
                <text:p>4.82080935082771</text:p>
              </table:table-cell>
              <table:table-cell office:value-type="float" office:value="-4.82080935082771">
                <text:p>-4.820809350827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561299999999">
                <text:p>3.36561299999999</text:p>
              </table:table-cell>
              <table:table-cell office:value-type="float" office:value="4.95622722737701">
                <text:p>4.95622722737701</text:p>
              </table:table-cell>
              <table:table-cell office:value-type="float" office:value="-4.95622722737701">
                <text:p>-4.956227227377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1561299999999">
                <text:p>3.41561299999999</text:p>
              </table:table-cell>
              <table:table-cell office:value-type="float" office:value="5.09300088913782">
                <text:p>5.09300088913782</text:p>
              </table:table-cell>
              <table:table-cell office:value-type="float" office:value="-5.09300088913782">
                <text:p>-5.09300088913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6561299999999">
                <text:p>3.46561299999999</text:p>
              </table:table-cell>
              <table:table-cell office:value-type="float" office:value="5.23109567673197">
                <text:p>5.23109567673197</text:p>
              </table:table-cell>
              <table:table-cell office:value-type="float" office:value="-5.23109567673197">
                <text:p>-5.231095676731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1561299999999">
                <text:p>3.51561299999999</text:p>
              </table:table-cell>
              <table:table-cell office:value-type="float" office:value="5.37047950340463">
                <text:p>5.37047950340463</text:p>
              </table:table-cell>
              <table:table-cell office:value-type="float" office:value="-5.37047950340463">
                <text:p>-5.370479503404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6561299999999">
                <text:p>3.56561299999999</text:p>
              </table:table-cell>
              <table:table-cell office:value-type="float" office:value="5.51112260876626">
                <text:p>5.51112260876626</text:p>
              </table:table-cell>
              <table:table-cell office:value-type="float" office:value="-5.51112260876626">
                <text:p>-5.51112260876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1561299999999">
                <text:p>3.61561299999999</text:p>
              </table:table-cell>
              <table:table-cell office:value-type="float" office:value="5.6529973391308">
                <text:p>5.6529973391308</text:p>
              </table:table-cell>
              <table:table-cell office:value-type="float" office:value="-5.6529973391308">
                <text:p>-5.65299733913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6561299999999">
                <text:p>3.66561299999999</text:p>
              </table:table-cell>
              <table:table-cell office:value-type="float" office:value="5.79607795138965">
                <text:p>5.79607795138965</text:p>
              </table:table-cell>
              <table:table-cell office:value-type="float" office:value="-5.79607795138965">
                <text:p>-5.7960779513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1561299999999">
                <text:p>3.71561299999999</text:p>
              </table:table-cell>
              <table:table-cell office:value-type="float" office:value="5.94034043771488">
                <text:p>5.94034043771488</text:p>
              </table:table-cell>
              <table:table-cell office:value-type="float" office:value="-5.94034043771488">
                <text:p>-5.94034043771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76561299999999">
                <text:p>3.76561299999999</text:p>
              </table:table-cell>
              <table:table-cell office:value-type="float" office:value="6.08576236870254">
                <text:p>6.08576236870254</text:p>
              </table:table-cell>
              <table:table-cell office:value-type="float" office:value="-6.08576236870254">
                <text:p>-6.085762368702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1561299999999">
                <text:p>3.81561299999999</text:p>
              </table:table-cell>
              <table:table-cell office:value-type="float" office:value="6.23232275284915">
                <text:p>6.23232275284915</text:p>
              </table:table-cell>
              <table:table-cell office:value-type="float" office:value="-6.23232275284915">
                <text:p>-6.23232275284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6561299999999">
                <text:p>3.86561299999999</text:p>
              </table:table-cell>
              <table:table-cell office:value-type="float" office:value="6.38000191050493">
                <text:p>6.38000191050493</text:p>
              </table:table-cell>
              <table:table-cell office:value-type="float" office:value="-6.38000191050493">
                <text:p>-6.380001910504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1561299999999">
                <text:p>3.91561299999999</text:p>
              </table:table-cell>
              <table:table-cell office:value-type="float" office:value="6.52878136066846">
                <text:p>6.52878136066846</text:p>
              </table:table-cell>
              <table:table-cell office:value-type="float" office:value="-6.52878136066846">
                <text:p>-6.528781360668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6561299999999">
                <text:p>3.96561299999999</text:p>
              </table:table-cell>
              <table:table-cell office:value-type="float" office:value="6.6786437191826">
                <text:p>6.6786437191826</text:p>
              </table:table-cell>
              <table:table-cell office:value-type="float" office:value="-6.6786437191826">
                <text:p>-6.6786437191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01561299999999">
                <text:p>4.01561299999999</text:p>
              </table:table-cell>
              <table:table-cell office:value-type="float" office:value="6.8295726070628">
                <text:p>6.8295726070628</text:p>
              </table:table-cell>
              <table:table-cell office:value-type="float" office:value="-6.8295726070628">
                <text:p>-6.82957260706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06561299999999">
                <text:p>4.06561299999999</text:p>
              </table:table-cell>
              <table:table-cell office:value-type="float" office:value="6.98155256783962">
                <text:p>6.98155256783962</text:p>
              </table:table-cell>
              <table:table-cell office:value-type="float" office:value="-6.98155256783962">
                <text:p>-6.981552567839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1561299999999">
                <text:p>4.11561299999999</text:p>
              </table:table-cell>
              <table:table-cell office:value-type="float" office:value="7.13456899292965">
                <text:p>7.13456899292965</text:p>
              </table:table-cell>
              <table:table-cell office:value-type="float" office:value="-7.13456899292965">
                <text:p>-7.134568992929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6561299999999">
                <text:p>4.16561299999999</text:p>
              </table:table-cell>
              <table:table-cell office:value-type="float" office:value="7.28860805416498">
                <text:p>7.28860805416498</text:p>
              </table:table-cell>
              <table:table-cell office:value-type="float" office:value="-7.28860805416498">
                <text:p>-7.28860805416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21561299999999">
                <text:p>4.21561299999999</text:p>
              </table:table-cell>
              <table:table-cell office:value-type="float" office:value="7.4436566427129">
                <text:p>7.4436566427129</text:p>
              </table:table-cell>
              <table:table-cell office:value-type="float" office:value="-7.4436566427129">
                <text:p>-7.4436566427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6561299999999">
                <text:p>4.26561299999999</text:p>
              </table:table-cell>
              <table:table-cell office:value-type="float" office:value="7.59970231370738">
                <text:p>7.59970231370738</text:p>
              </table:table-cell>
              <table:table-cell office:value-type="float" office:value="-7.59970231370738">
                <text:p>-7.59970231370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0.986cm" svg:y="0.346cm" svg:width="13.773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">
                <text:p>251</text:p>
                <draw:g>
                  <svg:desc>'Finite Fied'.X1:'Finite Fied'.X270</svg:desc>
                </draw:g>
              </table:table-cell>
              <table:table-cell office:value-type="float" office:value="101">
                <text:p>101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maximum="275" chart:interval-major="50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9" svg:x="0.312cm" svg:y="0.147cm" svg:width="14.978cm" svg:height="7.08cm">
          <chartooo:coordinate-region svg:x="1.198cm" svg:y="0.147cm" svg:width="14.092cm" svg:height="6.433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9" chart:class="chart:scatter">
            <chart:domain table:cell-range-address="'Finite Fied'.X1:'Finite Fied'.X19"/>
            <chart:data-point chart:repeated="1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">
                <text:p>251</text:p>
                <draw:g>
                  <svg:desc>'Finite Fied'.X1:'Finite Fied'.X19</svg:desc>
                </draw:g>
              </table:table-cell>
              <table:table-cell office:value-type="float" office:value="101">
                <text:p>101</text:p>
                <draw:g>
                  <svg:desc>'Finite Fied'.Y1:'Finite Fied'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